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e3" style:family="table-cell" style:parent-style-name="Default" style:data-style-name="N0">
      <style:table-cell-properties fo:border-top="thin solid #A9D08E" fo:border-bottom="thin solid #A9D08E" fo:border-left="none" fo:border-right="none"/>
    </style:style>
    <style:style style:name="ce4" style:family="table-cell" style:parent-style-name="Default" style:data-style-name="N20"/>
    <style:style style:name="ce5" style:family="table-cell" style:parent-style-name="Default" style:data-style-name="N0">
      <style:table-cell-properties fo:border-top="thin solid #A9D08E" fo:border-bottom="thin solid #A9D08E" fo:border-left="none" fo:border-right="thin solid #A9D08E" fo:background-color="#E2EFDA"/>
    </style:style>
    <style:style style:name="ce6" style:family="table-cell" style:parent-style-name="Default" style:data-style-name="N0">
      <style:table-cell-properties fo:border-top="thin solid #A9D08E" fo:border-bottom="thin solid #A9D08E" fo:border-left="none" fo:border-right="thin solid #A9D08E"/>
    </style:style>
    <style:style style:name="ce7" style:family="table-cell" style:parent-style-name="Default" style:data-style-name="N0">
      <style:text-properties style:text-underline-style="solid" style:text-underline-type="single"/>
    </style:style>
    <style:style style:name="ce8" style:family="table-cell" style:parent-style-name="Default" style:data-style-name="N0">
      <style:text-properties style:text-underline-style="solid" style:text-underline-type="single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/>
    <style:style style:name="ce11" style:family="table-cell" style:parent-style-name="Default" style:data-style-name="N0">
      <style:table-cell-properties fo:border-top="none" fo:border-bottom="thin solid #000000" fo:border-left="none" fo:border-right="none"/>
    </style:style>
    <style:style style:name="ce12" style:family="table-cell" style:parent-style-name="Default" style:data-style-name="N19">
      <style:table-cell-properties fo:border="thin solid #000000"/>
      <style:text-properties style:text-underline-style="solid" style:text-underline-type="single"/>
    </style:style>
    <style:style style:name="ce13" style:family="table-cell" style:parent-style-name="Default" style:data-style-name="N0">
      <style:table-cell-properties fo:border="thin solid #000000"/>
      <style:text-properties fo:color="#000000"/>
    </style:style>
    <style:style style:name="ce14" style:family="table-cell" style:parent-style-name="Default" style:data-style-name="N19">
      <style:table-cell-properties fo:border="thin solid #000000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able-cell-properties fo:border="thin solid #000000"/>
      <style:text-properties style:text-underline-style="solid" style:text-underline-type="single"/>
    </style:style>
    <style:style style:name="ce17" style:family="table-cell" style:parent-style-name="Moeda" style:data-style-name="N34">
      <style:table-cell-properties fo:border="thin solid #000000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2.24366666666667cm" style:use-optimal-column-width="true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3.97933333333333cm" style:use-optimal-column-width="true"/>
    </style:style>
    <style:style style:name="co6" style:family="table-column">
      <style:table-column-properties fo:break-before="auto" style:column-width="3.97933333333333cm"/>
    </style:style>
    <style:style style:name="co7" style:family="table-column">
      <style:table-column-properties fo:break-before="auto" style:column-width="2.68816666666667cm" style:use-optimal-column-width="true"/>
    </style:style>
    <style:style style:name="co8" style:family="table-column">
      <style:table-column-properties fo:break-before="auto" style:column-width="2.68816666666667cm"/>
    </style:style>
    <style:style style:name="co9" style:family="table-column">
      <style:table-column-properties fo:break-before="auto" style:column-width="2.94216666666667cm" style:use-optimal-column-width="true"/>
    </style:style>
    <style:style style:name="co10" style:family="table-column">
      <style:table-column-properties fo:break-before="auto" style:column-width="3.64066666666667cm" style:use-optimal-column-width="true"/>
    </style:style>
    <style:style style:name="co11" style:family="table-column">
      <style:table-column-properties fo:break-before="auto" style:column-width="1.88383333333333cm" style:use-optimal-column-width="true"/>
    </style:style>
    <style:style style:name="co12" style:family="table-column">
      <style:table-column-properties fo:break-before="auto" style:column-width="2.01083333333333cm" style:use-optimal-column-width="true"/>
    </style:style>
    <style:style style:name="co13" style:family="table-column">
      <style:table-column-properties fo:break-before="auto" style:column-width="0.910166666666667cm" style:use-optimal-column-width="true"/>
    </style:style>
    <style:style style:name="co14" style:family="table-column">
      <style:table-column-properties fo:break-before="auto" style:column-width="2.62466666666667cm" style:use-optimal-column-width="true"/>
    </style:style>
    <style:style style:name="co15" style:family="table-column">
      <style:table-column-properties fo:break-before="auto" style:column-width="6.81566666666667cm" style:use-optimal-column-width="true"/>
    </style:style>
    <style:style style:name="co16" style:family="table-column">
      <style:table-column-properties fo:break-before="auto" style:column-width="2.56116666666667cm" style:use-optimal-column-width="true"/>
    </style:style>
    <style:style style:name="co17" style:family="table-column">
      <style:table-column-properties fo:break-before="auto" style:column-width="0.889cm" style:use-optimal-column-width="true"/>
    </style:style>
    <style:style style:name="co18" style:family="table-column">
      <style:table-column-properties fo:break-before="auto" style:column-width="15.4093333333333cm" style:use-optimal-column-width="true"/>
    </style:style>
    <style:style style:name="co19" style:family="table-column">
      <style:table-column-properties fo:break-before="auto" style:column-width="2.32833333333333cm" style:use-optimal-column-width="true"/>
    </style:style>
    <style:style style:name="co20" style:family="table-column">
      <style:table-column-properties fo:break-before="auto" style:column-width="1.651cm" style:use-optimal-column-width="true"/>
    </style:style>
    <style:style style:name="co21" style:family="table-column">
      <style:table-column-properties fo:break-before="auto" style:column-width="2.7305cm" style:use-optimal-column-width="true"/>
    </style:style>
    <style:style style:name="co22" style:family="table-column">
      <style:table-column-properties fo:break-before="auto" style:column-width="4.953cm" style:use-optimal-column-width="true"/>
    </style:style>
    <style:style style:name="co23" style:family="table-column">
      <style:table-column-properties fo:break-before="auto" style:column-width="3.32316666666667cm" style:use-optimal-column-width="true"/>
    </style:style>
    <style:style style:name="co24" style:family="table-column">
      <style:table-column-properties fo:break-before="auto" style:column-width="8.40316666666667cm" style:use-optimal-column-width="true"/>
    </style:style>
    <style:style style:name="co25" style:family="table-column">
      <style:table-column-properties fo:break-before="auto" style:column-width="1.05833333333333cm" style:use-optimal-column-width="true"/>
    </style:style>
    <style:style style:name="co26" style:family="table-column">
      <style:table-column-properties fo:break-before="auto" style:column-width="1.67216666666667cm" style:use-optimal-column-width="true"/>
    </style:style>
    <style:style style:name="co27" style:family="table-column">
      <style:table-column-properties fo:break-before="auto" style:column-width="2.6035cm" style:use-optimal-column-width="true"/>
    </style:style>
    <style:style style:name="co28" style:family="table-column">
      <style:table-column-properties fo:break-before="auto" style:column-width="1.56633333333333cm" style:use-optimal-column-width="true"/>
    </style:style>
    <style:style style:name="co29" style:family="table-column">
      <style:table-column-properties fo:break-before="auto" style:column-width="4.48733333333333cm" style:use-optimal-column-width="true"/>
    </style:style>
    <style:style style:name="co30" style:family="table-column">
      <style:table-column-properties fo:break-before="auto" style:column-width="4.29683333333333cm" style:use-optimal-column-width="true"/>
    </style:style>
    <style:style style:name="co31" style:family="table-column">
      <style:table-column-properties fo:break-before="auto" style:column-width="1.98966666666667cm" style:use-optimal-column-width="true"/>
    </style:style>
    <style:style style:name="co32" style:family="table-column">
      <style:table-column-properties fo:break-before="auto" style:column-width="2.81516666666667cm" style:use-optimal-column-width="true"/>
    </style:style>
    <style:style style:name="co33" style:family="table-column">
      <style:table-column-properties fo:break-before="auto" style:column-width="2.4765cm" style:use-optimal-column-width="true"/>
    </style:style>
    <style:style style:name="co34" style:family="table-column">
      <style:table-column-properties fo:break-before="auto" style:column-width="2.3495cm" style:use-optimal-column-width="true"/>
    </style:style>
    <style:style style:name="co35" style:family="table-column">
      <style:table-column-properties fo:break-before="auto" style:column-width="2.39183333333333cm" style:use-optimal-column-width="true"/>
    </style:style>
    <style:style style:name="co36" style:family="table-column">
      <style:table-column-properties fo:break-before="auto" style:column-width="2.0955cm" style:use-optimal-column-width="true"/>
    </style:style>
    <style:style style:name="co37" style:family="table-column">
      <style:table-column-properties fo:break-before="auto" style:column-width="2.05316666666667cm" style:use-optimal-column-width="true"/>
    </style:style>
    <style:style style:name="co38" style:family="table-column">
      <style:table-column-properties fo:break-before="auto" style:column-width="2.13783333333333cm" style:use-optimal-column-width="true"/>
    </style:style>
    <style:style style:name="co39" style:family="table-column">
      <style:table-column-properties fo:break-before="auto" style:column-width="7.366cm" style:use-optimal-column-width="true"/>
    </style:style>
    <style:style style:name="co40" style:family="table-column">
      <style:table-column-properties fo:break-before="auto" style:column-width="1.397cm" style:use-optimal-column-width="true"/>
    </style:style>
    <style:style style:name="co41" style:family="table-column">
      <style:table-column-properties fo:break-before="auto" style:column-width="5.79966666666667cm" style:use-optimal-column-width="true"/>
    </style:style>
    <style:style style:name="co42" style:family="table-column">
      <style:table-column-properties fo:break-before="auto" style:column-width="10.3293333333333cm" style:use-optimal-column-width="true"/>
    </style:style>
    <style:style style:name="co43" style:family="table-column">
      <style:table-column-properties fo:break-before="auto" style:column-width="2.54cm" style:use-optimal-column-width="true"/>
    </style:style>
    <style:style style:name="co44" style:family="table-column">
      <style:table-column-properties fo:break-before="auto" style:column-width="2.20133333333333cm" style:use-optimal-column-width="true"/>
    </style:style>
    <style:style style:name="co45" style:family="table-column">
      <style:table-column-properties fo:break-before="auto" style:column-width="2.49766666666667cm" style:use-optimal-column-width="true"/>
    </style:style>
    <style:style style:name="co46" style:family="table-column">
      <style:table-column-properties fo:break-before="auto" style:column-width="9.60966666666667cm" style:use-optimal-column-width="true"/>
    </style:style>
    <style:style style:name="co47" style:family="table-column">
      <style:table-column-properties fo:break-before="auto" style:column-width="3.28083333333333cm" style:use-optimal-column-width="true"/>
    </style:style>
    <style:style style:name="co48" style:family="table-column">
      <style:table-column-properties fo:break-before="auto" style:column-width="2.37066666666667cm" style:use-optimal-column-width="true"/>
    </style:style>
    <style:style style:name="co49" style:family="table-column">
      <style:table-column-properties fo:break-before="auto" style:column-width="1.9685cm" style:use-optimal-column-width="true"/>
    </style:style>
    <style:style style:name="co50" style:family="table-column">
      <style:table-column-properties fo:break-before="auto" style:column-width="2.286cm" style:use-optimal-column-width="true"/>
    </style:style>
    <style:style style:name="co51" style:family="table-column">
      <style:table-column-properties fo:break-before="auto" style:column-width="2.58233333333333cm" style:use-optimal-column-width="true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impo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" table:number-columns-repeated="6" table:default-cell-style-name="ce1"/>
        <table:table-column table:style-name="co12" table:number-columns-repeated="2" table:default-cell-style-name="ce1"/>
        <table:table-column table:style-name="co1" table:number-columns-repeated="16365" table:default-cell-style-name="ce1"/>
        <table:table-row table:style-name="ro1">
          <table:table-cell office:value-type="string" table:style-name="ce9">
            <text:p>ID</text:p>
          </table:table-cell>
          <table:table-cell office:value-type="string" table:style-name="ce9">
            <text:p>Emissão</text:p>
          </table:table-cell>
          <table:table-cell office:value-type="string" table:style-name="ce9">
            <text:p>Status</text:p>
          </table:table-cell>
          <table:table-cell office:value-type="string" table:style-name="ce9">
            <text:p>Máquina</text:p>
          </table:table-cell>
          <table:table-cell office:value-type="string" table:style-name="ce9">
            <text:p>Detalhe do componente</text:p>
          </table:table-cell>
          <table:table-cell office:value-type="string" table:style-name="ce9">
            <text:p>Defeito</text:p>
          </table:table-cell>
          <table:table-cell office:value-type="string" table:style-name="ce9">
            <text:p>Reporte tecnico</text:p>
          </table:table-cell>
          <table:table-cell table:style-name="ce9"/>
          <table:table-cell office:value-type="string" table:style-name="ce9">
            <text:p>Custo de material</text:p>
          </table:table-cell>
          <table:table-cell office:value-type="string" table:style-name="ce9">
            <text:p>Custo de mao de obra</text:p>
          </table:table-cell>
          <table:table-cell office:value-type="string" table:style-name="ce9">
            <text:p>custo total</text:p>
          </table:table-cell>
          <table:table-cell table:number-columns-repeated="16373" table:style-name="ce1"/>
        </table:table-row>
        <table:table-row table:style-name="ro1">
          <table:table-cell office:value-type="float" office:value="1" table:formula="of:=[service_order.$A2]" table:style-name="ce9">
            <text:p>1</text:p>
          </table:table-cell>
          <table:table-cell office:value-type="date" office:date-value="2019-02-04T00:00:00" table:formula="of:=ROUNDDOWN([AUX.$O$4]*[service_order.$O2]+[AUX.$O$3];0)" table:style-name="ce12">
            <text:p>04/02/2019</text:p>
          </table:table-cell>
          <table:table-cell table:style-name="ce9"/>
          <table:table-cell office:value-type="float" office:value="0" table:formula="of:=IF([service_order.$G$3]=1;[service.$B$2];IF([service_order.$G$3]=2;[service.$B$3];IF([service_order.$G$3]=3;[service.$B$4];IF([service_order.$G$3]=4;[service.$B$5];IF([service_order.$G$3]=5;[service.$B$6];IF([service_order.$G$3]=6;[service.$B$7];IF([service_order.$G$3]=7;[service.$B$8];IF([service_order.$G$3]=8;[service.$B$9];IF([service_order.$G$3]=9;[service.$B$10];IF([service_order.$G$3]=10;[service.$B$11];IF([service_order.$G$3]=11;[service.$B$12];IF([service_order.$G$3]=12;[service.$B$13];IF([service_order.$G$3]=13;[service.$B$14];IF([service_order.$G$3]=14;[service.$B$15];$$”erro”))))))))))))))" table:number-matrix-columns-spanned="1" table:number-matrix-rows-spanned="1" table:style-name="ce13">
            <text:p>#NOME?</text:p>
          </table:table-cell>
          <table:table-cell office:value-type="string" office:string-value="" table:formula="of:=[service_order.$K2]" table:style-name="ce9"/>
          <table:table-cell office:value-type="string" office:string-value="vazamento reservatÃ³rio principal de envaze" table:formula="of:=[service_order.$L2]" table:style-name="ce9">
            <text:p>vazamento reservatÃ³rio principal de envaze</text:p>
          </table:table-cell>
          <table:table-cell table:number-columns-repeated="2" table:style-name="ce9"/>
          <table:table-cell office:value-type="currency" office:value="239.5" table:formula="of:=[service_order.$D2]/100" table:style-name="ce17">
            <text:p><text:s/>R$239,50<text:s/></text:p>
          </table:table-cell>
          <table:table-cell office:value-type="currency" office:value="52" table:formula="of:=[service_order.$E2]/100" table:style-name="ce17">
            <text:p><text:s/>R$52,00<text:s/></text:p>
          </table:table-cell>
          <table:table-cell office:value-type="currency" office:value="291.5" table:formula="of:=[service_order.$G2]/100" table:style-name="ce17">
            <text:p><text:s/>R$291,50<text:s/></text:p>
          </table:table-cell>
          <table:table-cell table:number-columns-repeated="4" table:style-name="ce10"/>
          <table:table-cell table:number-columns-repeated="16369" table:style-name="ce1"/>
        </table:table-row>
        <table:table-row table:style-name="ro1">
          <table:table-cell office:value-type="float" office:value="2" table:formula="of:=[service_order.$A3]" table:style-name="ce9">
            <text:p>2</text:p>
          </table:table-cell>
          <table:table-cell office:value-type="date" office:date-value="2019-02-04T00:00:00" table:formula="of:=ROUNDDOWN([AUX.$O$4]*[service_order.$O3]+[AUX.$O$3];0)" table:style-name="ce12">
            <text:p>04/02/2019</text:p>
          </table:table-cell>
          <table:table-cell table:number-columns-repeated="9" table:style-name="ce9"/>
          <table:table-cell table:number-columns-repeated="4" table:style-name="ce10"/>
          <table:table-cell table:number-columns-repeated="3" table:style-name="ce1"/>
          <table:table-cell table:style-name="ce8"/>
          <table:table-cell table:number-columns-repeated="16365"/>
        </table:table-row>
        <table:table-row table:style-name="ro1">
          <table:table-cell office:value-type="float" office:value="3" table:formula="of:=[service_order.$A4]" table:style-name="ce9">
            <text:p>3</text:p>
          </table:table-cell>
          <table:table-cell office:value-type="date" office:date-value="2019-02-26T00:00:00" table:formula="of:=ROUNDDOWN([AUX.$O$4]*[service_order.$O4]+[AUX.$O$3];0)" table:style-name="ce12">
            <text:p>26/02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 table:style-name="ce1"/>
        </table:table-row>
        <table:table-row table:style-name="ro1">
          <table:table-cell office:value-type="float" office:value="4" table:formula="of:=[service_order.$A5]" table:style-name="ce9">
            <text:p>4</text:p>
          </table:table-cell>
          <table:table-cell office:value-type="date" office:date-value="2019-02-27T00:00:00" table:formula="of:=ROUNDDOWN([AUX.$O$4]*[service_order.$O5]+[AUX.$O$3];0)" table:style-name="ce12">
            <text:p>27/02/2019</text:p>
          </table:table-cell>
          <table:table-cell table:style-name="ce9"/>
          <table:table-cell table:style-name="ce14"/>
          <table:table-cell table:number-columns-repeated="7" table:style-name="ce9"/>
          <table:table-cell table:number-columns-repeated="4" table:style-name="ce10"/>
          <table:table-cell table:number-columns-repeated="2" table:style-name="ce1"/>
          <table:table-cell table:style-name="ce2"/>
          <table:table-cell table:number-columns-repeated="16366" table:style-name="ce1"/>
        </table:table-row>
        <table:table-row table:style-name="ro1">
          <table:table-cell office:value-type="float" office:value="5" table:formula="of:=[service_order.$A6]" table:style-name="ce9">
            <text:p>5</text:p>
          </table:table-cell>
          <table:table-cell office:value-type="date" office:date-value="2019-02-28T00:00:00" table:formula="of:=ROUNDDOWN([AUX.$O$4]*[service_order.$O6]+[AUX.$O$3];0)" table:style-name="ce12">
            <text:p>28/02/2019</text:p>
          </table:table-cell>
          <table:table-cell table:style-name="ce9"/>
          <table:table-cell table:style-name="ce16"/>
          <table:table-cell table:number-columns-repeated="4" table:style-name="ce9"/>
          <table:table-cell table:style-name="ce14"/>
          <table:table-cell table:number-columns-repeated="2" table:style-name="ce9"/>
          <table:table-cell table:number-columns-repeated="4" table:style-name="ce10"/>
          <table:table-cell table:number-columns-repeated="2" table:style-name="ce1"/>
          <table:table-cell table:style-name="ce2"/>
          <table:table-cell table:number-columns-repeated="16366" table:style-name="ce1"/>
        </table:table-row>
        <table:table-row table:style-name="ro1">
          <table:table-cell office:value-type="float" office:value="6" table:formula="of:=[service_order.$A7]" table:style-name="ce9">
            <text:p>6</text:p>
          </table:table-cell>
          <table:table-cell office:value-type="date" office:date-value="2019-02-28T00:00:00" table:formula="of:=ROUNDDOWN([AUX.$O$4]*[service_order.$O7]+[AUX.$O$3];0)" table:style-name="ce12">
            <text:p>28/02/2019</text:p>
          </table:table-cell>
          <table:table-cell table:style-name="ce9"/>
          <table:table-cell table:style-name="ce15"/>
          <table:table-cell table:number-columns-repeated="7" table:style-name="ce9"/>
          <table:table-cell table:number-columns-repeated="4" table:style-name="ce10"/>
          <table:table-cell table:number-columns-repeated="16369" table:style-name="ce1"/>
        </table:table-row>
        <table:table-row table:style-name="ro1">
          <table:table-cell office:value-type="float" office:value="7" table:formula="of:=[service_order.$A8]" table:style-name="ce9">
            <text:p>7</text:p>
          </table:table-cell>
          <table:table-cell office:value-type="date" office:date-value="2019-03-06T00:00:00" table:formula="of:=ROUNDDOWN([AUX.$O$4]*[service_order.$O8]+[AUX.$O$3];0)" table:style-name="ce12">
            <text:p>06/03/2019</text:p>
          </table:table-cell>
          <table:table-cell table:number-columns-repeated="6" table:style-name="ce9"/>
          <table:table-cell table:style-name="ce14"/>
          <table:table-cell table:number-columns-repeated="2" table:style-name="ce9"/>
          <table:table-cell table:number-columns-repeated="4" table:style-name="ce10"/>
          <table:table-cell table:number-columns-repeated="16369" table:style-name="ce1"/>
        </table:table-row>
        <table:table-row table:style-name="ro1">
          <table:table-cell office:value-type="float" office:value="8" table:formula="of:=[service_order.$A9]" table:style-name="ce9">
            <text:p>8</text:p>
          </table:table-cell>
          <table:table-cell office:value-type="date" office:date-value="2019-08-21T00:00:00" table:formula="of:=ROUNDDOWN([AUX.$O$4]*[service_order.$O9]+[AUX.$O$3];0)" table:style-name="ce12">
            <text:p>21/08/2019</text:p>
          </table:table-cell>
          <table:table-cell table:number-columns-repeated="9" table:style-name="ce9"/>
          <table:table-cell table:style-name="ce10">
            <draw:frame draw:z-index="1" draw:id="id0" draw:style-name="a0" draw:name="Gráfico 2" svg:x="0.13333in" svg:y="0.05417in" svg:width="5in" svg:height="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3" table:style-name="ce10"/>
          <table:table-cell table:number-columns-repeated="16369" table:style-name="ce1"/>
        </table:table-row>
        <table:table-row table:style-name="ro1">
          <table:table-cell office:value-type="float" office:value="9" table:formula="of:=[service_order.$A10]" table:style-name="ce9">
            <text:p>9</text:p>
          </table:table-cell>
          <table:table-cell office:value-type="date" office:date-value="2019-08-21T00:00:00" table:formula="of:=ROUNDDOWN([AUX.$O$4]*[service_order.$O10]+[AUX.$O$3];0)" table:style-name="ce12">
            <text:p>21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 table:style-name="ce1"/>
        </table:table-row>
        <table:table-row table:style-name="ro1">
          <table:table-cell office:value-type="float" office:value="10" table:formula="of:=[service_order.$A11]" table:style-name="ce9">
            <text:p>10</text:p>
          </table:table-cell>
          <table:table-cell office:value-type="date" office:date-value="2019-08-21T00:00:00" table:formula="of:=ROUNDDOWN([AUX.$O$4]*[service_order.$O11]+[AUX.$O$3];0)" table:style-name="ce12">
            <text:p>21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 table:style-name="ce1"/>
        </table:table-row>
        <table:table-row table:style-name="ro1">
          <table:table-cell office:value-type="float" office:value="11" table:formula="of:=[service_order.$A12]" table:style-name="ce9">
            <text:p>11</text:p>
          </table:table-cell>
          <table:table-cell office:value-type="date" office:date-value="2019-08-21T00:00:00" table:formula="of:=ROUNDDOWN([AUX.$O$4]*[service_order.$O12]+[AUX.$O$3];0)" table:style-name="ce12">
            <text:p>21/08/2019</text:p>
          </table:table-cell>
          <table:table-cell table:number-columns-repeated="8" table:style-name="ce9"/>
          <table:table-cell table:style-name="ce12"/>
          <table:table-cell table:number-columns-repeated="4" table:style-name="ce10"/>
          <table:table-cell table:number-columns-repeated="16369" table:style-name="ce1"/>
        </table:table-row>
        <table:table-row table:style-name="ro1">
          <table:table-cell office:value-type="float" office:value="13" table:formula="of:=[service_order.$A13]" table:style-name="ce9">
            <text:p>13</text:p>
          </table:table-cell>
          <table:table-cell office:value-type="date" office:date-value="2019-08-08T00:00:00" table:formula="of:=ROUNDDOWN([AUX.$O$4]*[service_order.$O13]+[AUX.$O$3];0)" table:style-name="ce12">
            <text:p>08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 table:style-name="ce1"/>
        </table:table-row>
        <table:table-row table:style-name="ro1">
          <table:table-cell office:value-type="float" office:value="14" table:formula="of:=[service_order.$A14]" table:style-name="ce9">
            <text:p>14</text:p>
          </table:table-cell>
          <table:table-cell office:value-type="date" office:date-value="2019-08-20T00:00:00" table:formula="of:=ROUNDDOWN([AUX.$O$4]*[service_order.$O14]+[AUX.$O$3];0)" table:style-name="ce12">
            <text:p>20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 table:style-name="ce1"/>
        </table:table-row>
        <table:table-row table:style-name="ro1">
          <table:table-cell office:value-type="float" office:value="15" table:formula="of:=[service_order.$A15]" table:style-name="ce9">
            <text:p>15</text:p>
          </table:table-cell>
          <table:table-cell office:value-type="date" office:date-value="2019-08-22T00:00:00" table:formula="of:=ROUNDDOWN([AUX.$O$4]*[service_order.$O15]+[AUX.$O$3];0)" table:style-name="ce12">
            <text:p>22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 table:style-name="ce1"/>
        </table:table-row>
        <table:table-row table:style-name="ro1">
          <table:table-cell office:value-type="float" office:value="16" table:formula="of:=[service_order.$A16]" table:style-name="ce9">
            <text:p>16</text:p>
          </table:table-cell>
          <table:table-cell office:value-type="date" office:date-value="2019-08-21T00:00:00" table:formula="of:=ROUNDDOWN([AUX.$O$4]*[service_order.$O16]+[AUX.$O$3];0)" table:style-name="ce12">
            <text:p>21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 table:style-name="ce1"/>
        </table:table-row>
        <table:table-row table:style-name="ro1">
          <table:table-cell office:value-type="float" office:value="17" table:formula="of:=[service_order.$A17]" table:style-name="ce9">
            <text:p>17</text:p>
          </table:table-cell>
          <table:table-cell office:value-type="date" office:date-value="2019-08-22T00:00:00" table:formula="of:=ROUNDDOWN([AUX.$O$4]*[service_order.$O17]+[AUX.$O$3];0)" table:style-name="ce12">
            <text:p>22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8" table:formula="of:=[service_order.$A18]" table:style-name="ce9">
            <text:p>18</text:p>
          </table:table-cell>
          <table:table-cell office:value-type="date" office:date-value="2019-08-21T00:00:00" table:formula="of:=ROUNDDOWN([AUX.$O$4]*[service_order.$O18]+[AUX.$O$3];0)" table:style-name="ce12">
            <text:p>21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9" table:formula="of:=[service_order.$A19]" table:style-name="ce9">
            <text:p>19</text:p>
          </table:table-cell>
          <table:table-cell office:value-type="date" office:date-value="2019-08-21T00:00:00" table:formula="of:=ROUNDDOWN([AUX.$O$4]*[service_order.$O19]+[AUX.$O$3];0)" table:style-name="ce12">
            <text:p>21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0" table:formula="of:=[service_order.$A20]" table:style-name="ce9">
            <text:p>20</text:p>
          </table:table-cell>
          <table:table-cell office:value-type="date" office:date-value="2021-02-26T00:00:00" table:formula="of:=ROUNDDOWN([AUX.$O$4]*[service_order.$O20]+[AUX.$O$3];0)" table:style-name="ce12">
            <text:p>26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1" table:formula="of:=[service_order.$A21]" table:style-name="ce9">
            <text:p>21</text:p>
          </table:table-cell>
          <table:table-cell office:value-type="date" office:date-value="2019-08-21T00:00:00" table:formula="of:=ROUNDDOWN([AUX.$O$4]*[service_order.$O21]+[AUX.$O$3];0)" table:style-name="ce12">
            <text:p>21/08/2019</text:p>
          </table:table-cell>
          <table:table-cell table:number-columns-repeated="2" table:style-name="ce9"/>
          <table:table-cell office:value-type="string" office:string-value="" table:formula="of:=[service_order.$K21]" table:style-name="ce9"/>
          <table:table-cell table:number-columns-repeated="6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2" table:formula="of:=[service_order.$A22]" table:style-name="ce9">
            <text:p>22</text:p>
          </table:table-cell>
          <table:table-cell office:value-type="date" office:date-value="2019-08-21T00:00:00" table:formula="of:=ROUNDDOWN([AUX.$O$4]*[service_order.$O22]+[AUX.$O$3];0)" table:style-name="ce12">
            <text:p>21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3" table:formula="of:=[service_order.$A23]" table:style-name="ce9">
            <text:p>23</text:p>
          </table:table-cell>
          <table:table-cell office:value-type="date" office:date-value="2019-08-21T00:00:00" table:formula="of:=ROUNDDOWN([AUX.$O$4]*[service_order.$O23]+[AUX.$O$3];0)" table:style-name="ce12">
            <text:p>21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6" table:formula="of:=[service_order.$A24]" table:style-name="ce9">
            <text:p>26</text:p>
          </table:table-cell>
          <table:table-cell office:value-type="date" office:date-value="2019-09-02T00:00:00" table:formula="of:=ROUNDDOWN([AUX.$O$4]*[service_order.$O24]+[AUX.$O$3];0)" table:style-name="ce12">
            <text:p>02/09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7" table:formula="of:=[service_order.$A25]" table:style-name="ce9">
            <text:p>27</text:p>
          </table:table-cell>
          <table:table-cell office:value-type="date" office:date-value="2019-08-21T00:00:00" table:formula="of:=ROUNDDOWN([AUX.$O$4]*[service_order.$O25]+[AUX.$O$3];0)" table:style-name="ce12">
            <text:p>21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8" table:formula="of:=[service_order.$A26]" table:style-name="ce9">
            <text:p>28</text:p>
          </table:table-cell>
          <table:table-cell office:value-type="date" office:date-value="2019-08-21T00:00:00" table:formula="of:=ROUNDDOWN([AUX.$O$4]*[service_order.$O26]+[AUX.$O$3];0)" table:style-name="ce12">
            <text:p>21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9" table:formula="of:=[service_order.$A27]" table:style-name="ce9">
            <text:p>29</text:p>
          </table:table-cell>
          <table:table-cell office:value-type="date" office:date-value="2019-08-22T00:00:00" table:formula="of:=ROUNDDOWN([AUX.$O$4]*[service_order.$O27]+[AUX.$O$3];0)" table:style-name="ce12">
            <text:p>22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0" table:formula="of:=[service_order.$A28]" table:style-name="ce9">
            <text:p>30</text:p>
          </table:table-cell>
          <table:table-cell office:value-type="date" office:date-value="2019-08-22T00:00:00" table:formula="of:=ROUNDDOWN([AUX.$O$4]*[service_order.$O28]+[AUX.$O$3];0)" table:style-name="ce12">
            <text:p>22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1" table:formula="of:=[service_order.$A29]" table:style-name="ce9">
            <text:p>31</text:p>
          </table:table-cell>
          <table:table-cell office:value-type="date" office:date-value="2019-08-22T00:00:00" table:formula="of:=ROUNDDOWN([AUX.$O$4]*[service_order.$O29]+[AUX.$O$3];0)" table:style-name="ce12">
            <text:p>22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2" table:formula="of:=[service_order.$A30]" table:style-name="ce9">
            <text:p>32</text:p>
          </table:table-cell>
          <table:table-cell office:value-type="date" office:date-value="2019-08-22T00:00:00" table:formula="of:=ROUNDDOWN([AUX.$O$4]*[service_order.$O30]+[AUX.$O$3];0)" table:style-name="ce12">
            <text:p>22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3" table:formula="of:=[service_order.$A31]" table:style-name="ce9">
            <text:p>33</text:p>
          </table:table-cell>
          <table:table-cell office:value-type="date" office:date-value="2019-08-23T00:00:00" table:formula="of:=ROUNDDOWN([AUX.$O$4]*[service_order.$O31]+[AUX.$O$3];0)" table:style-name="ce12">
            <text:p>23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4" table:formula="of:=[service_order.$A32]" table:style-name="ce9">
            <text:p>34</text:p>
          </table:table-cell>
          <table:table-cell office:value-type="date" office:date-value="2019-08-22T00:00:00" table:formula="of:=ROUNDDOWN([AUX.$O$4]*[service_order.$O32]+[AUX.$O$3];0)" table:style-name="ce12">
            <text:p>22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5" table:formula="of:=[service_order.$A33]" table:style-name="ce9">
            <text:p>35</text:p>
          </table:table-cell>
          <table:table-cell office:value-type="date" office:date-value="2019-08-22T00:00:00" table:formula="of:=ROUNDDOWN([AUX.$O$4]*[service_order.$O33]+[AUX.$O$3];0)" table:style-name="ce12">
            <text:p>22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6" table:formula="of:=[service_order.$A34]" table:style-name="ce9">
            <text:p>36</text:p>
          </table:table-cell>
          <table:table-cell office:value-type="date" office:date-value="2019-08-26T00:00:00" table:formula="of:=ROUNDDOWN([AUX.$O$4]*[service_order.$O34]+[AUX.$O$3];0)" table:style-name="ce12">
            <text:p>26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7" table:formula="of:=[service_order.$A35]" table:style-name="ce9">
            <text:p>37</text:p>
          </table:table-cell>
          <table:table-cell office:value-type="date" office:date-value="2019-08-26T00:00:00" table:formula="of:=ROUNDDOWN([AUX.$O$4]*[service_order.$O35]+[AUX.$O$3];0)" table:style-name="ce12">
            <text:p>26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8" table:formula="of:=[service_order.$A36]" table:style-name="ce9">
            <text:p>38</text:p>
          </table:table-cell>
          <table:table-cell office:value-type="date" office:date-value="2019-08-26T00:00:00" table:formula="of:=ROUNDDOWN([AUX.$O$4]*[service_order.$O36]+[AUX.$O$3];0)" table:style-name="ce12">
            <text:p>26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9" table:formula="of:=[service_order.$A37]" table:style-name="ce9">
            <text:p>39</text:p>
          </table:table-cell>
          <table:table-cell office:value-type="date" office:date-value="2019-08-27T00:00:00" table:formula="of:=ROUNDDOWN([AUX.$O$4]*[service_order.$O37]+[AUX.$O$3];0)" table:style-name="ce12">
            <text:p>27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1" table:formula="of:=[service_order.$A38]" table:style-name="ce9">
            <text:p>41</text:p>
          </table:table-cell>
          <table:table-cell office:value-type="date" office:date-value="2020-01-08T00:00:00" table:formula="of:=ROUNDDOWN([AUX.$O$4]*[service_order.$O38]+[AUX.$O$3];0)" table:style-name="ce12">
            <text:p>08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2" table:formula="of:=[service_order.$A39]" table:style-name="ce9">
            <text:p>42</text:p>
          </table:table-cell>
          <table:table-cell office:value-type="date" office:date-value="2019-08-28T00:00:00" table:formula="of:=ROUNDDOWN([AUX.$O$4]*[service_order.$O39]+[AUX.$O$3];0)" table:style-name="ce12">
            <text:p>28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3" table:formula="of:=[service_order.$A40]" table:style-name="ce9">
            <text:p>43</text:p>
          </table:table-cell>
          <table:table-cell office:value-type="date" office:date-value="2019-08-28T00:00:00" table:formula="of:=ROUNDDOWN([AUX.$O$4]*[service_order.$O40]+[AUX.$O$3];0)" table:style-name="ce12">
            <text:p>28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4" table:formula="of:=[service_order.$A41]" table:style-name="ce9">
            <text:p>44</text:p>
          </table:table-cell>
          <table:table-cell office:value-type="date" office:date-value="2019-08-28T00:00:00" table:formula="of:=ROUNDDOWN([AUX.$O$4]*[service_order.$O41]+[AUX.$O$3];0)" table:style-name="ce12">
            <text:p>28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5" table:formula="of:=[service_order.$A42]" table:style-name="ce9">
            <text:p>45</text:p>
          </table:table-cell>
          <table:table-cell office:value-type="date" office:date-value="2020-01-15T00:00:00" table:formula="of:=ROUNDDOWN([AUX.$O$4]*[service_order.$O42]+[AUX.$O$3];0)" table:style-name="ce12">
            <text:p>15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6" table:formula="of:=[service_order.$A43]" table:style-name="ce9">
            <text:p>46</text:p>
          </table:table-cell>
          <table:table-cell office:value-type="date" office:date-value="2019-08-29T00:00:00" table:formula="of:=ROUNDDOWN([AUX.$O$4]*[service_order.$O43]+[AUX.$O$3];0)" table:style-name="ce12">
            <text:p>29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9" table:formula="of:=[service_order.$A44]" table:style-name="ce9">
            <text:p>49</text:p>
          </table:table-cell>
          <table:table-cell office:value-type="date" office:date-value="2019-08-29T00:00:00" table:formula="of:=ROUNDDOWN([AUX.$O$4]*[service_order.$O44]+[AUX.$O$3];0)" table:style-name="ce12">
            <text:p>29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0" table:formula="of:=[service_order.$A45]" table:style-name="ce9">
            <text:p>50</text:p>
          </table:table-cell>
          <table:table-cell office:value-type="date" office:date-value="2019-08-29T00:00:00" table:formula="of:=ROUNDDOWN([AUX.$O$4]*[service_order.$O45]+[AUX.$O$3];0)" table:style-name="ce12">
            <text:p>29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1" table:formula="of:=[service_order.$A46]" table:style-name="ce9">
            <text:p>51</text:p>
          </table:table-cell>
          <table:table-cell office:value-type="date" office:date-value="2019-08-29T00:00:00" table:formula="of:=ROUNDDOWN([AUX.$O$4]*[service_order.$O46]+[AUX.$O$3];0)" table:style-name="ce12">
            <text:p>29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2" table:formula="of:=[service_order.$A47]" table:style-name="ce9">
            <text:p>52</text:p>
          </table:table-cell>
          <table:table-cell office:value-type="date" office:date-value="2019-08-29T00:00:00" table:formula="of:=ROUNDDOWN([AUX.$O$4]*[service_order.$O47]+[AUX.$O$3];0)" table:style-name="ce12">
            <text:p>29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3" table:formula="of:=[service_order.$A48]" table:style-name="ce9">
            <text:p>53</text:p>
          </table:table-cell>
          <table:table-cell office:value-type="date" office:date-value="2019-08-30T00:00:00" table:formula="of:=ROUNDDOWN([AUX.$O$4]*[service_order.$O48]+[AUX.$O$3];0)" table:style-name="ce12">
            <text:p>30/08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4" table:formula="of:=[service_order.$A49]" table:style-name="ce9">
            <text:p>54</text:p>
          </table:table-cell>
          <table:table-cell office:value-type="date" office:date-value="2019-09-02T00:00:00" table:formula="of:=ROUNDDOWN([AUX.$O$4]*[service_order.$O49]+[AUX.$O$3];0)" table:style-name="ce12">
            <text:p>02/09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5" table:formula="of:=[service_order.$A50]" table:style-name="ce9">
            <text:p>55</text:p>
          </table:table-cell>
          <table:table-cell office:value-type="date" office:date-value="2019-09-02T00:00:00" table:formula="of:=ROUNDDOWN([AUX.$O$4]*[service_order.$O50]+[AUX.$O$3];0)" table:style-name="ce12">
            <text:p>02/09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6" table:formula="of:=[service_order.$A51]" table:style-name="ce9">
            <text:p>56</text:p>
          </table:table-cell>
          <table:table-cell office:value-type="date" office:date-value="2019-09-02T00:00:00" table:formula="of:=ROUNDDOWN([AUX.$O$4]*[service_order.$O51]+[AUX.$O$3];0)" table:style-name="ce12">
            <text:p>02/09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7" table:formula="of:=[service_order.$A52]" table:style-name="ce9">
            <text:p>57</text:p>
          </table:table-cell>
          <table:table-cell office:value-type="date" office:date-value="2019-09-02T00:00:00" table:formula="of:=ROUNDDOWN([AUX.$O$4]*[service_order.$O52]+[AUX.$O$3];0)" table:style-name="ce12">
            <text:p>02/09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8" table:formula="of:=[service_order.$A53]" table:style-name="ce9">
            <text:p>58</text:p>
          </table:table-cell>
          <table:table-cell office:value-type="date" office:date-value="2019-09-02T00:00:00" table:formula="of:=ROUNDDOWN([AUX.$O$4]*[service_order.$O53]+[AUX.$O$3];0)" table:style-name="ce12">
            <text:p>02/09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9" table:formula="of:=[service_order.$A54]" table:style-name="ce9">
            <text:p>59</text:p>
          </table:table-cell>
          <table:table-cell office:value-type="date" office:date-value="2020-01-15T00:00:00" table:formula="of:=ROUNDDOWN([AUX.$O$4]*[service_order.$O54]+[AUX.$O$3];0)" table:style-name="ce12">
            <text:p>15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60" table:formula="of:=[service_order.$A55]" table:style-name="ce9">
            <text:p>60</text:p>
          </table:table-cell>
          <table:table-cell office:value-type="date" office:date-value="2019-09-12T00:00:00" table:formula="of:=ROUNDDOWN([AUX.$O$4]*[service_order.$O55]+[AUX.$O$3];0)" table:style-name="ce12">
            <text:p>12/09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61" table:formula="of:=[service_order.$A56]" table:style-name="ce9">
            <text:p>61</text:p>
          </table:table-cell>
          <table:table-cell office:value-type="date" office:date-value="2019-09-02T00:00:00" table:formula="of:=ROUNDDOWN([AUX.$O$4]*[service_order.$O56]+[AUX.$O$3];0)" table:style-name="ce12">
            <text:p>02/09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62" table:formula="of:=[service_order.$A57]" table:style-name="ce9">
            <text:p>62</text:p>
          </table:table-cell>
          <table:table-cell office:value-type="date" office:date-value="2019-09-03T00:00:00" table:formula="of:=ROUNDDOWN([AUX.$O$4]*[service_order.$O57]+[AUX.$O$3];0)" table:style-name="ce12">
            <text:p>03/09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63" table:formula="of:=[service_order.$A58]" table:style-name="ce9">
            <text:p>63</text:p>
          </table:table-cell>
          <table:table-cell office:value-type="date" office:date-value="2019-09-03T00:00:00" table:formula="of:=ROUNDDOWN([AUX.$O$4]*[service_order.$O58]+[AUX.$O$3];0)" table:style-name="ce12">
            <text:p>03/09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64" table:formula="of:=[service_order.$A59]" table:style-name="ce9">
            <text:p>64</text:p>
          </table:table-cell>
          <table:table-cell office:value-type="date" office:date-value="2019-09-03T00:00:00" table:formula="of:=ROUNDDOWN([AUX.$O$4]*[service_order.$O59]+[AUX.$O$3];0)" table:style-name="ce12">
            <text:p>03/09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65" table:formula="of:=[service_order.$A60]" table:style-name="ce9">
            <text:p>65</text:p>
          </table:table-cell>
          <table:table-cell office:value-type="date" office:date-value="2019-09-03T00:00:00" table:formula="of:=ROUNDDOWN([AUX.$O$4]*[service_order.$O60]+[AUX.$O$3];0)" table:style-name="ce12">
            <text:p>03/09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66" table:formula="of:=[service_order.$A61]" table:style-name="ce9">
            <text:p>66</text:p>
          </table:table-cell>
          <table:table-cell office:value-type="date" office:date-value="2019-09-03T00:00:00" table:formula="of:=ROUNDDOWN([AUX.$O$4]*[service_order.$O61]+[AUX.$O$3];0)" table:style-name="ce12">
            <text:p>03/09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67" table:formula="of:=[service_order.$A62]" table:style-name="ce9">
            <text:p>67</text:p>
          </table:table-cell>
          <table:table-cell office:value-type="date" office:date-value="2019-09-03T00:00:00" table:formula="of:=ROUNDDOWN([AUX.$O$4]*[service_order.$O62]+[AUX.$O$3];0)" table:style-name="ce12">
            <text:p>03/09/2019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68" table:formula="of:=[service_order.$A63]" table:style-name="ce9">
            <text:p>68</text:p>
          </table:table-cell>
          <table:table-cell office:value-type="date" office:date-value="2020-01-08T00:00:00" table:formula="of:=ROUNDDOWN([AUX.$O$4]*[service_order.$O63]+[AUX.$O$3];0)" table:style-name="ce12">
            <text:p>08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69" table:formula="of:=[service_order.$A64]" table:style-name="ce9">
            <text:p>69</text:p>
          </table:table-cell>
          <table:table-cell office:value-type="date" office:date-value="2020-01-08T00:00:00" table:formula="of:=ROUNDDOWN([AUX.$O$4]*[service_order.$O64]+[AUX.$O$3];0)" table:style-name="ce12">
            <text:p>08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70" table:formula="of:=[service_order.$A65]" table:style-name="ce9">
            <text:p>70</text:p>
          </table:table-cell>
          <table:table-cell office:value-type="date" office:date-value="2020-01-09T00:00:00" table:formula="of:=ROUNDDOWN([AUX.$O$4]*[service_order.$O65]+[AUX.$O$3];0)" table:style-name="ce12">
            <text:p>09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71" table:formula="of:=[service_order.$A66]" table:style-name="ce9">
            <text:p>71</text:p>
          </table:table-cell>
          <table:table-cell office:value-type="date" office:date-value="2020-01-08T00:00:00" table:formula="of:=ROUNDDOWN([AUX.$O$4]*[service_order.$O66]+[AUX.$O$3];0)" table:style-name="ce12">
            <text:p>08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72" table:formula="of:=[service_order.$A67]" table:style-name="ce9">
            <text:p>72</text:p>
          </table:table-cell>
          <table:table-cell office:value-type="date" office:date-value="2020-01-08T00:00:00" table:formula="of:=ROUNDDOWN([AUX.$O$4]*[service_order.$O67]+[AUX.$O$3];0)" table:style-name="ce12">
            <text:p>08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73" table:formula="of:=[service_order.$A68]" table:style-name="ce9">
            <text:p>73</text:p>
          </table:table-cell>
          <table:table-cell office:value-type="date" office:date-value="2020-01-08T00:00:00" table:formula="of:=ROUNDDOWN([AUX.$O$4]*[service_order.$O68]+[AUX.$O$3];0)" table:style-name="ce12">
            <text:p>08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74" table:formula="of:=[service_order.$A69]" table:style-name="ce9">
            <text:p>74</text:p>
          </table:table-cell>
          <table:table-cell office:value-type="date" office:date-value="2020-01-09T00:00:00" table:formula="of:=ROUNDDOWN([AUX.$O$4]*[service_order.$O69]+[AUX.$O$3];0)" table:style-name="ce12">
            <text:p>09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75" table:formula="of:=[service_order.$A70]" table:style-name="ce9">
            <text:p>75</text:p>
          </table:table-cell>
          <table:table-cell office:value-type="date" office:date-value="2020-01-08T00:00:00" table:formula="of:=ROUNDDOWN([AUX.$O$4]*[service_order.$O70]+[AUX.$O$3];0)" table:style-name="ce12">
            <text:p>08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76" table:formula="of:=[service_order.$A71]" table:style-name="ce9">
            <text:p>76</text:p>
          </table:table-cell>
          <table:table-cell office:value-type="date" office:date-value="2020-01-08T00:00:00" table:formula="of:=ROUNDDOWN([AUX.$O$4]*[service_order.$O71]+[AUX.$O$3];0)" table:style-name="ce12">
            <text:p>08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77" table:formula="of:=[service_order.$A72]" table:style-name="ce9">
            <text:p>77</text:p>
          </table:table-cell>
          <table:table-cell office:value-type="date" office:date-value="2020-01-08T00:00:00" table:formula="of:=ROUNDDOWN([AUX.$O$4]*[service_order.$O72]+[AUX.$O$3];0)" table:style-name="ce12">
            <text:p>08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78" table:formula="of:=[service_order.$A73]" table:style-name="ce9">
            <text:p>78</text:p>
          </table:table-cell>
          <table:table-cell office:value-type="date" office:date-value="2020-01-08T00:00:00" table:formula="of:=ROUNDDOWN([AUX.$O$4]*[service_order.$O73]+[AUX.$O$3];0)" table:style-name="ce12">
            <text:p>08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79" table:formula="of:=[service_order.$A74]" table:style-name="ce9">
            <text:p>79</text:p>
          </table:table-cell>
          <table:table-cell office:value-type="date" office:date-value="2021-02-26T00:00:00" table:formula="of:=ROUNDDOWN([AUX.$O$4]*[service_order.$O74]+[AUX.$O$3];0)" table:style-name="ce12">
            <text:p>26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80" table:formula="of:=[service_order.$A75]" table:style-name="ce9">
            <text:p>80</text:p>
          </table:table-cell>
          <table:table-cell office:value-type="date" office:date-value="2020-01-09T00:00:00" table:formula="of:=ROUNDDOWN([AUX.$O$4]*[service_order.$O75]+[AUX.$O$3];0)" table:style-name="ce12">
            <text:p>09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81" table:formula="of:=[service_order.$A76]" table:style-name="ce9">
            <text:p>81</text:p>
          </table:table-cell>
          <table:table-cell office:value-type="date" office:date-value="2020-01-09T00:00:00" table:formula="of:=ROUNDDOWN([AUX.$O$4]*[service_order.$O76]+[AUX.$O$3];0)" table:style-name="ce12">
            <text:p>09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82" table:formula="of:=[service_order.$A77]" table:style-name="ce9">
            <text:p>82</text:p>
          </table:table-cell>
          <table:table-cell office:value-type="date" office:date-value="2020-01-09T00:00:00" table:formula="of:=ROUNDDOWN([AUX.$O$4]*[service_order.$O77]+[AUX.$O$3];0)" table:style-name="ce12">
            <text:p>09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83" table:formula="of:=[service_order.$A78]" table:style-name="ce9">
            <text:p>83</text:p>
          </table:table-cell>
          <table:table-cell office:value-type="date" office:date-value="2020-01-09T00:00:00" table:formula="of:=ROUNDDOWN([AUX.$O$4]*[service_order.$O78]+[AUX.$O$3];0)" table:style-name="ce12">
            <text:p>09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84" table:formula="of:=[service_order.$A79]" table:style-name="ce9">
            <text:p>84</text:p>
          </table:table-cell>
          <table:table-cell office:value-type="date" office:date-value="2020-01-09T00:00:00" table:formula="of:=ROUNDDOWN([AUX.$O$4]*[service_order.$O79]+[AUX.$O$3];0)" table:style-name="ce12">
            <text:p>09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85" table:formula="of:=[service_order.$A80]" table:style-name="ce9">
            <text:p>85</text:p>
          </table:table-cell>
          <table:table-cell office:value-type="date" office:date-value="2020-01-09T00:00:00" table:formula="of:=ROUNDDOWN([AUX.$O$4]*[service_order.$O80]+[AUX.$O$3];0)" table:style-name="ce12">
            <text:p>09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86" table:formula="of:=[service_order.$A81]" table:style-name="ce9">
            <text:p>86</text:p>
          </table:table-cell>
          <table:table-cell office:value-type="date" office:date-value="2020-01-09T00:00:00" table:formula="of:=ROUNDDOWN([AUX.$O$4]*[service_order.$O81]+[AUX.$O$3];0)" table:style-name="ce12">
            <text:p>09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87" table:formula="of:=[service_order.$A82]" table:style-name="ce9">
            <text:p>87</text:p>
          </table:table-cell>
          <table:table-cell office:value-type="date" office:date-value="2020-01-09T00:00:00" table:formula="of:=ROUNDDOWN([AUX.$O$4]*[service_order.$O82]+[AUX.$O$3];0)" table:style-name="ce12">
            <text:p>09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88" table:formula="of:=[service_order.$A83]" table:style-name="ce9">
            <text:p>88</text:p>
          </table:table-cell>
          <table:table-cell office:value-type="date" office:date-value="2020-01-13T00:00:00" table:formula="of:=ROUNDDOWN([AUX.$O$4]*[service_order.$O83]+[AUX.$O$3];0)" table:style-name="ce12">
            <text:p>13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89" table:formula="of:=[service_order.$A84]" table:style-name="ce9">
            <text:p>89</text:p>
          </table:table-cell>
          <table:table-cell office:value-type="date" office:date-value="2020-01-13T00:00:00" table:formula="of:=ROUNDDOWN([AUX.$O$4]*[service_order.$O84]+[AUX.$O$3];0)" table:style-name="ce12">
            <text:p>13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90" table:formula="of:=[service_order.$A85]" table:style-name="ce9">
            <text:p>90</text:p>
          </table:table-cell>
          <table:table-cell office:value-type="date" office:date-value="2020-01-13T00:00:00" table:formula="of:=ROUNDDOWN([AUX.$O$4]*[service_order.$O85]+[AUX.$O$3];0)" table:style-name="ce12">
            <text:p>13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91" table:formula="of:=[service_order.$A86]" table:style-name="ce9">
            <text:p>91</text:p>
          </table:table-cell>
          <table:table-cell office:value-type="date" office:date-value="2020-01-14T00:00:00" table:formula="of:=ROUNDDOWN([AUX.$O$4]*[service_order.$O86]+[AUX.$O$3];0)" table:style-name="ce12">
            <text:p>14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92" table:formula="of:=[service_order.$A87]" table:style-name="ce9">
            <text:p>92</text:p>
          </table:table-cell>
          <table:table-cell office:value-type="date" office:date-value="2020-01-14T00:00:00" table:formula="of:=ROUNDDOWN([AUX.$O$4]*[service_order.$O87]+[AUX.$O$3];0)" table:style-name="ce12">
            <text:p>14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93" table:formula="of:=[service_order.$A88]" table:style-name="ce9">
            <text:p>93</text:p>
          </table:table-cell>
          <table:table-cell office:value-type="date" office:date-value="2020-01-14T00:00:00" table:formula="of:=ROUNDDOWN([AUX.$O$4]*[service_order.$O88]+[AUX.$O$3];0)" table:style-name="ce12">
            <text:p>14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94" table:formula="of:=[service_order.$A89]" table:style-name="ce9">
            <text:p>94</text:p>
          </table:table-cell>
          <table:table-cell office:value-type="date" office:date-value="2020-01-15T00:00:00" table:formula="of:=ROUNDDOWN([AUX.$O$4]*[service_order.$O89]+[AUX.$O$3];0)" table:style-name="ce12">
            <text:p>15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95" table:formula="of:=[service_order.$A90]" table:style-name="ce9">
            <text:p>95</text:p>
          </table:table-cell>
          <table:table-cell office:value-type="date" office:date-value="2020-01-15T00:00:00" table:formula="of:=ROUNDDOWN([AUX.$O$4]*[service_order.$O90]+[AUX.$O$3];0)" table:style-name="ce12">
            <text:p>15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96" table:formula="of:=[service_order.$A91]" table:style-name="ce9">
            <text:p>96</text:p>
          </table:table-cell>
          <table:table-cell office:value-type="date" office:date-value="2020-01-15T00:00:00" table:formula="of:=ROUNDDOWN([AUX.$O$4]*[service_order.$O91]+[AUX.$O$3];0)" table:style-name="ce12">
            <text:p>15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97" table:formula="of:=[service_order.$A92]" table:style-name="ce9">
            <text:p>97</text:p>
          </table:table-cell>
          <table:table-cell office:value-type="date" office:date-value="2020-01-17T00:00:00" table:formula="of:=ROUNDDOWN([AUX.$O$4]*[service_order.$O92]+[AUX.$O$3];0)" table:style-name="ce12">
            <text:p>17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98" table:formula="of:=[service_order.$A93]" table:style-name="ce9">
            <text:p>98</text:p>
          </table:table-cell>
          <table:table-cell office:value-type="date" office:date-value="2020-01-17T00:00:00" table:formula="of:=ROUNDDOWN([AUX.$O$4]*[service_order.$O93]+[AUX.$O$3];0)" table:style-name="ce12">
            <text:p>17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99" table:formula="of:=[service_order.$A94]" table:style-name="ce9">
            <text:p>99</text:p>
          </table:table-cell>
          <table:table-cell office:value-type="date" office:date-value="2020-01-17T00:00:00" table:formula="of:=ROUNDDOWN([AUX.$O$4]*[service_order.$O94]+[AUX.$O$3];0)" table:style-name="ce12">
            <text:p>17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00" table:formula="of:=[service_order.$A95]" table:style-name="ce9">
            <text:p>100</text:p>
          </table:table-cell>
          <table:table-cell office:value-type="date" office:date-value="2020-01-17T00:00:00" table:formula="of:=ROUNDDOWN([AUX.$O$4]*[service_order.$O95]+[AUX.$O$3];0)" table:style-name="ce12">
            <text:p>17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01" table:formula="of:=[service_order.$A96]" table:style-name="ce9">
            <text:p>101</text:p>
          </table:table-cell>
          <table:table-cell office:value-type="date" office:date-value="2020-01-17T00:00:00" table:formula="of:=ROUNDDOWN([AUX.$O$4]*[service_order.$O96]+[AUX.$O$3];0)" table:style-name="ce12">
            <text:p>17/0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02" table:formula="of:=[service_order.$A97]" table:style-name="ce9">
            <text:p>102</text:p>
          </table:table-cell>
          <table:table-cell office:value-type="date" office:date-value="2020-07-29T00:00:00" table:formula="of:=ROUNDDOWN([AUX.$O$4]*[service_order.$O97]+[AUX.$O$3];0)" table:style-name="ce12">
            <text:p>29/07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03" table:formula="of:=[service_order.$A98]" table:style-name="ce9">
            <text:p>103</text:p>
          </table:table-cell>
          <table:table-cell office:value-type="date" office:date-value="2020-08-03T00:00:00" table:formula="of:=ROUNDDOWN([AUX.$O$4]*[service_order.$O98]+[AUX.$O$3];0)" table:style-name="ce12">
            <text:p>03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04" table:formula="of:=[service_order.$A99]" table:style-name="ce9">
            <text:p>104</text:p>
          </table:table-cell>
          <table:table-cell office:value-type="date" office:date-value="2020-08-03T00:00:00" table:formula="of:=ROUNDDOWN([AUX.$O$4]*[service_order.$O99]+[AUX.$O$3];0)" table:style-name="ce12">
            <text:p>03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05" table:formula="of:=[service_order.$A100]" table:style-name="ce9">
            <text:p>105</text:p>
          </table:table-cell>
          <table:table-cell office:value-type="date" office:date-value="2020-08-03T00:00:00" table:formula="of:=ROUNDDOWN([AUX.$O$4]*[service_order.$O100]+[AUX.$O$3];0)" table:style-name="ce12">
            <text:p>03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06" table:formula="of:=[service_order.$A101]" table:style-name="ce9">
            <text:p>106</text:p>
          </table:table-cell>
          <table:table-cell office:value-type="date" office:date-value="2020-08-03T00:00:00" table:formula="of:=ROUNDDOWN([AUX.$O$4]*[service_order.$O101]+[AUX.$O$3];0)" table:style-name="ce12">
            <text:p>03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07" table:formula="of:=[service_order.$A102]" table:style-name="ce9">
            <text:p>107</text:p>
          </table:table-cell>
          <table:table-cell office:value-type="date" office:date-value="2020-08-03T00:00:00" table:formula="of:=ROUNDDOWN([AUX.$O$4]*[service_order.$O102]+[AUX.$O$3];0)" table:style-name="ce12">
            <text:p>03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08" table:formula="of:=[service_order.$A103]" table:style-name="ce9">
            <text:p>108</text:p>
          </table:table-cell>
          <table:table-cell office:value-type="date" office:date-value="2020-08-03T00:00:00" table:formula="of:=ROUNDDOWN([AUX.$O$4]*[service_order.$O103]+[AUX.$O$3];0)" table:style-name="ce12">
            <text:p>03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09" table:formula="of:=[service_order.$A104]" table:style-name="ce9">
            <text:p>109</text:p>
          </table:table-cell>
          <table:table-cell office:value-type="date" office:date-value="2020-08-03T00:00:00" table:formula="of:=ROUNDDOWN([AUX.$O$4]*[service_order.$O104]+[AUX.$O$3];0)" table:style-name="ce12">
            <text:p>03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10" table:formula="of:=[service_order.$A105]" table:style-name="ce9">
            <text:p>110</text:p>
          </table:table-cell>
          <table:table-cell office:value-type="date" office:date-value="2020-08-03T00:00:00" table:formula="of:=ROUNDDOWN([AUX.$O$4]*[service_order.$O105]+[AUX.$O$3];0)" table:style-name="ce12">
            <text:p>03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11" table:formula="of:=[service_order.$A106]" table:style-name="ce9">
            <text:p>111</text:p>
          </table:table-cell>
          <table:table-cell office:value-type="date" office:date-value="2020-08-07T00:00:00" table:formula="of:=ROUNDDOWN([AUX.$O$4]*[service_order.$O106]+[AUX.$O$3];0)" table:style-name="ce12">
            <text:p>07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12" table:formula="of:=[service_order.$A107]" table:style-name="ce9">
            <text:p>112</text:p>
          </table:table-cell>
          <table:table-cell office:value-type="date" office:date-value="2020-08-28T00:00:00" table:formula="of:=ROUNDDOWN([AUX.$O$4]*[service_order.$O107]+[AUX.$O$3];0)" table:style-name="ce12">
            <text:p>28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13" table:formula="of:=[service_order.$A108]" table:style-name="ce9">
            <text:p>113</text:p>
          </table:table-cell>
          <table:table-cell office:value-type="date" office:date-value="2020-08-07T00:00:00" table:formula="of:=ROUNDDOWN([AUX.$O$4]*[service_order.$O108]+[AUX.$O$3];0)" table:style-name="ce12">
            <text:p>07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14" table:formula="of:=[service_order.$A109]" table:style-name="ce9">
            <text:p>114</text:p>
          </table:table-cell>
          <table:table-cell office:value-type="date" office:date-value="2020-08-07T00:00:00" table:formula="of:=ROUNDDOWN([AUX.$O$4]*[service_order.$O109]+[AUX.$O$3];0)" table:style-name="ce12">
            <text:p>07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15" table:formula="of:=[service_order.$A110]" table:style-name="ce9">
            <text:p>115</text:p>
          </table:table-cell>
          <table:table-cell office:value-type="date" office:date-value="2020-08-07T00:00:00" table:formula="of:=ROUNDDOWN([AUX.$O$4]*[service_order.$O110]+[AUX.$O$3];0)" table:style-name="ce12">
            <text:p>07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16" table:formula="of:=[service_order.$A111]" table:style-name="ce9">
            <text:p>116</text:p>
          </table:table-cell>
          <table:table-cell office:value-type="date" office:date-value="2020-08-07T00:00:00" table:formula="of:=ROUNDDOWN([AUX.$O$4]*[service_order.$O111]+[AUX.$O$3];0)" table:style-name="ce12">
            <text:p>07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17" table:formula="of:=[service_order.$A112]" table:style-name="ce9">
            <text:p>117</text:p>
          </table:table-cell>
          <table:table-cell office:value-type="date" office:date-value="2020-08-07T00:00:00" table:formula="of:=ROUNDDOWN([AUX.$O$4]*[service_order.$O112]+[AUX.$O$3];0)" table:style-name="ce12">
            <text:p>07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18" table:formula="of:=[service_order.$A113]" table:style-name="ce9">
            <text:p>118</text:p>
          </table:table-cell>
          <table:table-cell office:value-type="date" office:date-value="2020-08-07T00:00:00" table:formula="of:=ROUNDDOWN([AUX.$O$4]*[service_order.$O113]+[AUX.$O$3];0)" table:style-name="ce12">
            <text:p>07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19" table:formula="of:=[service_order.$A114]" table:style-name="ce9">
            <text:p>119</text:p>
          </table:table-cell>
          <table:table-cell office:value-type="date" office:date-value="2020-08-07T00:00:00" table:formula="of:=ROUNDDOWN([AUX.$O$4]*[service_order.$O114]+[AUX.$O$3];0)" table:style-name="ce12">
            <text:p>07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20" table:formula="of:=[service_order.$A115]" table:style-name="ce9">
            <text:p>120</text:p>
          </table:table-cell>
          <table:table-cell office:value-type="date" office:date-value="2020-08-10T00:00:00" table:formula="of:=ROUNDDOWN([AUX.$O$4]*[service_order.$O115]+[AUX.$O$3];0)" table:style-name="ce12">
            <text:p>10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21" table:formula="of:=[service_order.$A116]" table:style-name="ce9">
            <text:p>121</text:p>
          </table:table-cell>
          <table:table-cell office:value-type="date" office:date-value="2020-08-10T00:00:00" table:formula="of:=ROUNDDOWN([AUX.$O$4]*[service_order.$O116]+[AUX.$O$3];0)" table:style-name="ce12">
            <text:p>10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22" table:formula="of:=[service_order.$A117]" table:style-name="ce9">
            <text:p>122</text:p>
          </table:table-cell>
          <table:table-cell office:value-type="date" office:date-value="2020-08-10T00:00:00" table:formula="of:=ROUNDDOWN([AUX.$O$4]*[service_order.$O117]+[AUX.$O$3];0)" table:style-name="ce12">
            <text:p>10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23" table:formula="of:=[service_order.$A118]" table:style-name="ce9">
            <text:p>123</text:p>
          </table:table-cell>
          <table:table-cell office:value-type="date" office:date-value="2020-08-10T00:00:00" table:formula="of:=ROUNDDOWN([AUX.$O$4]*[service_order.$O118]+[AUX.$O$3];0)" table:style-name="ce12">
            <text:p>10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24" table:formula="of:=[service_order.$A119]" table:style-name="ce9">
            <text:p>124</text:p>
          </table:table-cell>
          <table:table-cell office:value-type="date" office:date-value="2020-08-28T00:00:00" table:formula="of:=ROUNDDOWN([AUX.$O$4]*[service_order.$O119]+[AUX.$O$3];0)" table:style-name="ce12">
            <text:p>28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25" table:formula="of:=[service_order.$A120]" table:style-name="ce9">
            <text:p>125</text:p>
          </table:table-cell>
          <table:table-cell office:value-type="date" office:date-value="2020-08-10T00:00:00" table:formula="of:=ROUNDDOWN([AUX.$O$4]*[service_order.$O120]+[AUX.$O$3];0)" table:style-name="ce12">
            <text:p>10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26" table:formula="of:=[service_order.$A121]" table:style-name="ce9">
            <text:p>126</text:p>
          </table:table-cell>
          <table:table-cell office:value-type="date" office:date-value="2020-08-13T00:00:00" table:formula="of:=ROUNDDOWN([AUX.$O$4]*[service_order.$O121]+[AUX.$O$3];0)" table:style-name="ce12">
            <text:p>13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27" table:formula="of:=[service_order.$A122]" table:style-name="ce9">
            <text:p>127</text:p>
          </table:table-cell>
          <table:table-cell office:value-type="date" office:date-value="2020-08-28T00:00:00" table:formula="of:=ROUNDDOWN([AUX.$O$4]*[service_order.$O122]+[AUX.$O$3];0)" table:style-name="ce12">
            <text:p>28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28" table:formula="of:=[service_order.$A123]" table:style-name="ce9">
            <text:p>128</text:p>
          </table:table-cell>
          <table:table-cell office:value-type="date" office:date-value="2020-08-31T00:00:00" table:formula="of:=ROUNDDOWN([AUX.$O$4]*[service_order.$O123]+[AUX.$O$3];0)" table:style-name="ce12">
            <text:p>31/08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29" table:formula="of:=[service_order.$A124]" table:style-name="ce9">
            <text:p>129</text:p>
          </table:table-cell>
          <table:table-cell office:value-type="date" office:date-value="2020-09-02T00:00:00" table:formula="of:=ROUNDDOWN([AUX.$O$4]*[service_order.$O124]+[AUX.$O$3];0)" table:style-name="ce12">
            <text:p>02/09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30" table:formula="of:=[service_order.$A125]" table:style-name="ce9">
            <text:p>130</text:p>
          </table:table-cell>
          <table:table-cell office:value-type="date" office:date-value="2020-09-02T00:00:00" table:formula="of:=ROUNDDOWN([AUX.$O$4]*[service_order.$O125]+[AUX.$O$3];0)" table:style-name="ce12">
            <text:p>02/09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31" table:formula="of:=[service_order.$A126]" table:style-name="ce9">
            <text:p>131</text:p>
          </table:table-cell>
          <table:table-cell office:value-type="date" office:date-value="2020-09-02T00:00:00" table:formula="of:=ROUNDDOWN([AUX.$O$4]*[service_order.$O126]+[AUX.$O$3];0)" table:style-name="ce12">
            <text:p>02/09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32" table:formula="of:=[service_order.$A127]" table:style-name="ce9">
            <text:p>132</text:p>
          </table:table-cell>
          <table:table-cell office:value-type="date" office:date-value="2020-09-01T00:00:00" table:formula="of:=ROUNDDOWN([AUX.$O$4]*[service_order.$O127]+[AUX.$O$3];0)" table:style-name="ce12">
            <text:p>01/09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33" table:formula="of:=[service_order.$A128]" table:style-name="ce9">
            <text:p>133</text:p>
          </table:table-cell>
          <table:table-cell office:value-type="date" office:date-value="2020-09-02T00:00:00" table:formula="of:=ROUNDDOWN([AUX.$O$4]*[service_order.$O128]+[AUX.$O$3];0)" table:style-name="ce12">
            <text:p>02/09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34" table:formula="of:=[service_order.$A129]" table:style-name="ce9">
            <text:p>134</text:p>
          </table:table-cell>
          <table:table-cell office:value-type="date" office:date-value="2020-09-02T00:00:00" table:formula="of:=ROUNDDOWN([AUX.$O$4]*[service_order.$O129]+[AUX.$O$3];0)" table:style-name="ce12">
            <text:p>02/09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35" table:formula="of:=[service_order.$A130]" table:style-name="ce9">
            <text:p>135</text:p>
          </table:table-cell>
          <table:table-cell office:value-type="date" office:date-value="2020-09-02T00:00:00" table:formula="of:=ROUNDDOWN([AUX.$O$4]*[service_order.$O130]+[AUX.$O$3];0)" table:style-name="ce12">
            <text:p>02/09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36" table:formula="of:=[service_order.$A131]" table:style-name="ce9">
            <text:p>136</text:p>
          </table:table-cell>
          <table:table-cell office:value-type="date" office:date-value="2020-09-02T00:00:00" table:formula="of:=ROUNDDOWN([AUX.$O$4]*[service_order.$O131]+[AUX.$O$3];0)" table:style-name="ce12">
            <text:p>02/09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37" table:formula="of:=[service_order.$A132]" table:style-name="ce9">
            <text:p>137</text:p>
          </table:table-cell>
          <table:table-cell office:value-type="date" office:date-value="2020-09-02T00:00:00" table:formula="of:=ROUNDDOWN([AUX.$O$4]*[service_order.$O132]+[AUX.$O$3];0)" table:style-name="ce12">
            <text:p>02/09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38" table:formula="of:=[service_order.$A133]" table:style-name="ce9">
            <text:p>138</text:p>
          </table:table-cell>
          <table:table-cell office:value-type="date" office:date-value="2020-09-02T00:00:00" table:formula="of:=ROUNDDOWN([AUX.$O$4]*[service_order.$O133]+[AUX.$O$3];0)" table:style-name="ce12">
            <text:p>02/09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39" table:formula="of:=[service_order.$A134]" table:style-name="ce9">
            <text:p>139</text:p>
          </table:table-cell>
          <table:table-cell office:value-type="date" office:date-value="2020-09-02T00:00:00" table:formula="of:=ROUNDDOWN([AUX.$O$4]*[service_order.$O134]+[AUX.$O$3];0)" table:style-name="ce12">
            <text:p>02/09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40" table:formula="of:=[service_order.$A135]" table:style-name="ce9">
            <text:p>140</text:p>
          </table:table-cell>
          <table:table-cell office:value-type="date" office:date-value="2020-09-02T00:00:00" table:formula="of:=ROUNDDOWN([AUX.$O$4]*[service_order.$O135]+[AUX.$O$3];0)" table:style-name="ce12">
            <text:p>02/09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41" table:formula="of:=[service_order.$A136]" table:style-name="ce9">
            <text:p>141</text:p>
          </table:table-cell>
          <table:table-cell office:value-type="date" office:date-value="2020-09-03T00:00:00" table:formula="of:=ROUNDDOWN([AUX.$O$4]*[service_order.$O136]+[AUX.$O$3];0)" table:style-name="ce12">
            <text:p>03/09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42" table:formula="of:=[service_order.$A137]" table:style-name="ce9">
            <text:p>142</text:p>
          </table:table-cell>
          <table:table-cell office:value-type="date" office:date-value="2020-09-03T00:00:00" table:formula="of:=ROUNDDOWN([AUX.$O$4]*[service_order.$O137]+[AUX.$O$3];0)" table:style-name="ce12">
            <text:p>03/09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43" table:formula="of:=[service_order.$A138]" table:style-name="ce9">
            <text:p>143</text:p>
          </table:table-cell>
          <table:table-cell office:value-type="date" office:date-value="2020-09-03T00:00:00" table:formula="of:=ROUNDDOWN([AUX.$O$4]*[service_order.$O138]+[AUX.$O$3];0)" table:style-name="ce12">
            <text:p>03/09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44" table:formula="of:=[service_order.$A139]" table:style-name="ce9">
            <text:p>144</text:p>
          </table:table-cell>
          <table:table-cell office:value-type="date" office:date-value="2020-09-03T00:00:00" table:formula="of:=ROUNDDOWN([AUX.$O$4]*[service_order.$O139]+[AUX.$O$3];0)" table:style-name="ce12">
            <text:p>03/09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45" table:formula="of:=[service_order.$A140]" table:style-name="ce9">
            <text:p>145</text:p>
          </table:table-cell>
          <table:table-cell office:value-type="date" office:date-value="2020-09-03T00:00:00" table:formula="of:=ROUNDDOWN([AUX.$O$4]*[service_order.$O140]+[AUX.$O$3];0)" table:style-name="ce12">
            <text:p>03/09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46" table:formula="of:=[service_order.$A141]" table:style-name="ce9">
            <text:p>146</text:p>
          </table:table-cell>
          <table:table-cell office:value-type="date" office:date-value="2020-10-22T00:00:00" table:formula="of:=ROUNDDOWN([AUX.$O$4]*[service_order.$O141]+[AUX.$O$3];0)" table:style-name="ce12">
            <text:p>22/10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47" table:formula="of:=[service_order.$A142]" table:style-name="ce9">
            <text:p>147</text:p>
          </table:table-cell>
          <table:table-cell office:value-type="date" office:date-value="2020-09-02T00:00:00" table:formula="of:=ROUNDDOWN([AUX.$O$4]*[service_order.$O142]+[AUX.$O$3];0)" table:style-name="ce12">
            <text:p>02/09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48" table:formula="of:=[service_order.$A143]" table:style-name="ce9">
            <text:p>148</text:p>
          </table:table-cell>
          <table:table-cell office:value-type="date" office:date-value="2020-09-03T00:00:00" table:formula="of:=ROUNDDOWN([AUX.$O$4]*[service_order.$O143]+[AUX.$O$3];0)" table:style-name="ce12">
            <text:p>03/09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49" table:formula="of:=[service_order.$A144]" table:style-name="ce9">
            <text:p>149</text:p>
          </table:table-cell>
          <table:table-cell office:value-type="date" office:date-value="2020-09-04T00:00:00" table:formula="of:=ROUNDDOWN([AUX.$O$4]*[service_order.$O144]+[AUX.$O$3];0)" table:style-name="ce12">
            <text:p>04/09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50" table:formula="of:=[service_order.$A145]" table:style-name="ce9">
            <text:p>150</text:p>
          </table:table-cell>
          <table:table-cell office:value-type="date" office:date-value="2020-09-04T00:00:00" table:formula="of:=ROUNDDOWN([AUX.$O$4]*[service_order.$O145]+[AUX.$O$3];0)" table:style-name="ce12">
            <text:p>04/09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51" table:formula="of:=[service_order.$A146]" table:style-name="ce9">
            <text:p>151</text:p>
          </table:table-cell>
          <table:table-cell office:value-type="date" office:date-value="2020-09-04T00:00:00" table:formula="of:=ROUNDDOWN([AUX.$O$4]*[service_order.$O146]+[AUX.$O$3];0)" table:style-name="ce12">
            <text:p>04/09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52" table:formula="of:=[service_order.$A147]" table:style-name="ce9">
            <text:p>152</text:p>
          </table:table-cell>
          <table:table-cell office:value-type="date" office:date-value="2020-09-04T00:00:00" table:formula="of:=ROUNDDOWN([AUX.$O$4]*[service_order.$O147]+[AUX.$O$3];0)" table:style-name="ce12">
            <text:p>04/09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53" table:formula="of:=[service_order.$A148]" table:style-name="ce9">
            <text:p>153</text:p>
          </table:table-cell>
          <table:table-cell office:value-type="date" office:date-value="2020-10-23T00:00:00" table:formula="of:=ROUNDDOWN([AUX.$O$4]*[service_order.$O148]+[AUX.$O$3];0)" table:style-name="ce12">
            <text:p>23/10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54" table:formula="of:=[service_order.$A149]" table:style-name="ce9">
            <text:p>154</text:p>
          </table:table-cell>
          <table:table-cell office:value-type="date" office:date-value="2020-10-23T00:00:00" table:formula="of:=ROUNDDOWN([AUX.$O$4]*[service_order.$O149]+[AUX.$O$3];0)" table:style-name="ce12">
            <text:p>23/10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55" table:formula="of:=[service_order.$A150]" table:style-name="ce9">
            <text:p>155</text:p>
          </table:table-cell>
          <table:table-cell office:value-type="date" office:date-value="2020-10-23T00:00:00" table:formula="of:=ROUNDDOWN([AUX.$O$4]*[service_order.$O150]+[AUX.$O$3];0)" table:style-name="ce12">
            <text:p>23/10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56" table:formula="of:=[service_order.$A151]" table:style-name="ce9">
            <text:p>156</text:p>
          </table:table-cell>
          <table:table-cell office:value-type="date" office:date-value="2020-10-26T00:00:00" table:formula="of:=ROUNDDOWN([AUX.$O$4]*[service_order.$O151]+[AUX.$O$3];0)" table:style-name="ce12">
            <text:p>26/10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57" table:formula="of:=[service_order.$A152]" table:style-name="ce9">
            <text:p>157</text:p>
          </table:table-cell>
          <table:table-cell office:value-type="date" office:date-value="2020-10-26T00:00:00" table:formula="of:=ROUNDDOWN([AUX.$O$4]*[service_order.$O152]+[AUX.$O$3];0)" table:style-name="ce12">
            <text:p>26/10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58" table:formula="of:=[service_order.$A153]" table:style-name="ce9">
            <text:p>158</text:p>
          </table:table-cell>
          <table:table-cell office:value-type="date" office:date-value="2020-10-26T00:00:00" table:formula="of:=ROUNDDOWN([AUX.$O$4]*[service_order.$O153]+[AUX.$O$3];0)" table:style-name="ce12">
            <text:p>26/10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59" table:formula="of:=[service_order.$A154]" table:style-name="ce9">
            <text:p>159</text:p>
          </table:table-cell>
          <table:table-cell office:value-type="date" office:date-value="2020-10-26T00:00:00" table:formula="of:=ROUNDDOWN([AUX.$O$4]*[service_order.$O154]+[AUX.$O$3];0)" table:style-name="ce12">
            <text:p>26/10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60" table:formula="of:=[service_order.$A155]" table:style-name="ce9">
            <text:p>160</text:p>
          </table:table-cell>
          <table:table-cell office:value-type="date" office:date-value="2020-10-26T00:00:00" table:formula="of:=ROUNDDOWN([AUX.$O$4]*[service_order.$O155]+[AUX.$O$3];0)" table:style-name="ce12">
            <text:p>26/10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61" table:formula="of:=[service_order.$A156]" table:style-name="ce9">
            <text:p>161</text:p>
          </table:table-cell>
          <table:table-cell office:value-type="date" office:date-value="2020-10-26T00:00:00" table:formula="of:=ROUNDDOWN([AUX.$O$4]*[service_order.$O156]+[AUX.$O$3];0)" table:style-name="ce12">
            <text:p>26/10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62" table:formula="of:=[service_order.$A157]" table:style-name="ce9">
            <text:p>162</text:p>
          </table:table-cell>
          <table:table-cell office:value-type="date" office:date-value="2020-10-26T00:00:00" table:formula="of:=ROUNDDOWN([AUX.$O$4]*[service_order.$O157]+[AUX.$O$3];0)" table:style-name="ce12">
            <text:p>26/10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63" table:formula="of:=[service_order.$A158]" table:style-name="ce9">
            <text:p>163</text:p>
          </table:table-cell>
          <table:table-cell office:value-type="date" office:date-value="2020-10-26T00:00:00" table:formula="of:=ROUNDDOWN([AUX.$O$4]*[service_order.$O158]+[AUX.$O$3];0)" table:style-name="ce12">
            <text:p>26/10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64" table:formula="of:=[service_order.$A159]" table:style-name="ce9">
            <text:p>164</text:p>
          </table:table-cell>
          <table:table-cell office:value-type="date" office:date-value="2020-10-26T00:00:00" table:formula="of:=ROUNDDOWN([AUX.$O$4]*[service_order.$O159]+[AUX.$O$3];0)" table:style-name="ce12">
            <text:p>26/10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65" table:formula="of:=[service_order.$A160]" table:style-name="ce9">
            <text:p>165</text:p>
          </table:table-cell>
          <table:table-cell office:value-type="date" office:date-value="2021-02-24T00:00:00" table:formula="of:=ROUNDDOWN([AUX.$O$4]*[service_order.$O160]+[AUX.$O$3];0)" table:style-name="ce12">
            <text:p>24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66" table:formula="of:=[service_order.$A161]" table:style-name="ce9">
            <text:p>166</text:p>
          </table:table-cell>
          <table:table-cell office:value-type="date" office:date-value="2020-10-27T00:00:00" table:formula="of:=ROUNDDOWN([AUX.$O$4]*[service_order.$O161]+[AUX.$O$3];0)" table:style-name="ce12">
            <text:p>27/10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67" table:formula="of:=[service_order.$A162]" table:style-name="ce9">
            <text:p>167</text:p>
          </table:table-cell>
          <table:table-cell office:value-type="date" office:date-value="2020-10-26T00:00:00" table:formula="of:=ROUNDDOWN([AUX.$O$4]*[service_order.$O162]+[AUX.$O$3];0)" table:style-name="ce12">
            <text:p>26/10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68" table:formula="of:=[service_order.$A163]" table:style-name="ce9">
            <text:p>168</text:p>
          </table:table-cell>
          <table:table-cell office:value-type="date" office:date-value="2020-10-26T00:00:00" table:formula="of:=ROUNDDOWN([AUX.$O$4]*[service_order.$O163]+[AUX.$O$3];0)" table:style-name="ce12">
            <text:p>26/10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69" table:formula="of:=[service_order.$A164]" table:style-name="ce9">
            <text:p>169</text:p>
          </table:table-cell>
          <table:table-cell office:value-type="date" office:date-value="2020-10-27T00:00:00" table:formula="of:=ROUNDDOWN([AUX.$O$4]*[service_order.$O164]+[AUX.$O$3];0)" table:style-name="ce12">
            <text:p>27/10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70" table:formula="of:=[service_order.$A165]" table:style-name="ce9">
            <text:p>170</text:p>
          </table:table-cell>
          <table:table-cell office:value-type="date" office:date-value="2020-10-27T00:00:00" table:formula="of:=ROUNDDOWN([AUX.$O$4]*[service_order.$O165]+[AUX.$O$3];0)" table:style-name="ce12">
            <text:p>27/10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71" table:formula="of:=[service_order.$A166]" table:style-name="ce9">
            <text:p>171</text:p>
          </table:table-cell>
          <table:table-cell office:value-type="date" office:date-value="2020-10-27T00:00:00" table:formula="of:=ROUNDDOWN([AUX.$O$4]*[service_order.$O166]+[AUX.$O$3];0)" table:style-name="ce12">
            <text:p>27/10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72" table:formula="of:=[service_order.$A167]" table:style-name="ce9">
            <text:p>172</text:p>
          </table:table-cell>
          <table:table-cell office:value-type="date" office:date-value="2020-10-27T00:00:00" table:formula="of:=ROUNDDOWN([AUX.$O$4]*[service_order.$O167]+[AUX.$O$3];0)" table:style-name="ce12">
            <text:p>27/10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73" table:formula="of:=[service_order.$A168]" table:style-name="ce9">
            <text:p>173</text:p>
          </table:table-cell>
          <table:table-cell office:value-type="date" office:date-value="2020-10-27T00:00:00" table:formula="of:=ROUNDDOWN([AUX.$O$4]*[service_order.$O168]+[AUX.$O$3];0)" table:style-name="ce12">
            <text:p>27/10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74" table:formula="of:=[service_order.$A169]" table:style-name="ce9">
            <text:p>174</text:p>
          </table:table-cell>
          <table:table-cell office:value-type="date" office:date-value="2020-11-03T00:00:00" table:formula="of:=ROUNDDOWN([AUX.$O$4]*[service_order.$O169]+[AUX.$O$3];0)" table:style-name="ce12">
            <text:p>03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75" table:formula="of:=[service_order.$A170]" table:style-name="ce9">
            <text:p>175</text:p>
          </table:table-cell>
          <table:table-cell office:value-type="date" office:date-value="2020-11-03T00:00:00" table:formula="of:=ROUNDDOWN([AUX.$O$4]*[service_order.$O170]+[AUX.$O$3];0)" table:style-name="ce12">
            <text:p>03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76" table:formula="of:=[service_order.$A171]" table:style-name="ce9">
            <text:p>176</text:p>
          </table:table-cell>
          <table:table-cell office:value-type="date" office:date-value="2020-11-03T00:00:00" table:formula="of:=ROUNDDOWN([AUX.$O$4]*[service_order.$O171]+[AUX.$O$3];0)" table:style-name="ce12">
            <text:p>03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77" table:formula="of:=[service_order.$A172]" table:style-name="ce9">
            <text:p>177</text:p>
          </table:table-cell>
          <table:table-cell office:value-type="date" office:date-value="2020-11-03T00:00:00" table:formula="of:=ROUNDDOWN([AUX.$O$4]*[service_order.$O172]+[AUX.$O$3];0)" table:style-name="ce12">
            <text:p>03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78" table:formula="of:=[service_order.$A173]" table:style-name="ce9">
            <text:p>178</text:p>
          </table:table-cell>
          <table:table-cell office:value-type="date" office:date-value="2020-11-03T00:00:00" table:formula="of:=ROUNDDOWN([AUX.$O$4]*[service_order.$O173]+[AUX.$O$3];0)" table:style-name="ce12">
            <text:p>03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79" table:formula="of:=[service_order.$A174]" table:style-name="ce9">
            <text:p>179</text:p>
          </table:table-cell>
          <table:table-cell office:value-type="date" office:date-value="2020-11-03T00:00:00" table:formula="of:=ROUNDDOWN([AUX.$O$4]*[service_order.$O174]+[AUX.$O$3];0)" table:style-name="ce12">
            <text:p>03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80" table:formula="of:=[service_order.$A175]" table:style-name="ce9">
            <text:p>180</text:p>
          </table:table-cell>
          <table:table-cell office:value-type="date" office:date-value="2020-11-04T00:00:00" table:formula="of:=ROUNDDOWN([AUX.$O$4]*[service_order.$O175]+[AUX.$O$3];0)" table:style-name="ce12">
            <text:p>04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81" table:formula="of:=[service_order.$A176]" table:style-name="ce9">
            <text:p>181</text:p>
          </table:table-cell>
          <table:table-cell office:value-type="date" office:date-value="2020-11-04T00:00:00" table:formula="of:=ROUNDDOWN([AUX.$O$4]*[service_order.$O176]+[AUX.$O$3];0)" table:style-name="ce12">
            <text:p>04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82" table:formula="of:=[service_order.$A177]" table:style-name="ce9">
            <text:p>182</text:p>
          </table:table-cell>
          <table:table-cell office:value-type="date" office:date-value="2020-11-04T00:00:00" table:formula="of:=ROUNDDOWN([AUX.$O$4]*[service_order.$O177]+[AUX.$O$3];0)" table:style-name="ce12">
            <text:p>04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83" table:formula="of:=[service_order.$A178]" table:style-name="ce9">
            <text:p>183</text:p>
          </table:table-cell>
          <table:table-cell office:value-type="date" office:date-value="2020-11-04T00:00:00" table:formula="of:=ROUNDDOWN([AUX.$O$4]*[service_order.$O178]+[AUX.$O$3];0)" table:style-name="ce12">
            <text:p>04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84" table:formula="of:=[service_order.$A179]" table:style-name="ce9">
            <text:p>184</text:p>
          </table:table-cell>
          <table:table-cell office:value-type="date" office:date-value="2020-11-06T00:00:00" table:formula="of:=ROUNDDOWN([AUX.$O$4]*[service_order.$O179]+[AUX.$O$3];0)" table:style-name="ce12">
            <text:p>06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85" table:formula="of:=[service_order.$A180]" table:style-name="ce9">
            <text:p>185</text:p>
          </table:table-cell>
          <table:table-cell office:value-type="date" office:date-value="2020-11-06T00:00:00" table:formula="of:=ROUNDDOWN([AUX.$O$4]*[service_order.$O180]+[AUX.$O$3];0)" table:style-name="ce12">
            <text:p>06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86" table:formula="of:=[service_order.$A181]" table:style-name="ce9">
            <text:p>186</text:p>
          </table:table-cell>
          <table:table-cell office:value-type="date" office:date-value="2020-11-06T00:00:00" table:formula="of:=ROUNDDOWN([AUX.$O$4]*[service_order.$O181]+[AUX.$O$3];0)" table:style-name="ce12">
            <text:p>06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87" table:formula="of:=[service_order.$A182]" table:style-name="ce9">
            <text:p>187</text:p>
          </table:table-cell>
          <table:table-cell office:value-type="date" office:date-value="2020-11-06T00:00:00" table:formula="of:=ROUNDDOWN([AUX.$O$4]*[service_order.$O182]+[AUX.$O$3];0)" table:style-name="ce12">
            <text:p>06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88" table:formula="of:=[service_order.$A183]" table:style-name="ce9">
            <text:p>188</text:p>
          </table:table-cell>
          <table:table-cell office:value-type="date" office:date-value="2020-11-06T00:00:00" table:formula="of:=ROUNDDOWN([AUX.$O$4]*[service_order.$O183]+[AUX.$O$3];0)" table:style-name="ce12">
            <text:p>06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91" table:formula="of:=[service_order.$A184]" table:style-name="ce9">
            <text:p>191</text:p>
          </table:table-cell>
          <table:table-cell office:value-type="date" office:date-value="2020-11-10T00:00:00" table:formula="of:=ROUNDDOWN([AUX.$O$4]*[service_order.$O184]+[AUX.$O$3];0)" table:style-name="ce12">
            <text:p>10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92" table:formula="of:=[service_order.$A185]" table:style-name="ce9">
            <text:p>192</text:p>
          </table:table-cell>
          <table:table-cell office:value-type="date" office:date-value="2020-11-11T00:00:00" table:formula="of:=ROUNDDOWN([AUX.$O$4]*[service_order.$O185]+[AUX.$O$3];0)" table:style-name="ce12">
            <text:p>11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93" table:formula="of:=[service_order.$A186]" table:style-name="ce9">
            <text:p>193</text:p>
          </table:table-cell>
          <table:table-cell office:value-type="date" office:date-value="2020-11-11T00:00:00" table:formula="of:=ROUNDDOWN([AUX.$O$4]*[service_order.$O186]+[AUX.$O$3];0)" table:style-name="ce12">
            <text:p>11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94" table:formula="of:=[service_order.$A187]" table:style-name="ce9">
            <text:p>194</text:p>
          </table:table-cell>
          <table:table-cell office:value-type="date" office:date-value="2020-11-11T00:00:00" table:formula="of:=ROUNDDOWN([AUX.$O$4]*[service_order.$O187]+[AUX.$O$3];0)" table:style-name="ce12">
            <text:p>11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95" table:formula="of:=[service_order.$A188]" table:style-name="ce9">
            <text:p>195</text:p>
          </table:table-cell>
          <table:table-cell office:value-type="date" office:date-value="2020-11-11T00:00:00" table:formula="of:=ROUNDDOWN([AUX.$O$4]*[service_order.$O188]+[AUX.$O$3];0)" table:style-name="ce12">
            <text:p>11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96" table:formula="of:=[service_order.$A189]" table:style-name="ce9">
            <text:p>196</text:p>
          </table:table-cell>
          <table:table-cell office:value-type="date" office:date-value="2020-11-11T00:00:00" table:formula="of:=ROUNDDOWN([AUX.$O$4]*[service_order.$O189]+[AUX.$O$3];0)" table:style-name="ce12">
            <text:p>11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97" table:formula="of:=[service_order.$A190]" table:style-name="ce9">
            <text:p>197</text:p>
          </table:table-cell>
          <table:table-cell office:value-type="date" office:date-value="2020-11-11T00:00:00" table:formula="of:=ROUNDDOWN([AUX.$O$4]*[service_order.$O190]+[AUX.$O$3];0)" table:style-name="ce12">
            <text:p>11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98" table:formula="of:=[service_order.$A191]" table:style-name="ce9">
            <text:p>198</text:p>
          </table:table-cell>
          <table:table-cell office:value-type="date" office:date-value="2020-11-11T00:00:00" table:formula="of:=ROUNDDOWN([AUX.$O$4]*[service_order.$O191]+[AUX.$O$3];0)" table:style-name="ce12">
            <text:p>11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199" table:formula="of:=[service_order.$A192]" table:style-name="ce9">
            <text:p>199</text:p>
          </table:table-cell>
          <table:table-cell office:value-type="date" office:date-value="2020-11-12T00:00:00" table:formula="of:=ROUNDDOWN([AUX.$O$4]*[service_order.$O192]+[AUX.$O$3];0)" table:style-name="ce12">
            <text:p>12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00" table:formula="of:=[service_order.$A193]" table:style-name="ce9">
            <text:p>200</text:p>
          </table:table-cell>
          <table:table-cell office:value-type="date" office:date-value="2020-11-12T00:00:00" table:formula="of:=ROUNDDOWN([AUX.$O$4]*[service_order.$O193]+[AUX.$O$3];0)" table:style-name="ce12">
            <text:p>12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01" table:formula="of:=[service_order.$A194]" table:style-name="ce9">
            <text:p>201</text:p>
          </table:table-cell>
          <table:table-cell office:value-type="date" office:date-value="2020-11-12T00:00:00" table:formula="of:=ROUNDDOWN([AUX.$O$4]*[service_order.$O194]+[AUX.$O$3];0)" table:style-name="ce12">
            <text:p>12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02" table:formula="of:=[service_order.$A195]" table:style-name="ce9">
            <text:p>202</text:p>
          </table:table-cell>
          <table:table-cell office:value-type="date" office:date-value="2020-11-12T00:00:00" table:formula="of:=ROUNDDOWN([AUX.$O$4]*[service_order.$O195]+[AUX.$O$3];0)" table:style-name="ce12">
            <text:p>12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03" table:formula="of:=[service_order.$A196]" table:style-name="ce9">
            <text:p>203</text:p>
          </table:table-cell>
          <table:table-cell office:value-type="date" office:date-value="2020-11-12T00:00:00" table:formula="of:=ROUNDDOWN([AUX.$O$4]*[service_order.$O196]+[AUX.$O$3];0)" table:style-name="ce12">
            <text:p>12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04" table:formula="of:=[service_order.$A197]" table:style-name="ce9">
            <text:p>204</text:p>
          </table:table-cell>
          <table:table-cell office:value-type="date" office:date-value="2020-11-12T00:00:00" table:formula="of:=ROUNDDOWN([AUX.$O$4]*[service_order.$O197]+[AUX.$O$3];0)" table:style-name="ce12">
            <text:p>12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05" table:formula="of:=[service_order.$A198]" table:style-name="ce9">
            <text:p>205</text:p>
          </table:table-cell>
          <table:table-cell office:value-type="date" office:date-value="2021-02-26T00:00:00" table:formula="of:=ROUNDDOWN([AUX.$O$4]*[service_order.$O198]+[AUX.$O$3];0)" table:style-name="ce12">
            <text:p>26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06" table:formula="of:=[service_order.$A199]" table:style-name="ce9">
            <text:p>206</text:p>
          </table:table-cell>
          <table:table-cell office:value-type="date" office:date-value="2020-11-20T00:00:00" table:formula="of:=ROUNDDOWN([AUX.$O$4]*[service_order.$O199]+[AUX.$O$3];0)" table:style-name="ce12">
            <text:p>20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07" table:formula="of:=[service_order.$A200]" table:style-name="ce9">
            <text:p>207</text:p>
          </table:table-cell>
          <table:table-cell office:value-type="date" office:date-value="2021-02-26T00:00:00" table:formula="of:=ROUNDDOWN([AUX.$O$4]*[service_order.$O200]+[AUX.$O$3];0)" table:style-name="ce12">
            <text:p>26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08" table:formula="of:=[service_order.$A201]" table:style-name="ce9">
            <text:p>208</text:p>
          </table:table-cell>
          <table:table-cell office:value-type="date" office:date-value="2021-03-04T00:00:00" table:formula="of:=ROUNDDOWN([AUX.$O$4]*[service_order.$O201]+[AUX.$O$3];0)" table:style-name="ce12">
            <text:p>04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09" table:formula="of:=[service_order.$A202]" table:style-name="ce9">
            <text:p>209</text:p>
          </table:table-cell>
          <table:table-cell office:value-type="date" office:date-value="2021-03-04T00:00:00" table:formula="of:=ROUNDDOWN([AUX.$O$4]*[service_order.$O202]+[AUX.$O$3];0)" table:style-name="ce12">
            <text:p>04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10" table:formula="of:=[service_order.$A203]" table:style-name="ce9">
            <text:p>210</text:p>
          </table:table-cell>
          <table:table-cell office:value-type="date" office:date-value="2021-03-05T00:00:00" table:formula="of:=ROUNDDOWN([AUX.$O$4]*[service_order.$O203]+[AUX.$O$3];0)" table:style-name="ce12">
            <text:p>05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11" table:formula="of:=[service_order.$A204]" table:style-name="ce9">
            <text:p>211</text:p>
          </table:table-cell>
          <table:table-cell office:value-type="date" office:date-value="2021-03-10T00:00:00" table:formula="of:=ROUNDDOWN([AUX.$O$4]*[service_order.$O204]+[AUX.$O$3];0)" table:style-name="ce12">
            <text:p>10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12" table:formula="of:=[service_order.$A205]" table:style-name="ce9">
            <text:p>212</text:p>
          </table:table-cell>
          <table:table-cell office:value-type="date" office:date-value="2020-11-12T00:00:00" table:formula="of:=ROUNDDOWN([AUX.$O$4]*[service_order.$O205]+[AUX.$O$3];0)" table:style-name="ce12">
            <text:p>12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13" table:formula="of:=[service_order.$A206]" table:style-name="ce9">
            <text:p>213</text:p>
          </table:table-cell>
          <table:table-cell office:value-type="date" office:date-value="2020-11-12T00:00:00" table:formula="of:=ROUNDDOWN([AUX.$O$4]*[service_order.$O206]+[AUX.$O$3];0)" table:style-name="ce12">
            <text:p>12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14" table:formula="of:=[service_order.$A207]" table:style-name="ce9">
            <text:p>214</text:p>
          </table:table-cell>
          <table:table-cell office:value-type="date" office:date-value="2020-11-16T00:00:00" table:formula="of:=ROUNDDOWN([AUX.$O$4]*[service_order.$O207]+[AUX.$O$3];0)" table:style-name="ce12">
            <text:p>16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15" table:formula="of:=[service_order.$A208]" table:style-name="ce9">
            <text:p>215</text:p>
          </table:table-cell>
          <table:table-cell office:value-type="date" office:date-value="2020-11-13T00:00:00" table:formula="of:=ROUNDDOWN([AUX.$O$4]*[service_order.$O208]+[AUX.$O$3];0)" table:style-name="ce12">
            <text:p>13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16" table:formula="of:=[service_order.$A209]" table:style-name="ce9">
            <text:p>216</text:p>
          </table:table-cell>
          <table:table-cell office:value-type="date" office:date-value="2020-11-13T00:00:00" table:formula="of:=ROUNDDOWN([AUX.$O$4]*[service_order.$O209]+[AUX.$O$3];0)" table:style-name="ce12">
            <text:p>13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17" table:formula="of:=[service_order.$A210]" table:style-name="ce9">
            <text:p>217</text:p>
          </table:table-cell>
          <table:table-cell office:value-type="date" office:date-value="2020-11-13T00:00:00" table:formula="of:=ROUNDDOWN([AUX.$O$4]*[service_order.$O210]+[AUX.$O$3];0)" table:style-name="ce12">
            <text:p>13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18" table:formula="of:=[service_order.$A211]" table:style-name="ce9">
            <text:p>218</text:p>
          </table:table-cell>
          <table:table-cell office:value-type="date" office:date-value="2020-11-16T00:00:00" table:formula="of:=ROUNDDOWN([AUX.$O$4]*[service_order.$O211]+[AUX.$O$3];0)" table:style-name="ce12">
            <text:p>16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19" table:formula="of:=[service_order.$A212]" table:style-name="ce9">
            <text:p>219</text:p>
          </table:table-cell>
          <table:table-cell office:value-type="date" office:date-value="2020-11-16T00:00:00" table:formula="of:=ROUNDDOWN([AUX.$O$4]*[service_order.$O212]+[AUX.$O$3];0)" table:style-name="ce12">
            <text:p>16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20" table:formula="of:=[service_order.$A213]" table:style-name="ce9">
            <text:p>220</text:p>
          </table:table-cell>
          <table:table-cell office:value-type="date" office:date-value="2020-11-16T00:00:00" table:formula="of:=ROUNDDOWN([AUX.$O$4]*[service_order.$O213]+[AUX.$O$3];0)" table:style-name="ce12">
            <text:p>16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21" table:formula="of:=[service_order.$A214]" table:style-name="ce9">
            <text:p>221</text:p>
          </table:table-cell>
          <table:table-cell office:value-type="date" office:date-value="2020-11-16T00:00:00" table:formula="of:=ROUNDDOWN([AUX.$O$4]*[service_order.$O214]+[AUX.$O$3];0)" table:style-name="ce12">
            <text:p>16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22" table:formula="of:=[service_order.$A215]" table:style-name="ce9">
            <text:p>222</text:p>
          </table:table-cell>
          <table:table-cell office:value-type="date" office:date-value="2020-11-16T00:00:00" table:formula="of:=ROUNDDOWN([AUX.$O$4]*[service_order.$O215]+[AUX.$O$3];0)" table:style-name="ce12">
            <text:p>16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23" table:formula="of:=[service_order.$A216]" table:style-name="ce9">
            <text:p>223</text:p>
          </table:table-cell>
          <table:table-cell office:value-type="date" office:date-value="2020-11-17T00:00:00" table:formula="of:=ROUNDDOWN([AUX.$O$4]*[service_order.$O216]+[AUX.$O$3];0)" table:style-name="ce12">
            <text:p>17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24" table:formula="of:=[service_order.$A217]" table:style-name="ce9">
            <text:p>224</text:p>
          </table:table-cell>
          <table:table-cell office:value-type="date" office:date-value="2020-11-17T00:00:00" table:formula="of:=ROUNDDOWN([AUX.$O$4]*[service_order.$O217]+[AUX.$O$3];0)" table:style-name="ce12">
            <text:p>17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25" table:formula="of:=[service_order.$A218]" table:style-name="ce9">
            <text:p>225</text:p>
          </table:table-cell>
          <table:table-cell office:value-type="date" office:date-value="2020-11-17T00:00:00" table:formula="of:=ROUNDDOWN([AUX.$O$4]*[service_order.$O218]+[AUX.$O$3];0)" table:style-name="ce12">
            <text:p>17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26" table:formula="of:=[service_order.$A219]" table:style-name="ce9">
            <text:p>226</text:p>
          </table:table-cell>
          <table:table-cell office:value-type="date" office:date-value="2021-03-01T00:00:00" table:formula="of:=ROUNDDOWN([AUX.$O$4]*[service_order.$O219]+[AUX.$O$3];0)" table:style-name="ce12">
            <text:p>01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27" table:formula="of:=[service_order.$A220]" table:style-name="ce9">
            <text:p>227</text:p>
          </table:table-cell>
          <table:table-cell office:value-type="date" office:date-value="2020-11-17T00:00:00" table:formula="of:=ROUNDDOWN([AUX.$O$4]*[service_order.$O220]+[AUX.$O$3];0)" table:style-name="ce12">
            <text:p>17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28" table:formula="of:=[service_order.$A221]" table:style-name="ce9">
            <text:p>228</text:p>
          </table:table-cell>
          <table:table-cell office:value-type="date" office:date-value="2021-03-01T00:00:00" table:formula="of:=ROUNDDOWN([AUX.$O$4]*[service_order.$O221]+[AUX.$O$3];0)" table:style-name="ce12">
            <text:p>01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29" table:formula="of:=[service_order.$A222]" table:style-name="ce9">
            <text:p>229</text:p>
          </table:table-cell>
          <table:table-cell office:value-type="date" office:date-value="2021-03-01T00:00:00" table:formula="of:=ROUNDDOWN([AUX.$O$4]*[service_order.$O222]+[AUX.$O$3];0)" table:style-name="ce12">
            <text:p>01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30" table:formula="of:=[service_order.$A223]" table:style-name="ce9">
            <text:p>230</text:p>
          </table:table-cell>
          <table:table-cell office:value-type="date" office:date-value="2021-03-01T00:00:00" table:formula="of:=ROUNDDOWN([AUX.$O$4]*[service_order.$O223]+[AUX.$O$3];0)" table:style-name="ce12">
            <text:p>01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31" table:formula="of:=[service_order.$A224]" table:style-name="ce9">
            <text:p>231</text:p>
          </table:table-cell>
          <table:table-cell office:value-type="date" office:date-value="2021-03-01T00:00:00" table:formula="of:=ROUNDDOWN([AUX.$O$4]*[service_order.$O224]+[AUX.$O$3];0)" table:style-name="ce12">
            <text:p>01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32" table:formula="of:=[service_order.$A225]" table:style-name="ce9">
            <text:p>232</text:p>
          </table:table-cell>
          <table:table-cell office:value-type="date" office:date-value="2020-11-18T00:00:00" table:formula="of:=ROUNDDOWN([AUX.$O$4]*[service_order.$O225]+[AUX.$O$3];0)" table:style-name="ce12">
            <text:p>18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33" table:formula="of:=[service_order.$A226]" table:style-name="ce9">
            <text:p>233</text:p>
          </table:table-cell>
          <table:table-cell office:value-type="date" office:date-value="2020-11-18T00:00:00" table:formula="of:=ROUNDDOWN([AUX.$O$4]*[service_order.$O226]+[AUX.$O$3];0)" table:style-name="ce12">
            <text:p>18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34" table:formula="of:=[service_order.$A227]" table:style-name="ce9">
            <text:p>234</text:p>
          </table:table-cell>
          <table:table-cell office:value-type="date" office:date-value="2020-11-18T00:00:00" table:formula="of:=ROUNDDOWN([AUX.$O$4]*[service_order.$O227]+[AUX.$O$3];0)" table:style-name="ce12">
            <text:p>18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36" table:formula="of:=[service_order.$A228]" table:style-name="ce9">
            <text:p>236</text:p>
          </table:table-cell>
          <table:table-cell office:value-type="date" office:date-value="2020-11-18T00:00:00" table:formula="of:=ROUNDDOWN([AUX.$O$4]*[service_order.$O228]+[AUX.$O$3];0)" table:style-name="ce12">
            <text:p>18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37" table:formula="of:=[service_order.$A229]" table:style-name="ce9">
            <text:p>237</text:p>
          </table:table-cell>
          <table:table-cell office:value-type="date" office:date-value="2020-11-18T00:00:00" table:formula="of:=ROUNDDOWN([AUX.$O$4]*[service_order.$O229]+[AUX.$O$3];0)" table:style-name="ce12">
            <text:p>18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38" table:formula="of:=[service_order.$A230]" table:style-name="ce9">
            <text:p>238</text:p>
          </table:table-cell>
          <table:table-cell office:value-type="date" office:date-value="2020-11-18T00:00:00" table:formula="of:=ROUNDDOWN([AUX.$O$4]*[service_order.$O230]+[AUX.$O$3];0)" table:style-name="ce12">
            <text:p>18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39" table:formula="of:=[service_order.$A231]" table:style-name="ce9">
            <text:p>239</text:p>
          </table:table-cell>
          <table:table-cell office:value-type="date" office:date-value="2020-11-18T00:00:00" table:formula="of:=ROUNDDOWN([AUX.$O$4]*[service_order.$O231]+[AUX.$O$3];0)" table:style-name="ce12">
            <text:p>18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40" table:formula="of:=[service_order.$A232]" table:style-name="ce9">
            <text:p>240</text:p>
          </table:table-cell>
          <table:table-cell office:value-type="date" office:date-value="2020-11-18T00:00:00" table:formula="of:=ROUNDDOWN([AUX.$O$4]*[service_order.$O232]+[AUX.$O$3];0)" table:style-name="ce12">
            <text:p>18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41" table:formula="of:=[service_order.$A233]" table:style-name="ce9">
            <text:p>241</text:p>
          </table:table-cell>
          <table:table-cell office:value-type="date" office:date-value="2020-11-18T00:00:00" table:formula="of:=ROUNDDOWN([AUX.$O$4]*[service_order.$O233]+[AUX.$O$3];0)" table:style-name="ce12">
            <text:p>18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42" table:formula="of:=[service_order.$A234]" table:style-name="ce9">
            <text:p>242</text:p>
          </table:table-cell>
          <table:table-cell office:value-type="date" office:date-value="2020-11-18T00:00:00" table:formula="of:=ROUNDDOWN([AUX.$O$4]*[service_order.$O234]+[AUX.$O$3];0)" table:style-name="ce12">
            <text:p>18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43" table:formula="of:=[service_order.$A235]" table:style-name="ce9">
            <text:p>243</text:p>
          </table:table-cell>
          <table:table-cell office:value-type="date" office:date-value="2020-11-18T00:00:00" table:formula="of:=ROUNDDOWN([AUX.$O$4]*[service_order.$O235]+[AUX.$O$3];0)" table:style-name="ce12">
            <text:p>18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44" table:formula="of:=[service_order.$A236]" table:style-name="ce9">
            <text:p>244</text:p>
          </table:table-cell>
          <table:table-cell office:value-type="date" office:date-value="2020-11-18T00:00:00" table:formula="of:=ROUNDDOWN([AUX.$O$4]*[service_order.$O236]+[AUX.$O$3];0)" table:style-name="ce12">
            <text:p>18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45" table:formula="of:=[service_order.$A237]" table:style-name="ce9">
            <text:p>245</text:p>
          </table:table-cell>
          <table:table-cell office:value-type="date" office:date-value="2020-11-18T00:00:00" table:formula="of:=ROUNDDOWN([AUX.$O$4]*[service_order.$O237]+[AUX.$O$3];0)" table:style-name="ce12">
            <text:p>18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46" table:formula="of:=[service_order.$A238]" table:style-name="ce9">
            <text:p>246</text:p>
          </table:table-cell>
          <table:table-cell office:value-type="date" office:date-value="2020-11-18T00:00:00" table:formula="of:=ROUNDDOWN([AUX.$O$4]*[service_order.$O238]+[AUX.$O$3];0)" table:style-name="ce12">
            <text:p>18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47" table:formula="of:=[service_order.$A239]" table:style-name="ce9">
            <text:p>247</text:p>
          </table:table-cell>
          <table:table-cell office:value-type="date" office:date-value="2020-11-18T00:00:00" table:formula="of:=ROUNDDOWN([AUX.$O$4]*[service_order.$O239]+[AUX.$O$3];0)" table:style-name="ce12">
            <text:p>18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48" table:formula="of:=[service_order.$A240]" table:style-name="ce9">
            <text:p>248</text:p>
          </table:table-cell>
          <table:table-cell office:value-type="date" office:date-value="2020-11-18T00:00:00" table:formula="of:=ROUNDDOWN([AUX.$O$4]*[service_order.$O240]+[AUX.$O$3];0)" table:style-name="ce12">
            <text:p>18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49" table:formula="of:=[service_order.$A241]" table:style-name="ce9">
            <text:p>249</text:p>
          </table:table-cell>
          <table:table-cell office:value-type="date" office:date-value="2020-11-18T00:00:00" table:formula="of:=ROUNDDOWN([AUX.$O$4]*[service_order.$O241]+[AUX.$O$3];0)" table:style-name="ce12">
            <text:p>18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50" table:formula="of:=[service_order.$A242]" table:style-name="ce9">
            <text:p>250</text:p>
          </table:table-cell>
          <table:table-cell office:value-type="date" office:date-value="2020-11-18T00:00:00" table:formula="of:=ROUNDDOWN([AUX.$O$4]*[service_order.$O242]+[AUX.$O$3];0)" table:style-name="ce12">
            <text:p>18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51" table:formula="of:=[service_order.$A243]" table:style-name="ce9">
            <text:p>251</text:p>
          </table:table-cell>
          <table:table-cell office:value-type="date" office:date-value="2020-11-18T00:00:00" table:formula="of:=ROUNDDOWN([AUX.$O$4]*[service_order.$O243]+[AUX.$O$3];0)" table:style-name="ce12">
            <text:p>18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52" table:formula="of:=[service_order.$A244]" table:style-name="ce9">
            <text:p>252</text:p>
          </table:table-cell>
          <table:table-cell office:value-type="date" office:date-value="2020-11-18T00:00:00" table:formula="of:=ROUNDDOWN([AUX.$O$4]*[service_order.$O244]+[AUX.$O$3];0)" table:style-name="ce12">
            <text:p>18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53" table:formula="of:=[service_order.$A245]" table:style-name="ce9">
            <text:p>253</text:p>
          </table:table-cell>
          <table:table-cell office:value-type="date" office:date-value="2020-11-18T00:00:00" table:formula="of:=ROUNDDOWN([AUX.$O$4]*[service_order.$O245]+[AUX.$O$3];0)" table:style-name="ce12">
            <text:p>18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54" table:formula="of:=[service_order.$A246]" table:style-name="ce9">
            <text:p>254</text:p>
          </table:table-cell>
          <table:table-cell office:value-type="date" office:date-value="2020-11-18T00:00:00" table:formula="of:=ROUNDDOWN([AUX.$O$4]*[service_order.$O246]+[AUX.$O$3];0)" table:style-name="ce12">
            <text:p>18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55" table:formula="of:=[service_order.$A247]" table:style-name="ce9">
            <text:p>255</text:p>
          </table:table-cell>
          <table:table-cell office:value-type="date" office:date-value="2021-03-03T00:00:00" table:formula="of:=ROUNDDOWN([AUX.$O$4]*[service_order.$O247]+[AUX.$O$3];0)" table:style-name="ce12">
            <text:p>03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56" table:formula="of:=[service_order.$A248]" table:style-name="ce9">
            <text:p>256</text:p>
          </table:table-cell>
          <table:table-cell office:value-type="date" office:date-value="2020-11-19T00:00:00" table:formula="of:=ROUNDDOWN([AUX.$O$4]*[service_order.$O248]+[AUX.$O$3];0)" table:style-name="ce12">
            <text:p>19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57" table:formula="of:=[service_order.$A249]" table:style-name="ce9">
            <text:p>257</text:p>
          </table:table-cell>
          <table:table-cell office:value-type="date" office:date-value="2020-11-19T00:00:00" table:formula="of:=ROUNDDOWN([AUX.$O$4]*[service_order.$O249]+[AUX.$O$3];0)" table:style-name="ce12">
            <text:p>19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58" table:formula="of:=[service_order.$A250]" table:style-name="ce9">
            <text:p>258</text:p>
          </table:table-cell>
          <table:table-cell office:value-type="date" office:date-value="2020-11-19T00:00:00" table:formula="of:=ROUNDDOWN([AUX.$O$4]*[service_order.$O250]+[AUX.$O$3];0)" table:style-name="ce12">
            <text:p>19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59" table:formula="of:=[service_order.$A251]" table:style-name="ce9">
            <text:p>259</text:p>
          </table:table-cell>
          <table:table-cell office:value-type="date" office:date-value="2020-11-19T00:00:00" table:formula="of:=ROUNDDOWN([AUX.$O$4]*[service_order.$O251]+[AUX.$O$3];0)" table:style-name="ce12">
            <text:p>19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60" table:formula="of:=[service_order.$A252]" table:style-name="ce9">
            <text:p>260</text:p>
          </table:table-cell>
          <table:table-cell office:value-type="date" office:date-value="2020-11-19T00:00:00" table:formula="of:=ROUNDDOWN([AUX.$O$4]*[service_order.$O252]+[AUX.$O$3];0)" table:style-name="ce12">
            <text:p>19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61" table:formula="of:=[service_order.$A253]" table:style-name="ce9">
            <text:p>261</text:p>
          </table:table-cell>
          <table:table-cell office:value-type="date" office:date-value="2020-11-19T00:00:00" table:formula="of:=ROUNDDOWN([AUX.$O$4]*[service_order.$O253]+[AUX.$O$3];0)" table:style-name="ce12">
            <text:p>19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62" table:formula="of:=[service_order.$A254]" table:style-name="ce9">
            <text:p>262</text:p>
          </table:table-cell>
          <table:table-cell office:value-type="date" office:date-value="2020-11-19T00:00:00" table:formula="of:=ROUNDDOWN([AUX.$O$4]*[service_order.$O254]+[AUX.$O$3];0)" table:style-name="ce12">
            <text:p>19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63" table:formula="of:=[service_order.$A255]" table:style-name="ce9">
            <text:p>263</text:p>
          </table:table-cell>
          <table:table-cell office:value-type="date" office:date-value="2020-11-20T00:00:00" table:formula="of:=ROUNDDOWN([AUX.$O$4]*[service_order.$O255]+[AUX.$O$3];0)" table:style-name="ce12">
            <text:p>20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64" table:formula="of:=[service_order.$A256]" table:style-name="ce9">
            <text:p>264</text:p>
          </table:table-cell>
          <table:table-cell office:value-type="date" office:date-value="2020-11-20T00:00:00" table:formula="of:=ROUNDDOWN([AUX.$O$4]*[service_order.$O256]+[AUX.$O$3];0)" table:style-name="ce12">
            <text:p>20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65" table:formula="of:=[service_order.$A257]" table:style-name="ce9">
            <text:p>265</text:p>
          </table:table-cell>
          <table:table-cell office:value-type="date" office:date-value="2020-11-20T00:00:00" table:formula="of:=ROUNDDOWN([AUX.$O$4]*[service_order.$O257]+[AUX.$O$3];0)" table:style-name="ce12">
            <text:p>20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66" table:formula="of:=[service_order.$A258]" table:style-name="ce9">
            <text:p>266</text:p>
          </table:table-cell>
          <table:table-cell office:value-type="date" office:date-value="2020-11-20T00:00:00" table:formula="of:=ROUNDDOWN([AUX.$O$4]*[service_order.$O258]+[AUX.$O$3];0)" table:style-name="ce12">
            <text:p>20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67" table:formula="of:=[service_order.$A259]" table:style-name="ce9">
            <text:p>267</text:p>
          </table:table-cell>
          <table:table-cell office:value-type="date" office:date-value="2020-11-20T00:00:00" table:formula="of:=ROUNDDOWN([AUX.$O$4]*[service_order.$O259]+[AUX.$O$3];0)" table:style-name="ce12">
            <text:p>20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68" table:formula="of:=[service_order.$A260]" table:style-name="ce9">
            <text:p>268</text:p>
          </table:table-cell>
          <table:table-cell office:value-type="date" office:date-value="2020-11-20T00:00:00" table:formula="of:=ROUNDDOWN([AUX.$O$4]*[service_order.$O260]+[AUX.$O$3];0)" table:style-name="ce12">
            <text:p>20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69" table:formula="of:=[service_order.$A261]" table:style-name="ce9">
            <text:p>269</text:p>
          </table:table-cell>
          <table:table-cell office:value-type="date" office:date-value="2020-11-20T00:00:00" table:formula="of:=ROUNDDOWN([AUX.$O$4]*[service_order.$O261]+[AUX.$O$3];0)" table:style-name="ce12">
            <text:p>20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70" table:formula="of:=[service_order.$A262]" table:style-name="ce9">
            <text:p>270</text:p>
          </table:table-cell>
          <table:table-cell office:value-type="date" office:date-value="2020-11-20T00:00:00" table:formula="of:=ROUNDDOWN([AUX.$O$4]*[service_order.$O262]+[AUX.$O$3];0)" table:style-name="ce12">
            <text:p>20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71" table:formula="of:=[service_order.$A263]" table:style-name="ce9">
            <text:p>271</text:p>
          </table:table-cell>
          <table:table-cell office:value-type="date" office:date-value="2020-11-20T00:00:00" table:formula="of:=ROUNDDOWN([AUX.$O$4]*[service_order.$O263]+[AUX.$O$3];0)" table:style-name="ce12">
            <text:p>20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72" table:formula="of:=[service_order.$A264]" table:style-name="ce9">
            <text:p>272</text:p>
          </table:table-cell>
          <table:table-cell office:value-type="date" office:date-value="2020-11-20T00:00:00" table:formula="of:=ROUNDDOWN([AUX.$O$4]*[service_order.$O264]+[AUX.$O$3];0)" table:style-name="ce12">
            <text:p>20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73" table:formula="of:=[service_order.$A265]" table:style-name="ce9">
            <text:p>273</text:p>
          </table:table-cell>
          <table:table-cell office:value-type="date" office:date-value="2020-11-20T00:00:00" table:formula="of:=ROUNDDOWN([AUX.$O$4]*[service_order.$O265]+[AUX.$O$3];0)" table:style-name="ce12">
            <text:p>20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74" table:formula="of:=[service_order.$A266]" table:style-name="ce9">
            <text:p>274</text:p>
          </table:table-cell>
          <table:table-cell office:value-type="date" office:date-value="2020-11-20T00:00:00" table:formula="of:=ROUNDDOWN([AUX.$O$4]*[service_order.$O266]+[AUX.$O$3];0)" table:style-name="ce12">
            <text:p>20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75" table:formula="of:=[service_order.$A267]" table:style-name="ce9">
            <text:p>275</text:p>
          </table:table-cell>
          <table:table-cell office:value-type="date" office:date-value="2020-11-20T00:00:00" table:formula="of:=ROUNDDOWN([AUX.$O$4]*[service_order.$O267]+[AUX.$O$3];0)" table:style-name="ce12">
            <text:p>20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76" table:formula="of:=[service_order.$A268]" table:style-name="ce9">
            <text:p>276</text:p>
          </table:table-cell>
          <table:table-cell office:value-type="date" office:date-value="2020-11-20T00:00:00" table:formula="of:=ROUNDDOWN([AUX.$O$4]*[service_order.$O268]+[AUX.$O$3];0)" table:style-name="ce12">
            <text:p>20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77" table:formula="of:=[service_order.$A269]" table:style-name="ce9">
            <text:p>277</text:p>
          </table:table-cell>
          <table:table-cell office:value-type="date" office:date-value="2020-11-23T00:00:00" table:formula="of:=ROUNDDOWN([AUX.$O$4]*[service_order.$O269]+[AUX.$O$3];0)" table:style-name="ce12">
            <text:p>23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78" table:formula="of:=[service_order.$A270]" table:style-name="ce9">
            <text:p>278</text:p>
          </table:table-cell>
          <table:table-cell office:value-type="date" office:date-value="2020-11-23T00:00:00" table:formula="of:=ROUNDDOWN([AUX.$O$4]*[service_order.$O270]+[AUX.$O$3];0)" table:style-name="ce12">
            <text:p>23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79" table:formula="of:=[service_order.$A271]" table:style-name="ce9">
            <text:p>279</text:p>
          </table:table-cell>
          <table:table-cell office:value-type="date" office:date-value="2020-11-23T00:00:00" table:formula="of:=ROUNDDOWN([AUX.$O$4]*[service_order.$O271]+[AUX.$O$3];0)" table:style-name="ce12">
            <text:p>23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80" table:formula="of:=[service_order.$A272]" table:style-name="ce9">
            <text:p>280</text:p>
          </table:table-cell>
          <table:table-cell office:value-type="date" office:date-value="2020-11-23T00:00:00" table:formula="of:=ROUNDDOWN([AUX.$O$4]*[service_order.$O272]+[AUX.$O$3];0)" table:style-name="ce12">
            <text:p>23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81" table:formula="of:=[service_order.$A273]" table:style-name="ce9">
            <text:p>281</text:p>
          </table:table-cell>
          <table:table-cell office:value-type="date" office:date-value="2020-11-23T00:00:00" table:formula="of:=ROUNDDOWN([AUX.$O$4]*[service_order.$O273]+[AUX.$O$3];0)" table:style-name="ce12">
            <text:p>23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82" table:formula="of:=[service_order.$A274]" table:style-name="ce9">
            <text:p>282</text:p>
          </table:table-cell>
          <table:table-cell office:value-type="date" office:date-value="2020-11-24T00:00:00" table:formula="of:=ROUNDDOWN([AUX.$O$4]*[service_order.$O274]+[AUX.$O$3];0)" table:style-name="ce12">
            <text:p>24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83" table:formula="of:=[service_order.$A275]" table:style-name="ce9">
            <text:p>283</text:p>
          </table:table-cell>
          <table:table-cell office:value-type="date" office:date-value="2020-11-24T00:00:00" table:formula="of:=ROUNDDOWN([AUX.$O$4]*[service_order.$O275]+[AUX.$O$3];0)" table:style-name="ce12">
            <text:p>24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84" table:formula="of:=[service_order.$A276]" table:style-name="ce9">
            <text:p>284</text:p>
          </table:table-cell>
          <table:table-cell office:value-type="date" office:date-value="2020-11-24T00:00:00" table:formula="of:=ROUNDDOWN([AUX.$O$4]*[service_order.$O276]+[AUX.$O$3];0)" table:style-name="ce12">
            <text:p>24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85" table:formula="of:=[service_order.$A277]" table:style-name="ce9">
            <text:p>285</text:p>
          </table:table-cell>
          <table:table-cell office:value-type="date" office:date-value="2020-11-24T00:00:00" table:formula="of:=ROUNDDOWN([AUX.$O$4]*[service_order.$O277]+[AUX.$O$3];0)" table:style-name="ce12">
            <text:p>24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86" table:formula="of:=[service_order.$A278]" table:style-name="ce9">
            <text:p>286</text:p>
          </table:table-cell>
          <table:table-cell office:value-type="date" office:date-value="2020-11-24T00:00:00" table:formula="of:=ROUNDDOWN([AUX.$O$4]*[service_order.$O278]+[AUX.$O$3];0)" table:style-name="ce12">
            <text:p>24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87" table:formula="of:=[service_order.$A279]" table:style-name="ce9">
            <text:p>287</text:p>
          </table:table-cell>
          <table:table-cell office:value-type="date" office:date-value="2020-11-24T00:00:00" table:formula="of:=ROUNDDOWN([AUX.$O$4]*[service_order.$O279]+[AUX.$O$3];0)" table:style-name="ce12">
            <text:p>24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88" table:formula="of:=[service_order.$A280]" table:style-name="ce9">
            <text:p>288</text:p>
          </table:table-cell>
          <table:table-cell office:value-type="date" office:date-value="2020-11-24T00:00:00" table:formula="of:=ROUNDDOWN([AUX.$O$4]*[service_order.$O280]+[AUX.$O$3];0)" table:style-name="ce12">
            <text:p>24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89" table:formula="of:=[service_order.$A281]" table:style-name="ce9">
            <text:p>289</text:p>
          </table:table-cell>
          <table:table-cell office:value-type="date" office:date-value="2020-11-24T00:00:00" table:formula="of:=ROUNDDOWN([AUX.$O$4]*[service_order.$O281]+[AUX.$O$3];0)" table:style-name="ce12">
            <text:p>24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90" table:formula="of:=[service_order.$A282]" table:style-name="ce9">
            <text:p>290</text:p>
          </table:table-cell>
          <table:table-cell office:value-type="date" office:date-value="2020-11-24T00:00:00" table:formula="of:=ROUNDDOWN([AUX.$O$4]*[service_order.$O282]+[AUX.$O$3];0)" table:style-name="ce12">
            <text:p>24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91" table:formula="of:=[service_order.$A283]" table:style-name="ce9">
            <text:p>291</text:p>
          </table:table-cell>
          <table:table-cell office:value-type="date" office:date-value="2020-11-25T00:00:00" table:formula="of:=ROUNDDOWN([AUX.$O$4]*[service_order.$O283]+[AUX.$O$3];0)" table:style-name="ce12">
            <text:p>25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92" table:formula="of:=[service_order.$A284]" table:style-name="ce9">
            <text:p>292</text:p>
          </table:table-cell>
          <table:table-cell office:value-type="date" office:date-value="2020-11-25T00:00:00" table:formula="of:=ROUNDDOWN([AUX.$O$4]*[service_order.$O284]+[AUX.$O$3];0)" table:style-name="ce12">
            <text:p>25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93" table:formula="of:=[service_order.$A285]" table:style-name="ce9">
            <text:p>293</text:p>
          </table:table-cell>
          <table:table-cell office:value-type="date" office:date-value="2020-11-25T00:00:00" table:formula="of:=ROUNDDOWN([AUX.$O$4]*[service_order.$O285]+[AUX.$O$3];0)" table:style-name="ce12">
            <text:p>25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94" table:formula="of:=[service_order.$A286]" table:style-name="ce9">
            <text:p>294</text:p>
          </table:table-cell>
          <table:table-cell office:value-type="date" office:date-value="2021-02-23T00:00:00" table:formula="of:=ROUNDDOWN([AUX.$O$4]*[service_order.$O286]+[AUX.$O$3];0)" table:style-name="ce12">
            <text:p>23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95" table:formula="of:=[service_order.$A287]" table:style-name="ce9">
            <text:p>295</text:p>
          </table:table-cell>
          <table:table-cell office:value-type="date" office:date-value="2021-02-23T00:00:00" table:formula="of:=ROUNDDOWN([AUX.$O$4]*[service_order.$O287]+[AUX.$O$3];0)" table:style-name="ce12">
            <text:p>23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96" table:formula="of:=[service_order.$A288]" table:style-name="ce9">
            <text:p>296</text:p>
          </table:table-cell>
          <table:table-cell office:value-type="date" office:date-value="2021-02-23T00:00:00" table:formula="of:=ROUNDDOWN([AUX.$O$4]*[service_order.$O288]+[AUX.$O$3];0)" table:style-name="ce12">
            <text:p>23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97" table:formula="of:=[service_order.$A289]" table:style-name="ce9">
            <text:p>297</text:p>
          </table:table-cell>
          <table:table-cell office:value-type="date" office:date-value="2020-11-25T00:00:00" table:formula="of:=ROUNDDOWN([AUX.$O$4]*[service_order.$O289]+[AUX.$O$3];0)" table:style-name="ce12">
            <text:p>25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98" table:formula="of:=[service_order.$A290]" table:style-name="ce9">
            <text:p>298</text:p>
          </table:table-cell>
          <table:table-cell office:value-type="date" office:date-value="2020-11-26T00:00:00" table:formula="of:=ROUNDDOWN([AUX.$O$4]*[service_order.$O290]+[AUX.$O$3];0)" table:style-name="ce12">
            <text:p>26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299" table:formula="of:=[service_order.$A291]" table:style-name="ce9">
            <text:p>299</text:p>
          </table:table-cell>
          <table:table-cell office:value-type="date" office:date-value="2020-11-26T00:00:00" table:formula="of:=ROUNDDOWN([AUX.$O$4]*[service_order.$O291]+[AUX.$O$3];0)" table:style-name="ce12">
            <text:p>26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00" table:formula="of:=[service_order.$A292]" table:style-name="ce9">
            <text:p>300</text:p>
          </table:table-cell>
          <table:table-cell office:value-type="date" office:date-value="2020-11-26T00:00:00" table:formula="of:=ROUNDDOWN([AUX.$O$4]*[service_order.$O292]+[AUX.$O$3];0)" table:style-name="ce12">
            <text:p>26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01" table:formula="of:=[service_order.$A293]" table:style-name="ce9">
            <text:p>301</text:p>
          </table:table-cell>
          <table:table-cell office:value-type="date" office:date-value="2020-11-26T00:00:00" table:formula="of:=ROUNDDOWN([AUX.$O$4]*[service_order.$O293]+[AUX.$O$3];0)" table:style-name="ce12">
            <text:p>26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02" table:formula="of:=[service_order.$A294]" table:style-name="ce9">
            <text:p>302</text:p>
          </table:table-cell>
          <table:table-cell office:value-type="date" office:date-value="2020-11-26T00:00:00" table:formula="of:=ROUNDDOWN([AUX.$O$4]*[service_order.$O294]+[AUX.$O$3];0)" table:style-name="ce12">
            <text:p>26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03" table:formula="of:=[service_order.$A295]" table:style-name="ce9">
            <text:p>303</text:p>
          </table:table-cell>
          <table:table-cell office:value-type="date" office:date-value="2020-11-26T00:00:00" table:formula="of:=ROUNDDOWN([AUX.$O$4]*[service_order.$O295]+[AUX.$O$3];0)" table:style-name="ce12">
            <text:p>26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04" table:formula="of:=[service_order.$A296]" table:style-name="ce9">
            <text:p>304</text:p>
          </table:table-cell>
          <table:table-cell office:value-type="date" office:date-value="2020-11-27T00:00:00" table:formula="of:=ROUNDDOWN([AUX.$O$4]*[service_order.$O296]+[AUX.$O$3];0)" table:style-name="ce12">
            <text:p>27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05" table:formula="of:=[service_order.$A297]" table:style-name="ce9">
            <text:p>305</text:p>
          </table:table-cell>
          <table:table-cell office:value-type="date" office:date-value="2020-11-27T00:00:00" table:formula="of:=ROUNDDOWN([AUX.$O$4]*[service_order.$O297]+[AUX.$O$3];0)" table:style-name="ce12">
            <text:p>27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06" table:formula="of:=[service_order.$A298]" table:style-name="ce9">
            <text:p>306</text:p>
          </table:table-cell>
          <table:table-cell office:value-type="date" office:date-value="2020-11-30T00:00:00" table:formula="of:=ROUNDDOWN([AUX.$O$4]*[service_order.$O298]+[AUX.$O$3];0)" table:style-name="ce12">
            <text:p>30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07" table:formula="of:=[service_order.$A299]" table:style-name="ce9">
            <text:p>307</text:p>
          </table:table-cell>
          <table:table-cell office:value-type="date" office:date-value="2020-11-30T00:00:00" table:formula="of:=ROUNDDOWN([AUX.$O$4]*[service_order.$O299]+[AUX.$O$3];0)" table:style-name="ce12">
            <text:p>30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08" table:formula="of:=[service_order.$A300]" table:style-name="ce9">
            <text:p>308</text:p>
          </table:table-cell>
          <table:table-cell office:value-type="date" office:date-value="2020-11-30T00:00:00" table:formula="of:=ROUNDDOWN([AUX.$O$4]*[service_order.$O300]+[AUX.$O$3];0)" table:style-name="ce12">
            <text:p>30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09" table:formula="of:=[service_order.$A301]" table:style-name="ce9">
            <text:p>309</text:p>
          </table:table-cell>
          <table:table-cell office:value-type="date" office:date-value="2020-11-30T00:00:00" table:formula="of:=ROUNDDOWN([AUX.$O$4]*[service_order.$O301]+[AUX.$O$3];0)" table:style-name="ce12">
            <text:p>30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10" table:formula="of:=[service_order.$A302]" table:style-name="ce9">
            <text:p>310</text:p>
          </table:table-cell>
          <table:table-cell office:value-type="date" office:date-value="2020-11-30T00:00:00" table:formula="of:=ROUNDDOWN([AUX.$O$4]*[service_order.$O302]+[AUX.$O$3];0)" table:style-name="ce12">
            <text:p>30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11" table:formula="of:=[service_order.$A303]" table:style-name="ce9">
            <text:p>311</text:p>
          </table:table-cell>
          <table:table-cell office:value-type="date" office:date-value="2020-11-30T00:00:00" table:formula="of:=ROUNDDOWN([AUX.$O$4]*[service_order.$O303]+[AUX.$O$3];0)" table:style-name="ce12">
            <text:p>30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12" table:formula="of:=[service_order.$A304]" table:style-name="ce9">
            <text:p>312</text:p>
          </table:table-cell>
          <table:table-cell office:value-type="date" office:date-value="2020-11-30T00:00:00" table:formula="of:=ROUNDDOWN([AUX.$O$4]*[service_order.$O304]+[AUX.$O$3];0)" table:style-name="ce12">
            <text:p>30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13" table:formula="of:=[service_order.$A305]" table:style-name="ce9">
            <text:p>313</text:p>
          </table:table-cell>
          <table:table-cell office:value-type="date" office:date-value="2020-11-30T00:00:00" table:formula="of:=ROUNDDOWN([AUX.$O$4]*[service_order.$O305]+[AUX.$O$3];0)" table:style-name="ce12">
            <text:p>30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14" table:formula="of:=[service_order.$A306]" table:style-name="ce9">
            <text:p>314</text:p>
          </table:table-cell>
          <table:table-cell office:value-type="date" office:date-value="2020-12-01T00:00:00" table:formula="of:=ROUNDDOWN([AUX.$O$4]*[service_order.$O306]+[AUX.$O$3];0)" table:style-name="ce12">
            <text:p>01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15" table:formula="of:=[service_order.$A307]" table:style-name="ce9">
            <text:p>315</text:p>
          </table:table-cell>
          <table:table-cell office:value-type="date" office:date-value="2020-12-01T00:00:00" table:formula="of:=ROUNDDOWN([AUX.$O$4]*[service_order.$O307]+[AUX.$O$3];0)" table:style-name="ce12">
            <text:p>01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16" table:formula="of:=[service_order.$A308]" table:style-name="ce9">
            <text:p>316</text:p>
          </table:table-cell>
          <table:table-cell office:value-type="date" office:date-value="2020-12-01T00:00:00" table:formula="of:=ROUNDDOWN([AUX.$O$4]*[service_order.$O308]+[AUX.$O$3];0)" table:style-name="ce12">
            <text:p>01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17" table:formula="of:=[service_order.$A309]" table:style-name="ce9">
            <text:p>317</text:p>
          </table:table-cell>
          <table:table-cell office:value-type="date" office:date-value="2020-12-01T00:00:00" table:formula="of:=ROUNDDOWN([AUX.$O$4]*[service_order.$O309]+[AUX.$O$3];0)" table:style-name="ce12">
            <text:p>01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18" table:formula="of:=[service_order.$A310]" table:style-name="ce9">
            <text:p>318</text:p>
          </table:table-cell>
          <table:table-cell office:value-type="date" office:date-value="2020-12-01T00:00:00" table:formula="of:=ROUNDDOWN([AUX.$O$4]*[service_order.$O310]+[AUX.$O$3];0)" table:style-name="ce12">
            <text:p>01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19" table:formula="of:=[service_order.$A311]" table:style-name="ce9">
            <text:p>319</text:p>
          </table:table-cell>
          <table:table-cell office:value-type="date" office:date-value="2020-12-01T00:00:00" table:formula="of:=ROUNDDOWN([AUX.$O$4]*[service_order.$O311]+[AUX.$O$3];0)" table:style-name="ce12">
            <text:p>01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20" table:formula="of:=[service_order.$A312]" table:style-name="ce9">
            <text:p>320</text:p>
          </table:table-cell>
          <table:table-cell office:value-type="date" office:date-value="2020-12-01T00:00:00" table:formula="of:=ROUNDDOWN([AUX.$O$4]*[service_order.$O312]+[AUX.$O$3];0)" table:style-name="ce12">
            <text:p>01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21" table:formula="of:=[service_order.$A313]" table:style-name="ce9">
            <text:p>321</text:p>
          </table:table-cell>
          <table:table-cell office:value-type="date" office:date-value="2020-12-01T00:00:00" table:formula="of:=ROUNDDOWN([AUX.$O$4]*[service_order.$O313]+[AUX.$O$3];0)" table:style-name="ce12">
            <text:p>01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22" table:formula="of:=[service_order.$A314]" table:style-name="ce9">
            <text:p>322</text:p>
          </table:table-cell>
          <table:table-cell office:value-type="date" office:date-value="2020-12-02T00:00:00" table:formula="of:=ROUNDDOWN([AUX.$O$4]*[service_order.$O314]+[AUX.$O$3];0)" table:style-name="ce12">
            <text:p>02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23" table:formula="of:=[service_order.$A315]" table:style-name="ce9">
            <text:p>323</text:p>
          </table:table-cell>
          <table:table-cell office:value-type="date" office:date-value="2020-12-02T00:00:00" table:formula="of:=ROUNDDOWN([AUX.$O$4]*[service_order.$O315]+[AUX.$O$3];0)" table:style-name="ce12">
            <text:p>02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24" table:formula="of:=[service_order.$A316]" table:style-name="ce9">
            <text:p>324</text:p>
          </table:table-cell>
          <table:table-cell office:value-type="date" office:date-value="2020-12-02T00:00:00" table:formula="of:=ROUNDDOWN([AUX.$O$4]*[service_order.$O316]+[AUX.$O$3];0)" table:style-name="ce12">
            <text:p>02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25" table:formula="of:=[service_order.$A317]" table:style-name="ce9">
            <text:p>325</text:p>
          </table:table-cell>
          <table:table-cell office:value-type="date" office:date-value="2020-12-02T00:00:00" table:formula="of:=ROUNDDOWN([AUX.$O$4]*[service_order.$O317]+[AUX.$O$3];0)" table:style-name="ce12">
            <text:p>02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26" table:formula="of:=[service_order.$A318]" table:style-name="ce9">
            <text:p>326</text:p>
          </table:table-cell>
          <table:table-cell office:value-type="date" office:date-value="2020-12-02T00:00:00" table:formula="of:=ROUNDDOWN([AUX.$O$4]*[service_order.$O318]+[AUX.$O$3];0)" table:style-name="ce12">
            <text:p>02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27" table:formula="of:=[service_order.$A319]" table:style-name="ce9">
            <text:p>327</text:p>
          </table:table-cell>
          <table:table-cell office:value-type="date" office:date-value="2020-12-02T00:00:00" table:formula="of:=ROUNDDOWN([AUX.$O$4]*[service_order.$O319]+[AUX.$O$3];0)" table:style-name="ce12">
            <text:p>02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28" table:formula="of:=[service_order.$A320]" table:style-name="ce9">
            <text:p>328</text:p>
          </table:table-cell>
          <table:table-cell office:value-type="date" office:date-value="2020-12-03T00:00:00" table:formula="of:=ROUNDDOWN([AUX.$O$4]*[service_order.$O320]+[AUX.$O$3];0)" table:style-name="ce12">
            <text:p>03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29" table:formula="of:=[service_order.$A321]" table:style-name="ce9">
            <text:p>329</text:p>
          </table:table-cell>
          <table:table-cell office:value-type="date" office:date-value="2020-12-03T00:00:00" table:formula="of:=ROUNDDOWN([AUX.$O$4]*[service_order.$O321]+[AUX.$O$3];0)" table:style-name="ce12">
            <text:p>03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30" table:formula="of:=[service_order.$A322]" table:style-name="ce9">
            <text:p>330</text:p>
          </table:table-cell>
          <table:table-cell office:value-type="date" office:date-value="2020-12-03T00:00:00" table:formula="of:=ROUNDDOWN([AUX.$O$4]*[service_order.$O322]+[AUX.$O$3];0)" table:style-name="ce12">
            <text:p>03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31" table:formula="of:=[service_order.$A323]" table:style-name="ce9">
            <text:p>331</text:p>
          </table:table-cell>
          <table:table-cell office:value-type="date" office:date-value="2020-12-03T00:00:00" table:formula="of:=ROUNDDOWN([AUX.$O$4]*[service_order.$O323]+[AUX.$O$3];0)" table:style-name="ce12">
            <text:p>03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32" table:formula="of:=[service_order.$A324]" table:style-name="ce9">
            <text:p>332</text:p>
          </table:table-cell>
          <table:table-cell office:value-type="date" office:date-value="2020-12-03T00:00:00" table:formula="of:=ROUNDDOWN([AUX.$O$4]*[service_order.$O324]+[AUX.$O$3];0)" table:style-name="ce12">
            <text:p>03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33" table:formula="of:=[service_order.$A325]" table:style-name="ce9">
            <text:p>333</text:p>
          </table:table-cell>
          <table:table-cell office:value-type="date" office:date-value="2020-12-03T00:00:00" table:formula="of:=ROUNDDOWN([AUX.$O$4]*[service_order.$O325]+[AUX.$O$3];0)" table:style-name="ce12">
            <text:p>03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34" table:formula="of:=[service_order.$A326]" table:style-name="ce9">
            <text:p>334</text:p>
          </table:table-cell>
          <table:table-cell office:value-type="date" office:date-value="2020-12-03T00:00:00" table:formula="of:=ROUNDDOWN([AUX.$O$4]*[service_order.$O326]+[AUX.$O$3];0)" table:style-name="ce12">
            <text:p>03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35" table:formula="of:=[service_order.$A327]" table:style-name="ce9">
            <text:p>335</text:p>
          </table:table-cell>
          <table:table-cell office:value-type="date" office:date-value="2020-12-03T00:00:00" table:formula="of:=ROUNDDOWN([AUX.$O$4]*[service_order.$O327]+[AUX.$O$3];0)" table:style-name="ce12">
            <text:p>03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36" table:formula="of:=[service_order.$A328]" table:style-name="ce9">
            <text:p>336</text:p>
          </table:table-cell>
          <table:table-cell office:value-type="date" office:date-value="2020-12-04T00:00:00" table:formula="of:=ROUNDDOWN([AUX.$O$4]*[service_order.$O328]+[AUX.$O$3];0)" table:style-name="ce12">
            <text:p>04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37" table:formula="of:=[service_order.$A329]" table:style-name="ce9">
            <text:p>337</text:p>
          </table:table-cell>
          <table:table-cell office:value-type="date" office:date-value="2021-02-09T00:00:00" table:formula="of:=ROUNDDOWN([AUX.$O$4]*[service_order.$O329]+[AUX.$O$3];0)" table:style-name="ce12">
            <text:p>09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38" table:formula="of:=[service_order.$A330]" table:style-name="ce9">
            <text:p>338</text:p>
          </table:table-cell>
          <table:table-cell office:value-type="date" office:date-value="2020-12-04T00:00:00" table:formula="of:=ROUNDDOWN([AUX.$O$4]*[service_order.$O330]+[AUX.$O$3];0)" table:style-name="ce12">
            <text:p>04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39" table:formula="of:=[service_order.$A331]" table:style-name="ce9">
            <text:p>339</text:p>
          </table:table-cell>
          <table:table-cell office:value-type="date" office:date-value="2020-12-07T00:00:00" table:formula="of:=ROUNDDOWN([AUX.$O$4]*[service_order.$O331]+[AUX.$O$3];0)" table:style-name="ce12">
            <text:p>07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40" table:formula="of:=[service_order.$A332]" table:style-name="ce9">
            <text:p>340</text:p>
          </table:table-cell>
          <table:table-cell office:value-type="date" office:date-value="2020-12-07T00:00:00" table:formula="of:=ROUNDDOWN([AUX.$O$4]*[service_order.$O332]+[AUX.$O$3];0)" table:style-name="ce12">
            <text:p>07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41" table:formula="of:=[service_order.$A333]" table:style-name="ce9">
            <text:p>341</text:p>
          </table:table-cell>
          <table:table-cell office:value-type="date" office:date-value="2020-12-07T00:00:00" table:formula="of:=ROUNDDOWN([AUX.$O$4]*[service_order.$O333]+[AUX.$O$3];0)" table:style-name="ce12">
            <text:p>07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42" table:formula="of:=[service_order.$A334]" table:style-name="ce9">
            <text:p>342</text:p>
          </table:table-cell>
          <table:table-cell office:value-type="date" office:date-value="2020-12-07T00:00:00" table:formula="of:=ROUNDDOWN([AUX.$O$4]*[service_order.$O334]+[AUX.$O$3];0)" table:style-name="ce12">
            <text:p>07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43" table:formula="of:=[service_order.$A335]" table:style-name="ce9">
            <text:p>343</text:p>
          </table:table-cell>
          <table:table-cell office:value-type="date" office:date-value="2020-12-07T00:00:00" table:formula="of:=ROUNDDOWN([AUX.$O$4]*[service_order.$O335]+[AUX.$O$3];0)" table:style-name="ce12">
            <text:p>07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44" table:formula="of:=[service_order.$A336]" table:style-name="ce9">
            <text:p>344</text:p>
          </table:table-cell>
          <table:table-cell office:value-type="date" office:date-value="2020-12-07T00:00:00" table:formula="of:=ROUNDDOWN([AUX.$O$4]*[service_order.$O336]+[AUX.$O$3];0)" table:style-name="ce12">
            <text:p>07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45" table:formula="of:=[service_order.$A337]" table:style-name="ce9">
            <text:p>345</text:p>
          </table:table-cell>
          <table:table-cell office:value-type="date" office:date-value="2020-12-07T00:00:00" table:formula="of:=ROUNDDOWN([AUX.$O$4]*[service_order.$O337]+[AUX.$O$3];0)" table:style-name="ce12">
            <text:p>07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46" table:formula="of:=[service_order.$A338]" table:style-name="ce9">
            <text:p>346</text:p>
          </table:table-cell>
          <table:table-cell office:value-type="date" office:date-value="2020-12-07T00:00:00" table:formula="of:=ROUNDDOWN([AUX.$O$4]*[service_order.$O338]+[AUX.$O$3];0)" table:style-name="ce12">
            <text:p>07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47" table:formula="of:=[service_order.$A339]" table:style-name="ce9">
            <text:p>347</text:p>
          </table:table-cell>
          <table:table-cell office:value-type="date" office:date-value="2020-12-07T00:00:00" table:formula="of:=ROUNDDOWN([AUX.$O$4]*[service_order.$O339]+[AUX.$O$3];0)" table:style-name="ce12">
            <text:p>07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48" table:formula="of:=[service_order.$A340]" table:style-name="ce9">
            <text:p>348</text:p>
          </table:table-cell>
          <table:table-cell office:value-type="date" office:date-value="2020-12-08T00:00:00" table:formula="of:=ROUNDDOWN([AUX.$O$4]*[service_order.$O340]+[AUX.$O$3];0)" table:style-name="ce12">
            <text:p>08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49" table:formula="of:=[service_order.$A341]" table:style-name="ce9">
            <text:p>349</text:p>
          </table:table-cell>
          <table:table-cell office:value-type="date" office:date-value="2020-12-08T00:00:00" table:formula="of:=ROUNDDOWN([AUX.$O$4]*[service_order.$O341]+[AUX.$O$3];0)" table:style-name="ce12">
            <text:p>08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50" table:formula="of:=[service_order.$A342]" table:style-name="ce9">
            <text:p>350</text:p>
          </table:table-cell>
          <table:table-cell office:value-type="date" office:date-value="2020-12-08T00:00:00" table:formula="of:=ROUNDDOWN([AUX.$O$4]*[service_order.$O342]+[AUX.$O$3];0)" table:style-name="ce12">
            <text:p>08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51" table:formula="of:=[service_order.$A343]" table:style-name="ce9">
            <text:p>351</text:p>
          </table:table-cell>
          <table:table-cell office:value-type="date" office:date-value="2020-12-08T00:00:00" table:formula="of:=ROUNDDOWN([AUX.$O$4]*[service_order.$O343]+[AUX.$O$3];0)" table:style-name="ce12">
            <text:p>08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52" table:formula="of:=[service_order.$A344]" table:style-name="ce9">
            <text:p>352</text:p>
          </table:table-cell>
          <table:table-cell office:value-type="date" office:date-value="2020-12-08T00:00:00" table:formula="of:=ROUNDDOWN([AUX.$O$4]*[service_order.$O344]+[AUX.$O$3];0)" table:style-name="ce12">
            <text:p>08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53" table:formula="of:=[service_order.$A345]" table:style-name="ce9">
            <text:p>353</text:p>
          </table:table-cell>
          <table:table-cell office:value-type="date" office:date-value="2020-12-08T00:00:00" table:formula="of:=ROUNDDOWN([AUX.$O$4]*[service_order.$O345]+[AUX.$O$3];0)" table:style-name="ce12">
            <text:p>08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54" table:formula="of:=[service_order.$A346]" table:style-name="ce9">
            <text:p>354</text:p>
          </table:table-cell>
          <table:table-cell office:value-type="date" office:date-value="2020-12-08T00:00:00" table:formula="of:=ROUNDDOWN([AUX.$O$4]*[service_order.$O346]+[AUX.$O$3];0)" table:style-name="ce12">
            <text:p>08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55" table:formula="of:=[service_order.$A347]" table:style-name="ce9">
            <text:p>355</text:p>
          </table:table-cell>
          <table:table-cell office:value-type="date" office:date-value="2020-12-08T00:00:00" table:formula="of:=ROUNDDOWN([AUX.$O$4]*[service_order.$O347]+[AUX.$O$3];0)" table:style-name="ce12">
            <text:p>08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56" table:formula="of:=[service_order.$A348]" table:style-name="ce9">
            <text:p>356</text:p>
          </table:table-cell>
          <table:table-cell office:value-type="date" office:date-value="2020-12-08T00:00:00" table:formula="of:=ROUNDDOWN([AUX.$O$4]*[service_order.$O348]+[AUX.$O$3];0)" table:style-name="ce12">
            <text:p>08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57" table:formula="of:=[service_order.$A349]" table:style-name="ce9">
            <text:p>357</text:p>
          </table:table-cell>
          <table:table-cell office:value-type="date" office:date-value="2020-12-08T00:00:00" table:formula="of:=ROUNDDOWN([AUX.$O$4]*[service_order.$O349]+[AUX.$O$3];0)" table:style-name="ce12">
            <text:p>08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58" table:formula="of:=[service_order.$A350]" table:style-name="ce9">
            <text:p>358</text:p>
          </table:table-cell>
          <table:table-cell office:value-type="date" office:date-value="2020-12-09T00:00:00" table:formula="of:=ROUNDDOWN([AUX.$O$4]*[service_order.$O350]+[AUX.$O$3];0)" table:style-name="ce12">
            <text:p>09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59" table:formula="of:=[service_order.$A351]" table:style-name="ce9">
            <text:p>359</text:p>
          </table:table-cell>
          <table:table-cell office:value-type="date" office:date-value="2020-12-09T00:00:00" table:formula="of:=ROUNDDOWN([AUX.$O$4]*[service_order.$O351]+[AUX.$O$3];0)" table:style-name="ce12">
            <text:p>09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60" table:formula="of:=[service_order.$A352]" table:style-name="ce9">
            <text:p>360</text:p>
          </table:table-cell>
          <table:table-cell office:value-type="date" office:date-value="2020-12-09T00:00:00" table:formula="of:=ROUNDDOWN([AUX.$O$4]*[service_order.$O352]+[AUX.$O$3];0)" table:style-name="ce12">
            <text:p>09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61" table:formula="of:=[service_order.$A353]" table:style-name="ce9">
            <text:p>361</text:p>
          </table:table-cell>
          <table:table-cell office:value-type="date" office:date-value="2020-12-09T00:00:00" table:formula="of:=ROUNDDOWN([AUX.$O$4]*[service_order.$O353]+[AUX.$O$3];0)" table:style-name="ce12">
            <text:p>09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62" table:formula="of:=[service_order.$A354]" table:style-name="ce9">
            <text:p>362</text:p>
          </table:table-cell>
          <table:table-cell office:value-type="date" office:date-value="2020-12-09T00:00:00" table:formula="of:=ROUNDDOWN([AUX.$O$4]*[service_order.$O354]+[AUX.$O$3];0)" table:style-name="ce12">
            <text:p>09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63" table:formula="of:=[service_order.$A355]" table:style-name="ce9">
            <text:p>363</text:p>
          </table:table-cell>
          <table:table-cell office:value-type="date" office:date-value="2020-12-09T00:00:00" table:formula="of:=ROUNDDOWN([AUX.$O$4]*[service_order.$O355]+[AUX.$O$3];0)" table:style-name="ce12">
            <text:p>09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64" table:formula="of:=[service_order.$A356]" table:style-name="ce9">
            <text:p>364</text:p>
          </table:table-cell>
          <table:table-cell office:value-type="date" office:date-value="2020-12-09T00:00:00" table:formula="of:=ROUNDDOWN([AUX.$O$4]*[service_order.$O356]+[AUX.$O$3];0)" table:style-name="ce12">
            <text:p>09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65" table:formula="of:=[service_order.$A357]" table:style-name="ce9">
            <text:p>365</text:p>
          </table:table-cell>
          <table:table-cell office:value-type="date" office:date-value="2020-12-10T00:00:00" table:formula="of:=ROUNDDOWN([AUX.$O$4]*[service_order.$O357]+[AUX.$O$3];0)" table:style-name="ce12">
            <text:p>10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66" table:formula="of:=[service_order.$A358]" table:style-name="ce9">
            <text:p>366</text:p>
          </table:table-cell>
          <table:table-cell office:value-type="date" office:date-value="2020-12-10T00:00:00" table:formula="of:=ROUNDDOWN([AUX.$O$4]*[service_order.$O358]+[AUX.$O$3];0)" table:style-name="ce12">
            <text:p>10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67" table:formula="of:=[service_order.$A359]" table:style-name="ce9">
            <text:p>367</text:p>
          </table:table-cell>
          <table:table-cell office:value-type="date" office:date-value="2020-12-10T00:00:00" table:formula="of:=ROUNDDOWN([AUX.$O$4]*[service_order.$O359]+[AUX.$O$3];0)" table:style-name="ce12">
            <text:p>10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68" table:formula="of:=[service_order.$A360]" table:style-name="ce9">
            <text:p>368</text:p>
          </table:table-cell>
          <table:table-cell office:value-type="date" office:date-value="2020-12-10T00:00:00" table:formula="of:=ROUNDDOWN([AUX.$O$4]*[service_order.$O360]+[AUX.$O$3];0)" table:style-name="ce12">
            <text:p>10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69" table:formula="of:=[service_order.$A361]" table:style-name="ce9">
            <text:p>369</text:p>
          </table:table-cell>
          <table:table-cell office:value-type="date" office:date-value="2020-12-10T00:00:00" table:formula="of:=ROUNDDOWN([AUX.$O$4]*[service_order.$O361]+[AUX.$O$3];0)" table:style-name="ce12">
            <text:p>10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70" table:formula="of:=[service_order.$A362]" table:style-name="ce9">
            <text:p>370</text:p>
          </table:table-cell>
          <table:table-cell office:value-type="date" office:date-value="2020-12-10T00:00:00" table:formula="of:=ROUNDDOWN([AUX.$O$4]*[service_order.$O362]+[AUX.$O$3];0)" table:style-name="ce12">
            <text:p>10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71" table:formula="of:=[service_order.$A363]" table:style-name="ce9">
            <text:p>371</text:p>
          </table:table-cell>
          <table:table-cell office:value-type="date" office:date-value="2020-12-10T00:00:00" table:formula="of:=ROUNDDOWN([AUX.$O$4]*[service_order.$O363]+[AUX.$O$3];0)" table:style-name="ce12">
            <text:p>10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72" table:formula="of:=[service_order.$A364]" table:style-name="ce9">
            <text:p>372</text:p>
          </table:table-cell>
          <table:table-cell office:value-type="date" office:date-value="2021-02-09T00:00:00" table:formula="of:=ROUNDDOWN([AUX.$O$4]*[service_order.$O364]+[AUX.$O$3];0)" table:style-name="ce12">
            <text:p>09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73" table:formula="of:=[service_order.$A365]" table:style-name="ce9">
            <text:p>373</text:p>
          </table:table-cell>
          <table:table-cell office:value-type="date" office:date-value="2020-12-14T00:00:00" table:formula="of:=ROUNDDOWN([AUX.$O$4]*[service_order.$O365]+[AUX.$O$3];0)" table:style-name="ce12">
            <text:p>14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74" table:formula="of:=[service_order.$A366]" table:style-name="ce9">
            <text:p>374</text:p>
          </table:table-cell>
          <table:table-cell office:value-type="date" office:date-value="2020-12-14T00:00:00" table:formula="of:=ROUNDDOWN([AUX.$O$4]*[service_order.$O366]+[AUX.$O$3];0)" table:style-name="ce12">
            <text:p>14/12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75" table:formula="of:=[service_order.$A367]" table:style-name="ce9">
            <text:p>375</text:p>
          </table:table-cell>
          <table:table-cell office:value-type="date" office:date-value="2021-01-04T00:00:00" table:formula="of:=ROUNDDOWN([AUX.$O$4]*[service_order.$O367]+[AUX.$O$3];0)" table:style-name="ce12">
            <text:p>04/01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76" table:formula="of:=[service_order.$A368]" table:style-name="ce9">
            <text:p>376</text:p>
          </table:table-cell>
          <table:table-cell office:value-type="date" office:date-value="2021-01-04T00:00:00" table:formula="of:=ROUNDDOWN([AUX.$O$4]*[service_order.$O368]+[AUX.$O$3];0)" table:style-name="ce12">
            <text:p>04/01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77" table:formula="of:=[service_order.$A369]" table:style-name="ce9">
            <text:p>377</text:p>
          </table:table-cell>
          <table:table-cell office:value-type="date" office:date-value="2021-01-04T00:00:00" table:formula="of:=ROUNDDOWN([AUX.$O$4]*[service_order.$O369]+[AUX.$O$3];0)" table:style-name="ce12">
            <text:p>04/01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78" table:formula="of:=[service_order.$A370]" table:style-name="ce9">
            <text:p>378</text:p>
          </table:table-cell>
          <table:table-cell office:value-type="date" office:date-value="2021-01-04T00:00:00" table:formula="of:=ROUNDDOWN([AUX.$O$4]*[service_order.$O370]+[AUX.$O$3];0)" table:style-name="ce12">
            <text:p>04/01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79" table:formula="of:=[service_order.$A371]" table:style-name="ce9">
            <text:p>379</text:p>
          </table:table-cell>
          <table:table-cell office:value-type="date" office:date-value="2021-01-05T00:00:00" table:formula="of:=ROUNDDOWN([AUX.$O$4]*[service_order.$O371]+[AUX.$O$3];0)" table:style-name="ce12">
            <text:p>05/01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80" table:formula="of:=[service_order.$A372]" table:style-name="ce9">
            <text:p>380</text:p>
          </table:table-cell>
          <table:table-cell office:value-type="date" office:date-value="2021-01-06T00:00:00" table:formula="of:=ROUNDDOWN([AUX.$O$4]*[service_order.$O372]+[AUX.$O$3];0)" table:style-name="ce12">
            <text:p>06/01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81" table:formula="of:=[service_order.$A373]" table:style-name="ce9">
            <text:p>381</text:p>
          </table:table-cell>
          <table:table-cell office:value-type="date" office:date-value="2021-02-09T00:00:00" table:formula="of:=ROUNDDOWN([AUX.$O$4]*[service_order.$O373]+[AUX.$O$3];0)" table:style-name="ce12">
            <text:p>09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82" table:formula="of:=[service_order.$A374]" table:style-name="ce9">
            <text:p>382</text:p>
          </table:table-cell>
          <table:table-cell office:value-type="date" office:date-value="2021-02-02T00:00:00" table:formula="of:=ROUNDDOWN([AUX.$O$4]*[service_order.$O374]+[AUX.$O$3];0)" table:style-name="ce12">
            <text:p>02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83" table:formula="of:=[service_order.$A375]" table:style-name="ce9">
            <text:p>383</text:p>
          </table:table-cell>
          <table:table-cell office:value-type="date" office:date-value="2021-02-11T00:00:00" table:formula="of:=ROUNDDOWN([AUX.$O$4]*[service_order.$O375]+[AUX.$O$3];0)" table:style-name="ce12">
            <text:p>11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84" table:formula="of:=[service_order.$A376]" table:style-name="ce9">
            <text:p>384</text:p>
          </table:table-cell>
          <table:table-cell office:value-type="date" office:date-value="2021-02-12T00:00:00" table:formula="of:=ROUNDDOWN([AUX.$O$4]*[service_order.$O376]+[AUX.$O$3];0)" table:style-name="ce12">
            <text:p>12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85" table:formula="of:=[service_order.$A377]" table:style-name="ce9">
            <text:p>385</text:p>
          </table:table-cell>
          <table:table-cell office:value-type="date" office:date-value="2021-02-17T00:00:00" table:formula="of:=ROUNDDOWN([AUX.$O$4]*[service_order.$O377]+[AUX.$O$3];0)" table:style-name="ce12">
            <text:p>17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86" table:formula="of:=[service_order.$A378]" table:style-name="ce9">
            <text:p>386</text:p>
          </table:table-cell>
          <table:table-cell office:value-type="date" office:date-value="2021-02-17T00:00:00" table:formula="of:=ROUNDDOWN([AUX.$O$4]*[service_order.$O378]+[AUX.$O$3];0)" table:style-name="ce12">
            <text:p>17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87" table:formula="of:=[service_order.$A379]" table:style-name="ce9">
            <text:p>387</text:p>
          </table:table-cell>
          <table:table-cell office:value-type="date" office:date-value="2021-02-17T00:00:00" table:formula="of:=ROUNDDOWN([AUX.$O$4]*[service_order.$O379]+[AUX.$O$3];0)" table:style-name="ce12">
            <text:p>17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88" table:formula="of:=[service_order.$A380]" table:style-name="ce9">
            <text:p>388</text:p>
          </table:table-cell>
          <table:table-cell office:value-type="date" office:date-value="2021-02-19T00:00:00" table:formula="of:=ROUNDDOWN([AUX.$O$4]*[service_order.$O380]+[AUX.$O$3];0)" table:style-name="ce12">
            <text:p>19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89" table:formula="of:=[service_order.$A381]" table:style-name="ce9">
            <text:p>389</text:p>
          </table:table-cell>
          <table:table-cell office:value-type="date" office:date-value="2021-02-19T00:00:00" table:formula="of:=ROUNDDOWN([AUX.$O$4]*[service_order.$O381]+[AUX.$O$3];0)" table:style-name="ce12">
            <text:p>19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90" table:formula="of:=[service_order.$A382]" table:style-name="ce9">
            <text:p>390</text:p>
          </table:table-cell>
          <table:table-cell office:value-type="date" office:date-value="2021-02-19T00:00:00" table:formula="of:=ROUNDDOWN([AUX.$O$4]*[service_order.$O382]+[AUX.$O$3];0)" table:style-name="ce12">
            <text:p>19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91" table:formula="of:=[service_order.$A383]" table:style-name="ce9">
            <text:p>391</text:p>
          </table:table-cell>
          <table:table-cell office:value-type="date" office:date-value="2021-02-22T00:00:00" table:formula="of:=ROUNDDOWN([AUX.$O$4]*[service_order.$O383]+[AUX.$O$3];0)" table:style-name="ce12">
            <text:p>22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92" table:formula="of:=[service_order.$A384]" table:style-name="ce9">
            <text:p>392</text:p>
          </table:table-cell>
          <table:table-cell office:value-type="date" office:date-value="2021-02-22T00:00:00" table:formula="of:=ROUNDDOWN([AUX.$O$4]*[service_order.$O384]+[AUX.$O$3];0)" table:style-name="ce12">
            <text:p>22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93" table:formula="of:=[service_order.$A385]" table:style-name="ce9">
            <text:p>393</text:p>
          </table:table-cell>
          <table:table-cell office:value-type="date" office:date-value="2021-02-22T00:00:00" table:formula="of:=ROUNDDOWN([AUX.$O$4]*[service_order.$O385]+[AUX.$O$3];0)" table:style-name="ce12">
            <text:p>22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94" table:formula="of:=[service_order.$A386]" table:style-name="ce9">
            <text:p>394</text:p>
          </table:table-cell>
          <table:table-cell office:value-type="date" office:date-value="2021-03-15T00:00:00" table:formula="of:=ROUNDDOWN([AUX.$O$4]*[service_order.$O386]+[AUX.$O$3];0)" table:style-name="ce12">
            <text:p>15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95" table:formula="of:=[service_order.$A387]" table:style-name="ce9">
            <text:p>395</text:p>
          </table:table-cell>
          <table:table-cell office:value-type="date" office:date-value="2021-02-22T00:00:00" table:formula="of:=ROUNDDOWN([AUX.$O$4]*[service_order.$O387]+[AUX.$O$3];0)" table:style-name="ce12">
            <text:p>22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96" table:formula="of:=[service_order.$A388]" table:style-name="ce9">
            <text:p>396</text:p>
          </table:table-cell>
          <table:table-cell office:value-type="date" office:date-value="2021-02-22T00:00:00" table:formula="of:=ROUNDDOWN([AUX.$O$4]*[service_order.$O388]+[AUX.$O$3];0)" table:style-name="ce12">
            <text:p>22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97" table:formula="of:=[service_order.$A389]" table:style-name="ce9">
            <text:p>397</text:p>
          </table:table-cell>
          <table:table-cell office:value-type="date" office:date-value="2021-02-22T00:00:00" table:formula="of:=ROUNDDOWN([AUX.$O$4]*[service_order.$O389]+[AUX.$O$3];0)" table:style-name="ce12">
            <text:p>22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98" table:formula="of:=[service_order.$A390]" table:style-name="ce9">
            <text:p>398</text:p>
          </table:table-cell>
          <table:table-cell office:value-type="date" office:date-value="2021-02-22T00:00:00" table:formula="of:=ROUNDDOWN([AUX.$O$4]*[service_order.$O390]+[AUX.$O$3];0)" table:style-name="ce12">
            <text:p>22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399" table:formula="of:=[service_order.$A391]" table:style-name="ce9">
            <text:p>399</text:p>
          </table:table-cell>
          <table:table-cell office:value-type="date" office:date-value="2021-02-23T00:00:00" table:formula="of:=ROUNDDOWN([AUX.$O$4]*[service_order.$O391]+[AUX.$O$3];0)" table:style-name="ce12">
            <text:p>23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00" table:formula="of:=[service_order.$A392]" table:style-name="ce9">
            <text:p>400</text:p>
          </table:table-cell>
          <table:table-cell office:value-type="date" office:date-value="2021-02-23T00:00:00" table:formula="of:=ROUNDDOWN([AUX.$O$4]*[service_order.$O392]+[AUX.$O$3];0)" table:style-name="ce12">
            <text:p>23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01" table:formula="of:=[service_order.$A393]" table:style-name="ce9">
            <text:p>401</text:p>
          </table:table-cell>
          <table:table-cell office:value-type="date" office:date-value="2021-02-23T00:00:00" table:formula="of:=ROUNDDOWN([AUX.$O$4]*[service_order.$O393]+[AUX.$O$3];0)" table:style-name="ce12">
            <text:p>23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02" table:formula="of:=[service_order.$A394]" table:style-name="ce9">
            <text:p>402</text:p>
          </table:table-cell>
          <table:table-cell office:value-type="date" office:date-value="2021-02-23T00:00:00" table:formula="of:=ROUNDDOWN([AUX.$O$4]*[service_order.$O394]+[AUX.$O$3];0)" table:style-name="ce12">
            <text:p>23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03" table:formula="of:=[service_order.$A395]" table:style-name="ce9">
            <text:p>403</text:p>
          </table:table-cell>
          <table:table-cell office:value-type="date" office:date-value="2021-03-08T00:00:00" table:formula="of:=ROUNDDOWN([AUX.$O$4]*[service_order.$O395]+[AUX.$O$3];0)" table:style-name="ce12">
            <text:p>08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04" table:formula="of:=[service_order.$A396]" table:style-name="ce9">
            <text:p>404</text:p>
          </table:table-cell>
          <table:table-cell office:value-type="date" office:date-value="2021-02-23T00:00:00" table:formula="of:=ROUNDDOWN([AUX.$O$4]*[service_order.$O396]+[AUX.$O$3];0)" table:style-name="ce12">
            <text:p>23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05" table:formula="of:=[service_order.$A397]" table:style-name="ce9">
            <text:p>405</text:p>
          </table:table-cell>
          <table:table-cell office:value-type="date" office:date-value="2021-02-23T00:00:00" table:formula="of:=ROUNDDOWN([AUX.$O$4]*[service_order.$O397]+[AUX.$O$3];0)" table:style-name="ce12">
            <text:p>23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06" table:formula="of:=[service_order.$A398]" table:style-name="ce9">
            <text:p>406</text:p>
          </table:table-cell>
          <table:table-cell office:value-type="date" office:date-value="2021-02-23T00:00:00" table:formula="of:=ROUNDDOWN([AUX.$O$4]*[service_order.$O398]+[AUX.$O$3];0)" table:style-name="ce12">
            <text:p>23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07" table:formula="of:=[service_order.$A399]" table:style-name="ce9">
            <text:p>407</text:p>
          </table:table-cell>
          <table:table-cell office:value-type="date" office:date-value="2021-02-26T00:00:00" table:formula="of:=ROUNDDOWN([AUX.$O$4]*[service_order.$O399]+[AUX.$O$3];0)" table:style-name="ce12">
            <text:p>26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08" table:formula="of:=[service_order.$A400]" table:style-name="ce9">
            <text:p>408</text:p>
          </table:table-cell>
          <table:table-cell office:value-type="date" office:date-value="2021-02-24T00:00:00" table:formula="of:=ROUNDDOWN([AUX.$O$4]*[service_order.$O400]+[AUX.$O$3];0)" table:style-name="ce12">
            <text:p>24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09" table:formula="of:=[service_order.$A401]" table:style-name="ce9">
            <text:p>409</text:p>
          </table:table-cell>
          <table:table-cell office:value-type="date" office:date-value="2021-02-24T00:00:00" table:formula="of:=ROUNDDOWN([AUX.$O$4]*[service_order.$O401]+[AUX.$O$3];0)" table:style-name="ce12">
            <text:p>24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10" table:formula="of:=[service_order.$A402]" table:style-name="ce9">
            <text:p>410</text:p>
          </table:table-cell>
          <table:table-cell office:value-type="date" office:date-value="2021-02-25T00:00:00" table:formula="of:=ROUNDDOWN([AUX.$O$4]*[service_order.$O402]+[AUX.$O$3];0)" table:style-name="ce12">
            <text:p>25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11" table:formula="of:=[service_order.$A403]" table:style-name="ce9">
            <text:p>411</text:p>
          </table:table-cell>
          <table:table-cell office:value-type="date" office:date-value="2021-02-25T00:00:00" table:formula="of:=ROUNDDOWN([AUX.$O$4]*[service_order.$O403]+[AUX.$O$3];0)" table:style-name="ce12">
            <text:p>25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12" table:formula="of:=[service_order.$A404]" table:style-name="ce9">
            <text:p>412</text:p>
          </table:table-cell>
          <table:table-cell office:value-type="date" office:date-value="2021-02-25T00:00:00" table:formula="of:=ROUNDDOWN([AUX.$O$4]*[service_order.$O404]+[AUX.$O$3];0)" table:style-name="ce12">
            <text:p>25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13" table:formula="of:=[service_order.$A405]" table:style-name="ce9">
            <text:p>413</text:p>
          </table:table-cell>
          <table:table-cell office:value-type="date" office:date-value="2021-02-25T00:00:00" table:formula="of:=ROUNDDOWN([AUX.$O$4]*[service_order.$O405]+[AUX.$O$3];0)" table:style-name="ce12">
            <text:p>25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14" table:formula="of:=[service_order.$A406]" table:style-name="ce9">
            <text:p>414</text:p>
          </table:table-cell>
          <table:table-cell office:value-type="date" office:date-value="2021-02-25T00:00:00" table:formula="of:=ROUNDDOWN([AUX.$O$4]*[service_order.$O406]+[AUX.$O$3];0)" table:style-name="ce12">
            <text:p>25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15" table:formula="of:=[service_order.$A407]" table:style-name="ce9">
            <text:p>415</text:p>
          </table:table-cell>
          <table:table-cell office:value-type="date" office:date-value="2021-02-25T00:00:00" table:formula="of:=ROUNDDOWN([AUX.$O$4]*[service_order.$O407]+[AUX.$O$3];0)" table:style-name="ce12">
            <text:p>25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16" table:formula="of:=[service_order.$A408]" table:style-name="ce9">
            <text:p>416</text:p>
          </table:table-cell>
          <table:table-cell office:value-type="date" office:date-value="2021-02-25T00:00:00" table:formula="of:=ROUNDDOWN([AUX.$O$4]*[service_order.$O408]+[AUX.$O$3];0)" table:style-name="ce12">
            <text:p>25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17" table:formula="of:=[service_order.$A409]" table:style-name="ce9">
            <text:p>417</text:p>
          </table:table-cell>
          <table:table-cell office:value-type="date" office:date-value="2021-02-26T00:00:00" table:formula="of:=ROUNDDOWN([AUX.$O$4]*[service_order.$O409]+[AUX.$O$3];0)" table:style-name="ce12">
            <text:p>26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18" table:formula="of:=[service_order.$A410]" table:style-name="ce9">
            <text:p>418</text:p>
          </table:table-cell>
          <table:table-cell office:value-type="date" office:date-value="2021-02-26T00:00:00" table:formula="of:=ROUNDDOWN([AUX.$O$4]*[service_order.$O410]+[AUX.$O$3];0)" table:style-name="ce12">
            <text:p>26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19" table:formula="of:=[service_order.$A411]" table:style-name="ce9">
            <text:p>419</text:p>
          </table:table-cell>
          <table:table-cell office:value-type="date" office:date-value="2021-02-26T00:00:00" table:formula="of:=ROUNDDOWN([AUX.$O$4]*[service_order.$O411]+[AUX.$O$3];0)" table:style-name="ce12">
            <text:p>26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20" table:formula="of:=[service_order.$A412]" table:style-name="ce9">
            <text:p>420</text:p>
          </table:table-cell>
          <table:table-cell office:value-type="date" office:date-value="2021-02-26T00:00:00" table:formula="of:=ROUNDDOWN([AUX.$O$4]*[service_order.$O412]+[AUX.$O$3];0)" table:style-name="ce12">
            <text:p>26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21" table:formula="of:=[service_order.$A413]" table:style-name="ce9">
            <text:p>421</text:p>
          </table:table-cell>
          <table:table-cell office:value-type="date" office:date-value="2021-02-26T00:00:00" table:formula="of:=ROUNDDOWN([AUX.$O$4]*[service_order.$O413]+[AUX.$O$3];0)" table:style-name="ce12">
            <text:p>26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22" table:formula="of:=[service_order.$A414]" table:style-name="ce9">
            <text:p>422</text:p>
          </table:table-cell>
          <table:table-cell office:value-type="date" office:date-value="2021-02-26T00:00:00" table:formula="of:=ROUNDDOWN([AUX.$O$4]*[service_order.$O414]+[AUX.$O$3];0)" table:style-name="ce12">
            <text:p>26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23" table:formula="of:=[service_order.$A415]" table:style-name="ce9">
            <text:p>423</text:p>
          </table:table-cell>
          <table:table-cell office:value-type="date" office:date-value="2021-02-26T00:00:00" table:formula="of:=ROUNDDOWN([AUX.$O$4]*[service_order.$O415]+[AUX.$O$3];0)" table:style-name="ce12">
            <text:p>26/02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24" table:formula="of:=[service_order.$A416]" table:style-name="ce9">
            <text:p>424</text:p>
          </table:table-cell>
          <table:table-cell office:value-type="date" office:date-value="2021-03-01T00:00:00" table:formula="of:=ROUNDDOWN([AUX.$O$4]*[service_order.$O416]+[AUX.$O$3];0)" table:style-name="ce12">
            <text:p>01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25" table:formula="of:=[service_order.$A417]" table:style-name="ce9">
            <text:p>425</text:p>
          </table:table-cell>
          <table:table-cell office:value-type="date" office:date-value="2021-03-01T00:00:00" table:formula="of:=ROUNDDOWN([AUX.$O$4]*[service_order.$O417]+[AUX.$O$3];0)" table:style-name="ce12">
            <text:p>01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26" table:formula="of:=[service_order.$A418]" table:style-name="ce9">
            <text:p>426</text:p>
          </table:table-cell>
          <table:table-cell office:value-type="date" office:date-value="2021-03-01T00:00:00" table:formula="of:=ROUNDDOWN([AUX.$O$4]*[service_order.$O418]+[AUX.$O$3];0)" table:style-name="ce12">
            <text:p>01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27" table:formula="of:=[service_order.$A419]" table:style-name="ce9">
            <text:p>427</text:p>
          </table:table-cell>
          <table:table-cell office:value-type="date" office:date-value="2021-03-01T00:00:00" table:formula="of:=ROUNDDOWN([AUX.$O$4]*[service_order.$O419]+[AUX.$O$3];0)" table:style-name="ce12">
            <text:p>01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28" table:formula="of:=[service_order.$A420]" table:style-name="ce9">
            <text:p>428</text:p>
          </table:table-cell>
          <table:table-cell office:value-type="date" office:date-value="2021-03-01T00:00:00" table:formula="of:=ROUNDDOWN([AUX.$O$4]*[service_order.$O420]+[AUX.$O$3];0)" table:style-name="ce12">
            <text:p>01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29" table:formula="of:=[service_order.$A421]" table:style-name="ce9">
            <text:p>429</text:p>
          </table:table-cell>
          <table:table-cell office:value-type="date" office:date-value="2021-03-01T00:00:00" table:formula="of:=ROUNDDOWN([AUX.$O$4]*[service_order.$O421]+[AUX.$O$3];0)" table:style-name="ce12">
            <text:p>01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30" table:formula="of:=[service_order.$A422]" table:style-name="ce9">
            <text:p>430</text:p>
          </table:table-cell>
          <table:table-cell office:value-type="date" office:date-value="2021-03-01T00:00:00" table:formula="of:=ROUNDDOWN([AUX.$O$4]*[service_order.$O422]+[AUX.$O$3];0)" table:style-name="ce12">
            <text:p>01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31" table:formula="of:=[service_order.$A423]" table:style-name="ce9">
            <text:p>431</text:p>
          </table:table-cell>
          <table:table-cell office:value-type="date" office:date-value="2021-03-01T00:00:00" table:formula="of:=ROUNDDOWN([AUX.$O$4]*[service_order.$O423]+[AUX.$O$3];0)" table:style-name="ce12">
            <text:p>01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32" table:formula="of:=[service_order.$A424]" table:style-name="ce9">
            <text:p>432</text:p>
          </table:table-cell>
          <table:table-cell office:value-type="date" office:date-value="2021-03-01T00:00:00" table:formula="of:=ROUNDDOWN([AUX.$O$4]*[service_order.$O424]+[AUX.$O$3];0)" table:style-name="ce12">
            <text:p>01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33" table:formula="of:=[service_order.$A425]" table:style-name="ce9">
            <text:p>433</text:p>
          </table:table-cell>
          <table:table-cell office:value-type="date" office:date-value="2021-03-01T00:00:00" table:formula="of:=ROUNDDOWN([AUX.$O$4]*[service_order.$O425]+[AUX.$O$3];0)" table:style-name="ce12">
            <text:p>01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34" table:formula="of:=[service_order.$A426]" table:style-name="ce9">
            <text:p>434</text:p>
          </table:table-cell>
          <table:table-cell office:value-type="date" office:date-value="2021-03-02T00:00:00" table:formula="of:=ROUNDDOWN([AUX.$O$4]*[service_order.$O426]+[AUX.$O$3];0)" table:style-name="ce12">
            <text:p>0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35" table:formula="of:=[service_order.$A427]" table:style-name="ce9">
            <text:p>435</text:p>
          </table:table-cell>
          <table:table-cell office:value-type="date" office:date-value="2021-03-02T00:00:00" table:formula="of:=ROUNDDOWN([AUX.$O$4]*[service_order.$O427]+[AUX.$O$3];0)" table:style-name="ce12">
            <text:p>0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36" table:formula="of:=[service_order.$A428]" table:style-name="ce9">
            <text:p>436</text:p>
          </table:table-cell>
          <table:table-cell office:value-type="date" office:date-value="2021-03-02T00:00:00" table:formula="of:=ROUNDDOWN([AUX.$O$4]*[service_order.$O428]+[AUX.$O$3];0)" table:style-name="ce12">
            <text:p>0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37" table:formula="of:=[service_order.$A429]" table:style-name="ce9">
            <text:p>437</text:p>
          </table:table-cell>
          <table:table-cell office:value-type="date" office:date-value="2021-03-02T00:00:00" table:formula="of:=ROUNDDOWN([AUX.$O$4]*[service_order.$O429]+[AUX.$O$3];0)" table:style-name="ce12">
            <text:p>0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38" table:formula="of:=[service_order.$A430]" table:style-name="ce9">
            <text:p>438</text:p>
          </table:table-cell>
          <table:table-cell office:value-type="date" office:date-value="2021-03-02T00:00:00" table:formula="of:=ROUNDDOWN([AUX.$O$4]*[service_order.$O430]+[AUX.$O$3];0)" table:style-name="ce12">
            <text:p>0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39" table:formula="of:=[service_order.$A431]" table:style-name="ce9">
            <text:p>439</text:p>
          </table:table-cell>
          <table:table-cell office:value-type="date" office:date-value="2021-03-05T00:00:00" table:formula="of:=ROUNDDOWN([AUX.$O$4]*[service_order.$O431]+[AUX.$O$3];0)" table:style-name="ce12">
            <text:p>05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40" table:formula="of:=[service_order.$A432]" table:style-name="ce9">
            <text:p>440</text:p>
          </table:table-cell>
          <table:table-cell office:value-type="date" office:date-value="2021-03-02T00:00:00" table:formula="of:=ROUNDDOWN([AUX.$O$4]*[service_order.$O432]+[AUX.$O$3];0)" table:style-name="ce12">
            <text:p>0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41" table:formula="of:=[service_order.$A433]" table:style-name="ce9">
            <text:p>441</text:p>
          </table:table-cell>
          <table:table-cell office:value-type="date" office:date-value="2021-03-02T00:00:00" table:formula="of:=ROUNDDOWN([AUX.$O$4]*[service_order.$O433]+[AUX.$O$3];0)" table:style-name="ce12">
            <text:p>0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42" table:formula="of:=[service_order.$A434]" table:style-name="ce9">
            <text:p>442</text:p>
          </table:table-cell>
          <table:table-cell office:value-type="date" office:date-value="2021-03-02T00:00:00" table:formula="of:=ROUNDDOWN([AUX.$O$4]*[service_order.$O434]+[AUX.$O$3];0)" table:style-name="ce12">
            <text:p>0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43" table:formula="of:=[service_order.$A435]" table:style-name="ce9">
            <text:p>443</text:p>
          </table:table-cell>
          <table:table-cell office:value-type="date" office:date-value="2021-03-02T00:00:00" table:formula="of:=ROUNDDOWN([AUX.$O$4]*[service_order.$O435]+[AUX.$O$3];0)" table:style-name="ce12">
            <text:p>0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44" table:formula="of:=[service_order.$A436]" table:style-name="ce9">
            <text:p>444</text:p>
          </table:table-cell>
          <table:table-cell office:value-type="date" office:date-value="2021-03-02T00:00:00" table:formula="of:=ROUNDDOWN([AUX.$O$4]*[service_order.$O436]+[AUX.$O$3];0)" table:style-name="ce12">
            <text:p>0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45" table:formula="of:=[service_order.$A437]" table:style-name="ce9">
            <text:p>445</text:p>
          </table:table-cell>
          <table:table-cell office:value-type="date" office:date-value="2021-03-02T00:00:00" table:formula="of:=ROUNDDOWN([AUX.$O$4]*[service_order.$O437]+[AUX.$O$3];0)" table:style-name="ce12">
            <text:p>0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46" table:formula="of:=[service_order.$A438]" table:style-name="ce9">
            <text:p>446</text:p>
          </table:table-cell>
          <table:table-cell office:value-type="date" office:date-value="2021-03-03T00:00:00" table:formula="of:=ROUNDDOWN([AUX.$O$4]*[service_order.$O438]+[AUX.$O$3];0)" table:style-name="ce12">
            <text:p>03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47" table:formula="of:=[service_order.$A439]" table:style-name="ce9">
            <text:p>447</text:p>
          </table:table-cell>
          <table:table-cell office:value-type="date" office:date-value="2021-03-03T00:00:00" table:formula="of:=ROUNDDOWN([AUX.$O$4]*[service_order.$O439]+[AUX.$O$3];0)" table:style-name="ce12">
            <text:p>03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48" table:formula="of:=[service_order.$A440]" table:style-name="ce9">
            <text:p>448</text:p>
          </table:table-cell>
          <table:table-cell office:value-type="date" office:date-value="2021-03-03T00:00:00" table:formula="of:=ROUNDDOWN([AUX.$O$4]*[service_order.$O440]+[AUX.$O$3];0)" table:style-name="ce12">
            <text:p>03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49" table:formula="of:=[service_order.$A441]" table:style-name="ce9">
            <text:p>449</text:p>
          </table:table-cell>
          <table:table-cell office:value-type="date" office:date-value="2021-03-03T00:00:00" table:formula="of:=ROUNDDOWN([AUX.$O$4]*[service_order.$O441]+[AUX.$O$3];0)" table:style-name="ce12">
            <text:p>03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50" table:formula="of:=[service_order.$A442]" table:style-name="ce9">
            <text:p>450</text:p>
          </table:table-cell>
          <table:table-cell office:value-type="date" office:date-value="2021-03-04T00:00:00" table:formula="of:=ROUNDDOWN([AUX.$O$4]*[service_order.$O442]+[AUX.$O$3];0)" table:style-name="ce12">
            <text:p>04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51" table:formula="of:=[service_order.$A443]" table:style-name="ce9">
            <text:p>451</text:p>
          </table:table-cell>
          <table:table-cell office:value-type="date" office:date-value="2021-03-04T00:00:00" table:formula="of:=ROUNDDOWN([AUX.$O$4]*[service_order.$O443]+[AUX.$O$3];0)" table:style-name="ce12">
            <text:p>04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52" table:formula="of:=[service_order.$A444]" table:style-name="ce9">
            <text:p>452</text:p>
          </table:table-cell>
          <table:table-cell office:value-type="date" office:date-value="2021-03-04T00:00:00" table:formula="of:=ROUNDDOWN([AUX.$O$4]*[service_order.$O444]+[AUX.$O$3];0)" table:style-name="ce12">
            <text:p>04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53" table:formula="of:=[service_order.$A445]" table:style-name="ce9">
            <text:p>453</text:p>
          </table:table-cell>
          <table:table-cell office:value-type="date" office:date-value="2021-03-04T00:00:00" table:formula="of:=ROUNDDOWN([AUX.$O$4]*[service_order.$O445]+[AUX.$O$3];0)" table:style-name="ce12">
            <text:p>04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54" table:formula="of:=[service_order.$A446]" table:style-name="ce9">
            <text:p>454</text:p>
          </table:table-cell>
          <table:table-cell office:value-type="date" office:date-value="2021-03-04T00:00:00" table:formula="of:=ROUNDDOWN([AUX.$O$4]*[service_order.$O446]+[AUX.$O$3];0)" table:style-name="ce12">
            <text:p>04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55" table:formula="of:=[service_order.$A447]" table:style-name="ce9">
            <text:p>455</text:p>
          </table:table-cell>
          <table:table-cell office:value-type="date" office:date-value="2021-03-05T00:00:00" table:formula="of:=ROUNDDOWN([AUX.$O$4]*[service_order.$O447]+[AUX.$O$3];0)" table:style-name="ce12">
            <text:p>05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56" table:formula="of:=[service_order.$A448]" table:style-name="ce9">
            <text:p>456</text:p>
          </table:table-cell>
          <table:table-cell office:value-type="date" office:date-value="2021-03-05T00:00:00" table:formula="of:=ROUNDDOWN([AUX.$O$4]*[service_order.$O448]+[AUX.$O$3];0)" table:style-name="ce12">
            <text:p>05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57" table:formula="of:=[service_order.$A449]" table:style-name="ce9">
            <text:p>457</text:p>
          </table:table-cell>
          <table:table-cell office:value-type="date" office:date-value="2021-03-08T00:00:00" table:formula="of:=ROUNDDOWN([AUX.$O$4]*[service_order.$O449]+[AUX.$O$3];0)" table:style-name="ce12">
            <text:p>08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58" table:formula="of:=[service_order.$A450]" table:style-name="ce9">
            <text:p>458</text:p>
          </table:table-cell>
          <table:table-cell office:value-type="date" office:date-value="2021-03-08T00:00:00" table:formula="of:=ROUNDDOWN([AUX.$O$4]*[service_order.$O450]+[AUX.$O$3];0)" table:style-name="ce12">
            <text:p>08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59" table:formula="of:=[service_order.$A451]" table:style-name="ce9">
            <text:p>459</text:p>
          </table:table-cell>
          <table:table-cell office:value-type="date" office:date-value="2021-03-08T00:00:00" table:formula="of:=ROUNDDOWN([AUX.$O$4]*[service_order.$O451]+[AUX.$O$3];0)" table:style-name="ce12">
            <text:p>08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60" table:formula="of:=[service_order.$A452]" table:style-name="ce9">
            <text:p>460</text:p>
          </table:table-cell>
          <table:table-cell office:value-type="date" office:date-value="2021-03-08T00:00:00" table:formula="of:=ROUNDDOWN([AUX.$O$4]*[service_order.$O452]+[AUX.$O$3];0)" table:style-name="ce12">
            <text:p>08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61" table:formula="of:=[service_order.$A453]" table:style-name="ce9">
            <text:p>461</text:p>
          </table:table-cell>
          <table:table-cell office:value-type="date" office:date-value="2021-03-08T00:00:00" table:formula="of:=ROUNDDOWN([AUX.$O$4]*[service_order.$O453]+[AUX.$O$3];0)" table:style-name="ce12">
            <text:p>08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62" table:formula="of:=[service_order.$A454]" table:style-name="ce9">
            <text:p>462</text:p>
          </table:table-cell>
          <table:table-cell office:value-type="date" office:date-value="2021-03-08T00:00:00" table:formula="of:=ROUNDDOWN([AUX.$O$4]*[service_order.$O454]+[AUX.$O$3];0)" table:style-name="ce12">
            <text:p>08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63" table:formula="of:=[service_order.$A455]" table:style-name="ce9">
            <text:p>463</text:p>
          </table:table-cell>
          <table:table-cell office:value-type="date" office:date-value="2021-03-08T00:00:00" table:formula="of:=ROUNDDOWN([AUX.$O$4]*[service_order.$O455]+[AUX.$O$3];0)" table:style-name="ce12">
            <text:p>08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64" table:formula="of:=[service_order.$A456]" table:style-name="ce9">
            <text:p>464</text:p>
          </table:table-cell>
          <table:table-cell office:value-type="date" office:date-value="2021-03-09T00:00:00" table:formula="of:=ROUNDDOWN([AUX.$O$4]*[service_order.$O456]+[AUX.$O$3];0)" table:style-name="ce12">
            <text:p>09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65" table:formula="of:=[service_order.$A457]" table:style-name="ce9">
            <text:p>465</text:p>
          </table:table-cell>
          <table:table-cell office:value-type="date" office:date-value="2021-03-09T00:00:00" table:formula="of:=ROUNDDOWN([AUX.$O$4]*[service_order.$O457]+[AUX.$O$3];0)" table:style-name="ce12">
            <text:p>09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66" table:formula="of:=[service_order.$A458]" table:style-name="ce9">
            <text:p>466</text:p>
          </table:table-cell>
          <table:table-cell office:value-type="date" office:date-value="2021-03-09T00:00:00" table:formula="of:=ROUNDDOWN([AUX.$O$4]*[service_order.$O458]+[AUX.$O$3];0)" table:style-name="ce12">
            <text:p>09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67" table:formula="of:=[service_order.$A459]" table:style-name="ce9">
            <text:p>467</text:p>
          </table:table-cell>
          <table:table-cell office:value-type="date" office:date-value="2021-03-09T00:00:00" table:formula="of:=ROUNDDOWN([AUX.$O$4]*[service_order.$O459]+[AUX.$O$3];0)" table:style-name="ce12">
            <text:p>09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68" table:formula="of:=[service_order.$A460]" table:style-name="ce9">
            <text:p>468</text:p>
          </table:table-cell>
          <table:table-cell office:value-type="date" office:date-value="2021-03-09T00:00:00" table:formula="of:=ROUNDDOWN([AUX.$O$4]*[service_order.$O460]+[AUX.$O$3];0)" table:style-name="ce12">
            <text:p>09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69" table:formula="of:=[service_order.$A461]" table:style-name="ce9">
            <text:p>469</text:p>
          </table:table-cell>
          <table:table-cell office:value-type="date" office:date-value="2021-03-09T00:00:00" table:formula="of:=ROUNDDOWN([AUX.$O$4]*[service_order.$O461]+[AUX.$O$3];0)" table:style-name="ce12">
            <text:p>09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70" table:formula="of:=[service_order.$A462]" table:style-name="ce9">
            <text:p>470</text:p>
          </table:table-cell>
          <table:table-cell office:value-type="date" office:date-value="2021-03-12T00:00:00" table:formula="of:=ROUNDDOWN([AUX.$O$4]*[service_order.$O462]+[AUX.$O$3];0)" table:style-name="ce12">
            <text:p>1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71" table:formula="of:=[service_order.$A463]" table:style-name="ce9">
            <text:p>471</text:p>
          </table:table-cell>
          <table:table-cell office:value-type="date" office:date-value="2021-03-09T00:00:00" table:formula="of:=ROUNDDOWN([AUX.$O$4]*[service_order.$O463]+[AUX.$O$3];0)" table:style-name="ce12">
            <text:p>09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72" table:formula="of:=[service_order.$A464]" table:style-name="ce9">
            <text:p>472</text:p>
          </table:table-cell>
          <table:table-cell office:value-type="date" office:date-value="2021-03-09T00:00:00" table:formula="of:=ROUNDDOWN([AUX.$O$4]*[service_order.$O464]+[AUX.$O$3];0)" table:style-name="ce12">
            <text:p>09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73" table:formula="of:=[service_order.$A465]" table:style-name="ce9">
            <text:p>473</text:p>
          </table:table-cell>
          <table:table-cell office:value-type="date" office:date-value="2021-03-09T00:00:00" table:formula="of:=ROUNDDOWN([AUX.$O$4]*[service_order.$O465]+[AUX.$O$3];0)" table:style-name="ce12">
            <text:p>09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74" table:formula="of:=[service_order.$A466]" table:style-name="ce9">
            <text:p>474</text:p>
          </table:table-cell>
          <table:table-cell office:value-type="date" office:date-value="2021-03-10T00:00:00" table:formula="of:=ROUNDDOWN([AUX.$O$4]*[service_order.$O466]+[AUX.$O$3];0)" table:style-name="ce12">
            <text:p>10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75" table:formula="of:=[service_order.$A467]" table:style-name="ce9">
            <text:p>475</text:p>
          </table:table-cell>
          <table:table-cell office:value-type="date" office:date-value="2021-03-10T00:00:00" table:formula="of:=ROUNDDOWN([AUX.$O$4]*[service_order.$O467]+[AUX.$O$3];0)" table:style-name="ce12">
            <text:p>10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76" table:formula="of:=[service_order.$A468]" table:style-name="ce9">
            <text:p>476</text:p>
          </table:table-cell>
          <table:table-cell office:value-type="date" office:date-value="2021-03-10T00:00:00" table:formula="of:=ROUNDDOWN([AUX.$O$4]*[service_order.$O468]+[AUX.$O$3];0)" table:style-name="ce12">
            <text:p>10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77" table:formula="of:=[service_order.$A469]" table:style-name="ce9">
            <text:p>477</text:p>
          </table:table-cell>
          <table:table-cell office:value-type="date" office:date-value="2021-03-10T00:00:00" table:formula="of:=ROUNDDOWN([AUX.$O$4]*[service_order.$O469]+[AUX.$O$3];0)" table:style-name="ce12">
            <text:p>10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78" table:formula="of:=[service_order.$A470]" table:style-name="ce9">
            <text:p>478</text:p>
          </table:table-cell>
          <table:table-cell office:value-type="date" office:date-value="2021-03-11T00:00:00" table:formula="of:=ROUNDDOWN([AUX.$O$4]*[service_order.$O470]+[AUX.$O$3];0)" table:style-name="ce12">
            <text:p>11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79" table:formula="of:=[service_order.$A471]" table:style-name="ce9">
            <text:p>479</text:p>
          </table:table-cell>
          <table:table-cell office:value-type="date" office:date-value="2021-03-12T00:00:00" table:formula="of:=ROUNDDOWN([AUX.$O$4]*[service_order.$O471]+[AUX.$O$3];0)" table:style-name="ce12">
            <text:p>1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80" table:formula="of:=[service_order.$A472]" table:style-name="ce9">
            <text:p>480</text:p>
          </table:table-cell>
          <table:table-cell office:value-type="date" office:date-value="2021-03-12T00:00:00" table:formula="of:=ROUNDDOWN([AUX.$O$4]*[service_order.$O472]+[AUX.$O$3];0)" table:style-name="ce12">
            <text:p>1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81" table:formula="of:=[service_order.$A473]" table:style-name="ce9">
            <text:p>481</text:p>
          </table:table-cell>
          <table:table-cell office:value-type="date" office:date-value="2021-03-12T00:00:00" table:formula="of:=ROUNDDOWN([AUX.$O$4]*[service_order.$O473]+[AUX.$O$3];0)" table:style-name="ce12">
            <text:p>1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82" table:formula="of:=[service_order.$A474]" table:style-name="ce9">
            <text:p>482</text:p>
          </table:table-cell>
          <table:table-cell office:value-type="date" office:date-value="2021-03-12T00:00:00" table:formula="of:=ROUNDDOWN([AUX.$O$4]*[service_order.$O474]+[AUX.$O$3];0)" table:style-name="ce12">
            <text:p>1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83" table:formula="of:=[service_order.$A475]" table:style-name="ce9">
            <text:p>483</text:p>
          </table:table-cell>
          <table:table-cell office:value-type="date" office:date-value="2021-03-12T00:00:00" table:formula="of:=ROUNDDOWN([AUX.$O$4]*[service_order.$O475]+[AUX.$O$3];0)" table:style-name="ce12">
            <text:p>1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84" table:formula="of:=[service_order.$A476]" table:style-name="ce9">
            <text:p>484</text:p>
          </table:table-cell>
          <table:table-cell office:value-type="date" office:date-value="2021-03-12T00:00:00" table:formula="of:=ROUNDDOWN([AUX.$O$4]*[service_order.$O476]+[AUX.$O$3];0)" table:style-name="ce12">
            <text:p>1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85" table:formula="of:=[service_order.$A477]" table:style-name="ce9">
            <text:p>485</text:p>
          </table:table-cell>
          <table:table-cell office:value-type="date" office:date-value="2021-03-12T00:00:00" table:formula="of:=ROUNDDOWN([AUX.$O$4]*[service_order.$O477]+[AUX.$O$3];0)" table:style-name="ce12">
            <text:p>1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86" table:formula="of:=[service_order.$A478]" table:style-name="ce9">
            <text:p>486</text:p>
          </table:table-cell>
          <table:table-cell office:value-type="date" office:date-value="2021-03-12T00:00:00" table:formula="of:=ROUNDDOWN([AUX.$O$4]*[service_order.$O478]+[AUX.$O$3];0)" table:style-name="ce12">
            <text:p>1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87" table:formula="of:=[service_order.$A479]" table:style-name="ce9">
            <text:p>487</text:p>
          </table:table-cell>
          <table:table-cell office:value-type="date" office:date-value="2021-03-12T00:00:00" table:formula="of:=ROUNDDOWN([AUX.$O$4]*[service_order.$O479]+[AUX.$O$3];0)" table:style-name="ce12">
            <text:p>1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88" table:formula="of:=[service_order.$A480]" table:style-name="ce9">
            <text:p>488</text:p>
          </table:table-cell>
          <table:table-cell office:value-type="date" office:date-value="2021-03-12T00:00:00" table:formula="of:=ROUNDDOWN([AUX.$O$4]*[service_order.$O480]+[AUX.$O$3];0)" table:style-name="ce12">
            <text:p>1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89" table:formula="of:=[service_order.$A481]" table:style-name="ce9">
            <text:p>489</text:p>
          </table:table-cell>
          <table:table-cell office:value-type="date" office:date-value="2021-03-12T00:00:00" table:formula="of:=ROUNDDOWN([AUX.$O$4]*[service_order.$O481]+[AUX.$O$3];0)" table:style-name="ce12">
            <text:p>1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90" table:formula="of:=[service_order.$A482]" table:style-name="ce9">
            <text:p>490</text:p>
          </table:table-cell>
          <table:table-cell office:value-type="date" office:date-value="2021-03-12T00:00:00" table:formula="of:=ROUNDDOWN([AUX.$O$4]*[service_order.$O482]+[AUX.$O$3];0)" table:style-name="ce12">
            <text:p>1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91" table:formula="of:=[service_order.$A483]" table:style-name="ce9">
            <text:p>491</text:p>
          </table:table-cell>
          <table:table-cell office:value-type="date" office:date-value="2021-03-12T00:00:00" table:formula="of:=ROUNDDOWN([AUX.$O$4]*[service_order.$O483]+[AUX.$O$3];0)" table:style-name="ce12">
            <text:p>1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92" table:formula="of:=[service_order.$A484]" table:style-name="ce9">
            <text:p>492</text:p>
          </table:table-cell>
          <table:table-cell office:value-type="date" office:date-value="2021-03-15T00:00:00" table:formula="of:=ROUNDDOWN([AUX.$O$4]*[service_order.$O484]+[AUX.$O$3];0)" table:style-name="ce12">
            <text:p>15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93" table:formula="of:=[service_order.$A485]" table:style-name="ce9">
            <text:p>493</text:p>
          </table:table-cell>
          <table:table-cell office:value-type="date" office:date-value="2021-03-15T00:00:00" table:formula="of:=ROUNDDOWN([AUX.$O$4]*[service_order.$O485]+[AUX.$O$3];0)" table:style-name="ce12">
            <text:p>15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94" table:formula="of:=[service_order.$A486]" table:style-name="ce9">
            <text:p>494</text:p>
          </table:table-cell>
          <table:table-cell office:value-type="date" office:date-value="2021-03-17T00:00:00" table:formula="of:=ROUNDDOWN([AUX.$O$4]*[service_order.$O486]+[AUX.$O$3];0)" table:style-name="ce12">
            <text:p>17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95" table:formula="of:=[service_order.$A487]" table:style-name="ce9">
            <text:p>495</text:p>
          </table:table-cell>
          <table:table-cell office:value-type="date" office:date-value="2021-03-17T00:00:00" table:formula="of:=ROUNDDOWN([AUX.$O$4]*[service_order.$O487]+[AUX.$O$3];0)" table:style-name="ce12">
            <text:p>17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96" table:formula="of:=[service_order.$A488]" table:style-name="ce9">
            <text:p>496</text:p>
          </table:table-cell>
          <table:table-cell office:value-type="date" office:date-value="2021-03-17T00:00:00" table:formula="of:=ROUNDDOWN([AUX.$O$4]*[service_order.$O488]+[AUX.$O$3];0)" table:style-name="ce12">
            <text:p>17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97" table:formula="of:=[service_order.$A489]" table:style-name="ce9">
            <text:p>497</text:p>
          </table:table-cell>
          <table:table-cell office:value-type="date" office:date-value="2021-03-17T00:00:00" table:formula="of:=ROUNDDOWN([AUX.$O$4]*[service_order.$O489]+[AUX.$O$3];0)" table:style-name="ce12">
            <text:p>17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98" table:formula="of:=[service_order.$A490]" table:style-name="ce9">
            <text:p>498</text:p>
          </table:table-cell>
          <table:table-cell office:value-type="date" office:date-value="2021-03-17T00:00:00" table:formula="of:=ROUNDDOWN([AUX.$O$4]*[service_order.$O490]+[AUX.$O$3];0)" table:style-name="ce12">
            <text:p>17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499" table:formula="of:=[service_order.$A491]" table:style-name="ce9">
            <text:p>499</text:p>
          </table:table-cell>
          <table:table-cell office:value-type="date" office:date-value="2021-03-19T00:00:00" table:formula="of:=ROUNDDOWN([AUX.$O$4]*[service_order.$O491]+[AUX.$O$3];0)" table:style-name="ce12">
            <text:p>19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00" table:formula="of:=[service_order.$A492]" table:style-name="ce9">
            <text:p>500</text:p>
          </table:table-cell>
          <table:table-cell office:value-type="date" office:date-value="2021-03-19T00:00:00" table:formula="of:=ROUNDDOWN([AUX.$O$4]*[service_order.$O492]+[AUX.$O$3];0)" table:style-name="ce12">
            <text:p>19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01" table:formula="of:=[service_order.$A493]" table:style-name="ce9">
            <text:p>501</text:p>
          </table:table-cell>
          <table:table-cell office:value-type="date" office:date-value="2021-03-19T00:00:00" table:formula="of:=ROUNDDOWN([AUX.$O$4]*[service_order.$O493]+[AUX.$O$3];0)" table:style-name="ce12">
            <text:p>19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02" table:formula="of:=[service_order.$A494]" table:style-name="ce9">
            <text:p>502</text:p>
          </table:table-cell>
          <table:table-cell office:value-type="date" office:date-value="2021-03-19T00:00:00" table:formula="of:=ROUNDDOWN([AUX.$O$4]*[service_order.$O494]+[AUX.$O$3];0)" table:style-name="ce12">
            <text:p>19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03" table:formula="of:=[service_order.$A495]" table:style-name="ce9">
            <text:p>503</text:p>
          </table:table-cell>
          <table:table-cell office:value-type="date" office:date-value="2020-11-03T00:00:00" table:formula="of:=ROUNDDOWN([AUX.$O$4]*[service_order.$O495]+[AUX.$O$3];0)" table:style-name="ce12">
            <text:p>03/11/2020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04" table:formula="of:=[service_order.$A496]" table:style-name="ce9">
            <text:p>504</text:p>
          </table:table-cell>
          <table:table-cell office:value-type="date" office:date-value="2021-03-19T00:00:00" table:formula="of:=ROUNDDOWN([AUX.$O$4]*[service_order.$O496]+[AUX.$O$3];0)" table:style-name="ce12">
            <text:p>19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05" table:formula="of:=[service_order.$A497]" table:style-name="ce9">
            <text:p>505</text:p>
          </table:table-cell>
          <table:table-cell office:value-type="date" office:date-value="2021-03-19T00:00:00" table:formula="of:=ROUNDDOWN([AUX.$O$4]*[service_order.$O497]+[AUX.$O$3];0)" table:style-name="ce12">
            <text:p>19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06" table:formula="of:=[service_order.$A498]" table:style-name="ce9">
            <text:p>506</text:p>
          </table:table-cell>
          <table:table-cell office:value-type="date" office:date-value="2021-03-22T00:00:00" table:formula="of:=ROUNDDOWN([AUX.$O$4]*[service_order.$O498]+[AUX.$O$3];0)" table:style-name="ce12">
            <text:p>2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07" table:formula="of:=[service_order.$A499]" table:style-name="ce9">
            <text:p>507</text:p>
          </table:table-cell>
          <table:table-cell office:value-type="date" office:date-value="2021-03-22T00:00:00" table:formula="of:=ROUNDDOWN([AUX.$O$4]*[service_order.$O499]+[AUX.$O$3];0)" table:style-name="ce12">
            <text:p>2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08" table:formula="of:=[service_order.$A500]" table:style-name="ce9">
            <text:p>508</text:p>
          </table:table-cell>
          <table:table-cell office:value-type="date" office:date-value="2021-03-22T00:00:00" table:formula="of:=ROUNDDOWN([AUX.$O$4]*[service_order.$O500]+[AUX.$O$3];0)" table:style-name="ce12">
            <text:p>2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09" table:formula="of:=[service_order.$A501]" table:style-name="ce9">
            <text:p>509</text:p>
          </table:table-cell>
          <table:table-cell office:value-type="date" office:date-value="2021-03-22T00:00:00" table:formula="of:=ROUNDDOWN([AUX.$O$4]*[service_order.$O501]+[AUX.$O$3];0)" table:style-name="ce12">
            <text:p>22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10" table:formula="of:=[service_order.$A502]" table:style-name="ce9">
            <text:p>510</text:p>
          </table:table-cell>
          <table:table-cell office:value-type="date" office:date-value="2021-03-24T00:00:00" table:formula="of:=ROUNDDOWN([AUX.$O$4]*[service_order.$O502]+[AUX.$O$3];0)" table:style-name="ce12">
            <text:p>24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11" table:formula="of:=[service_order.$A503]" table:style-name="ce9">
            <text:p>511</text:p>
          </table:table-cell>
          <table:table-cell office:value-type="date" office:date-value="2021-03-24T00:00:00" table:formula="of:=ROUNDDOWN([AUX.$O$4]*[service_order.$O503]+[AUX.$O$3];0)" table:style-name="ce12">
            <text:p>24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12" table:formula="of:=[service_order.$A504]" table:style-name="ce9">
            <text:p>512</text:p>
          </table:table-cell>
          <table:table-cell office:value-type="date" office:date-value="2021-03-24T00:00:00" table:formula="of:=ROUNDDOWN([AUX.$O$4]*[service_order.$O504]+[AUX.$O$3];0)" table:style-name="ce12">
            <text:p>24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13" table:formula="of:=[service_order.$A505]" table:style-name="ce9">
            <text:p>513</text:p>
          </table:table-cell>
          <table:table-cell office:value-type="date" office:date-value="2021-03-24T00:00:00" table:formula="of:=ROUNDDOWN([AUX.$O$4]*[service_order.$O505]+[AUX.$O$3];0)" table:style-name="ce12">
            <text:p>24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14" table:formula="of:=[service_order.$A506]" table:style-name="ce9">
            <text:p>514</text:p>
          </table:table-cell>
          <table:table-cell office:value-type="date" office:date-value="2021-03-24T00:00:00" table:formula="of:=ROUNDDOWN([AUX.$O$4]*[service_order.$O506]+[AUX.$O$3];0)" table:style-name="ce12">
            <text:p>24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15" table:formula="of:=[service_order.$A507]" table:style-name="ce9">
            <text:p>515</text:p>
          </table:table-cell>
          <table:table-cell office:value-type="date" office:date-value="2021-03-24T00:00:00" table:formula="of:=ROUNDDOWN([AUX.$O$4]*[service_order.$O507]+[AUX.$O$3];0)" table:style-name="ce12">
            <text:p>24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16" table:formula="of:=[service_order.$A508]" table:style-name="ce9">
            <text:p>516</text:p>
          </table:table-cell>
          <table:table-cell office:value-type="date" office:date-value="2021-03-24T00:00:00" table:formula="of:=ROUNDDOWN([AUX.$O$4]*[service_order.$O508]+[AUX.$O$3];0)" table:style-name="ce12">
            <text:p>24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17" table:formula="of:=[service_order.$A509]" table:style-name="ce9">
            <text:p>517</text:p>
          </table:table-cell>
          <table:table-cell office:value-type="date" office:date-value="2021-03-24T00:00:00" table:formula="of:=ROUNDDOWN([AUX.$O$4]*[service_order.$O509]+[AUX.$O$3];0)" table:style-name="ce12">
            <text:p>24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18" table:formula="of:=[service_order.$A510]" table:style-name="ce9">
            <text:p>518</text:p>
          </table:table-cell>
          <table:table-cell office:value-type="date" office:date-value="2021-03-24T00:00:00" table:formula="of:=ROUNDDOWN([AUX.$O$4]*[service_order.$O510]+[AUX.$O$3];0)" table:style-name="ce12">
            <text:p>24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19" table:formula="of:=[service_order.$A511]" table:style-name="ce9">
            <text:p>519</text:p>
          </table:table-cell>
          <table:table-cell office:value-type="date" office:date-value="2021-03-26T00:00:00" table:formula="of:=ROUNDDOWN([AUX.$O$4]*[service_order.$O511]+[AUX.$O$3];0)" table:style-name="ce12">
            <text:p>26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20" table:formula="of:=[service_order.$A512]" table:style-name="ce9">
            <text:p>520</text:p>
          </table:table-cell>
          <table:table-cell office:value-type="date" office:date-value="2021-03-25T00:00:00" table:formula="of:=ROUNDDOWN([AUX.$O$4]*[service_order.$O512]+[AUX.$O$3];0)" table:style-name="ce12">
            <text:p>25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21" table:formula="of:=[service_order.$A513]" table:style-name="ce9">
            <text:p>521</text:p>
          </table:table-cell>
          <table:table-cell office:value-type="date" office:date-value="2021-03-03T00:00:00" table:formula="of:=ROUNDDOWN([AUX.$O$4]*[service_order.$O513]+[AUX.$O$3];0)" table:style-name="ce12">
            <text:p>03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22" table:formula="of:=[service_order.$A514]" table:style-name="ce9">
            <text:p>522</text:p>
          </table:table-cell>
          <table:table-cell office:value-type="date" office:date-value="2021-03-29T00:00:00" table:formula="of:=ROUNDDOWN([AUX.$O$4]*[service_order.$O514]+[AUX.$O$3];0)" table:style-name="ce12">
            <text:p>29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23" table:formula="of:=[service_order.$A515]" table:style-name="ce9">
            <text:p>523</text:p>
          </table:table-cell>
          <table:table-cell office:value-type="date" office:date-value="2021-03-31T00:00:00" table:formula="of:=ROUNDDOWN([AUX.$O$4]*[service_order.$O515]+[AUX.$O$3];0)" table:style-name="ce12">
            <text:p>31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24" table:formula="of:=[service_order.$A516]" table:style-name="ce9">
            <text:p>524</text:p>
          </table:table-cell>
          <table:table-cell office:value-type="date" office:date-value="2021-03-31T00:00:00" table:formula="of:=ROUNDDOWN([AUX.$O$4]*[service_order.$O516]+[AUX.$O$3];0)" table:style-name="ce12">
            <text:p>31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25" table:formula="of:=[service_order.$A517]" table:style-name="ce9">
            <text:p>525</text:p>
          </table:table-cell>
          <table:table-cell office:value-type="date" office:date-value="2021-03-31T00:00:00" table:formula="of:=ROUNDDOWN([AUX.$O$4]*[service_order.$O517]+[AUX.$O$3];0)" table:style-name="ce12">
            <text:p>31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26" table:formula="of:=[service_order.$A518]" table:style-name="ce9">
            <text:p>526</text:p>
          </table:table-cell>
          <table:table-cell office:value-type="date" office:date-value="2021-03-31T00:00:00" table:formula="of:=ROUNDDOWN([AUX.$O$4]*[service_order.$O518]+[AUX.$O$3];0)" table:style-name="ce12">
            <text:p>31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27" table:formula="of:=[service_order.$A519]" table:style-name="ce9">
            <text:p>527</text:p>
          </table:table-cell>
          <table:table-cell office:value-type="date" office:date-value="2021-03-31T00:00:00" table:formula="of:=ROUNDDOWN([AUX.$O$4]*[service_order.$O519]+[AUX.$O$3];0)" table:style-name="ce12">
            <text:p>31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28" table:formula="of:=[service_order.$A520]" table:style-name="ce9">
            <text:p>528</text:p>
          </table:table-cell>
          <table:table-cell office:value-type="date" office:date-value="2021-03-31T00:00:00" table:formula="of:=ROUNDDOWN([AUX.$O$4]*[service_order.$O520]+[AUX.$O$3];0)" table:style-name="ce12">
            <text:p>31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29" table:formula="of:=[service_order.$A521]" table:style-name="ce9">
            <text:p>529</text:p>
          </table:table-cell>
          <table:table-cell office:value-type="date" office:date-value="2021-03-31T00:00:00" table:formula="of:=ROUNDDOWN([AUX.$O$4]*[service_order.$O521]+[AUX.$O$3];0)" table:style-name="ce12">
            <text:p>31/03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30" table:formula="of:=[service_order.$A522]" table:style-name="ce9">
            <text:p>530</text:p>
          </table:table-cell>
          <table:table-cell office:value-type="date" office:date-value="2021-04-01T00:00:00" table:formula="of:=ROUNDDOWN([AUX.$O$4]*[service_order.$O522]+[AUX.$O$3];0)" table:style-name="ce12">
            <text:p>01/04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31" table:formula="of:=[service_order.$A523]" table:style-name="ce9">
            <text:p>531</text:p>
          </table:table-cell>
          <table:table-cell office:value-type="date" office:date-value="2021-04-09T00:00:00" table:formula="of:=ROUNDDOWN([AUX.$O$4]*[service_order.$O523]+[AUX.$O$3];0)" table:style-name="ce12">
            <text:p>09/04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32" table:formula="of:=[service_order.$A524]" table:style-name="ce9">
            <text:p>532</text:p>
          </table:table-cell>
          <table:table-cell office:value-type="date" office:date-value="2021-04-12T00:00:00" table:formula="of:=ROUNDDOWN([AUX.$O$4]*[service_order.$O524]+[AUX.$O$3];0)" table:style-name="ce12">
            <text:p>12/04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33" table:formula="of:=[service_order.$A525]" table:style-name="ce9">
            <text:p>533</text:p>
          </table:table-cell>
          <table:table-cell office:value-type="date" office:date-value="2021-04-13T00:00:00" table:formula="of:=ROUNDDOWN([AUX.$O$4]*[service_order.$O525]+[AUX.$O$3];0)" table:style-name="ce12">
            <text:p>13/04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34" table:formula="of:=[service_order.$A526]" table:style-name="ce9">
            <text:p>534</text:p>
          </table:table-cell>
          <table:table-cell office:value-type="date" office:date-value="2021-04-13T00:00:00" table:formula="of:=ROUNDDOWN([AUX.$O$4]*[service_order.$O526]+[AUX.$O$3];0)" table:style-name="ce12">
            <text:p>13/04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35" table:formula="of:=[service_order.$A527]" table:style-name="ce9">
            <text:p>535</text:p>
          </table:table-cell>
          <table:table-cell office:value-type="date" office:date-value="2021-04-13T00:00:00" table:formula="of:=ROUNDDOWN([AUX.$O$4]*[service_order.$O527]+[AUX.$O$3];0)" table:style-name="ce12">
            <text:p>13/04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36" table:formula="of:=[service_order.$A528]" table:style-name="ce9">
            <text:p>536</text:p>
          </table:table-cell>
          <table:table-cell office:value-type="date" office:date-value="2021-04-15T00:00:00" table:formula="of:=ROUNDDOWN([AUX.$O$4]*[service_order.$O528]+[AUX.$O$3];0)" table:style-name="ce12">
            <text:p>15/04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37" table:formula="of:=[service_order.$A529]" table:style-name="ce9">
            <text:p>537</text:p>
          </table:table-cell>
          <table:table-cell office:value-type="date" office:date-value="2021-04-19T00:00:00" table:formula="of:=ROUNDDOWN([AUX.$O$4]*[service_order.$O529]+[AUX.$O$3];0)" table:style-name="ce12">
            <text:p>19/04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38" table:formula="of:=[service_order.$A530]" table:style-name="ce9">
            <text:p>538</text:p>
          </table:table-cell>
          <table:table-cell office:value-type="date" office:date-value="2021-04-19T00:00:00" table:formula="of:=ROUNDDOWN([AUX.$O$4]*[service_order.$O530]+[AUX.$O$3];0)" table:style-name="ce12">
            <text:p>19/04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39" table:formula="of:=[service_order.$A531]" table:style-name="ce9">
            <text:p>539</text:p>
          </table:table-cell>
          <table:table-cell office:value-type="date" office:date-value="2021-04-19T00:00:00" table:formula="of:=ROUNDDOWN([AUX.$O$4]*[service_order.$O531]+[AUX.$O$3];0)" table:style-name="ce12">
            <text:p>19/04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40" table:formula="of:=[service_order.$A532]" table:style-name="ce9">
            <text:p>540</text:p>
          </table:table-cell>
          <table:table-cell office:value-type="date" office:date-value="2021-04-19T00:00:00" table:formula="of:=ROUNDDOWN([AUX.$O$4]*[service_order.$O532]+[AUX.$O$3];0)" table:style-name="ce12">
            <text:p>19/04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41" table:formula="of:=[service_order.$A533]" table:style-name="ce9">
            <text:p>541</text:p>
          </table:table-cell>
          <table:table-cell office:value-type="date" office:date-value="2021-04-19T00:00:00" table:formula="of:=ROUNDDOWN([AUX.$O$4]*[service_order.$O533]+[AUX.$O$3];0)" table:style-name="ce12">
            <text:p>19/04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42" table:formula="of:=[service_order.$A534]" table:style-name="ce9">
            <text:p>542</text:p>
          </table:table-cell>
          <table:table-cell office:value-type="date" office:date-value="2021-04-19T00:00:00" table:formula="of:=ROUNDDOWN([AUX.$O$4]*[service_order.$O534]+[AUX.$O$3];0)" table:style-name="ce12">
            <text:p>19/04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43" table:formula="of:=[service_order.$A535]" table:style-name="ce9">
            <text:p>543</text:p>
          </table:table-cell>
          <table:table-cell office:value-type="date" office:date-value="2021-04-20T00:00:00" table:formula="of:=ROUNDDOWN([AUX.$O$4]*[service_order.$O535]+[AUX.$O$3];0)" table:style-name="ce12">
            <text:p>20/04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44" table:formula="of:=[service_order.$A536]" table:style-name="ce9">
            <text:p>544</text:p>
          </table:table-cell>
          <table:table-cell office:value-type="date" office:date-value="2021-05-11T00:00:00" table:formula="of:=ROUNDDOWN([AUX.$O$4]*[service_order.$O536]+[AUX.$O$3];0)" table:style-name="ce12">
            <text:p>11/05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45" table:formula="of:=[service_order.$A537]" table:style-name="ce9">
            <text:p>545</text:p>
          </table:table-cell>
          <table:table-cell office:value-type="date" office:date-value="2021-05-13T00:00:00" table:formula="of:=ROUNDDOWN([AUX.$O$4]*[service_order.$O537]+[AUX.$O$3];0)" table:style-name="ce12">
            <text:p>13/05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46" table:formula="of:=[service_order.$A538]" table:style-name="ce9">
            <text:p>546</text:p>
          </table:table-cell>
          <table:table-cell office:value-type="date" office:date-value="2021-05-13T00:00:00" table:formula="of:=ROUNDDOWN([AUX.$O$4]*[service_order.$O538]+[AUX.$O$3];0)" table:style-name="ce12">
            <text:p>13/05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47" table:formula="of:=[service_order.$A539]" table:style-name="ce9">
            <text:p>547</text:p>
          </table:table-cell>
          <table:table-cell office:value-type="date" office:date-value="2021-05-13T00:00:00" table:formula="of:=ROUNDDOWN([AUX.$O$4]*[service_order.$O539]+[AUX.$O$3];0)" table:style-name="ce12">
            <text:p>13/05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48" table:formula="of:=[service_order.$A540]" table:style-name="ce9">
            <text:p>548</text:p>
          </table:table-cell>
          <table:table-cell office:value-type="date" office:date-value="2021-05-17T00:00:00" table:formula="of:=ROUNDDOWN([AUX.$O$4]*[service_order.$O540]+[AUX.$O$3];0)" table:style-name="ce12">
            <text:p>17/05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49" table:formula="of:=[service_order.$A541]" table:style-name="ce9">
            <text:p>549</text:p>
          </table:table-cell>
          <table:table-cell office:value-type="date" office:date-value="2021-05-17T00:00:00" table:formula="of:=ROUNDDOWN([AUX.$O$4]*[service_order.$O541]+[AUX.$O$3];0)" table:style-name="ce12">
            <text:p>17/05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50" table:formula="of:=[service_order.$A542]" table:style-name="ce9">
            <text:p>550</text:p>
          </table:table-cell>
          <table:table-cell office:value-type="date" office:date-value="2021-05-17T00:00:00" table:formula="of:=ROUNDDOWN([AUX.$O$4]*[service_order.$O542]+[AUX.$O$3];0)" table:style-name="ce12">
            <text:p>17/05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51" table:formula="of:=[service_order.$A543]" table:style-name="ce9">
            <text:p>551</text:p>
          </table:table-cell>
          <table:table-cell office:value-type="date" office:date-value="2021-05-18T00:00:00" table:formula="of:=ROUNDDOWN([AUX.$O$4]*[service_order.$O543]+[AUX.$O$3];0)" table:style-name="ce12">
            <text:p>18/05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52" table:formula="of:=[service_order.$A544]" table:style-name="ce9">
            <text:p>552</text:p>
          </table:table-cell>
          <table:table-cell office:value-type="date" office:date-value="2021-05-18T00:00:00" table:formula="of:=ROUNDDOWN([AUX.$O$4]*[service_order.$O544]+[AUX.$O$3];0)" table:style-name="ce12">
            <text:p>18/05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53" table:formula="of:=[service_order.$A545]" table:style-name="ce9">
            <text:p>553</text:p>
          </table:table-cell>
          <table:table-cell office:value-type="date" office:date-value="2021-05-18T00:00:00" table:formula="of:=ROUNDDOWN([AUX.$O$4]*[service_order.$O545]+[AUX.$O$3];0)" table:style-name="ce12">
            <text:p>18/05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54" table:formula="of:=[service_order.$A546]" table:style-name="ce9">
            <text:p>554</text:p>
          </table:table-cell>
          <table:table-cell office:value-type="date" office:date-value="2021-05-18T00:00:00" table:formula="of:=ROUNDDOWN([AUX.$O$4]*[service_order.$O546]+[AUX.$O$3];0)" table:style-name="ce12">
            <text:p>18/05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55" table:formula="of:=[service_order.$A547]" table:style-name="ce9">
            <text:p>555</text:p>
          </table:table-cell>
          <table:table-cell office:value-type="date" office:date-value="2021-05-18T00:00:00" table:formula="of:=ROUNDDOWN([AUX.$O$4]*[service_order.$O547]+[AUX.$O$3];0)" table:style-name="ce12">
            <text:p>18/05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56" table:formula="of:=[service_order.$A548]" table:style-name="ce9">
            <text:p>556</text:p>
          </table:table-cell>
          <table:table-cell office:value-type="date" office:date-value="2021-05-21T00:00:00" table:formula="of:=ROUNDDOWN([AUX.$O$4]*[service_order.$O548]+[AUX.$O$3];0)" table:style-name="ce12">
            <text:p>21/05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57" table:formula="of:=[service_order.$A549]" table:style-name="ce9">
            <text:p>557</text:p>
          </table:table-cell>
          <table:table-cell office:value-type="date" office:date-value="2021-06-01T00:00:00" table:formula="of:=ROUNDDOWN([AUX.$O$4]*[service_order.$O549]+[AUX.$O$3];0)" table:style-name="ce12">
            <text:p>01/06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58" table:formula="of:=[service_order.$A550]" table:style-name="ce9">
            <text:p>558</text:p>
          </table:table-cell>
          <table:table-cell office:value-type="date" office:date-value="2021-06-08T00:00:00" table:formula="of:=ROUNDDOWN([AUX.$O$4]*[service_order.$O550]+[AUX.$O$3];0)" table:style-name="ce12">
            <text:p>08/06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59" table:formula="of:=[service_order.$A551]" table:style-name="ce9">
            <text:p>559</text:p>
          </table:table-cell>
          <table:table-cell office:value-type="date" office:date-value="2021-06-28T00:00:00" table:formula="of:=ROUNDDOWN([AUX.$O$4]*[service_order.$O551]+[AUX.$O$3];0)" table:style-name="ce12">
            <text:p>28/06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60" table:formula="of:=[service_order.$A552]" table:style-name="ce9">
            <text:p>560</text:p>
          </table:table-cell>
          <table:table-cell office:value-type="date" office:date-value="2021-07-05T00:00:00" table:formula="of:=ROUNDDOWN([AUX.$O$4]*[service_order.$O552]+[AUX.$O$3];0)" table:style-name="ce12">
            <text:p>05/07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61" table:formula="of:=[service_order.$A553]" table:style-name="ce9">
            <text:p>561</text:p>
          </table:table-cell>
          <table:table-cell office:value-type="date" office:date-value="2021-07-13T00:00:00" table:formula="of:=ROUNDDOWN([AUX.$O$4]*[service_order.$O553]+[AUX.$O$3];0)" table:style-name="ce12">
            <text:p>13/07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62" table:formula="of:=[service_order.$A554]" table:style-name="ce9">
            <text:p>562</text:p>
          </table:table-cell>
          <table:table-cell office:value-type="date" office:date-value="2021-07-13T00:00:00" table:formula="of:=ROUNDDOWN([AUX.$O$4]*[service_order.$O554]+[AUX.$O$3];0)" table:style-name="ce12">
            <text:p>13/07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63" table:formula="of:=[service_order.$A555]" table:style-name="ce9">
            <text:p>563</text:p>
          </table:table-cell>
          <table:table-cell office:value-type="date" office:date-value="2021-07-14T00:00:00" table:formula="of:=ROUNDDOWN([AUX.$O$4]*[service_order.$O555]+[AUX.$O$3];0)" table:style-name="ce12">
            <text:p>14/07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64" table:formula="of:=[service_order.$A556]" table:style-name="ce9">
            <text:p>564</text:p>
          </table:table-cell>
          <table:table-cell office:value-type="date" office:date-value="2021-07-14T00:00:00" table:formula="of:=ROUNDDOWN([AUX.$O$4]*[service_order.$O556]+[AUX.$O$3];0)" table:style-name="ce12">
            <text:p>14/07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65" table:formula="of:=[service_order.$A557]" table:style-name="ce9">
            <text:p>565</text:p>
          </table:table-cell>
          <table:table-cell office:value-type="date" office:date-value="2021-07-15T00:00:00" table:formula="of:=ROUNDDOWN([AUX.$O$4]*[service_order.$O557]+[AUX.$O$3];0)" table:style-name="ce12">
            <text:p>15/07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66" table:formula="of:=[service_order.$A558]" table:style-name="ce9">
            <text:p>566</text:p>
          </table:table-cell>
          <table:table-cell office:value-type="date" office:date-value="2021-07-15T00:00:00" table:formula="of:=ROUNDDOWN([AUX.$O$4]*[service_order.$O558]+[AUX.$O$3];0)" table:style-name="ce12">
            <text:p>15/07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67" table:formula="of:=[service_order.$A559]" table:style-name="ce9">
            <text:p>567</text:p>
          </table:table-cell>
          <table:table-cell office:value-type="date" office:date-value="2021-07-16T00:00:00" table:formula="of:=ROUNDDOWN([AUX.$O$4]*[service_order.$O559]+[AUX.$O$3];0)" table:style-name="ce12">
            <text:p>16/07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68" table:formula="of:=[service_order.$A560]" table:style-name="ce9">
            <text:p>568</text:p>
          </table:table-cell>
          <table:table-cell office:value-type="date" office:date-value="2021-07-19T00:00:00" table:formula="of:=ROUNDDOWN([AUX.$O$4]*[service_order.$O560]+[AUX.$O$3];0)" table:style-name="ce12">
            <text:p>19/07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69" table:formula="of:=[service_order.$A561]" table:style-name="ce9">
            <text:p>569</text:p>
          </table:table-cell>
          <table:table-cell office:value-type="date" office:date-value="2021-07-20T00:00:00" table:formula="of:=ROUNDDOWN([AUX.$O$4]*[service_order.$O561]+[AUX.$O$3];0)" table:style-name="ce12">
            <text:p>20/07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70" table:formula="of:=[service_order.$A562]" table:style-name="ce9">
            <text:p>570</text:p>
          </table:table-cell>
          <table:table-cell office:value-type="date" office:date-value="2021-07-22T00:00:00" table:formula="of:=ROUNDDOWN([AUX.$O$4]*[service_order.$O562]+[AUX.$O$3];0)" table:style-name="ce12">
            <text:p>22/07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71" table:formula="of:=[service_order.$A563]" table:style-name="ce9">
            <text:p>571</text:p>
          </table:table-cell>
          <table:table-cell office:value-type="date" office:date-value="2021-07-22T00:00:00" table:formula="of:=ROUNDDOWN([AUX.$O$4]*[service_order.$O563]+[AUX.$O$3];0)" table:style-name="ce12">
            <text:p>22/07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72" table:formula="of:=[service_order.$A564]" table:style-name="ce9">
            <text:p>572</text:p>
          </table:table-cell>
          <table:table-cell office:value-type="date" office:date-value="2021-07-23T00:00:00" table:formula="of:=ROUNDDOWN([AUX.$O$4]*[service_order.$O564]+[AUX.$O$3];0)" table:style-name="ce12">
            <text:p>23/07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73" table:formula="of:=[service_order.$A565]" table:style-name="ce9">
            <text:p>573</text:p>
          </table:table-cell>
          <table:table-cell office:value-type="date" office:date-value="2021-07-23T00:00:00" table:formula="of:=ROUNDDOWN([AUX.$O$4]*[service_order.$O565]+[AUX.$O$3];0)" table:style-name="ce12">
            <text:p>23/07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74" table:formula="of:=[service_order.$A566]" table:style-name="ce9">
            <text:p>574</text:p>
          </table:table-cell>
          <table:table-cell office:value-type="date" office:date-value="2021-07-23T00:00:00" table:formula="of:=ROUNDDOWN([AUX.$O$4]*[service_order.$O566]+[AUX.$O$3];0)" table:style-name="ce12">
            <text:p>23/07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75" table:formula="of:=[service_order.$A567]" table:style-name="ce9">
            <text:p>575</text:p>
          </table:table-cell>
          <table:table-cell office:value-type="date" office:date-value="2021-07-23T00:00:00" table:formula="of:=ROUNDDOWN([AUX.$O$4]*[service_order.$O567]+[AUX.$O$3];0)" table:style-name="ce12">
            <text:p>23/07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76" table:formula="of:=[service_order.$A568]" table:style-name="ce9">
            <text:p>576</text:p>
          </table:table-cell>
          <table:table-cell office:value-type="date" office:date-value="2021-07-23T00:00:00" table:formula="of:=ROUNDDOWN([AUX.$O$4]*[service_order.$O568]+[AUX.$O$3];0)" table:style-name="ce12">
            <text:p>23/07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77" table:formula="of:=[service_order.$A569]" table:style-name="ce9">
            <text:p>577</text:p>
          </table:table-cell>
          <table:table-cell office:value-type="date" office:date-value="2021-07-23T00:00:00" table:formula="of:=ROUNDDOWN([AUX.$O$4]*[service_order.$O569]+[AUX.$O$3];0)" table:style-name="ce12">
            <text:p>23/07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78" table:formula="of:=[service_order.$A570]" table:style-name="ce9">
            <text:p>578</text:p>
          </table:table-cell>
          <table:table-cell office:value-type="date" office:date-value="2021-07-23T00:00:00" table:formula="of:=ROUNDDOWN([AUX.$O$4]*[service_order.$O570]+[AUX.$O$3];0)" table:style-name="ce12">
            <text:p>23/07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office:value-type="float" office:value="579" table:formula="of:=[service_order.$A571]" table:style-name="ce9">
            <text:p>579</text:p>
          </table:table-cell>
          <table:table-cell office:value-type="date" office:date-value="2021-07-23T00:00:00" table:formula="of:=ROUNDDOWN([AUX.$O$4]*[service_order.$O571]+[AUX.$O$3];0)" table:style-name="ce12">
            <text:p>23/07/2021</text:p>
          </table:table-cell>
          <table:table-cell table:number-columns-repeated="9" table:style-name="ce9"/>
          <table:table-cell table:number-columns-repeated="4" table:style-name="ce10"/>
          <table:table-cell table:number-columns-repeated="16369"/>
        </table:table-row>
        <table:table-row table:style-name="ro1">
          <table:table-cell table:number-columns-repeated="15" table:style-name="ce11"/>
          <table:table-cell table:number-columns-repeated="16369"/>
        </table:table-row>
        <table:table-row table:number-rows-repeated="1048004" table:style-name="ro1">
          <table:table-cell table:number-columns-repeated="16384"/>
        </table:table-row>
      </table:table>
      <table:table table:name="customer" table:style-name="ta1"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2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22" table:default-cell-style-name="ce1"/>
        <table:table-column table:style-name="co23" table:default-cell-style-name="ce1"/>
        <table:table-column table:style-name="co1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person_type</text:p>
          </table:table-cell>
          <table:table-cell office:value-type="string" table:style-name="ce1">
            <text:p>company_name</text:p>
          </table:table-cell>
          <table:table-cell office:value-type="string" table:style-name="ce1">
            <text:p>trade_name</text:p>
          </table:table-cell>
          <table:table-cell office:value-type="string" table:style-name="ce1">
            <text:p>cnpj_cpf</text:p>
          </table:table-cell>
          <table:table-cell office:value-type="string" table:style-name="ce1">
            <text:p>ie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created_at</text:p>
          </table:table-cell>
          <table:table-cell office:value-type="string" table:style-name="ce1">
            <text:p>phone</text:p>
          </table:table-cell>
          <table:table-cell office:value-type="string" table:style-name="ce1">
            <text:p>mobile</text:p>
          </table:table-cell>
          <table:table-cell office:value-type="string" table:style-name="ce1">
            <text:p>email</text:p>
          </table:table-cell>
          <table:table-cell office:value-type="string" table:style-name="ce1">
            <text:p>address</text:p>
          </table:table-cell>
          <table:table-cell office:value-type="string" table:style-name="ce1">
            <text:p>address_number</text:p>
          </table:table-cell>
          <table:table-cell office:value-type="string" table:style-name="ce1">
            <text:p>district</text:p>
          </table:table-cell>
          <table:table-cell office:value-type="string" table:style-name="ce1">
            <text:p>complement</text:p>
          </table:table-cell>
          <table:table-cell office:value-type="string" table:style-name="ce1">
            <text:p>zip</text:p>
          </table:table-cell>
          <table:table-cell office:value-type="string" table:style-name="ce1">
            <text:p>city_id</text:p>
          </table:table-cell>
          <table:table-cell table:number-columns-repeated="1636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lastificadora De Vel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49551879190" table:style-name="ce1">
            <text:p>1,54955E+12</text:p>
          </table:table-cell>
          <table:table-cell office:value-type="string" table:style-name="ce2">
            <text:p>(00) 1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Zavaski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nvasadora Agua 2 L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49552020559" table:style-name="ce1">
            <text:p>1,54955E+12</text:p>
          </table:table-cell>
          <table:table-cell office:value-type="string" table:style-name="ce2">
            <text:p>(03) 1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Zavaski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nvasadora Agua 1 L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49552066695" table:style-name="ce1">
            <text:p>1,54955E+12</text:p>
          </table:table-cell>
          <table:table-cell office:value-type="string" table:style-name="ce2">
            <text:p>(03) 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Zavaski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nvasadora Agua 5 L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49552130004" table:style-name="ce1">
            <text:p>1,54955E+12</text:p>
          </table:table-cell>
          <table:table-cell office:value-type="string" table:style-name="ce2">
            <text:p>(03) 3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Zavaski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ompressor Agua Sanitari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51283957194" table:style-name="ce1">
            <text:p>1,55128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Zavaski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nvasadora Detergente 500 ML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51284025172" table:style-name="ce1">
            <text:p>1,55128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Zavaski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ldeir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Marino</text:p>
          </table:table-cell>
          <table:table-cell office:value-type="float" office:value="1551284467858" table:style-name="ce1">
            <text:p>1,55128E+12</text:p>
          </table:table-cell>
          <table:table-cell office:value-type="string" table:style-name="ce2">
            <text:p/>
          </table:table-cell>
          <table:table-cell office:value-type="string" table:style-name="ce2">
            <text:p>(48) 99929-1372</text:p>
          </table:table-cell>
          <table:table-cell office:value-type="string" table:style-name="ce2">
            <text:p/>
          </table:table-cell>
          <table:table-cell office:value-type="string" table:style-name="ce2">
            <text:p>Zavaski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Marino</text:p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efeitÃ³ri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51349802884" table:style-name="ce1">
            <text:p>1,55135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ortÃ£o Setor Ãgua SanitÃ¡ri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51350009436" table:style-name="ce1">
            <text:p>1,55135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stoque Setor ElaboraÃ§Ã£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66396439248" table:style-name="ce1">
            <text:p>1,5664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Zavaski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Operadores - Vairton / Fernando</text:p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Ã¡brica De RaÃ§Ã£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66407445659" table:style-name="ce1">
            <text:p>1,56641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Chupim Picador Martelo / Caixa</text:p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nvase Amaciante.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linha alimentaÃ§Ã£o, envase, tampa manual, tampador cruz de malta</text:p>
          </table:table-cell>
          <table:table-cell office:value-type="float" office:value="1566411892482" table:style-name="ce1">
            <text:p>1,56641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Zavaski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tergente 1 Litr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alimentaÃ§Ã£o, envase toutch, tampa manual</text:p>
          </table:table-cell>
          <table:table-cell office:value-type="float" office:value="1566412024147" table:style-name="ce1">
            <text:p>1,56641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Zavaski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Ã¡quinas Vel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29 mÃ¡quinas de diversos formatos</text:p>
          </table:table-cell>
          <table:table-cell office:value-type="float" office:value="1566412917358" table:style-name="ce1">
            <text:p>1,56641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nvasadora Amaciante 5 Litros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66425867117" table:style-name="ce1">
            <text:p>1,56643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fÃ© Torra E Moagem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66426335335" table:style-name="ce1">
            <text:p>1,56643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fÃ© Embalagem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66426349938" table:style-name="ce1">
            <text:p>1,56643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echadeira De Caix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66429489664" table:style-name="ce1">
            <text:p>1,56643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nvasadora Desinfetante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66429861286" table:style-name="ce1">
            <text:p>1,56643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nvasadora Desinfetante 5 L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66430031234" table:style-name="ce1">
            <text:p>1,56643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etor SabÃ£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66430177726" table:style-name="ce1">
            <text:p>1,56643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Zavaski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mbalagens Extrusoras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66821136072" table:style-name="ce1">
            <text:p>1,56682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Ã¡brica RaÃ§Ã£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66896009966" table:style-name="ce1">
            <text:p>1,5669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laboraÃ§Ã£o Agitadores / Tanques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66991685640" table:style-name="ce1">
            <text:p>1,56699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levadores De Paletizados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78510211093" table:style-name="ce1">
            <text:p>1,57851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minhÃ£o RaÃ§Ã£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78569229324" table:style-name="ce1">
            <text:p>1,57857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istema Resfriamento MÃ¡quinas De Vel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78573814774" table:style-name="ce1">
            <text:p>1,57857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Ventiladores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78599854884" table:style-name="ce1">
            <text:p>1,5786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erviÃ§os Granj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78600344678" table:style-name="ce1">
            <text:p>1,5786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nvasadora Amaciante 5 L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78934281552" table:style-name="ce1">
            <text:p>1,57893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staÃ§Ã£o Tratamento ETA ( Entrada )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81348224243" table:style-name="ce1">
            <text:p>1,58135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staÃ§Ã£o De Tratamento ETE ( SaÃ­da )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composto de um tanque subterrÃ¢neo acumulador - uma caixa 5000 L tratamento e decantaÃ§Ã£o - uma caixa 5000 L evaporaÃ§Ã£o de gases - uma caixa com carvÃ£o ativado .</text:p>
          </table:table-cell>
          <table:table-cell office:value-type="float" office:value="1581348245856" table:style-name="ce1">
            <text:p>1,58135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zavaski@zavaski.com.br</text:p>
          </table:table-cell>
          <table:table-cell office:value-type="string" table:style-name="ce2">
            <text:p>Anexo Ao Setor De Querosene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Tratamento De Sobras De LavaÃ§Ã£o De MÃ¡quinas</text:p>
          </table:table-cell>
          <table:table-cell office:value-type="string" table:style-name="ce2">
            <text:p/>
          </table:table-cell>
          <table:table-cell office:value-type="float" office:value="4202800" table:style-name="ce1">
            <text:p>4202800</text:p>
          </table:table-cell>
          <table:table-cell table:number-columns-repeated="1636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Ãlcool Gel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96471434266" table:style-name="ce1">
            <text:p>1,59647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laboraÃ§Ã£o Detergente Clorad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96810714497" table:style-name="ce1">
            <text:p>1,59681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ompressor Parafus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96815149954" table:style-name="ce1">
            <text:p>1,59682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ortÃ£o Guarit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97338848826" table:style-name="ce1">
            <text:p>1,59734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Ã¡quina Esponj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99048991144" table:style-name="ce1">
            <text:p>1,59905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obatt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99049796332" table:style-name="ce1">
            <text:p>1,59905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anques De Parafin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99083019419" table:style-name="ce1">
            <text:p>1,59908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rensa PapelÃ£o Prendedor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3713732237" table:style-name="ce1">
            <text:p>1,60371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ortÃ£o Doca 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3731592907" table:style-name="ce1">
            <text:p>1,60373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aques Ãgua SanitÃ¡ri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3731863001" table:style-name="ce1">
            <text:p>1,60373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rrinho De Carga 2 Rodas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3735629326" table:style-name="ce1">
            <text:p>1,60374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Manutenca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004899893" table:style-name="ce1">
            <text:p>1,605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etor Vel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109007422" table:style-name="ce1">
            <text:p>1,60511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ede Lauril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187059626" table:style-name="ce1">
            <text:p>1,60519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alete Plataform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188746568" table:style-name="ce1">
            <text:p>1,60519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 table:style-name="ce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eguranÃ§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205102099" table:style-name="ce1">
            <text:p>1,60521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assa Fita Manual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291091918" table:style-name="ce1">
            <text:p>1,60529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minhÃ£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635877498" table:style-name="ce1">
            <text:p>1,60564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erÃ¡ Past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701311796" table:style-name="ce1">
            <text:p>1,6057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acho SabÃ£o Coc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702382735" table:style-name="ce1">
            <text:p>1,6057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xtrusora Saba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702926939" table:style-name="ce1">
            <text:p>1,6057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acho SabÃ£o De Amarel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703767742" table:style-name="ce1">
            <text:p>1,6057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acho SabÃ£o Amarel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704139157" table:style-name="ce1">
            <text:p>1,6057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acho SabÃ£o Glicerinad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704503974" table:style-name="ce1">
            <text:p>1,6057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laborador De SabÃ£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705469987" table:style-name="ce1">
            <text:p>1,60571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acho SabÃ£o Azul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706205955" table:style-name="ce1">
            <text:p>1,60571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Fogareiro Da Vel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706720122" table:style-name="ce1">
            <text:p>1,60571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lataforma Guincho SabÃ£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707692103" table:style-name="ce1">
            <text:p>1,60571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huveiro EmergÃªnci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6504180344" table:style-name="ce1">
            <text:p>1,6065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era LÃ­quid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6746146070" table:style-name="ce1">
            <text:p>1,60675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lvejante Sem Clor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7951882809" table:style-name="ce1">
            <text:p>1,60795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ortÃ£o Doca 01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4196548593" table:style-name="ce1">
            <text:p>1,6142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ortÃ£o Pequeno Ãgua SanitÃ¡ri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4282951600" table:style-name="ce1">
            <text:p>1,61428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xtintores De IncÃªndi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4339441716" table:style-name="ce1">
            <text:p>1,61434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anques De Ãgua SanitÃ¡ri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4364982238" table:style-name="ce1">
            <text:p>1,61436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ortÃ£o FÃ¡brica RaÃ§Ã£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4366349555" table:style-name="ce1">
            <text:p>1,61437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ocho Ãgua SanitÃ¡ri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4687129457" table:style-name="ce1">
            <text:p>1,61469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avilhÃ£o Ãgua SanitÃ¡ri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4691206057" table:style-name="ce1">
            <text:p>1,61469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sa Zavaski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4867698801" table:style-name="ce1">
            <text:p>1,61487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levador Silo De Milh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5301181566" table:style-name="ce1">
            <text:p>1,6153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Silo RaÃ§Ã£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5992530208" table:style-name="ce1">
            <text:p>1,61599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ede Parafin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6164753304" table:style-name="ce1">
            <text:p>1,61616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acho De Parafina Retorn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6165714563" table:style-name="ce1">
            <text:p>1,61617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ortas Setor SabÃ£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6764538526" table:style-name="ce1">
            <text:p>1,61676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Calhas E Canaletas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7033646383" table:style-name="ce1">
            <text:p>1,61703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Rede Cloro / Soda CaminhÃ£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7042893218" table:style-name="ce1">
            <text:p>1,61704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Elaborador Base De Detergente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7220406622" table:style-name="ce1">
            <text:p>1,61722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anques Ãgua SanitÃ¡ri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8914801704" table:style-name="ce1">
            <text:p>1,61891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oficin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21262245408" table:style-name="ce1">
            <text:p>1,62126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armÃ¡rio de ferr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21366290729" table:style-name="ce1">
            <text:p>1,62137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ampador detergente 1L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21596908101" table:style-name="ce1">
            <text:p>1,6216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ANQUE DO SAL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25491015728" table:style-name="ce1">
            <text:p>1,62549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Tanque ceb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26717530229" table:style-name="ce1">
            <text:p>1,62672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Bomba rotor simples 1" <text:s/>- 3 CV hipoclorit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carcaÃ§a PVC selo de inox<text:s/></text:p>
          </table:table-cell>
          <table:table-cell office:value-type="float" office:value="1626801526659" table:style-name="ce1">
            <text:p>1,6268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lacas de identificaÃ§Ã£o seguranÃ§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27054601412" table:style-name="ce1">
            <text:p>1,62705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paleteira jacarÃ© hidrÃ¡ulic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27055040475" table:style-name="ce1">
            <text:p>1,62706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0" table:style-name="ce1">
            <text:p>0</text:p>
          </table:table-cell>
          <table:table-cell office:value-type="string" table:style-name="ce2">
            <text:p>desinfetante tanque agitador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27059129014" table:style-name="ce1">
            <text:p>1,62706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table:number-columns-repeated="16368"/>
        </table:table-row>
        <table:table-row table:number-rows-repeated="1048486" table:style-name="ro1">
          <table:table-cell table:number-columns-repeated="16384"/>
        </table:table-row>
      </table:table>
      <table:table table:name="service_order" table:style-name="ta1">
        <table:table-column table:style-name="co13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35" table:default-cell-style-name="ce1"/>
        <table:table-column table:style-name="co18" table:number-columns-repeated="4" table:default-cell-style-name="ce1"/>
        <table:table-column table:style-name="co19" table:default-cell-style-name="ce1"/>
        <table:table-column table:style-name="co1" table:default-cell-style-name="ce1"/>
        <table:table-column table:style-name="co36" table:default-cell-style-name="ce1"/>
        <table:table-column table:style-name="co1" table:number-columns-repeated="1636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customer_id</text:p>
          </table:table-cell>
          <table:table-cell office:value-type="string" table:style-name="ce1">
            <text:p>status</text:p>
          </table:table-cell>
          <table:table-cell office:value-type="string" table:style-name="ce1">
            <text:p>total_amount_products</text:p>
          </table:table-cell>
          <table:table-cell office:value-type="string" table:style-name="ce1">
            <text:p>total_amount_services</text:p>
          </table:table-cell>
          <table:table-cell office:value-type="string" table:style-name="ce1">
            <text:p>discount</text:p>
          </table:table-cell>
          <table:table-cell office:value-type="string" table:style-name="ce1">
            <text:p>total_amount</text:p>
          </table:table-cell>
          <table:table-cell office:value-type="string" table:style-name="ce1">
            <text:p>received_at</text:p>
          </table:table-cell>
          <table:table-cell office:value-type="string" table:style-name="ce1">
            <text:p>realized_at</text:p>
          </table:table-cell>
          <table:table-cell office:value-type="string" table:style-name="ce1">
            <text:p>delivery_at</text:p>
          </table:table-cell>
          <table:table-cell office:value-type="string" table:style-name="ce1">
            <text:p>equipments_description</text:p>
          </table:table-cell>
          <table:table-cell office:value-type="string" table:style-name="ce1">
            <text:p>defects_description</text:p>
          </table:table-cell>
          <table:table-cell office:value-type="string" table:style-name="ce1">
            <text:p>technical_report</text:p>
          </table:table-cell>
          <table:table-cell office:value-type="string" table:style-name="ce1">
            <text:p>warranty</text:p>
          </table:table-cell>
          <table:table-cell office:value-type="string" table:style-name="ce1">
            <text:p>created_at</text:p>
          </table:table-cell>
          <table:table-cell table:number-columns-repeated="1636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23950" table:style-name="ce1">
            <text:p>23950</text:p>
          </table:table-cell>
          <table:table-cell office:value-type="float" office:value="5200" table:style-name="ce1">
            <text:p>5200</text:p>
          </table:table-cell>
          <table:table-cell office:value-type="float" office:value="0" table:style-name="ce1">
            <text:p>0</text:p>
          </table:table-cell>
          <table:table-cell office:value-type="float" office:value="29150" table:style-name="ce1">
            <text:p>29150</text:p>
          </table:table-cell>
          <table:table-cell office:value-type="float" office:value="1549293569964" table:style-name="ce1">
            <text:p>1,54929E+12</text:p>
          </table:table-cell>
          <table:table-cell office:value-type="float" office:value="1549293585069" table:style-name="ce1">
            <text:p>1,54929E+12</text:p>
          </table:table-cell>
          <table:table-cell office:value-type="float" office:value="1549552789144" table:style-name="ce1">
            <text:p>1,54955E+12</text:p>
          </table:table-cell>
          <table:table-cell office:value-type="string" table:style-name="ce2">
            <text:p/>
          </table:table-cell>
          <table:table-cell office:value-type="string" table:style-name="ce2">
            <text:p>vazamento reservatÃ³rio principal de envaze</text:p>
          </table:table-cell>
          <table:table-cell office:value-type="string" table:style-name="ce2">
            <text:p>colar com p.u. 40 internamente colado duas vezes , feito cinturÃ£o de inox para retirar a tampa.</text:p>
          </table:table-cell>
          <table:table-cell office:value-type="string" table:style-name="ce2">
            <text:p/>
          </table:table-cell>
          <table:table-cell office:value-type="float" office:value="1549293585069" table:style-name="ce1">
            <text:p>1,54929E+12</text:p>
          </table:table-cell>
          <table:table-cell table:number-columns-repeated="1636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0400" table:style-name="ce1">
            <text:p>10400</text:p>
          </table:table-cell>
          <table:table-cell office:value-type="float" office:value="0" table:style-name="ce1">
            <text:p>0</text:p>
          </table:table-cell>
          <table:table-cell office:value-type="float" office:value="10400" table:style-name="ce1">
            <text:p>10400</text:p>
          </table:table-cell>
          <table:table-cell office:value-type="float" office:value="1549293635948" table:style-name="ce1">
            <text:p>1,54929E+12</text:p>
          </table:table-cell>
          <table:table-cell office:value-type="float" office:value="1549293638718" table:style-name="ce1">
            <text:p>1,54929E+12</text:p>
          </table:table-cell>
          <table:table-cell office:value-type="float" office:value="1549552693838" table:style-name="ce1">
            <text:p>1,54955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>troca de rolamento e ajuste facÃ£o de corte</text:p>
          </table:table-cell>
          <table:table-cell office:value-type="string" table:style-name="ce2">
            <text:p/>
          </table:table-cell>
          <table:table-cell office:value-type="float" office:value="1549293638718" table:style-name="ce1">
            <text:p>1,54929E+12</text:p>
          </table:table-cell>
          <table:table-cell table:number-columns-repeated="1636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30100" table:style-name="ce1">
            <text:p>130100</text:p>
          </table:table-cell>
          <table:table-cell office:value-type="float" office:value="20800" table:style-name="ce1">
            <text:p>20800</text:p>
          </table:table-cell>
          <table:table-cell office:value-type="float" office:value="0" table:style-name="ce1">
            <text:p>0</text:p>
          </table:table-cell>
          <table:table-cell office:value-type="float" office:value="150900" table:style-name="ce1">
            <text:p>150900</text:p>
          </table:table-cell>
          <table:table-cell office:value-type="float" office:value="1551111273231" table:style-name="ce1">
            <text:p>1,55111E+12</text:p>
          </table:table-cell>
          <table:table-cell office:value-type="float" office:value="1551197680533" table:style-name="ce1">
            <text:p>1,5512E+12</text:p>
          </table:table-cell>
          <table:table-cell office:value-type="float" office:value="1551197686748" table:style-name="ce1">
            <text:p>1,5512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51197680533" table:style-name="ce1">
            <text:p>1,5512E+12</text:p>
          </table:table-cell>
          <table:table-cell table:number-columns-repeated="1636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36000" table:style-name="ce1">
            <text:p>36000</text:p>
          </table:table-cell>
          <table:table-cell office:value-type="float" office:value="5200" table:style-name="ce1">
            <text:p>5200</text:p>
          </table:table-cell>
          <table:table-cell office:value-type="float" office:value="0" table:style-name="ce1">
            <text:p>0</text:p>
          </table:table-cell>
          <table:table-cell office:value-type="float" office:value="41200" table:style-name="ce1">
            <text:p>41200</text:p>
          </table:table-cell>
          <table:table-cell office:value-type="float" office:value="1551198090580" table:style-name="ce1">
            <text:p>1,5512E+12</text:p>
          </table:table-cell>
          <table:table-cell office:value-type="float" office:value="1551284495126" table:style-name="ce1">
            <text:p>1,55128E+12</text:p>
          </table:table-cell>
          <table:table-cell office:value-type="float" office:value="1551284498617" table:style-name="ce1">
            <text:p>1,55128E+12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51284495126" table:style-name="ce1">
            <text:p>1,55128E+12</text:p>
          </table:table-cell>
          <table:table-cell table:number-columns-repeated="1636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551" table:style-name="ce1">
            <text:p>551</text:p>
          </table:table-cell>
          <table:table-cell office:value-type="float" office:value="1300" table:style-name="ce1">
            <text:p>1300</text:p>
          </table:table-cell>
          <table:table-cell office:value-type="float" office:value="0" table:style-name="ce1">
            <text:p>0</text:p>
          </table:table-cell>
          <table:table-cell office:value-type="float" office:value="1851" table:style-name="ce1">
            <text:p>1851</text:p>
          </table:table-cell>
          <table:table-cell office:value-type="float" office:value="1551349780943" table:style-name="ce1">
            <text:p>1,55135E+12</text:p>
          </table:table-cell>
          <table:table-cell office:value-type="float" office:value="1551349816735" table:style-name="ce1">
            <text:p>1,55135E+12</text:p>
          </table:table-cell>
          <table:table-cell office:value-type="float" office:value="1551349818572" table:style-name="ce1">
            <text:p>1,55135E+12</text:p>
          </table:table-cell>
          <table:table-cell office:value-type="string" table:style-name="ce2">
            <text:p/>
          </table:table-cell>
          <table:table-cell office:value-type="string" table:style-name="ce2">
            <text:p>torneira com vazamento</text:p>
          </table:table-cell>
          <table:table-cell office:value-type="string" table:style-name="ce2">
            <text:p>trocar torneira</text:p>
          </table:table-cell>
          <table:table-cell office:value-type="string" table:style-name="ce2">
            <text:p/>
          </table:table-cell>
          <table:table-cell office:value-type="float" office:value="1551349816735" table:style-name="ce1">
            <text:p>1,55135E+12</text:p>
          </table:table-cell>
          <table:table-cell table:number-columns-repeated="1636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9" table:style-name="ce1">
            <text:p>9</text:p>
          </table:table-cell>
          <table:table-cell office:value-type="float" office:value="5" table:style-name="ce1">
            <text:p>5</text:p>
          </table:table-cell>
          <table:table-cell office:value-type="float" office:value="453" table:style-name="ce1">
            <text:p>453</text:p>
          </table:table-cell>
          <table:table-cell office:value-type="float" office:value="2600" table:style-name="ce1">
            <text:p>2600</text:p>
          </table:table-cell>
          <table:table-cell office:value-type="float" office:value="0" table:style-name="ce1">
            <text:p>0</text:p>
          </table:table-cell>
          <table:table-cell office:value-type="float" office:value="3053" table:style-name="ce7">
            <text:p>3053</text:p>
          </table:table-cell>
          <table:table-cell office:value-type="float" office:value="1551349972639" table:style-name="ce1">
            <text:p>1,55135E+12</text:p>
          </table:table-cell>
          <table:table-cell office:value-type="float" office:value="1551350029570" table:style-name="ce1">
            <text:p>1,55135E+12</text:p>
          </table:table-cell>
          <table:table-cell office:value-type="float" office:value="1551350033012" table:style-name="ce1">
            <text:p>1,55135E+12</text:p>
          </table:table-cell>
          <table:table-cell office:value-type="string" table:style-name="ce2">
            <text:p/>
          </table:table-cell>
          <table:table-cell office:value-type="string" table:style-name="ce2">
            <text:p>estrutura torta batida de caminhao</text:p>
          </table:table-cell>
          <table:table-cell office:value-type="string" table:style-name="ce2">
            <text:p>cortado estrutura em pontos espessificos e compensado parcialmente</text:p>
          </table:table-cell>
          <table:table-cell office:value-type="string" table:style-name="ce2">
            <text:p/>
          </table:table-cell>
          <table:table-cell office:value-type="float" office:value="1551350029570" table:style-name="ce1">
            <text:p>1,55135E+12</text:p>
          </table:table-cell>
          <table:table-cell table:number-columns-repeated="1636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16100" table:style-name="ce1">
            <text:p>16100</text:p>
          </table:table-cell>
          <table:table-cell office:value-type="float" office:value="2600" table:style-name="ce1">
            <text:p>2600</text:p>
          </table:table-cell>
          <table:table-cell office:value-type="float" office:value="0" table:style-name="ce1">
            <text:p>0</text:p>
          </table:table-cell>
          <table:table-cell office:value-type="float" office:value="18700" table:style-name="ce1">
            <text:p>18700</text:p>
          </table:table-cell>
          <table:table-cell office:value-type="float" office:value="1551899967693" table:style-name="ce1">
            <text:p>1,5519E+12</text:p>
          </table:table-cell>
          <table:table-cell office:value-type="float" office:value="1551899983952" table:style-name="ce1">
            <text:p>1,5519E+12</text:p>
          </table:table-cell>
          <table:table-cell office:value-type="float" office:value="1551899988532" table:style-name="ce1">
            <text:p>1,5519E+12</text:p>
          </table:table-cell>
          <table:table-cell office:value-type="string" table:style-name="ce2">
            <text:p/>
          </table:table-cell>
          <table:table-cell office:value-type="string" table:style-name="ce2">
            <text:p>bomba pneumÃ¡tica de retorno nÃ£o aciona</text:p>
          </table:table-cell>
          <table:table-cell office:value-type="string" table:style-name="ce2">
            <text:p>defeito na vÃ¡lvula solenÃ³ide - trocar</text:p>
          </table:table-cell>
          <table:table-cell office:value-type="string" table:style-name="ce2">
            <text:p/>
          </table:table-cell>
          <table:table-cell office:value-type="float" office:value="1551899983952" table:style-name="ce1">
            <text:p>1,5519E+12</text:p>
          </table:table-cell>
          <table:table-cell table:number-columns-repeated="1636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5920" table:style-name="ce1">
            <text:p>15920</text:p>
          </table:table-cell>
          <table:table-cell office:value-type="float" office:value="0" table:style-name="ce1">
            <text:p>0</text:p>
          </table:table-cell>
          <table:table-cell office:value-type="float" office:value="15920" table:style-name="ce1">
            <text:p>15920</text:p>
          </table:table-cell>
          <table:table-cell office:value-type="float" office:value="1564659629862" table:style-name="ce1">
            <text:p>1,56466E+12</text:p>
          </table:table-cell>
          <table:table-cell office:value-type="float" office:value="1566387634155" table:style-name="ce1">
            <text:p>1,56639E+12</text:p>
          </table:table-cell>
          <table:table-cell office:value-type="float" office:value="1566387639736" table:style-name="ce1">
            <text:p>1,56639E+12</text:p>
          </table:table-cell>
          <table:table-cell office:value-type="string" table:style-name="ce2">
            <text:p/>
          </table:table-cell>
          <table:table-cell office:value-type="string" table:style-name="ce2">
            <text:p>fabricaÃ§Ã£o de guia para destrave de gargalo causando quebra de bicos.</text:p>
          </table:table-cell>
          <table:table-cell office:value-type="string" table:style-name="ce2">
            <text:p>guia tÃ©cnico desenhado com medidas tiradas no equipamento</text:p>
          </table:table-cell>
          <table:table-cell office:value-type="string" table:style-name="ce2">
            <text:p/>
          </table:table-cell>
          <table:table-cell office:value-type="float" office:value="1566387634155" table:style-name="ce1">
            <text:p>1,56639E+12</text:p>
          </table:table-cell>
          <table:table-cell table:number-columns-repeated="1636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604" table:style-name="ce1">
            <text:p>604</text:p>
          </table:table-cell>
          <table:table-cell office:value-type="float" office:value="1980" table:style-name="ce1">
            <text:p>1980</text:p>
          </table:table-cell>
          <table:table-cell office:value-type="float" office:value="0" table:style-name="ce1">
            <text:p>0</text:p>
          </table:table-cell>
          <table:table-cell office:value-type="float" office:value="2584" table:style-name="ce1">
            <text:p>2584</text:p>
          </table:table-cell>
          <table:table-cell office:value-type="float" office:value="1566396306941" table:style-name="ce1">
            <text:p>1,5664E+12</text:p>
          </table:table-cell>
          <table:table-cell office:value-type="float" office:value="1566396463943" table:style-name="ce1">
            <text:p>1,5664E+12</text:p>
          </table:table-cell>
          <table:table-cell office:value-type="float" office:value="1566396467652" table:style-name="ce1">
            <text:p>1,5664E+12</text:p>
          </table:table-cell>
          <table:table-cell office:value-type="string" table:style-name="ce2">
            <text:p/>
          </table:table-cell>
          <table:table-cell office:value-type="string" table:style-name="ce2">
            <text:p>deficuldade em empilhar bambinas de 25 litros vazia.</text:p>
          </table:table-cell>
          <table:table-cell office:value-type="string" table:style-name="ce2">
            <text:p>feito dois suportes de ferro redondo 1/2" com sapatas de tala furada pra pregar no palete</text:p>
            <text:p/>
          </table:table-cell>
          <table:table-cell office:value-type="string" table:style-name="ce2">
            <text:p/>
          </table:table-cell>
          <table:table-cell office:value-type="float" office:value="1566396463943" table:style-name="ce1">
            <text:p>1,5664E+12</text:p>
          </table:table-cell>
          <table:table-cell table:number-columns-repeated="1636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350" table:style-name="ce1">
            <text:p>1350</text:p>
          </table:table-cell>
          <table:table-cell office:value-type="float" office:value="0" table:style-name="ce1">
            <text:p>0</text:p>
          </table:table-cell>
          <table:table-cell office:value-type="float" office:value="1350" table:style-name="ce1">
            <text:p>1350</text:p>
          </table:table-cell>
          <table:table-cell office:value-type="float" office:value="1566407537551" table:style-name="ce1">
            <text:p>1,56641E+12</text:p>
          </table:table-cell>
          <table:table-cell office:value-type="float" office:value="1566407546913" table:style-name="ce1">
            <text:p>1,56641E+12</text:p>
          </table:table-cell>
          <table:table-cell office:value-type="float" office:value="1566409372984" table:style-name="ce1">
            <text:p>1,56641E+12</text:p>
          </table:table-cell>
          <table:table-cell office:value-type="string" table:style-name="ce2">
            <text:p/>
          </table:table-cell>
          <table:table-cell office:value-type="string" table:style-name="ce2">
            <text:p>motor do chupim caio a chaveta e rodou o eixo.</text:p>
          </table:table-cell>
          <table:table-cell office:value-type="string" table:style-name="ce2">
            <text:p>retirado motor e levado a oficina feito acentamento da polia e colocado um estojo para segurar a chaveta ( aberto rosca nova ) remontado e feito ligaÃ§Ã£o nova.</text:p>
          </table:table-cell>
          <table:table-cell office:value-type="string" table:style-name="ce2">
            <text:p/>
          </table:table-cell>
          <table:table-cell office:value-type="float" office:value="1566407546913" table:style-name="ce1">
            <text:p>1,56641E+12</text:p>
          </table:table-cell>
          <table:table-cell table:number-columns-repeated="1636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276500" table:style-name="ce1">
            <text:p>276500</text:p>
          </table:table-cell>
          <table:table-cell office:value-type="float" office:value="10400" table:style-name="ce1">
            <text:p>10400</text:p>
          </table:table-cell>
          <table:table-cell office:value-type="float" office:value="0" table:style-name="ce1">
            <text:p>0</text:p>
          </table:table-cell>
          <table:table-cell office:value-type="float" office:value="286900" table:style-name="ce1">
            <text:p>286900</text:p>
          </table:table-cell>
          <table:table-cell office:value-type="float" office:value="1565289736973" table:style-name="ce1">
            <text:p>1,56529E+12</text:p>
          </table:table-cell>
          <table:table-cell office:value-type="float" office:value="1566412942686" table:style-name="ce1">
            <text:p>1,56641E+12</text:p>
          </table:table-cell>
          <table:table-cell table:style-name="ce1"/>
          <table:table-cell office:value-type="string" table:style-name="ce2">
            <text:p>deficiÃªncia na quantidade de Ã¡gua para refrigeraÃ§Ã£o das maquinas</text:p>
          </table:table-cell>
          <table:table-cell office:value-type="string" table:style-name="ce2">
            <text:p>demora por ciclo<text:s/></text:p>
          </table:table-cell>
          <table:table-cell office:value-type="string" table:style-name="ce2">
            <text:p/>
            <text:p>fazer limpeza por sucÃ§Ã£o. entupimento por folhas<text:s/></text:p>
          </table:table-cell>
          <table:table-cell office:value-type="string" table:style-name="ce2">
            <text:p>feito limpeza com o caminhÃ£o limpa fossa / entupimento por folhas / fazer telhado sobre caixa reservatÃ³rio .</text:p>
          </table:table-cell>
          <table:table-cell office:value-type="float" office:value="1566412942686" table:style-name="ce1">
            <text:p>1,56641E+12</text:p>
          </table:table-cell>
          <table:table-cell table:number-columns-repeated="1636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4500" table:style-name="ce1">
            <text:p>4500</text:p>
          </table:table-cell>
          <table:table-cell office:value-type="float" office:value="3900" table:style-name="ce1">
            <text:p>3900</text:p>
          </table:table-cell>
          <table:table-cell office:value-type="float" office:value="0" table:style-name="ce1">
            <text:p>0</text:p>
          </table:table-cell>
          <table:table-cell office:value-type="float" office:value="8400" table:style-name="ce1">
            <text:p>8400</text:p>
          </table:table-cell>
          <table:table-cell office:value-type="float" office:value="1565303346485" table:style-name="ce1">
            <text:p>1,5653E+12</text:p>
          </table:table-cell>
          <table:table-cell office:value-type="float" office:value="1565303349607" table:style-name="ce1">
            <text:p>1,5653E+12</text:p>
          </table:table-cell>
          <table:table-cell office:value-type="float" office:value="1565303355505" table:style-name="ce1">
            <text:p>1,5653E+12</text:p>
          </table:table-cell>
          <table:table-cell office:value-type="string" table:style-name="ce2">
            <text:p>elevador de canecos<text:s/></text:p>
          </table:table-cell>
          <table:table-cell office:value-type="string" table:style-name="ce2">
            <text:p>correia cinta de canecos arrebentada</text:p>
          </table:table-cell>
          <table:table-cell office:value-type="string" table:style-name="ce2">
            <text:p>refazer emenda<text:s/></text:p>
          </table:table-cell>
          <table:table-cell office:value-type="string" table:style-name="ce2">
            <text:p/>
          </table:table-cell>
          <table:table-cell office:value-type="float" office:value="1565303349607" table:style-name="ce1">
            <text:p>1,5653E+12</text:p>
          </table:table-cell>
          <table:table-cell table:number-columns-repeated="1636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900" table:style-name="ce1">
            <text:p>900</text:p>
          </table:table-cell>
          <table:table-cell office:value-type="float" office:value="1300" table:style-name="ce1">
            <text:p>1300</text:p>
          </table:table-cell>
          <table:table-cell office:value-type="float" office:value="0" table:style-name="ce1">
            <text:p>0</text:p>
          </table:table-cell>
          <table:table-cell office:value-type="float" office:value="2200" table:style-name="ce1">
            <text:p>2200</text:p>
          </table:table-cell>
          <table:table-cell office:value-type="float" office:value="1566340400957" table:style-name="ce1">
            <text:p>1,56634E+12</text:p>
          </table:table-cell>
          <table:table-cell office:value-type="float" office:value="1566340405267" table:style-name="ce1">
            <text:p>1,56634E+12</text:p>
          </table:table-cell>
          <table:table-cell office:value-type="float" office:value="1566340409912" table:style-name="ce1">
            <text:p>1,56634E+12</text:p>
          </table:table-cell>
          <table:table-cell office:value-type="string" table:style-name="ce2">
            <text:p/>
          </table:table-cell>
          <table:table-cell office:value-type="string" table:style-name="ce2">
            <text:p>vazamento de ar</text:p>
          </table:table-cell>
          <table:table-cell office:value-type="string" table:style-name="ce2">
            <text:p>mangueira pneumÃ¡tica estourada, trocar<text:s/></text:p>
          </table:table-cell>
          <table:table-cell office:value-type="string" table:style-name="ce2">
            <text:p/>
          </table:table-cell>
          <table:table-cell office:value-type="float" office:value="1566340405267" table:style-name="ce1">
            <text:p>1,56634E+12</text:p>
          </table:table-cell>
          <table:table-cell table:number-columns-repeated="1636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5000" table:style-name="ce1">
            <text:p>45000</text:p>
          </table:table-cell>
          <table:table-cell office:value-type="float" office:value="0" table:style-name="ce1">
            <text:p>0</text:p>
          </table:table-cell>
          <table:table-cell office:value-type="float" office:value="45000" table:style-name="ce1">
            <text:p>45000</text:p>
          </table:table-cell>
          <table:table-cell office:value-type="float" office:value="1566306287399" table:style-name="ce1">
            <text:p>1,56631E+12</text:p>
          </table:table-cell>
          <table:table-cell office:value-type="float" office:value="1566479099613" table:style-name="ce1">
            <text:p>1,56648E+12</text:p>
          </table:table-cell>
          <table:table-cell office:value-type="float" office:value="1566479068250" table:style-name="ce1">
            <text:p>1,56648E+12</text:p>
          </table:table-cell>
          <table:table-cell office:value-type="string" table:style-name="ce2">
            <text:p>tanque de resfriamento e tubulaÃ§Ãµes</text:p>
          </table:table-cell>
          <table:table-cell office:value-type="string" table:style-name="ce2">
            <text:p>ineficiÃªncia de refrigeracao</text:p>
          </table:table-cell>
          <table:table-cell office:value-type="string" table:style-name="ce2">
            <text:p>limpeza de tanque e tubulaÃ§Ãµes com limpa fossa</text:p>
          </table:table-cell>
          <table:table-cell office:value-type="string" table:style-name="ce2">
            <text:p/>
          </table:table-cell>
          <table:table-cell office:value-type="float" office:value="1566479099613" table:style-name="ce1">
            <text:p>1,56648E+12</text:p>
          </table:table-cell>
          <table:table-cell table:number-columns-repeated="1636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3850" table:style-name="ce1">
            <text:p>3850</text:p>
          </table:table-cell>
          <table:table-cell office:value-type="float" office:value="2600" table:style-name="ce1">
            <text:p>2600</text:p>
          </table:table-cell>
          <table:table-cell office:value-type="float" office:value="0" table:style-name="ce1">
            <text:p>0</text:p>
          </table:table-cell>
          <table:table-cell office:value-type="float" office:value="6450" table:style-name="ce1">
            <text:p>6450</text:p>
          </table:table-cell>
          <table:table-cell office:value-type="float" office:value="1566428066168" table:style-name="ce1">
            <text:p>1,56643E+12</text:p>
          </table:table-cell>
          <table:table-cell office:value-type="float" office:value="1566428066168" table:style-name="ce1">
            <text:p>1,56643E+12</text:p>
          </table:table-cell>
          <table:table-cell table:style-name="ce1"/>
          <table:table-cell office:value-type="string" table:style-name="ce2">
            <text:p>envasadora amaciante<text:s/></text:p>
          </table:table-cell>
          <table:table-cell office:value-type="string" table:style-name="ce2">
            <text:p>mangueira escoamento de limpeza liberando para piso</text:p>
          </table:table-cell>
          <table:table-cell office:value-type="string" table:style-name="ce2">
            <text:p>levar a mangueira atÃ© a calha</text:p>
          </table:table-cell>
          <table:table-cell office:value-type="string" table:style-name="ce2">
            <text:p/>
          </table:table-cell>
          <table:table-cell office:value-type="float" office:value="1566428066168" table:style-name="ce1">
            <text:p>1,56643E+12</text:p>
          </table:table-cell>
          <table:table-cell table:number-columns-repeated="1636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6428492932" table:style-name="ce1">
            <text:p>1,56643E+12</text:p>
          </table:table-cell>
          <table:table-cell office:value-type="float" office:value="1566514926318" table:style-name="ce1">
            <text:p>1,56651E+12</text:p>
          </table:table-cell>
          <table:table-cell table:style-name="ce1"/>
          <table:table-cell office:value-type="string" table:style-name="ce2">
            <text:p/>
          </table:table-cell>
          <table:table-cell office:value-type="string" table:style-name="ce2">
            <text:p>sensor fim de curso mesa de bicos porca plÃ¡stica quebrada</text:p>
          </table:table-cell>
          <table:table-cell office:value-type="string" table:style-name="ce2">
            <text:p>procurar porca nos sensores antigos<text:s/></text:p>
          </table:table-cell>
          <table:table-cell office:value-type="string" table:style-name="ce2">
            <text:p/>
          </table:table-cell>
          <table:table-cell office:value-type="float" office:value="1566514926318" table:style-name="ce1">
            <text:p>1,56651E+12</text:p>
          </table:table-cell>
          <table:table-cell table:number-columns-repeated="1636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6428757571" table:style-name="ce1">
            <text:p>1,56643E+12</text:p>
          </table:table-cell>
          <table:table-cell office:value-type="float" office:value="1566426472450" table:style-name="ce1">
            <text:p>1,56643E+12</text:p>
          </table:table-cell>
          <table:table-cell office:value-type="float" office:value="1567525048079" table:style-name="ce1">
            <text:p>1,56753E+12</text:p>
          </table:table-cell>
          <table:table-cell office:value-type="string" table:style-name="ce2">
            <text:p>tampador linha amaciante</text:p>
          </table:table-cell>
          <table:table-cell office:value-type="string" table:style-name="ce2">
            <text:p>batidas estalos parte superior tapador</text:p>
          </table:table-cell>
          <table:table-cell office:value-type="string" table:style-name="ce2">
            <text:p>motor e eixo suporte de cabeÃ§a de torque rolamentos trocar.<text:s/></text:p>
          </table:table-cell>
          <table:table-cell office:value-type="string" table:style-name="ce2">
            <text:p/>
          </table:table-cell>
          <table:table-cell office:value-type="float" office:value="1566426472450" table:style-name="ce1">
            <text:p>1,56643E+12</text:p>
          </table:table-cell>
          <table:table-cell table:number-columns-repeated="1636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6429004266" table:style-name="ce1">
            <text:p>1,56643E+12</text:p>
          </table:table-cell>
          <table:table-cell office:value-type="float" office:value="1566429004266" table:style-name="ce1">
            <text:p>1,56643E+12</text:p>
          </table:table-cell>
          <table:table-cell table:style-name="ce1"/>
          <table:table-cell office:value-type="string" table:style-name="ce2">
            <text:p/>
          </table:table-cell>
          <table:table-cell office:value-type="string" table:style-name="ce2">
            <text:p>peÃ§a retorno ( trocar)</text:p>
          </table:table-cell>
          <table:table-cell office:value-type="string" table:style-name="ce2">
            <text:p>verificar ????</text:p>
          </table:table-cell>
          <table:table-cell office:value-type="string" table:style-name="ce2">
            <text:p/>
          </table:table-cell>
          <table:table-cell office:value-type="float" office:value="1566429004266" table:style-name="ce1">
            <text:p>1,56643E+12</text:p>
          </table:table-cell>
          <table:table-cell table:number-columns-repeated="1636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6429084998" table:style-name="ce1">
            <text:p>1,56643E+12</text:p>
          </table:table-cell>
          <table:table-cell office:value-type="float" office:value="1614354560473" table:style-name="ce1">
            <text:p>1,61435E+12</text:p>
          </table:table-cell>
          <table:table-cell office:value-type="float" office:value="1614354561977" table:style-name="ce1">
            <text:p>1,61435E+12</text:p>
          </table:table-cell>
          <table:table-cell office:value-type="string" table:style-name="ce2">
            <text:p/>
          </table:table-cell>
          <table:table-cell office:value-type="string" table:style-name="ce2">
            <text:p>suporte da rÃ©gua dentada gabarito de gargalo com roscas espanadas</text:p>
          </table:table-cell>
          <table:table-cell office:value-type="string" table:style-name="ce2">
            <text:p>refazer rosca e colocar manipo no lugar dos estojos<text:s/></text:p>
          </table:table-cell>
          <table:table-cell office:value-type="string" table:style-name="ce2">
            <text:p/>
          </table:table-cell>
          <table:table-cell office:value-type="float" office:value="1614354560473" table:style-name="ce1">
            <text:p>1,61435E+12</text:p>
          </table:table-cell>
          <table:table-cell table:number-columns-repeated="1636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6429235239" table:style-name="ce1">
            <text:p>1,56643E+12</text:p>
          </table:table-cell>
          <table:table-cell office:value-type="float" office:value="1566429235239" table:style-name="ce1">
            <text:p>1,56643E+12</text:p>
          </table:table-cell>
          <table:table-cell table:style-name="ce1"/>
          <table:table-cell office:value-type="string" table:style-name="ce2">
            <text:p/>
          </table:table-cell>
          <table:table-cell office:value-type="string" table:style-name="ce2">
            <text:p>mangueira de retorno bico nÂ° 10 furada</text:p>
          </table:table-cell>
          <table:table-cell office:value-type="string" table:style-name="ce2">
            <text:p>trocar mangueira</text:p>
          </table:table-cell>
          <table:table-cell office:value-type="string" table:style-name="ce2">
            <text:p/>
          </table:table-cell>
          <table:table-cell office:value-type="float" office:value="1566429235239" table:style-name="ce1">
            <text:p>1,56643E+12</text:p>
          </table:table-cell>
          <table:table-cell table:number-columns-repeated="16369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6429498647" table:style-name="ce1">
            <text:p>1,56643E+12</text:p>
          </table:table-cell>
          <table:table-cell office:value-type="float" office:value="1566429498647" table:style-name="ce1">
            <text:p>1,56643E+12</text:p>
          </table:table-cell>
          <table:table-cell table:style-name="ce1"/>
          <table:table-cell office:value-type="string" table:style-name="ce2">
            <text:p>fechadeira linha 1 e 2 litros<text:s/></text:p>
          </table:table-cell>
          <table:table-cell office:value-type="string" table:style-name="ce2">
            <text:p>rodÃ­zio com freio quebrado</text:p>
          </table:table-cell>
          <table:table-cell office:value-type="string" table:style-name="ce2">
            <text:p>trocar ( comprado sapatas fixas).</text:p>
          </table:table-cell>
          <table:table-cell office:value-type="string" table:style-name="ce2">
            <text:p/>
          </table:table-cell>
          <table:table-cell office:value-type="float" office:value="1566429498647" table:style-name="ce1">
            <text:p>1,56643E+12</text:p>
          </table:table-cell>
          <table:table-cell table:number-columns-repeated="1636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6429607255" table:style-name="ce1">
            <text:p>1,56643E+12</text:p>
          </table:table-cell>
          <table:table-cell office:value-type="float" office:value="1566429607255" table:style-name="ce1">
            <text:p>1,56643E+12</text:p>
          </table:table-cell>
          <table:table-cell table:style-name="ce1"/>
          <table:table-cell office:value-type="string" table:style-name="ce2">
            <text:p>mesa de embalagens</text:p>
          </table:table-cell>
          <table:table-cell office:value-type="string" table:style-name="ce2">
            <text:p>chapa solta</text:p>
          </table:table-cell>
          <table:table-cell office:value-type="string" table:style-name="ce2">
            <text:p>soldar</text:p>
          </table:table-cell>
          <table:table-cell office:value-type="string" table:style-name="ce2">
            <text:p/>
          </table:table-cell>
          <table:table-cell office:value-type="float" office:value="1566429607255" table:style-name="ce1">
            <text:p>1,56643E+12</text:p>
          </table:table-cell>
          <table:table-cell table:number-columns-repeated="1636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6429893909" table:style-name="ce1">
            <text:p>1,56643E+12</text:p>
          </table:table-cell>
          <table:table-cell office:value-type="float" office:value="1567439135171" table:style-name="ce1">
            <text:p>1,56744E+12</text:p>
          </table:table-cell>
          <table:table-cell table:style-name="ce1"/>
          <table:table-cell office:value-type="string" table:style-name="ce2">
            <text:p>tampador</text:p>
          </table:table-cell>
          <table:table-cell office:value-type="string" table:style-name="ce2">
            <text:p>folga no eixo da estrela<text:s/></text:p>
          </table:table-cell>
          <table:table-cell office:value-type="string" table:style-name="ce2">
            <text:p>trocar rolamento, mudar estrutura, fabricar eixo novo, sincronizar estrela, refazer mancal cruz de malta, tirar infiltraÃ§Ã£o da mesa.</text:p>
          </table:table-cell>
          <table:table-cell office:value-type="string" table:style-name="ce2">
            <text:p/>
          </table:table-cell>
          <table:table-cell office:value-type="float" office:value="1567439135171" table:style-name="ce1">
            <text:p>1,56744E+12</text:p>
          </table:table-cell>
          <table:table-cell table:number-columns-repeated="16369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6430036491" table:style-name="ce1">
            <text:p>1,56643E+12</text:p>
          </table:table-cell>
          <table:table-cell office:value-type="float" office:value="1566430036491" table:style-name="ce1">
            <text:p>1,56643E+12</text:p>
          </table:table-cell>
          <table:table-cell table:style-name="ce1"/>
          <table:table-cell office:value-type="string" table:style-name="ce2">
            <text:p/>
          </table:table-cell>
          <table:table-cell office:value-type="string" table:style-name="ce2">
            <text:p>base solta</text:p>
          </table:table-cell>
          <table:table-cell office:value-type="string" table:style-name="ce2">
            <text:p>colocar guia de curso<text:s/></text:p>
          </table:table-cell>
          <table:table-cell office:value-type="string" table:style-name="ce2">
            <text:p/>
          </table:table-cell>
          <table:table-cell office:value-type="float" office:value="1566430036491" table:style-name="ce1">
            <text:p>1,56643E+12</text:p>
          </table:table-cell>
          <table:table-cell table:number-columns-repeated="1636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15000" table:style-name="ce1">
            <text:p>15000</text:p>
          </table:table-cell>
          <table:table-cell office:value-type="float" office:value="20800" table:style-name="ce1">
            <text:p>20800</text:p>
          </table:table-cell>
          <table:table-cell office:value-type="float" office:value="0" table:style-name="ce1">
            <text:p>0</text:p>
          </table:table-cell>
          <table:table-cell office:value-type="float" office:value="35800" table:style-name="ce1">
            <text:p>35800</text:p>
          </table:table-cell>
          <table:table-cell office:value-type="float" office:value="1566430247984" table:style-name="ce1">
            <text:p>1,56643E+12</text:p>
          </table:table-cell>
          <table:table-cell office:value-type="float" office:value="1566430247984" table:style-name="ce1">
            <text:p>1,56643E+12</text:p>
          </table:table-cell>
          <table:table-cell office:value-type="float" office:value="1578507662240" table:style-name="ce1">
            <text:p>1,57851E+12</text:p>
          </table:table-cell>
          <table:table-cell office:value-type="string" table:style-name="ce2">
            <text:p>fabricaÃ§Ã£o guincho para plataforma<text:s/></text:p>
          </table:table-cell>
          <table:table-cell office:value-type="string" table:style-name="ce2">
            <text:p>plataforma perigosa e ineficiente</text:p>
          </table:table-cell>
          <table:table-cell office:value-type="string" table:style-name="ce2">
            <text:p>fabricaÃ§Ã£o<text:s/></text:p>
          </table:table-cell>
          <table:table-cell office:value-type="string" table:style-name="ce2">
            <text:p/>
          </table:table-cell>
          <table:table-cell office:value-type="float" office:value="1566430247984" table:style-name="ce1">
            <text:p>1,56643E+12</text:p>
          </table:table-cell>
          <table:table-cell table:number-columns-repeated="1636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3500" table:style-name="ce1">
            <text:p>3500</text:p>
          </table:table-cell>
          <table:table-cell office:value-type="float" office:value="1300" table:style-name="ce1">
            <text:p>1300</text:p>
          </table:table-cell>
          <table:table-cell office:value-type="float" office:value="0" table:style-name="ce1">
            <text:p>0</text:p>
          </table:table-cell>
          <table:table-cell office:value-type="float" office:value="4800" table:style-name="ce1">
            <text:p>4800</text:p>
          </table:table-cell>
          <table:table-cell office:value-type="float" office:value="1566475689355" table:style-name="ce1">
            <text:p>1,56648E+12</text:p>
          </table:table-cell>
          <table:table-cell office:value-type="float" office:value="1566475695929" table:style-name="ce1">
            <text:p>1,56648E+12</text:p>
          </table:table-cell>
          <table:table-cell office:value-type="float" office:value="1566475697878" table:style-name="ce1">
            <text:p>1,56648E+12</text:p>
          </table:table-cell>
          <table:table-cell office:value-type="string" table:style-name="ce2">
            <text:p/>
          </table:table-cell>
          <table:table-cell office:value-type="string" table:style-name="ce2">
            <text:p>plataforma das garrafas nÃ£o sobe</text:p>
          </table:table-cell>
          <table:table-cell office:value-type="string" table:style-name="ce2">
            <text:p>ar comprimido registro fechado, aproveitado para abastecer lubrifil<text:s/></text:p>
          </table:table-cell>
          <table:table-cell office:value-type="string" table:style-name="ce2">
            <text:p/>
          </table:table-cell>
          <table:table-cell office:value-type="float" office:value="1566475695929" table:style-name="ce1">
            <text:p>1,56648E+12</text:p>
          </table:table-cell>
          <table:table-cell table:number-columns-repeated="1636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650" table:style-name="ce1">
            <text:p>650</text:p>
          </table:table-cell>
          <table:table-cell office:value-type="float" office:value="1300" table:style-name="ce1">
            <text:p>1300</text:p>
          </table:table-cell>
          <table:table-cell office:value-type="float" office:value="0" table:style-name="ce1">
            <text:p>0</text:p>
          </table:table-cell>
          <table:table-cell office:value-type="float" office:value="1950" table:style-name="ce1">
            <text:p>1950</text:p>
          </table:table-cell>
          <table:table-cell office:value-type="float" office:value="1566476034817" table:style-name="ce1">
            <text:p>1,56648E+12</text:p>
          </table:table-cell>
          <table:table-cell office:value-type="float" office:value="1566476050284" table:style-name="ce1">
            <text:p>1,56648E+12</text:p>
          </table:table-cell>
          <table:table-cell office:value-type="float" office:value="1566476052824" table:style-name="ce1">
            <text:p>1,56648E+12</text:p>
          </table:table-cell>
          <table:table-cell office:value-type="string" table:style-name="ce2">
            <text:p/>
          </table:table-cell>
          <table:table-cell office:value-type="string" table:style-name="ce2">
            <text:p>embaladora a vÃ¡cuo deixando fardo frouxo</text:p>
          </table:table-cell>
          <table:table-cell office:value-type="string" table:style-name="ce2">
            <text:p>entrada de ar falso na tampa, limpeza e ajuste da vedaÃ§Ã£o<text:s/></text:p>
          </table:table-cell>
          <table:table-cell office:value-type="string" table:style-name="ce2">
            <text:p/>
          </table:table-cell>
          <table:table-cell office:value-type="float" office:value="1566476050284" table:style-name="ce1">
            <text:p>1,56648E+12</text:p>
          </table:table-cell>
          <table:table-cell table:number-columns-repeated="1636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1500" table:style-name="ce1">
            <text:p>1500</text:p>
          </table:table-cell>
          <table:table-cell office:value-type="float" office:value="2600" table:style-name="ce1">
            <text:p>2600</text:p>
          </table:table-cell>
          <table:table-cell office:value-type="float" office:value="0" table:style-name="ce1">
            <text:p>0</text:p>
          </table:table-cell>
          <table:table-cell office:value-type="float" office:value="4100" table:style-name="ce1">
            <text:p>4100</text:p>
          </table:table-cell>
          <table:table-cell office:value-type="float" office:value="1566478324838" table:style-name="ce1">
            <text:p>1,56648E+12</text:p>
          </table:table-cell>
          <table:table-cell office:value-type="float" office:value="1566478333408" table:style-name="ce1">
            <text:p>1,56648E+12</text:p>
          </table:table-cell>
          <table:table-cell office:value-type="float" office:value="1566478335363" table:style-name="ce1">
            <text:p>1,56648E+12</text:p>
          </table:table-cell>
          <table:table-cell office:value-type="string" table:style-name="ce2">
            <text:p/>
          </table:table-cell>
          <table:table-cell office:value-type="string" table:style-name="ce2">
            <text:p>motor bomba parafuso reserva queimando motor</text:p>
          </table:table-cell>
          <table:table-cell office:value-type="string" table:style-name="ce2">
            <text:p>motor sem blindagem inadequado para o uso. trocar por motor blindado - negado<text:s/></text:p>
            <text:p>colocar capa de proteÃ§Ã£o " telhado" - feito.</text:p>
          </table:table-cell>
          <table:table-cell office:value-type="string" table:style-name="ce2">
            <text:p/>
          </table:table-cell>
          <table:table-cell office:value-type="float" office:value="1566478333408" table:style-name="ce1">
            <text:p>1,56648E+12</text:p>
          </table:table-cell>
          <table:table-cell table:number-columns-repeated="1636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1300" table:style-name="ce1">
            <text:p>1300</text:p>
          </table:table-cell>
          <table:table-cell office:value-type="float" office:value="0" table:style-name="ce1">
            <text:p>0</text:p>
          </table:table-cell>
          <table:table-cell office:value-type="float" office:value="1320" table:style-name="ce1">
            <text:p>1320</text:p>
          </table:table-cell>
          <table:table-cell office:value-type="float" office:value="1566481524392" table:style-name="ce1">
            <text:p>1,56648E+12</text:p>
          </table:table-cell>
          <table:table-cell office:value-type="float" office:value="1566481538554" table:style-name="ce1">
            <text:p>1,56648E+12</text:p>
          </table:table-cell>
          <table:table-cell office:value-type="float" office:value="1566481540460" table:style-name="ce1">
            <text:p>1,56648E+12</text:p>
          </table:table-cell>
          <table:table-cell office:value-type="string" table:style-name="ce2">
            <text:p/>
          </table:table-cell>
          <table:table-cell office:value-type="string" table:style-name="ce2">
            <text:p>nÃ£o libera tampa para o taoador</text:p>
          </table:table-cell>
          <table:table-cell office:value-type="string" table:style-name="ce2">
            <text:p>sensor leitura das garrafas fora de sincronia, ajustado.</text:p>
          </table:table-cell>
          <table:table-cell office:value-type="string" table:style-name="ce2">
            <text:p/>
          </table:table-cell>
          <table:table-cell office:value-type="float" office:value="1566481538554" table:style-name="ce1">
            <text:p>1,56648E+12</text:p>
          </table:table-cell>
          <table:table-cell table:number-columns-repeated="1636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9700" table:style-name="ce1">
            <text:p>9700</text:p>
          </table:table-cell>
          <table:table-cell office:value-type="float" office:value="5200" table:style-name="ce1">
            <text:p>5200</text:p>
          </table:table-cell>
          <table:table-cell office:value-type="float" office:value="0" table:style-name="ce1">
            <text:p>0</text:p>
          </table:table-cell>
          <table:table-cell office:value-type="float" office:value="14900" table:style-name="ce1">
            <text:p>14900</text:p>
          </table:table-cell>
          <table:table-cell office:value-type="float" office:value="1566482174805" table:style-name="ce1">
            <text:p>1,56648E+12</text:p>
          </table:table-cell>
          <table:table-cell office:value-type="float" office:value="1566588635483" table:style-name="ce1">
            <text:p>1,56659E+12</text:p>
          </table:table-cell>
          <table:table-cell office:value-type="float" office:value="1566944751127" table:style-name="ce1">
            <text:p>1,56694E+12</text:p>
          </table:table-cell>
          <table:table-cell office:value-type="string" table:style-name="ce2">
            <text:p/>
          </table:table-cell>
          <table:table-cell office:value-type="string" table:style-name="ce2">
            <text:p>vazamento , caixa rachada<text:s/></text:p>
          </table:table-cell>
          <table:table-cell office:value-type="string" table:style-name="ce2">
            <text:p>levado caixa para aplicaÃ§Ã£o de fibra, trocado vÃ¡lvula acionadora, reformado pistÃ£o pneumÃ¡tico, trocado mangueiras pneumÃ¡ticas, refeito soldas da estrutura.</text:p>
          </table:table-cell>
          <table:table-cell office:value-type="string" table:style-name="ce2">
            <text:p/>
          </table:table-cell>
          <table:table-cell office:value-type="float" office:value="1566588635483" table:style-name="ce1">
            <text:p>1,56659E+12</text:p>
          </table:table-cell>
          <table:table-cell table:number-columns-repeated="1636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6498917982" table:style-name="ce1">
            <text:p>1,5665E+12</text:p>
          </table:table-cell>
          <table:table-cell office:value-type="float" office:value="1566498935706" table:style-name="ce1">
            <text:p>1,5665E+12</text:p>
          </table:table-cell>
          <table:table-cell table:style-name="ce1"/>
          <table:table-cell office:value-type="string" table:style-name="ce2">
            <text:p>mÃ¡quina de esponja</text:p>
          </table:table-cell>
          <table:table-cell office:value-type="string" table:style-name="ce2">
            <text:p>rolamento eixo aranha quebrado, eixo morto, eixo traÃ§Ã£o do fio rolamento quebrado, eixo morto.</text:p>
          </table:table-cell>
          <table:table-cell office:value-type="string" table:style-name="ce2">
            <text:p>troca de rolamento, refazer acentamento de rolamentos, fabricar arame da aranha, ( fabricado dois eixos novos )</text:p>
            <text:p/>
          </table:table-cell>
          <table:table-cell office:value-type="string" table:style-name="ce2">
            <text:p/>
          </table:table-cell>
          <table:table-cell office:value-type="float" office:value="1566498935706" table:style-name="ce1">
            <text:p>1,5665E+12</text:p>
          </table:table-cell>
          <table:table-cell table:number-columns-repeated="1636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7600" table:style-name="ce1">
            <text:p>47600</text:p>
          </table:table-cell>
          <table:table-cell office:value-type="float" office:value="0" table:style-name="ce1">
            <text:p>0</text:p>
          </table:table-cell>
          <table:table-cell office:value-type="float" office:value="47600" table:style-name="ce1">
            <text:p>47600</text:p>
          </table:table-cell>
          <table:table-cell office:value-type="float" office:value="1549442729660" table:style-name="ce1">
            <text:p>1,54944E+12</text:p>
          </table:table-cell>
          <table:table-cell office:value-type="float" office:value="1566467106319" table:style-name="ce1">
            <text:p>1,56647E+12</text:p>
          </table:table-cell>
          <table:table-cell office:value-type="float" office:value="1566812739002" table:style-name="ce1">
            <text:p>1,56681E+12</text:p>
          </table:table-cell>
          <table:table-cell office:value-type="string" table:style-name="ce2">
            <text:p/>
          </table:table-cell>
          <table:table-cell office:value-type="string" table:style-name="ce2">
            <text:p>tanque de retorno vazamento</text:p>
          </table:table-cell>
          <table:table-cell office:value-type="string" table:style-name="ce2">
            <text:p>levar para conserto com revestimento em fibra<text:s/></text:p>
          </table:table-cell>
          <table:table-cell office:value-type="string" table:style-name="ce2">
            <text:p/>
          </table:table-cell>
          <table:table-cell office:value-type="float" office:value="1566467106319" table:style-name="ce1">
            <text:p>1,56647E+12</text:p>
          </table:table-cell>
          <table:table-cell table:number-columns-repeated="1636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6818841777" table:style-name="ce1">
            <text:p>1,56682E+12</text:p>
          </table:table-cell>
          <table:table-cell office:value-type="float" office:value="1566818863863" table:style-name="ce1">
            <text:p>1,56682E+12</text:p>
          </table:table-cell>
          <table:table-cell table:style-name="ce1"/>
          <table:table-cell office:value-type="string" table:style-name="ce2">
            <text:p>moto esmeril</text:p>
          </table:table-cell>
          <table:table-cell office:value-type="string" table:style-name="ce2">
            <text:p>moto esmeril nÃ£o liga<text:s/></text:p>
          </table:table-cell>
          <table:table-cell office:value-type="string" table:style-name="ce2">
            <text:p>queimado, levar para rebobinagem/ comprar novo.</text:p>
          </table:table-cell>
          <table:table-cell office:value-type="string" table:style-name="ce2">
            <text:p/>
          </table:table-cell>
          <table:table-cell office:value-type="float" office:value="1566818863863" table:style-name="ce1">
            <text:p>1,56682E+12</text:p>
          </table:table-cell>
          <table:table-cell table:number-columns-repeated="1636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6821104334" table:style-name="ce1">
            <text:p>1,56682E+12</text:p>
          </table:table-cell>
          <table:table-cell office:value-type="float" office:value="1566821150002" table:style-name="ce1">
            <text:p>1,56682E+12</text:p>
          </table:table-cell>
          <table:table-cell office:value-type="float" office:value="1566832672628" table:style-name="ce1">
            <text:p>1,56683E+12</text:p>
          </table:table-cell>
          <table:table-cell office:value-type="string" table:style-name="ce2">
            <text:p>extrusora 01</text:p>
          </table:table-cell>
          <table:table-cell office:value-type="string" table:style-name="ce2">
            <text:p>bomba perdeu pressao</text:p>
          </table:table-cell>
          <table:table-cell office:value-type="string" table:style-name="ce2">
            <text:p>compra de filtro, verificar bomba, / limpeza filtro, verificaÃ§Ã£o de bomba nÃ£o aprovado. ( foi desmontado motor e tampa do reservatÃ³rio e desobstruÃ­do filtro entrada da bomba e remontado).</text:p>
          </table:table-cell>
          <table:table-cell office:value-type="string" table:style-name="ce2">
            <text:p>sem garantia : bomba precisando de retifica, filtro velho saturado, reservatÃ³rio saturado de sujeira. Ã³leo velho saturado,<text:s/></text:p>
          </table:table-cell>
          <table:table-cell office:value-type="float" office:value="1566821150002" table:style-name="ce1">
            <text:p>1,56682E+12</text:p>
          </table:table-cell>
          <table:table-cell table:number-columns-repeated="1636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6838379820" table:style-name="ce1">
            <text:p>1,56684E+12</text:p>
          </table:table-cell>
          <table:table-cell office:value-type="float" office:value="1566838395182" table:style-name="ce1">
            <text:p>1,56684E+12</text:p>
          </table:table-cell>
          <table:table-cell office:value-type="float" office:value="1566838396952" table:style-name="ce1">
            <text:p>1,56684E+12</text:p>
          </table:table-cell>
          <table:table-cell office:value-type="string" table:style-name="ce2">
            <text:p/>
          </table:table-cell>
          <table:table-cell office:value-type="string" table:style-name="ce2">
            <text:p>vedaÃ§Ã£o de gargalo vazando.</text:p>
          </table:table-cell>
          <table:table-cell office:value-type="string" table:style-name="ce2">
            <text:p>trocar vedaÃ§Ã£o ( 16 peÃ§as )</text:p>
          </table:table-cell>
          <table:table-cell office:value-type="string" table:style-name="ce2">
            <text:p/>
          </table:table-cell>
          <table:table-cell office:value-type="float" office:value="1566838395182" table:style-name="ce1">
            <text:p>1,56684E+12</text:p>
          </table:table-cell>
          <table:table-cell table:number-columns-repeated="16369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6895956188" table:style-name="ce1">
            <text:p>1,5669E+12</text:p>
          </table:table-cell>
          <table:table-cell office:value-type="float" office:value="1566895956188" table:style-name="ce1">
            <text:p>1,5669E+12</text:p>
          </table:table-cell>
          <table:table-cell table:style-name="ce1"/>
          <table:table-cell office:value-type="string" table:style-name="ce2">
            <text:p>chupim da balanÃ§a<text:s/></text:p>
          </table:table-cell>
          <table:table-cell office:value-type="string" table:style-name="ce2">
            <text:p>correia cantando</text:p>
          </table:table-cell>
          <table:table-cell office:value-type="string" table:style-name="ce2">
            <text:p>apertar</text:p>
          </table:table-cell>
          <table:table-cell office:value-type="string" table:style-name="ce2">
            <text:p/>
          </table:table-cell>
          <table:table-cell office:value-type="float" office:value="1566895956188" table:style-name="ce1">
            <text:p>1,5669E+12</text:p>
          </table:table-cell>
          <table:table-cell table:number-columns-repeated="1636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6900768034" table:style-name="ce1">
            <text:p>1,5669E+12</text:p>
          </table:table-cell>
          <table:table-cell office:value-type="float" office:value="1578507610343" table:style-name="ce1">
            <text:p>1,57851E+12</text:p>
          </table:table-cell>
          <table:table-cell office:value-type="float" office:value="1614272281247" table:style-name="ce1">
            <text:p>1,61427E+12</text:p>
          </table:table-cell>
          <table:table-cell office:value-type="string" table:style-name="ce2">
            <text:p>mÃ¡quina Ã¡gua 1 e 2 litros<text:s/></text:p>
          </table:table-cell>
          <table:table-cell office:value-type="string" table:style-name="ce2">
            <text:p>fazer tubulaÃ§Ã£o nova para lavaÃ§Ã£o das mÃ¡quinas.</text:p>
          </table:table-cell>
          <table:table-cell office:value-type="string" table:style-name="ce2">
            <text:p>colocado mangueira de jardim prÃ³ximo a mÃ¡quina de 5 litros<text:s/></text:p>
          </table:table-cell>
          <table:table-cell office:value-type="string" table:style-name="ce2">
            <text:p/>
          </table:table-cell>
          <table:table-cell office:value-type="float" office:value="1578507610343" table:style-name="ce1">
            <text:p>1,57851E+12</text:p>
          </table:table-cell>
          <table:table-cell table:number-columns-repeated="1636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6900886301" table:style-name="ce1">
            <text:p>1,5669E+12</text:p>
          </table:table-cell>
          <table:table-cell office:value-type="float" office:value="1566991057438" table:style-name="ce1">
            <text:p>1,56699E+12</text:p>
          </table:table-cell>
          <table:table-cell office:value-type="float" office:value="1566991061197" table:style-name="ce1">
            <text:p>1,56699E+12</text:p>
          </table:table-cell>
          <table:table-cell office:value-type="string" table:style-name="ce2">
            <text:p/>
          </table:table-cell>
          <table:table-cell office:value-type="string" table:style-name="ce2">
            <text:p>mÃ¡quina fexadeira de caixa Ã¡gua sanitÃ¡ria estragando fita.</text:p>
          </table:table-cell>
          <table:table-cell office:value-type="string" table:style-name="ce2">
            <text:p>trocar navalha inferior (trocado).</text:p>
          </table:table-cell>
          <table:table-cell office:value-type="string" table:style-name="ce2">
            <text:p/>
          </table:table-cell>
          <table:table-cell office:value-type="float" office:value="1566991057438" table:style-name="ce1">
            <text:p>1,56699E+12</text:p>
          </table:table-cell>
          <table:table-cell table:number-columns-repeated="1636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6991255696" table:style-name="ce1">
            <text:p>1,56699E+12</text:p>
          </table:table-cell>
          <table:table-cell office:value-type="float" office:value="1566991266330" table:style-name="ce1">
            <text:p>1,56699E+12</text:p>
          </table:table-cell>
          <table:table-cell office:value-type="float" office:value="1566991268000" table:style-name="ce1">
            <text:p>1,56699E+12</text:p>
          </table:table-cell>
          <table:table-cell office:value-type="string" table:style-name="ce2">
            <text:p/>
          </table:table-cell>
          <table:table-cell office:value-type="string" table:style-name="ce2">
            <text:p>vazamento bicos.</text:p>
          </table:table-cell>
          <table:table-cell office:value-type="string" table:style-name="ce2">
            <text:p>trocar vedaÃ§Ãµes e polir haste vedante. ( feito).</text:p>
          </table:table-cell>
          <table:table-cell office:value-type="string" table:style-name="ce2">
            <text:p/>
          </table:table-cell>
          <table:table-cell office:value-type="float" office:value="1566991266330" table:style-name="ce1">
            <text:p>1,56699E+12</text:p>
          </table:table-cell>
          <table:table-cell table:number-columns-repeated="16369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6991634758" table:style-name="ce1">
            <text:p>1,56699E+12</text:p>
          </table:table-cell>
          <table:table-cell office:value-type="float" office:value="1566991634758" table:style-name="ce1">
            <text:p>1,56699E+12</text:p>
          </table:table-cell>
          <table:table-cell table:style-name="ce1"/>
          <table:table-cell office:value-type="string" table:style-name="ce2">
            <text:p>tanque amaciante<text:s/></text:p>
          </table:table-cell>
          <table:table-cell office:value-type="string" table:style-name="ce2">
            <text:p>dois registros com vazamento<text:s/></text:p>
          </table:table-cell>
          <table:table-cell office:value-type="string" table:style-name="ce2">
            <text:p>trocar<text:s/></text:p>
          </table:table-cell>
          <table:table-cell office:value-type="string" table:style-name="ce2">
            <text:p/>
          </table:table-cell>
          <table:table-cell office:value-type="float" office:value="1566991634758" table:style-name="ce1">
            <text:p>1,56699E+12</text:p>
          </table:table-cell>
          <table:table-cell table:number-columns-repeated="1636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6991802252" table:style-name="ce1">
            <text:p>1,56699E+12</text:p>
          </table:table-cell>
          <table:table-cell office:value-type="float" office:value="1579112362088" table:style-name="ce1">
            <text:p>1,57911E+12</text:p>
          </table:table-cell>
          <table:table-cell table:style-name="ce1"/>
          <table:table-cell office:value-type="string" table:style-name="ce2">
            <text:p>desinfetante</text:p>
          </table:table-cell>
          <table:table-cell office:value-type="string" table:style-name="ce2">
            <text:p>colocar registro para limpeza do tanque<text:s/></text:p>
          </table:table-cell>
          <table:table-cell office:value-type="string" table:style-name="ce2">
            <text:p/>
          </table:table-cell>
          <table:table-cell office:value-type="string" table:style-name="ce2">
            <text:p>Vairton<text:s/></text:p>
          </table:table-cell>
          <table:table-cell office:value-type="float" office:value="1579112362088" table:style-name="ce1">
            <text:p>1,57911E+12</text:p>
          </table:table-cell>
          <table:table-cell table:number-columns-repeated="1636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6300814669" table:style-name="ce1">
            <text:p>1,5663E+12</text:p>
          </table:table-cell>
          <table:table-cell office:value-type="float" office:value="1567094531924" table:style-name="ce1">
            <text:p>1,56709E+12</text:p>
          </table:table-cell>
          <table:table-cell table:style-name="ce1"/>
          <table:table-cell office:value-type="string" table:style-name="ce2">
            <text:p>bomba caracol tacho do sabÃ£o ( bomba principal)</text:p>
          </table:table-cell>
          <table:table-cell office:value-type="string" table:style-name="ce2">
            <text:p>nÃ£o tem pressÃ£o.</text:p>
          </table:table-cell>
          <table:table-cell office:value-type="string" table:style-name="ce2">
            <text:p>reforma / terceiros / peÃ§as novas/ trocar todos os componentes internos.</text:p>
          </table:table-cell>
          <table:table-cell office:value-type="string" table:style-name="ce2">
            <text:p/>
          </table:table-cell>
          <table:table-cell office:value-type="float" office:value="1567094531924" table:style-name="ce1">
            <text:p>1,56709E+12</text:p>
          </table:table-cell>
          <table:table-cell table:number-columns-repeated="1636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7080422173" table:style-name="ce1">
            <text:p>1,56708E+12</text:p>
          </table:table-cell>
          <table:table-cell office:value-type="float" office:value="1567080431122" table:style-name="ce1">
            <text:p>1,56708E+12</text:p>
          </table:table-cell>
          <table:table-cell office:value-type="float" office:value="1567080433412" table:style-name="ce1">
            <text:p>1,56708E+12</text:p>
          </table:table-cell>
          <table:table-cell office:value-type="string" table:style-name="ce2">
            <text:p/>
          </table:table-cell>
          <table:table-cell office:value-type="string" table:style-name="ce2">
            <text:p>bicos 2 e 15 entupidos.</text:p>
          </table:table-cell>
          <table:table-cell office:value-type="string" table:style-name="ce2">
            <text:p>desmontado e retirado sobras de plÃ¡stico<text:s/></text:p>
          </table:table-cell>
          <table:table-cell office:value-type="string" table:style-name="ce2">
            <text:p/>
          </table:table-cell>
          <table:table-cell office:value-type="float" office:value="1567080431122" table:style-name="ce1">
            <text:p>1,56708E+12</text:p>
          </table:table-cell>
          <table:table-cell table:number-columns-repeated="1636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7080569658" table:style-name="ce1">
            <text:p>1,56708E+12</text:p>
          </table:table-cell>
          <table:table-cell office:value-type="float" office:value="1567080586875" table:style-name="ce1">
            <text:p>1,56708E+12</text:p>
          </table:table-cell>
          <table:table-cell office:value-type="float" office:value="1567080588511" table:style-name="ce1">
            <text:p>1,56708E+12</text:p>
          </table:table-cell>
          <table:table-cell office:value-type="string" table:style-name="ce2">
            <text:p/>
          </table:table-cell>
          <table:table-cell office:value-type="string" table:style-name="ce2">
            <text:p>tampa sem aperto.</text:p>
          </table:table-cell>
          <table:table-cell office:value-type="string" table:style-name="ce2">
            <text:p>verificado e ajustado cabeÃ§a de torque.tamoas com rebarba.</text:p>
          </table:table-cell>
          <table:table-cell office:value-type="string" table:style-name="ce2">
            <text:p/>
          </table:table-cell>
          <table:table-cell office:value-type="float" office:value="1567080586875" table:style-name="ce1">
            <text:p>1,56708E+12</text:p>
          </table:table-cell>
          <table:table-cell table:number-columns-repeated="1636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000" table:style-name="ce1">
            <text:p>4000</text:p>
          </table:table-cell>
          <table:table-cell office:value-type="float" office:value="0" table:style-name="ce1">
            <text:p>0</text:p>
          </table:table-cell>
          <table:table-cell office:value-type="float" office:value="4000" table:style-name="ce1">
            <text:p>4000</text:p>
          </table:table-cell>
          <table:table-cell office:value-type="float" office:value="1567080993696" table:style-name="ce1">
            <text:p>1,56708E+12</text:p>
          </table:table-cell>
          <table:table-cell office:value-type="float" office:value="1567081009787" table:style-name="ce1">
            <text:p>1,56708E+12</text:p>
          </table:table-cell>
          <table:table-cell table:style-name="ce1"/>
          <table:table-cell office:value-type="string" table:style-name="ce2">
            <text:p>fechadoras geral</text:p>
          </table:table-cell>
          <table:table-cell office:value-type="string" table:style-name="ce2">
            <text:p>afiar navalhas reserva<text:s/></text:p>
          </table:table-cell>
          <table:table-cell office:value-type="string" table:style-name="ce2">
            <text:p>mandado para terceiros.</text:p>
          </table:table-cell>
          <table:table-cell office:value-type="string" table:style-name="ce2">
            <text:p/>
          </table:table-cell>
          <table:table-cell office:value-type="float" office:value="1567081009787" table:style-name="ce1">
            <text:p>1,56708E+12</text:p>
          </table:table-cell>
          <table:table-cell table:number-columns-repeated="1636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7100106993" table:style-name="ce1">
            <text:p>1,5671E+12</text:p>
          </table:table-cell>
          <table:table-cell office:value-type="float" office:value="1567100152089" table:style-name="ce1">
            <text:p>1,5671E+12</text:p>
          </table:table-cell>
          <table:table-cell table:style-name="ce1"/>
          <table:table-cell office:value-type="string" table:style-name="ce2">
            <text:p>extrusora 01</text:p>
          </table:table-cell>
          <table:table-cell office:value-type="string" table:style-name="ce2">
            <text:p>sem pressÃ£o<text:s/></text:p>
          </table:table-cell>
          <table:table-cell office:value-type="string" table:style-name="ce2">
            <text:p>retirado bomba novamente para levar para retifica / trocar filtro - negado / filtrar Ã³leo do reservatÃ³rio - negado.</text:p>
          </table:table-cell>
          <table:table-cell office:value-type="string" table:style-name="ce2">
            <text:p/>
          </table:table-cell>
          <table:table-cell office:value-type="float" office:value="1567100152089" table:style-name="ce1">
            <text:p>1,5671E+12</text:p>
          </table:table-cell>
          <table:table-cell table:number-columns-repeated="1636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7165408576" table:style-name="ce1">
            <text:p>1,56717E+12</text:p>
          </table:table-cell>
          <table:table-cell office:value-type="float" office:value="1567165422778" table:style-name="ce1">
            <text:p>1,56717E+12</text:p>
          </table:table-cell>
          <table:table-cell office:value-type="float" office:value="1567165427675" table:style-name="ce1">
            <text:p>1,56717E+12</text:p>
          </table:table-cell>
          <table:table-cell office:value-type="string" table:style-name="ce2">
            <text:p>extrusora 01</text:p>
          </table:table-cell>
          <table:table-cell office:value-type="string" table:style-name="ce2">
            <text:p>montar bomba que veio do conserto.</text:p>
            <text:p/>
          </table:table-cell>
          <table:table-cell office:value-type="string" table:style-name="ce2">
            <text:p>montagem de bomba e motor e solenÃ³ides.</text:p>
          </table:table-cell>
          <table:table-cell office:value-type="string" table:style-name="ce2">
            <text:p/>
          </table:table-cell>
          <table:table-cell office:value-type="float" office:value="1567165422778" table:style-name="ce1">
            <text:p>1,56717E+12</text:p>
          </table:table-cell>
          <table:table-cell table:number-columns-repeated="1636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7430418781" table:style-name="ce1">
            <text:p>1,56743E+12</text:p>
          </table:table-cell>
          <table:table-cell office:value-type="float" office:value="1567430450940" table:style-name="ce1">
            <text:p>1,56743E+12</text:p>
          </table:table-cell>
          <table:table-cell office:value-type="float" office:value="1567430453213" table:style-name="ce1">
            <text:p>1,56743E+12</text:p>
          </table:table-cell>
          <table:table-cell office:value-type="string" table:style-name="ce2">
            <text:p>fechadeira desinfetante.</text:p>
          </table:table-cell>
          <table:table-cell office:value-type="string" table:style-name="ce2">
            <text:p>condutor de fita quebrado / fabricado novo com lata de tinta / muito fino ideal comprar original .</text:p>
          </table:table-cell>
          <table:table-cell office:value-type="string" table:style-name="ce2">
            <text:p>fabricado com material inadequado pela terceira vez.<text:s/></text:p>
          </table:table-cell>
          <table:table-cell office:value-type="string" table:style-name="ce2">
            <text:p/>
          </table:table-cell>
          <table:table-cell office:value-type="float" office:value="1567430450940" table:style-name="ce1">
            <text:p>1,56743E+12</text:p>
          </table:table-cell>
          <table:table-cell table:number-columns-repeated="1636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7430635604" table:style-name="ce1">
            <text:p>1,56743E+12</text:p>
          </table:table-cell>
          <table:table-cell office:value-type="float" office:value="1567430648086" table:style-name="ce1">
            <text:p>1,56743E+12</text:p>
          </table:table-cell>
          <table:table-cell office:value-type="float" office:value="1567430649773" table:style-name="ce1">
            <text:p>1,56743E+12</text:p>
          </table:table-cell>
          <table:table-cell office:value-type="string" table:style-name="ce2">
            <text:p/>
          </table:table-cell>
          <table:table-cell office:value-type="string" table:style-name="ce2">
            <text:p>envase devagar bomba demorada.</text:p>
          </table:table-cell>
          <table:table-cell office:value-type="string" table:style-name="ce2">
            <text:p>limpado filtros / ajustado tempos e velocidade de bomba / tirado vazamentos.</text:p>
          </table:table-cell>
          <table:table-cell office:value-type="string" table:style-name="ce2">
            <text:p/>
          </table:table-cell>
          <table:table-cell office:value-type="float" office:value="1567430648086" table:style-name="ce1">
            <text:p>1,56743E+12</text:p>
          </table:table-cell>
          <table:table-cell table:number-columns-repeated="1636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7430820810" table:style-name="ce1">
            <text:p>1,56743E+12</text:p>
          </table:table-cell>
          <table:table-cell office:value-type="float" office:value="1567430834576" table:style-name="ce1">
            <text:p>1,56743E+12</text:p>
          </table:table-cell>
          <table:table-cell office:value-type="float" office:value="1567430836732" table:style-name="ce1">
            <text:p>1,56743E+12</text:p>
          </table:table-cell>
          <table:table-cell office:value-type="string" table:style-name="ce2">
            <text:p/>
          </table:table-cell>
          <table:table-cell office:value-type="string" table:style-name="ce2">
            <text:p>Ã¡gua na rede<text:s/></text:p>
          </table:table-cell>
          <table:table-cell office:value-type="string" table:style-name="ce2">
            <text:p>purgador compressor e secador<text:s/></text:p>
          </table:table-cell>
          <table:table-cell office:value-type="string" table:style-name="ce2">
            <text:p/>
          </table:table-cell>
          <table:table-cell office:value-type="float" office:value="1567430834576" table:style-name="ce1">
            <text:p>1,56743E+12</text:p>
          </table:table-cell>
          <table:table-cell table:number-columns-repeated="1636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7430989995" table:style-name="ce1">
            <text:p>1,56743E+12</text:p>
          </table:table-cell>
          <table:table-cell office:value-type="float" office:value="1567431001012" table:style-name="ce1">
            <text:p>1,56743E+12</text:p>
          </table:table-cell>
          <table:table-cell office:value-type="float" office:value="1567431002700" table:style-name="ce1">
            <text:p>1,56743E+12</text:p>
          </table:table-cell>
          <table:table-cell office:value-type="string" table:style-name="ce2">
            <text:p/>
          </table:table-cell>
          <table:table-cell office:value-type="string" table:style-name="ce2">
            <text:p>parafusos de molde travados</text:p>
          </table:table-cell>
          <table:table-cell office:value-type="string" table:style-name="ce2">
            <text:p>cortado todos</text:p>
          </table:table-cell>
          <table:table-cell office:value-type="string" table:style-name="ce2">
            <text:p/>
          </table:table-cell>
          <table:table-cell office:value-type="float" office:value="1567431001012" table:style-name="ce1">
            <text:p>1,56743E+12</text:p>
          </table:table-cell>
          <table:table-cell table:number-columns-repeated="1636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7431470209" table:style-name="ce1">
            <text:p>1,56743E+12</text:p>
          </table:table-cell>
          <table:table-cell office:value-type="float" office:value="1567431470209" table:style-name="ce1">
            <text:p>1,56743E+12</text:p>
          </table:table-cell>
          <table:table-cell table:style-name="ce1"/>
          <table:table-cell office:value-type="string" table:style-name="ce2">
            <text:p/>
          </table:table-cell>
          <table:table-cell office:value-type="string" table:style-name="ce2">
            <text:p>bÃ³ia quebrada<text:s/></text:p>
          </table:table-cell>
          <table:table-cell office:value-type="string" table:style-name="ce2">
            <text:p>comprar nova ( boia 3/4 com flutuador )</text:p>
          </table:table-cell>
          <table:table-cell office:value-type="string" table:style-name="ce2">
            <text:p/>
          </table:table-cell>
          <table:table-cell office:value-type="float" office:value="1567431470209" table:style-name="ce1">
            <text:p>1,56743E+12</text:p>
          </table:table-cell>
          <table:table-cell table:number-columns-repeated="1636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7431705453" table:style-name="ce1">
            <text:p>1,56743E+12</text:p>
          </table:table-cell>
          <table:table-cell office:value-type="float" office:value="1579112303608" table:style-name="ce1">
            <text:p>1,57911E+12</text:p>
          </table:table-cell>
          <table:table-cell table:style-name="ce1"/>
          <table:table-cell office:value-type="string" table:style-name="ce2">
            <text:p/>
          </table:table-cell>
          <table:table-cell office:value-type="string" table:style-name="ce2">
            <text:p>fabricar alÃ§a para bambona 50 l.</text:p>
          </table:table-cell>
          <table:table-cell office:value-type="string" table:style-name="ce2">
            <text:p>fabricaÃ§Ã£o oficina<text:s/></text:p>
          </table:table-cell>
          <table:table-cell office:value-type="string" table:style-name="ce2">
            <text:p/>
          </table:table-cell>
          <table:table-cell office:value-type="float" office:value="1579112303608" table:style-name="ce1">
            <text:p>1,57911E+12</text:p>
          </table:table-cell>
          <table:table-cell table:number-columns-repeated="1636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7439899728" table:style-name="ce1">
            <text:p>1,56744E+12</text:p>
          </table:table-cell>
          <table:table-cell office:value-type="float" office:value="1568312263859" table:style-name="ce1">
            <text:p>1,56831E+12</text:p>
          </table:table-cell>
          <table:table-cell table:style-name="ce1"/>
          <table:table-cell office:value-type="string" table:style-name="ce2">
            <text:p/>
          </table:table-cell>
          <table:table-cell office:value-type="string" table:style-name="ce2">
            <text:p>portÃ£o dobradiÃ§a quebrada</text:p>
          </table:table-cell>
          <table:table-cell office:value-type="string" table:style-name="ce2">
            <text:p>soldar<text:s/></text:p>
          </table:table-cell>
          <table:table-cell office:value-type="string" table:style-name="ce2">
            <text:p/>
          </table:table-cell>
          <table:table-cell office:value-type="float" office:value="1568312263859" table:style-name="ce1">
            <text:p>1,56831E+12</text:p>
          </table:table-cell>
          <table:table-cell table:number-columns-repeated="1636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7451449865" table:style-name="ce1">
            <text:p>1,56745E+12</text:p>
          </table:table-cell>
          <table:table-cell office:value-type="float" office:value="1567451449865" table:style-name="ce1">
            <text:p>1,56745E+12</text:p>
          </table:table-cell>
          <table:table-cell table:style-name="ce1"/>
          <table:table-cell office:value-type="string" table:style-name="ce2">
            <text:p>macaco hidrÃ¡ulico virador de tambor</text:p>
          </table:table-cell>
          <table:table-cell office:value-type="string" table:style-name="ce2">
            <text:p>cinta quebrada</text:p>
          </table:table-cell>
          <table:table-cell office:value-type="string" table:style-name="ce2">
            <text:p>fazer novos ganchos da cinta<text:s/></text:p>
          </table:table-cell>
          <table:table-cell office:value-type="string" table:style-name="ce2">
            <text:p>parafuso 3/ 8 20 pcs</text:p>
          </table:table-cell>
          <table:table-cell office:value-type="float" office:value="1567451449865" table:style-name="ce1">
            <text:p>1,56745E+12</text:p>
          </table:table-cell>
          <table:table-cell table:number-columns-repeated="1636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7509346807" table:style-name="ce1">
            <text:p>1,56751E+12</text:p>
          </table:table-cell>
          <table:table-cell office:value-type="float" office:value="1567509385142" table:style-name="ce1">
            <text:p>1,56751E+12</text:p>
          </table:table-cell>
          <table:table-cell office:value-type="float" office:value="1567509386896" table:style-name="ce1">
            <text:p>1,56751E+12</text:p>
          </table:table-cell>
          <table:table-cell office:value-type="string" table:style-name="ce2">
            <text:p/>
          </table:table-cell>
          <table:table-cell office:value-type="string" table:style-name="ce2">
            <text:p>deixado encalhar uma toalha debaixo da calha do tamoador</text:p>
          </table:table-cell>
          <table:table-cell office:value-type="string" table:style-name="ce2">
            <text:p>desmontado e montado e regulado.</text:p>
          </table:table-cell>
          <table:table-cell office:value-type="string" table:style-name="ce2">
            <text:p/>
          </table:table-cell>
          <table:table-cell office:value-type="float" office:value="1567509385142" table:style-name="ce1">
            <text:p>1,56751E+12</text:p>
          </table:table-cell>
          <table:table-cell table:number-columns-repeated="1636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7510450379" table:style-name="ce1">
            <text:p>1,56751E+12</text:p>
          </table:table-cell>
          <table:table-cell office:value-type="float" office:value="1567510461974" table:style-name="ce1">
            <text:p>1,56751E+12</text:p>
          </table:table-cell>
          <table:table-cell office:value-type="float" office:value="1567510463311" table:style-name="ce1">
            <text:p>1,56751E+12</text:p>
          </table:table-cell>
          <table:table-cell office:value-type="string" table:style-name="ce2">
            <text:p/>
          </table:table-cell>
          <table:table-cell office:value-type="string" table:style-name="ce2">
            <text:p>trocar bÃ³ia<text:s/></text:p>
          </table:table-cell>
          <table:table-cell office:value-type="string" table:style-name="ce2">
            <text:p>trocado bÃ³ia<text:s/></text:p>
          </table:table-cell>
          <table:table-cell office:value-type="string" table:style-name="ce2">
            <text:p/>
          </table:table-cell>
          <table:table-cell office:value-type="float" office:value="1567510461974" table:style-name="ce1">
            <text:p>1,56751E+12</text:p>
          </table:table-cell>
          <table:table-cell table:number-columns-repeated="1636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7511886892" table:style-name="ce1">
            <text:p>1,56751E+12</text:p>
          </table:table-cell>
          <table:table-cell office:value-type="float" office:value="1567511901669" table:style-name="ce1">
            <text:p>1,56751E+12</text:p>
          </table:table-cell>
          <table:table-cell office:value-type="float" office:value="1567511903374" table:style-name="ce1">
            <text:p>1,56751E+12</text:p>
          </table:table-cell>
          <table:table-cell office:value-type="string" table:style-name="ce2">
            <text:p>fechadeira de caixa desinfetante<text:s/></text:p>
          </table:table-cell>
          <table:table-cell office:value-type="string" table:style-name="ce2">
            <text:p>travando engalhando</text:p>
          </table:table-cell>
          <table:table-cell office:value-type="string" table:style-name="ce2">
            <text:p>muito apertada trancando as caixas.</text:p>
          </table:table-cell>
          <table:table-cell office:value-type="string" table:style-name="ce2">
            <text:p/>
          </table:table-cell>
          <table:table-cell office:value-type="float" office:value="1567511901669" table:style-name="ce1">
            <text:p>1,56751E+12</text:p>
          </table:table-cell>
          <table:table-cell table:number-columns-repeated="1636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7519276034" table:style-name="ce1">
            <text:p>1,56752E+12</text:p>
          </table:table-cell>
          <table:table-cell office:value-type="float" office:value="1567519291308" table:style-name="ce1">
            <text:p>1,56752E+12</text:p>
          </table:table-cell>
          <table:table-cell office:value-type="float" office:value="1567519294116" table:style-name="ce1">
            <text:p>1,56752E+12</text:p>
          </table:table-cell>
          <table:table-cell office:value-type="string" table:style-name="ce2">
            <text:p>fechadeira Ã¡gua sabitaria</text:p>
          </table:table-cell>
          <table:table-cell office:value-type="string" table:style-name="ce2">
            <text:p>condutor de fita inferior quebrado</text:p>
          </table:table-cell>
          <table:table-cell office:value-type="string" table:style-name="ce2">
            <text:p>feito chapinha nova<text:s/></text:p>
          </table:table-cell>
          <table:table-cell office:value-type="string" table:style-name="ce2">
            <text:p/>
          </table:table-cell>
          <table:table-cell office:value-type="float" office:value="1567519291308" table:style-name="ce1">
            <text:p>1,56752E+12</text:p>
          </table:table-cell>
          <table:table-cell table:number-columns-repeated="1636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7519429468" table:style-name="ce1">
            <text:p>1,56752E+12</text:p>
          </table:table-cell>
          <table:table-cell office:value-type="float" office:value="1567519438983" table:style-name="ce1">
            <text:p>1,56752E+12</text:p>
          </table:table-cell>
          <table:table-cell table:style-name="ce1"/>
          <table:table-cell office:value-type="string" table:style-name="ce2">
            <text:p>fechadeira desinfetante</text:p>
          </table:table-cell>
          <table:table-cell office:value-type="string" table:style-name="ce2">
            <text:p>motor arrasto inferior com stator de partida queimado</text:p>
          </table:table-cell>
          <table:table-cell office:value-type="string" table:style-name="ce2">
            <text:p>trocar stator , solda protecao de navalhas , lubrificaÃ§Ã£o , chapinha condutora de fita<text:s/></text:p>
          </table:table-cell>
          <table:table-cell office:value-type="string" table:style-name="ce2">
            <text:p/>
          </table:table-cell>
          <table:table-cell office:value-type="float" office:value="1567519438983" table:style-name="ce1">
            <text:p>1,56752E+12</text:p>
          </table:table-cell>
          <table:table-cell table:number-columns-repeated="1636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67526276177" table:style-name="ce1">
            <text:p>1,56753E+12</text:p>
          </table:table-cell>
          <table:table-cell office:value-type="float" office:value="1567526293519" table:style-name="ce1">
            <text:p>1,56753E+12</text:p>
          </table:table-cell>
          <table:table-cell office:value-type="float" office:value="1567526295274" table:style-name="ce1">
            <text:p>1,56753E+12</text:p>
          </table:table-cell>
          <table:table-cell office:value-type="string" table:style-name="ce2">
            <text:p/>
          </table:table-cell>
          <table:table-cell office:value-type="string" table:style-name="ce2">
            <text:p>base dos pistÃµes quebrado</text:p>
          </table:table-cell>
          <table:table-cell office:value-type="string" table:style-name="ce2">
            <text:p>soldado.</text:p>
          </table:table-cell>
          <table:table-cell office:value-type="string" table:style-name="ce2">
            <text:p/>
          </table:table-cell>
          <table:table-cell office:value-type="float" office:value="1567526293519" table:style-name="ce1">
            <text:p>1,56753E+12</text:p>
          </table:table-cell>
          <table:table-cell table:number-columns-repeated="1636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300" table:style-name="ce1">
            <text:p>1300</text:p>
          </table:table-cell>
          <table:table-cell office:value-type="float" office:value="0" table:style-name="ce1">
            <text:p>0</text:p>
          </table:table-cell>
          <table:table-cell office:value-type="float" office:value="1300" table:style-name="ce1">
            <text:p>1300</text:p>
          </table:table-cell>
          <table:table-cell office:value-type="float" office:value="1578508025887" table:style-name="ce1">
            <text:p>1,57851E+12</text:p>
          </table:table-cell>
          <table:table-cell office:value-type="float" office:value="1578508035951" table:style-name="ce1">
            <text:p>1,57851E+12</text:p>
          </table:table-cell>
          <table:table-cell office:value-type="float" office:value="1578508037386" table:style-name="ce1">
            <text:p>1,57851E+12</text:p>
          </table:table-cell>
          <table:table-cell office:value-type="string" table:style-name="ce2">
            <text:p>moinho martelo<text:s/></text:p>
          </table:table-cell>
          <table:table-cell office:value-type="string" table:style-name="ce2">
            <text:p>troca de peneiras furadas</text:p>
          </table:table-cell>
          <table:table-cell office:value-type="string" table:style-name="ce2">
            <text:p>corpo metÃ¡lico perfurou 3 segmentos da peneira</text:p>
          </table:table-cell>
          <table:table-cell office:value-type="string" table:style-name="ce2">
            <text:p/>
          </table:table-cell>
          <table:table-cell office:value-type="float" office:value="1578508035951" table:style-name="ce1">
            <text:p>1,57851E+12</text:p>
          </table:table-cell>
          <table:table-cell table:number-columns-repeated="1636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3900" table:style-name="ce1">
            <text:p>3900</text:p>
          </table:table-cell>
          <table:table-cell office:value-type="float" office:value="0" table:style-name="ce1">
            <text:p>0</text:p>
          </table:table-cell>
          <table:table-cell office:value-type="float" office:value="3900" table:style-name="ce1">
            <text:p>3900</text:p>
          </table:table-cell>
          <table:table-cell office:value-type="float" office:value="1578421832287" table:style-name="ce1">
            <text:p>1,57842E+12</text:p>
          </table:table-cell>
          <table:table-cell office:value-type="float" office:value="1578508234726" table:style-name="ce1">
            <text:p>1,57851E+12</text:p>
          </table:table-cell>
          <table:table-cell office:value-type="float" office:value="1578508236498" table:style-name="ce1">
            <text:p>1,57851E+12</text:p>
          </table:table-cell>
          <table:table-cell office:value-type="string" table:style-name="ce2">
            <text:p>fechadeira de caixa desinfetante<text:s/></text:p>
          </table:table-cell>
          <table:table-cell office:value-type="string" table:style-name="ce2">
            <text:p>motor tapete inferior nÃ£o liga<text:s/></text:p>
          </table:table-cell>
          <table:table-cell office:value-type="string" table:style-name="ce2">
            <text:p>capacitor de partida queimado / trocar<text:s/></text:p>
          </table:table-cell>
          <table:table-cell office:value-type="string" table:style-name="ce2">
            <text:p/>
          </table:table-cell>
          <table:table-cell office:value-type="float" office:value="1578508234726" table:style-name="ce1">
            <text:p>1,57851E+12</text:p>
          </table:table-cell>
          <table:table-cell table:number-columns-repeated="1636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8508376414" table:style-name="ce1">
            <text:p>1,57851E+12</text:p>
          </table:table-cell>
          <table:table-cell office:value-type="float" office:value="1578594803634" table:style-name="ce1">
            <text:p>1,57859E+12</text:p>
          </table:table-cell>
          <table:table-cell office:value-type="float" office:value="1578508406475" table:style-name="ce1">
            <text:p>1,57851E+12</text:p>
          </table:table-cell>
          <table:table-cell office:value-type="string" table:style-name="ce2">
            <text:p>fechadeira de caixa detergente 500 ml</text:p>
          </table:table-cell>
          <table:table-cell office:value-type="string" table:style-name="ce2">
            <text:p>inverter rotaÃ§Ã£o dos motores<text:s/></text:p>
          </table:table-cell>
          <table:table-cell office:value-type="string" table:style-name="ce2">
            <text:p>emprestada para o desinfetante e tomada com ligaÃ§Ã£o inversa<text:s/></text:p>
          </table:table-cell>
          <table:table-cell office:value-type="string" table:style-name="ce2">
            <text:p/>
          </table:table-cell>
          <table:table-cell office:value-type="float" office:value="1578594803634" table:style-name="ce1">
            <text:p>1,57859E+12</text:p>
          </table:table-cell>
          <table:table-cell table:number-columns-repeated="1636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8508510833" table:style-name="ce1">
            <text:p>1,57851E+12</text:p>
          </table:table-cell>
          <table:table-cell office:value-type="float" office:value="1578508518390" table:style-name="ce1">
            <text:p>1,57851E+12</text:p>
          </table:table-cell>
          <table:table-cell office:value-type="float" office:value="1578508519793" table:style-name="ce1">
            <text:p>1,57851E+12</text:p>
          </table:table-cell>
          <table:table-cell office:value-type="string" table:style-name="ce2">
            <text:p>fechadeira de caixa detergente 500 ml</text:p>
          </table:table-cell>
          <table:table-cell office:value-type="string" table:style-name="ce2">
            <text:p>inverter rotaÃ§Ã£o<text:s/></text:p>
          </table:table-cell>
          <table:table-cell office:value-type="string" table:style-name="ce2">
            <text:p>retornou do emprÃ©stimo para o desinfetante<text:s/></text:p>
          </table:table-cell>
          <table:table-cell office:value-type="string" table:style-name="ce2">
            <text:p/>
          </table:table-cell>
          <table:table-cell office:value-type="float" office:value="1578508518390" table:style-name="ce1">
            <text:p>1,57851E+12</text:p>
          </table:table-cell>
          <table:table-cell table:number-columns-repeated="1636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8508635322" table:style-name="ce1">
            <text:p>1,57851E+12</text:p>
          </table:table-cell>
          <table:table-cell office:value-type="float" office:value="1578508653763" table:style-name="ce1">
            <text:p>1,57851E+12</text:p>
          </table:table-cell>
          <table:table-cell office:value-type="float" office:value="1578508655702" table:style-name="ce1">
            <text:p>1,57851E+12</text:p>
          </table:table-cell>
          <table:table-cell office:value-type="string" table:style-name="ce2">
            <text:p/>
          </table:table-cell>
          <table:table-cell office:value-type="string" table:style-name="ce2">
            <text:p>vazamento no gargalo mÃ¡quina desrregulada</text:p>
          </table:table-cell>
          <table:table-cell office:value-type="string" table:style-name="ce2">
            <text:p>nivelamento do pente porta bicos e nivelamento de tapete de transporte<text:s/></text:p>
          </table:table-cell>
          <table:table-cell office:value-type="string" table:style-name="ce2">
            <text:p/>
          </table:table-cell>
          <table:table-cell office:value-type="float" office:value="1578508653763" table:style-name="ce1">
            <text:p>1,57851E+12</text:p>
          </table:table-cell>
          <table:table-cell table:number-columns-repeated="1636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8508827270" table:style-name="ce1">
            <text:p>1,57851E+12</text:p>
          </table:table-cell>
          <table:table-cell office:value-type="float" office:value="1578508880767" table:style-name="ce1">
            <text:p>1,57851E+12</text:p>
          </table:table-cell>
          <table:table-cell office:value-type="float" office:value="1578508882792" table:style-name="ce1">
            <text:p>1,57851E+12</text:p>
          </table:table-cell>
          <table:table-cell office:value-type="string" table:style-name="ce2">
            <text:p>tampador<text:s/></text:p>
          </table:table-cell>
          <table:table-cell office:value-type="string" table:style-name="ce2">
            <text:p>regulagem<text:s/></text:p>
          </table:table-cell>
          <table:table-cell office:value-type="string" table:style-name="ce2">
            <text:p>muita folga na cruz de malta <text:s/>/ fabricar nova<text:s/></text:p>
          </table:table-cell>
          <table:table-cell office:value-type="string" table:style-name="ce2">
            <text:p/>
          </table:table-cell>
          <table:table-cell office:value-type="float" office:value="1578508880767" table:style-name="ce1">
            <text:p>1,57851E+12</text:p>
          </table:table-cell>
          <table:table-cell table:number-columns-repeated="1636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8422675710" table:style-name="ce1">
            <text:p>1,57842E+12</text:p>
          </table:table-cell>
          <table:table-cell office:value-type="float" office:value="1578595480670" table:style-name="ce1">
            <text:p>1,5786E+12</text:p>
          </table:table-cell>
          <table:table-cell office:value-type="float" office:value="1578509085081" table:style-name="ce1">
            <text:p>1,57851E+12</text:p>
          </table:table-cell>
          <table:table-cell office:value-type="string" table:style-name="ce2">
            <text:p>tubulaÃ§Ã£o retorno de lavaÃ§Ã£o / retorno para sabÃ£o<text:s/></text:p>
          </table:table-cell>
          <table:table-cell office:value-type="string" table:style-name="ce2">
            <text:p>retorno de lavaÃ§Ã£o para sabÃ£o indo sem controle</text:p>
          </table:table-cell>
          <table:table-cell office:value-type="string" table:style-name="ce2">
            <text:p>montar tubulaÃ§Ã£o nova dos tanques para depÃ³sito do retorno do sabÃ£o<text:s/></text:p>
          </table:table-cell>
          <table:table-cell office:value-type="string" table:style-name="ce2">
            <text:p/>
          </table:table-cell>
          <table:table-cell office:value-type="float" office:value="1578595480670" table:style-name="ce1">
            <text:p>1,5786E+12</text:p>
          </table:table-cell>
          <table:table-cell table:number-columns-repeated="1636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8509248845" table:style-name="ce1">
            <text:p>1,57851E+12</text:p>
          </table:table-cell>
          <table:table-cell office:value-type="float" office:value="1578509268142" table:style-name="ce1">
            <text:p>1,57851E+12</text:p>
          </table:table-cell>
          <table:table-cell office:value-type="float" office:value="1578509269829" table:style-name="ce1">
            <text:p>1,57851E+12</text:p>
          </table:table-cell>
          <table:table-cell office:value-type="string" table:style-name="ce2">
            <text:p/>
          </table:table-cell>
          <table:table-cell office:value-type="string" table:style-name="ce2">
            <text:p>boia quebrada<text:s/></text:p>
          </table:table-cell>
          <table:table-cell office:value-type="string" table:style-name="ce2">
            <text:p>trocado boia / pouca vazÃ£o comprar maior ( 3/4")<text:s/></text:p>
          </table:table-cell>
          <table:table-cell office:value-type="string" table:style-name="ce2">
            <text:p/>
          </table:table-cell>
          <table:table-cell office:value-type="float" office:value="1578509268142" table:style-name="ce1">
            <text:p>1,57851E+12</text:p>
          </table:table-cell>
          <table:table-cell table:number-columns-repeated="1636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8509351106" table:style-name="ce1">
            <text:p>1,57851E+12</text:p>
          </table:table-cell>
          <table:table-cell office:value-type="float" office:value="1578509365537" table:style-name="ce1">
            <text:p>1,57851E+12</text:p>
          </table:table-cell>
          <table:table-cell office:value-type="float" office:value="1578916207555" table:style-name="ce1">
            <text:p>1,57892E+12</text:p>
          </table:table-cell>
          <table:table-cell office:value-type="string" table:style-name="ce2">
            <text:p/>
          </table:table-cell>
          <table:table-cell office:value-type="string" table:style-name="ce2">
            <text:p>mangueira rachada / troca aguarda material<text:s/></text:p>
          </table:table-cell>
          <table:table-cell office:value-type="string" table:style-name="ce2">
            <text:p>trocado mangueira e abraÃ§adeira<text:s/></text:p>
          </table:table-cell>
          <table:table-cell office:value-type="string" table:style-name="ce2">
            <text:p/>
          </table:table-cell>
          <table:table-cell office:value-type="float" office:value="1578509365537" table:style-name="ce1">
            <text:p>1,57851E+12</text:p>
          </table:table-cell>
          <table:table-cell table:number-columns-repeated="1636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8509447780" table:style-name="ce1">
            <text:p>1,57851E+12</text:p>
          </table:table-cell>
          <table:table-cell office:value-type="float" office:value="1578509511888" table:style-name="ce1">
            <text:p>1,57851E+12</text:p>
          </table:table-cell>
          <table:table-cell office:value-type="float" office:value="1578600098108" table:style-name="ce1">
            <text:p>1,5786E+12</text:p>
          </table:table-cell>
          <table:table-cell office:value-type="string" table:style-name="ce2">
            <text:p>tanque Ã¡gua sanitÃ¡ria 6000l</text:p>
          </table:table-cell>
          <table:table-cell office:value-type="string" table:style-name="ce2">
            <text:p>vazamento acoplador da saÃ­da do tanque<text:s/></text:p>
          </table:table-cell>
          <table:table-cell office:value-type="string" table:style-name="ce2">
            <text:p>fabricar acoplador novo<text:s/></text:p>
          </table:table-cell>
          <table:table-cell office:value-type="string" table:style-name="ce2">
            <text:p/>
          </table:table-cell>
          <table:table-cell office:value-type="float" office:value="1578509511888" table:style-name="ce1">
            <text:p>1,57851E+12</text:p>
          </table:table-cell>
          <table:table-cell table:number-columns-repeated="1636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8509743143" table:style-name="ce1">
            <text:p>1,57851E+12</text:p>
          </table:table-cell>
          <table:table-cell office:value-type="float" office:value="1578509766495" table:style-name="ce1">
            <text:p>1,57851E+12</text:p>
          </table:table-cell>
          <table:table-cell table:style-name="ce1"/>
          <table:table-cell office:value-type="string" table:style-name="ce2">
            <text:p>mÃ¡quina de esponjas<text:s/></text:p>
          </table:table-cell>
          <table:table-cell office:value-type="string" table:style-name="ce2">
            <text:p>aranha com garfos quebrados<text:s/></text:p>
          </table:table-cell>
          <table:table-cell office:value-type="string" table:style-name="ce2">
            <text:p>fabricar com arame inox 4mm</text:p>
          </table:table-cell>
          <table:table-cell office:value-type="string" table:style-name="ce2">
            <text:p/>
          </table:table-cell>
          <table:table-cell office:value-type="float" office:value="1578509766495" table:style-name="ce1">
            <text:p>1,57851E+12</text:p>
          </table:table-cell>
          <table:table-cell table:number-columns-repeated="1636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8509927347" table:style-name="ce1">
            <text:p>1,57851E+12</text:p>
          </table:table-cell>
          <table:table-cell office:value-type="float" office:value="1614354625937" table:style-name="ce1">
            <text:p>1,61435E+12</text:p>
          </table:table-cell>
          <table:table-cell office:value-type="float" office:value="1614354627475" table:style-name="ce1">
            <text:p>1,61435E+12</text:p>
          </table:table-cell>
          <table:table-cell office:value-type="string" table:style-name="ce2">
            <text:p>tubulaÃ§Ã£o de Ã¡gua limpa abastecer tanques de elaboraÃ§Ã£o<text:s/></text:p>
          </table:table-cell>
          <table:table-cell office:value-type="string" table:style-name="ce2">
            <text:p>tubulaÃ§Ã£o com pouca vazÃ£o<text:s/></text:p>
          </table:table-cell>
          <table:table-cell office:value-type="string" table:style-name="ce2">
            <text:p>aumentar bitola dos tubos / rede nova<text:s/></text:p>
          </table:table-cell>
          <table:table-cell office:value-type="string" table:style-name="ce2">
            <text:p/>
          </table:table-cell>
          <table:table-cell office:value-type="float" office:value="1614354625937" table:style-name="ce1">
            <text:p>1,61435E+12</text:p>
          </table:table-cell>
          <table:table-cell table:number-columns-repeated="1636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26" table:style-name="ce1">
            <text:p>2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8569204327" table:style-name="ce1">
            <text:p>1,57857E+12</text:p>
          </table:table-cell>
          <table:table-cell office:value-type="float" office:value="1578569243759" table:style-name="ce1">
            <text:p>1,57857E+12</text:p>
          </table:table-cell>
          <table:table-cell office:value-type="float" office:value="1578569245364" table:style-name="ce1">
            <text:p>1,57857E+12</text:p>
          </table:table-cell>
          <table:table-cell office:value-type="string" table:style-name="ce2">
            <text:p>suporte de bateria</text:p>
          </table:table-cell>
          <table:table-cell office:value-type="string" table:style-name="ce2">
            <text:p>fundo podre bateria caindo<text:s/></text:p>
          </table:table-cell>
          <table:table-cell office:value-type="string" table:style-name="ce2">
            <text:p>refeito fundo do suporte<text:s/></text:p>
          </table:table-cell>
          <table:table-cell office:value-type="string" table:style-name="ce2">
            <text:p/>
          </table:table-cell>
          <table:table-cell office:value-type="float" office:value="1578569243759" table:style-name="ce1">
            <text:p>1,57857E+12</text:p>
          </table:table-cell>
          <table:table-cell table:number-columns-repeated="1636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8569341579" table:style-name="ce1">
            <text:p>1,57857E+12</text:p>
          </table:table-cell>
          <table:table-cell office:value-type="float" office:value="1578569359885" table:style-name="ce1">
            <text:p>1,57857E+12</text:p>
          </table:table-cell>
          <table:table-cell office:value-type="float" office:value="1578569361272" table:style-name="ce1">
            <text:p>1,57857E+12</text:p>
          </table:table-cell>
          <table:table-cell office:value-type="string" table:style-name="ce2">
            <text:p>bico de envase</text:p>
          </table:table-cell>
          <table:table-cell office:value-type="string" table:style-name="ce2">
            <text:p>porca do intermediÃ¡rio quebrada<text:s/></text:p>
          </table:table-cell>
          <table:table-cell office:value-type="string" table:style-name="ce2">
            <text:p>troca por porca de PVC nova<text:s/></text:p>
          </table:table-cell>
          <table:table-cell office:value-type="string" table:style-name="ce2">
            <text:p/>
          </table:table-cell>
          <table:table-cell office:value-type="float" office:value="1578569359885" table:style-name="ce1">
            <text:p>1,57857E+12</text:p>
          </table:table-cell>
          <table:table-cell table:number-columns-repeated="1636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8487170533" table:style-name="ce1">
            <text:p>1,57849E+12</text:p>
          </table:table-cell>
          <table:table-cell office:value-type="float" office:value="1578573566023" table:style-name="ce1">
            <text:p>1,57857E+12</text:p>
          </table:table-cell>
          <table:table-cell office:value-type="float" office:value="1578573567308" table:style-name="ce1">
            <text:p>1,57857E+12</text:p>
          </table:table-cell>
          <table:table-cell office:value-type="string" table:style-name="ce2">
            <text:p>2 bicos quebrados<text:s/></text:p>
          </table:table-cell>
          <table:table-cell office:value-type="string" table:style-name="ce2">
            <text:p>troca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78573566023" table:style-name="ce1">
            <text:p>1,57857E+12</text:p>
          </table:table-cell>
          <table:table-cell table:number-columns-repeated="1636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27" table:style-name="ce1">
            <text:p>2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8573756529" table:style-name="ce1">
            <text:p>1,57857E+12</text:p>
          </table:table-cell>
          <table:table-cell office:value-type="float" office:value="1578573756529" table:style-name="ce1">
            <text:p>1,57857E+12</text:p>
          </table:table-cell>
          <table:table-cell table:style-name="ce1"/>
          <table:table-cell office:value-type="string" table:style-name="ce2">
            <text:p>tanque superior de retorno de Ã¡gua<text:s/></text:p>
          </table:table-cell>
          <table:table-cell office:value-type="string" table:style-name="ce2">
            <text:p>vazamentos diversos / molhando pÃ¡tio e oficina<text:s/></text:p>
          </table:table-cell>
          <table:table-cell office:value-type="string" table:style-name="ce2">
            <text:p>substituir tanque de alvenaria por caixa de fibra<text:s/></text:p>
          </table:table-cell>
          <table:table-cell office:value-type="string" table:style-name="ce2">
            <text:p/>
          </table:table-cell>
          <table:table-cell office:value-type="float" office:value="1578573756529" table:style-name="ce1">
            <text:p>1,57857E+12</text:p>
          </table:table-cell>
          <table:table-cell table:number-columns-repeated="1636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8599825815" table:style-name="ce1">
            <text:p>1,5786E+12</text:p>
          </table:table-cell>
          <table:table-cell office:value-type="float" office:value="1578599865705" table:style-name="ce1">
            <text:p>1,5786E+12</text:p>
          </table:table-cell>
          <table:table-cell office:value-type="float" office:value="1578599867344" table:style-name="ce1">
            <text:p>1,5786E+12</text:p>
          </table:table-cell>
          <table:table-cell office:value-type="string" table:style-name="ce2">
            <text:p>ventilador mÃ¡quina esponja<text:s/></text:p>
          </table:table-cell>
          <table:table-cell office:value-type="string" table:style-name="ce2">
            <text:p>motor travado<text:s/></text:p>
          </table:table-cell>
          <table:table-cell office:value-type="string" table:style-name="ce2">
            <text:p>destravado motor rodou por 1 hora e queimou / descartado.</text:p>
          </table:table-cell>
          <table:table-cell office:value-type="string" table:style-name="ce2">
            <text:p/>
          </table:table-cell>
          <table:table-cell office:value-type="float" office:value="1578599865705" table:style-name="ce1">
            <text:p>1,5786E+12</text:p>
          </table:table-cell>
          <table:table-cell table:number-columns-repeated="1636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8599953261" table:style-name="ce1">
            <text:p>1,5786E+12</text:p>
          </table:table-cell>
          <table:table-cell office:value-type="float" office:value="1578599963486" table:style-name="ce1">
            <text:p>1,5786E+12</text:p>
          </table:table-cell>
          <table:table-cell office:value-type="float" office:value="1578599964889" table:style-name="ce1">
            <text:p>1,5786E+12</text:p>
          </table:table-cell>
          <table:table-cell office:value-type="string" table:style-name="ce2">
            <text:p>tubulaÃ§Ã£o tanque detergente 1 litro soltou conexÃ£o logo apÃ³s o tanque de armazenamento<text:s/></text:p>
          </table:table-cell>
          <table:table-cell office:value-type="string" table:style-name="ce2">
            <text:p>pisado na conexÃ£o por acidente<text:s/></text:p>
          </table:table-cell>
          <table:table-cell office:value-type="string" table:style-name="ce2">
            <text:p>colado novamente<text:s/></text:p>
          </table:table-cell>
          <table:table-cell office:value-type="string" table:style-name="ce2">
            <text:p/>
          </table:table-cell>
          <table:table-cell office:value-type="float" office:value="1578599963486" table:style-name="ce1">
            <text:p>1,5786E+12</text:p>
          </table:table-cell>
          <table:table-cell table:number-columns-repeated="1636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8600151463" table:style-name="ce1">
            <text:p>1,5786E+12</text:p>
          </table:table-cell>
          <table:table-cell office:value-type="float" office:value="1578600170707" table:style-name="ce1">
            <text:p>1,5786E+12</text:p>
          </table:table-cell>
          <table:table-cell office:value-type="float" office:value="1578600172060" table:style-name="ce1">
            <text:p>1,5786E+12</text:p>
          </table:table-cell>
          <table:table-cell office:value-type="string" table:style-name="ce2">
            <text:p>silo de estocagem de milho<text:s/></text:p>
          </table:table-cell>
          <table:table-cell office:value-type="string" table:style-name="ce2">
            <text:p>quebra do suporte de cabo elÃ©trico do varredor<text:s/></text:p>
          </table:table-cell>
          <table:table-cell office:value-type="string" table:style-name="ce2">
            <text:p>desempeno e recolocar suporte<text:s/></text:p>
          </table:table-cell>
          <table:table-cell office:value-type="string" table:style-name="ce2">
            <text:p/>
          </table:table-cell>
          <table:table-cell office:value-type="float" office:value="1578600170707" table:style-name="ce1">
            <text:p>1,5786E+12</text:p>
          </table:table-cell>
          <table:table-cell table:number-columns-repeated="1636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8600299933" table:style-name="ce1">
            <text:p>1,5786E+12</text:p>
          </table:table-cell>
          <table:table-cell office:value-type="float" office:value="1578600355154" table:style-name="ce1">
            <text:p>1,5786E+12</text:p>
          </table:table-cell>
          <table:table-cell office:value-type="float" office:value="1578600356825" table:style-name="ce1">
            <text:p>1,5786E+12</text:p>
          </table:table-cell>
          <table:table-cell office:value-type="string" table:style-name="ce2">
            <text:p>geladeira cada Sr. Zavaski</text:p>
          </table:table-cell>
          <table:table-cell office:value-type="string" table:style-name="ce2">
            <text:p>falta de molas das formas de gelo<text:s/></text:p>
          </table:table-cell>
          <table:table-cell office:value-type="string" table:style-name="ce2">
            <text:p>fabricar com arame inox<text:s/></text:p>
          </table:table-cell>
          <table:table-cell office:value-type="string" table:style-name="ce2">
            <text:p/>
          </table:table-cell>
          <table:table-cell office:value-type="float" office:value="1578600355154" table:style-name="ce1">
            <text:p>1,5786E+12</text:p>
          </table:table-cell>
          <table:table-cell table:number-columns-repeated="1636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8916230184" table:style-name="ce1">
            <text:p>1,57892E+12</text:p>
          </table:table-cell>
          <table:table-cell office:value-type="float" office:value="1578916241123" table:style-name="ce1">
            <text:p>1,57892E+12</text:p>
          </table:table-cell>
          <table:table-cell office:value-type="float" office:value="1578916242576" table:style-name="ce1">
            <text:p>1,57892E+12</text:p>
          </table:table-cell>
          <table:table-cell office:value-type="string" table:style-name="ce2">
            <text:p/>
          </table:table-cell>
          <table:table-cell office:value-type="string" table:style-name="ce2">
            <text:p>trancando e lento<text:s/></text:p>
          </table:table-cell>
          <table:table-cell office:value-type="string" table:style-name="ce2">
            <text:p>lubrificar / encher reservatÃ³rio lubrifil/ lubrificar vedaÃ§Ãµes<text:s/></text:p>
          </table:table-cell>
          <table:table-cell office:value-type="string" table:style-name="ce2">
            <text:p/>
          </table:table-cell>
          <table:table-cell office:value-type="float" office:value="1578916241123" table:style-name="ce1">
            <text:p>1,57892E+12</text:p>
          </table:table-cell>
          <table:table-cell table:number-columns-repeated="1636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8934238953" table:style-name="ce1">
            <text:p>1,57893E+12</text:p>
          </table:table-cell>
          <table:table-cell office:value-type="float" office:value="1578934295854" table:style-name="ce1">
            <text:p>1,57893E+12</text:p>
          </table:table-cell>
          <table:table-cell office:value-type="float" office:value="1578934297392" table:style-name="ce1">
            <text:p>1,57893E+12</text:p>
          </table:table-cell>
          <table:table-cell office:value-type="string" table:style-name="ce2">
            <text:p>cilindro de subida da sapata lento e vazamento na boia</text:p>
          </table:table-cell>
          <table:table-cell office:value-type="string" table:style-name="ce2">
            <text:p>vÃ¡lvula reguladora de expurgo quebrada tubulaÃ§Ã£o fora de posiÃ§Ã£o forÃ§ando a bÃ³ia<text:s/></text:p>
          </table:table-cell>
          <table:table-cell office:value-type="string" table:style-name="ce2">
            <text:p>troca de vÃ¡lvula de expurgo e posicionado tubulaÃ§Ã£o<text:s/></text:p>
          </table:table-cell>
          <table:table-cell office:value-type="string" table:style-name="ce2">
            <text:p/>
          </table:table-cell>
          <table:table-cell office:value-type="float" office:value="1578934295854" table:style-name="ce1">
            <text:p>1,57893E+12</text:p>
          </table:table-cell>
          <table:table-cell table:number-columns-repeated="1636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8940375040" table:style-name="ce1">
            <text:p>1,57894E+12</text:p>
          </table:table-cell>
          <table:table-cell office:value-type="float" office:value="1578940388970" table:style-name="ce1">
            <text:p>1,57894E+12</text:p>
          </table:table-cell>
          <table:table-cell office:value-type="float" office:value="1578940390557" table:style-name="ce1">
            <text:p>1,57894E+12</text:p>
          </table:table-cell>
          <table:table-cell office:value-type="string" table:style-name="ce2">
            <text:p>mÃ¡quina esponja<text:s/></text:p>
          </table:table-cell>
          <table:table-cell office:value-type="string" table:style-name="ce2">
            <text:p>ventilador quebrafo</text:p>
          </table:table-cell>
          <table:table-cell office:value-type="string" table:style-name="ce2">
            <text:p>lubrificar eixo , prender telas, revisar elÃ©trica<text:s/></text:p>
          </table:table-cell>
          <table:table-cell office:value-type="string" table:style-name="ce2">
            <text:p/>
          </table:table-cell>
          <table:table-cell office:value-type="float" office:value="1578940388970" table:style-name="ce1">
            <text:p>1,57894E+12</text:p>
          </table:table-cell>
          <table:table-cell table:number-columns-repeated="1636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9031836128" table:style-name="ce1">
            <text:p>1,57903E+12</text:p>
          </table:table-cell>
          <table:table-cell office:value-type="float" office:value="1579031853686" table:style-name="ce1">
            <text:p>1,57903E+12</text:p>
          </table:table-cell>
          <table:table-cell office:value-type="float" office:value="1579031855155" table:style-name="ce1">
            <text:p>1,57903E+12</text:p>
          </table:table-cell>
          <table:table-cell office:value-type="string" table:style-name="ce2">
            <text:p/>
          </table:table-cell>
          <table:table-cell office:value-type="string" table:style-name="ce2">
            <text:p>mangueira ar vazando<text:s/></text:p>
          </table:table-cell>
          <table:table-cell office:value-type="string" table:style-name="ce2">
            <text:p>trocado mangueira 6mm</text:p>
          </table:table-cell>
          <table:table-cell office:value-type="string" table:style-name="ce2">
            <text:p/>
          </table:table-cell>
          <table:table-cell office:value-type="float" office:value="1579031853686" table:style-name="ce1">
            <text:p>1,57903E+12</text:p>
          </table:table-cell>
          <table:table-cell table:number-columns-repeated="1636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9031918199" table:style-name="ce1">
            <text:p>1,57903E+12</text:p>
          </table:table-cell>
          <table:table-cell office:value-type="float" office:value="1579031933469" table:style-name="ce1">
            <text:p>1,57903E+12</text:p>
          </table:table-cell>
          <table:table-cell office:value-type="float" office:value="1579031934873" table:style-name="ce1">
            <text:p>1,57903E+12</text:p>
          </table:table-cell>
          <table:table-cell office:value-type="string" table:style-name="ce2">
            <text:p>fechadeira de caixa desinfetante<text:s/></text:p>
          </table:table-cell>
          <table:table-cell office:value-type="string" table:style-name="ce2">
            <text:p>nÃ£o liga<text:s/></text:p>
          </table:table-cell>
          <table:table-cell office:value-type="string" table:style-name="ce2">
            <text:p>cabo de alimentaÃ§Ã£o arrancado na entrada da chave / refeito instalaÃ§Ã£o<text:s/></text:p>
          </table:table-cell>
          <table:table-cell office:value-type="string" table:style-name="ce2">
            <text:p/>
          </table:table-cell>
          <table:table-cell office:value-type="float" office:value="1579031933469" table:style-name="ce1">
            <text:p>1,57903E+12</text:p>
          </table:table-cell>
          <table:table-cell table:number-columns-repeated="1636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28" table:style-name="ce1">
            <text:p>2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9032057586" table:style-name="ce1">
            <text:p>1,57903E+12</text:p>
          </table:table-cell>
          <table:table-cell office:value-type="float" office:value="1579032068024" table:style-name="ce1">
            <text:p>1,57903E+12</text:p>
          </table:table-cell>
          <table:table-cell office:value-type="float" office:value="1579032070163" table:style-name="ce1">
            <text:p>1,57903E+12</text:p>
          </table:table-cell>
          <table:table-cell office:value-type="string" table:style-name="ce2">
            <text:p>ventilador de parede detergente 500ml</text:p>
          </table:table-cell>
          <table:table-cell office:value-type="string" table:style-name="ce2">
            <text:p>nÃ£o liga</text:p>
          </table:table-cell>
          <table:table-cell office:value-type="string" table:style-name="ce2">
            <text:p>tirado para verificar / colocar novo<text:s/></text:p>
          </table:table-cell>
          <table:table-cell office:value-type="string" table:style-name="ce2">
            <text:p/>
          </table:table-cell>
          <table:table-cell office:value-type="float" office:value="1579032068024" table:style-name="ce1">
            <text:p>1,57903E+12</text:p>
          </table:table-cell>
          <table:table-cell table:number-columns-repeated="1636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9103638305" table:style-name="ce1">
            <text:p>1,5791E+12</text:p>
          </table:table-cell>
          <table:table-cell office:value-type="float" office:value="1579103658244" table:style-name="ce1">
            <text:p>1,5791E+12</text:p>
          </table:table-cell>
          <table:table-cell office:value-type="float" office:value="1579103660032" table:style-name="ce1">
            <text:p>1,5791E+12</text:p>
          </table:table-cell>
          <table:table-cell office:value-type="string" table:style-name="ce2">
            <text:p>fechadeira de caixa Ã¡gua sanitÃ¡ria 1l</text:p>
          </table:table-cell>
          <table:table-cell office:value-type="string" table:style-name="ce2">
            <text:p>fileira de entrada faltando parafuso rolo caindo<text:s/></text:p>
          </table:table-cell>
          <table:table-cell office:value-type="string" table:style-name="ce2">
            <text:p>colocado parafusos novos<text:s/></text:p>
          </table:table-cell>
          <table:table-cell office:value-type="string" table:style-name="ce2">
            <text:p/>
          </table:table-cell>
          <table:table-cell office:value-type="float" office:value="1579103658244" table:style-name="ce1">
            <text:p>1,5791E+12</text:p>
          </table:table-cell>
          <table:table-cell table:number-columns-repeated="16369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9103731822" table:style-name="ce1">
            <text:p>1,5791E+12</text:p>
          </table:table-cell>
          <table:table-cell office:value-type="float" office:value="1579103747704" table:style-name="ce1">
            <text:p>1,5791E+12</text:p>
          </table:table-cell>
          <table:table-cell office:value-type="float" office:value="1579103749224" table:style-name="ce1">
            <text:p>1,5791E+12</text:p>
          </table:table-cell>
          <table:table-cell office:value-type="string" table:style-name="ce2">
            <text:p>bomba de retorno tipo girafa</text:p>
          </table:table-cell>
          <table:table-cell office:value-type="string" table:style-name="ce2">
            <text:p>fazer instalaÃ§Ã£o para bomba girafa trifÃ¡sica<text:s/></text:p>
          </table:table-cell>
          <table:table-cell office:value-type="string" table:style-name="ce2">
            <text:p>instalado relÃ© 24v contactar 220/380 alimentaÃ§Ã£o cabimento e instalaÃ§Ã£o de comando de boia de nÃ­vel 24V</text:p>
          </table:table-cell>
          <table:table-cell office:value-type="string" table:style-name="ce2">
            <text:p/>
          </table:table-cell>
          <table:table-cell office:value-type="float" office:value="1579103747704" table:style-name="ce1">
            <text:p>1,5791E+12</text:p>
          </table:table-cell>
          <table:table-cell table:number-columns-repeated="1636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9103928130" table:style-name="ce1">
            <text:p>1,5791E+12</text:p>
          </table:table-cell>
          <table:table-cell office:value-type="float" office:value="1579103943345" table:style-name="ce1">
            <text:p>1,5791E+12</text:p>
          </table:table-cell>
          <table:table-cell office:value-type="float" office:value="1579282621394" table:style-name="ce1">
            <text:p>1,57928E+12</text:p>
          </table:table-cell>
          <table:table-cell office:value-type="string" table:style-name="ce2">
            <text:p>tubo saÃ­da do retorno com conexÃ£o 50mm quebrada</text:p>
          </table:table-cell>
          <table:table-cell office:value-type="string" table:style-name="ce2">
            <text:p>conexÃ£o quebrada<text:s/></text:p>
          </table:table-cell>
          <table:table-cell office:value-type="string" table:style-name="ce2">
            <text:p>trocar<text:s/></text:p>
          </table:table-cell>
          <table:table-cell office:value-type="string" table:style-name="ce2">
            <text:p/>
          </table:table-cell>
          <table:table-cell office:value-type="float" office:value="1579103943345" table:style-name="ce1">
            <text:p>1,5791E+12</text:p>
          </table:table-cell>
          <table:table-cell table:number-columns-repeated="1636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9282673994" table:style-name="ce1">
            <text:p>1,57928E+12</text:p>
          </table:table-cell>
          <table:table-cell office:value-type="float" office:value="1579282675414" table:style-name="ce1">
            <text:p>1,57928E+12</text:p>
          </table:table-cell>
          <table:table-cell office:value-type="float" office:value="1579282676668" table:style-name="ce1">
            <text:p>1,57928E+12</text:p>
          </table:table-cell>
          <table:table-cell office:value-type="string" table:style-name="ce2">
            <text:p>bomba filtros Ã¡gua da produÃ§Ã£o<text:s/></text:p>
          </table:table-cell>
          <table:table-cell office:value-type="string" table:style-name="ce2">
            <text:p>fazer saÃ­da pra drenagem fundo da caixa<text:s/></text:p>
          </table:table-cell>
          <table:table-cell office:value-type="string" table:style-name="ce2">
            <text:p>tubulaÃ§Ã£o nova entrada bomba com um registro de purga da rede<text:s/></text:p>
          </table:table-cell>
          <table:table-cell office:value-type="string" table:style-name="ce2">
            <text:p/>
          </table:table-cell>
          <table:table-cell office:value-type="float" office:value="1579282675414" table:style-name="ce1">
            <text:p>1,57928E+12</text:p>
          </table:table-cell>
          <table:table-cell table:number-columns-repeated="1636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9282817106" table:style-name="ce1">
            <text:p>1,57928E+12</text:p>
          </table:table-cell>
          <table:table-cell office:value-type="float" office:value="1579282818341" table:style-name="ce1">
            <text:p>1,57928E+12</text:p>
          </table:table-cell>
          <table:table-cell office:value-type="float" office:value="1579282820078" table:style-name="ce1">
            <text:p>1,57928E+12</text:p>
          </table:table-cell>
          <table:table-cell office:value-type="string" table:style-name="ce2">
            <text:p>fechadeira de caixa desinfetante<text:s/></text:p>
          </table:table-cell>
          <table:table-cell office:value-type="string" table:style-name="ce2">
            <text:p>fita saindo de posiÃ§Ã£o de inÃ­cio<text:s/></text:p>
          </table:table-cell>
          <table:table-cell office:value-type="string" table:style-name="ce2">
            <text:p>fabricado chapa guia fita<text:s/></text:p>
          </table:table-cell>
          <table:table-cell office:value-type="string" table:style-name="ce2">
            <text:p/>
          </table:table-cell>
          <table:table-cell office:value-type="float" office:value="1579282818341" table:style-name="ce1">
            <text:p>1,57928E+12</text:p>
          </table:table-cell>
          <table:table-cell table:number-columns-repeated="1636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9282894235" table:style-name="ce1">
            <text:p>1,57928E+12</text:p>
          </table:table-cell>
          <table:table-cell office:value-type="float" office:value="1579282911157" table:style-name="ce1">
            <text:p>1,57928E+12</text:p>
          </table:table-cell>
          <table:table-cell office:value-type="float" office:value="1579282912460" table:style-name="ce1">
            <text:p>1,57928E+12</text:p>
          </table:table-cell>
          <table:table-cell office:value-type="string" table:style-name="ce2">
            <text:p>tampador</text:p>
          </table:table-cell>
          <table:table-cell office:value-type="string" table:style-name="ce2">
            <text:p>soltando tampa do gargalo</text:p>
          </table:table-cell>
          <table:table-cell office:value-type="string" table:style-name="ce2">
            <text:p>ajuste de guias<text:s/></text:p>
          </table:table-cell>
          <table:table-cell office:value-type="string" table:style-name="ce2">
            <text:p/>
          </table:table-cell>
          <table:table-cell office:value-type="float" office:value="1579282911157" table:style-name="ce1">
            <text:p>1,57928E+12</text:p>
          </table:table-cell>
          <table:table-cell table:number-columns-repeated="1636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9282987687" table:style-name="ce1">
            <text:p>1,57928E+12</text:p>
          </table:table-cell>
          <table:table-cell office:value-type="float" office:value="1579282988903" table:style-name="ce1">
            <text:p>1,57928E+12</text:p>
          </table:table-cell>
          <table:table-cell office:value-type="float" office:value="1579282990825" table:style-name="ce1">
            <text:p>1,57928E+12</text:p>
          </table:table-cell>
          <table:table-cell office:value-type="string" table:style-name="ce2">
            <text:p>rosca divisora de frascos<text:s/></text:p>
          </table:table-cell>
          <table:table-cell office:value-type="string" table:style-name="ce2">
            <text:p>amassando garrafas</text:p>
          </table:table-cell>
          <table:table-cell office:value-type="string" table:style-name="ce2">
            <text:p>ajuste<text:s/></text:p>
          </table:table-cell>
          <table:table-cell office:value-type="string" table:style-name="ce2">
            <text:p/>
          </table:table-cell>
          <table:table-cell office:value-type="float" office:value="1579282988903" table:style-name="ce1">
            <text:p>1,57928E+12</text:p>
          </table:table-cell>
          <table:table-cell table:number-columns-repeated="1636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79283032285" table:style-name="ce1">
            <text:p>1,57928E+12</text:p>
          </table:table-cell>
          <table:table-cell office:value-type="float" office:value="1579283048955" table:style-name="ce1">
            <text:p>1,57928E+12</text:p>
          </table:table-cell>
          <table:table-cell office:value-type="float" office:value="1579283047334" table:style-name="ce1">
            <text:p>1,57928E+12</text:p>
          </table:table-cell>
          <table:table-cell office:value-type="string" table:style-name="ce2">
            <text:p/>
          </table:table-cell>
          <table:table-cell office:value-type="string" table:style-name="ce2">
            <text:p>tapete de transporte parando<text:s/></text:p>
          </table:table-cell>
          <table:table-cell office:value-type="string" table:style-name="ce2">
            <text:p>moto redutor com problemas motor em curto<text:s/></text:p>
          </table:table-cell>
          <table:table-cell office:value-type="string" table:style-name="ce2">
            <text:p/>
          </table:table-cell>
          <table:table-cell office:value-type="float" office:value="1579283048955" table:style-name="ce1">
            <text:p>1,57928E+12</text:p>
          </table:table-cell>
          <table:table-cell table:number-columns-repeated="1636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32" table:style-name="ce1">
            <text:p>32</text:p>
          </table:table-cell>
          <table:table-cell office:value-type="float" office:value="0" table:style-name="ce1">
            <text:p>0</text:p>
          </table:table-cell>
          <table:table-cell office:value-type="float" office:value="85000" table:style-name="ce1">
            <text:p>85000</text:p>
          </table:table-cell>
          <table:table-cell office:value-type="float" office:value="35000" table:style-name="ce1">
            <text:p>35000</text:p>
          </table:table-cell>
          <table:table-cell office:value-type="float" office:value="0" table:style-name="ce1">
            <text:p>0</text:p>
          </table:table-cell>
          <table:table-cell office:value-type="float" office:value="120000" table:style-name="ce1">
            <text:p>120000</text:p>
          </table:table-cell>
          <table:table-cell office:value-type="float" office:value="1596036352429" table:style-name="ce1">
            <text:p>1,59604E+12</text:p>
          </table:table-cell>
          <table:table-cell office:value-type="float" office:value="1596036352429" table:style-name="ce1">
            <text:p>1,59604E+12</text:p>
          </table:table-cell>
          <table:table-cell table:style-name="ce1"/>
          <table:table-cell office:value-type="string" table:style-name="ce2">
            <text:p>painel elÃ©trico melhoria<text:s/></text:p>
          </table:table-cell>
          <table:table-cell office:value-type="string" table:style-name="ce2">
            <text:p>contator a bomba do porÃ£o ruidoso e falhando contato/ bombas queimando selo / derretendo tubulaÃ§Ã£o / rodando em vÃ¡cuo / falta de desligamento automÃ¡tico de atingimento de nÃ­vel .<text:s/></text:p>
          </table:table-cell>
          <table:table-cell office:value-type="string" table:style-name="ce2">
            <text:p>fazer novo painel (padronizar) instalaÃ§Ã£o de bÃ³ias de nÃ­vel ( orÃ§amento anexo )</text:p>
          </table:table-cell>
          <table:table-cell office:value-type="string" table:style-name="ce2">
            <text:p/>
          </table:table-cell>
          <table:table-cell office:value-type="float" office:value="1596036352429" table:style-name="ce1">
            <text:p>1,59604E+12</text:p>
          </table:table-cell>
          <table:table-cell table:number-columns-repeated="1636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6471064023" table:style-name="ce1">
            <text:p>1,59647E+12</text:p>
          </table:table-cell>
          <table:table-cell office:value-type="float" office:value="1596471087327" table:style-name="ce1">
            <text:p>1,59647E+12</text:p>
          </table:table-cell>
          <table:table-cell office:value-type="float" office:value="1596471090018" table:style-name="ce1">
            <text:p>1,59647E+12</text:p>
          </table:table-cell>
          <table:table-cell office:value-type="string" table:style-name="ce2">
            <text:p>cortador de sabÃ£o de coco<text:s/></text:p>
          </table:table-cell>
          <table:table-cell office:value-type="string" table:style-name="ce2">
            <text:p>alavanca da chave trifÃ¡sica de partida da mesa quebrada<text:s/></text:p>
          </table:table-cell>
          <table:table-cell office:value-type="string" table:style-name="ce2">
            <text:p>soldar ( alavanca com cabo especial fabricado )<text:s/></text:p>
          </table:table-cell>
          <table:table-cell office:value-type="string" table:style-name="ce2">
            <text:p/>
          </table:table-cell>
          <table:table-cell office:value-type="float" office:value="1596471087327" table:style-name="ce1">
            <text:p>1,59647E+12</text:p>
          </table:table-cell>
          <table:table-cell table:number-columns-repeated="1636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6471185863" table:style-name="ce1">
            <text:p>1,59647E+12</text:p>
          </table:table-cell>
          <table:table-cell office:value-type="float" office:value="1596471201499" table:style-name="ce1">
            <text:p>1,59647E+12</text:p>
          </table:table-cell>
          <table:table-cell office:value-type="float" office:value="1596471202970" table:style-name="ce1">
            <text:p>1,59647E+12</text:p>
          </table:table-cell>
          <table:table-cell office:value-type="string" table:style-name="ce2">
            <text:p>cabeÃ§as de torque envase Ã¡gua 1 litro</text:p>
          </table:table-cell>
          <table:table-cell office:value-type="string" table:style-name="ce2">
            <text:p>pouco torque / Tamba aberta<text:s/></text:p>
          </table:table-cell>
          <table:table-cell office:value-type="string" table:style-name="ce2">
            <text:p>regulagem<text:s/></text:p>
          </table:table-cell>
          <table:table-cell office:value-type="string" table:style-name="ce2">
            <text:p/>
          </table:table-cell>
          <table:table-cell office:value-type="float" office:value="1596471201499" table:style-name="ce1">
            <text:p>1,59647E+12</text:p>
          </table:table-cell>
          <table:table-cell table:number-columns-repeated="1636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6471389376" table:style-name="ce1">
            <text:p>1,59647E+12</text:p>
          </table:table-cell>
          <table:table-cell office:value-type="float" office:value="1596471450106" table:style-name="ce1">
            <text:p>1,59647E+12</text:p>
          </table:table-cell>
          <table:table-cell office:value-type="float" office:value="1596471451811" table:style-name="ce1">
            <text:p>1,59647E+12</text:p>
          </table:table-cell>
          <table:table-cell office:value-type="string" table:style-name="ce2">
            <text:p>tanque de elaboraÃ§Ã£o Ã¡lcool gel<text:s/></text:p>
          </table:table-cell>
          <table:table-cell office:value-type="string" table:style-name="ce2">
            <text:p>registro de entrada de Ã¡gua vazamento<text:s/></text:p>
          </table:table-cell>
          <table:table-cell office:value-type="string" table:style-name="ce2">
            <text:p>troca de registro<text:s/></text:p>
          </table:table-cell>
          <table:table-cell office:value-type="string" table:style-name="ce2">
            <text:p/>
          </table:table-cell>
          <table:table-cell office:value-type="float" office:value="1596471450106" table:style-name="ce1">
            <text:p>1,59647E+12</text:p>
          </table:table-cell>
          <table:table-cell table:number-columns-repeated="1636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6471532895" table:style-name="ce1">
            <text:p>1,59647E+12</text:p>
          </table:table-cell>
          <table:table-cell office:value-type="float" office:value="1596471546817" table:style-name="ce1">
            <text:p>1,59647E+12</text:p>
          </table:table-cell>
          <table:table-cell office:value-type="float" office:value="1596471548137" table:style-name="ce1">
            <text:p>1,59647E+12</text:p>
          </table:table-cell>
          <table:table-cell office:value-type="string" table:style-name="ce2">
            <text:p>embaladora de vela<text:s/></text:p>
          </table:table-cell>
          <table:table-cell office:value-type="string" table:style-name="ce2">
            <text:p>trancamento da corrente traÃ§Ã£o dos molhos<text:s/></text:p>
          </table:table-cell>
          <table:table-cell office:value-type="string" table:style-name="ce2">
            <text:p>destrancado<text:s/></text:p>
          </table:table-cell>
          <table:table-cell office:value-type="string" table:style-name="ce2">
            <text:p/>
          </table:table-cell>
          <table:table-cell office:value-type="float" office:value="1596471546817" table:style-name="ce1">
            <text:p>1,59647E+12</text:p>
          </table:table-cell>
          <table:table-cell table:number-columns-repeated="1636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6472547548" table:style-name="ce1">
            <text:p>1,59647E+12</text:p>
          </table:table-cell>
          <table:table-cell office:value-type="float" office:value="1596472564840" table:style-name="ce1">
            <text:p>1,59647E+12</text:p>
          </table:table-cell>
          <table:table-cell table:style-name="ce1"/>
          <table:table-cell office:value-type="string" table:style-name="ce2">
            <text:p/>
          </table:table-cell>
          <table:table-cell office:value-type="string" table:style-name="ce2">
            <text:p>usinar espigÃ£o de um bico de envase / troca de mangueira .</text:p>
          </table:table-cell>
          <table:table-cell office:value-type="string" table:style-name="ce2">
            <text:p>acrescentar tubo maior dimensÃ£o para usinagem com medida correta<text:s/></text:p>
          </table:table-cell>
          <table:table-cell office:value-type="string" table:style-name="ce2">
            <text:p/>
          </table:table-cell>
          <table:table-cell office:value-type="float" office:value="1596472564840" table:style-name="ce1">
            <text:p>1,59647E+12</text:p>
          </table:table-cell>
          <table:table-cell table:number-columns-repeated="1636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6477755465" table:style-name="ce1">
            <text:p>1,59648E+12</text:p>
          </table:table-cell>
          <table:table-cell office:value-type="float" office:value="1596477766033" table:style-name="ce1">
            <text:p>1,59648E+12</text:p>
          </table:table-cell>
          <table:table-cell office:value-type="float" office:value="1596477767537" table:style-name="ce1">
            <text:p>1,59648E+12</text:p>
          </table:table-cell>
          <table:table-cell office:value-type="string" table:style-name="ce2">
            <text:p>cabeÃ§a de torque nume 1<text:s/></text:p>
          </table:table-cell>
          <table:table-cell office:value-type="string" table:style-name="ce2">
            <text:p>torque muito alto amassando garrafas<text:s/></text:p>
          </table:table-cell>
          <table:table-cell office:value-type="string" table:style-name="ce2">
            <text:p>regular<text:s/></text:p>
          </table:table-cell>
          <table:table-cell office:value-type="string" table:style-name="ce2">
            <text:p/>
          </table:table-cell>
          <table:table-cell office:value-type="float" office:value="1596477766033" table:style-name="ce1">
            <text:p>1,59648E+12</text:p>
          </table:table-cell>
          <table:table-cell table:number-columns-repeated="1636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6477880727" table:style-name="ce1">
            <text:p>1,59648E+12</text:p>
          </table:table-cell>
          <table:table-cell office:value-type="float" office:value="1596477901657" table:style-name="ce1">
            <text:p>1,59648E+12</text:p>
          </table:table-cell>
          <table:table-cell office:value-type="float" office:value="1596477903114" table:style-name="ce1">
            <text:p>1,59648E+12</text:p>
          </table:table-cell>
          <table:table-cell office:value-type="string" table:style-name="ce2">
            <text:p>aplicador de tampa<text:s/></text:p>
          </table:table-cell>
          <table:table-cell office:value-type="string" table:style-name="ce2">
            <text:p>tampa caindo<text:s/></text:p>
          </table:table-cell>
          <table:table-cell office:value-type="string" table:style-name="ce2">
            <text:p>regular com solda gatinho de trava expurgo de tampa<text:s/></text:p>
          </table:table-cell>
          <table:table-cell office:value-type="string" table:style-name="ce2">
            <text:p/>
          </table:table-cell>
          <table:table-cell office:value-type="float" office:value="1596477901657" table:style-name="ce1">
            <text:p>1,59648E+12</text:p>
          </table:table-cell>
          <table:table-cell table:number-columns-repeated="1636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6479936243" table:style-name="ce1">
            <text:p>1,59648E+12</text:p>
          </table:table-cell>
          <table:table-cell office:value-type="float" office:value="1596479960090" table:style-name="ce1">
            <text:p>1,59648E+12</text:p>
          </table:table-cell>
          <table:table-cell office:value-type="float" office:value="1596479961778" table:style-name="ce1">
            <text:p>1,59648E+12</text:p>
          </table:table-cell>
          <table:table-cell office:value-type="string" table:style-name="ce2">
            <text:p>filtro de espuma<text:s/></text:p>
          </table:table-cell>
          <table:table-cell office:value-type="string" table:style-name="ce2">
            <text:p>passando espuma do retorno<text:s/></text:p>
          </table:table-cell>
          <table:table-cell office:value-type="string" table:style-name="ce2">
            <text:p>trocar telas e colocar mais telas noa Ãºltima camada ( testar )<text:s/></text:p>
          </table:table-cell>
          <table:table-cell office:value-type="string" table:style-name="ce2">
            <text:p/>
          </table:table-cell>
          <table:table-cell office:value-type="float" office:value="1596479960090" table:style-name="ce1">
            <text:p>1,59648E+12</text:p>
          </table:table-cell>
          <table:table-cell table:number-columns-repeated="1636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6810619541" table:style-name="ce1">
            <text:p>1,59681E+12</text:p>
          </table:table-cell>
          <table:table-cell office:value-type="float" office:value="1596810767561" table:style-name="ce1">
            <text:p>1,59681E+12</text:p>
          </table:table-cell>
          <table:table-cell office:value-type="float" office:value="1598629962931" table:style-name="ce1">
            <text:p>1,59863E+12</text:p>
          </table:table-cell>
          <table:table-cell office:value-type="string" table:style-name="ce2">
            <text:p>agitador tanque detergente clorado<text:s/></text:p>
          </table:table-cell>
          <table:table-cell office:value-type="string" table:style-name="ce2">
            <text:p>pas do agitador enferrujadas e contaminando produto</text:p>
          </table:table-cell>
          <table:table-cell office:value-type="string" table:style-name="ce2">
            <text:p>fabricar eixo e pÃ¡s de inox<text:s/></text:p>
          </table:table-cell>
          <table:table-cell office:value-type="string" table:style-name="ce2">
            <text:p>acompanhar produÃ§Ã£o e aplicar resina derakene 411-350<text:s/></text:p>
          </table:table-cell>
          <table:table-cell office:value-type="float" office:value="1596810767561" table:style-name="ce1">
            <text:p>1,59681E+12</text:p>
          </table:table-cell>
          <table:table-cell table:number-columns-repeated="1636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6810911387" table:style-name="ce1">
            <text:p>1,59681E+12</text:p>
          </table:table-cell>
          <table:table-cell office:value-type="float" office:value="1598629938620" table:style-name="ce1">
            <text:p>1,59863E+12</text:p>
          </table:table-cell>
          <table:table-cell office:value-type="float" office:value="1598629936398" table:style-name="ce1">
            <text:p>1,59863E+12</text:p>
          </table:table-cell>
          <table:table-cell office:value-type="string" table:style-name="ce2">
            <text:p>extrusora<text:s/></text:p>
          </table:table-cell>
          <table:table-cell office:value-type="string" table:style-name="ce2">
            <text:p>recolocar grades de proteÃ§Ã£o<text:s/></text:p>
          </table:table-cell>
          <table:table-cell office:value-type="string" table:style-name="ce2">
            <text:p>trocar telas e pintura<text:s/></text:p>
          </table:table-cell>
          <table:table-cell office:value-type="string" table:style-name="ce2">
            <text:p/>
          </table:table-cell>
          <table:table-cell office:value-type="float" office:value="1598629938620" table:style-name="ce1">
            <text:p>1,59863E+12</text:p>
          </table:table-cell>
          <table:table-cell table:number-columns-repeated="1636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6811006980" table:style-name="ce1">
            <text:p>1,59681E+12</text:p>
          </table:table-cell>
          <table:table-cell office:value-type="float" office:value="1596811057925" table:style-name="ce1">
            <text:p>1,59681E+12</text:p>
          </table:table-cell>
          <table:table-cell office:value-type="float" office:value="1598629910734" table:style-name="ce1">
            <text:p>1,59863E+12</text:p>
          </table:table-cell>
          <table:table-cell office:value-type="string" table:style-name="ce2">
            <text:p>envasadora sem cloro<text:s/></text:p>
          </table:table-cell>
          <table:table-cell office:value-type="string" table:style-name="ce2">
            <text:p>correia transporte com polia dentada de traÃ§Ã£o gasta<text:s/></text:p>
          </table:table-cell>
          <table:table-cell office:value-type="string" table:style-name="ce2">
            <text:p>colocar polia nova / trocar segmento de correia prender chapas de transferÃªncia de garrafas /<text:s/></text:p>
          </table:table-cell>
          <table:table-cell office:value-type="string" table:style-name="ce2">
            <text:p/>
          </table:table-cell>
          <table:table-cell office:value-type="float" office:value="1596811057925" table:style-name="ce1">
            <text:p>1,59681E+12</text:p>
          </table:table-cell>
          <table:table-cell table:number-columns-repeated="1636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6811226757" table:style-name="ce1">
            <text:p>1,59681E+12</text:p>
          </table:table-cell>
          <table:table-cell office:value-type="float" office:value="1596811243209" table:style-name="ce1">
            <text:p>1,59681E+12</text:p>
          </table:table-cell>
          <table:table-cell office:value-type="float" office:value="1598629874175" table:style-name="ce1">
            <text:p>1,59863E+12</text:p>
          </table:table-cell>
          <table:table-cell office:value-type="string" table:style-name="ce2">
            <text:p>vela sete dias<text:s/></text:p>
          </table:table-cell>
          <table:table-cell office:value-type="string" table:style-name="ce2">
            <text:p>limpeza / pintura<text:s/></text:p>
          </table:table-cell>
          <table:table-cell office:value-type="string" table:style-name="ce2">
            <text:p>abrir nova janela de limpeza<text:s/></text:p>
          </table:table-cell>
          <table:table-cell office:value-type="string" table:style-name="ce2">
            <text:p/>
          </table:table-cell>
          <table:table-cell office:value-type="float" office:value="1596811243209" table:style-name="ce1">
            <text:p>1,59681E+12</text:p>
          </table:table-cell>
          <table:table-cell table:number-columns-repeated="1636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6811332495" table:style-name="ce1">
            <text:p>1,59681E+12</text:p>
          </table:table-cell>
          <table:table-cell office:value-type="float" office:value="1596811355222" table:style-name="ce1">
            <text:p>1,59681E+12</text:p>
          </table:table-cell>
          <table:table-cell office:value-type="float" office:value="1596811356743" table:style-name="ce1">
            <text:p>1,59681E+12</text:p>
          </table:table-cell>
          <table:table-cell office:value-type="string" table:style-name="ce2">
            <text:p>mÃ¡quina de esponjas<text:s/></text:p>
          </table:table-cell>
          <table:table-cell office:value-type="string" table:style-name="ce2">
            <text:p>hastes da aranha quebrada<text:s/></text:p>
          </table:table-cell>
          <table:table-cell office:value-type="string" table:style-name="ce2">
            <text:p>fabricar 6 hastes novas conforme gabarito<text:s/></text:p>
          </table:table-cell>
          <table:table-cell office:value-type="string" table:style-name="ce2">
            <text:p/>
          </table:table-cell>
          <table:table-cell office:value-type="float" office:value="1596811355222" table:style-name="ce1">
            <text:p>1,59681E+12</text:p>
          </table:table-cell>
          <table:table-cell table:number-columns-repeated="1636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33" table:style-name="ce1">
            <text:p>3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6811453454" table:style-name="ce1">
            <text:p>1,59681E+12</text:p>
          </table:table-cell>
          <table:table-cell office:value-type="float" office:value="1596811477799" table:style-name="ce1">
            <text:p>1,59681E+12</text:p>
          </table:table-cell>
          <table:table-cell office:value-type="float" office:value="1596811482057" table:style-name="ce1">
            <text:p>1,59681E+12</text:p>
          </table:table-cell>
          <table:table-cell office:value-type="string" table:style-name="ce2">
            <text:p>tanque elaboraÃ§Ã£o<text:s/></text:p>
          </table:table-cell>
          <table:table-cell office:value-type="string" table:style-name="ce2">
            <text:p>limpeza e revisÃ£o tanque / bomba / troca de parafusos por inox<text:s/></text:p>
          </table:table-cell>
          <table:table-cell office:value-type="string" table:style-name="ce2">
            <text:p>fazer limpeza a cada produÃ§Ã£o<text:s/></text:p>
          </table:table-cell>
          <table:table-cell office:value-type="string" table:style-name="ce2">
            <text:p/>
          </table:table-cell>
          <table:table-cell office:value-type="float" office:value="1596811477799" table:style-name="ce1">
            <text:p>1,59681E+12</text:p>
          </table:table-cell>
          <table:table-cell table:number-columns-repeated="1636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6811621297" table:style-name="ce1">
            <text:p>1,59681E+12</text:p>
          </table:table-cell>
          <table:table-cell office:value-type="float" office:value="1596811637070" table:style-name="ce1">
            <text:p>1,59681E+12</text:p>
          </table:table-cell>
          <table:table-cell office:value-type="float" office:value="1596811638635" table:style-name="ce1">
            <text:p>1,59681E+12</text:p>
          </table:table-cell>
          <table:table-cell office:value-type="string" table:style-name="ce2">
            <text:p>tanque elaboraÃ§Ã£o<text:s/></text:p>
          </table:table-cell>
          <table:table-cell office:value-type="string" table:style-name="ce2">
            <text:p>colocar mangueira para saÃ­da da Ã¡gua de limpeza / provisÃ³ria<text:s/></text:p>
          </table:table-cell>
          <table:table-cell office:value-type="string" table:style-name="ce2">
            <text:p>colocado pÃ³s bomba<text:s/></text:p>
          </table:table-cell>
          <table:table-cell office:value-type="string" table:style-name="ce2">
            <text:p/>
          </table:table-cell>
          <table:table-cell office:value-type="float" office:value="1596811637070" table:style-name="ce1">
            <text:p>1,59681E+12</text:p>
          </table:table-cell>
          <table:table-cell table:number-columns-repeated="1636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2900" table:style-name="ce1">
            <text:p>2900</text:p>
          </table:table-cell>
          <table:table-cell office:value-type="float" office:value="3900" table:style-name="ce1">
            <text:p>3900</text:p>
          </table:table-cell>
          <table:table-cell office:value-type="float" office:value="0" table:style-name="ce1">
            <text:p>0</text:p>
          </table:table-cell>
          <table:table-cell office:value-type="float" office:value="6800" table:style-name="ce1">
            <text:p>6800</text:p>
          </table:table-cell>
          <table:table-cell office:value-type="float" office:value="1596812068946" table:style-name="ce1">
            <text:p>1,59681E+12</text:p>
          </table:table-cell>
          <table:table-cell office:value-type="float" office:value="1596812068946" table:style-name="ce1">
            <text:p>1,59681E+12</text:p>
          </table:table-cell>
          <table:table-cell office:value-type="float" office:value="1598629856881" table:style-name="ce1">
            <text:p>1,59863E+12</text:p>
          </table:table-cell>
          <table:table-cell office:value-type="string" table:style-name="ce2">
            <text:p>tanque de laboraÃ§Ã£o<text:s/></text:p>
          </table:table-cell>
          <table:table-cell office:value-type="string" table:style-name="ce2">
            <text:p>lavaÃ§Ã£o e limpeza</text:p>
          </table:table-cell>
          <table:table-cell office:value-type="string" table:style-name="ce2">
            <text:p>fazer instalaÃ§Ã£o de Ã¡gua para limpeza dos tanques e piso<text:s/></text:p>
          </table:table-cell>
          <table:table-cell office:value-type="string" table:style-name="ce2">
            <text:p>orÃ§amento de melhoria prioridade nÃ­vel 3</text:p>
          </table:table-cell>
          <table:table-cell office:value-type="float" office:value="1596812068946" table:style-name="ce1">
            <text:p>1,59681E+12</text:p>
          </table:table-cell>
          <table:table-cell table:number-columns-repeated="1636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35" table:style-name="ce1">
            <text:p>35</text:p>
          </table:table-cell>
          <table:table-cell office:value-type="float" office:value="4" table:style-name="ce1">
            <text:p>4</text:p>
          </table:table-cell>
          <table:table-cell office:value-type="float" office:value="200" table:style-name="ce1">
            <text:p>200</text:p>
          </table:table-cell>
          <table:table-cell office:value-type="float" office:value="5000" table:style-name="ce1">
            <text:p>5000</text:p>
          </table:table-cell>
          <table:table-cell office:value-type="float" office:value="0" table:style-name="ce1">
            <text:p>0</text:p>
          </table:table-cell>
          <table:table-cell office:value-type="float" office:value="5200" table:style-name="ce1">
            <text:p>5200</text:p>
          </table:table-cell>
          <table:table-cell office:value-type="float" office:value="1596815102768" table:style-name="ce1">
            <text:p>1,59682E+12</text:p>
          </table:table-cell>
          <table:table-cell office:value-type="float" office:value="1596815173962" table:style-name="ce1">
            <text:p>1,59682E+12</text:p>
          </table:table-cell>
          <table:table-cell office:value-type="float" office:value="1603709877530" table:style-name="ce1">
            <text:p>1,60371E+12</text:p>
          </table:table-cell>
          <table:table-cell office:value-type="string" table:style-name="ce2">
            <text:p>porta sala de compressores<text:s/></text:p>
          </table:table-cell>
          <table:table-cell office:value-type="string" table:style-name="ce2">
            <text:p>dobradiÃ§as gonzo quebrada<text:s/></text:p>
          </table:table-cell>
          <table:table-cell office:value-type="string" table:style-name="ce2">
            <text:p>soldar dobradiÃ§as novas / pintura e instalar pega mÃ£o e trava (verificando mudanÃ§as em toda sala de compressores)</text:p>
          </table:table-cell>
          <table:table-cell office:value-type="string" table:style-name="ce2">
            <text:p/>
          </table:table-cell>
          <table:table-cell office:value-type="float" office:value="1596815173962" table:style-name="ce1">
            <text:p>1,59682E+12</text:p>
          </table:table-cell>
          <table:table-cell table:number-columns-repeated="1636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7058118899" table:style-name="ce1">
            <text:p>1,59706E+12</text:p>
          </table:table-cell>
          <table:table-cell office:value-type="float" office:value="1597058145125" table:style-name="ce1">
            <text:p>1,59706E+12</text:p>
          </table:table-cell>
          <table:table-cell office:value-type="float" office:value="1597063057350" table:style-name="ce1">
            <text:p>1,59706E+12</text:p>
          </table:table-cell>
          <table:table-cell office:value-type="string" table:style-name="ce2">
            <text:p>fechadeira de caixa Ã¡gua 5 litros<text:s/></text:p>
          </table:table-cell>
          <table:table-cell office:value-type="string" table:style-name="ce2">
            <text:p>rolos de entrada quebrados arraste da fita solto / suporte porta fita desnivelado / afiar facas<text:s text:c="2"/></text:p>
          </table:table-cell>
          <table:table-cell office:value-type="string" table:style-name="ce2">
            <text:p>refazer alojamento de rolos e fabricar rolo novo / prender porta fitas / fabricar arroela de silicone bobina de fita / nivelar mÃ¡quina<text:s text:c="2"/></text:p>
          </table:table-cell>
          <table:table-cell office:value-type="string" table:style-name="ce2">
            <text:p/>
          </table:table-cell>
          <table:table-cell office:value-type="float" office:value="1597058145125" table:style-name="ce1">
            <text:p>1,59706E+12</text:p>
          </table:table-cell>
          <table:table-cell table:number-columns-repeated="1636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7061897845" table:style-name="ce1">
            <text:p>1,59706E+12</text:p>
          </table:table-cell>
          <table:table-cell office:value-type="float" office:value="1597061911836" table:style-name="ce1">
            <text:p>1,59706E+12</text:p>
          </table:table-cell>
          <table:table-cell office:value-type="float" office:value="1598629768141" table:style-name="ce1">
            <text:p>1,59863E+12</text:p>
          </table:table-cell>
          <table:table-cell office:value-type="string" table:style-name="ce2">
            <text:p>envasadora Ã¡gua 1 litro<text:s/></text:p>
          </table:table-cell>
          <table:table-cell office:value-type="string" table:style-name="ce2">
            <text:p>mangueiras ( 3) rasgada<text:s/></text:p>
          </table:table-cell>
          <table:table-cell office:value-type="string" table:style-name="ce2">
            <text:p>trocar mangueiras e abraÃ§adeiras<text:s/></text:p>
          </table:table-cell>
          <table:table-cell office:value-type="string" table:style-name="ce2">
            <text:p/>
          </table:table-cell>
          <table:table-cell office:value-type="float" office:value="1597061911836" table:style-name="ce1">
            <text:p>1,59706E+12</text:p>
          </table:table-cell>
          <table:table-cell table:number-columns-repeated="1636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2500" table:style-name="ce1">
            <text:p>2500</text:p>
          </table:table-cell>
          <table:table-cell office:value-type="float" office:value="7500" table:style-name="ce1">
            <text:p>7500</text:p>
          </table:table-cell>
          <table:table-cell office:value-type="float" office:value="0" table:style-name="ce1">
            <text:p>0</text:p>
          </table:table-cell>
          <table:table-cell office:value-type="float" office:value="10000" table:style-name="ce1">
            <text:p>10000</text:p>
          </table:table-cell>
          <table:table-cell office:value-type="float" office:value="1597062011019" table:style-name="ce1">
            <text:p>1,59706E+12</text:p>
          </table:table-cell>
          <table:table-cell office:value-type="float" office:value="1597062061681" table:style-name="ce1">
            <text:p>1,59706E+12</text:p>
          </table:table-cell>
          <table:table-cell office:value-type="float" office:value="1598629723847" table:style-name="ce1">
            <text:p>1,59863E+12</text:p>
          </table:table-cell>
          <table:table-cell office:value-type="string" table:style-name="ce2">
            <text:p>tanque reservatÃ³rio talco com vazamento / troca de dois registros na linha do talco ( 50mm) com adaptador / fazer rede nova do citrus e talco para 5 litros<text:s/></text:p>
          </table:table-cell>
          <table:table-cell office:value-type="string" table:style-name="ce2">
            <text:p>3 registro 32mm / 3 t 32mm / t 50 mm reduÃ§Ã£o para 32mm / joelho 32mm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97062061681" table:style-name="ce1">
            <text:p>1,59706E+12</text:p>
          </table:table-cell>
          <table:table-cell table:number-columns-repeated="1636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00" table:style-name="ce1">
            <text:p>100</text:p>
          </table:table-cell>
          <table:table-cell office:value-type="float" office:value="5000" table:style-name="ce1">
            <text:p>5000</text:p>
          </table:table-cell>
          <table:table-cell office:value-type="float" office:value="0" table:style-name="ce1">
            <text:p>0</text:p>
          </table:table-cell>
          <table:table-cell office:value-type="float" office:value="5100" table:style-name="ce1">
            <text:p>5100</text:p>
          </table:table-cell>
          <table:table-cell office:value-type="float" office:value="1597064504515" table:style-name="ce1">
            <text:p>1,59706E+12</text:p>
          </table:table-cell>
          <table:table-cell office:value-type="float" office:value="1597064527163" table:style-name="ce1">
            <text:p>1,59706E+12</text:p>
          </table:table-cell>
          <table:table-cell office:value-type="float" office:value="1617044180758" table:style-name="ce1">
            <text:p>1,61704E+12</text:p>
          </table:table-cell>
          <table:table-cell office:value-type="string" table:style-name="ce2">
            <text:p/>
          </table:table-cell>
          <table:table-cell office:value-type="string" table:style-name="ce2">
            <text:p>fazer plataforma nova em PVC<text:s/></text:p>
          </table:table-cell>
          <table:table-cell office:value-type="string" table:style-name="ce2">
            <text:p>plataforma empenada nÃ£o permite alinhamento dos bicos ( causando vazamentos / perda de Ã¡gua sanitÃ¡ria e molhando operador ) /////material nÃ£o comprado feito novo paleativo com parafusos /////</text:p>
          </table:table-cell>
          <table:table-cell office:value-type="string" table:style-name="ce2">
            <text:p>finalizado O.S. nÃ£o veio material solicitado / colocado arrebite e solda<text:s/></text:p>
          </table:table-cell>
          <table:table-cell office:value-type="float" office:value="1597064527163" table:style-name="ce1">
            <text:p>1,59706E+12</text:p>
          </table:table-cell>
          <table:table-cell table:number-columns-repeated="1636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200" table:style-name="ce1">
            <text:p>200</text:p>
          </table:table-cell>
          <table:table-cell office:value-type="float" office:value="5000" table:style-name="ce1">
            <text:p>5000</text:p>
          </table:table-cell>
          <table:table-cell office:value-type="float" office:value="0" table:style-name="ce1">
            <text:p>0</text:p>
          </table:table-cell>
          <table:table-cell office:value-type="float" office:value="5200" table:style-name="ce1">
            <text:p>5200</text:p>
          </table:table-cell>
          <table:table-cell office:value-type="float" office:value="1597064586223" table:style-name="ce1">
            <text:p>1,59706E+12</text:p>
          </table:table-cell>
          <table:table-cell office:value-type="float" office:value="1598629490260" table:style-name="ce1">
            <text:p>1,59863E+12</text:p>
          </table:table-cell>
          <table:table-cell office:value-type="float" office:value="1598629492321" table:style-name="ce1">
            <text:p>1,59863E+12</text:p>
          </table:table-cell>
          <table:table-cell office:value-type="string" table:style-name="ce2">
            <text:p/>
          </table:table-cell>
          <table:table-cell office:value-type="string" table:style-name="ce2">
            <text:p>vazamento bicos<text:s/></text:p>
          </table:table-cell>
          <table:table-cell office:value-type="string" table:style-name="ce2">
            <text:p>troca de vedaÃ§Ã£o / vedaÃ§Ã£o nova de P.U. <text:s/>( nÃ£o foi comprado em P.U.)</text:p>
          </table:table-cell>
          <table:table-cell office:value-type="string" table:style-name="ce2">
            <text:p/>
          </table:table-cell>
          <table:table-cell office:value-type="float" office:value="1598629490260" table:style-name="ce1">
            <text:p>1,59863E+12</text:p>
          </table:table-cell>
          <table:table-cell table:number-columns-repeated="1636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7082017623" table:style-name="ce1">
            <text:p>1,59708E+12</text:p>
          </table:table-cell>
          <table:table-cell office:value-type="float" office:value="1597089619928" table:style-name="ce1">
            <text:p>1,59709E+12</text:p>
          </table:table-cell>
          <table:table-cell office:value-type="float" office:value="1597089621555" table:style-name="ce1">
            <text:p>1,59709E+12</text:p>
          </table:table-cell>
          <table:table-cell office:value-type="string" table:style-name="ce2">
            <text:p/>
          </table:table-cell>
          <table:table-cell office:value-type="string" table:style-name="ce2">
            <text:p>caindo garrafas na entrada da mesa acumuladora<text:s/></text:p>
          </table:table-cell>
          <table:table-cell office:value-type="string" table:style-name="ce2">
            <text:p>arrastado mesa com paleteira / novamente . " pedido para colocar a mesa no local correto .</text:p>
          </table:table-cell>
          <table:table-cell office:value-type="string" table:style-name="ce2">
            <text:p/>
          </table:table-cell>
          <table:table-cell office:value-type="float" office:value="1597089619928" table:style-name="ce1">
            <text:p>1,59709E+12</text:p>
          </table:table-cell>
          <table:table-cell table:number-columns-repeated="1636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7338776551" table:style-name="ce1">
            <text:p>1,59734E+12</text:p>
          </table:table-cell>
          <table:table-cell office:value-type="float" office:value="1597338868158" table:style-name="ce1">
            <text:p>1,59734E+12</text:p>
          </table:table-cell>
          <table:table-cell office:value-type="float" office:value="1597338869895" table:style-name="ce1">
            <text:p>1,59734E+12</text:p>
          </table:table-cell>
          <table:table-cell office:value-type="string" table:style-name="ce2">
            <text:p/>
          </table:table-cell>
          <table:table-cell office:value-type="string" table:style-name="ce2">
            <text:p>vibrando barulhando<text:s/></text:p>
          </table:table-cell>
          <table:table-cell office:value-type="string" table:style-name="ce2">
            <text:p>apertar corrente<text:s/></text:p>
          </table:table-cell>
          <table:table-cell office:value-type="string" table:style-name="ce2">
            <text:p/>
          </table:table-cell>
          <table:table-cell office:value-type="float" office:value="1597338868158" table:style-name="ce1">
            <text:p>1,59734E+12</text:p>
          </table:table-cell>
          <table:table-cell table:number-columns-repeated="1636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8630038915" table:style-name="ce1">
            <text:p>1,59863E+12</text:p>
          </table:table-cell>
          <table:table-cell office:value-type="float" office:value="1598630135632" table:style-name="ce1">
            <text:p>1,59863E+12</text:p>
          </table:table-cell>
          <table:table-cell office:value-type="float" office:value="1598630137319" table:style-name="ce1">
            <text:p>1,59863E+12</text:p>
          </table:table-cell>
          <table:table-cell office:value-type="string" table:style-name="ce2">
            <text:p>injetora<text:s/></text:p>
          </table:table-cell>
          <table:table-cell office:value-type="string" table:style-name="ce2">
            <text:p>funil de alimentaÃ§Ã£o com base podre e quebrada<text:s/></text:p>
          </table:table-cell>
          <table:table-cell office:value-type="string" table:style-name="ce2">
            <text:p>fazer base nova e pintura<text:s/></text:p>
          </table:table-cell>
          <table:table-cell office:value-type="string" table:style-name="ce2">
            <text:p/>
          </table:table-cell>
          <table:table-cell office:value-type="float" office:value="1598630135632" table:style-name="ce1">
            <text:p>1,59863E+12</text:p>
          </table:table-cell>
          <table:table-cell table:number-columns-repeated="1636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8868604540" table:style-name="ce1">
            <text:p>1,59887E+12</text:p>
          </table:table-cell>
          <table:table-cell office:value-type="float" office:value="1598868621076" table:style-name="ce1">
            <text:p>1,59887E+12</text:p>
          </table:table-cell>
          <table:table-cell office:value-type="float" office:value="1598962292642" table:style-name="ce1">
            <text:p>1,59896E+12</text:p>
          </table:table-cell>
          <table:table-cell office:value-type="string" table:style-name="ce2">
            <text:p>mÃ¡quina vela 7 dias<text:s/></text:p>
          </table:table-cell>
          <table:table-cell office:value-type="string" table:style-name="ce2">
            <text:p>registro entrada de Ã¡gua com vazamento<text:s/></text:p>
          </table:table-cell>
          <table:table-cell office:value-type="string" table:style-name="ce2">
            <text:p>registro 32mm rachado trocar registro e conexÃ£o joelho<text:s/></text:p>
          </table:table-cell>
          <table:table-cell office:value-type="string" table:style-name="ce2">
            <text:p/>
          </table:table-cell>
          <table:table-cell office:value-type="float" office:value="1598868621076" table:style-name="ce1">
            <text:p>1,59887E+12</text:p>
          </table:table-cell>
          <table:table-cell table:number-columns-repeated="1636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500" table:style-name="ce1">
            <text:p>2500</text:p>
          </table:table-cell>
          <table:table-cell office:value-type="float" office:value="0" table:style-name="ce1">
            <text:p>0</text:p>
          </table:table-cell>
          <table:table-cell office:value-type="float" office:value="2500" table:style-name="ce1">
            <text:p>2500</text:p>
          </table:table-cell>
          <table:table-cell office:value-type="float" office:value="1599083539710" table:style-name="ce1">
            <text:p>1,59908E+12</text:p>
          </table:table-cell>
          <table:table-cell office:value-type="float" office:value="1599083541666" table:style-name="ce1">
            <text:p>1,59908E+12</text:p>
          </table:table-cell>
          <table:table-cell office:value-type="float" office:value="1599083543988" table:style-name="ce1">
            <text:p>1,59908E+12</text:p>
          </table:table-cell>
          <table:table-cell office:value-type="string" table:style-name="ce2">
            <text:p>moinho martelo<text:s/></text:p>
          </table:table-cell>
          <table:table-cell office:value-type="string" table:style-name="ce2">
            <text:p>peneiras furada</text:p>
          </table:table-cell>
          <table:table-cell office:value-type="string" table:style-name="ce2">
            <text:p>troca de peneiras ( 2)</text:p>
          </table:table-cell>
          <table:table-cell office:value-type="string" table:style-name="ce2">
            <text:p/>
          </table:table-cell>
          <table:table-cell office:value-type="float" office:value="1599083541666" table:style-name="ce1">
            <text:p>1,59908E+12</text:p>
          </table:table-cell>
          <table:table-cell table:number-columns-repeated="1636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000" table:style-name="ce1">
            <text:p>5000</text:p>
          </table:table-cell>
          <table:table-cell office:value-type="float" office:value="0" table:style-name="ce1">
            <text:p>0</text:p>
          </table:table-cell>
          <table:table-cell office:value-type="float" office:value="5000" table:style-name="ce1">
            <text:p>5000</text:p>
          </table:table-cell>
          <table:table-cell office:value-type="float" office:value="1599048704153" table:style-name="ce1">
            <text:p>1,59905E+12</text:p>
          </table:table-cell>
          <table:table-cell office:value-type="float" office:value="1599048720445" table:style-name="ce1">
            <text:p>1,59905E+12</text:p>
          </table:table-cell>
          <table:table-cell office:value-type="float" office:value="1599048721832" table:style-name="ce1">
            <text:p>1,59905E+12</text:p>
          </table:table-cell>
          <table:table-cell office:value-type="string" table:style-name="ce2">
            <text:p>torque de tampas e aplicador de tampad</text:p>
          </table:table-cell>
          <table:table-cell office:value-type="string" table:style-name="ce2">
            <text:p>cabeÃ§a nÂ°3 soltando tampas<text:s/></text:p>
          </table:table-cell>
          <table:table-cell office:value-type="string" table:style-name="ce2">
            <text:p>ajuste disco alinhador de gargalo , lubrificaÃ§Ã£o .</text:p>
          </table:table-cell>
          <table:table-cell office:value-type="string" table:style-name="ce2">
            <text:p/>
          </table:table-cell>
          <table:table-cell office:value-type="float" office:value="1599048720445" table:style-name="ce1">
            <text:p>1,59905E+12</text:p>
          </table:table-cell>
          <table:table-cell table:number-columns-repeated="1636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000" table:style-name="ce1">
            <text:p>4000</text:p>
          </table:table-cell>
          <table:table-cell office:value-type="float" office:value="0" table:style-name="ce1">
            <text:p>0</text:p>
          </table:table-cell>
          <table:table-cell office:value-type="float" office:value="4000" table:style-name="ce1">
            <text:p>4000</text:p>
          </table:table-cell>
          <table:table-cell office:value-type="float" office:value="1599048916303" table:style-name="ce1">
            <text:p>1,59905E+12</text:p>
          </table:table-cell>
          <table:table-cell office:value-type="float" office:value="1599049004745" table:style-name="ce1">
            <text:p>1,59905E+12</text:p>
          </table:table-cell>
          <table:table-cell office:value-type="float" office:value="1599049006065" table:style-name="ce1">
            <text:p>1,59905E+12</text:p>
          </table:table-cell>
          <table:table-cell office:value-type="string" table:style-name="ce2">
            <text:p>roldana de fio ( nÂ° 1)<text:s/></text:p>
          </table:table-cell>
          <table:table-cell office:value-type="string" table:style-name="ce2">
            <text:p>fio caindo com facilidade<text:s/></text:p>
          </table:table-cell>
          <table:table-cell office:value-type="string" table:style-name="ce2">
            <text:p>aprofundar corte guia em 12 mm</text:p>
          </table:table-cell>
          <table:table-cell office:value-type="string" table:style-name="ce2">
            <text:p/>
          </table:table-cell>
          <table:table-cell office:value-type="float" office:value="1599049004745" table:style-name="ce1">
            <text:p>1,59905E+12</text:p>
          </table:table-cell>
          <table:table-cell table:number-columns-repeated="1636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38" table:style-name="ce1">
            <text:p>38</text:p>
          </table:table-cell>
          <table:table-cell office:value-type="float" office:value="5" table:style-name="ce1">
            <text:p>5</text:p>
          </table:table-cell>
          <table:table-cell office:value-type="float" office:value="3600" table:style-name="ce1">
            <text:p>3600</text:p>
          </table:table-cell>
          <table:table-cell office:value-type="float" office:value="5000" table:style-name="ce1">
            <text:p>5000</text:p>
          </table:table-cell>
          <table:table-cell office:value-type="float" office:value="0" table:style-name="ce1">
            <text:p>0</text:p>
          </table:table-cell>
          <table:table-cell office:value-type="float" office:value="8600" table:style-name="ce1">
            <text:p>8600</text:p>
          </table:table-cell>
          <table:table-cell office:value-type="float" office:value="1598963415562" table:style-name="ce1">
            <text:p>1,59896E+12</text:p>
          </table:table-cell>
          <table:table-cell office:value-type="float" office:value="1598963412874" table:style-name="ce1">
            <text:p>1,59896E+12</text:p>
          </table:table-cell>
          <table:table-cell office:value-type="float" office:value="1598963419089" table:style-name="ce1">
            <text:p>1,59896E+12</text:p>
          </table:table-cell>
          <table:table-cell office:value-type="string" table:style-name="ce2">
            <text:p>tobatta<text:s/></text:p>
          </table:table-cell>
          <table:table-cell office:value-type="string" table:style-name="ce2">
            <text:p>acelerador ( manivela) quebrada amarrada com arame .</text:p>
          </table:table-cell>
          <table:table-cell office:value-type="string" table:style-name="ce2">
            <text:p>fabricar conjunto manivela novo<text:s/></text:p>
          </table:table-cell>
          <table:table-cell office:value-type="string" table:style-name="ce2">
            <text:p/>
          </table:table-cell>
          <table:table-cell office:value-type="float" office:value="1598963412874" table:style-name="ce1">
            <text:p>1,59896E+12</text:p>
          </table:table-cell>
          <table:table-cell table:number-columns-repeated="1636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9000" table:style-name="ce1">
            <text:p>9000</text:p>
          </table:table-cell>
          <table:table-cell office:value-type="float" office:value="7500" table:style-name="ce1">
            <text:p>7500</text:p>
          </table:table-cell>
          <table:table-cell office:value-type="float" office:value="0" table:style-name="ce1">
            <text:p>0</text:p>
          </table:table-cell>
          <table:table-cell office:value-type="float" office:value="16500" table:style-name="ce1">
            <text:p>16500</text:p>
          </table:table-cell>
          <table:table-cell office:value-type="float" office:value="1599053684371" table:style-name="ce1">
            <text:p>1,59905E+12</text:p>
          </table:table-cell>
          <table:table-cell office:value-type="float" office:value="1599053697933" table:style-name="ce1">
            <text:p>1,59905E+12</text:p>
          </table:table-cell>
          <table:table-cell office:value-type="float" office:value="1599242753386" table:style-name="ce1">
            <text:p>1,59924E+12</text:p>
          </table:table-cell>
          <table:table-cell office:value-type="string" table:style-name="ce2">
            <text:p>roteador de cafÃ©<text:s/></text:p>
          </table:table-cell>
          <table:table-cell office:value-type="string" table:style-name="ce2">
            <text:p>furos saindo fogo para direÃ§Ã£o do roteador<text:s/></text:p>
          </table:table-cell>
          <table:table-cell office:value-type="string" table:style-name="ce2">
            <text:p>fabricar chapas para tapar os furos ( 3 pontos crÃ­ticos )<text:s/></text:p>
          </table:table-cell>
          <table:table-cell office:value-type="string" table:style-name="ce2">
            <text:p/>
          </table:table-cell>
          <table:table-cell office:value-type="float" office:value="1599053697933" table:style-name="ce1">
            <text:p>1,59905E+12</text:p>
          </table:table-cell>
          <table:table-cell table:number-columns-repeated="1636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3000" table:style-name="ce1">
            <text:p>23000</text:p>
          </table:table-cell>
          <table:table-cell office:value-type="float" office:value="0" table:style-name="ce1">
            <text:p>0</text:p>
          </table:table-cell>
          <table:table-cell office:value-type="float" office:value="23000" table:style-name="ce1">
            <text:p>23000</text:p>
          </table:table-cell>
          <table:table-cell office:value-type="float" office:value="1599069495629" table:style-name="ce1">
            <text:p>1,59907E+12</text:p>
          </table:table-cell>
          <table:table-cell office:value-type="float" office:value="1599069515212" table:style-name="ce1">
            <text:p>1,59907E+12</text:p>
          </table:table-cell>
          <table:table-cell office:value-type="float" office:value="1599155922329" table:style-name="ce1">
            <text:p>1,59916E+12</text:p>
          </table:table-cell>
          <table:table-cell office:value-type="string" table:style-name="ce2">
            <text:p>controladora clp<text:s/></text:p>
          </table:table-cell>
          <table:table-cell office:value-type="string" table:style-name="ce2">
            <text:p>teclado quebrado<text:s/></text:p>
          </table:table-cell>
          <table:table-cell office:value-type="string" table:style-name="ce2">
            <text:p>consertar puch boton / trocar capa protetora<text:s/></text:p>
          </table:table-cell>
          <table:table-cell office:value-type="string" table:style-name="ce2">
            <text:p/>
          </table:table-cell>
          <table:table-cell office:value-type="float" office:value="1599069515212" table:style-name="ce1">
            <text:p>1,59907E+12</text:p>
          </table:table-cell>
          <table:table-cell table:number-columns-repeated="1636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500" table:style-name="ce1">
            <text:p>2500</text:p>
          </table:table-cell>
          <table:table-cell office:value-type="float" office:value="0" table:style-name="ce1">
            <text:p>0</text:p>
          </table:table-cell>
          <table:table-cell office:value-type="float" office:value="2500" table:style-name="ce1">
            <text:p>2500</text:p>
          </table:table-cell>
          <table:table-cell office:value-type="float" office:value="1599075251966" table:style-name="ce1">
            <text:p>1,59908E+12</text:p>
          </table:table-cell>
          <table:table-cell office:value-type="float" office:value="1599075253285" table:style-name="ce1">
            <text:p>1,59908E+12</text:p>
          </table:table-cell>
          <table:table-cell office:value-type="float" office:value="1599075254605" table:style-name="ce1">
            <text:p>1,59908E+12</text:p>
          </table:table-cell>
          <table:table-cell office:value-type="string" table:style-name="ce2">
            <text:p>tapador</text:p>
          </table:table-cell>
          <table:table-cell office:value-type="string" table:style-name="ce2">
            <text:p>parado nÃ£o liga<text:s/></text:p>
          </table:table-cell>
          <table:table-cell office:value-type="string" table:style-name="ce2">
            <text:p>botoeira cogumelo cabo rompido / trocado cabo e com ponteiras prezadas<text:s/></text:p>
          </table:table-cell>
          <table:table-cell office:value-type="string" table:style-name="ce2">
            <text:p/>
          </table:table-cell>
          <table:table-cell office:value-type="float" office:value="1599075253285" table:style-name="ce1">
            <text:p>1,59908E+12</text:p>
          </table:table-cell>
          <table:table-cell table:number-columns-repeated="1636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500" table:style-name="ce1">
            <text:p>2500</text:p>
          </table:table-cell>
          <table:table-cell office:value-type="float" office:value="0" table:style-name="ce1">
            <text:p>0</text:p>
          </table:table-cell>
          <table:table-cell office:value-type="float" office:value="2500" table:style-name="ce1">
            <text:p>2500</text:p>
          </table:table-cell>
          <table:table-cell office:value-type="float" office:value="1599075396161" table:style-name="ce1">
            <text:p>1,59908E+12</text:p>
          </table:table-cell>
          <table:table-cell office:value-type="float" office:value="1599075420858" table:style-name="ce1">
            <text:p>1,59908E+12</text:p>
          </table:table-cell>
          <table:table-cell office:value-type="float" office:value="1599075422127" table:style-name="ce1">
            <text:p>1,59908E+12</text:p>
          </table:table-cell>
          <table:table-cell office:value-type="string" table:style-name="ce2">
            <text:p>bomba do rio pouco volume<text:s/></text:p>
          </table:table-cell>
          <table:table-cell office:value-type="string" table:style-name="ce2">
            <text:p>entupimento na vÃ¡lvula de ponta de bomba<text:s/></text:p>
          </table:table-cell>
          <table:table-cell office:value-type="string" table:style-name="ce2">
            <text:p>trocado vÃ¡lvula por maior<text:s/></text:p>
          </table:table-cell>
          <table:table-cell office:value-type="string" table:style-name="ce2">
            <text:p/>
          </table:table-cell>
          <table:table-cell office:value-type="float" office:value="1599075420858" table:style-name="ce1">
            <text:p>1,59908E+12</text:p>
          </table:table-cell>
          <table:table-cell table:number-columns-repeated="1636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12000" table:style-name="ce1">
            <text:p>12000</text:p>
          </table:table-cell>
          <table:table-cell office:value-type="float" office:value="2500" table:style-name="ce1">
            <text:p>2500</text:p>
          </table:table-cell>
          <table:table-cell office:value-type="float" office:value="0" table:style-name="ce1">
            <text:p>0</text:p>
          </table:table-cell>
          <table:table-cell office:value-type="float" office:value="14500" table:style-name="ce1">
            <text:p>14500</text:p>
          </table:table-cell>
          <table:table-cell office:value-type="float" office:value="1599083047942" table:style-name="ce1">
            <text:p>1,59908E+12</text:p>
          </table:table-cell>
          <table:table-cell office:value-type="float" office:value="1599083064833" table:style-name="ce1">
            <text:p>1,59908E+12</text:p>
          </table:table-cell>
          <table:table-cell office:value-type="float" office:value="1599083066504" table:style-name="ce1">
            <text:p>1,59908E+12</text:p>
          </table:table-cell>
          <table:table-cell office:value-type="string" table:style-name="ce2">
            <text:p>tanque parafina suja<text:s/></text:p>
          </table:table-cell>
          <table:table-cell office:value-type="string" table:style-name="ce2">
            <text:p>cano quebrado<text:s/></text:p>
          </table:table-cell>
          <table:table-cell office:value-type="string" table:style-name="ce2">
            <text:p>trocar conexÃ£o e fazer rosca 3/4" em tubo<text:s/></text:p>
          </table:table-cell>
          <table:table-cell office:value-type="string" table:style-name="ce2">
            <text:p/>
          </table:table-cell>
          <table:table-cell office:value-type="float" office:value="1599083064833" table:style-name="ce1">
            <text:p>1,59908E+12</text:p>
          </table:table-cell>
          <table:table-cell table:number-columns-repeated="1636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800" table:style-name="ce1">
            <text:p>800</text:p>
          </table:table-cell>
          <table:table-cell office:value-type="float" office:value="2500" table:style-name="ce1">
            <text:p>2500</text:p>
          </table:table-cell>
          <table:table-cell office:value-type="float" office:value="0" table:style-name="ce1">
            <text:p>0</text:p>
          </table:table-cell>
          <table:table-cell office:value-type="float" office:value="3300" table:style-name="ce1">
            <text:p>3300</text:p>
          </table:table-cell>
          <table:table-cell office:value-type="float" office:value="1599083939589" table:style-name="ce1">
            <text:p>1,59908E+12</text:p>
          </table:table-cell>
          <table:table-cell office:value-type="float" office:value="1599083972699" table:style-name="ce1">
            <text:p>1,59908E+12</text:p>
          </table:table-cell>
          <table:table-cell office:value-type="float" office:value="1599083974203" table:style-name="ce1">
            <text:p>1,59908E+12</text:p>
          </table:table-cell>
          <table:table-cell office:value-type="string" table:style-name="ce2">
            <text:p>moinho martelo<text:s/></text:p>
          </table:table-cell>
          <table:table-cell office:value-type="string" table:style-name="ce2">
            <text:p>peneira furada (2)</text:p>
          </table:table-cell>
          <table:table-cell office:value-type="string" table:style-name="ce2">
            <text:p>remendo<text:s/></text:p>
          </table:table-cell>
          <table:table-cell office:value-type="string" table:style-name="ce2">
            <text:p/>
          </table:table-cell>
          <table:table-cell office:value-type="float" office:value="1599083972699" table:style-name="ce1">
            <text:p>1,59908E+12</text:p>
          </table:table-cell>
          <table:table-cell table:number-columns-repeated="1636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500" table:style-name="ce1">
            <text:p>2500</text:p>
          </table:table-cell>
          <table:table-cell office:value-type="float" office:value="0" table:style-name="ce1">
            <text:p>0</text:p>
          </table:table-cell>
          <table:table-cell office:value-type="float" office:value="2500" table:style-name="ce1">
            <text:p>2500</text:p>
          </table:table-cell>
          <table:table-cell office:value-type="float" office:value="1599084063196" table:style-name="ce1">
            <text:p>1,59908E+12</text:p>
          </table:table-cell>
          <table:table-cell office:value-type="float" office:value="1599084082242" table:style-name="ce1">
            <text:p>1,59908E+12</text:p>
          </table:table-cell>
          <table:table-cell office:value-type="float" office:value="1599084085015" table:style-name="ce1">
            <text:p>1,59908E+12</text:p>
          </table:table-cell>
          <table:table-cell office:value-type="string" table:style-name="ce2">
            <text:p>moinho martelo</text:p>
          </table:table-cell>
          <table:table-cell office:value-type="string" table:style-name="ce2">
            <text:p>correias grunhindo<text:s/></text:p>
          </table:table-cell>
          <table:table-cell office:value-type="string" table:style-name="ce2">
            <text:p>apertar correias ( troca) urgente<text:s/></text:p>
          </table:table-cell>
          <table:table-cell office:value-type="string" table:style-name="ce2">
            <text:p/>
          </table:table-cell>
          <table:table-cell office:value-type="float" office:value="1599084082242" table:style-name="ce1">
            <text:p>1,59908E+12</text:p>
          </table:table-cell>
          <table:table-cell table:number-columns-repeated="1636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14000" table:style-name="ce1">
            <text:p>14000</text:p>
          </table:table-cell>
          <table:table-cell office:value-type="float" office:value="2500" table:style-name="ce1">
            <text:p>2500</text:p>
          </table:table-cell>
          <table:table-cell office:value-type="float" office:value="0" table:style-name="ce1">
            <text:p>0</text:p>
          </table:table-cell>
          <table:table-cell office:value-type="float" office:value="16500" table:style-name="ce1">
            <text:p>16500</text:p>
          </table:table-cell>
          <table:table-cell office:value-type="float" office:value="1599084320944" table:style-name="ce1">
            <text:p>1,59908E+12</text:p>
          </table:table-cell>
          <table:table-cell office:value-type="float" office:value="1599084335379" table:style-name="ce1">
            <text:p>1,59908E+12</text:p>
          </table:table-cell>
          <table:table-cell table:style-name="ce1"/>
          <table:table-cell office:value-type="string" table:style-name="ce2">
            <text:p>moinho martelo<text:s/></text:p>
          </table:table-cell>
          <table:table-cell office:value-type="string" table:style-name="ce2">
            <text:p>correias gastas<text:s/></text:p>
          </table:table-cell>
          <table:table-cell office:value-type="string" table:style-name="ce2">
            <text:p>troca de correias<text:s/></text:p>
          </table:table-cell>
          <table:table-cell office:value-type="string" table:style-name="ce2">
            <text:p/>
          </table:table-cell>
          <table:table-cell office:value-type="float" office:value="1599084335379" table:style-name="ce1">
            <text:p>1,59908E+12</text:p>
          </table:table-cell>
          <table:table-cell table:number-columns-repeated="1636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9141435351" table:style-name="ce1">
            <text:p>1,59914E+12</text:p>
          </table:table-cell>
          <table:table-cell office:value-type="float" office:value="1599141454004" table:style-name="ce1">
            <text:p>1,59914E+12</text:p>
          </table:table-cell>
          <table:table-cell office:value-type="float" office:value="1599141455323" table:style-name="ce1">
            <text:p>1,59914E+12</text:p>
          </table:table-cell>
          <table:table-cell office:value-type="string" table:style-name="ce2">
            <text:p>tampador<text:s/></text:p>
          </table:table-cell>
          <table:table-cell office:value-type="string" table:style-name="ce2">
            <text:p>reclamaÃ§Ã£o de nÃ£o estar fechando<text:s/></text:p>
          </table:table-cell>
          <table:table-cell office:value-type="string" table:style-name="ce2">
            <text:p>sem defeito ( Operacional )</text:p>
          </table:table-cell>
          <table:table-cell office:value-type="string" table:style-name="ce2">
            <text:p/>
          </table:table-cell>
          <table:table-cell office:value-type="float" office:value="1599141454004" table:style-name="ce1">
            <text:p>1,59914E+12</text:p>
          </table:table-cell>
          <table:table-cell table:number-columns-repeated="1636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9141541430" table:style-name="ce1">
            <text:p>1,59914E+12</text:p>
          </table:table-cell>
          <table:table-cell office:value-type="float" office:value="1599141592101" table:style-name="ce1">
            <text:p>1,59914E+12</text:p>
          </table:table-cell>
          <table:table-cell office:value-type="float" office:value="1599141593471" table:style-name="ce1">
            <text:p>1,59914E+12</text:p>
          </table:table-cell>
          <table:table-cell office:value-type="string" table:style-name="ce2">
            <text:p>elevador caneco silo<text:s/></text:p>
          </table:table-cell>
          <table:table-cell office:value-type="string" table:style-name="ce2">
            <text:p>revisÃ£o<text:s/></text:p>
          </table:table-cell>
          <table:table-cell office:value-type="string" table:style-name="ce2">
            <text:p>revisÃ£o e lubrificar corrente e mancal<text:s/></text:p>
          </table:table-cell>
          <table:table-cell office:value-type="string" table:style-name="ce2">
            <text:p/>
          </table:table-cell>
          <table:table-cell office:value-type="float" office:value="1599141592101" table:style-name="ce1">
            <text:p>1,59914E+12</text:p>
          </table:table-cell>
          <table:table-cell table:number-columns-repeated="1636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9141690251" table:style-name="ce1">
            <text:p>1,59914E+12</text:p>
          </table:table-cell>
          <table:table-cell office:value-type="float" office:value="1599141712253" table:style-name="ce1">
            <text:p>1,59914E+12</text:p>
          </table:table-cell>
          <table:table-cell office:value-type="float" office:value="1599141713740" table:style-name="ce1">
            <text:p>1,59914E+12</text:p>
          </table:table-cell>
          <table:table-cell office:value-type="string" table:style-name="ce2">
            <text:p>bomba clorado<text:s/></text:p>
          </table:table-cell>
          <table:table-cell office:value-type="string" table:style-name="ce2">
            <text:p>reclamaÃ§Ã£o de lentidÃ£o<text:s/></text:p>
          </table:table-cell>
          <table:table-cell office:value-type="string" table:style-name="ce2">
            <text:p>sem defeito ( lentidÃ£o dos bicos que nÃ£o dÃ£o para gel ) bomba ok</text:p>
          </table:table-cell>
          <table:table-cell office:value-type="string" table:style-name="ce2">
            <text:p/>
          </table:table-cell>
          <table:table-cell office:value-type="float" office:value="1599141712253" table:style-name="ce1">
            <text:p>1,59914E+12</text:p>
          </table:table-cell>
          <table:table-cell table:number-columns-repeated="1636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9141838536" table:style-name="ce1">
            <text:p>1,59914E+12</text:p>
          </table:table-cell>
          <table:table-cell office:value-type="float" office:value="1599141853793" table:style-name="ce1">
            <text:p>1,59914E+12</text:p>
          </table:table-cell>
          <table:table-cell office:value-type="float" office:value="1599141855096" table:style-name="ce1">
            <text:p>1,59914E+12</text:p>
          </table:table-cell>
          <table:table-cell office:value-type="string" table:style-name="ce2">
            <text:p>tampador<text:s/></text:p>
          </table:table-cell>
          <table:table-cell office:value-type="string" table:style-name="ce2">
            <text:p>cabeÃ§a 5 pouco torque<text:s/></text:p>
          </table:table-cell>
          <table:table-cell office:value-type="string" table:style-name="ce2">
            <text:p>regulagem disco divisor e regulagem cabeÃ§a de torque<text:s/></text:p>
          </table:table-cell>
          <table:table-cell office:value-type="string" table:style-name="ce2">
            <text:p/>
          </table:table-cell>
          <table:table-cell office:value-type="float" office:value="1599141853793" table:style-name="ce1">
            <text:p>1,59914E+12</text:p>
          </table:table-cell>
          <table:table-cell table:number-columns-repeated="1636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9141968100" table:style-name="ce1">
            <text:p>1,59914E+12</text:p>
          </table:table-cell>
          <table:table-cell office:value-type="float" office:value="1599142003384" table:style-name="ce1">
            <text:p>1,59914E+12</text:p>
          </table:table-cell>
          <table:table-cell office:value-type="float" office:value="1603709839467" table:style-name="ce1">
            <text:p>1,60371E+12</text:p>
          </table:table-cell>
          <table:table-cell office:value-type="string" table:style-name="ce2">
            <text:p>captaÃ§Ã£o de retorno tanques do porÃ£o<text:s/></text:p>
          </table:table-cell>
          <table:table-cell office:value-type="string" table:style-name="ce2">
            <text:p>espuma indo para Rio prÃ³ximo a captaÃ§Ã£o de Ã¡gua<text:s/></text:p>
          </table:table-cell>
          <table:table-cell office:value-type="string" table:style-name="ce2">
            <text:p>ralos da fÃ¡brica nÃ£o descarrega pra tanque de tratamento ( mudar captaÃ§Ã£o )</text:p>
          </table:table-cell>
          <table:table-cell office:value-type="string" table:style-name="ce2">
            <text:p/>
          </table:table-cell>
          <table:table-cell office:value-type="float" office:value="1599142003384" table:style-name="ce1">
            <text:p>1,59914E+12</text:p>
          </table:table-cell>
          <table:table-cell table:number-columns-repeated="1636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9142261634" table:style-name="ce1">
            <text:p>1,59914E+12</text:p>
          </table:table-cell>
          <table:table-cell office:value-type="float" office:value="1603397377151" table:style-name="ce1">
            <text:p>1,6034E+12</text:p>
          </table:table-cell>
          <table:table-cell office:value-type="float" office:value="1603915786107" table:style-name="ce1">
            <text:p>1,60392E+12</text:p>
          </table:table-cell>
          <table:table-cell office:value-type="string" table:style-name="ce2">
            <text:p>bomba do cloro<text:s/></text:p>
          </table:table-cell>
          <table:table-cell office:value-type="string" table:style-name="ce2">
            <text:p>vazamento joelho entrada ( 1") verificar possibilidade de fechar a purga / bomba travada<text:s/></text:p>
          </table:table-cell>
          <table:table-cell office:value-type="string" table:style-name="ce2">
            <text:p>bomba com rotor solto / usinagem / voltou da usinagem / aguarda montagem assim que a reserva apresentar problema<text:s/></text:p>
          </table:table-cell>
          <table:table-cell office:value-type="string" table:style-name="ce2">
            <text:p/>
          </table:table-cell>
          <table:table-cell office:value-type="float" office:value="1603397377151" table:style-name="ce1">
            <text:p>1,6034E+12</text:p>
          </table:table-cell>
          <table:table-cell table:number-columns-repeated="1636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9056087987" table:style-name="ce1">
            <text:p>1,59906E+12</text:p>
          </table:table-cell>
          <table:table-cell office:value-type="float" office:value="1599056085164" table:style-name="ce1">
            <text:p>1,59906E+12</text:p>
          </table:table-cell>
          <table:table-cell office:value-type="float" office:value="1599056090744" table:style-name="ce1">
            <text:p>1,59906E+12</text:p>
          </table:table-cell>
          <table:table-cell office:value-type="string" table:style-name="ce2">
            <text:p>raspadores de chÃ£o</text:p>
          </table:table-cell>
          <table:table-cell office:value-type="string" table:style-name="ce2">
            <text:p>gastos<text:s/></text:p>
          </table:table-cell>
          <table:table-cell office:value-type="string" table:style-name="ce2">
            <text:p>fabricado 8 raspadores novos<text:s/></text:p>
          </table:table-cell>
          <table:table-cell office:value-type="string" table:style-name="ce2">
            <text:p/>
          </table:table-cell>
          <table:table-cell office:value-type="float" office:value="1599056085164" table:style-name="ce1">
            <text:p>1,59906E+12</text:p>
          </table:table-cell>
          <table:table-cell table:number-columns-repeated="1636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9145063072" table:style-name="ce1">
            <text:p>1,59915E+12</text:p>
          </table:table-cell>
          <table:table-cell office:value-type="float" office:value="1599145084759" table:style-name="ce1">
            <text:p>1,59915E+12</text:p>
          </table:table-cell>
          <table:table-cell office:value-type="float" office:value="1599145086129" table:style-name="ce1">
            <text:p>1,59915E+12</text:p>
          </table:table-cell>
          <table:table-cell office:value-type="string" table:style-name="ce2">
            <text:p>facÃ£o<text:s/></text:p>
          </table:table-cell>
          <table:table-cell office:value-type="string" table:style-name="ce2">
            <text:p>afiar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599145084759" table:style-name="ce1">
            <text:p>1,59915E+12</text:p>
          </table:table-cell>
          <table:table-cell table:number-columns-repeated="1636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3800" table:style-name="ce1">
            <text:p>3800</text:p>
          </table:table-cell>
          <table:table-cell office:value-type="float" office:value="10000" table:style-name="ce1">
            <text:p>10000</text:p>
          </table:table-cell>
          <table:table-cell office:value-type="float" office:value="0" table:style-name="ce1">
            <text:p>0</text:p>
          </table:table-cell>
          <table:table-cell office:value-type="float" office:value="13800" table:style-name="ce1">
            <text:p>13800</text:p>
          </table:table-cell>
          <table:table-cell office:value-type="float" office:value="1599229545206" table:style-name="ce1">
            <text:p>1,59923E+12</text:p>
          </table:table-cell>
          <table:table-cell office:value-type="float" office:value="1599229562273" table:style-name="ce1">
            <text:p>1,59923E+12</text:p>
          </table:table-cell>
          <table:table-cell office:value-type="float" office:value="1599229563811" table:style-name="ce1">
            <text:p>1,59923E+12</text:p>
          </table:table-cell>
          <table:table-cell office:value-type="string" table:style-name="ce2">
            <text:p>bomba do cloro<text:s/></text:p>
          </table:table-cell>
          <table:table-cell office:value-type="string" table:style-name="ce2">
            <text:p>refeito bomba reserva quebrada para funcionar durante a ida da bomba oficial para conserto<text:s/></text:p>
          </table:table-cell>
          <table:table-cell office:value-type="string" table:style-name="ce2">
            <text:p>aplainado rotor desbalanceado/ trocado rolamento motor / trocado selo / usinado saÃ­da de PVC quebrada / adaptado em suporte ( bomba horizontal colocada na vertical ) trocado oring de carcaÃ§a / trocado parafusos e tampas de motor / refeito ligaÃ§Ãµes de motor / instalaÃ§Ã£o no local .</text:p>
          </table:table-cell>
          <table:table-cell office:value-type="string" table:style-name="ce2">
            <text:p/>
          </table:table-cell>
          <table:table-cell office:value-type="float" office:value="1599229562273" table:style-name="ce1">
            <text:p>1,59923E+12</text:p>
          </table:table-cell>
          <table:table-cell table:number-columns-repeated="1636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1200" table:style-name="ce1">
            <text:p>1200</text:p>
          </table:table-cell>
          <table:table-cell office:value-type="float" office:value="2500" table:style-name="ce1">
            <text:p>2500</text:p>
          </table:table-cell>
          <table:table-cell office:value-type="float" office:value="0" table:style-name="ce1">
            <text:p>0</text:p>
          </table:table-cell>
          <table:table-cell office:value-type="float" office:value="3700" table:style-name="ce1">
            <text:p>3700</text:p>
          </table:table-cell>
          <table:table-cell office:value-type="float" office:value="1599230716813" table:style-name="ce1">
            <text:p>1,59923E+12</text:p>
          </table:table-cell>
          <table:table-cell office:value-type="float" office:value="1599230759103" table:style-name="ce1">
            <text:p>1,59923E+12</text:p>
          </table:table-cell>
          <table:table-cell office:value-type="float" office:value="1599230760557" table:style-name="ce1">
            <text:p>1,59923E+12</text:p>
          </table:table-cell>
          <table:table-cell office:value-type="string" table:style-name="ce2">
            <text:p>cabo de extensÃ£o</text:p>
          </table:table-cell>
          <table:table-cell office:value-type="string" table:style-name="ce2">
            <text:p>tomadas quebradas<text:s/></text:p>
          </table:table-cell>
          <table:table-cell office:value-type="string" table:style-name="ce2">
            <text:p>trocar por novas padrÃ£o 3 pinos<text:s/></text:p>
          </table:table-cell>
          <table:table-cell office:value-type="string" table:style-name="ce2">
            <text:p/>
          </table:table-cell>
          <table:table-cell office:value-type="float" office:value="1599230759103" table:style-name="ce1">
            <text:p>1,59923E+12</text:p>
          </table:table-cell>
          <table:table-cell table:number-columns-repeated="1636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9230989568" table:style-name="ce1">
            <text:p>1,59923E+12</text:p>
          </table:table-cell>
          <table:table-cell office:value-type="float" office:value="1599231019709" table:style-name="ce1">
            <text:p>1,59923E+12</text:p>
          </table:table-cell>
          <table:table-cell office:value-type="float" office:value="1599231021096" table:style-name="ce1">
            <text:p>1,59923E+12</text:p>
          </table:table-cell>
          <table:table-cell office:value-type="string" table:style-name="ce2">
            <text:p>Ã¡gua 5 litros<text:s/></text:p>
          </table:table-cell>
          <table:table-cell office:value-type="string" table:style-name="ce2">
            <text:p>baixa produÃ§Ã£o<text:s/></text:p>
          </table:table-cell>
          <table:table-cell office:value-type="string" table:style-name="ce2">
            <text:p>normal / sem defeito / produzindo clorado material viscoso<text:s/></text:p>
          </table:table-cell>
          <table:table-cell office:value-type="string" table:style-name="ce2">
            <text:p/>
          </table:table-cell>
          <table:table-cell office:value-type="float" office:value="1599231019709" table:style-name="ce1">
            <text:p>1,59923E+12</text:p>
          </table:table-cell>
          <table:table-cell table:number-columns-repeated="1636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599231849151" table:style-name="ce1">
            <text:p>1,59923E+12</text:p>
          </table:table-cell>
          <table:table-cell office:value-type="float" office:value="1599231863496" table:style-name="ce1">
            <text:p>1,59923E+12</text:p>
          </table:table-cell>
          <table:table-cell office:value-type="float" office:value="1599231865050" table:style-name="ce1">
            <text:p>1,59923E+12</text:p>
          </table:table-cell>
          <table:table-cell office:value-type="string" table:style-name="ce2">
            <text:p>bomba pneumÃ¡tica<text:s/></text:p>
          </table:table-cell>
          <table:table-cell office:value-type="string" table:style-name="ce2">
            <text:p>manqueira silicone de saÃ­da estourou</text:p>
          </table:table-cell>
          <table:table-cell office:value-type="string" table:style-name="ce2">
            <text:p>troca de mangueira por material pvc</text:p>
          </table:table-cell>
          <table:table-cell office:value-type="string" table:style-name="ce2">
            <text:p/>
          </table:table-cell>
          <table:table-cell office:value-type="float" office:value="1599231863496" table:style-name="ce1">
            <text:p>1,59923E+12</text:p>
          </table:table-cell>
          <table:table-cell table:number-columns-repeated="1636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3450188314" table:style-name="ce1">
            <text:p>1,60345E+12</text:p>
          </table:table-cell>
          <table:table-cell office:value-type="float" office:value="1603450211764" table:style-name="ce1">
            <text:p>1,60345E+12</text:p>
          </table:table-cell>
          <table:table-cell office:value-type="float" office:value="1603709777076" table:style-name="ce1">
            <text:p>1,60371E+12</text:p>
          </table:table-cell>
          <table:table-cell office:value-type="string" table:style-name="ce2">
            <text:p>linha de ar comprimido<text:s/></text:p>
          </table:table-cell>
          <table:table-cell office:value-type="string" table:style-name="ce2">
            <text:p>vazamentos mangueira de alimentaÃ§Ã£o principal com 9 imendas ( remendos )</text:p>
            <text:p/>
          </table:table-cell>
          <table:table-cell office:value-type="string" table:style-name="ce2">
            <text:p>trocar por nova<text:s/></text:p>
          </table:table-cell>
          <table:table-cell office:value-type="string" table:style-name="ce2">
            <text:p/>
          </table:table-cell>
          <table:table-cell office:value-type="float" office:value="1603450211764" table:style-name="ce1">
            <text:p>1,60345E+12</text:p>
          </table:table-cell>
          <table:table-cell table:number-columns-repeated="1636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3475786244" table:style-name="ce1">
            <text:p>1,60348E+12</text:p>
          </table:table-cell>
          <table:table-cell office:value-type="float" office:value="1603475806249" table:style-name="ce1">
            <text:p>1,60348E+12</text:p>
          </table:table-cell>
          <table:table-cell office:value-type="float" office:value="1603475808137" table:style-name="ce1">
            <text:p>1,60348E+12</text:p>
          </table:table-cell>
          <table:table-cell office:value-type="string" table:style-name="ce2">
            <text:p>sensor calha de tampas<text:s/></text:p>
          </table:table-cell>
          <table:table-cell office:value-type="string" table:style-name="ce2">
            <text:p>intermitÃªncia<text:s/></text:p>
          </table:table-cell>
          <table:table-cell office:value-type="string" table:style-name="ce2">
            <text:p>ajuste de foco ( sensor indutivo )<text:s/></text:p>
          </table:table-cell>
          <table:table-cell office:value-type="string" table:style-name="ce2">
            <text:p/>
          </table:table-cell>
          <table:table-cell office:value-type="float" office:value="1603475806249" table:style-name="ce1">
            <text:p>1,60348E+12</text:p>
          </table:table-cell>
          <table:table-cell table:number-columns-repeated="1636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3475892928" table:style-name="ce1">
            <text:p>1,60348E+12</text:p>
          </table:table-cell>
          <table:table-cell office:value-type="float" office:value="1603475938849" table:style-name="ce1">
            <text:p>1,60348E+12</text:p>
          </table:table-cell>
          <table:table-cell office:value-type="float" office:value="1603475940470" table:style-name="ce1">
            <text:p>1,60348E+12</text:p>
          </table:table-cell>
          <table:table-cell office:value-type="string" table:style-name="ce2">
            <text:p>cabeÃ§a de torque<text:s/></text:p>
          </table:table-cell>
          <table:table-cell office:value-type="string" table:style-name="ce2">
            <text:p>espanando rosca da rampa<text:s/></text:p>
          </table:table-cell>
          <table:table-cell office:value-type="string" table:style-name="ce2">
            <text:p>lubrificaÃ§Ã£o<text:s/></text:p>
          </table:table-cell>
          <table:table-cell office:value-type="string" table:style-name="ce2">
            <text:p/>
          </table:table-cell>
          <table:table-cell office:value-type="float" office:value="1603475938849" table:style-name="ce1">
            <text:p>1,60348E+12</text:p>
          </table:table-cell>
          <table:table-cell table:number-columns-repeated="1636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3709931749" table:style-name="ce1">
            <text:p>1,60371E+12</text:p>
          </table:table-cell>
          <table:table-cell office:value-type="float" office:value="1603709946437" table:style-name="ce1">
            <text:p>1,60371E+12</text:p>
          </table:table-cell>
          <table:table-cell office:value-type="float" office:value="1603709947873" table:style-name="ce1">
            <text:p>1,60371E+12</text:p>
          </table:table-cell>
          <table:table-cell office:value-type="string" table:style-name="ce2">
            <text:p>rede de acionamento pneumÃ¡tico<text:s/>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mangueira vencida ( quebradiÃ§a )cortar pedaÃ§o com rachadura .</text:p>
          </table:table-cell>
          <table:table-cell office:value-type="string" table:style-name="ce2">
            <text:p/>
          </table:table-cell>
          <table:table-cell office:value-type="float" office:value="1603709946437" table:style-name="ce1">
            <text:p>1,60371E+12</text:p>
          </table:table-cell>
          <table:table-cell table:number-columns-repeated="1636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3710097297" table:style-name="ce1">
            <text:p>1,60371E+12</text:p>
          </table:table-cell>
          <table:table-cell office:value-type="float" office:value="1603710108828" table:style-name="ce1">
            <text:p>1,60371E+12</text:p>
          </table:table-cell>
          <table:table-cell office:value-type="float" office:value="1603710110235" table:style-name="ce1">
            <text:p>1,60371E+12</text:p>
          </table:table-cell>
          <table:table-cell office:value-type="string" table:style-name="ce2">
            <text:p>ventilador<text:s/></text:p>
          </table:table-cell>
          <table:table-cell office:value-type="string" table:style-name="ce2">
            <text:p>nÃ£o liga<text:s/></text:p>
          </table:table-cell>
          <table:table-cell office:value-type="string" table:style-name="ce2">
            <text:p>queimado ( goteira ) descarte. comprar novo<text:s/></text:p>
          </table:table-cell>
          <table:table-cell office:value-type="string" table:style-name="ce2">
            <text:p/>
          </table:table-cell>
          <table:table-cell office:value-type="float" office:value="1603710108828" table:style-name="ce1">
            <text:p>1,60371E+12</text:p>
          </table:table-cell>
          <table:table-cell table:number-columns-repeated="1636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3710192640" table:style-name="ce1">
            <text:p>1,60371E+12</text:p>
          </table:table-cell>
          <table:table-cell office:value-type="float" office:value="1603710200107" table:style-name="ce1">
            <text:p>1,60371E+12</text:p>
          </table:table-cell>
          <table:table-cell office:value-type="float" office:value="1604055952359" table:style-name="ce1">
            <text:p>1,60406E+12</text:p>
          </table:table-cell>
          <table:table-cell office:value-type="string" table:style-name="ce2">
            <text:p>bomba parafuso sabÃ£o<text:s/></text:p>
          </table:table-cell>
          <table:table-cell office:value-type="string" table:style-name="ce2">
            <text:p>montagem<text:s/></text:p>
          </table:table-cell>
          <table:table-cell office:value-type="string" table:style-name="ce2">
            <text:p>fabricar vedaÃ§Ã£o flange de entrada e flange de saÃ­da / reduzir medidas do suporte da bomba / pintura do suporte /<text:s/></text:p>
            <text:p>montagem<text:s/></text:p>
          </table:table-cell>
          <table:table-cell office:value-type="string" table:style-name="ce2">
            <text:p/>
          </table:table-cell>
          <table:table-cell office:value-type="float" office:value="1603710200107" table:style-name="ce1">
            <text:p>1,60371E+12</text:p>
          </table:table-cell>
          <table:table-cell table:number-columns-repeated="1636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3712273184" table:style-name="ce1">
            <text:p>1,60371E+12</text:p>
          </table:table-cell>
          <table:table-cell office:value-type="float" office:value="1603712289829" table:style-name="ce1">
            <text:p>1,60371E+12</text:p>
          </table:table-cell>
          <table:table-cell table:style-name="ce1"/>
          <table:table-cell office:value-type="string" table:style-name="ce2">
            <text:p>ventilador<text:s/></text:p>
          </table:table-cell>
          <table:table-cell office:value-type="string" table:style-name="ce2">
            <text:p>nÃ£o liga<text:s/></text:p>
          </table:table-cell>
          <table:table-cell office:value-type="string" table:style-name="ce2">
            <text:p>troca de capacitor de partida e tomada 220v ( eletrecista lembek)</text:p>
          </table:table-cell>
          <table:table-cell office:value-type="string" table:style-name="ce2">
            <text:p>obs : sem conserto comprado novo<text:s/></text:p>
          </table:table-cell>
          <table:table-cell office:value-type="float" office:value="1603712289829" table:style-name="ce1">
            <text:p>1,60371E+12</text:p>
          </table:table-cell>
          <table:table-cell table:number-columns-repeated="1636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3712947786" table:style-name="ce1">
            <text:p>1,60371E+12</text:p>
          </table:table-cell>
          <table:table-cell office:value-type="float" office:value="1603712962666" table:style-name="ce1">
            <text:p>1,60371E+12</text:p>
          </table:table-cell>
          <table:table-cell office:value-type="float" office:value="1603712965623" table:style-name="ce1">
            <text:p>1,60371E+12</text:p>
          </table:table-cell>
          <table:table-cell office:value-type="string" table:style-name="ce2">
            <text:p>bicos de envaze<text:s/></text:p>
          </table:table-cell>
          <table:table-cell office:value-type="string" table:style-name="ce2">
            <text:p>vazamento e travando<text:s/></text:p>
          </table:table-cell>
          <table:table-cell office:value-type="string" table:style-name="ce2">
            <text:p>troca de oring de ponta de bico e hidratado vedaÃ§Ã£o de vÃ¡lvula de abertura<text:s/></text:p>
          </table:table-cell>
          <table:table-cell office:value-type="string" table:style-name="ce2">
            <text:p/>
          </table:table-cell>
          <table:table-cell office:value-type="float" office:value="1603712962666" table:style-name="ce1">
            <text:p>1,60371E+12</text:p>
          </table:table-cell>
          <table:table-cell table:number-columns-repeated="1636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3713679787" table:style-name="ce1">
            <text:p>1,60371E+12</text:p>
          </table:table-cell>
          <table:table-cell office:value-type="float" office:value="1603713744485" table:style-name="ce1">
            <text:p>1,60371E+12</text:p>
          </table:table-cell>
          <table:table-cell office:value-type="float" office:value="1603713745788" table:style-name="ce1">
            <text:p>1,60371E+12</text:p>
          </table:table-cell>
          <table:table-cell office:value-type="string" table:style-name="ce2">
            <text:p>prensa<text:s/></text:p>
          </table:table-cell>
          <table:table-cell office:value-type="string" table:style-name="ce2">
            <text:p>solta / deslocando-se pelo setor com a vibraÃ§Ã£o (</text:p>
          </table:table-cell>
          <table:table-cell office:value-type="string" table:style-name="ce2">
            <text:p>colocar no lugar<text:s/></text:p>
          </table:table-cell>
          <table:table-cell office:value-type="string" table:style-name="ce2">
            <text:p/>
          </table:table-cell>
          <table:table-cell office:value-type="float" office:value="1603713744485" table:style-name="ce1">
            <text:p>1,60371E+12</text:p>
          </table:table-cell>
          <table:table-cell table:number-columns-repeated="1636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3713852513" table:style-name="ce1">
            <text:p>1,60371E+12</text:p>
          </table:table-cell>
          <table:table-cell office:value-type="float" office:value="1603713868831" table:style-name="ce1">
            <text:p>1,60371E+12</text:p>
          </table:table-cell>
          <table:table-cell table:style-name="ce1"/>
          <table:table-cell office:value-type="string" table:style-name="ce2">
            <text:p>depÃ³sito de material tratado<text:s/></text:p>
          </table:table-cell>
          <table:table-cell office:value-type="string" table:style-name="ce2">
            <text:p>sabÃ£o nÃ£o consumindo todo o material tratado / sobra<text:s/></text:p>
          </table:table-cell>
          <table:table-cell office:value-type="string" table:style-name="ce2">
            <text:p>fazer desvio de bag para tanque subterrÃ¢neo<text:s/></text:p>
          </table:table-cell>
          <table:table-cell office:value-type="string" table:style-name="ce2">
            <text:p/>
          </table:table-cell>
          <table:table-cell office:value-type="float" office:value="1603713868831" table:style-name="ce1">
            <text:p>1,60371E+12</text:p>
          </table:table-cell>
          <table:table-cell table:number-columns-repeated="1636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3715487992" table:style-name="ce1">
            <text:p>1,60372E+12</text:p>
          </table:table-cell>
          <table:table-cell office:value-type="float" office:value="1603715500245" table:style-name="ce1">
            <text:p>1,60372E+12</text:p>
          </table:table-cell>
          <table:table-cell office:value-type="float" office:value="1603715501916" table:style-name="ce1">
            <text:p>1,60372E+12</text:p>
          </table:table-cell>
          <table:table-cell office:value-type="string" table:style-name="ce2">
            <text:p/>
          </table:table-cell>
          <table:table-cell office:value-type="string" table:style-name="ce2">
            <text:p>conferÃªncia de nÃ­vel de Ã³leo e purga<text:s/></text:p>
          </table:table-cell>
          <table:table-cell office:value-type="string" table:style-name="ce2">
            <text:p>completar nÃ­vel 100 ml</text:p>
          </table:table-cell>
          <table:table-cell office:value-type="string" table:style-name="ce2">
            <text:p/>
          </table:table-cell>
          <table:table-cell office:value-type="float" office:value="1603715500245" table:style-name="ce1">
            <text:p>1,60372E+12</text:p>
          </table:table-cell>
          <table:table-cell table:number-columns-repeated="1636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3716891238" table:style-name="ce1">
            <text:p>1,60372E+12</text:p>
          </table:table-cell>
          <table:table-cell office:value-type="float" office:value="1603716917098" table:style-name="ce1">
            <text:p>1,60372E+12</text:p>
          </table:table-cell>
          <table:table-cell office:value-type="float" office:value="1603728904238" table:style-name="ce1">
            <text:p>1,60373E+12</text:p>
          </table:table-cell>
          <table:table-cell office:value-type="string" table:style-name="ce2">
            <text:p>cavalete pivÃ´ distribuiÃ§Ã£o de esterco<text:s/></text:p>
          </table:table-cell>
          <table:table-cell office:value-type="string" table:style-name="ce2">
            <text:p>cavalete quebrado<text:s/></text:p>
          </table:table-cell>
          <table:table-cell office:value-type="string" table:style-name="ce2">
            <text:p>solda e reforÃ§o ( inox )<text:s/></text:p>
          </table:table-cell>
          <table:table-cell office:value-type="string" table:style-name="ce2">
            <text:p/>
          </table:table-cell>
          <table:table-cell office:value-type="float" office:value="1603716917098" table:style-name="ce1">
            <text:p>1,60372E+12</text:p>
          </table:table-cell>
          <table:table-cell table:number-columns-repeated="1636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3729139991" table:style-name="ce1">
            <text:p>1,60373E+12</text:p>
          </table:table-cell>
          <table:table-cell office:value-type="float" office:value="1614196448932" table:style-name="ce1">
            <text:p>1,6142E+12</text:p>
          </table:table-cell>
          <table:table-cell office:value-type="float" office:value="1614196450370" table:style-name="ce1">
            <text:p>1,6142E+12</text:p>
          </table:table-cell>
          <table:table-cell office:value-type="string" table:style-name="ce2">
            <text:p>tanque estoque talco<text:s/></text:p>
          </table:table-cell>
          <table:table-cell office:value-type="string" table:style-name="ce2">
            <text:p>rede contaminando<text:s/></text:p>
          </table:table-cell>
          <table:table-cell office:value-type="string" table:style-name="ce2">
            <text:p>fazer rede independente do tanque atÃ© a mÃ¡quina<text:s/></text:p>
          </table:table-cell>
          <table:table-cell office:value-type="string" table:style-name="ce2">
            <text:p/>
          </table:table-cell>
          <table:table-cell office:value-type="float" office:value="1614196448932" table:style-name="ce1">
            <text:p>1,6142E+12</text:p>
          </table:table-cell>
          <table:table-cell table:number-columns-repeated="1636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3731532013" table:style-name="ce1">
            <text:p>1,60373E+12</text:p>
          </table:table-cell>
          <table:table-cell office:value-type="float" office:value="1603818022046" table:style-name="ce1">
            <text:p>1,60382E+12</text:p>
          </table:table-cell>
          <table:table-cell office:value-type="float" office:value="1604066343062" table:style-name="ce1">
            <text:p>1,60407E+12</text:p>
          </table:table-cell>
          <table:table-cell office:value-type="string" table:style-name="ce2">
            <text:p/>
          </table:table-cell>
          <table:table-cell office:value-type="string" table:style-name="ce2">
            <text:p>portÃ£o quebrado nÃ£o abre</text:p>
          </table:table-cell>
          <table:table-cell office:value-type="string" table:style-name="ce2">
            <text:p>trocar trilhos guia trocar rolamento fazer suporte estrutura ( remendo ) certo <text:s/>fazer novo<text:s/></text:p>
          </table:table-cell>
          <table:table-cell office:value-type="string" table:style-name="ce2">
            <text:p/>
          </table:table-cell>
          <table:table-cell office:value-type="float" office:value="1603818022046" table:style-name="ce1">
            <text:p>1,60382E+12</text:p>
          </table:table-cell>
          <table:table-cell table:number-columns-repeated="1636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45" table:style-name="ce1">
            <text:p>4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3731792722" table:style-name="ce1">
            <text:p>1,60373E+12</text:p>
          </table:table-cell>
          <table:table-cell office:value-type="float" office:value="1603731874146" table:style-name="ce1">
            <text:p>1,60373E+12</text:p>
          </table:table-cell>
          <table:table-cell office:value-type="float" office:value="1604412172283" table:style-name="ce1">
            <text:p>1,60441E+12</text:p>
          </table:table-cell>
          <table:table-cell office:value-type="string" table:style-name="ce2">
            <text:p>acoplamento flange saÃ­da tanque 3</text:p>
          </table:table-cell>
          <table:table-cell office:value-type="string" table:style-name="ce2">
            <text:p>vazamento rosca espanada<text:s/></text:p>
          </table:table-cell>
          <table:table-cell office:value-type="string" table:style-name="ce2">
            <text:p>fazer novo (usinagem )<text:s/></text:p>
          </table:table-cell>
          <table:table-cell office:value-type="string" table:style-name="ce2">
            <text:p/>
          </table:table-cell>
          <table:table-cell office:value-type="float" office:value="1603731874146" table:style-name="ce1">
            <text:p>1,60373E+12</text:p>
          </table:table-cell>
          <table:table-cell table:number-columns-repeated="1636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3735597037" table:style-name="ce1">
            <text:p>1,60374E+12</text:p>
          </table:table-cell>
          <table:table-cell office:value-type="float" office:value="1603735597037" table:style-name="ce1">
            <text:p>1,60374E+12</text:p>
          </table:table-cell>
          <table:table-cell table:style-name="ce1"/>
          <table:table-cell office:value-type="string" table:style-name="ce2">
            <text:p/>
          </table:table-cell>
          <table:table-cell office:value-type="string" table:style-name="ce2">
            <text:p>quebrado estrutura ( podre)</text:p>
          </table:table-cell>
          <table:table-cell office:value-type="string" table:style-name="ce2">
            <text:p>soldar novamente ( 18 pontos de remendo com solda ( sem conserto )<text:s/></text:p>
          </table:table-cell>
          <table:table-cell office:value-type="string" table:style-name="ce2">
            <text:p/>
          </table:table-cell>
          <table:table-cell office:value-type="float" office:value="1603735597037" table:style-name="ce1">
            <text:p>1,60374E+12</text:p>
          </table:table-cell>
          <table:table-cell table:number-columns-repeated="1636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3793926470" table:style-name="ce1">
            <text:p>1,60379E+12</text:p>
          </table:table-cell>
          <table:table-cell office:value-type="float" office:value="1603793939775" table:style-name="ce1">
            <text:p>1,60379E+12</text:p>
          </table:table-cell>
          <table:table-cell office:value-type="float" office:value="1603793941529" table:style-name="ce1">
            <text:p>1,60379E+12</text:p>
          </table:table-cell>
          <table:table-cell office:value-type="string" table:style-name="ce2">
            <text:p/>
          </table:table-cell>
          <table:table-cell office:value-type="string" table:style-name="ce2">
            <text:p>quebrado<text:s/></text:p>
          </table:table-cell>
          <table:table-cell office:value-type="string" table:style-name="ce2">
            <text:p>solda (varos pontos )</text:p>
          </table:table-cell>
          <table:table-cell office:value-type="string" table:style-name="ce2">
            <text:p/>
          </table:table-cell>
          <table:table-cell office:value-type="float" office:value="1603793939775" table:style-name="ce1">
            <text:p>1,60379E+12</text:p>
          </table:table-cell>
          <table:table-cell table:number-columns-repeated="1636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3795932213" table:style-name="ce1">
            <text:p>1,6038E+12</text:p>
          </table:table-cell>
          <table:table-cell office:value-type="float" office:value="1603795977453" table:style-name="ce1">
            <text:p>1,6038E+12</text:p>
          </table:table-cell>
          <table:table-cell office:value-type="float" office:value="1603795978975" table:style-name="ce1">
            <text:p>1,6038E+12</text:p>
          </table:table-cell>
          <table:table-cell office:value-type="string" table:style-name="ce2">
            <text:p>painel elÃ©trico comando envasadora<text:s/></text:p>
          </table:table-cell>
          <table:table-cell office:value-type="string" table:style-name="ce2">
            <text:p>botoeira caÃ­da<text:s/></text:p>
          </table:table-cell>
          <table:table-cell office:value-type="string" table:style-name="ce2">
            <text:p>remontar<text:s/></text:p>
          </table:table-cell>
          <table:table-cell office:value-type="string" table:style-name="ce2">
            <text:p/>
          </table:table-cell>
          <table:table-cell office:value-type="float" office:value="1603795977453" table:style-name="ce1">
            <text:p>1,6038E+12</text:p>
          </table:table-cell>
          <table:table-cell table:number-columns-repeated="1636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3801406328" table:style-name="ce1">
            <text:p>1,6038E+12</text:p>
          </table:table-cell>
          <table:table-cell office:value-type="float" office:value="1603801451294" table:style-name="ce1">
            <text:p>1,6038E+12</text:p>
          </table:table-cell>
          <table:table-cell office:value-type="float" office:value="1603801452731" table:style-name="ce1">
            <text:p>1,6038E+12</text:p>
          </table:table-cell>
          <table:table-cell office:value-type="string" table:style-name="ce2">
            <text:p>queimador de bicos injetores<text:s/></text:p>
          </table:table-cell>
          <table:table-cell office:value-type="string" table:style-name="ce2">
            <text:p>fabricar suporte base para peÃ§a a ser queimada<text:s/></text:p>
          </table:table-cell>
          <table:table-cell office:value-type="string" table:style-name="ce2">
            <text:p>fabricaÃ§Ã£o / solda<text:s/></text:p>
          </table:table-cell>
          <table:table-cell office:value-type="string" table:style-name="ce2">
            <text:p/>
          </table:table-cell>
          <table:table-cell office:value-type="float" office:value="1603801451294" table:style-name="ce1">
            <text:p>1,6038E+12</text:p>
          </table:table-cell>
          <table:table-cell table:number-columns-repeated="1636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3803105791" table:style-name="ce1">
            <text:p>1,6038E+12</text:p>
          </table:table-cell>
          <table:table-cell office:value-type="float" office:value="1603803142008" table:style-name="ce1">
            <text:p>1,6038E+12</text:p>
          </table:table-cell>
          <table:table-cell office:value-type="float" office:value="1603803143579" table:style-name="ce1">
            <text:p>1,6038E+12</text:p>
          </table:table-cell>
          <table:table-cell office:value-type="string" table:style-name="ce2">
            <text:p/>
          </table:table-cell>
          <table:table-cell office:value-type="string" table:style-name="ce2">
            <text:p>pneu pegando na estrutura<text:s/></text:p>
          </table:table-cell>
          <table:table-cell office:value-type="string" table:style-name="ce2">
            <text:p>estrutura torta ( eixo torto ) reforÃ§ar</text:p>
          </table:table-cell>
          <table:table-cell office:value-type="string" table:style-name="ce2">
            <text:p/>
          </table:table-cell>
          <table:table-cell office:value-type="float" office:value="1603803142008" table:style-name="ce1">
            <text:p>1,6038E+12</text:p>
          </table:table-cell>
          <table:table-cell table:number-columns-repeated="1636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3804512334" table:style-name="ce1">
            <text:p>1,6038E+12</text:p>
          </table:table-cell>
          <table:table-cell office:value-type="float" office:value="1603804522665" table:style-name="ce1">
            <text:p>1,6038E+12</text:p>
          </table:table-cell>
          <table:table-cell office:value-type="float" office:value="1604066371814" table:style-name="ce1">
            <text:p>1,60407E+12</text:p>
          </table:table-cell>
          <table:table-cell office:value-type="string" table:style-name="ce2">
            <text:p>ventilador<text:s/></text:p>
          </table:table-cell>
          <table:table-cell office:value-type="string" table:style-name="ce2">
            <text:p>instalar novo<text:s/></text:p>
          </table:table-cell>
          <table:table-cell office:value-type="string" table:style-name="ce2">
            <text:p>ventilador queimado sem conserto<text:s/></text:p>
          </table:table-cell>
          <table:table-cell office:value-type="string" table:style-name="ce2">
            <text:p>obs: ( ligado tomada direto sem potenciÃ´metro ... provisÃ³rio - feito por operador da fÃ¡brica )<text:s/></text:p>
          </table:table-cell>
          <table:table-cell office:value-type="float" office:value="1603804522665" table:style-name="ce1">
            <text:p>1,6038E+12</text:p>
          </table:table-cell>
          <table:table-cell table:number-columns-repeated="1636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4411688018" table:style-name="ce1">
            <text:p>1,60441E+12</text:p>
          </table:table-cell>
          <table:table-cell office:value-type="float" office:value="1604411702296" table:style-name="ce1">
            <text:p>1,60441E+12</text:p>
          </table:table-cell>
          <table:table-cell office:value-type="float" office:value="1604411704167" table:style-name="ce1">
            <text:p>1,60441E+12</text:p>
          </table:table-cell>
          <table:table-cell office:value-type="string" table:style-name="ce2">
            <text:p>ventilador<text:s/></text:p>
          </table:table-cell>
          <table:table-cell office:value-type="string" table:style-name="ce2">
            <text:p>instalar potenciÃ´metro<text:s/></text:p>
          </table:table-cell>
          <table:table-cell office:value-type="string" table:style-name="ce2">
            <text:p>instalaÃ§Ã£o</text:p>
          </table:table-cell>
          <table:table-cell office:value-type="string" table:style-name="ce2">
            <text:p/>
          </table:table-cell>
          <table:table-cell office:value-type="float" office:value="1604411702296" table:style-name="ce1">
            <text:p>1,60441E+12</text:p>
          </table:table-cell>
          <table:table-cell table:number-columns-repeated="1636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4412355674" table:style-name="ce1">
            <text:p>1,60441E+12</text:p>
          </table:table-cell>
          <table:table-cell office:value-type="float" office:value="1604412369947" table:style-name="ce1">
            <text:p>1,60441E+12</text:p>
          </table:table-cell>
          <table:table-cell office:value-type="float" office:value="1604412371400" table:style-name="ce1">
            <text:p>1,60441E+12</text:p>
          </table:table-cell>
          <table:table-cell office:value-type="string" table:style-name="ce2">
            <text:p>tÃ¡mpador</text:p>
          </table:table-cell>
          <table:table-cell office:value-type="string" table:style-name="ce2">
            <text:p>arrancando tampas<text:s/></text:p>
          </table:table-cell>
          <table:table-cell office:value-type="string" table:style-name="ce2">
            <text:p>ajuste de passo estrala divisora ( Cruz de malta )<text:s/></text:p>
          </table:table-cell>
          <table:table-cell office:value-type="string" table:style-name="ce2">
            <text:p/>
          </table:table-cell>
          <table:table-cell office:value-type="float" office:value="1604412369947" table:style-name="ce1">
            <text:p>1,60441E+12</text:p>
          </table:table-cell>
          <table:table-cell table:number-columns-repeated="16369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4412462812" table:style-name="ce1">
            <text:p>1,60441E+12</text:p>
          </table:table-cell>
          <table:table-cell office:value-type="float" office:value="1604412474543" table:style-name="ce1">
            <text:p>1,60441E+12</text:p>
          </table:table-cell>
          <table:table-cell office:value-type="float" office:value="1604513125365" table:style-name="ce1">
            <text:p>1,60451E+12</text:p>
          </table:table-cell>
          <table:table-cell office:value-type="string" table:style-name="ce2">
            <text:p>rede do lauril com vazamento em cima do tanque detergente nÃºmero 1</text:p>
          </table:table-cell>
          <table:table-cell office:value-type="string" table:style-name="ce2">
            <text:p>joelho quebrado<text:s/></text:p>
          </table:table-cell>
          <table:table-cell office:value-type="string" table:style-name="ce2">
            <text:p><text:s/>troca de conexÃµes</text:p>
          </table:table-cell>
          <table:table-cell office:value-type="string" table:style-name="ce2">
            <text:p/>
          </table:table-cell>
          <table:table-cell office:value-type="float" office:value="1604412474543" table:style-name="ce1">
            <text:p>1,60441E+12</text:p>
          </table:table-cell>
          <table:table-cell table:number-columns-repeated="1636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4412716701" table:style-name="ce1">
            <text:p>1,60441E+12</text:p>
          </table:table-cell>
          <table:table-cell office:value-type="float" office:value="1604412728905" table:style-name="ce1">
            <text:p>1,60441E+12</text:p>
          </table:table-cell>
          <table:table-cell office:value-type="float" office:value="1604412795505" table:style-name="ce1">
            <text:p>1,60441E+12</text:p>
          </table:table-cell>
          <table:table-cell office:value-type="string" table:style-name="ce2">
            <text:p>rede de ar comprimido<text:s/>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trocar rede ou ( remendo )<text:s/></text:p>
          </table:table-cell>
          <table:table-cell office:value-type="string" table:style-name="ce2">
            <text:p>( remendo )<text:s/></text:p>
          </table:table-cell>
          <table:table-cell office:value-type="float" office:value="1604412728905" table:style-name="ce1">
            <text:p>1,60441E+12</text:p>
          </table:table-cell>
          <table:table-cell table:number-columns-repeated="1636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4426758439" table:style-name="ce1">
            <text:p>1,60443E+12</text:p>
          </table:table-cell>
          <table:table-cell office:value-type="float" office:value="1604426771013" table:style-name="ce1">
            <text:p>1,60443E+12</text:p>
          </table:table-cell>
          <table:table-cell office:value-type="float" office:value="1604426772667" table:style-name="ce1">
            <text:p>1,60443E+12</text:p>
          </table:table-cell>
          <table:table-cell office:value-type="string" table:style-name="ce2">
            <text:p>tanque agitador amaciante nÃºmero 2</text:p>
          </table:table-cell>
          <table:table-cell office:value-type="string" table:style-name="ce2">
            <text:p>furado no fundo<text:s/></text:p>
          </table:table-cell>
          <table:table-cell office:value-type="string" table:style-name="ce2">
            <text:p>tanque de (lnox) soldar<text:s/></text:p>
          </table:table-cell>
          <table:table-cell office:value-type="string" table:style-name="ce2">
            <text:p/>
          </table:table-cell>
          <table:table-cell office:value-type="float" office:value="1604426771013" table:style-name="ce1">
            <text:p>1,60443E+12</text:p>
          </table:table-cell>
          <table:table-cell table:number-columns-repeated="1636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15" table:style-name="ce1">
            <text:p>1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4426874211" table:style-name="ce1">
            <text:p>1,60443E+12</text:p>
          </table:table-cell>
          <table:table-cell office:value-type="float" office:value="1604426894090" table:style-name="ce1">
            <text:p>1,60443E+12</text:p>
          </table:table-cell>
          <table:table-cell office:value-type="float" office:value="1604426895413" table:style-name="ce1">
            <text:p>1,60443E+12</text:p>
          </table:table-cell>
          <table:table-cell office:value-type="string" table:style-name="ce2">
            <text:p>filtro de entrada do reservatÃ³rio<text:s/></text:p>
          </table:table-cell>
          <table:table-cell office:value-type="string" table:style-name="ce2">
            <text:p>limpeza<text:s/></text:p>
          </table:table-cell>
          <table:table-cell office:value-type="string" table:style-name="ce2">
            <text:p>limpeza ( troca de tela )<text:s/></text:p>
          </table:table-cell>
          <table:table-cell office:value-type="string" table:style-name="ce2">
            <text:p/>
          </table:table-cell>
          <table:table-cell office:value-type="float" office:value="1604426894090" table:style-name="ce1">
            <text:p>1,60443E+12</text:p>
          </table:table-cell>
          <table:table-cell table:number-columns-repeated="1636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4495047430" table:style-name="ce1">
            <text:p>1,6045E+12</text:p>
          </table:table-cell>
          <table:table-cell office:value-type="float" office:value="1604495084210" table:style-name="ce1">
            <text:p>1,6045E+12</text:p>
          </table:table-cell>
          <table:table-cell office:value-type="float" office:value="1604495085645" table:style-name="ce1">
            <text:p>1,6045E+12</text:p>
          </table:table-cell>
          <table:table-cell office:value-type="string" table:style-name="ce2">
            <text:p>rede de amaciante<text:s/></text:p>
          </table:table-cell>
          <table:table-cell office:value-type="string" table:style-name="ce2">
            <text:p>registro 25mm vazamento<text:s/></text:p>
          </table:table-cell>
          <table:table-cell office:value-type="string" table:style-name="ce2">
            <text:p>trocar ( corte da rede e colocaÃ§Ã£o de registro soldÃ¡vel )</text:p>
          </table:table-cell>
          <table:table-cell office:value-type="string" table:style-name="ce2">
            <text:p/>
          </table:table-cell>
          <table:table-cell office:value-type="float" office:value="1604495084210" table:style-name="ce1">
            <text:p>1,6045E+12</text:p>
          </table:table-cell>
          <table:table-cell table:number-columns-repeated="1636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4495851791" table:style-name="ce1">
            <text:p>1,6045E+12</text:p>
          </table:table-cell>
          <table:table-cell office:value-type="float" office:value="1604495873410" table:style-name="ce1">
            <text:p>1,6045E+12</text:p>
          </table:table-cell>
          <table:table-cell office:value-type="float" office:value="1604497004376" table:style-name="ce1">
            <text:p>1,6045E+12</text:p>
          </table:table-cell>
          <table:table-cell office:value-type="string" table:style-name="ce2">
            <text:p>redutor do agitador do tanque aquecido<text:s/></text:p>
          </table:table-cell>
          <table:table-cell office:value-type="string" table:style-name="ce2">
            <text:p>ruÃ­do<text:s/></text:p>
          </table:table-cell>
          <table:table-cell office:value-type="string" table:style-name="ce2">
            <text:p>verificar nÃ­vel de Ã³leo ( verificar se o ruido e do redutor ou mancal de fundo )<text:s/></text:p>
          </table:table-cell>
          <table:table-cell office:value-type="string" table:style-name="ce2">
            <text:p>completado Ã³leo ( ruÃ­do do mancal de fundo )<text:s/></text:p>
          </table:table-cell>
          <table:table-cell office:value-type="float" office:value="1604495873410" table:style-name="ce1">
            <text:p>1,6045E+12</text:p>
          </table:table-cell>
          <table:table-cell table:number-columns-repeated="1636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4496814408" table:style-name="ce1">
            <text:p>1,6045E+12</text:p>
          </table:table-cell>
          <table:table-cell office:value-type="float" office:value="1604496830481" table:style-name="ce1">
            <text:p>1,6045E+12</text:p>
          </table:table-cell>
          <table:table-cell office:value-type="float" office:value="1604497064227" table:style-name="ce1">
            <text:p>1,6045E+12</text:p>
          </table:table-cell>
          <table:table-cell office:value-type="string" table:style-name="ce2">
            <text:p>tampador<text:s/></text:p>
          </table:table-cell>
          <table:table-cell office:value-type="string" table:style-name="ce2">
            <text:p>desenvolvido e instalado ponta de torque para tampa nova (acompanhar )<text:s/></text:p>
          </table:table-cell>
          <table:table-cell office:value-type="string" table:style-name="ce2">
            <text:p>regulagem e acompanhamento<text:s/></text:p>
          </table:table-cell>
          <table:table-cell office:value-type="string" table:style-name="ce2">
            <text:p/>
          </table:table-cell>
          <table:table-cell office:value-type="float" office:value="1604496830481" table:style-name="ce1">
            <text:p>1,6045E+12</text:p>
          </table:table-cell>
          <table:table-cell table:number-columns-repeated="1636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4497128100" table:style-name="ce1">
            <text:p>1,6045E+12</text:p>
          </table:table-cell>
          <table:table-cell office:value-type="float" office:value="1604497156298" table:style-name="ce1">
            <text:p>1,6045E+12</text:p>
          </table:table-cell>
          <table:table-cell office:value-type="float" office:value="1614355101869" table:style-name="ce1">
            <text:p>1,61436E+12</text:p>
          </table:table-cell>
          <table:table-cell office:value-type="string" table:style-name="ce2">
            <text:p>misturadores de matÃ©ria prima<text:s/></text:p>
          </table:table-cell>
          <table:table-cell office:value-type="string" table:style-name="ce2">
            <text:p>melhorar grade de pÃ© de rosca ( entrada )<text:s/></text:p>
          </table:table-cell>
          <table:table-cell office:value-type="string" table:style-name="ce2">
            <text:p>refazer grade com intervalos menores<text:s/></text:p>
          </table:table-cell>
          <table:table-cell office:value-type="string" table:style-name="ce2">
            <text:p/>
          </table:table-cell>
          <table:table-cell office:value-type="float" office:value="1604497156298" table:style-name="ce1">
            <text:p>1,6045E+12</text:p>
          </table:table-cell>
          <table:table-cell table:number-columns-repeated="1636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4662423626" table:style-name="ce1">
            <text:p>1,60466E+12</text:p>
          </table:table-cell>
          <table:table-cell office:value-type="float" office:value="1604662436440" table:style-name="ce1">
            <text:p>1,60466E+12</text:p>
          </table:table-cell>
          <table:table-cell office:value-type="float" office:value="1604662437744" table:style-name="ce1">
            <text:p>1,60466E+12</text:p>
          </table:table-cell>
          <table:table-cell office:value-type="string" table:style-name="ce2">
            <text:p>Barreira de contenÃ§Ã£o<text:s/></text:p>
          </table:table-cell>
          <table:table-cell office:value-type="string" table:style-name="ce2">
            <text:p>instalar barreira de contenÃ§Ã£o de trÃ¡fego de baixo do elevador<text:s/></text:p>
          </table:table-cell>
          <table:table-cell office:value-type="string" table:style-name="ce2">
            <text:p>fabricado duas barreiras fÃ­sicas e ancorado aÃ­ piso com paraboit<text:s/></text:p>
          </table:table-cell>
          <table:table-cell office:value-type="string" table:style-name="ce2">
            <text:p/>
          </table:table-cell>
          <table:table-cell office:value-type="float" office:value="1604662436440" table:style-name="ce1">
            <text:p>1,60466E+12</text:p>
          </table:table-cell>
          <table:table-cell table:number-columns-repeated="1636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4662596543" table:style-name="ce1">
            <text:p>1,60466E+12</text:p>
          </table:table-cell>
          <table:table-cell office:value-type="float" office:value="1604662621005" table:style-name="ce1">
            <text:p>1,60466E+12</text:p>
          </table:table-cell>
          <table:table-cell office:value-type="float" office:value="1604662622458" table:style-name="ce1">
            <text:p>1,60466E+12</text:p>
          </table:table-cell>
          <table:table-cell office:value-type="string" table:style-name="ce2">
            <text:p>rede de ar comprimido<text:s/>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remendo com emenda pneumÃ¡tica ( solicitado 10 m mangueira pneumÃ¡tica 8 mm para substituir todo o trecho de rede )<text:s/></text:p>
          </table:table-cell>
          <table:table-cell office:value-type="string" table:style-name="ce2">
            <text:p/>
          </table:table-cell>
          <table:table-cell office:value-type="float" office:value="1604662621005" table:style-name="ce1">
            <text:p>1,60466E+12</text:p>
          </table:table-cell>
          <table:table-cell table:number-columns-repeated="1636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4662807952" table:style-name="ce1">
            <text:p>1,60466E+12</text:p>
          </table:table-cell>
          <table:table-cell office:value-type="float" office:value="1604662821910" table:style-name="ce1">
            <text:p>1,60466E+12</text:p>
          </table:table-cell>
          <table:table-cell office:value-type="float" office:value="1604951597718" table:style-name="ce1">
            <text:p>1,60495E+12</text:p>
          </table:table-cell>
          <table:table-cell office:value-type="string" table:style-name="ce2">
            <text:p>rede de Ã¡gua sanitÃ¡ria<text:s/></text:p>
          </table:table-cell>
          <table:table-cell office:value-type="string" table:style-name="ce2">
            <text:p>conexÃ£o quebrada<text:s/></text:p>
          </table:table-cell>
          <table:table-cell office:value-type="string" table:style-name="ce2">
            <text:p>substituir "t" 32mm soldÃ¡vel e prender com abraÃ§adeira e bucha<text:s/></text:p>
          </table:table-cell>
          <table:table-cell office:value-type="string" table:style-name="ce2">
            <text:p/>
          </table:table-cell>
          <table:table-cell office:value-type="float" office:value="1604662821910" table:style-name="ce1">
            <text:p>1,60466E+12</text:p>
          </table:table-cell>
          <table:table-cell table:number-columns-repeated="1636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4663351235" table:style-name="ce1">
            <text:p>1,60466E+12</text:p>
          </table:table-cell>
          <table:table-cell office:value-type="float" office:value="1604663425545" table:style-name="ce1">
            <text:p>1,60466E+12</text:p>
          </table:table-cell>
          <table:table-cell office:value-type="float" office:value="1604951576513" table:style-name="ce1">
            <text:p>1,60495E+12</text:p>
          </table:table-cell>
          <table:table-cell office:value-type="string" table:style-name="ce2">
            <text:p>tanque amaciante<text:s/></text:p>
          </table:table-cell>
          <table:table-cell office:value-type="string" table:style-name="ce2">
            <text:p>furo no fundo<text:s/></text:p>
          </table:table-cell>
          <table:table-cell office:value-type="string" table:style-name="ce2">
            <text:p>tentativa de solda ( inox) dentro do tanque<text:s/></text:p>
          </table:table-cell>
          <table:table-cell office:value-type="string" table:style-name="ce2">
            <text:p>nenhuma ( solda com eletrodo revestido )<text:s/></text:p>
          </table:table-cell>
          <table:table-cell office:value-type="float" office:value="1604663425545" table:style-name="ce1">
            <text:p>1,60466E+12</text:p>
          </table:table-cell>
          <table:table-cell table:number-columns-repeated="1636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4665057571" table:style-name="ce1">
            <text:p>1,60467E+12</text:p>
          </table:table-cell>
          <table:table-cell office:value-type="float" office:value="1604665074184" table:style-name="ce1">
            <text:p>1,60467E+12</text:p>
          </table:table-cell>
          <table:table-cell office:value-type="float" office:value="1604665075588" table:style-name="ce1">
            <text:p>1,60467E+12</text:p>
          </table:table-cell>
          <table:table-cell office:value-type="string" table:style-name="ce2">
            <text:p>sopro final limpeza do carimbo</text:p>
          </table:table-cell>
          <table:table-cell office:value-type="string" table:style-name="ce2">
            <text:p>manqueira rachada<text:s/></text:p>
          </table:table-cell>
          <table:table-cell office:value-type="string" table:style-name="ce2">
            <text:p>trocar mangueira<text:s/></text:p>
          </table:table-cell>
          <table:table-cell office:value-type="string" table:style-name="ce2">
            <text:p/>
          </table:table-cell>
          <table:table-cell office:value-type="float" office:value="1604665074184" table:style-name="ce1">
            <text:p>1,60467E+12</text:p>
          </table:table-cell>
          <table:table-cell table:number-columns-repeated="1636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026744927" table:style-name="ce1">
            <text:p>1,60503E+12</text:p>
          </table:table-cell>
          <table:table-cell office:value-type="float" office:value="1605026764355" table:style-name="ce1">
            <text:p>1,60503E+12</text:p>
          </table:table-cell>
          <table:table-cell office:value-type="float" office:value="1605026772090" table:style-name="ce1">
            <text:p>1,60503E+12</text:p>
          </table:table-cell>
          <table:table-cell office:value-type="string" table:style-name="ce2">
            <text:p>tanques de cloro<text:s/></text:p>
          </table:table-cell>
          <table:table-cell office:value-type="string" table:style-name="ce2">
            <text:p>registro 32mm com vazamento<text:s/></text:p>
          </table:table-cell>
          <table:table-cell office:value-type="string" table:style-name="ce2">
            <text:p>troca de registro<text:s/></text:p>
          </table:table-cell>
          <table:table-cell office:value-type="string" table:style-name="ce2">
            <text:p>registros trocado a cada 60 dias ( vedaÃ§Ã£o dos registros nÃ£o espessifica</text:p>
            <text:p>para ataque quÃ­mico )<text:s/></text:p>
          </table:table-cell>
          <table:table-cell office:value-type="float" office:value="1605026764355" table:style-name="ce1">
            <text:p>1,60503E+12</text:p>
          </table:table-cell>
          <table:table-cell table:number-columns-repeated="1636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099510485" table:style-name="ce1">
            <text:p>1,6051E+12</text:p>
          </table:table-cell>
          <table:table-cell office:value-type="float" office:value="1605099527054" table:style-name="ce1">
            <text:p>1,6051E+12</text:p>
          </table:table-cell>
          <table:table-cell office:value-type="float" office:value="1605099528389" table:style-name="ce1">
            <text:p>1,6051E+12</text:p>
          </table:table-cell>
          <table:table-cell office:value-type="string" table:style-name="ce2">
            <text:p>tampador<text:s/></text:p>
          </table:table-cell>
          <table:table-cell office:value-type="string" table:style-name="ce2">
            <text:p>soltou mola de expulsÃ£o<text:s/></text:p>
          </table:table-cell>
          <table:table-cell office:value-type="string" table:style-name="ce2">
            <text:p>remontar e travar<text:s/></text:p>
          </table:table-cell>
          <table:table-cell office:value-type="string" table:style-name="ce2">
            <text:p/>
          </table:table-cell>
          <table:table-cell office:value-type="float" office:value="1605099527054" table:style-name="ce1">
            <text:p>1,6051E+12</text:p>
          </table:table-cell>
          <table:table-cell table:number-columns-repeated="1636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099610322" table:style-name="ce1">
            <text:p>1,6051E+12</text:p>
          </table:table-cell>
          <table:table-cell office:value-type="float" office:value="1605099630780" table:style-name="ce1">
            <text:p>1,6051E+12</text:p>
          </table:table-cell>
          <table:table-cell office:value-type="float" office:value="1605099632235" table:style-name="ce1">
            <text:p>1,6051E+12</text:p>
          </table:table-cell>
          <table:table-cell office:value-type="string" table:style-name="ce2">
            <text:p>caixa desinfetante talco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nÃ£o foi encontrado<text:s/></text:p>
          </table:table-cell>
          <table:table-cell office:value-type="string" table:style-name="ce2">
            <text:p/>
          </table:table-cell>
          <table:table-cell office:value-type="float" office:value="1605099630780" table:style-name="ce1">
            <text:p>1,6051E+12</text:p>
          </table:table-cell>
          <table:table-cell table:number-columns-repeated="1636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099823402" table:style-name="ce1">
            <text:p>1,6051E+12</text:p>
          </table:table-cell>
          <table:table-cell office:value-type="float" office:value="1605099843959" table:style-name="ce1">
            <text:p>1,6051E+12</text:p>
          </table:table-cell>
          <table:table-cell office:value-type="float" office:value="1605099845279" table:style-name="ce1">
            <text:p>1,6051E+12</text:p>
          </table:table-cell>
          <table:table-cell office:value-type="string" table:style-name="ce2">
            <text:p>rede amaciante<text:s/></text:p>
          </table:table-cell>
          <table:table-cell office:value-type="string" table:style-name="ce2">
            <text:p>trocar tela ( filtro )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099843959" table:style-name="ce1">
            <text:p>1,6051E+12</text:p>
          </table:table-cell>
          <table:table-cell table:number-columns-repeated="1636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103639733" table:style-name="ce1">
            <text:p>1,6051E+12</text:p>
          </table:table-cell>
          <table:table-cell office:value-type="float" office:value="1605103650811" table:style-name="ce1">
            <text:p>1,6051E+12</text:p>
          </table:table-cell>
          <table:table-cell office:value-type="float" office:value="1605103652114" table:style-name="ce1">
            <text:p>1,6051E+12</text:p>
          </table:table-cell>
          <table:table-cell office:value-type="string" table:style-name="ce2">
            <text:p>bicos de envase</text:p>
          </table:table-cell>
          <table:table-cell office:value-type="string" table:style-name="ce2">
            <text:p>entupimento / trancado bico 14</text:p>
          </table:table-cell>
          <table:table-cell office:value-type="string" table:style-name="ce2">
            <text:p>desmontar e limpar<text:s/></text:p>
          </table:table-cell>
          <table:table-cell office:value-type="string" table:style-name="ce2">
            <text:p/>
          </table:table-cell>
          <table:table-cell office:value-type="float" office:value="1605103650811" table:style-name="ce1">
            <text:p>1,6051E+12</text:p>
          </table:table-cell>
          <table:table-cell table:number-columns-repeated="1636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105830937" table:style-name="ce1">
            <text:p>1,60511E+12</text:p>
          </table:table-cell>
          <table:table-cell office:value-type="float" office:value="1605105882046" table:style-name="ce1">
            <text:p>1,60511E+12</text:p>
          </table:table-cell>
          <table:table-cell office:value-type="float" office:value="1605105883583" table:style-name="ce1">
            <text:p>1,60511E+12</text:p>
          </table:table-cell>
          <table:table-cell office:value-type="string" table:style-name="ce2">
            <text:p>embaladora de vela<text:s/></text:p>
          </table:table-cell>
          <table:table-cell office:value-type="string" table:style-name="ce2">
            <text:p>filme plÃ¡stico fugindo lateralmente<text:s/></text:p>
          </table:table-cell>
          <table:table-cell office:value-type="string" table:style-name="ce2">
            <text:p>regulagem gaiola superior</text:p>
          </table:table-cell>
          <table:table-cell office:value-type="string" table:style-name="ce2">
            <text:p/>
          </table:table-cell>
          <table:table-cell office:value-type="float" office:value="1605105882046" table:style-name="ce1">
            <text:p>1,60511E+12</text:p>
          </table:table-cell>
          <table:table-cell table:number-columns-repeated="1636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108948556" table:style-name="ce1">
            <text:p>1,60511E+12</text:p>
          </table:table-cell>
          <table:table-cell office:value-type="float" office:value="1605109021340" table:style-name="ce1">
            <text:p>1,60511E+12</text:p>
          </table:table-cell>
          <table:table-cell office:value-type="float" office:value="1605109022627" table:style-name="ce1">
            <text:p>1,60511E+12</text:p>
          </table:table-cell>
          <table:table-cell office:value-type="string" table:style-name="ce2">
            <text:p>ventiladore</text:p>
          </table:table-cell>
          <table:table-cell office:value-type="string" table:style-name="ce2">
            <text:p>caÃ­do - fora de posiÃ§Ã£o<text:s/></text:p>
          </table:table-cell>
          <table:table-cell office:value-type="string" table:style-name="ce2">
            <text:p>ajustar e prender<text:s/></text:p>
          </table:table-cell>
          <table:table-cell office:value-type="string" table:style-name="ce2">
            <text:p/>
          </table:table-cell>
          <table:table-cell office:value-type="float" office:value="1605109021340" table:style-name="ce1">
            <text:p>1,60511E+12</text:p>
          </table:table-cell>
          <table:table-cell table:number-columns-repeated="1636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114108971" table:style-name="ce1">
            <text:p>1,60511E+12</text:p>
          </table:table-cell>
          <table:table-cell office:value-type="float" office:value="1605114138534" table:style-name="ce1">
            <text:p>1,60511E+12</text:p>
          </table:table-cell>
          <table:table-cell office:value-type="float" office:value="1605114139904" table:style-name="ce1">
            <text:p>1,60511E+12</text:p>
          </table:table-cell>
          <table:table-cell office:value-type="string" table:style-name="ce2">
            <text:p>bico de Ã¡gua<text:s/></text:p>
          </table:table-cell>
          <table:table-cell office:value-type="string" table:style-name="ce2">
            <text:p>mangueira solta<text:s/></text:p>
          </table:table-cell>
          <table:table-cell office:value-type="string" table:style-name="ce2">
            <text:p>o procedimento Ã©: operador fecha o <text:s/>registro do bico com problema e pede manutenÃ§Ã£o<text:s/></text:p>
          </table:table-cell>
          <table:table-cell office:value-type="string" table:style-name="ce2">
            <text:p/>
          </table:table-cell>
          <table:table-cell office:value-type="float" office:value="1605114138534" table:style-name="ce1">
            <text:p>1,60511E+12</text:p>
          </table:table-cell>
          <table:table-cell table:number-columns-repeated="1636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187046210" table:style-name="ce1">
            <text:p>1,60519E+12</text:p>
          </table:table-cell>
          <table:table-cell office:value-type="float" office:value="1605187074762" table:style-name="ce1">
            <text:p>1,60519E+12</text:p>
          </table:table-cell>
          <table:table-cell office:value-type="float" office:value="1605187076400" table:style-name="ce1">
            <text:p>1,60519E+12</text:p>
          </table:table-cell>
          <table:table-cell office:value-type="string" table:style-name="ce2">
            <text:p>agitador detergente clorado<text:s/></text:p>
          </table:table-cell>
          <table:table-cell office:value-type="string" table:style-name="ce2">
            <text:p>vazamento na rede do lauril<text:s/></text:p>
          </table:table-cell>
          <table:table-cell office:value-type="string" table:style-name="ce2">
            <text:p>joelho partido / substituir e montar com abraÃ§adeiras<text:s/></text:p>
          </table:table-cell>
          <table:table-cell office:value-type="string" table:style-name="ce2">
            <text:p/>
          </table:table-cell>
          <table:table-cell office:value-type="float" office:value="1605187074762" table:style-name="ce1">
            <text:p>1,60519E+12</text:p>
          </table:table-cell>
          <table:table-cell table:number-columns-repeated="1636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187760473" table:style-name="ce1">
            <text:p>1,60519E+12</text:p>
          </table:table-cell>
          <table:table-cell office:value-type="float" office:value="1605187760473" table:style-name="ce1">
            <text:p>1,60519E+12</text:p>
          </table:table-cell>
          <table:table-cell table:style-name="ce1"/>
          <table:table-cell office:value-type="string" table:style-name="ce2">
            <text:p>reservatÃ³rio glicerinado</text:p>
          </table:table-cell>
          <table:table-cell office:value-type="string" table:style-name="ce2">
            <text:p>vazamento registro</text:p>
          </table:table-cell>
          <table:table-cell office:value-type="string" table:style-name="ce2">
            <text:p>troca de registro 50 mm / rosca</text:p>
          </table:table-cell>
          <table:table-cell office:value-type="string" table:style-name="ce2">
            <text:p/>
          </table:table-cell>
          <table:table-cell office:value-type="float" office:value="1605187760473" table:style-name="ce1">
            <text:p>1,60519E+12</text:p>
          </table:table-cell>
          <table:table-cell table:number-columns-repeated="16369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187929368" table:style-name="ce1">
            <text:p>1,60519E+12</text:p>
          </table:table-cell>
          <table:table-cell office:value-type="float" office:value="1605187929368" table:style-name="ce1">
            <text:p>1,60519E+12</text:p>
          </table:table-cell>
          <table:table-cell table:style-name="ce1"/>
          <table:table-cell office:value-type="string" table:style-name="ce2">
            <text:p>tubulaÃ§Ã£o sem cloro</text:p>
          </table:table-cell>
          <table:table-cell office:value-type="string" table:style-name="ce2">
            <text:p>tubulaÃ§Ã£o sem cloro registro 32mm com rosca vazamento</text:p>
          </table:table-cell>
          <table:table-cell office:value-type="string" table:style-name="ce2">
            <text:p>troca de registro</text:p>
          </table:table-cell>
          <table:table-cell office:value-type="string" table:style-name="ce2">
            <text:p/>
          </table:table-cell>
          <table:table-cell office:value-type="float" office:value="1605187929368" table:style-name="ce1">
            <text:p>1,60519E+12</text:p>
          </table:table-cell>
          <table:table-cell table:number-columns-repeated="16369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188130226" table:style-name="ce1">
            <text:p>1,60519E+12</text:p>
          </table:table-cell>
          <table:table-cell office:value-type="float" office:value="1605188145757" table:style-name="ce1">
            <text:p>1,60519E+12</text:p>
          </table:table-cell>
          <table:table-cell table:style-name="ce1"/>
          <table:table-cell office:value-type="string" table:style-name="ce2">
            <text:p>envasadora 5 L</text:p>
          </table:table-cell>
          <table:table-cell office:value-type="string" table:style-name="ce2">
            <text:p>plataforma instÃ¡vel / nÃ£o repete altura</text:p>
          </table:table-cell>
          <table:table-cell office:value-type="string" table:style-name="ce2">
            <text:p>troca de cilindro pneumÃ¡tico ( comprado cilindro novo )</text:p>
          </table:table-cell>
          <table:table-cell office:value-type="string" table:style-name="ce2">
            <text:p/>
          </table:table-cell>
          <table:table-cell office:value-type="float" office:value="1605188145757" table:style-name="ce1">
            <text:p>1,60519E+12</text:p>
          </table:table-cell>
          <table:table-cell table:number-columns-repeated="16369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188355828" table:style-name="ce1">
            <text:p>1,60519E+12</text:p>
          </table:table-cell>
          <table:table-cell office:value-type="float" office:value="1605188379078" table:style-name="ce1">
            <text:p>1,60519E+12</text:p>
          </table:table-cell>
          <table:table-cell table:style-name="ce1"/>
          <table:table-cell office:value-type="string" table:style-name="ce2">
            <text:p>envasadora detergente 1L</text:p>
          </table:table-cell>
          <table:table-cell office:value-type="string" table:style-name="ce2">
            <text:p>sensor de entra suporte quebrado</text:p>
          </table:table-cell>
          <table:table-cell office:value-type="string" table:style-name="ce2">
            <text:p>fabricar suporte novo</text:p>
          </table:table-cell>
          <table:table-cell office:value-type="string" table:style-name="ce2">
            <text:p/>
          </table:table-cell>
          <table:table-cell office:value-type="float" office:value="1605188379078" table:style-name="ce1">
            <text:p>1,60519E+12</text:p>
          </table:table-cell>
          <table:table-cell table:number-columns-repeated="16369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188528238" table:style-name="ce1">
            <text:p>1,60519E+12</text:p>
          </table:table-cell>
          <table:table-cell office:value-type="float" office:value="1605188548971" table:style-name="ce1">
            <text:p>1,60519E+12</text:p>
          </table:table-cell>
          <table:table-cell table:style-name="ce1"/>
          <table:table-cell office:value-type="string" table:style-name="ce2">
            <text:p>envasadora</text:p>
          </table:table-cell>
          <table:table-cell office:value-type="string" table:style-name="ce2">
            <text:p>bico faltante</text:p>
          </table:table-cell>
          <table:table-cell office:value-type="string" table:style-name="ce2">
            <text:p>falta vedaÃ§Ã£o correta ( ainda nÃ£o foi encontrada )</text:p>
          </table:table-cell>
          <table:table-cell office:value-type="string" table:style-name="ce2">
            <text:p/>
          </table:table-cell>
          <table:table-cell office:value-type="float" office:value="1605188548971" table:style-name="ce1">
            <text:p>1,60519E+12</text:p>
          </table:table-cell>
          <table:table-cell table:number-columns-repeated="16369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188708449" table:style-name="ce1">
            <text:p>1,60519E+12</text:p>
          </table:table-cell>
          <table:table-cell office:value-type="float" office:value="1614355770619" table:style-name="ce1">
            <text:p>1,61436E+12</text:p>
          </table:table-cell>
          <table:table-cell table:style-name="ce1"/>
          <table:table-cell office:value-type="string" table:style-name="ce2">
            <text:p>palete Ã¡cido<text:s/></text:p>
          </table:table-cell>
          <table:table-cell office:value-type="string" table:style-name="ce2">
            <text:p>madeira de cima esburacada<text:s/></text:p>
          </table:table-cell>
          <table:table-cell office:value-type="string" table:style-name="ce2">
            <text:p>colocar chapa de plataforma<text:s/></text:p>
          </table:table-cell>
          <table:table-cell office:value-type="string" table:style-name="ce2">
            <text:p>fazer 3 paletes novos definitivos de melhor qualidade " nÃ£o de paletes de embalagens empilhados *</text:p>
          </table:table-cell>
          <table:table-cell office:value-type="float" office:value="1614355770619" table:style-name="ce1">
            <text:p>1,61436E+12</text:p>
          </table:table-cell>
          <table:table-cell table:number-columns-repeated="16369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188912802" table:style-name="ce1">
            <text:p>1,60519E+12</text:p>
          </table:table-cell>
          <table:table-cell office:value-type="float" office:value="1605896955401" table:style-name="ce1">
            <text:p>1,6059E+12</text:p>
          </table:table-cell>
          <table:table-cell office:value-type="float" office:value="1605896957070" table:style-name="ce1">
            <text:p>1,6059E+12</text:p>
          </table:table-cell>
          <table:table-cell office:value-type="string" table:style-name="ce2">
            <text:p>tanque do leitoso<text:s/></text:p>
          </table:table-cell>
          <table:table-cell office:value-type="string" table:style-name="ce2">
            <text:p>registro vazamento<text:s/></text:p>
          </table:table-cell>
          <table:table-cell office:value-type="string" table:style-name="ce2">
            <text:p>troca de registro<text:s/></text:p>
          </table:table-cell>
          <table:table-cell office:value-type="string" table:style-name="ce2">
            <text:p/>
          </table:table-cell>
          <table:table-cell office:value-type="float" office:value="1605896955401" table:style-name="ce1">
            <text:p>1,6059E+12</text:p>
          </table:table-cell>
          <table:table-cell table:number-columns-repeated="1636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189005941" table:style-name="ce1">
            <text:p>1,60519E+12</text:p>
          </table:table-cell>
          <table:table-cell office:value-type="float" office:value="1614364510069" table:style-name="ce1">
            <text:p>1,61436E+12</text:p>
          </table:table-cell>
          <table:table-cell office:value-type="float" office:value="1614364511590" table:style-name="ce1">
            <text:p>1,61436E+12</text:p>
          </table:table-cell>
          <table:table-cell office:value-type="string" table:style-name="ce2">
            <text:p>tanque lauril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vedaÃ§Ã£o uniÃ£o e junÃ§Ã£o joelho no tanque / feito tudo novo<text:s/></text:p>
          </table:table-cell>
          <table:table-cell office:value-type="string" table:style-name="ce2">
            <text:p/>
          </table:table-cell>
          <table:table-cell office:value-type="float" office:value="1614364510069" table:style-name="ce1">
            <text:p>1,61436E+12</text:p>
          </table:table-cell>
          <table:table-cell table:number-columns-repeated="16369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189140646" table:style-name="ce1">
            <text:p>1,60519E+12</text:p>
          </table:table-cell>
          <table:table-cell office:value-type="float" office:value="1614869655643" table:style-name="ce1">
            <text:p>1,61487E+12</text:p>
          </table:table-cell>
          <table:table-cell office:value-type="float" office:value="1614869656896" table:style-name="ce1">
            <text:p>1,61487E+12</text:p>
          </table:table-cell>
          <table:table-cell office:value-type="string" table:style-name="ce2">
            <text:p>tanque sem cloro<text:s/>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estrutura inox muito fina / difÃ­cil solda / rachaduras constantes<text:s/></text:p>
          </table:table-cell>
          <table:table-cell office:value-type="string" table:style-name="ce2">
            <text:p>resinar todo o fundo e 1 m da lateral junto ao fundo / resina e lÃ£ de vidro 3 camadas / resina especial para ataque quÃ­mico ./ feito solda TIG ( cancelado a resina )<text:s/></text:p>
          </table:table-cell>
          <table:table-cell office:value-type="float" office:value="1614869655643" table:style-name="ce1">
            <text:p>1,61487E+12</text:p>
          </table:table-cell>
          <table:table-cell table:number-columns-repeated="16369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189211321" table:style-name="ce1">
            <text:p>1,60519E+12</text:p>
          </table:table-cell>
          <table:table-cell office:value-type="float" office:value="1614870043165" table:style-name="ce1">
            <text:p>1,61487E+12</text:p>
          </table:table-cell>
          <table:table-cell office:value-type="float" office:value="1614870046056" table:style-name="ce1">
            <text:p>1,61487E+12</text:p>
          </table:table-cell>
          <table:table-cell office:value-type="string" table:style-name="ce2">
            <text:p>tanque 3 Ã¡gua sanitÃ¡ria<text:s/></text:p>
          </table:table-cell>
          <table:table-cell office:value-type="string" table:style-name="ce2">
            <text:p>agitador ( ar comprimido solto )</text:p>
          </table:table-cell>
          <table:table-cell office:value-type="string" table:style-name="ce2">
            <text:p>prender<text:s/></text:p>
          </table:table-cell>
          <table:table-cell office:value-type="string" table:style-name="ce2">
            <text:p>cancelado / ver os 444</text:p>
          </table:table-cell>
          <table:table-cell office:value-type="float" office:value="1614870043165" table:style-name="ce1">
            <text:p>1,61487E+12</text:p>
          </table:table-cell>
          <table:table-cell table:number-columns-repeated="16369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189370380" table:style-name="ce1">
            <text:p>1,60519E+12</text:p>
          </table:table-cell>
          <table:table-cell office:value-type="float" office:value="1614953386829" table:style-name="ce1">
            <text:p>1,61495E+12</text:p>
          </table:table-cell>
          <table:table-cell office:value-type="float" office:value="1614953388400" table:style-name="ce1">
            <text:p>1,61495E+12</text:p>
          </table:table-cell>
          <table:table-cell office:value-type="string" table:style-name="ce2">
            <text:p>rede de Ã¡gua / Ã¡gua sanitÃ¡ria<text:s/></text:p>
          </table:table-cell>
          <table:table-cell office:value-type="string" table:style-name="ce2">
            <text:p>vazamento registro 32 mm</text:p>
          </table:table-cell>
          <table:table-cell office:value-type="string" table:style-name="ce2">
            <text:p>trocar<text:s/></text:p>
          </table:table-cell>
          <table:table-cell office:value-type="string" table:style-name="ce2">
            <text:p/>
          </table:table-cell>
          <table:table-cell office:value-type="float" office:value="1614953386829" table:style-name="ce1">
            <text:p>1,61495E+12</text:p>
          </table:table-cell>
          <table:table-cell table:number-columns-repeated="16369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189645239" table:style-name="ce1">
            <text:p>1,60519E+12</text:p>
          </table:table-cell>
          <table:table-cell office:value-type="float" office:value="1615406152935" table:style-name="ce1">
            <text:p>1,61541E+12</text:p>
          </table:table-cell>
          <table:table-cell office:value-type="float" office:value="1615406154355" table:style-name="ce1">
            <text:p>1,61541E+12</text:p>
          </table:table-cell>
          <table:table-cell office:value-type="string" table:style-name="ce2">
            <text:p>tubulaÃ§Ã£o do sem cloro<text:s/>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trocar registro 32 mm<text:s/></text:p>
          </table:table-cell>
          <table:table-cell office:value-type="string" table:style-name="ce2">
            <text:p/>
          </table:table-cell>
          <table:table-cell office:value-type="float" office:value="1615406152935" table:style-name="ce1">
            <text:p>1,61541E+12</text:p>
          </table:table-cell>
          <table:table-cell table:number-columns-repeated="16369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204944135" table:style-name="ce1">
            <text:p>1,6052E+12</text:p>
          </table:table-cell>
          <table:table-cell office:value-type="float" office:value="1605204968378" table:style-name="ce1">
            <text:p>1,6052E+12</text:p>
          </table:table-cell>
          <table:table-cell office:value-type="float" office:value="1605204969865" table:style-name="ce1">
            <text:p>1,6052E+12</text:p>
          </table:table-cell>
          <table:table-cell office:value-type="string" table:style-name="ce2">
            <text:p>embaladora de vela<text:s/></text:p>
          </table:table-cell>
          <table:table-cell office:value-type="string" table:style-name="ce2">
            <text:p>plÃ¡stico frouxo caindo do guia<text:s/></text:p>
          </table:table-cell>
          <table:table-cell office:value-type="string" table:style-name="ce2">
            <text:p>regulagem<text:s/></text:p>
          </table:table-cell>
          <table:table-cell office:value-type="string" table:style-name="ce2">
            <text:p/>
          </table:table-cell>
          <table:table-cell office:value-type="float" office:value="1605204968378" table:style-name="ce1">
            <text:p>1,6052E+12</text:p>
          </table:table-cell>
          <table:table-cell table:number-columns-repeated="16369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51" table:style-name="ce1">
            <text:p>5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205064126" table:style-name="ce1">
            <text:p>1,60521E+12</text:p>
          </table:table-cell>
          <table:table-cell office:value-type="float" office:value="1605205111304" table:style-name="ce1">
            <text:p>1,60521E+12</text:p>
          </table:table-cell>
          <table:table-cell office:value-type="float" office:value="1605205112624" table:style-name="ce1">
            <text:p>1,60521E+12</text:p>
          </table:table-cell>
          <table:table-cell office:value-type="string" table:style-name="ce2">
            <text:p>placa advertÃªncia prensa papelÃ£o<text:s/></text:p>
          </table:table-cell>
          <table:table-cell office:value-type="string" table:style-name="ce2">
            <text:p>pendurar placa nova<text:s/></text:p>
          </table:table-cell>
          <table:table-cell office:value-type="string" table:style-name="ce2">
            <text:p>prender com bucha<text:s/></text:p>
          </table:table-cell>
          <table:table-cell office:value-type="string" table:style-name="ce2">
            <text:p/>
          </table:table-cell>
          <table:table-cell office:value-type="float" office:value="1605205111304" table:style-name="ce1">
            <text:p>1,60521E+12</text:p>
          </table:table-cell>
          <table:table-cell table:number-columns-repeated="16369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27" table:style-name="ce1">
            <text:p>2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288751536" table:style-name="ce1">
            <text:p>1,60529E+12</text:p>
          </table:table-cell>
          <table:table-cell office:value-type="float" office:value="1605529694958" table:style-name="ce1">
            <text:p>1,60553E+12</text:p>
          </table:table-cell>
          <table:table-cell office:value-type="float" office:value="1605529699788" table:style-name="ce1">
            <text:p>1,60553E+12</text:p>
          </table:table-cell>
          <table:table-cell office:value-type="string" table:style-name="ce2">
            <text:p>bomba retorno tanque do porÃ£o</text:p>
          </table:table-cell>
          <table:table-cell office:value-type="string" table:style-name="ce2">
            <text:p>vazamento bomba 12cv</text:p>
          </table:table-cell>
          <table:table-cell office:value-type="string" table:style-name="ce2">
            <text:p>troca de conexÃ£o / fabricado nipel de ferro na entrada da bomba<text:s/></text:p>
          </table:table-cell>
          <table:table-cell office:value-type="string" table:style-name="ce2">
            <text:p/>
          </table:table-cell>
          <table:table-cell office:value-type="float" office:value="1605529694958" table:style-name="ce1">
            <text:p>1,60553E+12</text:p>
          </table:table-cell>
          <table:table-cell table:number-columns-repeated="16369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288858007" table:style-name="ce1">
            <text:p>1,60529E+12</text:p>
          </table:table-cell>
          <table:table-cell office:value-type="float" office:value="1605288858007" table:style-name="ce1">
            <text:p>1,60529E+12</text:p>
          </table:table-cell>
          <table:table-cell office:value-type="float" office:value="1620944627947" table:style-name="ce1">
            <text:p>1,62094E+12</text:p>
          </table:table-cell>
          <table:table-cell office:value-type="string" table:style-name="ce2">
            <text:p>tanque do cloro</text:p>
          </table:table-cell>
          <table:table-cell office:value-type="string" table:style-name="ce2">
            <text:p>cano de descarga sobre o tanque vazando</text:p>
          </table:table-cell>
          <table:table-cell office:value-type="string" table:style-name="ce2">
            <text:p>verificar</text:p>
          </table:table-cell>
          <table:table-cell office:value-type="string" table:style-name="ce2">
            <text:p/>
          </table:table-cell>
          <table:table-cell office:value-type="float" office:value="1605288858007" table:style-name="ce1">
            <text:p>1,60529E+12</text:p>
          </table:table-cell>
          <table:table-cell table:number-columns-repeated="16369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52" table:style-name="ce1">
            <text:p>5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291061171" table:style-name="ce1">
            <text:p>1,60529E+12</text:p>
          </table:table-cell>
          <table:table-cell office:value-type="float" office:value="1605291125352" table:style-name="ce1">
            <text:p>1,60529E+12</text:p>
          </table:table-cell>
          <table:table-cell office:value-type="float" office:value="1605291127023" table:style-name="ce1">
            <text:p>1,60529E+12</text:p>
          </table:table-cell>
          <table:table-cell office:value-type="string" table:style-name="ce2">
            <text:p>passa fita manual setor vela<text:s/></text:p>
          </table:table-cell>
          <table:table-cell office:value-type="string" table:style-name="ce2">
            <text:p>frouxo / quebrado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291125352" table:style-name="ce1">
            <text:p>1,60529E+12</text:p>
          </table:table-cell>
          <table:table-cell table:number-columns-repeated="16369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292415752" table:style-name="ce1">
            <text:p>1,60529E+12</text:p>
          </table:table-cell>
          <table:table-cell office:value-type="float" office:value="1605292452107" table:style-name="ce1">
            <text:p>1,60529E+12</text:p>
          </table:table-cell>
          <table:table-cell office:value-type="float" office:value="1605292453344" table:style-name="ce1">
            <text:p>1,60529E+12</text:p>
          </table:table-cell>
          <table:table-cell office:value-type="string" table:style-name="ce2">
            <text:p>lÃ¢mpada fluorescente<text:s/></text:p>
          </table:table-cell>
          <table:table-cell office:value-type="string" table:style-name="ce2">
            <text:p>piscando<text:s/></text:p>
          </table:table-cell>
          <table:table-cell office:value-type="string" table:style-name="ce2">
            <text:p>troca de lÃ¢mpada e starter<text:s/></text:p>
          </table:table-cell>
          <table:table-cell office:value-type="string" table:style-name="ce2">
            <text:p/>
          </table:table-cell>
          <table:table-cell office:value-type="float" office:value="1605292452107" table:style-name="ce1">
            <text:p>1,60529E+12</text:p>
          </table:table-cell>
          <table:table-cell table:number-columns-repeated="16369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524994306" table:style-name="ce1">
            <text:p>1,60552E+12</text:p>
          </table:table-cell>
          <table:table-cell office:value-type="float" office:value="1605525025878" table:style-name="ce1">
            <text:p>1,60553E+12</text:p>
          </table:table-cell>
          <table:table-cell office:value-type="float" office:value="1605525027215" table:style-name="ce1">
            <text:p>1,60553E+12</text:p>
          </table:table-cell>
          <table:table-cell office:value-type="string" table:style-name="ce2">
            <text:p>tapete transportador de corrente<text:s/></text:p>
          </table:table-cell>
          <table:table-cell office:value-type="string" table:style-name="ce2">
            <text:p>elo arrebentado<text:s/></text:p>
          </table:table-cell>
          <table:table-cell office:value-type="string" table:style-name="ce2">
            <text:p>substituir segmento quebrado<text:s/></text:p>
          </table:table-cell>
          <table:table-cell office:value-type="string" table:style-name="ce2">
            <text:p/>
          </table:table-cell>
          <table:table-cell office:value-type="float" office:value="1605525025878" table:style-name="ce1">
            <text:p>1,60553E+12</text:p>
          </table:table-cell>
          <table:table-cell table:number-columns-repeated="16369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530071605" table:style-name="ce1">
            <text:p>1,60553E+12</text:p>
          </table:table-cell>
          <table:table-cell office:value-type="float" office:value="1605530106856" table:style-name="ce1">
            <text:p>1,60553E+12</text:p>
          </table:table-cell>
          <table:table-cell office:value-type="float" office:value="1605538794576" table:style-name="ce1">
            <text:p>1,60554E+12</text:p>
          </table:table-cell>
          <table:table-cell office:value-type="string" table:style-name="ce2">
            <text:p>bomba do rio<text:s/></text:p>
          </table:table-cell>
          <table:table-cell office:value-type="string" table:style-name="ce2">
            <text:p>parou de conversar<text:s/></text:p>
          </table:table-cell>
          <table:table-cell office:value-type="string" table:style-name="ce2">
            <text:p>o rio levou vÃ¡lvula e tubo / colocar outra/fazer suporte tipo "garateia" no pÃ© da vÃ¡lvula e tubo de aÃ§o com joelho com argolas de ancoragem<text:s text:c="2"/></text:p>
          </table:table-cell>
          <table:table-cell office:value-type="string" table:style-name="ce2">
            <text:p/>
          </table:table-cell>
          <table:table-cell office:value-type="float" office:value="1605530106856" table:style-name="ce1">
            <text:p>1,60553E+12</text:p>
          </table:table-cell>
          <table:table-cell table:number-columns-repeated="1636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546916151" table:style-name="ce1">
            <text:p>1,60555E+12</text:p>
          </table:table-cell>
          <table:table-cell office:value-type="float" office:value="1605546928393" table:style-name="ce1">
            <text:p>1,60555E+12</text:p>
          </table:table-cell>
          <table:table-cell office:value-type="float" office:value="1605546929763" table:style-name="ce1">
            <text:p>1,60555E+12</text:p>
          </table:table-cell>
          <table:table-cell office:value-type="string" table:style-name="ce2">
            <text:p>bicos de envase<text:s/></text:p>
          </table:table-cell>
          <table:table-cell office:value-type="string" table:style-name="ce2">
            <text:p>trancado<text:s/></text:p>
          </table:table-cell>
          <table:table-cell office:value-type="string" table:style-name="ce2">
            <text:p>desmontado limpado e trocado intermediÃ¡rio quebrado<text:s/></text:p>
          </table:table-cell>
          <table:table-cell office:value-type="string" table:style-name="ce2">
            <text:p/>
          </table:table-cell>
          <table:table-cell office:value-type="float" office:value="1605546928393" table:style-name="ce1">
            <text:p>1,60555E+12</text:p>
          </table:table-cell>
          <table:table-cell table:number-columns-repeated="16369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549515063" table:style-name="ce1">
            <text:p>1,60555E+12</text:p>
          </table:table-cell>
          <table:table-cell office:value-type="float" office:value="1605549525982" table:style-name="ce1">
            <text:p>1,60555E+12</text:p>
          </table:table-cell>
          <table:table-cell office:value-type="float" office:value="1605549527386" table:style-name="ce1">
            <text:p>1,60555E+12</text:p>
          </table:table-cell>
          <table:table-cell office:value-type="string" table:style-name="ce2">
            <text:p>guincho plataforma portÃ£o<text:s/></text:p>
          </table:table-cell>
          <table:table-cell office:value-type="string" table:style-name="ce2">
            <text:p>trava quebrada<text:s/></text:p>
          </table:table-cell>
          <table:table-cell office:value-type="string" table:style-name="ce2">
            <text:p>fabricado e instalado outra<text:s/></text:p>
          </table:table-cell>
          <table:table-cell office:value-type="string" table:style-name="ce2">
            <text:p/>
          </table:table-cell>
          <table:table-cell office:value-type="float" office:value="1605549525982" table:style-name="ce1">
            <text:p>1,60555E+12</text:p>
          </table:table-cell>
          <table:table-cell table:number-columns-repeated="1636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21" table:style-name="ce1">
            <text:p>2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552682602" table:style-name="ce1">
            <text:p>1,60555E+12</text:p>
          </table:table-cell>
          <table:table-cell office:value-type="float" office:value="1605552695869" table:style-name="ce1">
            <text:p>1,60555E+12</text:p>
          </table:table-cell>
          <table:table-cell office:value-type="float" office:value="1605627595992" table:style-name="ce1">
            <text:p>1,60563E+12</text:p>
          </table:table-cell>
          <table:table-cell office:value-type="string" table:style-name="ce2">
            <text:p>rampa de descarga<text:s/></text:p>
          </table:table-cell>
          <table:table-cell office:value-type="string" table:style-name="ce2">
            <text:p>aumentar tamanho<text:s/></text:p>
          </table:table-cell>
          <table:table-cell office:value-type="string" table:style-name="ce2">
            <text:p>aumentar chapa / colocar longarinas de reforÃ§o / pintar / consertar trava do guincho<text:s/></text:p>
          </table:table-cell>
          <table:table-cell office:value-type="string" table:style-name="ce2">
            <text:p/>
          </table:table-cell>
          <table:table-cell office:value-type="float" office:value="1605552695869" table:style-name="ce1">
            <text:p>1,60555E+12</text:p>
          </table:table-cell>
          <table:table-cell table:number-columns-repeated="16369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25" table:style-name="ce1">
            <text:p>2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612239979" table:style-name="ce1">
            <text:p>1,60561E+12</text:p>
          </table:table-cell>
          <table:table-cell office:value-type="float" office:value="1605612258008" table:style-name="ce1">
            <text:p>1,60561E+12</text:p>
          </table:table-cell>
          <table:table-cell office:value-type="float" office:value="1614364017049" table:style-name="ce1">
            <text:p>1,61436E+12</text:p>
          </table:table-cell>
          <table:table-cell office:value-type="string" table:style-name="ce2">
            <text:p>elevador Ã¡gua sanitÃ¡ria<text:s/></text:p>
          </table:table-cell>
          <table:table-cell office:value-type="string" table:style-name="ce2">
            <text:p>quebrado<text:s/></text:p>
          </table:table-cell>
          <table:table-cell office:value-type="string" table:style-name="ce2">
            <text:p>solda de estrutura<text:s/></text:p>
          </table:table-cell>
          <table:table-cell office:value-type="string" table:style-name="ce2">
            <text:p/>
          </table:table-cell>
          <table:table-cell office:value-type="float" office:value="1605612258008" table:style-name="ce1">
            <text:p>1,60561E+12</text:p>
          </table:table-cell>
          <table:table-cell table:number-columns-repeated="16369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624802296" table:style-name="ce1">
            <text:p>1,60562E+12</text:p>
          </table:table-cell>
          <table:table-cell office:value-type="float" office:value="1605624849931" table:style-name="ce1">
            <text:p>1,60562E+12</text:p>
          </table:table-cell>
          <table:table-cell office:value-type="float" office:value="1605624851202" table:style-name="ce1">
            <text:p>1,60562E+12</text:p>
          </table:table-cell>
          <table:table-cell office:value-type="string" table:style-name="ce2">
            <text:p>cabeÃ§a de torque</text:p>
          </table:table-cell>
          <table:table-cell office:value-type="string" table:style-name="ce2">
            <text:p>ajustar para tampa nova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624849931" table:style-name="ce1">
            <text:p>1,60562E+12</text:p>
          </table:table-cell>
          <table:table-cell table:number-columns-repeated="16369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624944148" table:style-name="ce1">
            <text:p>1,60562E+12</text:p>
          </table:table-cell>
          <table:table-cell office:value-type="float" office:value="1605624997636" table:style-name="ce1">
            <text:p>1,60562E+12</text:p>
          </table:table-cell>
          <table:table-cell office:value-type="float" office:value="1605624999207" table:style-name="ce1">
            <text:p>1,60562E+12</text:p>
          </table:table-cell>
          <table:table-cell office:value-type="string" table:style-name="ce2">
            <text:p>cabeÃ§a de torque<text:s/></text:p>
          </table:table-cell>
          <table:table-cell office:value-type="string" table:style-name="ce2">
            <text:p>trocar para tampa velha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624997636" table:style-name="ce1">
            <text:p>1,60562E+12</text:p>
          </table:table-cell>
          <table:table-cell table:number-columns-repeated="16369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627794976" table:style-name="ce1">
            <text:p>1,60563E+12</text:p>
          </table:table-cell>
          <table:table-cell office:value-type="float" office:value="1614614443477" table:style-name="ce1">
            <text:p>1,61461E+12</text:p>
          </table:table-cell>
          <table:table-cell office:value-type="float" office:value="1614614444863" table:style-name="ce1">
            <text:p>1,61461E+12</text:p>
          </table:table-cell>
          <table:table-cell office:value-type="string" table:style-name="ce2">
            <text:p>chuveiro de emergÃªncia<text:s/></text:p>
          </table:table-cell>
          <table:table-cell office:value-type="string" table:style-name="ce2">
            <text:p>tubulaÃ§Ã£o solta / conexÃ£o pertda / mau posicionamento / registro com manopla quebrada<text:s/></text:p>
          </table:table-cell>
          <table:table-cell office:value-type="string" table:style-name="ce2">
            <text:p>fabricar pedestal de suporte para chuveiro / refazer tubulaÃ§Ã£o<text:s/></text:p>
          </table:table-cell>
          <table:table-cell office:value-type="string" table:style-name="ce2">
            <text:p/>
          </table:table-cell>
          <table:table-cell office:value-type="float" office:value="1614614443477" table:style-name="ce1">
            <text:p>1,61461E+12</text:p>
          </table:table-cell>
          <table:table-cell table:number-columns-repeated="16369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53" table:style-name="ce1">
            <text:p>5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635865184" table:style-name="ce1">
            <text:p>1,60564E+12</text:p>
          </table:table-cell>
          <table:table-cell office:value-type="float" office:value="1605635885167" table:style-name="ce1">
            <text:p>1,60564E+12</text:p>
          </table:table-cell>
          <table:table-cell office:value-type="float" office:value="1605635886520" table:style-name="ce1">
            <text:p>1,60564E+12</text:p>
          </table:table-cell>
          <table:table-cell office:value-type="string" table:style-name="ce2">
            <text:p>cozinha<text:s/></text:p>
          </table:table-cell>
          <table:table-cell office:value-type="string" table:style-name="ce2">
            <text:p>soldar argola no chassi para o botijÃ£o de gaz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635885167" table:style-name="ce1">
            <text:p>1,60564E+12</text:p>
          </table:table-cell>
          <table:table-cell table:number-columns-repeated="16369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640175214" table:style-name="ce1">
            <text:p>1,60564E+12</text:p>
          </table:table-cell>
          <table:table-cell office:value-type="float" office:value="1614614536210" table:style-name="ce1">
            <text:p>1,61461E+12</text:p>
          </table:table-cell>
          <table:table-cell office:value-type="float" office:value="1614614537632" table:style-name="ce1">
            <text:p>1,61461E+12</text:p>
          </table:table-cell>
          <table:table-cell office:value-type="string" table:style-name="ce2">
            <text:p>tanque do sem cloro<text:s/></text:p>
          </table:table-cell>
          <table:table-cell office:value-type="string" table:style-name="ce2">
            <text:p>fazer rede de Ã¡gua 50 mm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4614536210" table:style-name="ce1">
            <text:p>1,61461E+12</text:p>
          </table:table-cell>
          <table:table-cell table:number-columns-repeated="16369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640292994" table:style-name="ce1">
            <text:p>1,60564E+12</text:p>
          </table:table-cell>
          <table:table-cell office:value-type="float" office:value="1614614560370" table:style-name="ce1">
            <text:p>1,61461E+12</text:p>
          </table:table-cell>
          <table:table-cell office:value-type="float" office:value="1614614561640" table:style-name="ce1">
            <text:p>1,61461E+12</text:p>
          </table:table-cell>
          <table:table-cell office:value-type="string" table:style-name="ce2">
            <text:p>tanque agitador sal</text:p>
          </table:table-cell>
          <table:table-cell office:value-type="string" table:style-name="ce2">
            <text:p>fazer rede de Ã¡gua 50mm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4614560370" table:style-name="ce1">
            <text:p>1,61461E+12</text:p>
          </table:table-cell>
          <table:table-cell table:number-columns-repeated="16369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640396997" table:style-name="ce1">
            <text:p>1,60564E+12</text:p>
          </table:table-cell>
          <table:table-cell office:value-type="float" office:value="1614614591466" table:style-name="ce1">
            <text:p>1,61461E+12</text:p>
          </table:table-cell>
          <table:table-cell office:value-type="float" office:value="1614614592702" table:style-name="ce1">
            <text:p>1,61461E+12</text:p>
          </table:table-cell>
          <table:table-cell office:value-type="string" table:style-name="ce2">
            <text:p>tanque do lava roupas ( elab 06)</text:p>
          </table:table-cell>
          <table:table-cell office:value-type="string" table:style-name="ce2">
            <text:p>fazer rede Ã¡gua 50 mm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4614591466" table:style-name="ce1">
            <text:p>1,61461E+12</text:p>
          </table:table-cell>
          <table:table-cell table:number-columns-repeated="16369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640519744" table:style-name="ce1">
            <text:p>1,60564E+12</text:p>
          </table:table-cell>
          <table:table-cell office:value-type="float" office:value="1614614609912" table:style-name="ce1">
            <text:p>1,61461E+12</text:p>
          </table:table-cell>
          <table:table-cell office:value-type="float" office:value="1614614612501" table:style-name="ce1">
            <text:p>1,61461E+12</text:p>
          </table:table-cell>
          <table:table-cell office:value-type="string" table:style-name="ce2">
            <text:p>tanque agitador base</text:p>
          </table:table-cell>
          <table:table-cell office:value-type="string" table:style-name="ce2">
            <text:p>fazer rede de Ã¡gua 50 mm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4614609912" table:style-name="ce1">
            <text:p>1,61461E+12</text:p>
          </table:table-cell>
          <table:table-cell table:number-columns-repeated="16369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701296531" table:style-name="ce1">
            <text:p>1,6057E+12</text:p>
          </table:table-cell>
          <table:table-cell office:value-type="float" office:value="1605701296531" table:style-name="ce1">
            <text:p>1,6057E+12</text:p>
          </table:table-cell>
          <table:table-cell table:style-name="ce1"/>
          <table:table-cell office:value-type="string" table:style-name="ce2">
            <text:p>telhado<text:s/></text:p>
          </table:table-cell>
          <table:table-cell office:value-type="string" table:style-name="ce2">
            <text:p>vazamento na calha<text:s/></text:p>
            <text:p/>
          </table:table-cell>
          <table:table-cell office:value-type="string" table:style-name="ce2">
            <text:p>conserto de telhado com pessoal especializado<text:s/></text:p>
          </table:table-cell>
          <table:table-cell office:value-type="string" table:style-name="ce2">
            <text:p/>
          </table:table-cell>
          <table:table-cell office:value-type="float" office:value="1605701296531" table:style-name="ce1">
            <text:p>1,6057E+12</text:p>
          </table:table-cell>
          <table:table-cell table:number-columns-repeated="16369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54" table:style-name="ce1">
            <text:p>5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701561763" table:style-name="ce1">
            <text:p>1,6057E+12</text:p>
          </table:table-cell>
          <table:table-cell office:value-type="float" office:value="1605701561763" table:style-name="ce1">
            <text:p>1,6057E+12</text:p>
          </table:table-cell>
          <table:table-cell table:style-name="ce1"/>
          <table:table-cell office:value-type="string" table:style-name="ce2">
            <text:p>bomba elÃ©trica<text:s/></text:p>
          </table:table-cell>
          <table:table-cell office:value-type="string" table:style-name="ce2">
            <text:p>fiaÃ§Ã£o e chave do motor fixar e melhorar isolamento<text:s/></text:p>
          </table:table-cell>
          <table:table-cell office:value-type="string" table:style-name="ce2">
            <text:p>serviÃ§o elÃ©trico<text:s/></text:p>
          </table:table-cell>
          <table:table-cell office:value-type="string" table:style-name="ce2">
            <text:p/>
          </table:table-cell>
          <table:table-cell office:value-type="float" office:value="1605701561763" table:style-name="ce1">
            <text:p>1,6057E+12</text:p>
          </table:table-cell>
          <table:table-cell table:number-columns-repeated="16369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37" table:style-name="ce1">
            <text:p>3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701954251" table:style-name="ce1">
            <text:p>1,6057E+12</text:p>
          </table:table-cell>
          <table:table-cell office:value-type="float" office:value="1605701954251" table:style-name="ce1">
            <text:p>1,6057E+12</text:p>
          </table:table-cell>
          <table:table-cell table:style-name="ce1"/>
          <table:table-cell office:value-type="string" table:style-name="ce2">
            <text:p>mÃ¡quina esponja<text:s/></text:p>
          </table:table-cell>
          <table:table-cell office:value-type="string" table:style-name="ce2">
            <text:p>correia exposta / atuador de corte do fio sem isolamento<text:s/></text:p>
          </table:table-cell>
          <table:table-cell office:value-type="string" table:style-name="ce2">
            <text:p>verificar possibilidade de protetor de correia e verificar tensÃ£o do atuador de corte. isolar .</text:p>
          </table:table-cell>
          <table:table-cell office:value-type="string" table:style-name="ce2">
            <text:p/>
          </table:table-cell>
          <table:table-cell office:value-type="float" office:value="1605701954251" table:style-name="ce1">
            <text:p>1,6057E+12</text:p>
          </table:table-cell>
          <table:table-cell table:number-columns-repeated="1636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702571686" table:style-name="ce1">
            <text:p>1,6057E+12</text:p>
          </table:table-cell>
          <table:table-cell office:value-type="float" office:value="1605702571686" table:style-name="ce1">
            <text:p>1,6057E+12</text:p>
          </table:table-cell>
          <table:table-cell table:style-name="ce1"/>
          <table:table-cell office:value-type="string" table:style-name="ce2">
            <text:p>plataforma do tacho</text:p>
          </table:table-cell>
          <table:table-cell office:value-type="string" table:style-name="ce2">
            <text:p>sem guarda corpo</text:p>
          </table:table-cell>
          <table:table-cell office:value-type="string" table:style-name="ce2">
            <text:p>estudar forma de colocar guarda corpo mÃ³vel<text:s/></text:p>
          </table:table-cell>
          <table:table-cell office:value-type="string" table:style-name="ce2">
            <text:p/>
          </table:table-cell>
          <table:table-cell office:value-type="float" office:value="1605702571686" table:style-name="ce1">
            <text:p>1,6057E+12</text:p>
          </table:table-cell>
          <table:table-cell table:number-columns-repeated="1636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702801597" table:style-name="ce1">
            <text:p>1,6057E+12</text:p>
          </table:table-cell>
          <table:table-cell office:value-type="float" office:value="1605702801597" table:style-name="ce1">
            <text:p>1,6057E+12</text:p>
          </table:table-cell>
          <table:table-cell table:style-name="ce1"/>
          <table:table-cell office:value-type="string" table:style-name="ce2">
            <text:p>torre do resfriamento<text:s/></text:p>
          </table:table-cell>
          <table:table-cell office:value-type="string" table:style-name="ce2">
            <text:p>protetor de correia e corrente motor da torre<text:s/></text:p>
          </table:table-cell>
          <table:table-cell office:value-type="string" table:style-name="ce2">
            <text:p>fabricar protetor<text:s/></text:p>
          </table:table-cell>
          <table:table-cell office:value-type="string" table:style-name="ce2">
            <text:p/>
          </table:table-cell>
          <table:table-cell office:value-type="float" office:value="1605702801597" table:style-name="ce1">
            <text:p>1,6057E+12</text:p>
          </table:table-cell>
          <table:table-cell table:number-columns-repeated="1636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56" table:style-name="ce1">
            <text:p>5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703181248" table:style-name="ce1">
            <text:p>1,6057E+12</text:p>
          </table:table-cell>
          <table:table-cell office:value-type="float" office:value="1605703181248" table:style-name="ce1">
            <text:p>1,6057E+12</text:p>
          </table:table-cell>
          <table:table-cell table:style-name="ce1"/>
          <table:table-cell office:value-type="string" table:style-name="ce2">
            <text:p>motores rosca superior e infererior<text:s/></text:p>
          </table:table-cell>
          <table:table-cell office:value-type="string" table:style-name="ce2">
            <text:p>sem tampa de ligaÃ§Ã£o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703181248" table:style-name="ce1">
            <text:p>1,6057E+12</text:p>
          </table:table-cell>
          <table:table-cell table:number-columns-repeated="1636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703433470" table:style-name="ce1">
            <text:p>1,6057E+12</text:p>
          </table:table-cell>
          <table:table-cell office:value-type="float" office:value="1605703433470" table:style-name="ce1">
            <text:p>1,6057E+12</text:p>
          </table:table-cell>
          <table:table-cell table:style-name="ce1"/>
          <table:table-cell office:value-type="string" table:style-name="ce2">
            <text:p>plataforma<text:s/></text:p>
          </table:table-cell>
          <table:table-cell office:value-type="string" table:style-name="ce2">
            <text:p>trecho entre tacho 01 e 02 sem guarda corpo<text:s/></text:p>
          </table:table-cell>
          <table:table-cell office:value-type="string" table:style-name="ce2">
            <text:p>estudar guarda corpo mÃ³vel<text:s/></text:p>
          </table:table-cell>
          <table:table-cell office:value-type="string" table:style-name="ce2">
            <text:p/>
          </table:table-cell>
          <table:table-cell office:value-type="float" office:value="1605703433470" table:style-name="ce1">
            <text:p>1,6057E+12</text:p>
          </table:table-cell>
          <table:table-cell table:number-columns-repeated="1636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703957471" table:style-name="ce1">
            <text:p>1,6057E+12</text:p>
          </table:table-cell>
          <table:table-cell office:value-type="float" office:value="1605703957471" table:style-name="ce1">
            <text:p>1,6057E+12</text:p>
          </table:table-cell>
          <table:table-cell table:style-name="ce1"/>
          <table:table-cell office:value-type="string" table:style-name="ce2">
            <text:p>redutor do agitador<text:s/></text:p>
          </table:table-cell>
          <table:table-cell office:value-type="string" table:style-name="ce2">
            <text:p>falta proteÃ§Ã£o de correia<text:s/></text:p>
          </table:table-cell>
          <table:table-cell office:value-type="string" table:style-name="ce2">
            <text:p>fabricar proteÃ§Ã£o<text:s/></text:p>
          </table:table-cell>
          <table:table-cell office:value-type="string" table:style-name="ce2">
            <text:p>obs: fabricaÃ§Ã£o desnecessÃ¡ria / na Ã© acessÃ­vel ao operador / acessado apenas pela manutenÃ§Ã£o com equipamento desligado<text:s/></text:p>
          </table:table-cell>
          <table:table-cell office:value-type="float" office:value="1605703957471" table:style-name="ce1">
            <text:p>1,6057E+12</text:p>
          </table:table-cell>
          <table:table-cell table:number-columns-repeated="1636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58" table:style-name="ce1">
            <text:p>5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704064289" table:style-name="ce1">
            <text:p>1,6057E+12</text:p>
          </table:table-cell>
          <table:table-cell office:value-type="float" office:value="1605704064289" table:style-name="ce1">
            <text:p>1,6057E+12</text:p>
          </table:table-cell>
          <table:table-cell table:style-name="ce1"/>
          <table:table-cell office:value-type="string" table:style-name="ce2">
            <text:p>redutor do agitador<text:s/></text:p>
          </table:table-cell>
          <table:table-cell office:value-type="string" table:style-name="ce2">
            <text:p>protetor de correia<text:s/></text:p>
          </table:table-cell>
          <table:table-cell office:value-type="string" table:style-name="ce2">
            <text:p>fabricar protetor<text:s/></text:p>
          </table:table-cell>
          <table:table-cell office:value-type="string" table:style-name="ce2">
            <text:p>desnecessÃ¡rio / fora do alcance do operador / acessado apenas pela manutenÃ§Ã£o /com equipamento desligado<text:s/></text:p>
          </table:table-cell>
          <table:table-cell office:value-type="float" office:value="1605704064289" table:style-name="ce1">
            <text:p>1,6057E+12</text:p>
          </table:table-cell>
          <table:table-cell table:number-columns-repeated="16369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57" table:style-name="ce1">
            <text:p>5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704306214" table:style-name="ce1">
            <text:p>1,6057E+12</text:p>
          </table:table-cell>
          <table:table-cell office:value-type="float" office:value="1605704306214" table:style-name="ce1">
            <text:p>1,6057E+12</text:p>
          </table:table-cell>
          <table:table-cell table:style-name="ce1"/>
          <table:table-cell office:value-type="string" table:style-name="ce2">
            <text:p>motor do redutor<text:s/></text:p>
          </table:table-cell>
          <table:table-cell office:value-type="string" table:style-name="ce2">
            <text:p>sem tampa da caixa de ligaÃ§Ã£o<text:s/></text:p>
          </table:table-cell>
          <table:table-cell office:value-type="string" table:style-name="ce2">
            <text:p>comprar ou fabricar caixa de ligaÃ§Ã£o<text:s/></text:p>
          </table:table-cell>
          <table:table-cell office:value-type="string" table:style-name="ce2">
            <text:p/>
          </table:table-cell>
          <table:table-cell office:value-type="float" office:value="1605704306214" table:style-name="ce1">
            <text:p>1,6057E+12</text:p>
          </table:table-cell>
          <table:table-cell table:number-columns-repeated="16369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704422932" table:style-name="ce1">
            <text:p>1,6057E+12</text:p>
          </table:table-cell>
          <table:table-cell office:value-type="float" office:value="1605704422932" table:style-name="ce1">
            <text:p>1,6057E+12</text:p>
          </table:table-cell>
          <table:table-cell table:style-name="ce1"/>
          <table:table-cell office:value-type="string" table:style-name="ce2">
            <text:p>conjunto redutor e motor<text:s/></text:p>
          </table:table-cell>
          <table:table-cell office:value-type="string" table:style-name="ce2">
            <text:p>protetor de correia<text:s/></text:p>
          </table:table-cell>
          <table:table-cell office:value-type="string" table:style-name="ce2">
            <text:p>fabricar protetor de correia<text:s/></text:p>
          </table:table-cell>
          <table:table-cell office:value-type="string" table:style-name="ce2">
            <text:p/>
          </table:table-cell>
          <table:table-cell office:value-type="float" office:value="1605704422932" table:style-name="ce1">
            <text:p>1,6057E+12</text:p>
          </table:table-cell>
          <table:table-cell table:number-columns-repeated="1636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59" table:style-name="ce1">
            <text:p>5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704944458" table:style-name="ce1">
            <text:p>1,6057E+12</text:p>
          </table:table-cell>
          <table:table-cell office:value-type="float" office:value="1605704944458" table:style-name="ce1">
            <text:p>1,6057E+12</text:p>
          </table:table-cell>
          <table:table-cell table:style-name="ce1"/>
          <table:table-cell office:value-type="string" table:style-name="ce2">
            <text:p>linha de vapor<text:s/></text:p>
          </table:table-cell>
          <table:table-cell office:value-type="string" table:style-name="ce2">
            <text:p>isolamento tÃ©rmico<text:s/></text:p>
          </table:table-cell>
          <table:table-cell office:value-type="string" table:style-name="ce2">
            <text:p>isolar com lÃ¡ de vidro<text:s/></text:p>
          </table:table-cell>
          <table:table-cell office:value-type="string" table:style-name="ce2">
            <text:p/>
          </table:table-cell>
          <table:table-cell office:value-type="float" office:value="1605704944458" table:style-name="ce1">
            <text:p>1,6057E+12</text:p>
          </table:table-cell>
          <table:table-cell table:number-columns-repeated="1636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705205406" table:style-name="ce1">
            <text:p>1,60571E+12</text:p>
          </table:table-cell>
          <table:table-cell office:value-type="float" office:value="1605705205406" table:style-name="ce1">
            <text:p>1,60571E+12</text:p>
          </table:table-cell>
          <table:table-cell table:style-name="ce1"/>
          <table:table-cell office:value-type="string" table:style-name="ce2">
            <text:p>plataforma<text:s/></text:p>
          </table:table-cell>
          <table:table-cell office:value-type="string" table:style-name="ce2">
            <text:p>guarda corpo perto dos registros de vapor<text:s/></text:p>
          </table:table-cell>
          <table:table-cell office:value-type="string" table:style-name="ce2">
            <text:p>desnecessÃ¡rio, para acessar tem que subir um degrau e se contorcer entre as tubulaÃ§Ãµes de vapor<text:s/></text:p>
          </table:table-cell>
          <table:table-cell office:value-type="string" table:style-name="ce2">
            <text:p/>
          </table:table-cell>
          <table:table-cell office:value-type="float" office:value="1605705205406" table:style-name="ce1">
            <text:p>1,60571E+12</text:p>
          </table:table-cell>
          <table:table-cell table:number-columns-repeated="16369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60" table:style-name="ce1">
            <text:p>6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705450627" table:style-name="ce1">
            <text:p>1,60571E+12</text:p>
          </table:table-cell>
          <table:table-cell office:value-type="float" office:value="1605705450627" table:style-name="ce1">
            <text:p>1,60571E+12</text:p>
          </table:table-cell>
          <table:table-cell table:style-name="ce1"/>
          <table:table-cell office:value-type="string" table:style-name="ce2">
            <text:p>plataforma piso<text:s/></text:p>
          </table:table-cell>
          <table:table-cell office:value-type="string" table:style-name="ce2">
            <text:p>varÃµes quebrados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705450627" table:style-name="ce1">
            <text:p>1,60571E+12</text:p>
          </table:table-cell>
          <table:table-cell table:number-columns-repeated="1636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60" table:style-name="ce1">
            <text:p>6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705642805" table:style-name="ce1">
            <text:p>1,60571E+12</text:p>
          </table:table-cell>
          <table:table-cell office:value-type="float" office:value="1605705642805" table:style-name="ce1">
            <text:p>1,60571E+12</text:p>
          </table:table-cell>
          <table:table-cell table:style-name="ce1"/>
          <table:table-cell office:value-type="string" table:style-name="ce2">
            <text:p>plataforma<text:s/></text:p>
          </table:table-cell>
          <table:table-cell office:value-type="string" table:style-name="ce2">
            <text:p>sem guarda corpo entre misturador e parede dos fundos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705642805" table:style-name="ce1">
            <text:p>1,60571E+12</text:p>
          </table:table-cell>
          <table:table-cell table:number-columns-repeated="1636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706175946" table:style-name="ce1">
            <text:p>1,60571E+12</text:p>
          </table:table-cell>
          <table:table-cell office:value-type="float" office:value="1605706175946" table:style-name="ce1">
            <text:p>1,60571E+12</text:p>
          </table:table-cell>
          <table:table-cell table:style-name="ce1"/>
          <table:table-cell office:value-type="string" table:style-name="ce2">
            <text:p>conjunto motor redutor<text:s/></text:p>
          </table:table-cell>
          <table:table-cell office:value-type="string" table:style-name="ce2">
            <text:p>protetor de correia<text:s/></text:p>
          </table:table-cell>
          <table:table-cell office:value-type="string" table:style-name="ce2">
            <text:p>fabricar protetor de correia obs: proteÃ§Ã£o desnecessÃ¡ria, correias nÃ£o estÃ£o ao alcance do operador / acessÃ­vel somente pela manutenÃ§Ã£o que Ã© feita com equipamento desligado<text:s/></text:p>
          </table:table-cell>
          <table:table-cell office:value-type="string" table:style-name="ce2">
            <text:p/>
          </table:table-cell>
          <table:table-cell office:value-type="float" office:value="1605706175946" table:style-name="ce1">
            <text:p>1,60571E+12</text:p>
          </table:table-cell>
          <table:table-cell table:number-columns-repeated="1636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62" table:style-name="ce1">
            <text:p>6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706686817" table:style-name="ce1">
            <text:p>1,60571E+12</text:p>
          </table:table-cell>
          <table:table-cell office:value-type="float" office:value="1605714364668" table:style-name="ce1">
            <text:p>1,60571E+12</text:p>
          </table:table-cell>
          <table:table-cell office:value-type="float" office:value="1605714366071" table:style-name="ce1">
            <text:p>1,60571E+12</text:p>
          </table:table-cell>
          <table:table-cell office:value-type="string" table:style-name="ce2">
            <text:p>fogareiro<text:s/></text:p>
          </table:table-cell>
          <table:table-cell office:value-type="string" table:style-name="ce2">
            <text:p>vazamento</text:p>
          </table:table-cell>
          <table:table-cell office:value-type="string" table:style-name="ce2">
            <text:p>trocado abraÃ§adeiras da vÃ¡lvula e duto de registros.</text:p>
          </table:table-cell>
          <table:table-cell office:value-type="string" table:style-name="ce2">
            <text:p/>
          </table:table-cell>
          <table:table-cell office:value-type="float" office:value="1605714364668" table:style-name="ce1">
            <text:p>1,60571E+12</text:p>
          </table:table-cell>
          <table:table-cell table:number-columns-repeated="1636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707319552" table:style-name="ce1">
            <text:p>1,60571E+12</text:p>
          </table:table-cell>
          <table:table-cell office:value-type="float" office:value="1605707319552" table:style-name="ce1">
            <text:p>1,60571E+12</text:p>
          </table:table-cell>
          <table:table-cell table:style-name="ce1"/>
          <table:table-cell office:value-type="string" table:style-name="ce2">
            <text:p>guarda corpo fixo na rampa e guarda corpo mÃ³vel na descarga e alongar plataforma no pÃ© do guincho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707319552" table:style-name="ce1">
            <text:p>1,60571E+12</text:p>
          </table:table-cell>
          <table:table-cell table:number-columns-repeated="1636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708327845" table:style-name="ce1">
            <text:p>1,60571E+12</text:p>
          </table:table-cell>
          <table:table-cell office:value-type="float" office:value="1605708327845" table:style-name="ce1">
            <text:p>1,60571E+12</text:p>
          </table:table-cell>
          <table:table-cell table:style-name="ce1"/>
          <table:table-cell office:value-type="string" table:style-name="ce2">
            <text:p>compressores do resfriador</text:p>
          </table:table-cell>
          <table:table-cell office:value-type="string" table:style-name="ce2">
            <text:p>proteÃ§Ã£o de correia 2</text:p>
          </table:table-cell>
          <table:table-cell office:value-type="string" table:style-name="ce2">
            <text:p>troca de todo o sistema</text:p>
          </table:table-cell>
          <table:table-cell office:value-type="string" table:style-name="ce2">
            <text:p>inÃºtil colocaÃ§Ã£o de proteÃ§Ã£o</text:p>
          </table:table-cell>
          <table:table-cell office:value-type="float" office:value="1605708327845" table:style-name="ce1">
            <text:p>1,60571E+12</text:p>
          </table:table-cell>
          <table:table-cell table:number-columns-repeated="1636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708444335" table:style-name="ce1">
            <text:p>1,60571E+12</text:p>
          </table:table-cell>
          <table:table-cell office:value-type="float" office:value="1605708444335" table:style-name="ce1">
            <text:p>1,60571E+12</text:p>
          </table:table-cell>
          <table:table-cell table:style-name="ce1"/>
          <table:table-cell office:value-type="string" table:style-name="ce2">
            <text:p>quadro elÃ©trico compressores resfriador<text:s/></text:p>
          </table:table-cell>
          <table:table-cell office:value-type="string" table:style-name="ce2">
            <text:p>aberto e bagunÃ§ado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708444335" table:style-name="ce1">
            <text:p>1,60571E+12</text:p>
          </table:table-cell>
          <table:table-cell table:number-columns-repeated="16369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708626040" table:style-name="ce1">
            <text:p>1,60571E+12</text:p>
          </table:table-cell>
          <table:table-cell office:value-type="float" office:value="1605708626040" table:style-name="ce1">
            <text:p>1,60571E+12</text:p>
          </table:table-cell>
          <table:table-cell table:style-name="ce1"/>
          <table:table-cell office:value-type="string" table:style-name="ce2">
            <text:p>caixa refrigerada</text:p>
          </table:table-cell>
          <table:table-cell office:value-type="string" table:style-name="ce2">
            <text:p>vazamento / isolamento caindo</text:p>
          </table:table-cell>
          <table:table-cell office:value-type="string" table:style-name="ce2">
            <text:p>compra de sistema novo</text:p>
          </table:table-cell>
          <table:table-cell office:value-type="string" table:style-name="ce2">
            <text:p>sem conserto</text:p>
          </table:table-cell>
          <table:table-cell office:value-type="float" office:value="1605708626040" table:style-name="ce1">
            <text:p>1,60571E+12</text:p>
          </table:table-cell>
          <table:table-cell table:number-columns-repeated="16369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708725832" table:style-name="ce1">
            <text:p>1,60571E+12</text:p>
          </table:table-cell>
          <table:table-cell office:value-type="float" office:value="1605708725832" table:style-name="ce1">
            <text:p>1,60571E+12</text:p>
          </table:table-cell>
          <table:table-cell office:value-type="float" office:value="1606329574393" table:style-name="ce1">
            <text:p>1,60633E+12</text:p>
          </table:table-cell>
          <table:table-cell office:value-type="string" table:style-name="ce2">
            <text:p>iluminaÃ§Ã£o</text:p>
          </table:table-cell>
          <table:table-cell office:value-type="string" table:style-name="ce2">
            <text:p>revisÃ£o</text:p>
          </table:table-cell>
          <table:table-cell office:value-type="string" table:style-name="ce2">
            <text:p>Revisado eletricista terceiro</text:p>
          </table:table-cell>
          <table:table-cell office:value-type="string" table:style-name="ce2">
            <text:p/>
          </table:table-cell>
          <table:table-cell office:value-type="float" office:value="1605708725832" table:style-name="ce1">
            <text:p>1,60571E+12</text:p>
          </table:table-cell>
          <table:table-cell table:number-columns-repeated="1636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605709091656" table:style-name="ce1">
            <text:p>1,60571E+12</text:p>
          </table:table-cell>
          <table:table-cell office:value-type="float" office:value="1605118452144" table:style-name="ce1">
            <text:p>1,60512E+12</text:p>
          </table:table-cell>
          <table:table-cell office:value-type="float" office:value="1612199009581" table:style-name="ce1">
            <text:p>1,6122E+12</text:p>
          </table:table-cell>
          <table:table-cell office:value-type="string" table:style-name="ce2">
            <text:p>misturador de matÃ©ria prima 1-2-3</text:p>
          </table:table-cell>
          <table:table-cell office:value-type="string" table:style-name="ce2">
            <text:p>falta proteÃ§Ã£o <text:s/>de correia dia misturadores 1-2-3</text:p>
          </table:table-cell>
          <table:table-cell office:value-type="string" table:style-name="ce2">
            <text:p>fabricado protetor sob medida</text:p>
          </table:table-cell>
          <table:table-cell office:value-type="string" table:style-name="ce2">
            <text:p>pintado da cor padrÃ£o amarelo seguranÃ§a</text:p>
          </table:table-cell>
          <table:table-cell office:value-type="float" office:value="1614787153146" table:style-name="ce1">
            <text:p>1,61479E+12</text:p>
          </table:table-cell>
          <table:table-cell table:number-columns-repeated="1636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781128281" table:style-name="ce1">
            <text:p>1,60578E+12</text:p>
          </table:table-cell>
          <table:table-cell office:value-type="float" office:value="1605781147967" table:style-name="ce1">
            <text:p>1,60578E+12</text:p>
          </table:table-cell>
          <table:table-cell office:value-type="float" office:value="1605781150607" table:style-name="ce1">
            <text:p>1,60578E+12</text:p>
          </table:table-cell>
          <table:table-cell office:value-type="string" table:style-name="ce2">
            <text:p>mÃ¡quina de esponjas<text:s/></text:p>
          </table:table-cell>
          <table:table-cell office:value-type="string" table:style-name="ce2">
            <text:p>aranha com garfos quebrados<text:s/></text:p>
          </table:table-cell>
          <table:table-cell office:value-type="string" table:style-name="ce2">
            <text:p>fabricar 2 garfos novos<text:s/></text:p>
          </table:table-cell>
          <table:table-cell office:value-type="string" table:style-name="ce2">
            <text:p/>
          </table:table-cell>
          <table:table-cell office:value-type="float" office:value="1605781147967" table:style-name="ce1">
            <text:p>1,60578E+12</text:p>
          </table:table-cell>
          <table:table-cell table:number-columns-repeated="1636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791130595" table:style-name="ce1">
            <text:p>1,60579E+12</text:p>
          </table:table-cell>
          <table:table-cell office:value-type="float" office:value="1605791147152" table:style-name="ce1">
            <text:p>1,60579E+12</text:p>
          </table:table-cell>
          <table:table-cell office:value-type="float" office:value="1605791148622" table:style-name="ce1">
            <text:p>1,60579E+12</text:p>
          </table:table-cell>
          <table:table-cell office:value-type="string" table:style-name="ce2">
            <text:p>frizer</text:p>
          </table:table-cell>
          <table:table-cell office:value-type="string" table:style-name="ce2">
            <text:p>fabricar 2 suportes mÃ£o francesa 500X300mm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791147152" table:style-name="ce1">
            <text:p>1,60579E+12</text:p>
          </table:table-cell>
          <table:table-cell table:number-columns-repeated="1636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804574843" table:style-name="ce1">
            <text:p>1,6058E+12</text:p>
          </table:table-cell>
          <table:table-cell office:value-type="float" office:value="1605804594220" table:style-name="ce1">
            <text:p>1,6058E+12</text:p>
          </table:table-cell>
          <table:table-cell office:value-type="float" office:value="1605804595657" table:style-name="ce1">
            <text:p>1,6058E+12</text:p>
          </table:table-cell>
          <table:table-cell office:value-type="string" table:style-name="ce2">
            <text:p>caldeira parafina reciclada<text:s/></text:p>
          </table:table-cell>
          <table:table-cell office:value-type="string" table:style-name="ce2">
            <text:p>uniÃ£o 1.1/2" vazando<text:s/></text:p>
          </table:table-cell>
          <table:table-cell office:value-type="string" table:style-name="ce2">
            <text:p>trocado uniÃ£o<text:s/></text:p>
          </table:table-cell>
          <table:table-cell office:value-type="string" table:style-name="ce2">
            <text:p/>
          </table:table-cell>
          <table:table-cell office:value-type="float" office:value="1605804594220" table:style-name="ce1">
            <text:p>1,6058E+12</text:p>
          </table:table-cell>
          <table:table-cell table:number-columns-repeated="1636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807102764" table:style-name="ce1">
            <text:p>1,60581E+12</text:p>
          </table:table-cell>
          <table:table-cell office:value-type="float" office:value="1605807128549" table:style-name="ce1">
            <text:p>1,60581E+12</text:p>
          </table:table-cell>
          <table:table-cell office:value-type="float" office:value="1605807130168" table:style-name="ce1">
            <text:p>1,60581E+12</text:p>
          </table:table-cell>
          <table:table-cell office:value-type="string" table:style-name="ce2">
            <text:p>tanques de amaciante<text:s/></text:p>
          </table:table-cell>
          <table:table-cell office:value-type="string" table:style-name="ce2">
            <text:p>Ã¡gua suja escoar<text:s/></text:p>
          </table:table-cell>
          <table:table-cell office:value-type="string" table:style-name="ce2">
            <text:p>adaptar saÃ­da para calha da rua<text:s/></text:p>
          </table:table-cell>
          <table:table-cell office:value-type="string" table:style-name="ce2">
            <text:p/>
          </table:table-cell>
          <table:table-cell office:value-type="float" office:value="1605807128549" table:style-name="ce1">
            <text:p>1,60581E+12</text:p>
          </table:table-cell>
          <table:table-cell table:number-columns-repeated="1636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807319767" table:style-name="ce1">
            <text:p>1,60581E+12</text:p>
          </table:table-cell>
          <table:table-cell office:value-type="float" office:value="1605807319767" table:style-name="ce1">
            <text:p>1,60581E+12</text:p>
          </table:table-cell>
          <table:table-cell office:value-type="float" office:value="1606169616258" table:style-name="ce1">
            <text:p>1,60617E+12</text:p>
          </table:table-cell>
          <table:table-cell office:value-type="string" table:style-name="ce2">
            <text:p>moedor de cafÃ©</text:p>
          </table:table-cell>
          <table:table-cell office:value-type="string" table:style-name="ce2">
            <text:p>troca de peneir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807319767" table:style-name="ce1">
            <text:p>1,60581E+12</text:p>
          </table:table-cell>
          <table:table-cell table:number-columns-repeated="16369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807339149" table:style-name="ce1">
            <text:p>1,60581E+12</text:p>
          </table:table-cell>
          <table:table-cell office:value-type="float" office:value="1605807356956" table:style-name="ce1">
            <text:p>1,60581E+12</text:p>
          </table:table-cell>
          <table:table-cell office:value-type="float" office:value="1605807358661" table:style-name="ce1">
            <text:p>1,60581E+12</text:p>
          </table:table-cell>
          <table:table-cell office:value-type="string" table:style-name="ce2">
            <text:p>calha do chÃ£o</text:p>
          </table:table-cell>
          <table:table-cell office:value-type="string" table:style-name="ce2">
            <text:p>sem grade<text:s/></text:p>
          </table:table-cell>
          <table:table-cell office:value-type="string" table:style-name="ce2">
            <text:p>fabricar grade<text:s/></text:p>
          </table:table-cell>
          <table:table-cell office:value-type="string" table:style-name="ce2">
            <text:p/>
          </table:table-cell>
          <table:table-cell office:value-type="float" office:value="1605807356956" table:style-name="ce1">
            <text:p>1,60581E+12</text:p>
          </table:table-cell>
          <table:table-cell table:number-columns-repeated="16369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808332222" table:style-name="ce1">
            <text:p>1,60581E+12</text:p>
          </table:table-cell>
          <table:table-cell office:value-type="float" office:value="1605808332222" table:style-name="ce1">
            <text:p>1,60581E+12</text:p>
          </table:table-cell>
          <table:table-cell table:style-name="ce1"/>
          <table:table-cell office:value-type="string" table:style-name="ce2">
            <text:p>ralos de piso<text:s/></text:p>
          </table:table-cell>
          <table:table-cell office:value-type="string" table:style-name="ce2">
            <text:p>sem tampa<text:s/></text:p>
          </table:table-cell>
          <table:table-cell office:value-type="string" table:style-name="ce2">
            <text:p>fabricar tampa resistente a passagem da paleteira ( 11 PCs)</text:p>
          </table:table-cell>
          <table:table-cell office:value-type="string" table:style-name="ce2">
            <text:p/>
          </table:table-cell>
          <table:table-cell office:value-type="float" office:value="1605808332222" table:style-name="ce1">
            <text:p>1,60581E+12</text:p>
          </table:table-cell>
          <table:table-cell table:number-columns-repeated="16369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55" table:style-name="ce1">
            <text:p>5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867851625" table:style-name="ce1">
            <text:p>1,60587E+12</text:p>
          </table:table-cell>
          <table:table-cell office:value-type="float" office:value="1605867851625" table:style-name="ce1">
            <text:p>1,60587E+12</text:p>
          </table:table-cell>
          <table:table-cell table:style-name="ce1"/>
          <table:table-cell office:value-type="string" table:style-name="ce2">
            <text:p>motor do redutor<text:s/></text:p>
          </table:table-cell>
          <table:table-cell office:value-type="string" table:style-name="ce2">
            <text:p>falta tampa da caixa de ligaÃ§Ã£o<text:s/></text:p>
          </table:table-cell>
          <table:table-cell office:value-type="string" table:style-name="ce2">
            <text:p>colocar tampa / ou caixa de ligaÃ§Ã£o inteira<text:s/></text:p>
          </table:table-cell>
          <table:table-cell office:value-type="string" table:style-name="ce2">
            <text:p/>
          </table:table-cell>
          <table:table-cell office:value-type="float" office:value="1605867851625" table:style-name="ce1">
            <text:p>1,60587E+12</text:p>
          </table:table-cell>
          <table:table-cell table:number-columns-repeated="16369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59" table:style-name="ce1">
            <text:p>5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868401650" table:style-name="ce1">
            <text:p>1,60587E+12</text:p>
          </table:table-cell>
          <table:table-cell office:value-type="float" office:value="1605868401650" table:style-name="ce1">
            <text:p>1,60587E+12</text:p>
          </table:table-cell>
          <table:table-cell table:style-name="ce1"/>
          <table:table-cell office:value-type="string" table:style-name="ce2">
            <text:p>motor do redutor<text:s/></text:p>
          </table:table-cell>
          <table:table-cell office:value-type="string" table:style-name="ce2">
            <text:p>sem caixa de ligaÃ§Ã£o<text:s/></text:p>
          </table:table-cell>
          <table:table-cell office:value-type="string" table:style-name="ce2">
            <text:p>comprar ou fabricar caixa de ligaÃ§Ã£o<text:s/></text:p>
          </table:table-cell>
          <table:table-cell office:value-type="string" table:style-name="ce2">
            <text:p/>
          </table:table-cell>
          <table:table-cell office:value-type="float" office:value="1605868401650" table:style-name="ce1">
            <text:p>1,60587E+12</text:p>
          </table:table-cell>
          <table:table-cell table:number-columns-repeated="16369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61" table:style-name="ce1">
            <text:p>6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868616414" table:style-name="ce1">
            <text:p>1,60587E+12</text:p>
          </table:table-cell>
          <table:table-cell office:value-type="float" office:value="1605868616414" table:style-name="ce1">
            <text:p>1,60587E+12</text:p>
          </table:table-cell>
          <table:table-cell table:style-name="ce1"/>
          <table:table-cell office:value-type="string" table:style-name="ce2">
            <text:p>motor do redutor</text:p>
          </table:table-cell>
          <table:table-cell office:value-type="string" table:style-name="ce2">
            <text:p>sem tampa caixa de ligaÃ§Ã£o</text:p>
          </table:table-cell>
          <table:table-cell office:value-type="string" table:style-name="ce2">
            <text:p>comprar ou fabricar caixa de ligaÃ§Ã£o</text:p>
          </table:table-cell>
          <table:table-cell office:value-type="string" table:style-name="ce2">
            <text:p/>
          </table:table-cell>
          <table:table-cell office:value-type="float" office:value="1605868616414" table:style-name="ce1">
            <text:p>1,60587E+12</text:p>
          </table:table-cell>
          <table:table-cell table:number-columns-repeated="16369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63" table:style-name="ce1">
            <text:p>6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869410820" table:style-name="ce1">
            <text:p>1,60587E+12</text:p>
          </table:table-cell>
          <table:table-cell office:value-type="float" office:value="1605869410820" table:style-name="ce1">
            <text:p>1,60587E+12</text:p>
          </table:table-cell>
          <table:table-cell table:style-name="ce1"/>
          <table:table-cell office:value-type="string" table:style-name="ce2">
            <text:p>rampa e plataforma do guincho</text:p>
          </table:table-cell>
          <table:table-cell office:value-type="string" table:style-name="ce2">
            <text:p>plataforma de concreto quebrada e curta</text:p>
          </table:table-cell>
          <table:table-cell office:value-type="string" table:style-name="ce2">
            <text:p>alongar e reforÃ§ar instalaÃ§Ã£o de corrimÃ£o e guarda corpo</text:p>
          </table:table-cell>
          <table:table-cell office:value-type="string" table:style-name="ce2">
            <text:p/>
          </table:table-cell>
          <table:table-cell office:value-type="float" office:value="1605869410820" table:style-name="ce1">
            <text:p>1,60587E+12</text:p>
          </table:table-cell>
          <table:table-cell table:number-columns-repeated="16369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53" table:style-name="ce1">
            <text:p>5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874762699" table:style-name="ce1">
            <text:p>1,60587E+12</text:p>
          </table:table-cell>
          <table:table-cell office:value-type="float" office:value="1605874778852" table:style-name="ce1">
            <text:p>1,60587E+12</text:p>
          </table:table-cell>
          <table:table-cell office:value-type="float" office:value="1605874780189" table:style-name="ce1">
            <text:p>1,60587E+12</text:p>
          </table:table-cell>
          <table:table-cell office:value-type="string" table:style-name="ce2">
            <text:p>carrinho de descarga 2 rodas</text:p>
          </table:table-cell>
          <table:table-cell office:value-type="string" table:style-name="ce2">
            <text:p>solda quebrad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874778852" table:style-name="ce1">
            <text:p>1,60587E+12</text:p>
          </table:table-cell>
          <table:table-cell table:number-columns-repeated="16369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874952995" table:style-name="ce1">
            <text:p>1,60587E+12</text:p>
          </table:table-cell>
          <table:table-cell office:value-type="float" office:value="1605877580567" table:style-name="ce1">
            <text:p>1,60588E+12</text:p>
          </table:table-cell>
          <table:table-cell office:value-type="float" office:value="1605877582969" table:style-name="ce1">
            <text:p>1,60588E+12</text:p>
          </table:table-cell>
          <table:table-cell office:value-type="string" table:style-name="ce2">
            <text:p>tampador<text:s/></text:p>
          </table:table-cell>
          <table:table-cell office:value-type="string" table:style-name="ce2">
            <text:p>fora de sincronia<text:s/></text:p>
          </table:table-cell>
          <table:table-cell office:value-type="string" table:style-name="ce2">
            <text:p>encalhamento por garrafas fora de tamanho<text:s/></text:p>
          </table:table-cell>
          <table:table-cell office:value-type="string" table:style-name="ce2">
            <text:p/>
          </table:table-cell>
          <table:table-cell office:value-type="float" office:value="1605877580567" table:style-name="ce1">
            <text:p>1,60588E+12</text:p>
          </table:table-cell>
          <table:table-cell table:number-columns-repeated="16369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877717139" table:style-name="ce1">
            <text:p>1,60588E+12</text:p>
          </table:table-cell>
          <table:table-cell office:value-type="float" office:value="1605877717139" table:style-name="ce1">
            <text:p>1,60588E+12</text:p>
          </table:table-cell>
          <table:table-cell table:style-name="ce1"/>
          <table:table-cell office:value-type="string" table:style-name="ce2">
            <text:p>ventilador<text:s/></text:p>
          </table:table-cell>
          <table:table-cell office:value-type="string" table:style-name="ce2">
            <text:p>sem tela de proteÃ§Ã£o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877717139" table:style-name="ce1">
            <text:p>1,60588E+12</text:p>
          </table:table-cell>
          <table:table-cell table:number-columns-repeated="16369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48" table:style-name="ce1">
            <text:p>48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878045295" table:style-name="ce1">
            <text:p>1,60588E+12</text:p>
          </table:table-cell>
          <table:table-cell office:value-type="float" office:value="1605878045295" table:style-name="ce1">
            <text:p>1,60588E+12</text:p>
          </table:table-cell>
          <table:table-cell table:style-name="ce1"/>
          <table:table-cell office:value-type="string" table:style-name="ce2">
            <text:p>fogareiro<text:s/></text:p>
          </table:table-cell>
          <table:table-cell office:value-type="string" table:style-name="ce2">
            <text:p>desprotegido / muito prÃ³ximo da passagem risco de incÃªndio muito baixo botijÃ£o muito prÃ³ximo<text:s/></text:p>
          </table:table-cell>
          <table:table-cell office:value-type="string" table:style-name="ce2">
            <text:p>transferir para Ã¡rea aberta e fazer estrutura de alvenaria para colocaÃ§Ã£o do fogareiro e estudar colocaÃ§Ã£o de botijÃ£o fora<text:s/></text:p>
          </table:table-cell>
          <table:table-cell office:value-type="string" table:style-name="ce2">
            <text:p/>
          </table:table-cell>
          <table:table-cell office:value-type="float" office:value="1605878045295" table:style-name="ce1">
            <text:p>1,60588E+12</text:p>
          </table:table-cell>
          <table:table-cell table:number-columns-repeated="16369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879348014" table:style-name="ce1">
            <text:p>1,60588E+12</text:p>
          </table:table-cell>
          <table:table-cell office:value-type="float" office:value="1605879348014" table:style-name="ce1">
            <text:p>1,60588E+12</text:p>
          </table:table-cell>
          <table:table-cell office:value-type="float" office:value="1620936619472" table:style-name="ce1">
            <text:p>1,62094E+12</text:p>
          </table:table-cell>
          <table:table-cell office:value-type="string" table:style-name="ce2">
            <text:p>tubulaÃ§Ã£o vapor</text:p>
          </table:table-cell>
          <table:table-cell office:value-type="string" table:style-name="ce2">
            <text:p>vazamento no retorno para caldeira e obstruÃ§Ã£o de corredor (risco de queda )</text:p>
          </table:table-cell>
          <table:table-cell office:value-type="string" table:style-name="ce2">
            <text:p>correto passar por dentro de canaleta</text:p>
          </table:table-cell>
          <table:table-cell office:value-type="string" table:style-name="ce2">
            <text:p>refeito pelo mesmo local tubos expostos</text:p>
          </table:table-cell>
          <table:table-cell office:value-type="float" office:value="1605879348014" table:style-name="ce1">
            <text:p>1,60588E+12</text:p>
          </table:table-cell>
          <table:table-cell table:number-columns-repeated="16369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879825618" table:style-name="ce1">
            <text:p>1,60588E+12</text:p>
          </table:table-cell>
          <table:table-cell office:value-type="float" office:value="1605879825618" table:style-name="ce1">
            <text:p>1,60588E+12</text:p>
          </table:table-cell>
          <table:table-cell table:style-name="ce1"/>
          <table:table-cell office:value-type="string" table:style-name="ce2">
            <text:p>tanque 01 e 03 risco de queimadura a terceiros do corredor<text:s/></text:p>
          </table:table-cell>
          <table:table-cell office:value-type="string" table:style-name="ce2">
            <text:p/>
          </table:table-cell>
          <table:table-cell office:value-type="string" table:style-name="ce2">
            <text:p>fazer meia tampa<text:s/></text:p>
          </table:table-cell>
          <table:table-cell office:value-type="string" table:style-name="ce2">
            <text:p/>
          </table:table-cell>
          <table:table-cell office:value-type="float" office:value="1605879825618" table:style-name="ce1">
            <text:p>1,60588E+12</text:p>
          </table:table-cell>
          <table:table-cell table:number-columns-repeated="16369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48" table:style-name="ce1">
            <text:p>4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880465561" table:style-name="ce1">
            <text:p>1,60588E+12</text:p>
          </table:table-cell>
          <table:table-cell office:value-type="float" office:value="1605880465561" table:style-name="ce1">
            <text:p>1,60588E+12</text:p>
          </table:table-cell>
          <table:table-cell table:style-name="ce1"/>
          <table:table-cell office:value-type="string" table:style-name="ce2">
            <text:p>seladora manual<text:s/></text:p>
          </table:table-cell>
          <table:table-cell office:value-type="string" table:style-name="ce2">
            <text:p>tomada sem tampa pino exposto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5880465561" table:style-name="ce1">
            <text:p>1,60588E+12</text:p>
          </table:table-cell>
          <table:table-cell table:number-columns-repeated="16369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883524205" table:style-name="ce1">
            <text:p>1,60588E+12</text:p>
          </table:table-cell>
          <table:table-cell office:value-type="float" office:value="1605883537554" table:style-name="ce1">
            <text:p>1,60588E+12</text:p>
          </table:table-cell>
          <table:table-cell office:value-type="float" office:value="1605883538991" table:style-name="ce1">
            <text:p>1,60588E+12</text:p>
          </table:table-cell>
          <table:table-cell office:value-type="string" table:style-name="ce2">
            <text:p>aranha mÃ¡quina de esponjas<text:s/></text:p>
          </table:table-cell>
          <table:table-cell office:value-type="string" table:style-name="ce2">
            <text:p>garfos quebrados ( 2)<text:s/></text:p>
          </table:table-cell>
          <table:table-cell office:value-type="string" table:style-name="ce2">
            <text:p>fabricar garfos novos<text:s/></text:p>
          </table:table-cell>
          <table:table-cell office:value-type="string" table:style-name="ce2">
            <text:p/>
          </table:table-cell>
          <table:table-cell office:value-type="float" office:value="1605883537554" table:style-name="ce1">
            <text:p>1,60588E+12</text:p>
          </table:table-cell>
          <table:table-cell table:number-columns-repeated="16369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901434979" table:style-name="ce1">
            <text:p>1,6059E+12</text:p>
          </table:table-cell>
          <table:table-cell office:value-type="float" office:value="1605901434979" table:style-name="ce1">
            <text:p>1,6059E+12</text:p>
          </table:table-cell>
          <table:table-cell table:style-name="ce1"/>
          <table:table-cell office:value-type="string" table:style-name="ce2">
            <text:p>misturador de matÃ©ria prima 02</text:p>
          </table:table-cell>
          <table:table-cell office:value-type="string" table:style-name="ce2">
            <text:p>falta tampa da caixa de ligaÃ§Ã£o motor</text:p>
          </table:table-cell>
          <table:table-cell office:value-type="string" table:style-name="ce2">
            <text:p>comprar caixa de ligaÃ§Ã£o</text:p>
          </table:table-cell>
          <table:table-cell office:value-type="string" table:style-name="ce2">
            <text:p/>
          </table:table-cell>
          <table:table-cell office:value-type="float" office:value="1605901434979" table:style-name="ce1">
            <text:p>1,6059E+12</text:p>
          </table:table-cell>
          <table:table-cell table:number-columns-repeated="16369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5902333984" table:style-name="ce1">
            <text:p>1,6059E+12</text:p>
          </table:table-cell>
          <table:table-cell office:value-type="float" office:value="1605902364219" table:style-name="ce1">
            <text:p>1,6059E+12</text:p>
          </table:table-cell>
          <table:table-cell office:value-type="float" office:value="1605902365906" table:style-name="ce1">
            <text:p>1,6059E+12</text:p>
          </table:table-cell>
          <table:table-cell office:value-type="string" table:style-name="ce2">
            <text:p>fechadura de caixa<text:s/></text:p>
          </table:table-cell>
          <table:table-cell office:value-type="string" table:style-name="ce2">
            <text:p>nÃ£o corta a fita de cima<text:s/></text:p>
          </table:table-cell>
          <table:table-cell office:value-type="string" table:style-name="ce2">
            <text:p>limpeza e afiar navalha<text:s/></text:p>
          </table:table-cell>
          <table:table-cell office:value-type="string" table:style-name="ce2">
            <text:p/>
          </table:table-cell>
          <table:table-cell office:value-type="float" office:value="1605902364219" table:style-name="ce1">
            <text:p>1,6059E+12</text:p>
          </table:table-cell>
          <table:table-cell table:number-columns-repeated="16369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127931490" table:style-name="ce1">
            <text:p>1,60613E+12</text:p>
          </table:table-cell>
          <table:table-cell office:value-type="float" office:value="1606127960301" table:style-name="ce1">
            <text:p>1,60613E+12</text:p>
          </table:table-cell>
          <table:table-cell office:value-type="float" office:value="1606127961470" table:style-name="ce1">
            <text:p>1,60613E+12</text:p>
          </table:table-cell>
          <table:table-cell office:value-type="string" table:style-name="ce2">
            <text:p>tanque retorno para sabÃ£o<text:s/></text:p>
          </table:table-cell>
          <table:table-cell office:value-type="string" table:style-name="ce2">
            <text:p>colocar uniÃ£o cano 59 mm<text:s/></text:p>
          </table:table-cell>
          <table:table-cell office:value-type="string" table:style-name="ce2">
            <text:p>para facilitar a troca de tela<text:s/></text:p>
          </table:table-cell>
          <table:table-cell office:value-type="string" table:style-name="ce2">
            <text:p/>
          </table:table-cell>
          <table:table-cell office:value-type="float" office:value="1606127960301" table:style-name="ce1">
            <text:p>1,60613E+12</text:p>
          </table:table-cell>
          <table:table-cell table:number-columns-repeated="16369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133041922" table:style-name="ce1">
            <text:p>1,60613E+12</text:p>
          </table:table-cell>
          <table:table-cell office:value-type="float" office:value="1606133081014" table:style-name="ce1">
            <text:p>1,60613E+12</text:p>
          </table:table-cell>
          <table:table-cell office:value-type="float" office:value="1606133082401" table:style-name="ce1">
            <text:p>1,60613E+12</text:p>
          </table:table-cell>
          <table:table-cell office:value-type="string" table:style-name="ce2">
            <text:p>aplicador de Tama<text:s/></text:p>
          </table:table-cell>
          <table:table-cell office:value-type="string" table:style-name="ce2">
            <text:p>encalhamento de tampas<text:s/></text:p>
          </table:table-cell>
          <table:table-cell office:value-type="string" table:style-name="ce2">
            <text:p>polimento e ajuste<text:s/></text:p>
          </table:table-cell>
          <table:table-cell office:value-type="string" table:style-name="ce2">
            <text:p/>
          </table:table-cell>
          <table:table-cell office:value-type="float" office:value="1606133081014" table:style-name="ce1">
            <text:p>1,60613E+12</text:p>
          </table:table-cell>
          <table:table-cell table:number-columns-repeated="16369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133253618" table:style-name="ce1">
            <text:p>1,60613E+12</text:p>
          </table:table-cell>
          <table:table-cell office:value-type="float" office:value="1606133285662" table:style-name="ce1">
            <text:p>1,60613E+12</text:p>
          </table:table-cell>
          <table:table-cell office:value-type="float" office:value="1606133287166" table:style-name="ce1">
            <text:p>1,60613E+12</text:p>
          </table:table-cell>
          <table:table-cell office:value-type="string" table:style-name="ce2">
            <text:p>embaladora Ã¡gua sanitÃ¡ria 1L</text:p>
          </table:table-cell>
          <table:table-cell office:value-type="string" table:style-name="ce2">
            <text:p>fita inferior saindo do guia<text:s/></text:p>
          </table:table-cell>
          <table:table-cell office:value-type="string" table:style-name="ce2">
            <text:p>passado fita na posiÃ§Ã£o correta<text:s/></text:p>
          </table:table-cell>
          <table:table-cell office:value-type="string" table:style-name="ce2">
            <text:p/>
          </table:table-cell>
          <table:table-cell office:value-type="float" office:value="1606133285662" table:style-name="ce1">
            <text:p>1,60613E+12</text:p>
          </table:table-cell>
          <table:table-cell table:number-columns-repeated="16369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141694869" table:style-name="ce1">
            <text:p>1,60614E+12</text:p>
          </table:table-cell>
          <table:table-cell office:value-type="float" office:value="1606141706677" table:style-name="ce1">
            <text:p>1,60614E+12</text:p>
          </table:table-cell>
          <table:table-cell office:value-type="float" office:value="1606141708097" table:style-name="ce1">
            <text:p>1,60614E+12</text:p>
          </table:table-cell>
          <table:table-cell office:value-type="string" table:style-name="ce2">
            <text:p>bico de envase<text:s/></text:p>
          </table:table-cell>
          <table:table-cell office:value-type="string" table:style-name="ce2">
            <text:p>ponteira quebrada<text:s/></text:p>
          </table:table-cell>
          <table:table-cell office:value-type="string" table:style-name="ce2">
            <text:p>substituÃ­do<text:s/></text:p>
          </table:table-cell>
          <table:table-cell office:value-type="string" table:style-name="ce2">
            <text:p/>
          </table:table-cell>
          <table:table-cell office:value-type="float" office:value="1606141706677" table:style-name="ce1">
            <text:p>1,60614E+12</text:p>
          </table:table-cell>
          <table:table-cell table:number-columns-repeated="16369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141758828" table:style-name="ce1">
            <text:p>1,60614E+12</text:p>
          </table:table-cell>
          <table:table-cell office:value-type="float" office:value="1606141782083" table:style-name="ce1">
            <text:p>1,60614E+12</text:p>
          </table:table-cell>
          <table:table-cell office:value-type="float" office:value="1606141779025" table:style-name="ce1">
            <text:p>1,60614E+12</text:p>
          </table:table-cell>
          <table:table-cell office:value-type="string" table:style-name="ce2">
            <text:p>cabeÃ§a de torque 01</text:p>
          </table:table-cell>
          <table:table-cell office:value-type="string" table:style-name="ce2">
            <text:p>falta torque tampa frouxa<text:s/></text:p>
          </table:table-cell>
          <table:table-cell office:value-type="string" table:style-name="ce2">
            <text:p>ajuste<text:s/></text:p>
          </table:table-cell>
          <table:table-cell office:value-type="string" table:style-name="ce2">
            <text:p/>
          </table:table-cell>
          <table:table-cell office:value-type="float" office:value="1606141782083" table:style-name="ce1">
            <text:p>1,60614E+12</text:p>
          </table:table-cell>
          <table:table-cell table:number-columns-repeated="16369"/>
        </table:table-row>
        <table:table-row table:style-name="ro1">
          <table:table-cell office:value-type="float" office:value="282" table:style-name="ce1">
            <text:p>282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215471621" table:style-name="ce1">
            <text:p>1,60622E+12</text:p>
          </table:table-cell>
          <table:table-cell office:value-type="float" office:value="1606215490332" table:style-name="ce1">
            <text:p>1,60622E+12</text:p>
          </table:table-cell>
          <table:table-cell office:value-type="float" office:value="1606215491752" table:style-name="ce1">
            <text:p>1,60622E+12</text:p>
          </table:table-cell>
          <table:table-cell office:value-type="string" table:style-name="ce2">
            <text:p>embaladora cafÃ© almofada<text:s/></text:p>
          </table:table-cell>
          <table:table-cell office:value-type="string" table:style-name="ce2">
            <text:p>lÃ¢mina de corte pacote suporte quebrado<text:s/></text:p>
          </table:table-cell>
          <table:table-cell office:value-type="string" table:style-name="ce2">
            <text:p>solda e recolocar arrebites<text:s/></text:p>
          </table:table-cell>
          <table:table-cell office:value-type="string" table:style-name="ce2">
            <text:p/>
          </table:table-cell>
          <table:table-cell office:value-type="float" office:value="1606215490332" table:style-name="ce1">
            <text:p>1,60622E+12</text:p>
          </table:table-cell>
          <table:table-cell table:number-columns-repeated="16369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215605410" table:style-name="ce1">
            <text:p>1,60622E+12</text:p>
          </table:table-cell>
          <table:table-cell office:value-type="float" office:value="1606215622147" table:style-name="ce1">
            <text:p>1,60622E+12</text:p>
          </table:table-cell>
          <table:table-cell office:value-type="float" office:value="1614095107769" table:style-name="ce1">
            <text:p>1,6141E+12</text:p>
          </table:table-cell>
          <table:table-cell office:value-type="string" table:style-name="ce2">
            <text:p>roteador de cafÃ©<text:s/></text:p>
          </table:table-cell>
          <table:table-cell office:value-type="string" table:style-name="ce2">
            <text:p>tubo Ã¡gua resfriamento com vazamento<text:s/></text:p>
          </table:table-cell>
          <table:table-cell office:value-type="string" table:style-name="ce2">
            <text:p>refazer conexÃµes de ferro<text:s/></text:p>
          </table:table-cell>
          <table:table-cell office:value-type="string" table:style-name="ce2">
            <text:p/>
          </table:table-cell>
          <table:table-cell office:value-type="float" office:value="1606215622147" table:style-name="ce1">
            <text:p>1,60622E+12</text:p>
          </table:table-cell>
          <table:table-cell table:number-columns-repeated="16369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218623272" table:style-name="ce1">
            <text:p>1,60622E+12</text:p>
          </table:table-cell>
          <table:table-cell office:value-type="float" office:value="1606218641988" table:style-name="ce1">
            <text:p>1,60622E+12</text:p>
          </table:table-cell>
          <table:table-cell office:value-type="float" office:value="1606218643425" table:style-name="ce1">
            <text:p>1,60622E+12</text:p>
          </table:table-cell>
          <table:table-cell office:value-type="string" table:style-name="ce2">
            <text:p>dosador de sal para gado<text:s/></text:p>
          </table:table-cell>
          <table:table-cell office:value-type="string" table:style-name="ce2">
            <text:p>fabricar ( Chepa) de PVC para sal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6218641988" table:style-name="ce1">
            <text:p>1,60622E+12</text:p>
          </table:table-cell>
          <table:table-cell table:number-columns-repeated="16369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221126537" table:style-name="ce1">
            <text:p>1,60622E+12</text:p>
          </table:table-cell>
          <table:table-cell office:value-type="float" office:value="1606221194995" table:style-name="ce1">
            <text:p>1,60622E+12</text:p>
          </table:table-cell>
          <table:table-cell office:value-type="float" office:value="1606223923073" table:style-name="ce1">
            <text:p>1,60622E+12</text:p>
          </table:table-cell>
          <table:table-cell office:value-type="string" table:style-name="ce2">
            <text:p>vÃ¡lvula pneumÃ¡tica( registro ) nÃ£o aciona<text:s/></text:p>
          </table:table-cell>
          <table:table-cell office:value-type="string" table:style-name="ce2">
            <text:p>troca de boia /troca de sindau conector / ajuste de nÃ­vel<text:s/></text:p>
          </table:table-cell>
          <table:table-cell office:value-type="string" table:style-name="ce2">
            <text:p>boia com infiltraÃ§Ã£o de cloro<text:s/></text:p>
          </table:table-cell>
          <table:table-cell office:value-type="string" table:style-name="ce2">
            <text:p/>
          </table:table-cell>
          <table:table-cell office:value-type="float" office:value="1606221194995" table:style-name="ce1">
            <text:p>1,60622E+12</text:p>
          </table:table-cell>
          <table:table-cell table:number-columns-repeated="16369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223983237" table:style-name="ce1">
            <text:p>1,60622E+12</text:p>
          </table:table-cell>
          <table:table-cell office:value-type="float" office:value="1606223998296" table:style-name="ce1">
            <text:p>1,60622E+12</text:p>
          </table:table-cell>
          <table:table-cell office:value-type="float" office:value="1606223999431" table:style-name="ce1">
            <text:p>1,60622E+12</text:p>
          </table:table-cell>
          <table:table-cell office:value-type="string" table:style-name="ce2">
            <text:p>tampador<text:s/></text:p>
          </table:table-cell>
          <table:table-cell office:value-type="string" table:style-name="ce2">
            <text:p>caindo tampa / garrafa aberta<text:s/></text:p>
          </table:table-cell>
          <table:table-cell office:value-type="string" table:style-name="ce2">
            <text:p>ajuste<text:s/></text:p>
          </table:table-cell>
          <table:table-cell office:value-type="string" table:style-name="ce2">
            <text:p/>
          </table:table-cell>
          <table:table-cell office:value-type="float" office:value="1606223998296" table:style-name="ce1">
            <text:p>1,60622E+12</text:p>
          </table:table-cell>
          <table:table-cell table:number-columns-repeated="16369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239465449" table:style-name="ce1">
            <text:p>1,60624E+12</text:p>
          </table:table-cell>
          <table:table-cell office:value-type="float" office:value="1606239489017" table:style-name="ce1">
            <text:p>1,60624E+12</text:p>
          </table:table-cell>
          <table:table-cell office:value-type="float" office:value="1606239490571" table:style-name="ce1">
            <text:p>1,60624E+12</text:p>
          </table:table-cell>
          <table:table-cell office:value-type="string" table:style-name="ce2">
            <text:p>vÃ¡lvula pneumÃ¡tica ( registro )</text:p>
          </table:table-cell>
          <table:table-cell office:value-type="string" table:style-name="ce2">
            <text:p>boia<text:s/></text:p>
          </table:table-cell>
          <table:table-cell office:value-type="string" table:style-name="ce2">
            <text:p>boia nova com defeito / colocar outra nova<text:s/></text:p>
          </table:table-cell>
          <table:table-cell office:value-type="string" table:style-name="ce2">
            <text:p/>
          </table:table-cell>
          <table:table-cell office:value-type="float" office:value="1606239489017" table:style-name="ce1">
            <text:p>1,60624E+12</text:p>
          </table:table-cell>
          <table:table-cell table:number-columns-repeated="16369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240294977" table:style-name="ce1">
            <text:p>1,60624E+12</text:p>
          </table:table-cell>
          <table:table-cell office:value-type="float" office:value="1606240308979" table:style-name="ce1">
            <text:p>1,60624E+12</text:p>
          </table:table-cell>
          <table:table-cell office:value-type="float" office:value="1606240310417" table:style-name="ce1">
            <text:p>1,60624E+12</text:p>
          </table:table-cell>
          <table:table-cell office:value-type="string" table:style-name="ce2">
            <text:p>tampador<text:s/></text:p>
          </table:table-cell>
          <table:table-cell office:value-type="string" table:style-name="ce2">
            <text:p>fabricar novo excÃªntrico do apalpador<text:s/></text:p>
          </table:table-cell>
          <table:table-cell office:value-type="string" table:style-name="ce2">
            <text:p>fabricado em aÃ§o <text:s/>tomando como base o desgaste do original<text:s/></text:p>
          </table:table-cell>
          <table:table-cell office:value-type="string" table:style-name="ce2">
            <text:p>obs: feito preenchido mento com solda e aguarda peÃ§a nova / melhorado batente dos gatilhos dos bicos / parada das 11: 00--16:10 hs<text:s/></text:p>
          </table:table-cell>
          <table:table-cell office:value-type="float" office:value="1606240308979" table:style-name="ce1">
            <text:p>1,60624E+12</text:p>
          </table:table-cell>
          <table:table-cell table:number-columns-repeated="16369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240476897" table:style-name="ce1">
            <text:p>1,60624E+12</text:p>
          </table:table-cell>
          <table:table-cell office:value-type="float" office:value="1606240503201" table:style-name="ce1">
            <text:p>1,60624E+12</text:p>
          </table:table-cell>
          <table:table-cell office:value-type="float" office:value="1606240504420" table:style-name="ce1">
            <text:p>1,60624E+12</text:p>
          </table:table-cell>
          <table:table-cell office:value-type="string" table:style-name="ce2">
            <text:p>rede amaciante<text:s/></text:p>
          </table:table-cell>
          <table:table-cell office:value-type="string" table:style-name="ce2">
            <text:p>troca de filtro / tela<text:s/></text:p>
          </table:table-cell>
          <table:table-cell office:value-type="string" table:style-name="ce2">
            <text:p>trocado filtro<text:s/></text:p>
          </table:table-cell>
          <table:table-cell office:value-type="string" table:style-name="ce2">
            <text:p/>
          </table:table-cell>
          <table:table-cell office:value-type="float" office:value="1606240503201" table:style-name="ce1">
            <text:p>1,60624E+12</text:p>
          </table:table-cell>
          <table:table-cell table:number-columns-repeated="16369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248598327" table:style-name="ce1">
            <text:p>1,60625E+12</text:p>
          </table:table-cell>
          <table:table-cell office:value-type="float" office:value="1606248620598" table:style-name="ce1">
            <text:p>1,60625E+12</text:p>
          </table:table-cell>
          <table:table-cell office:value-type="float" office:value="1606248622018" table:style-name="ce1">
            <text:p>1,60625E+12</text:p>
          </table:table-cell>
          <table:table-cell office:value-type="string" table:style-name="ce2">
            <text:p>tanque agitador detergente<text:s/></text:p>
          </table:table-cell>
          <table:table-cell office:value-type="string" table:style-name="ce2">
            <text:p>vazamento joelho saÃ­da<text:s/></text:p>
          </table:table-cell>
          <table:table-cell office:value-type="string" table:style-name="ce2">
            <text:p>troca de conexÃµes<text:s/></text:p>
          </table:table-cell>
          <table:table-cell office:value-type="string" table:style-name="ce2">
            <text:p/>
          </table:table-cell>
          <table:table-cell office:value-type="float" office:value="1606248620598" table:style-name="ce1">
            <text:p>1,60625E+12</text:p>
          </table:table-cell>
          <table:table-cell table:number-columns-repeated="16369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304001003" table:style-name="ce1">
            <text:p>1,6063E+12</text:p>
          </table:table-cell>
          <table:table-cell office:value-type="float" office:value="1606304097825" table:style-name="ce1">
            <text:p>1,6063E+12</text:p>
          </table:table-cell>
          <table:table-cell table:style-name="ce1"/>
          <table:table-cell office:value-type="string" table:style-name="ce2">
            <text:p>elaborador de detergente nÂ° 2</text:p>
          </table:table-cell>
          <table:table-cell office:value-type="string" table:style-name="ce2">
            <text:p>protetor de correia<text:s/></text:p>
          </table:table-cell>
          <table:table-cell office:value-type="string" table:style-name="ce2">
            <text:p>fica ao alcance do operador ( nunca teve protetor)<text:s/></text:p>
          </table:table-cell>
          <table:table-cell office:value-type="string" table:style-name="ce2">
            <text:p/>
          </table:table-cell>
          <table:table-cell office:value-type="float" office:value="1606304097825" table:style-name="ce1">
            <text:p>1,6063E+12</text:p>
          </table:table-cell>
          <table:table-cell table:number-columns-repeated="16369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304241536" table:style-name="ce1">
            <text:p>1,6063E+12</text:p>
          </table:table-cell>
          <table:table-cell office:value-type="float" office:value="1606304241536" table:style-name="ce1">
            <text:p>1,6063E+12</text:p>
          </table:table-cell>
          <table:table-cell table:style-name="ce1"/>
          <table:table-cell office:value-type="string" table:style-name="ce2">
            <text:p>elaborador de detergente nÏ€ 1</text:p>
          </table:table-cell>
          <table:table-cell office:value-type="string" table:style-name="ce2">
            <text:p>protetor de acoplamento de agitador<text:s/></text:p>
          </table:table-cell>
          <table:table-cell office:value-type="string" table:style-name="ce2">
            <text:p>fica ao alcance do operador<text:s/></text:p>
          </table:table-cell>
          <table:table-cell office:value-type="string" table:style-name="ce2">
            <text:p/>
          </table:table-cell>
          <table:table-cell office:value-type="float" office:value="1606304241536" table:style-name="ce1">
            <text:p>1,6063E+12</text:p>
          </table:table-cell>
          <table:table-cell table:number-columns-repeated="16369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304535846" table:style-name="ce1">
            <text:p>1,6063E+12</text:p>
          </table:table-cell>
          <table:table-cell office:value-type="float" office:value="1606304535846" table:style-name="ce1">
            <text:p>1,6063E+12</text:p>
          </table:table-cell>
          <table:table-cell table:style-name="ce1"/>
          <table:table-cell office:value-type="string" table:style-name="ce2">
            <text:p>armazenador de produto semi elaborado ( tanque 3)<text:s/></text:p>
          </table:table-cell>
          <table:table-cell office:value-type="string" table:style-name="ce2">
            <text:p>fiaÃ§Ã£o exposta<text:s/></text:p>
          </table:table-cell>
          <table:table-cell office:value-type="string" table:style-name="ce2">
            <text:p>eletrecista<text:s/></text:p>
          </table:table-cell>
          <table:table-cell office:value-type="string" table:style-name="ce2">
            <text:p/>
          </table:table-cell>
          <table:table-cell office:value-type="float" office:value="1606304535846" table:style-name="ce1">
            <text:p>1,6063E+12</text:p>
          </table:table-cell>
          <table:table-cell table:number-columns-repeated="16369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309787928" table:style-name="ce1">
            <text:p>1,60631E+12</text:p>
          </table:table-cell>
          <table:table-cell office:value-type="float" office:value="1614094939394" table:style-name="ce1">
            <text:p>1,61409E+12</text:p>
          </table:table-cell>
          <table:table-cell office:value-type="float" office:value="1614094941182" table:style-name="ce1">
            <text:p>1,61409E+12</text:p>
          </table:table-cell>
          <table:table-cell office:value-type="string" table:style-name="ce2">
            <text:p>Ã¡gua para tanque alvejante sem cloro<text:s/></text:p>
          </table:table-cell>
          <table:table-cell office:value-type="string" table:style-name="ce2">
            <text:p>pouca vazÃ£o de Agua demora para encher o tanque<text:s/></text:p>
          </table:table-cell>
          <table:table-cell office:value-type="string" table:style-name="ce2">
            <text:p>50mm ( T = 1) ( joelho = 5) ( registro com adaptador = 1) ( cano 1 barra)<text:s/></text:p>
          </table:table-cell>
          <table:table-cell office:value-type="string" table:style-name="ce2">
            <text:p/>
          </table:table-cell>
          <table:table-cell office:value-type="float" office:value="1614094939394" table:style-name="ce1">
            <text:p>1,61409E+12</text:p>
          </table:table-cell>
          <table:table-cell table:number-columns-repeated="16369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310172268" table:style-name="ce1">
            <text:p>1,60631E+12</text:p>
          </table:table-cell>
          <table:table-cell office:value-type="float" office:value="1614094905526" table:style-name="ce1">
            <text:p>1,61409E+12</text:p>
          </table:table-cell>
          <table:table-cell office:value-type="float" office:value="1614094907131" table:style-name="ce1">
            <text:p>1,61409E+12</text:p>
          </table:table-cell>
          <table:table-cell office:value-type="string" table:style-name="ce2">
            <text:p>tanque do sal<text:s/></text:p>
          </table:table-cell>
          <table:table-cell office:value-type="string" table:style-name="ce2">
            <text:p>pouca vazÃ£o de Ã¡gua ( demora encher)</text:p>
          </table:table-cell>
          <table:table-cell office:value-type="string" table:style-name="ce2">
            <text:p>(T 50mm ) ( joelho 4) (registro com adaptador) ( barra de cano )<text:s/></text:p>
          </table:table-cell>
          <table:table-cell office:value-type="string" table:style-name="ce2">
            <text:p>passado para rede 50mm</text:p>
          </table:table-cell>
          <table:table-cell office:value-type="float" office:value="1614094905526" table:style-name="ce1">
            <text:p>1,61409E+12</text:p>
          </table:table-cell>
          <table:table-cell table:number-columns-repeated="16369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310617373" table:style-name="ce1">
            <text:p>1,60631E+12</text:p>
          </table:table-cell>
          <table:table-cell office:value-type="float" office:value="1614094861081" table:style-name="ce1">
            <text:p>1,61409E+12</text:p>
          </table:table-cell>
          <table:table-cell office:value-type="float" office:value="1614094862417" table:style-name="ce1">
            <text:p>1,61409E+12</text:p>
          </table:table-cell>
          <table:table-cell office:value-type="string" table:style-name="ce2">
            <text:p>tanque agitador lava roupas</text:p>
          </table:table-cell>
          <table:table-cell office:value-type="string" table:style-name="ce2">
            <text:p>rede de Ã¡gua<text:s/></text:p>
          </table:table-cell>
          <table:table-cell office:value-type="string" table:style-name="ce2">
            <text:p>(T 50mm = 1) ( joelho = 5) (cano 2barras ) ( registro com adaptador = 1) ( bucha metÃ¡lica 8 X 100 = 10 )<text:s/></text:p>
          </table:table-cell>
          <table:table-cell office:value-type="string" table:style-name="ce2">
            <text:p/>
          </table:table-cell>
          <table:table-cell office:value-type="float" office:value="1614094861081" table:style-name="ce1">
            <text:p>1,61409E+12</text:p>
          </table:table-cell>
          <table:table-cell table:number-columns-repeated="16369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311056762" table:style-name="ce1">
            <text:p>1,60631E+12</text:p>
          </table:table-cell>
          <table:table-cell office:value-type="float" office:value="1606311056762" table:style-name="ce1">
            <text:p>1,60631E+12</text:p>
          </table:table-cell>
          <table:table-cell table:style-name="ce1"/>
          <table:table-cell office:value-type="string" table:style-name="ce2">
            <text:p>elaborador da base<text:s/></text:p>
          </table:table-cell>
          <table:table-cell office:value-type="string" table:style-name="ce2">
            <text:p>rede Ã¡gua fina<text:s/></text:p>
          </table:table-cell>
          <table:table-cell office:value-type="string" table:style-name="ce2">
            <text:p>( T 50mm = 1) ( joelho 2)<text:s/></text:p>
          </table:table-cell>
          <table:table-cell office:value-type="string" table:style-name="ce2">
            <text:p>colocado na rede 50 mm</text:p>
          </table:table-cell>
          <table:table-cell office:value-type="float" office:value="1606311056762" table:style-name="ce1">
            <text:p>1,60631E+12</text:p>
          </table:table-cell>
          <table:table-cell table:number-columns-repeated="16369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386911997" table:style-name="ce1">
            <text:p>1,60639E+12</text:p>
          </table:table-cell>
          <table:table-cell office:value-type="float" office:value="1606386931371" table:style-name="ce1">
            <text:p>1,60639E+12</text:p>
          </table:table-cell>
          <table:table-cell office:value-type="float" office:value="1606386932809" table:style-name="ce1">
            <text:p>1,60639E+12</text:p>
          </table:table-cell>
          <table:table-cell office:value-type="string" table:style-name="ce2">
            <text:p>Ã¡gua 5L</text:p>
          </table:table-cell>
          <table:table-cell office:value-type="string" table:style-name="ce2">
            <text:p>vazamento de ar<text:s/></text:p>
          </table:table-cell>
          <table:table-cell office:value-type="string" table:style-name="ce2">
            <text:p>mangueira podre rasgada / troca por outra de pÃ©ssima qualidade<text:s/></text:p>
          </table:table-cell>
          <table:table-cell office:value-type="string" table:style-name="ce2">
            <text:p/>
          </table:table-cell>
          <table:table-cell office:value-type="float" office:value="1606386931371" table:style-name="ce1">
            <text:p>1,60639E+12</text:p>
          </table:table-cell>
          <table:table-cell table:number-columns-repeated="1636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387028814" table:style-name="ce1">
            <text:p>1,60639E+12</text:p>
          </table:table-cell>
          <table:table-cell office:value-type="float" office:value="1606387045024" table:style-name="ce1">
            <text:p>1,60639E+12</text:p>
          </table:table-cell>
          <table:table-cell office:value-type="float" office:value="1606387046461" table:style-name="ce1">
            <text:p>1,60639E+12</text:p>
          </table:table-cell>
          <table:table-cell office:value-type="string" table:style-name="ce2">
            <text:p>rede ar comprimido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mangueira podre rasgada / substituÃ­da por outra de qualidade duvidosa<text:s/></text:p>
          </table:table-cell>
          <table:table-cell office:value-type="string" table:style-name="ce2">
            <text:p/>
          </table:table-cell>
          <table:table-cell office:value-type="float" office:value="1606387045024" table:style-name="ce1">
            <text:p>1,60639E+12</text:p>
          </table:table-cell>
          <table:table-cell table:number-columns-repeated="16369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391353150" table:style-name="ce1">
            <text:p>1,60639E+12</text:p>
          </table:table-cell>
          <table:table-cell office:value-type="float" office:value="1606391369737" table:style-name="ce1">
            <text:p>1,60639E+12</text:p>
          </table:table-cell>
          <table:table-cell office:value-type="float" office:value="1606391370957" table:style-name="ce1">
            <text:p>1,60639E+12</text:p>
          </table:table-cell>
          <table:table-cell office:value-type="string" table:style-name="ce2">
            <text:p>bandeja mÃ¡quina de vela</text:p>
          </table:table-cell>
          <table:table-cell office:value-type="string" table:style-name="ce2">
            <text:p>quebrada<text:s/></text:p>
          </table:table-cell>
          <table:table-cell office:value-type="string" table:style-name="ce2">
            <text:p>solda<text:s/></text:p>
          </table:table-cell>
          <table:table-cell office:value-type="string" table:style-name="ce2">
            <text:p/>
          </table:table-cell>
          <table:table-cell office:value-type="float" office:value="1606391369737" table:style-name="ce1">
            <text:p>1,60639E+12</text:p>
          </table:table-cell>
          <table:table-cell table:number-columns-repeated="16369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393835073" table:style-name="ce1">
            <text:p>1,60639E+12</text:p>
          </table:table-cell>
          <table:table-cell office:value-type="float" office:value="1606393847708" table:style-name="ce1">
            <text:p>1,60639E+12</text:p>
          </table:table-cell>
          <table:table-cell office:value-type="float" office:value="1606393848843" table:style-name="ce1">
            <text:p>1,60639E+12</text:p>
          </table:table-cell>
          <table:table-cell office:value-type="string" table:style-name="ce2">
            <text:p>divisor depois do carrocel<text:s/></text:p>
          </table:table-cell>
          <table:table-cell office:value-type="string" table:style-name="ce2">
            <text:p>fora de sincronia<text:s/></text:p>
          </table:table-cell>
          <table:table-cell office:value-type="string" table:style-name="ce2">
            <text:p>sincronicar mÃ¡quina toda<text:s/></text:p>
          </table:table-cell>
          <table:table-cell office:value-type="string" table:style-name="ce2">
            <text:p/>
          </table:table-cell>
          <table:table-cell office:value-type="float" office:value="1606393847708" table:style-name="ce1">
            <text:p>1,60639E+12</text:p>
          </table:table-cell>
          <table:table-cell table:number-columns-repeated="16369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28" table:style-name="ce1">
            <text:p>2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400656551" table:style-name="ce1">
            <text:p>1,6064E+12</text:p>
          </table:table-cell>
          <table:table-cell office:value-type="float" office:value="1606400669433" table:style-name="ce1">
            <text:p>1,6064E+12</text:p>
          </table:table-cell>
          <table:table-cell office:value-type="float" office:value="1606400670920" table:style-name="ce1">
            <text:p>1,6064E+12</text:p>
          </table:table-cell>
          <table:table-cell office:value-type="string" table:style-name="ce2">
            <text:p>ventilador detergente 500 ml</text:p>
          </table:table-cell>
          <table:table-cell office:value-type="string" table:style-name="ce2">
            <text:p>passar fiaÃ§Ã£o com eletrodutos<text:s/></text:p>
          </table:table-cell>
          <table:table-cell office:value-type="string" table:style-name="ce2">
            <text:p>eletrecista<text:s/></text:p>
          </table:table-cell>
          <table:table-cell office:value-type="string" table:style-name="ce2">
            <text:p/>
          </table:table-cell>
          <table:table-cell office:value-type="float" office:value="1606400669433" table:style-name="ce1">
            <text:p>1,6064E+12</text:p>
          </table:table-cell>
          <table:table-cell table:number-columns-repeated="16369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412996289" table:style-name="ce1">
            <text:p>1,60641E+12</text:p>
          </table:table-cell>
          <table:table-cell office:value-type="float" office:value="1606413010125" table:style-name="ce1">
            <text:p>1,60641E+12</text:p>
          </table:table-cell>
          <table:table-cell office:value-type="float" office:value="1606413011462" table:style-name="ce1">
            <text:p>1,60641E+12</text:p>
          </table:table-cell>
          <table:table-cell office:value-type="string" table:style-name="ce2">
            <text:p>rede ar cilindro conjunto de bicos<text:s/></text:p>
          </table:table-cell>
          <table:table-cell office:value-type="string" table:style-name="ce2">
            <text:p>mangueira 8 mm rachada<text:s/></text:p>
          </table:table-cell>
          <table:table-cell office:value-type="string" table:style-name="ce2">
            <text:p>trocado<text:s/></text:p>
          </table:table-cell>
          <table:table-cell office:value-type="string" table:style-name="ce2">
            <text:p/>
          </table:table-cell>
          <table:table-cell office:value-type="float" office:value="1606413010125" table:style-name="ce1">
            <text:p>1,60641E+12</text:p>
          </table:table-cell>
          <table:table-cell table:number-columns-repeated="16369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503956583" table:style-name="ce1">
            <text:p>1,6065E+12</text:p>
          </table:table-cell>
          <table:table-cell office:value-type="float" office:value="1606503974544" table:style-name="ce1">
            <text:p>1,6065E+12</text:p>
          </table:table-cell>
          <table:table-cell office:value-type="float" office:value="1606503975929" table:style-name="ce1">
            <text:p>1,6065E+12</text:p>
          </table:table-cell>
          <table:table-cell office:value-type="string" table:style-name="ce2">
            <text:p>tanque sem cloro<text:s/>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trinca no fundo / nÃ£o dÃ¡ pra soldar / colocado resina / duas demÃ£o.</text:p>
          </table:table-cell>
          <table:table-cell office:value-type="string" table:style-name="ce2">
            <text:p/>
          </table:table-cell>
          <table:table-cell office:value-type="float" office:value="1606503974544" table:style-name="ce1">
            <text:p>1,6065E+12</text:p>
          </table:table-cell>
          <table:table-cell table:number-columns-repeated="16369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64" table:style-name="ce1">
            <text:p>6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504144487" table:style-name="ce1">
            <text:p>1,6065E+12</text:p>
          </table:table-cell>
          <table:table-cell office:value-type="float" office:value="1606504193377" table:style-name="ce1">
            <text:p>1,6065E+12</text:p>
          </table:table-cell>
          <table:table-cell office:value-type="float" office:value="1606504194797" table:style-name="ce1">
            <text:p>1,6065E+12</text:p>
          </table:table-cell>
          <table:table-cell office:value-type="string" table:style-name="ce2">
            <text:p>chuveiro emergÃªncia setor elaboraÃ§Ã£o detergente</text:p>
          </table:table-cell>
          <table:table-cell office:value-type="string" table:style-name="ce2">
            <text:p>registro quebrado / solto / conexÃµes quebradas<text:s/></text:p>
          </table:table-cell>
          <table:table-cell office:value-type="string" table:style-name="ce2">
            <text:p>fazer coluna de fixaÃ§Ã£o e posicionado melhor<text:s/></text:p>
          </table:table-cell>
          <table:table-cell office:value-type="string" table:style-name="ce2">
            <text:p/>
          </table:table-cell>
          <table:table-cell office:value-type="float" office:value="1606504193377" table:style-name="ce1">
            <text:p>1,6065E+12</text:p>
          </table:table-cell>
          <table:table-cell table:number-columns-repeated="16369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741411489" table:style-name="ce1">
            <text:p>1,60674E+12</text:p>
          </table:table-cell>
          <table:table-cell office:value-type="float" office:value="1606741455783" table:style-name="ce1">
            <text:p>1,60674E+12</text:p>
          </table:table-cell>
          <table:table-cell office:value-type="float" office:value="1606741457320" table:style-name="ce1">
            <text:p>1,60674E+12</text:p>
          </table:table-cell>
          <table:table-cell office:value-type="string" table:style-name="ce2">
            <text:p>tanque da base<text:s/></text:p>
          </table:table-cell>
          <table:table-cell office:value-type="string" table:style-name="ce2">
            <text:p>eicho desprotegido<text:s/></text:p>
          </table:table-cell>
          <table:table-cell office:value-type="string" table:style-name="ce2">
            <text:p>esta ao alcance do operador colocar proteÃ§Ã£o<text:s/></text:p>
          </table:table-cell>
          <table:table-cell office:value-type="string" table:style-name="ce2">
            <text:p/>
          </table:table-cell>
          <table:table-cell office:value-type="float" office:value="1606741455783" table:style-name="ce1">
            <text:p>1,60674E+12</text:p>
          </table:table-cell>
          <table:table-cell table:number-columns-repeated="16369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741622078" table:style-name="ce1">
            <text:p>1,60674E+12</text:p>
          </table:table-cell>
          <table:table-cell office:value-type="float" office:value="1606741622078" table:style-name="ce1">
            <text:p>1,60674E+12</text:p>
          </table:table-cell>
          <table:table-cell table:style-name="ce1"/>
          <table:table-cell office:value-type="string" table:style-name="ce2">
            <text:p>tanque do concentrado<text:s/></text:p>
          </table:table-cell>
          <table:table-cell office:value-type="string" table:style-name="ce2">
            <text:p>sem tampa<text:s/></text:p>
          </table:table-cell>
          <table:table-cell office:value-type="string" table:style-name="ce2">
            <text:p>fazer tampa de inox<text:s/></text:p>
          </table:table-cell>
          <table:table-cell office:value-type="string" table:style-name="ce2">
            <text:p/>
          </table:table-cell>
          <table:table-cell office:value-type="float" office:value="1606741622078" table:style-name="ce1">
            <text:p>1,60674E+12</text:p>
          </table:table-cell>
          <table:table-cell table:number-columns-repeated="16369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741855193" table:style-name="ce1">
            <text:p>1,60674E+12</text:p>
          </table:table-cell>
          <table:table-cell office:value-type="float" office:value="1606741855193" table:style-name="ce1">
            <text:p>1,60674E+12</text:p>
          </table:table-cell>
          <table:table-cell table:style-name="ce1"/>
          <table:table-cell office:value-type="string" table:style-name="ce2">
            <text:p>quadro elÃ©trico ao lado do tanque lauril<text:s/></text:p>
          </table:table-cell>
          <table:table-cell office:value-type="string" table:style-name="ce2">
            <text:p>debaixo da rede de Ã¡gua e fiaÃ§Ã£o exposta<text:s/></text:p>
          </table:table-cell>
          <table:table-cell office:value-type="string" table:style-name="ce2">
            <text:p>mudar quadro e caixa secundaria de posiÃ§Ã£o<text:s/></text:p>
          </table:table-cell>
          <table:table-cell office:value-type="string" table:style-name="ce2">
            <text:p/>
          </table:table-cell>
          <table:table-cell office:value-type="float" office:value="1606741855193" table:style-name="ce1">
            <text:p>1,60674E+12</text:p>
          </table:table-cell>
          <table:table-cell table:number-columns-repeated="16369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24" table:style-name="ce1">
            <text:p>2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742170334" table:style-name="ce1">
            <text:p>1,60674E+12</text:p>
          </table:table-cell>
          <table:table-cell office:value-type="float" office:value="1606742170334" table:style-name="ce1">
            <text:p>1,60674E+12</text:p>
          </table:table-cell>
          <table:table-cell table:style-name="ce1"/>
          <table:table-cell office:value-type="string" table:style-name="ce2">
            <text:p>bomba do tanque lauril<text:s/></text:p>
          </table:table-cell>
          <table:table-cell office:value-type="string" table:style-name="ce2">
            <text:p>sem protetor de corrente<text:s/></text:p>
          </table:table-cell>
          <table:table-cell office:value-type="string" table:style-name="ce2">
            <text:p>fabricar conf desenho<text:s/></text:p>
          </table:table-cell>
          <table:table-cell office:value-type="string" table:style-name="ce2">
            <text:p/>
          </table:table-cell>
          <table:table-cell office:value-type="float" office:value="1606742170334" table:style-name="ce1">
            <text:p>1,60674E+12</text:p>
          </table:table-cell>
          <table:table-cell table:number-columns-repeated="16369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742476060" table:style-name="ce1">
            <text:p>1,60674E+12</text:p>
          </table:table-cell>
          <table:table-cell office:value-type="float" office:value="1606742476060" table:style-name="ce1">
            <text:p>1,60674E+12</text:p>
          </table:table-cell>
          <table:table-cell table:style-name="ce1"/>
          <table:table-cell office:value-type="string" table:style-name="ce2">
            <text:p>calha<text:s/></text:p>
          </table:table-cell>
          <table:table-cell office:value-type="string" table:style-name="ce2">
            <text:p>sem grade / calha aberta<text:s/></text:p>
          </table:table-cell>
          <table:table-cell office:value-type="string" table:style-name="ce2">
            <text:p>fabricar grade de proteÃ§Ã£o<text:s/></text:p>
          </table:table-cell>
          <table:table-cell office:value-type="string" table:style-name="ce2">
            <text:p/>
          </table:table-cell>
          <table:table-cell office:value-type="float" office:value="1606742476060" table:style-name="ce1">
            <text:p>1,60674E+12</text:p>
          </table:table-cell>
          <table:table-cell table:number-columns-repeated="16369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742783469" table:style-name="ce1">
            <text:p>1,60674E+12</text:p>
          </table:table-cell>
          <table:table-cell office:value-type="float" office:value="1606742783469" table:style-name="ce1">
            <text:p>1,60674E+12</text:p>
          </table:table-cell>
          <table:table-cell table:style-name="ce1"/>
          <table:table-cell office:value-type="string" table:style-name="ce2">
            <text:p>quadro elÃ©trico<text:s/></text:p>
          </table:table-cell>
          <table:table-cell office:value-type="string" table:style-name="ce2">
            <text:p>fiaÃ§Ã£o solta / aparente<text:s/></text:p>
          </table:table-cell>
          <table:table-cell office:value-type="string" table:style-name="ce2">
            <text:p>colocar caixa de ligaÃ§Ã£o nova<text:s/></text:p>
          </table:table-cell>
          <table:table-cell office:value-type="string" table:style-name="ce2">
            <text:p/>
          </table:table-cell>
          <table:table-cell office:value-type="float" office:value="1606742783469" table:style-name="ce1">
            <text:p>1,60674E+12</text:p>
          </table:table-cell>
          <table:table-cell table:number-columns-repeated="16369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743085539" table:style-name="ce1">
            <text:p>1,60674E+12</text:p>
          </table:table-cell>
          <table:table-cell office:value-type="float" office:value="1606743085539" table:style-name="ce1">
            <text:p>1,60674E+12</text:p>
          </table:table-cell>
          <table:table-cell table:style-name="ce1"/>
          <table:table-cell office:value-type="string" table:style-name="ce2">
            <text:p>caixa de ligaÃ§Ã£o na mureta dos tanques<text:s/></text:p>
          </table:table-cell>
          <table:table-cell office:value-type="string" table:style-name="ce2">
            <text:p>sem tampa<text:s/></text:p>
          </table:table-cell>
          <table:table-cell office:value-type="string" table:style-name="ce2">
            <text:p>recolocar tampa<text:s/></text:p>
          </table:table-cell>
          <table:table-cell office:value-type="string" table:style-name="ce2">
            <text:p/>
          </table:table-cell>
          <table:table-cell office:value-type="float" office:value="1606743085539" table:style-name="ce1">
            <text:p>1,60674E+12</text:p>
          </table:table-cell>
          <table:table-cell table:number-columns-repeated="16369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746099391" table:style-name="ce1">
            <text:p>1,60675E+12</text:p>
          </table:table-cell>
          <table:table-cell office:value-type="float" office:value="1606746162495" table:style-name="ce1">
            <text:p>1,60675E+12</text:p>
          </table:table-cell>
          <table:table-cell office:value-type="float" office:value="1606746164081" table:style-name="ce1">
            <text:p>1,60675E+12</text:p>
          </table:table-cell>
          <table:table-cell office:value-type="string" table:style-name="ce2">
            <text:p>envasadora de cera<text:s/></text:p>
          </table:table-cell>
          <table:table-cell office:value-type="string" table:style-name="ce2">
            <text:p>registros nÃ£o fecham <text:s/>( 1" e 1.1/4" )/ ferro baixa pressÃ£o<text:s/></text:p>
          </table:table-cell>
          <table:table-cell office:value-type="string" table:style-name="ce2">
            <text:p>trocar por novos<text:s/></text:p>
          </table:table-cell>
          <table:table-cell office:value-type="string" table:style-name="ce2">
            <text:p/>
          </table:table-cell>
          <table:table-cell office:value-type="float" office:value="1606746162495" table:style-name="ce1">
            <text:p>1,60675E+12</text:p>
          </table:table-cell>
          <table:table-cell table:number-columns-repeated="16369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821119633" table:style-name="ce1">
            <text:p>1,60682E+12</text:p>
          </table:table-cell>
          <table:table-cell office:value-type="float" office:value="1606821143347" table:style-name="ce1">
            <text:p>1,60682E+12</text:p>
          </table:table-cell>
          <table:table-cell office:value-type="float" office:value="1606821144934" table:style-name="ce1">
            <text:p>1,60682E+12</text:p>
          </table:table-cell>
          <table:table-cell office:value-type="string" table:style-name="ce2">
            <text:p>mÃ¡quina 7 dias nÃºmero 50 mm<text:s/></text:p>
          </table:table-cell>
          <table:table-cell office:value-type="string" table:style-name="ce2">
            <text:p>pino quebrado</text:p>
          </table:table-cell>
          <table:table-cell office:value-type="string" table:style-name="ce2">
            <text:p>fabricar e instalar nova vareta<text:s/></text:p>
          </table:table-cell>
          <table:table-cell office:value-type="string" table:style-name="ce2">
            <text:p/>
          </table:table-cell>
          <table:table-cell office:value-type="float" office:value="1606821143347" table:style-name="ce1">
            <text:p>1,60682E+12</text:p>
          </table:table-cell>
          <table:table-cell table:number-columns-repeated="16369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830302530" table:style-name="ce1">
            <text:p>1,60683E+12</text:p>
          </table:table-cell>
          <table:table-cell office:value-type="float" office:value="1606830320347" table:style-name="ce1">
            <text:p>1,60683E+12</text:p>
          </table:table-cell>
          <table:table-cell office:value-type="float" office:value="1606830321666" table:style-name="ce1">
            <text:p>1,60683E+12</text:p>
          </table:table-cell>
          <table:table-cell office:value-type="string" table:style-name="ce2">
            <text:p>prensa corte papelÃ£o<text:s/></text:p>
          </table:table-cell>
          <table:table-cell office:value-type="string" table:style-name="ce2">
            <text:p>fora de posiÃ§Ã£o<text:s/></text:p>
          </table:table-cell>
          <table:table-cell office:value-type="string" table:style-name="ce2">
            <text:p>arrastar para posiÃ§Ã£o<text:s/></text:p>
          </table:table-cell>
          <table:table-cell office:value-type="string" table:style-name="ce2">
            <text:p/>
          </table:table-cell>
          <table:table-cell office:value-type="float" office:value="1606830320347" table:style-name="ce1">
            <text:p>1,60683E+12</text:p>
          </table:table-cell>
          <table:table-cell table:number-columns-repeated="16369"/>
        </table:table-row>
        <table:table-row table:style-name="ro1">
          <table:table-cell office:value-type="float" office:value="316" table:style-name="ce1">
            <text:p>316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831885325" table:style-name="ce1">
            <text:p>1,60683E+12</text:p>
          </table:table-cell>
          <table:table-cell office:value-type="float" office:value="1606831907989" table:style-name="ce1">
            <text:p>1,60683E+12</text:p>
          </table:table-cell>
          <table:table-cell office:value-type="float" office:value="1606831909292" table:style-name="ce1">
            <text:p>1,60683E+12</text:p>
          </table:table-cell>
          <table:table-cell office:value-type="string" table:style-name="ce2">
            <text:p>rede ar comprimido<text:s/>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remendo com imenda pneumÃ¡tica 8 mm</text:p>
          </table:table-cell>
          <table:table-cell office:value-type="string" table:style-name="ce2">
            <text:p/>
          </table:table-cell>
          <table:table-cell office:value-type="float" office:value="1606831907989" table:style-name="ce1">
            <text:p>1,60683E+12</text:p>
          </table:table-cell>
          <table:table-cell table:number-columns-repeated="16369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832023435" table:style-name="ce1">
            <text:p>1,60683E+12</text:p>
          </table:table-cell>
          <table:table-cell office:value-type="float" office:value="1606832036780" table:style-name="ce1">
            <text:p>1,60683E+12</text:p>
          </table:table-cell>
          <table:table-cell office:value-type="float" office:value="1606832038066" table:style-name="ce1">
            <text:p>1,60683E+12</text:p>
          </table:table-cell>
          <table:table-cell office:value-type="string" table:style-name="ce2">
            <text:p>boia de nÃ­vel<text:s/></text:p>
          </table:table-cell>
          <table:table-cell office:value-type="string" table:style-name="ce2">
            <text:p>nÃ£o liga<text:s/></text:p>
          </table:table-cell>
          <table:table-cell office:value-type="string" table:style-name="ce2">
            <text:p>troca de boia por outra nova outra marca<text:s/></text:p>
          </table:table-cell>
          <table:table-cell office:value-type="string" table:style-name="ce2">
            <text:p/>
          </table:table-cell>
          <table:table-cell office:value-type="float" office:value="1606832036780" table:style-name="ce1">
            <text:p>1,60683E+12</text:p>
          </table:table-cell>
          <table:table-cell table:number-columns-repeated="16369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832108468" table:style-name="ce1">
            <text:p>1,60683E+12</text:p>
          </table:table-cell>
          <table:table-cell office:value-type="float" office:value="1606832117267" table:style-name="ce1">
            <text:p>1,60683E+12</text:p>
          </table:table-cell>
          <table:table-cell office:value-type="float" office:value="1606832118736" table:style-name="ce1">
            <text:p>1,60683E+12</text:p>
          </table:table-cell>
          <table:table-cell office:value-type="string" table:style-name="ce2">
            <text:p>rede do cloro 1"<text:s/></text:p>
          </table:table-cell>
          <table:table-cell office:value-type="string" table:style-name="ce2">
            <text:p>joelho quebrado<text:s/></text:p>
          </table:table-cell>
          <table:table-cell office:value-type="string" table:style-name="ce2">
            <text:p>troca<text:s/></text:p>
          </table:table-cell>
          <table:table-cell office:value-type="string" table:style-name="ce2">
            <text:p/>
          </table:table-cell>
          <table:table-cell office:value-type="float" office:value="1606832117267" table:style-name="ce1">
            <text:p>1,60683E+12</text:p>
          </table:table-cell>
          <table:table-cell table:number-columns-repeated="16369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842800668" table:style-name="ce1">
            <text:p>1,60684E+12</text:p>
          </table:table-cell>
          <table:table-cell office:value-type="float" office:value="1606842816017" table:style-name="ce1">
            <text:p>1,60684E+12</text:p>
          </table:table-cell>
          <table:table-cell office:value-type="float" office:value="1606842817370" table:style-name="ce1">
            <text:p>1,60684E+12</text:p>
          </table:table-cell>
          <table:table-cell office:value-type="string" table:style-name="ce2">
            <text:p>roteador de cafÃ©<text:s/></text:p>
          </table:table-cell>
          <table:table-cell office:value-type="string" table:style-name="ce2">
            <text:p>registro Ã¡gua nÃ£o fecha<text:s/></text:p>
          </table:table-cell>
          <table:table-cell office:value-type="string" table:style-name="ce2">
            <text:p>troca de registro<text:s/></text:p>
          </table:table-cell>
          <table:table-cell office:value-type="string" table:style-name="ce2">
            <text:p/>
          </table:table-cell>
          <table:table-cell office:value-type="float" office:value="1606842816017" table:style-name="ce1">
            <text:p>1,60684E+12</text:p>
          </table:table-cell>
          <table:table-cell table:number-columns-repeated="16369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842875010" table:style-name="ce1">
            <text:p>1,60684E+12</text:p>
          </table:table-cell>
          <table:table-cell office:value-type="float" office:value="1606842887730" table:style-name="ce1">
            <text:p>1,60684E+12</text:p>
          </table:table-cell>
          <table:table-cell office:value-type="float" office:value="1606842889034" table:style-name="ce1">
            <text:p>1,60684E+12</text:p>
          </table:table-cell>
          <table:table-cell office:value-type="string" table:style-name="ce2">
            <text:p>mesa acumuladora<text:s/></text:p>
          </table:table-cell>
          <table:table-cell office:value-type="string" table:style-name="ce2">
            <text:p>caindo garrafas<text:s/></text:p>
          </table:table-cell>
          <table:table-cell office:value-type="string" table:style-name="ce2">
            <text:p>ajustado guias e passado silicone<text:s/></text:p>
          </table:table-cell>
          <table:table-cell office:value-type="string" table:style-name="ce2">
            <text:p/>
          </table:table-cell>
          <table:table-cell office:value-type="float" office:value="1606842887730" table:style-name="ce1">
            <text:p>1,60684E+12</text:p>
          </table:table-cell>
          <table:table-cell table:number-columns-repeated="16369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10" table:style-name="ce1">
            <text:p>1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843118043" table:style-name="ce1">
            <text:p>1,60684E+12</text:p>
          </table:table-cell>
          <table:table-cell office:value-type="float" office:value="1606843143983" table:style-name="ce1">
            <text:p>1,60684E+12</text:p>
          </table:table-cell>
          <table:table-cell office:value-type="float" office:value="1606843145353" table:style-name="ce1">
            <text:p>1,60684E+12</text:p>
          </table:table-cell>
          <table:table-cell office:value-type="string" table:style-name="ce2">
            <text:p>exaustores de telhado<text:s/></text:p>
          </table:table-cell>
          <table:table-cell office:value-type="string" table:style-name="ce2">
            <text:p>rangindo<text:s/></text:p>
          </table:table-cell>
          <table:table-cell office:value-type="string" table:style-name="ce2">
            <text:p>serviÃ§o de telhado / pessoal de telhado .</text:p>
          </table:table-cell>
          <table:table-cell office:value-type="string" table:style-name="ce2">
            <text:p/>
          </table:table-cell>
          <table:table-cell office:value-type="float" office:value="1606843143983" table:style-name="ce1">
            <text:p>1,60684E+12</text:p>
          </table:table-cell>
          <table:table-cell table:number-columns-repeated="16369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20" table:style-name="ce1">
            <text:p>2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903982758" table:style-name="ce1">
            <text:p>1,6069E+12</text:p>
          </table:table-cell>
          <table:table-cell office:value-type="float" office:value="1606904662614" table:style-name="ce1">
            <text:p>1,6069E+12</text:p>
          </table:table-cell>
          <table:table-cell office:value-type="float" office:value="1606904664135" table:style-name="ce1">
            <text:p>1,6069E+12</text:p>
          </table:table-cell>
          <table:table-cell office:value-type="string" table:style-name="ce2">
            <text:p>bicos trancado vazando<text:s/></text:p>
          </table:table-cell>
          <table:table-cell office:value-type="string" table:style-name="ce2">
            <text:p>falta de vedaÃ§Ã£o resistente a ataque quÃ­mico<text:s/></text:p>
          </table:table-cell>
          <table:table-cell office:value-type="string" table:style-name="ce2">
            <text:p>lubrificado novamente pela centÃ©sima <text:s/>vez<text:s/></text:p>
          </table:table-cell>
          <table:table-cell office:value-type="string" table:style-name="ce2">
            <text:p/>
          </table:table-cell>
          <table:table-cell office:value-type="float" office:value="1606904662614" table:style-name="ce1">
            <text:p>1,6069E+12</text:p>
          </table:table-cell>
          <table:table-cell table:number-columns-repeated="16369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909398778" table:style-name="ce1">
            <text:p>1,60691E+12</text:p>
          </table:table-cell>
          <table:table-cell office:value-type="float" office:value="1606909415816" table:style-name="ce1">
            <text:p>1,60691E+12</text:p>
          </table:table-cell>
          <table:table-cell office:value-type="float" office:value="1606909417336" table:style-name="ce1">
            <text:p>1,60691E+12</text:p>
          </table:table-cell>
          <table:table-cell office:value-type="string" table:style-name="ce2">
            <text:p>boia elÃ©trica de nivel</text:p>
          </table:table-cell>
          <table:table-cell office:value-type="string" table:style-name="ce2">
            <text:p>nÃ£o desliga<text:s/></text:p>
          </table:table-cell>
          <table:table-cell office:value-type="string" table:style-name="ce2">
            <text:p>boia de na qualidade defeito de sÃ©rie da marca / troca de marca<text:s/></text:p>
          </table:table-cell>
          <table:table-cell office:value-type="string" table:style-name="ce2">
            <text:p/>
          </table:table-cell>
          <table:table-cell office:value-type="float" office:value="1606909415816" table:style-name="ce1">
            <text:p>1,60691E+12</text:p>
          </table:table-cell>
          <table:table-cell table:number-columns-repeated="16369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914619754" table:style-name="ce1">
            <text:p>1,60691E+12</text:p>
          </table:table-cell>
          <table:table-cell office:value-type="float" office:value="1606914657500" table:style-name="ce1">
            <text:p>1,60691E+12</text:p>
          </table:table-cell>
          <table:table-cell office:value-type="float" office:value="1606914659152" table:style-name="ce1">
            <text:p>1,60691E+12</text:p>
          </table:table-cell>
          <table:table-cell office:value-type="string" table:style-name="ce2">
            <text:p>pente guia para nova embalagem<text:s/></text:p>
          </table:table-cell>
          <table:table-cell office:value-type="string" table:style-name="ce2">
            <text:p>medir / desenhar / orÃ§ar pente novo<text:s/></text:p>
          </table:table-cell>
          <table:table-cell office:value-type="string" table:style-name="ce2">
            <text:p>com 22 frascos / material tecnil / <text:s/>8 bicos com novas mangueiras .</text:p>
          </table:table-cell>
          <table:table-cell office:value-type="string" table:style-name="ce2">
            <text:p/>
          </table:table-cell>
          <table:table-cell office:value-type="float" office:value="1606914657500" table:style-name="ce1">
            <text:p>1,60691E+12</text:p>
          </table:table-cell>
          <table:table-cell table:number-columns-repeated="16369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917089419" table:style-name="ce1">
            <text:p>1,60692E+12</text:p>
          </table:table-cell>
          <table:table-cell office:value-type="float" office:value="1606917103012" table:style-name="ce1">
            <text:p>1,60692E+12</text:p>
          </table:table-cell>
          <table:table-cell office:value-type="float" office:value="1606917104599" table:style-name="ce1">
            <text:p>1,60692E+12</text:p>
          </table:table-cell>
          <table:table-cell office:value-type="string" table:style-name="ce2">
            <text:p>boia de nÃ­vel<text:s/></text:p>
          </table:table-cell>
          <table:table-cell office:value-type="string" table:style-name="ce2">
            <text:p>transbordando tanque<text:s/></text:p>
          </table:table-cell>
          <table:table-cell office:value-type="string" table:style-name="ce2">
            <text:p>baixar nÃ­vel<text:s/></text:p>
          </table:table-cell>
          <table:table-cell office:value-type="string" table:style-name="ce2">
            <text:p/>
          </table:table-cell>
          <table:table-cell office:value-type="float" office:value="1606917103012" table:style-name="ce1">
            <text:p>1,60692E+12</text:p>
          </table:table-cell>
          <table:table-cell table:number-columns-repeated="16369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917166119" table:style-name="ce1">
            <text:p>1,60692E+12</text:p>
          </table:table-cell>
          <table:table-cell office:value-type="float" office:value="1606917180874" table:style-name="ce1">
            <text:p>1,60692E+12</text:p>
          </table:table-cell>
          <table:table-cell office:value-type="float" office:value="1606917182077" table:style-name="ce1">
            <text:p>1,60692E+12</text:p>
          </table:table-cell>
          <table:table-cell office:value-type="string" table:style-name="ce2">
            <text:p>guia estrela do tampador<text:s/></text:p>
          </table:table-cell>
          <table:table-cell office:value-type="string" table:style-name="ce2">
            <text:p>baixa / derrubando garrafas<text:s/></text:p>
          </table:table-cell>
          <table:table-cell office:value-type="string" table:style-name="ce2">
            <text:p>subir e travar<text:s/></text:p>
          </table:table-cell>
          <table:table-cell office:value-type="string" table:style-name="ce2">
            <text:p/>
          </table:table-cell>
          <table:table-cell office:value-type="float" office:value="1606917180874" table:style-name="ce1">
            <text:p>1,60692E+12</text:p>
          </table:table-cell>
          <table:table-cell table:number-columns-repeated="16369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938797990" table:style-name="ce1">
            <text:p>1,60694E+12</text:p>
          </table:table-cell>
          <table:table-cell office:value-type="float" office:value="1606938857918" table:style-name="ce1">
            <text:p>1,60694E+12</text:p>
          </table:table-cell>
          <table:table-cell office:value-type="float" office:value="1606938859271" table:style-name="ce1">
            <text:p>1,60694E+12</text:p>
          </table:table-cell>
          <table:table-cell office:value-type="string" table:style-name="ce2">
            <text:p>embaladora de sabÃ£o</text:p>
          </table:table-cell>
          <table:table-cell office:value-type="string" table:style-name="ce2">
            <text:p>redutor segunda correia quebrado</text:p>
          </table:table-cell>
          <table:table-cell office:value-type="string" table:style-name="ce2">
            <text:p>trocado por novo<text:s/></text:p>
          </table:table-cell>
          <table:table-cell office:value-type="string" table:style-name="ce2">
            <text:p/>
          </table:table-cell>
          <table:table-cell office:value-type="float" office:value="1606938857918" table:style-name="ce1">
            <text:p>1,60694E+12</text:p>
          </table:table-cell>
          <table:table-cell table:number-columns-repeated="16369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996708726" table:style-name="ce1">
            <text:p>1,607E+12</text:p>
          </table:table-cell>
          <table:table-cell office:value-type="float" office:value="1606996740807" table:style-name="ce1">
            <text:p>1,607E+12</text:p>
          </table:table-cell>
          <table:table-cell office:value-type="float" office:value="1606996742177" table:style-name="ce1">
            <text:p>1,607E+12</text:p>
          </table:table-cell>
          <table:table-cell office:value-type="string" table:style-name="ce2">
            <text:p>bicos de envase<text:s/></text:p>
          </table:table-cell>
          <table:table-cell office:value-type="string" table:style-name="ce2">
            <text:p>espigÃ£o de purga quebrado / 2 peÃ§as</text:p>
          </table:table-cell>
          <table:table-cell office:value-type="string" table:style-name="ce2">
            <text:p>troca por novo<text:s/></text:p>
          </table:table-cell>
          <table:table-cell office:value-type="string" table:style-name="ce2">
            <text:p/>
          </table:table-cell>
          <table:table-cell office:value-type="float" office:value="1606996740807" table:style-name="ce1">
            <text:p>1,607E+12</text:p>
          </table:table-cell>
          <table:table-cell table:number-columns-repeated="16369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17" table:style-name="ce1">
            <text:p>1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996882021" table:style-name="ce1">
            <text:p>1,607E+12</text:p>
          </table:table-cell>
          <table:table-cell office:value-type="float" office:value="1606996896849" table:style-name="ce1">
            <text:p>1,607E+12</text:p>
          </table:table-cell>
          <table:table-cell office:value-type="float" office:value="1606996898169" table:style-name="ce1">
            <text:p>1,607E+12</text:p>
          </table:table-cell>
          <table:table-cell office:value-type="string" table:style-name="ce2">
            <text:p>embaladora cafÃ© (almofada)<text:s/></text:p>
          </table:table-cell>
          <table:table-cell office:value-type="string" table:style-name="ce2">
            <text:p>navalha de corte quebrada<text:s/></text:p>
          </table:table-cell>
          <table:table-cell office:value-type="string" table:style-name="ce2">
            <text:p>colocado arrebite de inox<text:s/></text:p>
          </table:table-cell>
          <table:table-cell office:value-type="string" table:style-name="ce2">
            <text:p/>
          </table:table-cell>
          <table:table-cell office:value-type="float" office:value="1606996896849" table:style-name="ce1">
            <text:p>1,607E+12</text:p>
          </table:table-cell>
          <table:table-cell table:number-columns-repeated="16369"/>
        </table:table-row>
        <table:table-row table:style-name="ro1">
          <table:table-cell office:value-type="float" office:value="330" table:style-name="ce1">
            <text:p>33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997139149" table:style-name="ce1">
            <text:p>1,607E+12</text:p>
          </table:table-cell>
          <table:table-cell office:value-type="float" office:value="1606997152092" table:style-name="ce1">
            <text:p>1,607E+12</text:p>
          </table:table-cell>
          <table:table-cell office:value-type="float" office:value="1606997153596" table:style-name="ce1">
            <text:p>1,607E+12</text:p>
          </table:table-cell>
          <table:table-cell office:value-type="string" table:style-name="ce2">
            <text:p>calhas</text:p>
          </table:table-cell>
          <table:table-cell office:value-type="string" table:style-name="ce2">
            <text:p>tirar medidas ( novamente )<text:s/></text:p>
          </table:table-cell>
          <table:table-cell office:value-type="string" table:style-name="ce2">
            <text:p>4 Â° orÃ§amento<text:s/></text:p>
          </table:table-cell>
          <table:table-cell office:value-type="string" table:style-name="ce2">
            <text:p/>
          </table:table-cell>
          <table:table-cell office:value-type="float" office:value="1606997152092" table:style-name="ce1">
            <text:p>1,607E+12</text:p>
          </table:table-cell>
          <table:table-cell table:number-columns-repeated="16369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6999354983" table:style-name="ce1">
            <text:p>1,607E+12</text:p>
          </table:table-cell>
          <table:table-cell office:value-type="float" office:value="1606999369033" table:style-name="ce1">
            <text:p>1,607E+12</text:p>
          </table:table-cell>
          <table:table-cell office:value-type="float" office:value="1606999370386" table:style-name="ce1">
            <text:p>1,607E+12</text:p>
          </table:table-cell>
          <table:table-cell office:value-type="string" table:style-name="ce2">
            <text:p>bicos<text:s/></text:p>
          </table:table-cell>
          <table:table-cell office:value-type="string" table:style-name="ce2">
            <text:p>trancando<text:s/></text:p>
          </table:table-cell>
          <table:table-cell office:value-type="string" table:style-name="ce2">
            <text:p>lubrificado ( todo dia ) fanta vedaÃ§Ã£o ideal .</text:p>
          </table:table-cell>
          <table:table-cell office:value-type="string" table:style-name="ce2">
            <text:p/>
          </table:table-cell>
          <table:table-cell office:value-type="float" office:value="1606999369033" table:style-name="ce1">
            <text:p>1,607E+12</text:p>
          </table:table-cell>
          <table:table-cell table:number-columns-repeated="16369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000" table:style-name="ce1">
            <text:p>5000</text:p>
          </table:table-cell>
          <table:table-cell office:value-type="float" office:value="0" table:style-name="ce1">
            <text:p>0</text:p>
          </table:table-cell>
          <table:table-cell office:value-type="float" office:value="5000" table:style-name="ce1">
            <text:p>5000</text:p>
          </table:table-cell>
          <table:table-cell office:value-type="float" office:value="1607003977823" table:style-name="ce1">
            <text:p>1,607E+12</text:p>
          </table:table-cell>
          <table:table-cell office:value-type="float" office:value="1607004004784" table:style-name="ce1">
            <text:p>1,607E+12</text:p>
          </table:table-cell>
          <table:table-cell office:value-type="float" office:value="1607004006321" table:style-name="ce1">
            <text:p>1,607E+12</text:p>
          </table:table-cell>
          <table:table-cell office:value-type="string" table:style-name="ce2">
            <text:p>sopradora pet<text:s text:c="2"/></text:p>
          </table:table-cell>
          <table:table-cell office:value-type="string" table:style-name="ce2">
            <text:p>troca de Matriz ( matriz quebrada colocar nova )<text:s/></text:p>
          </table:table-cell>
          <table:table-cell office:value-type="string" table:style-name="ce2">
            <text:p>desmontagem e montagem ( ajuda)<text:s/></text:p>
          </table:table-cell>
          <table:table-cell office:value-type="string" table:style-name="ce2">
            <text:p/>
          </table:table-cell>
          <table:table-cell office:value-type="float" office:value="1607004004784" table:style-name="ce1">
            <text:p>1,607E+12</text:p>
          </table:table-cell>
          <table:table-cell table:number-columns-repeated="16369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004664657" table:style-name="ce1">
            <text:p>1,607E+12</text:p>
          </table:table-cell>
          <table:table-cell office:value-type="float" office:value="1607004681255" table:style-name="ce1">
            <text:p>1,607E+12</text:p>
          </table:table-cell>
          <table:table-cell office:value-type="float" office:value="1607004682508" table:style-name="ce1">
            <text:p>1,607E+12</text:p>
          </table:table-cell>
          <table:table-cell office:value-type="string" table:style-name="ce2">
            <text:p>rede e filtros<text:s/></text:p>
          </table:table-cell>
          <table:table-cell office:value-type="string" table:style-name="ce2">
            <text:p>purga de rede e conferÃªncia nÃ­vel Ã³leo<text:s/></text:p>
          </table:table-cell>
          <table:table-cell office:value-type="string" table:style-name="ce2">
            <text:p>preventivo<text:s/></text:p>
          </table:table-cell>
          <table:table-cell office:value-type="string" table:style-name="ce2">
            <text:p/>
          </table:table-cell>
          <table:table-cell office:value-type="float" office:value="1607004681255" table:style-name="ce1">
            <text:p>1,607E+12</text:p>
          </table:table-cell>
          <table:table-cell table:number-columns-repeated="16369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024036537" table:style-name="ce1">
            <text:p>1,60702E+12</text:p>
          </table:table-cell>
          <table:table-cell office:value-type="float" office:value="1607024068929" table:style-name="ce1">
            <text:p>1,60702E+12</text:p>
          </table:table-cell>
          <table:table-cell office:value-type="float" office:value="1607024070216" table:style-name="ce1">
            <text:p>1,60702E+12</text:p>
          </table:table-cell>
          <table:table-cell office:value-type="string" table:style-name="ce2">
            <text:p>bicos de envase<text:s/></text:p>
          </table:table-cell>
          <table:table-cell office:value-type="string" table:style-name="ce2">
            <text:p>regulagem para embalagem da querozene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07024068929" table:style-name="ce1">
            <text:p>1,60702E+12</text:p>
          </table:table-cell>
          <table:table-cell table:number-columns-repeated="16369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024184203" table:style-name="ce1">
            <text:p>1,60702E+12</text:p>
          </table:table-cell>
          <table:table-cell office:value-type="float" office:value="1607024204905" table:style-name="ce1">
            <text:p>1,60702E+12</text:p>
          </table:table-cell>
          <table:table-cell office:value-type="float" office:value="1607024206209" table:style-name="ce1">
            <text:p>1,60702E+12</text:p>
          </table:table-cell>
          <table:table-cell office:value-type="string" table:style-name="ce2">
            <text:p>tampador da furadeira<text:s/></text:p>
          </table:table-cell>
          <table:table-cell office:value-type="string" table:style-name="ce2">
            <text:p>nÃ£o aperta / tampa marcada<text:s/></text:p>
          </table:table-cell>
          <table:table-cell office:value-type="string" table:style-name="ce2">
            <text:p>rebaixo no torno / polimento de borda<text:s/></text:p>
          </table:table-cell>
          <table:table-cell office:value-type="string" table:style-name="ce2">
            <text:p/>
          </table:table-cell>
          <table:table-cell office:value-type="float" office:value="1607024204905" table:style-name="ce1">
            <text:p>1,60702E+12</text:p>
          </table:table-cell>
          <table:table-cell table:number-columns-repeated="16369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079873137" table:style-name="ce1">
            <text:p>1,60708E+12</text:p>
          </table:table-cell>
          <table:table-cell office:value-type="float" office:value="1607079905956" table:style-name="ce1">
            <text:p>1,60708E+12</text:p>
          </table:table-cell>
          <table:table-cell office:value-type="float" office:value="1607079907226" table:style-name="ce1">
            <text:p>1,60708E+12</text:p>
          </table:table-cell>
          <table:table-cell office:value-type="string" table:style-name="ce2">
            <text:p>bomba do rio<text:s/></text:p>
          </table:table-cell>
          <table:table-cell office:value-type="string" table:style-name="ce2">
            <text:p>revisÃ£o de posiÃ§Ã£o de vÃ¡lvula do rio<text:s/></text:p>
          </table:table-cell>
          <table:table-cell office:value-type="string" table:style-name="ce2">
            <text:p>reposicionado / conferido amarras<text:s/></text:p>
          </table:table-cell>
          <table:table-cell office:value-type="string" table:style-name="ce2">
            <text:p/>
          </table:table-cell>
          <table:table-cell office:value-type="float" office:value="1607079905956" table:style-name="ce1">
            <text:p>1,60708E+12</text:p>
          </table:table-cell>
          <table:table-cell table:number-columns-repeated="16369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56" table:style-name="ce1">
            <text:p>5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080160776" table:style-name="ce1">
            <text:p>1,60708E+12</text:p>
          </table:table-cell>
          <table:table-cell office:value-type="float" office:value="1612913535181" table:style-name="ce1">
            <text:p>1,61291E+12</text:p>
          </table:table-cell>
          <table:table-cell office:value-type="float" office:value="1612913536868" table:style-name="ce1">
            <text:p>1,61291E+12</text:p>
          </table:table-cell>
          <table:table-cell office:value-type="string" table:style-name="ce2">
            <text:p>embaladora sabÃ£o<text:s/></text:p>
          </table:table-cell>
          <table:table-cell office:value-type="string" table:style-name="ce2">
            <text:p>redutor quebrado<text:s/></text:p>
          </table:table-cell>
          <table:table-cell office:value-type="string" table:style-name="ce2">
            <text:p>compra de moto redutor segundo orientaÃ§Ã£o em orÃ§amento anexo<text:s/></text:p>
          </table:table-cell>
          <table:table-cell office:value-type="string" table:style-name="ce2">
            <text:p/>
          </table:table-cell>
          <table:table-cell office:value-type="float" office:value="1612913535181" table:style-name="ce1">
            <text:p>1,61291E+12</text:p>
          </table:table-cell>
          <table:table-cell table:number-columns-repeated="16369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102787700" table:style-name="ce1">
            <text:p>1,6071E+12</text:p>
          </table:table-cell>
          <table:table-cell office:value-type="float" office:value="1607102801759" table:style-name="ce1">
            <text:p>1,6071E+12</text:p>
          </table:table-cell>
          <table:table-cell office:value-type="float" office:value="1607102803263" table:style-name="ce1">
            <text:p>1,6071E+12</text:p>
          </table:table-cell>
          <table:table-cell office:value-type="string" table:style-name="ce2">
            <text:p>tubulaÃ§Ã£o descarga cloro / conexÃµes da rua .</text:p>
          </table:table-cell>
          <table:table-cell office:value-type="string" table:style-name="ce2">
            <text:p>frÃ¡gil / vazamento / risco acidente / descarga caminhÃ£o tanque de cloro e soda<text:s/></text:p>
          </table:table-cell>
          <table:table-cell office:value-type="string" table:style-name="ce2">
            <text:p>uniÃ£o - registro - espigÃ£o de inox - abraÃ§adeira reforÃ§ada<text:s/></text:p>
          </table:table-cell>
          <table:table-cell office:value-type="string" table:style-name="ce2">
            <text:p/>
          </table:table-cell>
          <table:table-cell office:value-type="float" office:value="1607102801759" table:style-name="ce1">
            <text:p>1,6071E+12</text:p>
          </table:table-cell>
          <table:table-cell table:number-columns-repeated="16369"/>
        </table:table-row>
        <table:table-row table:style-name="ro1">
          <table:table-cell office:value-type="float" office:value="339" table:style-name="ce1">
            <text:p>339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367056565" table:style-name="ce1">
            <text:p>1,60737E+12</text:p>
          </table:table-cell>
          <table:table-cell office:value-type="float" office:value="1607367069737" table:style-name="ce1">
            <text:p>1,60737E+12</text:p>
          </table:table-cell>
          <table:table-cell office:value-type="float" office:value="1607367071023" table:style-name="ce1">
            <text:p>1,60737E+12</text:p>
          </table:table-cell>
          <table:table-cell office:value-type="string" table:style-name="ce2">
            <text:p>moinho de martelo cafÃ©<text:s/></text:p>
          </table:table-cell>
          <table:table-cell office:value-type="string" table:style-name="ce2">
            <text:p>troca de martelos<text:s/></text:p>
          </table:table-cell>
          <table:table-cell office:value-type="string" table:style-name="ce2">
            <text:p>trocado todos os 60 martelos gastos<text:s/></text:p>
          </table:table-cell>
          <table:table-cell office:value-type="string" table:style-name="ce2">
            <text:p/>
          </table:table-cell>
          <table:table-cell office:value-type="float" office:value="1607367069737" table:style-name="ce1">
            <text:p>1,60737E+12</text:p>
          </table:table-cell>
          <table:table-cell table:number-columns-repeated="16369"/>
        </table:table-row>
        <table:table-row table:style-name="ro1">
          <table:table-cell office:value-type="float" office:value="340" table:style-name="ce1">
            <text:p>34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367279502" table:style-name="ce1">
            <text:p>1,60737E+12</text:p>
          </table:table-cell>
          <table:table-cell office:value-type="float" office:value="1607367292145" table:style-name="ce1">
            <text:p>1,60737E+12</text:p>
          </table:table-cell>
          <table:table-cell office:value-type="float" office:value="1607367293466" table:style-name="ce1">
            <text:p>1,60737E+12</text:p>
          </table:table-cell>
          <table:table-cell office:value-type="string" table:style-name="ce2">
            <text:p>bicos<text:s/></text:p>
          </table:table-cell>
          <table:table-cell office:value-type="string" table:style-name="ce2">
            <text:p>2 bicos estÃºpidos<text:s/></text:p>
          </table:table-cell>
          <table:table-cell office:value-type="string" table:style-name="ce2">
            <text:p>desmontado e limpo<text:s/></text:p>
          </table:table-cell>
          <table:table-cell office:value-type="string" table:style-name="ce2">
            <text:p/>
          </table:table-cell>
          <table:table-cell office:value-type="float" office:value="1607367292145" table:style-name="ce1">
            <text:p>1,60737E+12</text:p>
          </table:table-cell>
          <table:table-cell table:number-columns-repeated="16369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367590355" table:style-name="ce1">
            <text:p>1,60737E+12</text:p>
          </table:table-cell>
          <table:table-cell office:value-type="float" office:value="1607367607413" table:style-name="ce1">
            <text:p>1,60737E+12</text:p>
          </table:table-cell>
          <table:table-cell office:value-type="float" office:value="1607367608767" table:style-name="ce1">
            <text:p>1,60737E+12</text:p>
          </table:table-cell>
          <table:table-cell office:value-type="string" table:style-name="ce2">
            <text:p>biscos<text:s/></text:p>
          </table:table-cell>
          <table:table-cell office:value-type="string" table:style-name="ce2">
            <text:p>trancado<text:s/></text:p>
          </table:table-cell>
          <table:table-cell office:value-type="string" table:style-name="ce2">
            <text:p>vedaÃ§Ã£o nÃ£o ideal ( resseca com o produto )<text:s/></text:p>
          </table:table-cell>
          <table:table-cell office:value-type="string" table:style-name="ce2">
            <text:p>destravado todo dia<text:s text:c="2"/></text:p>
          </table:table-cell>
          <table:table-cell office:value-type="float" office:value="1607367607413" table:style-name="ce1">
            <text:p>1,60737E+12</text:p>
          </table:table-cell>
          <table:table-cell table:number-columns-repeated="16369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367915963" table:style-name="ce1">
            <text:p>1,60737E+12</text:p>
          </table:table-cell>
          <table:table-cell office:value-type="float" office:value="1607367928602" table:style-name="ce1">
            <text:p>1,60737E+12</text:p>
          </table:table-cell>
          <table:table-cell office:value-type="float" office:value="1607367929854" table:style-name="ce1">
            <text:p>1,60737E+12</text:p>
          </table:table-cell>
          <table:table-cell office:value-type="string" table:style-name="ce2">
            <text:p>rede lauril<text:s/></text:p>
          </table:table-cell>
          <table:table-cell office:value-type="string" table:style-name="ce2">
            <text:p>preventivo</text:p>
          </table:table-cell>
          <table:table-cell office:value-type="string" table:style-name="ce2">
            <text:p>colocado calha de PVC debaixo da rede<text:s/></text:p>
          </table:table-cell>
          <table:table-cell office:value-type="string" table:style-name="ce2">
            <text:p/>
          </table:table-cell>
          <table:table-cell office:value-type="float" office:value="1607367928602" table:style-name="ce1">
            <text:p>1,60737E+12</text:p>
          </table:table-cell>
          <table:table-cell table:number-columns-repeated="16369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368003446" table:style-name="ce1">
            <text:p>1,60737E+12</text:p>
          </table:table-cell>
          <table:table-cell office:value-type="float" office:value="1607368021569" table:style-name="ce1">
            <text:p>1,60737E+12</text:p>
          </table:table-cell>
          <table:table-cell office:value-type="float" office:value="1607368022772" table:style-name="ce1">
            <text:p>1,60737E+12</text:p>
          </table:table-cell>
          <table:table-cell office:value-type="string" table:style-name="ce2">
            <text:p>rede cloro<text:s/></text:p>
          </table:table-cell>
          <table:table-cell office:value-type="string" table:style-name="ce2">
            <text:p>registro 32 mm vazando<text:s/></text:p>
          </table:table-cell>
          <table:table-cell office:value-type="string" table:style-name="ce2">
            <text:p>troca por novo<text:s/></text:p>
          </table:table-cell>
          <table:table-cell office:value-type="string" table:style-name="ce2">
            <text:p/>
          </table:table-cell>
          <table:table-cell office:value-type="float" office:value="1607368021569" table:style-name="ce1">
            <text:p>1,60737E+12</text:p>
          </table:table-cell>
          <table:table-cell table:number-columns-repeated="16369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368085336" table:style-name="ce1">
            <text:p>1,60737E+12</text:p>
          </table:table-cell>
          <table:table-cell office:value-type="float" office:value="1607368095095" table:style-name="ce1">
            <text:p>1,60737E+12</text:p>
          </table:table-cell>
          <table:table-cell office:value-type="float" office:value="1607368096430" table:style-name="ce1">
            <text:p>1,60737E+12</text:p>
          </table:table-cell>
          <table:table-cell office:value-type="string" table:style-name="ce2">
            <text:p>I.H.M instalaÃ§Ã£o<text:s/></text:p>
          </table:table-cell>
          <table:table-cell office:value-type="string" table:style-name="ce2">
            <text:p>nÃ£o aciona vÃ¡lvula de abastecimento<text:s/></text:p>
          </table:table-cell>
          <table:table-cell office:value-type="string" table:style-name="ce2">
            <text:p>entrada coma do invertida<text:s/></text:p>
          </table:table-cell>
          <table:table-cell office:value-type="string" table:style-name="ce2">
            <text:p/>
          </table:table-cell>
          <table:table-cell office:value-type="float" office:value="1607368095095" table:style-name="ce1">
            <text:p>1,60737E+12</text:p>
          </table:table-cell>
          <table:table-cell table:number-columns-repeated="16369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368197709" table:style-name="ce1">
            <text:p>1,60737E+12</text:p>
          </table:table-cell>
          <table:table-cell office:value-type="float" office:value="1607368207679" table:style-name="ce1">
            <text:p>1,60737E+12</text:p>
          </table:table-cell>
          <table:table-cell office:value-type="float" office:value="1607368210450" table:style-name="ce1">
            <text:p>1,60737E+12</text:p>
          </table:table-cell>
          <table:table-cell office:value-type="string" table:style-name="ce2">
            <text:p>impressora<text:s/></text:p>
          </table:table-cell>
          <table:table-cell office:value-type="string" table:style-name="ce2">
            <text:p>tampa preta ajuste de sensor<text:s/></text:p>
          </table:table-cell>
          <table:table-cell office:value-type="string" table:style-name="ce2">
            <text:p>ajustado<text:s/></text:p>
          </table:table-cell>
          <table:table-cell office:value-type="string" table:style-name="ce2">
            <text:p/>
          </table:table-cell>
          <table:table-cell office:value-type="float" office:value="1607368207679" table:style-name="ce1">
            <text:p>1,60737E+12</text:p>
          </table:table-cell>
          <table:table-cell table:number-columns-repeated="16369"/>
        </table:table-row>
        <table:table-row table:style-name="ro1">
          <table:table-cell office:value-type="float" office:value="346" table:style-name="ce1">
            <text:p>346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371006717" table:style-name="ce1">
            <text:p>1,60737E+12</text:p>
          </table:table-cell>
          <table:table-cell office:value-type="float" office:value="1607371048172" table:style-name="ce1">
            <text:p>1,60737E+12</text:p>
          </table:table-cell>
          <table:table-cell office:value-type="float" office:value="1607371050645" table:style-name="ce1">
            <text:p>1,60737E+12</text:p>
          </table:table-cell>
          <table:table-cell office:value-type="string" table:style-name="ce2">
            <text:p>bomba para sabÃ£o<text:s/></text:p>
          </table:table-cell>
          <table:table-cell office:value-type="string" table:style-name="ce2">
            <text:p>lenta<text:s/></text:p>
          </table:table-cell>
          <table:table-cell office:value-type="string" table:style-name="ce2">
            <text:p>limpeza<text:s/></text:p>
          </table:table-cell>
          <table:table-cell office:value-type="string" table:style-name="ce2">
            <text:p/>
          </table:table-cell>
          <table:table-cell office:value-type="float" office:value="1607371048172" table:style-name="ce1">
            <text:p>1,60737E+12</text:p>
          </table:table-cell>
          <table:table-cell table:number-columns-repeated="16369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371106438" table:style-name="ce1">
            <text:p>1,60737E+12</text:p>
          </table:table-cell>
          <table:table-cell office:value-type="float" office:value="1607371131580" table:style-name="ce1">
            <text:p>1,60737E+12</text:p>
          </table:table-cell>
          <table:table-cell office:value-type="float" office:value="1607371132816" table:style-name="ce1">
            <text:p>1,60737E+12</text:p>
          </table:table-cell>
          <table:table-cell office:value-type="string" table:style-name="ce2">
            <text:p>bomba cera lÃ­quida<text:s/>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troca de gaxeta / rotor e rolamento<text:s/></text:p>
          </table:table-cell>
          <table:table-cell office:value-type="string" table:style-name="ce2">
            <text:p/>
          </table:table-cell>
          <table:table-cell office:value-type="float" office:value="1607371131580" table:style-name="ce1">
            <text:p>1,60737E+12</text:p>
          </table:table-cell>
          <table:table-cell table:number-columns-repeated="16369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434853677" table:style-name="ce1">
            <text:p>1,60743E+12</text:p>
          </table:table-cell>
          <table:table-cell office:value-type="float" office:value="1607434864882" table:style-name="ce1">
            <text:p>1,60743E+12</text:p>
          </table:table-cell>
          <table:table-cell office:value-type="float" office:value="1607434866203" table:style-name="ce1">
            <text:p>1,60743E+12</text:p>
          </table:table-cell>
          <table:table-cell office:value-type="string" table:style-name="ce2">
            <text:p>rosca extrusora<text:s/></text:p>
          </table:table-cell>
          <table:table-cell office:value-type="string" table:style-name="ce2">
            <text:p>rolamento Axial pÃ© da rosca<text:s/></text:p>
          </table:table-cell>
          <table:table-cell office:value-type="string" table:style-name="ce2">
            <text:p>troca<text:s/></text:p>
          </table:table-cell>
          <table:table-cell office:value-type="string" table:style-name="ce2">
            <text:p/>
          </table:table-cell>
          <table:table-cell office:value-type="float" office:value="1607434864882" table:style-name="ce1">
            <text:p>1,60743E+12</text:p>
          </table:table-cell>
          <table:table-cell table:number-columns-repeated="16369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435034136" table:style-name="ce1">
            <text:p>1,60744E+12</text:p>
          </table:table-cell>
          <table:table-cell office:value-type="float" office:value="1607435050669" table:style-name="ce1">
            <text:p>1,60744E+12</text:p>
          </table:table-cell>
          <table:table-cell office:value-type="float" office:value="1607435051955" table:style-name="ce1">
            <text:p>1,60744E+12</text:p>
          </table:table-cell>
          <table:table-cell office:value-type="string" table:style-name="ce2">
            <text:p>envase clorado<text:s/></text:p>
          </table:table-cell>
          <table:table-cell office:value-type="string" table:style-name="ce2">
            <text:p>lento<text:s/></text:p>
          </table:table-cell>
          <table:table-cell office:value-type="string" table:style-name="ce2">
            <text:p>mÃ¡quina ok / produto viscoso<text:s/></text:p>
          </table:table-cell>
          <table:table-cell office:value-type="string" table:style-name="ce2">
            <text:p/>
          </table:table-cell>
          <table:table-cell office:value-type="float" office:value="1607435050669" table:style-name="ce1">
            <text:p>1,60744E+12</text:p>
          </table:table-cell>
          <table:table-cell table:number-columns-repeated="16369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435327172" table:style-name="ce1">
            <text:p>1,60744E+12</text:p>
          </table:table-cell>
          <table:table-cell office:value-type="float" office:value="1607435345159" table:style-name="ce1">
            <text:p>1,60744E+12</text:p>
          </table:table-cell>
          <table:table-cell office:value-type="float" office:value="1607435346396" table:style-name="ce1">
            <text:p>1,60744E+12</text:p>
          </table:table-cell>
          <table:table-cell office:value-type="string" table:style-name="ce2">
            <text:p>tampador</text:p>
          </table:table-cell>
          <table:table-cell office:value-type="string" table:style-name="ce2">
            <text:p>tampa soltando<text:s/></text:p>
          </table:table-cell>
          <table:table-cell office:value-type="string" table:style-name="ce2">
            <text:p>baixado pressionados<text:s/></text:p>
          </table:table-cell>
          <table:table-cell office:value-type="string" table:style-name="ce2">
            <text:p/>
          </table:table-cell>
          <table:table-cell office:value-type="float" office:value="1607435345159" table:style-name="ce1">
            <text:p>1,60744E+12</text:p>
          </table:table-cell>
          <table:table-cell table:number-columns-repeated="16369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435443116" table:style-name="ce1">
            <text:p>1,60744E+12</text:p>
          </table:table-cell>
          <table:table-cell office:value-type="float" office:value="1607435462939" table:style-name="ce1">
            <text:p>1,60744E+12</text:p>
          </table:table-cell>
          <table:table-cell office:value-type="float" office:value="1607435464292" table:style-name="ce1">
            <text:p>1,60744E+12</text:p>
          </table:table-cell>
          <table:table-cell office:value-type="string" table:style-name="ce2">
            <text:p>sopro bico 17</text:p>
          </table:table-cell>
          <table:table-cell office:value-type="string" table:style-name="ce2">
            <text:p>mangueira pneumÃ¡tica rasgada<text:s/></text:p>
          </table:table-cell>
          <table:table-cell office:value-type="string" table:style-name="ce2">
            <text:p>troca<text:s/></text:p>
          </table:table-cell>
          <table:table-cell office:value-type="string" table:style-name="ce2">
            <text:p/>
          </table:table-cell>
          <table:table-cell office:value-type="float" office:value="1607435462939" table:style-name="ce1">
            <text:p>1,60744E+12</text:p>
          </table:table-cell>
          <table:table-cell table:number-columns-repeated="16369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435739180" table:style-name="ce1">
            <text:p>1,60744E+12</text:p>
          </table:table-cell>
          <table:table-cell office:value-type="float" office:value="1607435752067" table:style-name="ce1">
            <text:p>1,60744E+12</text:p>
          </table:table-cell>
          <table:table-cell office:value-type="float" office:value="1607435753320" table:style-name="ce1">
            <text:p>1,60744E+12</text:p>
          </table:table-cell>
          <table:table-cell office:value-type="string" table:style-name="ce2">
            <text:p>aplicador de tampa<text:s/></text:p>
          </table:table-cell>
          <table:table-cell office:value-type="string" table:style-name="ce2">
            <text:p>virando tampa no gargalo<text:s/></text:p>
          </table:table-cell>
          <table:table-cell office:value-type="string" table:style-name="ce2">
            <text:p>aplicador muito alto / baixado<text:s/></text:p>
          </table:table-cell>
          <table:table-cell office:value-type="string" table:style-name="ce2">
            <text:p/>
          </table:table-cell>
          <table:table-cell office:value-type="float" office:value="1607435752067" table:style-name="ce1">
            <text:p>1,60744E+12</text:p>
          </table:table-cell>
          <table:table-cell table:number-columns-repeated="16369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445240648" table:style-name="ce1">
            <text:p>1,60745E+12</text:p>
          </table:table-cell>
          <table:table-cell office:value-type="float" office:value="1607445250806" table:style-name="ce1">
            <text:p>1,60745E+12</text:p>
          </table:table-cell>
          <table:table-cell office:value-type="float" office:value="1607445252177" table:style-name="ce1">
            <text:p>1,60745E+12</text:p>
          </table:table-cell>
          <table:table-cell office:value-type="string" table:style-name="ce2">
            <text:p>ar comprimido<text:s/></text:p>
          </table:table-cell>
          <table:table-cell office:value-type="string" table:style-name="ce2">
            <text:p>mangueira rachada<text:s/></text:p>
          </table:table-cell>
          <table:table-cell office:value-type="string" table:style-name="ce2">
            <text:p>troca<text:s/></text:p>
          </table:table-cell>
          <table:table-cell office:value-type="string" table:style-name="ce2">
            <text:p/>
          </table:table-cell>
          <table:table-cell office:value-type="float" office:value="1607445250806" table:style-name="ce1">
            <text:p>1,60745E+12</text:p>
          </table:table-cell>
          <table:table-cell table:number-columns-repeated="16369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445301807" table:style-name="ce1">
            <text:p>1,60745E+12</text:p>
          </table:table-cell>
          <table:table-cell office:value-type="float" office:value="1607445317156" table:style-name="ce1">
            <text:p>1,60745E+12</text:p>
          </table:table-cell>
          <table:table-cell office:value-type="float" office:value="1607445318676" table:style-name="ce1">
            <text:p>1,60745E+12</text:p>
          </table:table-cell>
          <table:table-cell office:value-type="string" table:style-name="ce2">
            <text:p>bomba da envasadora<text:s/>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selo / retirado bomba e devolvido em garantia<text:s/></text:p>
          </table:table-cell>
          <table:table-cell office:value-type="string" table:style-name="ce2">
            <text:p>remontar novamente<text:s/></text:p>
          </table:table-cell>
          <table:table-cell office:value-type="float" office:value="1607445317156" table:style-name="ce1">
            <text:p>1,60745E+12</text:p>
          </table:table-cell>
          <table:table-cell table:number-columns-repeated="16369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447269245" table:style-name="ce1">
            <text:p>1,60745E+12</text:p>
          </table:table-cell>
          <table:table-cell office:value-type="float" office:value="1607447281209" table:style-name="ce1">
            <text:p>1,60745E+12</text:p>
          </table:table-cell>
          <table:table-cell office:value-type="float" office:value="1607447282496" table:style-name="ce1">
            <text:p>1,60745E+12</text:p>
          </table:table-cell>
          <table:table-cell office:value-type="string" table:style-name="ce2">
            <text:p>apalpador de tampas<text:s/></text:p>
          </table:table-cell>
          <table:table-cell office:value-type="string" table:style-name="ce2">
            <text:p>falhando<text:s/></text:p>
          </table:table-cell>
          <table:table-cell office:value-type="string" table:style-name="ce2">
            <text:p>completar desgaste e usinagem<text:s/></text:p>
          </table:table-cell>
          <table:table-cell office:value-type="string" table:style-name="ce2">
            <text:p/>
          </table:table-cell>
          <table:table-cell office:value-type="float" office:value="1607447281209" table:style-name="ce1">
            <text:p>1,60745E+12</text:p>
          </table:table-cell>
          <table:table-cell table:number-columns-repeated="16369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455181464" table:style-name="ce1">
            <text:p>1,60746E+12</text:p>
          </table:table-cell>
          <table:table-cell office:value-type="float" office:value="1607455234284" table:style-name="ce1">
            <text:p>1,60746E+12</text:p>
          </table:table-cell>
          <table:table-cell office:value-type="float" office:value="1607455235571" table:style-name="ce1">
            <text:p>1,60746E+12</text:p>
          </table:table-cell>
          <table:table-cell office:value-type="string" table:style-name="ce2">
            <text:p>fechadura Ã¡gua 1 e 2 L</text:p>
          </table:table-cell>
          <table:table-cell office:value-type="string" table:style-name="ce2">
            <text:p>fita caindo do suporte<text:s/></text:p>
          </table:table-cell>
          <table:table-cell office:value-type="string" table:style-name="ce2">
            <text:p>vento<text:s/></text:p>
          </table:table-cell>
          <table:table-cell office:value-type="string" table:style-name="ce2">
            <text:p/>
          </table:table-cell>
          <table:table-cell office:value-type="float" office:value="1607455234284" table:style-name="ce1">
            <text:p>1,60746E+12</text:p>
          </table:table-cell>
          <table:table-cell table:number-columns-repeated="16369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455309770" table:style-name="ce1">
            <text:p>1,60746E+12</text:p>
          </table:table-cell>
          <table:table-cell office:value-type="float" office:value="1607455323408" table:style-name="ce1">
            <text:p>1,60746E+12</text:p>
          </table:table-cell>
          <table:table-cell office:value-type="float" office:value="1607455324578" table:style-name="ce1">
            <text:p>1,60746E+12</text:p>
          </table:table-cell>
          <table:table-cell office:value-type="string" table:style-name="ce2">
            <text:p>tanques acumuladores porÃ£o<text:s/></text:p>
          </table:table-cell>
          <table:table-cell office:value-type="string" table:style-name="ce2">
            <text:p>cheio de plÃ¡stico / entupindo bomba<text:s/></text:p>
          </table:table-cell>
          <table:table-cell office:value-type="string" table:style-name="ce2">
            <text:p>limpeza<text:s/></text:p>
          </table:table-cell>
          <table:table-cell office:value-type="string" table:style-name="ce2">
            <text:p/>
          </table:table-cell>
          <table:table-cell office:value-type="float" office:value="1607455323408" table:style-name="ce1">
            <text:p>1,60746E+12</text:p>
          </table:table-cell>
          <table:table-cell table:number-columns-repeated="16369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38000" table:style-name="ce1">
            <text:p>38000</text:p>
          </table:table-cell>
          <table:table-cell office:value-type="float" office:value="42500" table:style-name="ce1">
            <text:p>42500</text:p>
          </table:table-cell>
          <table:table-cell office:value-type="float" office:value="0" table:style-name="ce1">
            <text:p>0</text:p>
          </table:table-cell>
          <table:table-cell office:value-type="float" office:value="80500" table:style-name="ce1">
            <text:p>80500</text:p>
          </table:table-cell>
          <table:table-cell office:value-type="float" office:value="1607526069388" table:style-name="ce1">
            <text:p>1,60753E+12</text:p>
          </table:table-cell>
          <table:table-cell office:value-type="float" office:value="1607526084793" table:style-name="ce1">
            <text:p>1,60753E+12</text:p>
          </table:table-cell>
          <table:table-cell office:value-type="float" office:value="1607526086146" table:style-name="ce1">
            <text:p>1,60753E+12</text:p>
          </table:table-cell>
          <table:table-cell office:value-type="string" table:style-name="ce2">
            <text:p>alimentaÃ§Ã£o elÃ©trica<text:s/></text:p>
          </table:table-cell>
          <table:table-cell office:value-type="string" table:style-name="ce2">
            <text:p>contator colado / nÃ£o desliga / disparo vÃ¡lvula seguranÃ§a<text:s/></text:p>
          </table:table-cell>
          <table:table-cell office:value-type="string" table:style-name="ce2">
            <text:p>contator incompatÃ­vel com motor 20 CV / conferido alimentaÃ§Ã£o / sem danos por aquecimento / disjuntor nunca disparado / relÃ© sem disparo tÃ©rmico. ( trocado contator por de maior potÃªncia ) trocado caixa de ligaÃ§Ã£o por maior .<text:s/></text:p>
          </table:table-cell>
          <table:table-cell office:value-type="string" table:style-name="ce2">
            <text:p/>
          </table:table-cell>
          <table:table-cell office:value-type="float" office:value="1607526084793" table:style-name="ce1">
            <text:p>1,60753E+12</text:p>
          </table:table-cell>
          <table:table-cell table:number-columns-repeated="16369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530956827" table:style-name="ce1">
            <text:p>1,60753E+12</text:p>
          </table:table-cell>
          <table:table-cell office:value-type="float" office:value="1607530982440" table:style-name="ce1">
            <text:p>1,60753E+12</text:p>
          </table:table-cell>
          <table:table-cell office:value-type="float" office:value="1607530983677" table:style-name="ce1">
            <text:p>1,60753E+12</text:p>
          </table:table-cell>
          <table:table-cell office:value-type="string" table:style-name="ce2">
            <text:p>tampador<text:s/></text:p>
          </table:table-cell>
          <table:table-cell office:value-type="string" table:style-name="ce2">
            <text:p>troca de bocal para tampa nova<text:s/></text:p>
          </table:table-cell>
          <table:table-cell office:value-type="string" table:style-name="ce2">
            <text:p>ajuste<text:s/></text:p>
          </table:table-cell>
          <table:table-cell office:value-type="string" table:style-name="ce2">
            <text:p/>
          </table:table-cell>
          <table:table-cell office:value-type="float" office:value="1607530982440" table:style-name="ce1">
            <text:p>1,60753E+12</text:p>
          </table:table-cell>
          <table:table-cell table:number-columns-repeated="16369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532292488" table:style-name="ce1">
            <text:p>1,60753E+12</text:p>
          </table:table-cell>
          <table:table-cell office:value-type="float" office:value="1607532309365" table:style-name="ce1">
            <text:p>1,60753E+12</text:p>
          </table:table-cell>
          <table:table-cell office:value-type="float" office:value="1607532310601" table:style-name="ce1">
            <text:p>1,60753E+12</text:p>
          </table:table-cell>
          <table:table-cell office:value-type="string" table:style-name="ce2">
            <text:p>tanques cloro<text:s/></text:p>
          </table:table-cell>
          <table:table-cell office:value-type="string" table:style-name="ce2">
            <text:p>registro 32mm vazamento<text:s/></text:p>
          </table:table-cell>
          <table:table-cell office:value-type="string" table:style-name="ce2">
            <text:p>troca<text:s/></text:p>
          </table:table-cell>
          <table:table-cell office:value-type="string" table:style-name="ce2">
            <text:p/>
          </table:table-cell>
          <table:table-cell office:value-type="float" office:value="1607532309365" table:style-name="ce1">
            <text:p>1,60753E+12</text:p>
          </table:table-cell>
          <table:table-cell table:number-columns-repeated="16369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533111923" table:style-name="ce1">
            <text:p>1,60753E+12</text:p>
          </table:table-cell>
          <table:table-cell office:value-type="float" office:value="1607533135673" table:style-name="ce1">
            <text:p>1,60753E+12</text:p>
          </table:table-cell>
          <table:table-cell office:value-type="float" office:value="1607533137111" table:style-name="ce1">
            <text:p>1,60753E+12</text:p>
          </table:table-cell>
          <table:table-cell office:value-type="string" table:style-name="ce2">
            <text:p>rede descarga caminhÃ£o<text:s/></text:p>
          </table:table-cell>
          <table:table-cell office:value-type="string" table:style-name="ce2">
            <text:p>vazamento no cavalete de manobra<text:s/></text:p>
          </table:table-cell>
          <table:table-cell office:value-type="string" table:style-name="ce2">
            <text:p>colocar 2 abraÃ§adeiras de ferro / rosca registro quebrando e espigÃ£o solto<text:s/></text:p>
          </table:table-cell>
          <table:table-cell office:value-type="string" table:style-name="ce2">
            <text:p/>
          </table:table-cell>
          <table:table-cell office:value-type="float" office:value="1607533135673" table:style-name="ce1">
            <text:p>1,60753E+12</text:p>
          </table:table-cell>
          <table:table-cell table:number-columns-repeated="16369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537414031" table:style-name="ce1">
            <text:p>1,60754E+12</text:p>
          </table:table-cell>
          <table:table-cell office:value-type="float" office:value="1607537434153" table:style-name="ce1">
            <text:p>1,60754E+12</text:p>
          </table:table-cell>
          <table:table-cell office:value-type="float" office:value="1607537435473" table:style-name="ce1">
            <text:p>1,60754E+12</text:p>
          </table:table-cell>
          <table:table-cell office:value-type="string" table:style-name="ce2">
            <text:p>rede estoque desengordurante</text:p>
          </table:table-cell>
          <table:table-cell office:value-type="string" table:style-name="ce2">
            <text:p>vazamento registro 32 mm</text:p>
          </table:table-cell>
          <table:table-cell office:value-type="string" table:style-name="ce2">
            <text:p>troca de registro<text:s/></text:p>
          </table:table-cell>
          <table:table-cell office:value-type="string" table:style-name="ce2">
            <text:p/>
          </table:table-cell>
          <table:table-cell office:value-type="float" office:value="1607537434153" table:style-name="ce1">
            <text:p>1,60754E+12</text:p>
          </table:table-cell>
          <table:table-cell table:number-columns-repeated="16369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537737268" table:style-name="ce1">
            <text:p>1,60754E+12</text:p>
          </table:table-cell>
          <table:table-cell office:value-type="float" office:value="1607537750695" table:style-name="ce1">
            <text:p>1,60754E+12</text:p>
          </table:table-cell>
          <table:table-cell office:value-type="float" office:value="1607537751965" table:style-name="ce1">
            <text:p>1,60754E+12</text:p>
          </table:table-cell>
          <table:table-cell office:value-type="string" table:style-name="ce2">
            <text:p>envasadora<text:s/></text:p>
          </table:table-cell>
          <table:table-cell office:value-type="string" table:style-name="ce2">
            <text:p>volume<text:s/></text:p>
          </table:table-cell>
          <table:table-cell office:value-type="string" table:style-name="ce2">
            <text:p>ajustar volume<text:s/></text:p>
          </table:table-cell>
          <table:table-cell office:value-type="string" table:style-name="ce2">
            <text:p/>
          </table:table-cell>
          <table:table-cell office:value-type="float" office:value="1607537750695" table:style-name="ce1">
            <text:p>1,60754E+12</text:p>
          </table:table-cell>
          <table:table-cell table:number-columns-repeated="16369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542887827" table:style-name="ce1">
            <text:p>1,60754E+12</text:p>
          </table:table-cell>
          <table:table-cell office:value-type="float" office:value="1607542910232" table:style-name="ce1">
            <text:p>1,60754E+12</text:p>
          </table:table-cell>
          <table:table-cell office:value-type="float" office:value="1607542911786" table:style-name="ce1">
            <text:p>1,60754E+12</text:p>
          </table:table-cell>
          <table:table-cell office:value-type="string" table:style-name="ce2">
            <text:p>tamoador</text:p>
          </table:table-cell>
          <table:table-cell office:value-type="string" table:style-name="ce2">
            <text:p>tampa nova nÃ£o aperta<text:s/></text:p>
          </table:table-cell>
          <table:table-cell office:value-type="string" table:style-name="ce2">
            <text:p>mudado torque para +<text:s/></text:p>
          </table:table-cell>
          <table:table-cell office:value-type="string" table:style-name="ce2">
            <text:p/>
          </table:table-cell>
          <table:table-cell office:value-type="float" office:value="1607542910232" table:style-name="ce1">
            <text:p>1,60754E+12</text:p>
          </table:table-cell>
          <table:table-cell table:number-columns-repeated="16369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594967535" table:style-name="ce1">
            <text:p>1,60759E+12</text:p>
          </table:table-cell>
          <table:table-cell office:value-type="float" office:value="1607594982041" table:style-name="ce1">
            <text:p>1,60759E+12</text:p>
          </table:table-cell>
          <table:table-cell office:value-type="float" office:value="1607594983262" table:style-name="ce1">
            <text:p>1,60759E+12</text:p>
          </table:table-cell>
          <table:table-cell office:value-type="string" table:style-name="ce2">
            <text:p>compressor e rede<text:s/></text:p>
          </table:table-cell>
          <table:table-cell office:value-type="string" table:style-name="ce2">
            <text:p>purga diÃ¡ria<text:s/></text:p>
          </table:table-cell>
          <table:table-cell office:value-type="string" table:style-name="ce2">
            <text:p>preventiva<text:s/></text:p>
          </table:table-cell>
          <table:table-cell office:value-type="string" table:style-name="ce2">
            <text:p/>
          </table:table-cell>
          <table:table-cell office:value-type="float" office:value="1607594982041" table:style-name="ce1">
            <text:p>1,60759E+12</text:p>
          </table:table-cell>
          <table:table-cell table:number-columns-repeated="16369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595023764" table:style-name="ce1">
            <text:p>1,6076E+12</text:p>
          </table:table-cell>
          <table:table-cell office:value-type="float" office:value="1607595045550" table:style-name="ce1">
            <text:p>1,6076E+12</text:p>
          </table:table-cell>
          <table:table-cell office:value-type="float" office:value="1607595046972" table:style-name="ce1">
            <text:p>1,6076E+12</text:p>
          </table:table-cell>
          <table:table-cell office:value-type="string" table:style-name="ce2">
            <text:p>rede ar comprimido<text:s/>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troca de imenda e mangueira 8 mm<text:s/></text:p>
          </table:table-cell>
          <table:table-cell office:value-type="string" table:style-name="ce2">
            <text:p/>
          </table:table-cell>
          <table:table-cell office:value-type="float" office:value="1607595045550" table:style-name="ce1">
            <text:p>1,6076E+12</text:p>
          </table:table-cell>
          <table:table-cell table:number-columns-repeated="16369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595134258" table:style-name="ce1">
            <text:p>1,6076E+12</text:p>
          </table:table-cell>
          <table:table-cell office:value-type="float" office:value="1607595192806" table:style-name="ce1">
            <text:p>1,6076E+12</text:p>
          </table:table-cell>
          <table:table-cell office:value-type="float" office:value="1607595194292" table:style-name="ce1">
            <text:p>1,6076E+12</text:p>
          </table:table-cell>
          <table:table-cell office:value-type="string" table:style-name="ce2">
            <text:p>caixa agitador<text:s/></text:p>
          </table:table-cell>
          <table:table-cell office:value-type="string" table:style-name="ce2">
            <text:p>retirada de mangueira de escoamento / lavaÃ§Ã£o agitador<text:s/></text:p>
          </table:table-cell>
          <table:table-cell office:value-type="string" table:style-name="ce2">
            <text:p>retirada<text:s/></text:p>
          </table:table-cell>
          <table:table-cell office:value-type="string" table:style-name="ce2">
            <text:p/>
          </table:table-cell>
          <table:table-cell office:value-type="float" office:value="1607595192806" table:style-name="ce1">
            <text:p>1,6076E+12</text:p>
          </table:table-cell>
          <table:table-cell table:number-columns-repeated="16369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604297020" table:style-name="ce1">
            <text:p>1,6076E+12</text:p>
          </table:table-cell>
          <table:table-cell office:value-type="float" office:value="1607604309343" table:style-name="ce1">
            <text:p>1,6076E+12</text:p>
          </table:table-cell>
          <table:table-cell office:value-type="float" office:value="1607604310546" table:style-name="ce1">
            <text:p>1,6076E+12</text:p>
          </table:table-cell>
          <table:table-cell office:value-type="string" table:style-name="ce2">
            <text:p>mesa acumuladora<text:s/></text:p>
          </table:table-cell>
          <table:table-cell office:value-type="string" table:style-name="ce2">
            <text:p>fora de posiÃ§Ã£o / pancada com palete ( novamente )<text:s/></text:p>
          </table:table-cell>
          <table:table-cell office:value-type="string" table:style-name="ce2">
            <text:p>reposicionar<text:s/></text:p>
          </table:table-cell>
          <table:table-cell office:value-type="string" table:style-name="ce2">
            <text:p/>
          </table:table-cell>
          <table:table-cell office:value-type="float" office:value="1607604309343" table:style-name="ce1">
            <text:p>1,6076E+12</text:p>
          </table:table-cell>
          <table:table-cell table:number-columns-repeated="16369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604513130" table:style-name="ce1">
            <text:p>1,6076E+12</text:p>
          </table:table-cell>
          <table:table-cell office:value-type="float" office:value="1607604525354" table:style-name="ce1">
            <text:p>1,6076E+12</text:p>
          </table:table-cell>
          <table:table-cell office:value-type="float" office:value="1607604526590" table:style-name="ce1">
            <text:p>1,6076E+12</text:p>
          </table:table-cell>
          <table:table-cell office:value-type="string" table:style-name="ce2">
            <text:p>tampador<text:s/></text:p>
          </table:table-cell>
          <table:table-cell office:value-type="string" table:style-name="ce2">
            <text:p>cabeÃ§a 1 nÃ£o aperta<text:s/></text:p>
          </table:table-cell>
          <table:table-cell office:value-type="string" table:style-name="ce2">
            <text:p>espanando / tampas defeituosas / regulado<text:s/></text:p>
          </table:table-cell>
          <table:table-cell office:value-type="string" table:style-name="ce2">
            <text:p>problema varia com a qualidade de tampa<text:s/></text:p>
          </table:table-cell>
          <table:table-cell office:value-type="float" office:value="1607604525354" table:style-name="ce1">
            <text:p>1,6076E+12</text:p>
          </table:table-cell>
          <table:table-cell table:number-columns-repeated="16369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606469620" table:style-name="ce1">
            <text:p>1,60761E+12</text:p>
          </table:table-cell>
          <table:table-cell office:value-type="float" office:value="1607606489228" table:style-name="ce1">
            <text:p>1,60761E+12</text:p>
          </table:table-cell>
          <table:table-cell office:value-type="float" office:value="1607606490532" table:style-name="ce1">
            <text:p>1,60761E+12</text:p>
          </table:table-cell>
          <table:table-cell office:value-type="string" table:style-name="ce2">
            <text:p>rede Ã¡gua<text:s/></text:p>
          </table:table-cell>
          <table:table-cell office:value-type="string" table:style-name="ce2">
            <text:p>retirada rede antiga nÃ£o utilizada<text:s/></text:p>
          </table:table-cell>
          <table:table-cell office:value-type="string" table:style-name="ce2">
            <text:p>corte e selo<text:s/></text:p>
          </table:table-cell>
          <table:table-cell office:value-type="string" table:style-name="ce2">
            <text:p/>
          </table:table-cell>
          <table:table-cell office:value-type="float" office:value="1607606489228" table:style-name="ce1">
            <text:p>1,60761E+12</text:p>
          </table:table-cell>
          <table:table-cell table:number-columns-repeated="16369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610517280" table:style-name="ce1">
            <text:p>1,60761E+12</text:p>
          </table:table-cell>
          <table:table-cell office:value-type="float" office:value="1607610532152" table:style-name="ce1">
            <text:p>1,60761E+12</text:p>
          </table:table-cell>
          <table:table-cell office:value-type="float" office:value="1607610533405" table:style-name="ce1">
            <text:p>1,60761E+12</text:p>
          </table:table-cell>
          <table:table-cell office:value-type="string" table:style-name="ce2">
            <text:p>tamoador<text:s/></text:p>
          </table:table-cell>
          <table:table-cell office:value-type="string" table:style-name="ce2">
            <text:p>troca de tampa / ajuste<text:s/></text:p>
          </table:table-cell>
          <table:table-cell office:value-type="string" table:style-name="ce2">
            <text:p>ajustado<text:s/></text:p>
          </table:table-cell>
          <table:table-cell office:value-type="string" table:style-name="ce2">
            <text:p/>
          </table:table-cell>
          <table:table-cell office:value-type="float" office:value="1607610532152" table:style-name="ce1">
            <text:p>1,60761E+12</text:p>
          </table:table-cell>
          <table:table-cell table:number-columns-repeated="16369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65" table:style-name="ce1">
            <text:p>6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693350092" table:style-name="ce1">
            <text:p>1,60769E+12</text:p>
          </table:table-cell>
          <table:table-cell office:value-type="float" office:value="1612913429564" table:style-name="ce1">
            <text:p>1,61291E+12</text:p>
          </table:table-cell>
          <table:table-cell office:value-type="float" office:value="1612913431520" table:style-name="ce1">
            <text:p>1,61291E+12</text:p>
          </table:table-cell>
          <table:table-cell office:value-type="string" table:style-name="ce2">
            <text:p>cÃ¡ixa cera base Ã¡gua vermelha<text:s/></text:p>
          </table:table-cell>
          <table:table-cell office:value-type="string" table:style-name="ce2">
            <text:p>joelho com vazamento<text:s/></text:p>
          </table:table-cell>
          <table:table-cell office:value-type="string" table:style-name="ce2">
            <text:p>trocar joelho<text:s/></text:p>
          </table:table-cell>
          <table:table-cell office:value-type="string" table:style-name="ce2">
            <text:p/>
          </table:table-cell>
          <table:table-cell office:value-type="float" office:value="1612913429564" table:style-name="ce1">
            <text:p>1,61291E+12</text:p>
          </table:table-cell>
          <table:table-cell table:number-columns-repeated="16369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66" table:style-name="ce1">
            <text:p>66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951792473" table:style-name="ce1">
            <text:p>1,60795E+12</text:p>
          </table:table-cell>
          <table:table-cell office:value-type="float" office:value="1607951792473" table:style-name="ce1">
            <text:p>1,60795E+12</text:p>
          </table:table-cell>
          <table:table-cell table:style-name="ce1"/>
          <table:table-cell office:value-type="string" table:style-name="ce2">
            <text:p>tomada elÃ©trica<text:s/></text:p>
          </table:table-cell>
          <table:table-cell office:value-type="string" table:style-name="ce2">
            <text:p>sem espelho<text:s/></text:p>
          </table:table-cell>
          <table:table-cell office:value-type="string" table:style-name="ce2">
            <text:p>eletricista trocar tomada<text:s/></text:p>
          </table:table-cell>
          <table:table-cell office:value-type="string" table:style-name="ce2">
            <text:p/>
          </table:table-cell>
          <table:table-cell office:value-type="float" office:value="1607951792473" table:style-name="ce1">
            <text:p>1,60795E+12</text:p>
          </table:table-cell>
          <table:table-cell table:number-columns-repeated="16369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7955022266" table:style-name="ce1">
            <text:p>1,60796E+12</text:p>
          </table:table-cell>
          <table:table-cell office:value-type="float" office:value="1607955037097" table:style-name="ce1">
            <text:p>1,60796E+12</text:p>
          </table:table-cell>
          <table:table-cell office:value-type="float" office:value="1607955038334" table:style-name="ce1">
            <text:p>1,60796E+12</text:p>
          </table:table-cell>
          <table:table-cell office:value-type="string" table:style-name="ce2">
            <text:p>tampador<text:s/></text:p>
          </table:table-cell>
          <table:table-cell office:value-type="string" table:style-name="ce2">
            <text:p>regulagem / arrastado cadÃª com a paleteira<text:s/></text:p>
          </table:table-cell>
          <table:table-cell office:value-type="string" table:style-name="ce2">
            <text:p>recolocar no lugar<text:s/></text:p>
          </table:table-cell>
          <table:table-cell office:value-type="string" table:style-name="ce2">
            <text:p/>
          </table:table-cell>
          <table:table-cell office:value-type="float" office:value="1607955037097" table:style-name="ce1">
            <text:p>1,60796E+12</text:p>
          </table:table-cell>
          <table:table-cell table:number-columns-repeated="16369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9792494662" table:style-name="ce1">
            <text:p>1,60979E+12</text:p>
          </table:table-cell>
          <table:table-cell office:value-type="float" office:value="1609792507308" table:style-name="ce1">
            <text:p>1,60979E+12</text:p>
          </table:table-cell>
          <table:table-cell office:value-type="float" office:value="1609792508611" table:style-name="ce1">
            <text:p>1,60979E+12</text:p>
          </table:table-cell>
          <table:table-cell office:value-type="string" table:style-name="ce2">
            <text:p/>
          </table:table-cell>
          <table:table-cell office:value-type="string" table:style-name="ce2">
            <text:p>verificar nÃ­vel de Ã³leo<text:s/></text:p>
          </table:table-cell>
          <table:table-cell office:value-type="string" table:style-name="ce2">
            <text:p>completado 250 ml</text:p>
          </table:table-cell>
          <table:table-cell office:value-type="string" table:style-name="ce2">
            <text:p/>
          </table:table-cell>
          <table:table-cell office:value-type="float" office:value="1609792507308" table:style-name="ce1">
            <text:p>1,60979E+12</text:p>
          </table:table-cell>
          <table:table-cell table:number-columns-repeated="16369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9792554980" table:style-name="ce1">
            <text:p>1,60979E+12</text:p>
          </table:table-cell>
          <table:table-cell office:value-type="float" office:value="1609792599591" table:style-name="ce1">
            <text:p>1,60979E+12</text:p>
          </table:table-cell>
          <table:table-cell office:value-type="float" office:value="1609792600810" table:style-name="ce1">
            <text:p>1,60979E+12</text:p>
          </table:table-cell>
          <table:table-cell office:value-type="string" table:style-name="ce2">
            <text:p>rede ar comprimido<text:s/>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trocado imenda<text:s/></text:p>
          </table:table-cell>
          <table:table-cell office:value-type="string" table:style-name="ce2">
            <text:p/>
          </table:table-cell>
          <table:table-cell office:value-type="float" office:value="1609792599591" table:style-name="ce1">
            <text:p>1,60979E+12</text:p>
          </table:table-cell>
          <table:table-cell table:number-columns-repeated="16369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9792657560" table:style-name="ce1">
            <text:p>1,60979E+12</text:p>
          </table:table-cell>
          <table:table-cell office:value-type="float" office:value="1609792674312" table:style-name="ce1">
            <text:p>1,60979E+12</text:p>
          </table:table-cell>
          <table:table-cell office:value-type="float" office:value="1609792675531" table:style-name="ce1">
            <text:p>1,60979E+12</text:p>
          </table:table-cell>
          <table:table-cell office:value-type="string" table:style-name="ce2">
            <text:p>rede ar <text:s/>comprimido<text:s/>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trocado imenda pneumÃ¡tica 8 mm</text:p>
          </table:table-cell>
          <table:table-cell office:value-type="string" table:style-name="ce2">
            <text:p/>
          </table:table-cell>
          <table:table-cell office:value-type="float" office:value="1609792674312" table:style-name="ce1">
            <text:p>1,60979E+12</text:p>
          </table:table-cell>
          <table:table-cell table:number-columns-repeated="16369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9792739678" table:style-name="ce1">
            <text:p>1,60979E+12</text:p>
          </table:table-cell>
          <table:table-cell office:value-type="float" office:value="1609792767380" table:style-name="ce1">
            <text:p>1,60979E+12</text:p>
          </table:table-cell>
          <table:table-cell office:value-type="float" office:value="1609792768548" table:style-name="ce1">
            <text:p>1,60979E+12</text:p>
          </table:table-cell>
          <table:table-cell office:value-type="string" table:style-name="ce2">
            <text:p>sapata de elevaÃ§Ã£o / bico nÂ°18</text:p>
          </table:table-cell>
          <table:table-cell office:value-type="string" table:style-name="ce2">
            <text:p>baixo / desmontar e calÃ§ar para ficar mais alto<text:s/></text:p>
          </table:table-cell>
          <table:table-cell office:value-type="string" table:style-name="ce2">
            <text:p>colocado arroela sob medida de 1.5 mm de altura<text:s/></text:p>
          </table:table-cell>
          <table:table-cell office:value-type="string" table:style-name="ce2">
            <text:p/>
          </table:table-cell>
          <table:table-cell office:value-type="float" office:value="1609792767380" table:style-name="ce1">
            <text:p>1,60979E+12</text:p>
          </table:table-cell>
          <table:table-cell table:number-columns-repeated="16369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9846102565" table:style-name="ce1">
            <text:p>1,60985E+12</text:p>
          </table:table-cell>
          <table:table-cell office:value-type="float" office:value="1609846120708" table:style-name="ce1">
            <text:p>1,60985E+12</text:p>
          </table:table-cell>
          <table:table-cell office:value-type="float" office:value="1609846121877" table:style-name="ce1">
            <text:p>1,60985E+12</text:p>
          </table:table-cell>
          <table:table-cell office:value-type="string" table:style-name="ce2">
            <text:p>bomba de transferÃªncia do reservatÃ³rio 1 para reservatÃ³rio 2</text:p>
          </table:table-cell>
          <table:table-cell office:value-type="string" table:style-name="ce2">
            <text:p>fios cortados / desligados ?</text:p>
          </table:table-cell>
          <table:table-cell office:value-type="string" table:style-name="ce2">
            <text:p>refazer ligaÃ§Ã£o e isolamento<text:s/></text:p>
          </table:table-cell>
          <table:table-cell office:value-type="string" table:style-name="ce2">
            <text:p/>
          </table:table-cell>
          <table:table-cell office:value-type="float" office:value="1609846120708" table:style-name="ce1">
            <text:p>1,60985E+12</text:p>
          </table:table-cell>
          <table:table-cell table:number-columns-repeated="16369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9928713193" table:style-name="ce1">
            <text:p>1,60993E+12</text:p>
          </table:table-cell>
          <table:table-cell office:value-type="float" office:value="1609928725434" table:style-name="ce1">
            <text:p>1,60993E+12</text:p>
          </table:table-cell>
          <table:table-cell office:value-type="float" office:value="1609928727139" table:style-name="ce1">
            <text:p>1,60993E+12</text:p>
          </table:table-cell>
          <table:table-cell office:value-type="string" table:style-name="ce2">
            <text:p>bico nÂ° 8<text:s/>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troca de vedaÃ§Ã£o<text:s/></text:p>
          </table:table-cell>
          <table:table-cell office:value-type="string" table:style-name="ce2">
            <text:p/>
          </table:table-cell>
          <table:table-cell office:value-type="float" office:value="1609928725434" table:style-name="ce1">
            <text:p>1,60993E+12</text:p>
          </table:table-cell>
          <table:table-cell table:number-columns-repeated="16369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19" table:style-name="ce1">
            <text:p>19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0651897951" table:style-name="ce1">
            <text:p>1,61065E+12</text:p>
          </table:table-cell>
          <table:table-cell office:value-type="float" office:value="1612913083527" table:style-name="ce1">
            <text:p>1,61291E+12</text:p>
          </table:table-cell>
          <table:table-cell office:value-type="float" office:value="1612913087221" table:style-name="ce1">
            <text:p>1,61291E+12</text:p>
          </table:table-cell>
          <table:table-cell office:value-type="string" table:style-name="ce2">
            <text:p>envasadora desinfetante</text:p>
          </table:table-cell>
          <table:table-cell office:value-type="string" table:style-name="ce2">
            <text:p>modificar bicos para envazar 5 L desinfetante para aproveitar impressora e aumentar para 6 frascos por vez.</text:p>
          </table:table-cell>
          <table:table-cell office:value-type="string" table:style-name="ce2">
            <text:p>fazer 6 adaptadores de ponta de bicos para galÃ£o de 5 litros</text:p>
          </table:table-cell>
          <table:table-cell office:value-type="string" table:style-name="ce2">
            <text:p>feito 6 adaptadores / aguarda vedaÃ§Ã£o para dois bicos</text:p>
          </table:table-cell>
          <table:table-cell office:value-type="float" office:value="1612913083527" table:style-name="ce1">
            <text:p>1,61291E+12</text:p>
          </table:table-cell>
          <table:table-cell table:number-columns-repeated="16369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49" table:style-name="ce1">
            <text:p>4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2263018042" table:style-name="ce1">
            <text:p>1,61226E+12</text:p>
          </table:table-cell>
          <table:table-cell office:value-type="float" office:value="1612263085706" table:style-name="ce1">
            <text:p>1,61226E+12</text:p>
          </table:table-cell>
          <table:table-cell office:value-type="float" office:value="1612912369053" table:style-name="ce1">
            <text:p>1,61291E+12</text:p>
          </table:table-cell>
          <table:table-cell office:value-type="string" table:style-name="ce2">
            <text:p>rede lauril pÃ³s bomba<text:s/>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joelho quebrado / trocar<text:s/></text:p>
          </table:table-cell>
          <table:table-cell office:value-type="string" table:style-name="ce2">
            <text:p>trocado<text:s/></text:p>
          </table:table-cell>
          <table:table-cell office:value-type="float" office:value="1612263085706" table:style-name="ce1">
            <text:p>1,61226E+12</text:p>
          </table:table-cell>
          <table:table-cell table:number-columns-repeated="16369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3044767772" table:style-name="ce1">
            <text:p>1,61304E+12</text:p>
          </table:table-cell>
          <table:table-cell office:value-type="float" office:value="1613044767772" table:style-name="ce1">
            <text:p>1,61304E+12</text:p>
          </table:table-cell>
          <table:table-cell table:style-name="ce1"/>
          <table:table-cell office:value-type="string" table:style-name="ce2">
            <text:p>escada plataforma mÃ³vel para limpeza e manutenÃ§Ã£o</text:p>
          </table:table-cell>
          <table:table-cell office:value-type="string" table:style-name="ce2">
            <text:p>fabricaÃ§Ã£o / seguranÃ§a</text:p>
          </table:table-cell>
          <table:table-cell office:value-type="string" table:style-name="ce2">
            <text:p>fabricar em inox ou tecnil semelhante a estrutura da envasadora / comprar escada articulada</text:p>
          </table:table-cell>
          <table:table-cell office:value-type="string" table:style-name="ce2">
            <text:p>instalado esguicho para as laterais do tanque para lavaÃ§Ã£o , nÃ£o Ã© nescessÃ¡rio subir na estrutura</text:p>
          </table:table-cell>
          <table:table-cell office:value-type="float" office:value="1613044767772" table:style-name="ce1">
            <text:p>1,61304E+12</text:p>
          </table:table-cell>
          <table:table-cell table:number-columns-repeated="16369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3127671011" table:style-name="ce1">
            <text:p>1,61313E+12</text:p>
          </table:table-cell>
          <table:table-cell office:value-type="float" office:value="1613136963657" table:style-name="ce1">
            <text:p>1,61314E+12</text:p>
          </table:table-cell>
          <table:table-cell office:value-type="float" office:value="1613136965478" table:style-name="ce1">
            <text:p>1,61314E+12</text:p>
          </table:table-cell>
          <table:table-cell office:value-type="string" table:style-name="ce2">
            <text:p>fechadura de caixa amaciante<text:s/></text:p>
          </table:table-cell>
          <table:table-cell office:value-type="string" table:style-name="ce2">
            <text:p>articulaÃ§Ã£o suporte da navalha quebrado / faltando bucha da articulaÃ§Ã£o / rolinhos condutores de fita quebrado / sem parafuso<text:s/></text:p>
          </table:table-cell>
          <table:table-cell office:value-type="string" table:style-name="ce2">
            <text:p>fabricar articulaÃ§Ã£o nova / fabricar bucha nova / fabricar rolinho tecnil novo colocar parafusos faltantes<text:s/></text:p>
          </table:table-cell>
          <table:table-cell office:value-type="string" table:style-name="ce2">
            <text:p>obs : mola da articulaÃ§Ã£o da navalha de corte muito forte causando a quebra da articulaÃ§Ã£o por pancadas repetidas / trocar mola ( arame 1.5 mm D.15mm 20 voltas<text:s/></text:p>
          </table:table-cell>
          <table:table-cell office:value-type="float" office:value="1613136963657" table:style-name="ce1">
            <text:p>1,61314E+12</text:p>
          </table:table-cell>
          <table:table-cell table:number-columns-repeated="16369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48" table:style-name="ce1">
            <text:p>4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3566654061" table:style-name="ce1">
            <text:p>1,61357E+12</text:p>
          </table:table-cell>
          <table:table-cell office:value-type="float" office:value="1613566700704" table:style-name="ce1">
            <text:p>1,61357E+12</text:p>
          </table:table-cell>
          <table:table-cell office:value-type="float" office:value="1613566702040" table:style-name="ce1">
            <text:p>1,61357E+12</text:p>
          </table:table-cell>
          <table:table-cell office:value-type="string" table:style-name="ce2">
            <text:p>tanque de parafina da oficina<text:s/></text:p>
          </table:table-cell>
          <table:table-cell office:value-type="string" table:style-name="ce2">
            <text:p>controlador queimado<text:s/></text:p>
          </table:table-cell>
          <table:table-cell office:value-type="string" table:style-name="ce2">
            <text:p>troca de controlador<text:s/></text:p>
          </table:table-cell>
          <table:table-cell office:value-type="string" table:style-name="ce2">
            <text:p>controlador novo trocado por eletricista lembek<text:s/></text:p>
          </table:table-cell>
          <table:table-cell office:value-type="float" office:value="1613566700704" table:style-name="ce1">
            <text:p>1,61357E+12</text:p>
          </table:table-cell>
          <table:table-cell table:number-columns-repeated="16369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34" table:style-name="ce1">
            <text:p>3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3566812040" table:style-name="ce1">
            <text:p>1,61357E+12</text:p>
          </table:table-cell>
          <table:table-cell office:value-type="float" office:value="1613566845685" table:style-name="ce1">
            <text:p>1,61357E+12</text:p>
          </table:table-cell>
          <table:table-cell office:value-type="float" office:value="1613566847222" table:style-name="ce1">
            <text:p>1,61357E+12</text:p>
          </table:table-cell>
          <table:table-cell office:value-type="string" table:style-name="ce2">
            <text:p>inversor do agitador desarmando<text:s/></text:p>
          </table:table-cell>
          <table:table-cell office:value-type="string" table:style-name="ce2">
            <text:p>mau contato em disjuntor do quadro elÃ©trico geral<text:s/></text:p>
          </table:table-cell>
          <table:table-cell office:value-type="string" table:style-name="ce2">
            <text:p>apertado contatos e conferido tensÃ£o<text:s/></text:p>
          </table:table-cell>
          <table:table-cell office:value-type="string" table:style-name="ce2">
            <text:p/>
          </table:table-cell>
          <table:table-cell office:value-type="float" office:value="1613566845685" table:style-name="ce1">
            <text:p>1,61357E+12</text:p>
          </table:table-cell>
          <table:table-cell table:number-columns-repeated="16369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3566929601" table:style-name="ce1">
            <text:p>1,61357E+12</text:p>
          </table:table-cell>
          <table:table-cell office:value-type="float" office:value="1613566943147" table:style-name="ce1">
            <text:p>1,61357E+12</text:p>
          </table:table-cell>
          <table:table-cell office:value-type="float" office:value="1613566944434" table:style-name="ce1">
            <text:p>1,61357E+12</text:p>
          </table:table-cell>
          <table:table-cell office:value-type="string" table:style-name="ce2">
            <text:p>bomba do porÃ£o para a primeira caixa<text:s/></text:p>
          </table:table-cell>
          <table:table-cell office:value-type="string" table:style-name="ce2">
            <text:p>nÃ£o liga<text:s/></text:p>
          </table:table-cell>
          <table:table-cell office:value-type="string" table:style-name="ce2">
            <text:p>contatos queimada<text:s/></text:p>
          </table:table-cell>
          <table:table-cell office:value-type="string" table:style-name="ce2">
            <text:p>troca de contatota / nova<text:s/></text:p>
          </table:table-cell>
          <table:table-cell office:value-type="float" office:value="1613566943147" table:style-name="ce1">
            <text:p>1,61357E+12</text:p>
          </table:table-cell>
          <table:table-cell table:number-columns-repeated="16369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3753592117" table:style-name="ce1">
            <text:p>1,61375E+12</text:p>
          </table:table-cell>
          <table:table-cell office:value-type="float" office:value="1613753625474" table:style-name="ce1">
            <text:p>1,61375E+12</text:p>
          </table:table-cell>
          <table:table-cell office:value-type="float" office:value="1613753626795" table:style-name="ce1">
            <text:p>1,61375E+12</text:p>
          </table:table-cell>
          <table:table-cell office:value-type="string" table:style-name="ce2">
            <text:p>bicos de envase<text:s/>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troca de oring de ponta<text:s/></text:p>
          </table:table-cell>
          <table:table-cell office:value-type="string" table:style-name="ce2">
            <text:p>oring de borracha logo vaza de novo<text:s/></text:p>
          </table:table-cell>
          <table:table-cell office:value-type="float" office:value="1613753625474" table:style-name="ce1">
            <text:p>1,61375E+12</text:p>
          </table:table-cell>
          <table:table-cell table:number-columns-repeated="16369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3753744630" table:style-name="ce1">
            <text:p>1,61375E+12</text:p>
          </table:table-cell>
          <table:table-cell office:value-type="float" office:value="1613753765294" table:style-name="ce1">
            <text:p>1,61375E+12</text:p>
          </table:table-cell>
          <table:table-cell office:value-type="float" office:value="1613753766547" table:style-name="ce1">
            <text:p>1,61375E+12</text:p>
          </table:table-cell>
          <table:table-cell office:value-type="string" table:style-name="ce2">
            <text:p>fechadura amaciante<text:s/></text:p>
          </table:table-cell>
          <table:table-cell office:value-type="string" table:style-name="ce2">
            <text:p>fita superior escapando<text:s/></text:p>
          </table:table-cell>
          <table:table-cell office:value-type="string" table:style-name="ce2">
            <text:p>ajuste e lubrificaÃ§Ã£o<text:s/></text:p>
          </table:table-cell>
          <table:table-cell office:value-type="string" table:style-name="ce2">
            <text:p/>
          </table:table-cell>
          <table:table-cell office:value-type="float" office:value="1613753765294" table:style-name="ce1">
            <text:p>1,61375E+12</text:p>
          </table:table-cell>
          <table:table-cell table:number-columns-repeated="16369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3753840565" table:style-name="ce1">
            <text:p>1,61375E+12</text:p>
          </table:table-cell>
          <table:table-cell office:value-type="float" office:value="1613753868152" table:style-name="ce1">
            <text:p>1,61375E+12</text:p>
          </table:table-cell>
          <table:table-cell office:value-type="float" office:value="1613997696947" table:style-name="ce1">
            <text:p>1,614E+12</text:p>
          </table:table-cell>
          <table:table-cell office:value-type="string" table:style-name="ce2">
            <text:p>tampador da linha de desinfetantes<text:s/></text:p>
          </table:table-cell>
          <table:table-cell office:value-type="string" table:style-name="ce2">
            <text:p>rolamentos quebrados<text:s/></text:p>
          </table:table-cell>
          <table:table-cell office:value-type="string" table:style-name="ce2">
            <text:p>troca de rolamentos<text:s/></text:p>
          </table:table-cell>
          <table:table-cell office:value-type="string" table:style-name="ce2">
            <text:p>obs: capas internas dos rolamentos enferrujadas nÃ£o soltando do eixo / cortado todos os eixos / fabricaÃ§Ã£o de eixos novos / 23/02/2021-13:30 devolvido para reusinagem / fora de medida de rolamento<text:s/></text:p>
          </table:table-cell>
          <table:table-cell office:value-type="float" office:value="1613753868152" table:style-name="ce1">
            <text:p>1,61375E+12</text:p>
          </table:table-cell>
          <table:table-cell table:number-columns-repeated="16369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3991057704" table:style-name="ce1">
            <text:p>1,61399E+12</text:p>
          </table:table-cell>
          <table:table-cell office:value-type="float" office:value="1613991068941" table:style-name="ce1">
            <text:p>1,61399E+12</text:p>
          </table:table-cell>
          <table:table-cell office:value-type="float" office:value="1613991070127" table:style-name="ce1">
            <text:p>1,61399E+12</text:p>
          </table:table-cell>
          <table:table-cell office:value-type="string" table:style-name="ce2">
            <text:p>bomba bag / retorno para sabÃ£o<text:s/></text:p>
          </table:table-cell>
          <table:table-cell office:value-type="string" table:style-name="ce2">
            <text:p>travada<text:s/></text:p>
          </table:table-cell>
          <table:table-cell office:value-type="string" table:style-name="ce2">
            <text:p>destravada / colocar bomba de maior vazÃ£o<text:s/></text:p>
          </table:table-cell>
          <table:table-cell office:value-type="string" table:style-name="ce2">
            <text:p/>
          </table:table-cell>
          <table:table-cell office:value-type="float" office:value="1613991068941" table:style-name="ce1">
            <text:p>1,61399E+12</text:p>
          </table:table-cell>
          <table:table-cell table:number-columns-repeated="16369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60" table:style-name="ce1">
            <text:p>6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3997014630" table:style-name="ce1">
            <text:p>1,614E+12</text:p>
          </table:table-cell>
          <table:table-cell office:value-type="float" office:value="1613997047220" table:style-name="ce1">
            <text:p>1,614E+12</text:p>
          </table:table-cell>
          <table:table-cell table:style-name="ce1"/>
          <table:table-cell office:value-type="string" table:style-name="ce2">
            <text:p>suporte pistÃ£o de corte plÃ¡stico quebrado<text:s/></text:p>
          </table:table-cell>
          <table:table-cell office:value-type="string" table:style-name="ce2">
            <text:p>quebrado<text:s/></text:p>
          </table:table-cell>
          <table:table-cell office:value-type="string" table:style-name="ce2">
            <text:p>solda e retifica de canal de regulagem<text:s/></text:p>
          </table:table-cell>
          <table:table-cell office:value-type="string" table:style-name="ce2">
            <text:p/>
          </table:table-cell>
          <table:table-cell office:value-type="float" office:value="1613997047220" table:style-name="ce1">
            <text:p>1,614E+12</text:p>
          </table:table-cell>
          <table:table-cell table:number-columns-repeated="16369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3997400837" table:style-name="ce1">
            <text:p>1,614E+12</text:p>
          </table:table-cell>
          <table:table-cell office:value-type="float" office:value="1613997414688" table:style-name="ce1">
            <text:p>1,614E+12</text:p>
          </table:table-cell>
          <table:table-cell office:value-type="float" office:value="1614094202591" table:style-name="ce1">
            <text:p>1,61409E+12</text:p>
          </table:table-cell>
          <table:table-cell office:value-type="string" table:style-name="ce2">
            <text:p>aranha formadora de esponja<text:s/></text:p>
          </table:table-cell>
          <table:table-cell office:value-type="string" table:style-name="ce2">
            <text:p>varÃ£o quebrado<text:s/></text:p>
          </table:table-cell>
          <table:table-cell office:value-type="string" table:style-name="ce2">
            <text:p>refazer varÃ£o<text:s/></text:p>
          </table:table-cell>
          <table:table-cell office:value-type="string" table:style-name="ce2">
            <text:p/>
          </table:table-cell>
          <table:table-cell office:value-type="float" office:value="1613997414688" table:style-name="ce1">
            <text:p>1,614E+12</text:p>
          </table:table-cell>
          <table:table-cell table:number-columns-repeated="16369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3997547732" table:style-name="ce1">
            <text:p>1,614E+12</text:p>
          </table:table-cell>
          <table:table-cell office:value-type="float" office:value="1615817184953" table:style-name="ce1">
            <text:p>1,61582E+12</text:p>
          </table:table-cell>
          <table:table-cell office:value-type="float" office:value="1615817186139" table:style-name="ce1">
            <text:p>1,61582E+12</text:p>
          </table:table-cell>
          <table:table-cell office:value-type="string" table:style-name="ce2">
            <text:p>bomba de Ã¡gua limpa pra produÃ§Ã£o<text:s/></text:p>
          </table:table-cell>
          <table:table-cell office:value-type="string" table:style-name="ce2">
            <text:p>vazamento selo mecÃ¢nico<text:s/></text:p>
          </table:table-cell>
          <table:table-cell office:value-type="string" table:style-name="ce2">
            <text:p>agendar troca de selo<text:s/></text:p>
          </table:table-cell>
          <table:table-cell office:value-type="string" table:style-name="ce2">
            <text:p/>
          </table:table-cell>
          <table:table-cell office:value-type="float" office:value="1615817184953" table:style-name="ce1">
            <text:p>1,61582E+12</text:p>
          </table:table-cell>
          <table:table-cell table:number-columns-repeated="16369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011780786" table:style-name="ce1">
            <text:p>1,61401E+12</text:p>
          </table:table-cell>
          <table:table-cell office:value-type="float" office:value="1614011802369" table:style-name="ce1">
            <text:p>1,61401E+12</text:p>
          </table:table-cell>
          <table:table-cell office:value-type="float" office:value="1614011803781" table:style-name="ce1">
            <text:p>1,61401E+12</text:p>
          </table:table-cell>
          <table:table-cell office:value-type="string" table:style-name="ce2">
            <text:p>rede ar comprimidos<text:s/>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troca de segmento de mangueira<text:s/></text:p>
          </table:table-cell>
          <table:table-cell office:value-type="string" table:style-name="ce2">
            <text:p/>
          </table:table-cell>
          <table:table-cell office:value-type="float" office:value="1614011802369" table:style-name="ce1">
            <text:p>1,61401E+12</text:p>
          </table:table-cell>
          <table:table-cell table:number-columns-repeated="16369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013685420" table:style-name="ce1">
            <text:p>1,61401E+12</text:p>
          </table:table-cell>
          <table:table-cell office:value-type="float" office:value="1614013697975" table:style-name="ce1">
            <text:p>1,61401E+12</text:p>
          </table:table-cell>
          <table:table-cell office:value-type="float" office:value="1614013699312" table:style-name="ce1">
            <text:p>1,61401E+12</text:p>
          </table:table-cell>
          <table:table-cell office:value-type="string" table:style-name="ce2">
            <text:p>bomba de retorno<text:s/></text:p>
          </table:table-cell>
          <table:table-cell office:value-type="string" table:style-name="ce2">
            <text:p>transbordando espuma<text:s/></text:p>
          </table:table-cell>
          <table:table-cell office:value-type="string" table:style-name="ce2">
            <text:p>recolocado filtro no reservatÃ³rio retorno<text:s/></text:p>
          </table:table-cell>
          <table:table-cell office:value-type="string" table:style-name="ce2">
            <text:p>melhora nÃ£o resolve / alvejante e clorado na sequÃªncia<text:s/></text:p>
          </table:table-cell>
          <table:table-cell office:value-type="float" office:value="1614013697975" table:style-name="ce1">
            <text:p>1,61401E+12</text:p>
          </table:table-cell>
          <table:table-cell table:number-columns-repeated="16369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014171258" table:style-name="ce1">
            <text:p>1,61401E+12</text:p>
          </table:table-cell>
          <table:table-cell office:value-type="float" office:value="1614014202043" table:style-name="ce1">
            <text:p>1,61401E+12</text:p>
          </table:table-cell>
          <table:table-cell office:value-type="float" office:value="1614014203597" table:style-name="ce1">
            <text:p>1,61401E+12</text:p>
          </table:table-cell>
          <table:table-cell office:value-type="string" table:style-name="ce2">
            <text:p>tanques de coleta de Ã¡gua sanitÃ¡ria e sobras de elaboraÃ§Ã£o / porÃ£o compressor<text:s/></text:p>
          </table:table-cell>
          <table:table-cell office:value-type="string" table:style-name="ce2">
            <text:p>muitas sujeira plÃ¡stica / estupimento de tubulaÃ§Ã£o<text:s/></text:p>
          </table:table-cell>
          <table:table-cell office:value-type="string" table:style-name="ce2">
            <text:p>limpeza<text:s/></text:p>
          </table:table-cell>
          <table:table-cell office:value-type="string" table:style-name="ce2">
            <text:p/>
          </table:table-cell>
          <table:table-cell office:value-type="float" office:value="1614014202043" table:style-name="ce1">
            <text:p>1,61401E+12</text:p>
          </table:table-cell>
          <table:table-cell table:number-columns-repeated="16369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015012413" table:style-name="ce1">
            <text:p>1,61402E+12</text:p>
          </table:table-cell>
          <table:table-cell office:value-type="float" office:value="1614015012413" table:style-name="ce1">
            <text:p>1,61402E+12</text:p>
          </table:table-cell>
          <table:table-cell table:style-name="ce1"/>
          <table:table-cell office:value-type="string" table:style-name="ce2">
            <text:p>plataforma / escada / tanques elaboraÃ§Ã£o amaciante</text:p>
          </table:table-cell>
          <table:table-cell office:value-type="string" table:style-name="ce2">
            <text:p>reforma e ampliaÃ§Ã£o</text:p>
          </table:table-cell>
          <table:table-cell office:value-type="string" table:style-name="ce2">
            <text:p>conf desenho e orÃ§amento</text:p>
          </table:table-cell>
          <table:table-cell office:value-type="string" table:style-name="ce2">
            <text:p>obs( desenho e orÃ§amento encaminhado para aprovaÃ§Ã£o )</text:p>
          </table:table-cell>
          <table:table-cell office:value-type="float" office:value="1614015012413" table:style-name="ce1">
            <text:p>1,61402E+12</text:p>
          </table:table-cell>
          <table:table-cell table:number-columns-repeated="16369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074999400" table:style-name="ce1">
            <text:p>1,61407E+12</text:p>
          </table:table-cell>
          <table:table-cell office:value-type="float" office:value="1614075013782" table:style-name="ce1">
            <text:p>1,61408E+12</text:p>
          </table:table-cell>
          <table:table-cell office:value-type="float" office:value="1614075015169" table:style-name="ce1">
            <text:p>1,61408E+12</text:p>
          </table:table-cell>
          <table:table-cell office:value-type="string" table:style-name="ce2">
            <text:p>compressor<text:s/></text:p>
          </table:table-cell>
          <table:table-cell office:value-type="string" table:style-name="ce2">
            <text:p>verificaÃ§Ã£o de nÃ­vel de Ã³leo e purga de rede<text:s/></text:p>
          </table:table-cell>
          <table:table-cell office:value-type="string" table:style-name="ce2">
            <text:p>purga do tanque / filtro / rede Ã¡gua sanitÃ¡ria / detergente<text:s/></text:p>
          </table:table-cell>
          <table:table-cell office:value-type="string" table:style-name="ce2">
            <text:p/>
          </table:table-cell>
          <table:table-cell office:value-type="float" office:value="1614075013782" table:style-name="ce1">
            <text:p>1,61408E+12</text:p>
          </table:table-cell>
          <table:table-cell table:number-columns-repeated="16369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075375184" table:style-name="ce1">
            <text:p>1,61408E+12</text:p>
          </table:table-cell>
          <table:table-cell office:value-type="float" office:value="1614075393508" table:style-name="ce1">
            <text:p>1,61408E+12</text:p>
          </table:table-cell>
          <table:table-cell office:value-type="float" office:value="1614075391185" table:style-name="ce1">
            <text:p>1,61408E+12</text:p>
          </table:table-cell>
          <table:table-cell office:value-type="string" table:style-name="ce2">
            <text:p>bomba do rio<text:s/></text:p>
          </table:table-cell>
          <table:table-cell office:value-type="string" table:style-name="ce2">
            <text:p>verificaÃ§Ã£o da vÃ¡lvula do rio<text:s/></text:p>
          </table:table-cell>
          <table:table-cell office:value-type="string" table:style-name="ce2">
            <text:p>limpeza / folhas / plÃ¡sticos<text:s/></text:p>
          </table:table-cell>
          <table:table-cell office:value-type="string" table:style-name="ce2">
            <text:p/>
          </table:table-cell>
          <table:table-cell office:value-type="float" office:value="1614075393508" table:style-name="ce1">
            <text:p>1,61408E+12</text:p>
          </table:table-cell>
          <table:table-cell table:number-columns-repeated="16369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080201452" table:style-name="ce1">
            <text:p>1,61408E+12</text:p>
          </table:table-cell>
          <table:table-cell office:value-type="float" office:value="1614080229214" table:style-name="ce1">
            <text:p>1,61408E+12</text:p>
          </table:table-cell>
          <table:table-cell office:value-type="float" office:value="1614091951136" table:style-name="ce1">
            <text:p>1,61409E+12</text:p>
          </table:table-cell>
          <table:table-cell office:value-type="string" table:style-name="ce2">
            <text:p>painel elÃ©trico envasadora Ã¡gua 1 litro<text:s/></text:p>
          </table:table-cell>
          <table:table-cell office:value-type="string" table:style-name="ce2">
            <text:p>desarme geral / desarmes repetidos<text:s/></text:p>
          </table:table-cell>
          <table:table-cell office:value-type="string" table:style-name="ce2">
            <text:p>curto em comando solenÃ³ide antigo / desativado da antiga bomba pneumÃ¡tica<text:s/></text:p>
          </table:table-cell>
          <table:table-cell office:value-type="string" table:style-name="ce2">
            <text:p>serviÃ§o elÃ©trico ( Lembek )</text:p>
          </table:table-cell>
          <table:table-cell office:value-type="float" office:value="1614080229214" table:style-name="ce1">
            <text:p>1,61408E+12</text:p>
          </table:table-cell>
          <table:table-cell table:number-columns-repeated="16369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087858246" table:style-name="ce1">
            <text:p>1,61409E+12</text:p>
          </table:table-cell>
          <table:table-cell office:value-type="float" office:value="1614087877968" table:style-name="ce1">
            <text:p>1,61409E+12</text:p>
          </table:table-cell>
          <table:table-cell office:value-type="float" office:value="1614087879138" table:style-name="ce1">
            <text:p>1,61409E+12</text:p>
          </table:table-cell>
          <table:table-cell office:value-type="string" table:style-name="ce2">
            <text:p>bicos de envase<text:s/></text:p>
          </table:table-cell>
          <table:table-cell office:value-type="string" table:style-name="ce2">
            <text:p>ponta quebrada<text:s/></text:p>
          </table:table-cell>
          <table:table-cell office:value-type="string" table:style-name="ce2">
            <text:p>substituir<text:s/></text:p>
          </table:table-cell>
          <table:table-cell office:value-type="string" table:style-name="ce2">
            <text:p/>
          </table:table-cell>
          <table:table-cell office:value-type="float" office:value="1614087877968" table:style-name="ce1">
            <text:p>1,61409E+12</text:p>
          </table:table-cell>
          <table:table-cell table:number-columns-repeated="16369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091175037" table:style-name="ce1">
            <text:p>1,61409E+12</text:p>
          </table:table-cell>
          <table:table-cell office:value-type="float" office:value="1615214480129" table:style-name="ce1">
            <text:p>1,61521E+12</text:p>
          </table:table-cell>
          <table:table-cell office:value-type="float" office:value="1615214481482" table:style-name="ce1">
            <text:p>1,61521E+12</text:p>
          </table:table-cell>
          <table:table-cell office:value-type="string" table:style-name="ce2">
            <text:p>bicos de envase<text:s/></text:p>
          </table:table-cell>
          <table:table-cell office:value-type="string" table:style-name="ce2">
            <text:p>ponta quebrada<text:s/></text:p>
          </table:table-cell>
          <table:table-cell office:value-type="string" table:style-name="ce2">
            <text:p>troca<text:s/></text:p>
          </table:table-cell>
          <table:table-cell office:value-type="string" table:style-name="ce2">
            <text:p/>
          </table:table-cell>
          <table:table-cell office:value-type="float" office:value="1615214480129" table:style-name="ce1">
            <text:p>1,61521E+12</text:p>
          </table:table-cell>
          <table:table-cell table:number-columns-repeated="16369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091229569" table:style-name="ce1">
            <text:p>1,61409E+12</text:p>
          </table:table-cell>
          <table:table-cell office:value-type="float" office:value="1614091242178" table:style-name="ce1">
            <text:p>1,61409E+12</text:p>
          </table:table-cell>
          <table:table-cell office:value-type="float" office:value="1615214566630" table:style-name="ce1">
            <text:p>1,61521E+12</text:p>
          </table:table-cell>
          <table:table-cell office:value-type="string" table:style-name="ce2">
            <text:p>bicos de envase<text:s/></text:p>
          </table:table-cell>
          <table:table-cell office:value-type="string" table:style-name="ce2">
            <text:p>ponta quebrada<text:s/></text:p>
          </table:table-cell>
          <table:table-cell office:value-type="string" table:style-name="ce2">
            <text:p>troca de peÃ§a<text:s/></text:p>
          </table:table-cell>
          <table:table-cell office:value-type="string" table:style-name="ce2">
            <text:p/>
          </table:table-cell>
          <table:table-cell office:value-type="float" office:value="1614091242178" table:style-name="ce1">
            <text:p>1,61409E+12</text:p>
          </table:table-cell>
          <table:table-cell table:number-columns-repeated="16369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091305511" table:style-name="ce1">
            <text:p>1,61409E+12</text:p>
          </table:table-cell>
          <table:table-cell office:value-type="float" office:value="1614091321443" table:style-name="ce1">
            <text:p>1,61409E+12</text:p>
          </table:table-cell>
          <table:table-cell office:value-type="float" office:value="1614091322714" table:style-name="ce1">
            <text:p>1,61409E+12</text:p>
          </table:table-cell>
          <table:table-cell office:value-type="string" table:style-name="ce2">
            <text:p>boia elÃ©trica tanque do carrocel<text:s/></text:p>
          </table:table-cell>
          <table:table-cell office:value-type="string" table:style-name="ce2">
            <text:p>transbordando<text:s/></text:p>
          </table:table-cell>
          <table:table-cell office:value-type="string" table:style-name="ce2">
            <text:p>ajuste de altura<text:s/></text:p>
          </table:table-cell>
          <table:table-cell office:value-type="string" table:style-name="ce2">
            <text:p/>
          </table:table-cell>
          <table:table-cell office:value-type="float" office:value="1614091321443" table:style-name="ce1">
            <text:p>1,61409E+12</text:p>
          </table:table-cell>
          <table:table-cell table:number-columns-repeated="16369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091753698" table:style-name="ce1">
            <text:p>1,61409E+12</text:p>
          </table:table-cell>
          <table:table-cell office:value-type="float" office:value="1614091766121" table:style-name="ce1">
            <text:p>1,61409E+12</text:p>
          </table:table-cell>
          <table:table-cell office:value-type="float" office:value="1614091767390" table:style-name="ce1">
            <text:p>1,61409E+12</text:p>
          </table:table-cell>
          <table:table-cell office:value-type="string" table:style-name="ce2">
            <text:p>bomba bag retorno<text:s/></text:p>
          </table:table-cell>
          <table:table-cell office:value-type="string" table:style-name="ce2">
            <text:p>lenta / entope facil</text:p>
          </table:table-cell>
          <table:table-cell office:value-type="string" table:style-name="ce2">
            <text:p>trocar por uma bomba de maior dimensÃµes<text:s/></text:p>
          </table:table-cell>
          <table:table-cell office:value-type="string" table:style-name="ce2">
            <text:p/>
          </table:table-cell>
          <table:table-cell office:value-type="float" office:value="1614091766121" table:style-name="ce1">
            <text:p>1,61409E+12</text:p>
          </table:table-cell>
          <table:table-cell table:number-columns-repeated="16369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177215844" table:style-name="ce1">
            <text:p>1,61418E+12</text:p>
          </table:table-cell>
          <table:table-cell office:value-type="float" office:value="1614339466336" table:style-name="ce1">
            <text:p>1,61434E+12</text:p>
          </table:table-cell>
          <table:table-cell office:value-type="float" office:value="1614339467639" table:style-name="ce1">
            <text:p>1,61434E+12</text:p>
          </table:table-cell>
          <table:table-cell office:value-type="string" table:style-name="ce2">
            <text:p>extintor de incÃªndio detergente 500 ml</text:p>
          </table:table-cell>
          <table:table-cell office:value-type="string" table:style-name="ce2">
            <text:p>pendurar novamente / soltou o suporte<text:s/></text:p>
          </table:table-cell>
          <table:table-cell office:value-type="string" table:style-name="ce2">
            <text:p>prender com bucha metÃ¡lica "paraboit "10mmx100mm<text:s/></text:p>
          </table:table-cell>
          <table:table-cell office:value-type="string" table:style-name="ce2">
            <text:p>obs: chamar empresa que pendurou os extintores para refazer o trabalho ( extintores caindo / bucha plÃ¡stica soltando ) . risco de acidente .<text:s/></text:p>
          </table:table-cell>
          <table:table-cell office:value-type="float" office:value="1614339466336" table:style-name="ce1">
            <text:p>1,61434E+12</text:p>
          </table:table-cell>
          <table:table-cell table:number-columns-repeated="16369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184707868" table:style-name="ce1">
            <text:p>1,61418E+12</text:p>
          </table:table-cell>
          <table:table-cell office:value-type="float" office:value="1614184719785" table:style-name="ce1">
            <text:p>1,61418E+12</text:p>
          </table:table-cell>
          <table:table-cell office:value-type="float" office:value="1614196894261" table:style-name="ce1">
            <text:p>1,6142E+12</text:p>
          </table:table-cell>
          <table:table-cell office:value-type="string" table:style-name="ce2">
            <text:p>tampador detergente 500 ml</text:p>
          </table:table-cell>
          <table:table-cell office:value-type="string" table:style-name="ce2">
            <text:p>tampa soltando / nÃ£o tÃ¡ clicando<text:s/></text:p>
          </table:table-cell>
          <table:table-cell office:value-type="string" table:style-name="ce2">
            <text:p>baixado tampadores<text:s/></text:p>
          </table:table-cell>
          <table:table-cell office:value-type="string" table:style-name="ce2">
            <text:p/>
          </table:table-cell>
          <table:table-cell office:value-type="float" office:value="1614184719785" table:style-name="ce1">
            <text:p>1,61418E+12</text:p>
          </table:table-cell>
          <table:table-cell table:number-columns-repeated="16369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67" table:style-name="ce1">
            <text:p>6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196526104" table:style-name="ce1">
            <text:p>1,6142E+12</text:p>
          </table:table-cell>
          <table:table-cell office:value-type="float" office:value="1614196560247" table:style-name="ce1">
            <text:p>1,6142E+12</text:p>
          </table:table-cell>
          <table:table-cell table:style-name="ce1"/>
          <table:table-cell office:value-type="string" table:style-name="ce2">
            <text:p>portÃ£o de ferro doca 01</text:p>
          </table:table-cell>
          <table:table-cell office:value-type="string" table:style-name="ce2">
            <text:p>dobradiÃ§as soltas / estrutura batente solto/ podre por baixo<text:s/></text:p>
          </table:table-cell>
          <table:table-cell office:value-type="string" table:style-name="ce2">
            <text:p>trocar parte de baixo fazendo estrutura de remendo / trocar chapas de revestimento / reforÃ§ar ancoragem das dobradiÃ§as / encontrar forma de colocaÃ§Ã£o do revestimento parte inferior<text:s/></text:p>
          </table:table-cell>
          <table:table-cell office:value-type="string" table:style-name="ce2">
            <text:p/>
          </table:table-cell>
          <table:table-cell office:value-type="float" office:value="1614196560247" table:style-name="ce1">
            <text:p>1,6142E+12</text:p>
          </table:table-cell>
          <table:table-cell table:number-columns-repeated="16369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247169902" table:style-name="ce1">
            <text:p>1,61425E+12</text:p>
          </table:table-cell>
          <table:table-cell office:value-type="float" office:value="1614247201383" table:style-name="ce1">
            <text:p>1,61425E+12</text:p>
          </table:table-cell>
          <table:table-cell office:value-type="float" office:value="1614247202753" table:style-name="ce1">
            <text:p>1,61425E+12</text:p>
          </table:table-cell>
          <table:table-cell office:value-type="string" table:style-name="ce2">
            <text:p>bomba do rio</text:p>
          </table:table-cell>
          <table:table-cell office:value-type="string" table:style-name="ce2">
            <text:p>verificar vazÃ£o<text:s/></text:p>
          </table:table-cell>
          <table:table-cell office:value-type="string" table:style-name="ce2">
            <text:p>limpeza vÃ¡lvula<text:s/></text:p>
          </table:table-cell>
          <table:table-cell office:value-type="string" table:style-name="ce2">
            <text:p/>
          </table:table-cell>
          <table:table-cell office:value-type="float" office:value="1614247201383" table:style-name="ce1">
            <text:p>1,61425E+12</text:p>
          </table:table-cell>
          <table:table-cell table:number-columns-repeated="16369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251884799" table:style-name="ce1">
            <text:p>1,61425E+12</text:p>
          </table:table-cell>
          <table:table-cell office:value-type="float" office:value="1614251898588" table:style-name="ce1">
            <text:p>1,61425E+12</text:p>
          </table:table-cell>
          <table:table-cell table:style-name="ce1"/>
          <table:table-cell office:value-type="string" table:style-name="ce2">
            <text:p>porta acesso ao compressor<text:s/></text:p>
          </table:table-cell>
          <table:table-cell office:value-type="string" table:style-name="ce2">
            <text:p>reforma / parte inferior e batente podre / nÃ£o fecha<text:s/></text:p>
          </table:table-cell>
          <table:table-cell office:value-type="string" table:style-name="ce2">
            <text:p>remendo e pintura<text:s/></text:p>
          </table:table-cell>
          <table:table-cell office:value-type="string" table:style-name="ce2">
            <text:p>obs: correto - fabricar porta e batente novos /<text:s/></text:p>
          </table:table-cell>
          <table:table-cell office:value-type="float" office:value="1614251898588" table:style-name="ce1">
            <text:p>1,61425E+12</text:p>
          </table:table-cell>
          <table:table-cell table:number-columns-repeated="16369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614255643889" table:style-name="ce1">
            <text:p>1,61426E+12</text:p>
          </table:table-cell>
          <table:table-cell office:value-type="float" office:value="1614255678795" table:style-name="ce1">
            <text:p>1,61426E+12</text:p>
          </table:table-cell>
          <table:table-cell office:value-type="float" office:value="1614255680297" table:style-name="ce1">
            <text:p>1,61426E+12</text:p>
          </table:table-cell>
          <table:table-cell office:value-type="string" table:style-name="ce2">
            <text:p>(tampador )</text:p>
          </table:table-cell>
          <table:table-cell office:value-type="string" table:style-name="ce2">
            <text:p>tampa rachando no clicar na garrafa</text:p>
          </table:table-cell>
          <table:table-cell office:value-type="string" table:style-name="ce2">
            <text:p>a pedido do departamento tÃ©cnico feito mediÃ§Ãµes em sequÃªncia de tampas para identificar possÃ­vel falhas de produto</text:p>
          </table:table-cell>
          <table:table-cell office:value-type="string" table:style-name="ce2">
            <text:p/>
          </table:table-cell>
          <table:table-cell office:value-type="float" office:value="1614255678795" table:style-name="ce1">
            <text:p>1,61426E+12</text:p>
          </table:table-cell>
          <table:table-cell table:number-columns-repeated="16369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614258309952" table:style-name="ce1">
            <text:p>1,61426E+12</text:p>
          </table:table-cell>
          <table:table-cell office:value-type="float" office:value="1614258373571" table:style-name="ce1">
            <text:p>1,61426E+12</text:p>
          </table:table-cell>
          <table:table-cell office:value-type="float" office:value="1614258374993" table:style-name="ce1">
            <text:p>1,61426E+12</text:p>
          </table:table-cell>
          <table:table-cell office:value-type="string" table:style-name="ce2">
            <text:p>(tampador)</text:p>
          </table:table-cell>
          <table:table-cell office:value-type="string" table:style-name="ce2">
            <text:p>tampa soltando</text:p>
          </table:table-cell>
          <table:table-cell office:value-type="string" table:style-name="ce2">
            <text:p>a pedido do departamento tÃ©cnico feito mediÃ§Ã£o em gargalos e pre-forma para identificar possÃ­vel falhas de sopro do pet</text:p>
          </table:table-cell>
          <table:table-cell office:value-type="string" table:style-name="ce2">
            <text:p>encontrado variaÃ§Ã£o de medidas de atÃ© 1.1mm ovalado de boca e distanciamento nas arestas de clique da rampa e deformaÃ§Ã£o de inÃ­cio de expansÃ£o da garrafa</text:p>
          </table:table-cell>
          <table:table-cell office:value-type="float" office:value="1614258373571" table:style-name="ce1">
            <text:p>1,61426E+12</text:p>
          </table:table-cell>
          <table:table-cell table:number-columns-repeated="16369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271728600" table:style-name="ce1">
            <text:p>1,61427E+12</text:p>
          </table:table-cell>
          <table:table-cell office:value-type="float" office:value="1614271743958" table:style-name="ce1">
            <text:p>1,61427E+12</text:p>
          </table:table-cell>
          <table:table-cell office:value-type="float" office:value="1614271745210" table:style-name="ce1">
            <text:p>1,61427E+12</text:p>
          </table:table-cell>
          <table:table-cell office:value-type="string" table:style-name="ce2">
            <text:p>bicos de envase<text:s/></text:p>
          </table:table-cell>
          <table:table-cell office:value-type="string" table:style-name="ce2">
            <text:p>um bico vazÃ£o lenta no clorado<text:s/></text:p>
          </table:table-cell>
          <table:table-cell office:value-type="string" table:style-name="ce2">
            <text:p>aberto os dois bicos e nÃ£o foi encontrado nenhum entupimento ou anomalia<text:s/></text:p>
          </table:table-cell>
          <table:table-cell office:value-type="string" table:style-name="ce2">
            <text:p>inconclusivo<text:s/></text:p>
          </table:table-cell>
          <table:table-cell office:value-type="float" office:value="1614271743958" table:style-name="ce1">
            <text:p>1,61427E+12</text:p>
          </table:table-cell>
          <table:table-cell table:number-columns-repeated="16369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272826305" table:style-name="ce1">
            <text:p>1,61427E+12</text:p>
          </table:table-cell>
          <table:table-cell office:value-type="float" office:value="1614272842276" table:style-name="ce1">
            <text:p>1,61427E+12</text:p>
          </table:table-cell>
          <table:table-cell office:value-type="float" office:value="1614282762342" table:style-name="ce1">
            <text:p>1,61428E+12</text:p>
          </table:table-cell>
          <table:table-cell office:value-type="string" table:style-name="ce2">
            <text:p>boia elÃ©trica<text:s/></text:p>
          </table:table-cell>
          <table:table-cell office:value-type="string" table:style-name="ce2">
            <text:p>transbordando tanque de serviÃ§o<text:s/></text:p>
          </table:table-cell>
          <table:table-cell office:value-type="string" table:style-name="ce2">
            <text:p>verificando / acompanhando / reposicionado boia elÃ©trica<text:s/></text:p>
          </table:table-cell>
          <table:table-cell office:value-type="string" table:style-name="ce2">
            <text:p>boia trocada anteriormente e posicionado em baixo da saÃ­da do retorno prejudicando seu funcionamento<text:s/></text:p>
          </table:table-cell>
          <table:table-cell office:value-type="float" office:value="1614272842276" table:style-name="ce1">
            <text:p>1,61427E+12</text:p>
          </table:table-cell>
          <table:table-cell table:number-columns-repeated="16369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68" table:style-name="ce1">
            <text:p>6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282889179" table:style-name="ce1">
            <text:p>1,61428E+12</text:p>
          </table:table-cell>
          <table:table-cell office:value-type="float" office:value="1614282965937" table:style-name="ce1">
            <text:p>1,61428E+12</text:p>
          </table:table-cell>
          <table:table-cell office:value-type="float" office:value="1614282967273" table:style-name="ce1">
            <text:p>1,61428E+12</text:p>
          </table:table-cell>
          <table:table-cell office:value-type="string" table:style-name="ce2">
            <text:p>porta de correr entrada Ã¡gua sanitÃ¡ria<text:s/></text:p>
          </table:table-cell>
          <table:table-cell office:value-type="string" table:style-name="ce2">
            <text:p>reforma / remendo<text:s/></text:p>
          </table:table-cell>
          <table:table-cell office:value-type="string" table:style-name="ce2">
            <text:p>troca de talas parte de baixo / rebites / solda<text:s/></text:p>
          </table:table-cell>
          <table:table-cell office:value-type="string" table:style-name="ce2">
            <text:p/>
          </table:table-cell>
          <table:table-cell office:value-type="float" office:value="1614282965937" table:style-name="ce1">
            <text:p>1,61428E+12</text:p>
          </table:table-cell>
          <table:table-cell table:number-columns-repeated="16369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34" table:style-name="ce1">
            <text:p>3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342407283" table:style-name="ce1">
            <text:p>1,61434E+12</text:p>
          </table:table-cell>
          <table:table-cell office:value-type="float" office:value="1614343703678" table:style-name="ce1">
            <text:p>1,61434E+12</text:p>
          </table:table-cell>
          <table:table-cell table:style-name="ce1"/>
          <table:table-cell office:value-type="string" table:style-name="ce2">
            <text:p>envasadora 5 litro / clorado<text:s/></text:p>
          </table:table-cell>
          <table:table-cell office:value-type="string" table:style-name="ce2">
            <text:p>demora no envazar<text:s/></text:p>
          </table:table-cell>
          <table:table-cell office:value-type="string" table:style-name="ce2">
            <text:p>liberaÃ§Ã£o do duto de ar demorado / " muito viscoso "<text:s/></text:p>
          </table:table-cell>
          <table:table-cell office:value-type="string" table:style-name="ce2">
            <text:p>1 - fazer bicos novos com duto de ar com maior dimensÃµes - dois bicos para o 5 litro e 16 bicos para o 2 litros<text:s/></text:p>
            <text:p>2 - mudar viscosidade do produto / deixar mais fluido .<text:s/></text:p>
            <text:p>obs1: demora de envase natural para uma mÃ¡quina projetada para Ã¡gua sanitÃ¡ria. obs2: por conta da falta de fluidez natural do detergente foi colocado uma bomba entre envasadora e tanque de elaboraÃ§Ã£o.<text:s/></text:p>
            <text:p>3 - mÃ¡quina nova projetada para este tipo de produto<text:s/></text:p>
          </table:table-cell>
          <table:table-cell office:value-type="float" office:value="1614343703678" table:style-name="ce1">
            <text:p>1,61434E+12</text:p>
          </table:table-cell>
          <table:table-cell table:number-columns-repeated="16369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343000455" table:style-name="ce1">
            <text:p>1,61434E+12</text:p>
          </table:table-cell>
          <table:table-cell office:value-type="float" office:value="1614343015239" table:style-name="ce1">
            <text:p>1,61434E+12</text:p>
          </table:table-cell>
          <table:table-cell office:value-type="float" office:value="1614343055123" table:style-name="ce1">
            <text:p>1,61434E+12</text:p>
          </table:table-cell>
          <table:table-cell office:value-type="string" table:style-name="ce2">
            <text:p>esteira transportadora<text:s/></text:p>
          </table:table-cell>
          <table:table-cell office:value-type="string" table:style-name="ce2">
            <text:p>tropessando<text:s/></text:p>
          </table:table-cell>
          <table:table-cell office:value-type="string" table:style-name="ce2">
            <text:p>esticar<text:s/></text:p>
          </table:table-cell>
          <table:table-cell office:value-type="string" table:style-name="ce2">
            <text:p/>
          </table:table-cell>
          <table:table-cell office:value-type="float" office:value="1614343015239" table:style-name="ce1">
            <text:p>1,61434E+12</text:p>
          </table:table-cell>
          <table:table-cell table:number-columns-repeated="16369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348700880" table:style-name="ce1">
            <text:p>1,61435E+12</text:p>
          </table:table-cell>
          <table:table-cell office:value-type="float" office:value="1614348751755" table:style-name="ce1">
            <text:p>1,61435E+12</text:p>
          </table:table-cell>
          <table:table-cell office:value-type="float" office:value="1614348752991" table:style-name="ce1">
            <text:p>1,61435E+12</text:p>
          </table:table-cell>
          <table:table-cell office:value-type="string" table:style-name="ce2">
            <text:p>fechadura de caixa</text:p>
          </table:table-cell>
          <table:table-cell office:value-type="string" table:style-name="ce2">
            <text:p>nÃ£o corta a fita por baixo</text:p>
          </table:table-cell>
          <table:table-cell office:value-type="string" table:style-name="ce2">
            <text:p>troca de navalha</text:p>
          </table:table-cell>
          <table:table-cell office:value-type="string" table:style-name="ce2">
            <text:p>estoque de navalhas afiadas / no mÃ­nimo 2 pares / afiadas por empresa especializada em afiar ferramentas</text:p>
          </table:table-cell>
          <table:table-cell office:value-type="float" office:value="1614348751755" table:style-name="ce1">
            <text:p>1,61435E+12</text:p>
          </table:table-cell>
          <table:table-cell table:number-columns-repeated="16369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360560202" table:style-name="ce1">
            <text:p>1,61436E+12</text:p>
          </table:table-cell>
          <table:table-cell office:value-type="float" office:value="1614360572957" table:style-name="ce1">
            <text:p>1,61436E+12</text:p>
          </table:table-cell>
          <table:table-cell office:value-type="float" office:value="1614361750919" table:style-name="ce1">
            <text:p>1,61436E+12</text:p>
          </table:table-cell>
          <table:table-cell office:value-type="string" table:style-name="ce2">
            <text:p>carrinho duas rodas cinza<text:s/></text:p>
          </table:table-cell>
          <table:table-cell office:value-type="string" table:style-name="ce2">
            <text:p>eixo torto<text:s/></text:p>
          </table:table-cell>
          <table:table-cell office:value-type="string" table:style-name="ce2">
            <text:p>corte e solda<text:s/></text:p>
          </table:table-cell>
          <table:table-cell office:value-type="string" table:style-name="ce2">
            <text:p/>
          </table:table-cell>
          <table:table-cell office:value-type="float" office:value="1614360572957" table:style-name="ce1">
            <text:p>1,61436E+12</text:p>
          </table:table-cell>
          <table:table-cell table:number-columns-repeated="16369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46" table:style-name="ce1">
            <text:p>4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361637562" table:style-name="ce1">
            <text:p>1,61436E+12</text:p>
          </table:table-cell>
          <table:table-cell office:value-type="float" office:value="1614361652672" table:style-name="ce1">
            <text:p>1,61436E+12</text:p>
          </table:table-cell>
          <table:table-cell office:value-type="float" office:value="1614361654042" table:style-name="ce1">
            <text:p>1,61436E+12</text:p>
          </table:table-cell>
          <table:table-cell office:value-type="string" table:style-name="ce2">
            <text:p/>
          </table:table-cell>
          <table:table-cell office:value-type="string" table:style-name="ce2">
            <text:p>quebrado<text:s/></text:p>
          </table:table-cell>
          <table:table-cell office:value-type="string" table:style-name="ce2">
            <text:p>solda e corte<text:s/></text:p>
          </table:table-cell>
          <table:table-cell office:value-type="string" table:style-name="ce2">
            <text:p/>
          </table:table-cell>
          <table:table-cell office:value-type="float" office:value="1614361652672" table:style-name="ce1">
            <text:p>1,61436E+12</text:p>
          </table:table-cell>
          <table:table-cell table:number-columns-repeated="16369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70" table:style-name="ce1">
            <text:p>7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364935727" table:style-name="ce1">
            <text:p>1,61436E+12</text:p>
          </table:table-cell>
          <table:table-cell office:value-type="float" office:value="1614364935727" table:style-name="ce1">
            <text:p>1,61436E+12</text:p>
          </table:table-cell>
          <table:table-cell table:style-name="ce1"/>
          <table:table-cell office:value-type="string" table:style-name="ce2">
            <text:p>saÃ­da do tanque 2 " T " 60 mm rachado<text:s/></text:p>
          </table:table-cell>
          <table:table-cell office:value-type="string" table:style-name="ce2">
            <text:p>trocar<text:s/></text:p>
          </table:table-cell>
          <table:table-cell office:value-type="string" table:style-name="ce2">
            <text:p>1 T de 60mm<text:s/></text:p>
            <text:p>3 luvas 60 mm</text:p>
          </table:table-cell>
          <table:table-cell office:value-type="string" table:style-name="ce2">
            <text:p/>
          </table:table-cell>
          <table:table-cell office:value-type="float" office:value="1614364935727" table:style-name="ce1">
            <text:p>1,61436E+12</text:p>
          </table:table-cell>
          <table:table-cell table:number-columns-repeated="16369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366678426" table:style-name="ce1">
            <text:p>1,61437E+12</text:p>
          </table:table-cell>
          <table:table-cell office:value-type="float" office:value="1614366692948" table:style-name="ce1">
            <text:p>1,61437E+12</text:p>
          </table:table-cell>
          <table:table-cell office:value-type="float" office:value="1614366694202" table:style-name="ce1">
            <text:p>1,61437E+12</text:p>
          </table:table-cell>
          <table:table-cell office:value-type="string" table:style-name="ce2">
            <text:p>rede ar comprimido<text:s/></text:p>
          </table:table-cell>
          <table:table-cell office:value-type="string" table:style-name="ce2">
            <text:p>mangueira rachada<text:s/></text:p>
          </table:table-cell>
          <table:table-cell office:value-type="string" table:style-name="ce2">
            <text:p>corte da parte avariada<text:s/></text:p>
          </table:table-cell>
          <table:table-cell office:value-type="string" table:style-name="ce2">
            <text:p/>
          </table:table-cell>
          <table:table-cell office:value-type="float" office:value="1614366692948" table:style-name="ce1">
            <text:p>1,61437E+12</text:p>
          </table:table-cell>
          <table:table-cell table:number-columns-repeated="16369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66" table:style-name="ce1">
            <text:p>6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594099068" table:style-name="ce1">
            <text:p>1,61459E+12</text:p>
          </table:table-cell>
          <table:table-cell office:value-type="float" office:value="1614594110746" table:style-name="ce1">
            <text:p>1,61459E+12</text:p>
          </table:table-cell>
          <table:table-cell office:value-type="float" office:value="1614607661086" table:style-name="ce1">
            <text:p>1,61461E+12</text:p>
          </table:table-cell>
          <table:table-cell office:value-type="string" table:style-name="ce2">
            <text:p>alvejante 5 litros<text:s/></text:p>
          </table:table-cell>
          <table:table-cell office:value-type="string" table:style-name="ce2">
            <text:p>vazamentos<text:s/></text:p>
          </table:table-cell>
          <table:table-cell office:value-type="string" table:style-name="ce2">
            <text:p>sem vedaÃ§Ã£o apropriada / continua vazando .<text:s/></text:p>
          </table:table-cell>
          <table:table-cell office:value-type="string" table:style-name="ce2">
            <text:p/>
          </table:table-cell>
          <table:table-cell office:value-type="float" office:value="1614594110746" table:style-name="ce1">
            <text:p>1,61459E+12</text:p>
          </table:table-cell>
          <table:table-cell table:number-columns-repeated="16369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19" table:style-name="ce1">
            <text:p>19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605164356" table:style-name="ce1">
            <text:p>1,61461E+12</text:p>
          </table:table-cell>
          <table:table-cell office:value-type="float" office:value="1614605164356" table:style-name="ce1">
            <text:p>1,61461E+12</text:p>
          </table:table-cell>
          <table:table-cell table:style-name="ce1"/>
          <table:table-cell office:value-type="string" table:style-name="ce2">
            <text:p>classificador de tampa<text:s/></text:p>
          </table:table-cell>
          <table:table-cell office:value-type="string" table:style-name="ce2">
            <text:p>ruÃ­do / vibraÃ§Ã£o<text:s/></text:p>
          </table:table-cell>
          <table:table-cell office:value-type="string" table:style-name="ce2">
            <text:p>encarceramento acÃºstico<text:s/></text:p>
          </table:table-cell>
          <table:table-cell office:value-type="string" table:style-name="ce2">
            <text:p/>
          </table:table-cell>
          <table:table-cell office:value-type="float" office:value="1614605164356" table:style-name="ce1">
            <text:p>1,61461E+12</text:p>
          </table:table-cell>
          <table:table-cell table:number-columns-repeated="16369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606767445" table:style-name="ce1">
            <text:p>1,61461E+12</text:p>
          </table:table-cell>
          <table:table-cell office:value-type="float" office:value="1614606783528" table:style-name="ce1">
            <text:p>1,61461E+12</text:p>
          </table:table-cell>
          <table:table-cell office:value-type="float" office:value="1614628116872" table:style-name="ce1">
            <text:p>1,61463E+12</text:p>
          </table:table-cell>
          <table:table-cell office:value-type="string" table:style-name="ce2">
            <text:p>portÃ£o<text:s/></text:p>
          </table:table-cell>
          <table:table-cell office:value-type="string" table:style-name="ce2">
            <text:p>saio do trilho / trancado / quebrado<text:s/></text:p>
          </table:table-cell>
          <table:table-cell office:value-type="string" table:style-name="ce2">
            <text:p>consertado e reinstalado corrente<text:s/></text:p>
            <text:p>micro de fim de curso molhado / secado, selado e remontado<text:s/></text:p>
          </table:table-cell>
          <table:table-cell office:value-type="string" table:style-name="ce2">
            <text:p/>
          </table:table-cell>
          <table:table-cell office:value-type="float" office:value="1614606783528" table:style-name="ce1">
            <text:p>1,61461E+12</text:p>
          </table:table-cell>
          <table:table-cell table:number-columns-repeated="16369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608066627" table:style-name="ce1">
            <text:p>1,61461E+12</text:p>
          </table:table-cell>
          <table:table-cell office:value-type="float" office:value="1614608078493" table:style-name="ce1">
            <text:p>1,61461E+12</text:p>
          </table:table-cell>
          <table:table-cell office:value-type="float" office:value="1614608079613" table:style-name="ce1">
            <text:p>1,61461E+12</text:p>
          </table:table-cell>
          <table:table-cell office:value-type="string" table:style-name="ce2">
            <text:p>fechadura / Ã¡gua sanitÃ¡ria<text:s/></text:p>
          </table:table-cell>
          <table:table-cell office:value-type="string" table:style-name="ce2">
            <text:p>nÃ£o liga<text:s/></text:p>
          </table:table-cell>
          <table:table-cell office:value-type="string" table:style-name="ce2">
            <text:p>tomada oxidada / troca de pino macho<text:s/></text:p>
          </table:table-cell>
          <table:table-cell office:value-type="string" table:style-name="ce2">
            <text:p/>
          </table:table-cell>
          <table:table-cell office:value-type="float" office:value="1614608078493" table:style-name="ce1">
            <text:p>1,61461E+12</text:p>
          </table:table-cell>
          <table:table-cell table:number-columns-repeated="16369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608670139" table:style-name="ce1">
            <text:p>1,61461E+12</text:p>
          </table:table-cell>
          <table:table-cell office:value-type="float" office:value="1614608690944" table:style-name="ce1">
            <text:p>1,61461E+12</text:p>
          </table:table-cell>
          <table:table-cell office:value-type="float" office:value="1614608692366" table:style-name="ce1">
            <text:p>1,61461E+12</text:p>
          </table:table-cell>
          <table:table-cell office:value-type="string" table:style-name="ce2">
            <text:p>bicos de envase<text:s/></text:p>
          </table:table-cell>
          <table:table-cell office:value-type="string" table:style-name="ce2">
            <text:p>vazamentos<text:s/></text:p>
          </table:table-cell>
          <table:table-cell office:value-type="string" table:style-name="ce2">
            <text:p>nÃ£o temos vedaÃ§Ã£o correta</text:p>
          </table:table-cell>
          <table:table-cell office:value-type="string" table:style-name="ce2">
            <text:p>continua vazando<text:s/></text:p>
          </table:table-cell>
          <table:table-cell office:value-type="float" office:value="1614608690944" table:style-name="ce1">
            <text:p>1,61461E+12</text:p>
          </table:table-cell>
          <table:table-cell table:number-columns-repeated="16369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610882964" table:style-name="ce1">
            <text:p>1,61461E+12</text:p>
          </table:table-cell>
          <table:table-cell office:value-type="float" office:value="1614610894477" table:style-name="ce1">
            <text:p>1,61461E+12</text:p>
          </table:table-cell>
          <table:table-cell office:value-type="float" office:value="1618416602176" table:style-name="ce1">
            <text:p>1,61842E+12</text:p>
          </table:table-cell>
          <table:table-cell office:value-type="string" table:style-name="ce2">
            <text:p>bicos</text:p>
          </table:table-cell>
          <table:table-cell office:value-type="string" table:style-name="ce2">
            <text:p>bico quebrado / expurgo quebrou rosca dentro do bloquinho</text:p>
          </table:table-cell>
          <table:table-cell office:value-type="string" table:style-name="ce2">
            <text:p>colocado <text:s/>reserva / fabricar bloquinho novo</text:p>
          </table:table-cell>
          <table:table-cell office:value-type="string" table:style-name="ce2">
            <text:p/>
          </table:table-cell>
          <table:table-cell office:value-type="float" office:value="1614610894477" table:style-name="ce1">
            <text:p>1,61461E+12</text:p>
          </table:table-cell>
          <table:table-cell table:number-columns-repeated="16369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610961530" table:style-name="ce1">
            <text:p>1,61461E+12</text:p>
          </table:table-cell>
          <table:table-cell office:value-type="float" office:value="1614610972574" table:style-name="ce1">
            <text:p>1,61461E+12</text:p>
          </table:table-cell>
          <table:table-cell office:value-type="float" office:value="1614610973777" table:style-name="ce1">
            <text:p>1,61461E+12</text:p>
          </table:table-cell>
          <table:table-cell office:value-type="string" table:style-name="ce2">
            <text:p>navalha de corte<text:s/></text:p>
          </table:table-cell>
          <table:table-cell office:value-type="string" table:style-name="ce2">
            <text:p>solta / trocar cRafusos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4610972574" table:style-name="ce1">
            <text:p>1,61461E+12</text:p>
          </table:table-cell>
          <table:table-cell table:number-columns-repeated="16369"/>
        </table:table-row>
        <table:table-row table:style-name="ro1">
          <table:table-cell office:value-type="float" office:value="431" table:style-name="ce1">
            <text:p>431</text:p>
          </table:table-cell>
          <table:table-cell office:value-type="float" office:value="22" table:style-name="ce1">
            <text:p>2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619145261" table:style-name="ce1">
            <text:p>1,61462E+12</text:p>
          </table:table-cell>
          <table:table-cell office:value-type="float" office:value="1614619145261" table:style-name="ce1">
            <text:p>1,61462E+12</text:p>
          </table:table-cell>
          <table:table-cell table:style-name="ce1"/>
          <table:table-cell office:value-type="string" table:style-name="ce2">
            <text:p>picador de sobras</text:p>
          </table:table-cell>
          <table:table-cell office:value-type="string" table:style-name="ce2">
            <text:p>caixa de material picado solt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4619145261" table:style-name="ce1">
            <text:p>1,61462E+12</text:p>
          </table:table-cell>
          <table:table-cell table:number-columns-repeated="16369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620796299" table:style-name="ce1">
            <text:p>1,61462E+12</text:p>
          </table:table-cell>
          <table:table-cell office:value-type="float" office:value="1614620796299" table:style-name="ce1">
            <text:p>1,61462E+12</text:p>
          </table:table-cell>
          <table:table-cell table:style-name="ce1"/>
          <table:table-cell office:value-type="string" table:style-name="ce2">
            <text:p>tampador<text:s/></text:p>
          </table:table-cell>
          <table:table-cell office:value-type="string" table:style-name="ce2">
            <text:p>desalinhado / batida com a paleteira<text:s/></text:p>
          </table:table-cell>
          <table:table-cell office:value-type="string" table:style-name="ce2">
            <text:p>arrastado de volta a posiÃ§Ã£o<text:s/></text:p>
          </table:table-cell>
          <table:table-cell office:value-type="string" table:style-name="ce2">
            <text:p/>
          </table:table-cell>
          <table:table-cell office:value-type="float" office:value="1614620796299" table:style-name="ce1">
            <text:p>1,61462E+12</text:p>
          </table:table-cell>
          <table:table-cell table:number-columns-repeated="16369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621815755" table:style-name="ce1">
            <text:p>1,61462E+12</text:p>
          </table:table-cell>
          <table:table-cell office:value-type="float" office:value="1614621828045" table:style-name="ce1">
            <text:p>1,61462E+12</text:p>
          </table:table-cell>
          <table:table-cell office:value-type="float" office:value="1614622920767" table:style-name="ce1">
            <text:p>1,61462E+12</text:p>
          </table:table-cell>
          <table:table-cell office:value-type="string" table:style-name="ce2">
            <text:p>classificador de tampas<text:s/></text:p>
          </table:table-cell>
          <table:table-cell office:value-type="string" table:style-name="ce2">
            <text:p>regulagem / posiÃ§Ã£o / batido com paleteira<text:s/></text:p>
          </table:table-cell>
          <table:table-cell office:value-type="string" table:style-name="ce2">
            <text:p>reposicionado e ajustado<text:s/></text:p>
          </table:table-cell>
          <table:table-cell office:value-type="string" table:style-name="ce2">
            <text:p/>
          </table:table-cell>
          <table:table-cell office:value-type="float" office:value="1614621828045" table:style-name="ce1">
            <text:p>1,61462E+12</text:p>
          </table:table-cell>
          <table:table-cell table:number-columns-repeated="16369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72" table:style-name="ce1">
            <text:p>7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687098584" table:style-name="ce1">
            <text:p>1,61469E+12</text:p>
          </table:table-cell>
          <table:table-cell office:value-type="float" office:value="1614687143639" table:style-name="ce1">
            <text:p>1,61469E+12</text:p>
          </table:table-cell>
          <table:table-cell office:value-type="float" office:value="1615316449451" table:style-name="ce1">
            <text:p>1,61532E+12</text:p>
          </table:table-cell>
          <table:table-cell office:value-type="string" table:style-name="ce2">
            <text:p>esgoto / saÃ­da para tratamento de sobras<text:s/></text:p>
          </table:table-cell>
          <table:table-cell office:value-type="string" table:style-name="ce2">
            <text:p>entupido / transbordando<text:s/></text:p>
          </table:table-cell>
          <table:table-cell office:value-type="string" table:style-name="ce2">
            <text:p>sifÃ£o garganta da saÃ­da rasgado<text:s/></text:p>
          </table:table-cell>
          <table:table-cell office:value-type="string" table:style-name="ce2">
            <text:p>trocar / comprar sifÃ£o novo<text:s/></text:p>
          </table:table-cell>
          <table:table-cell office:value-type="float" office:value="1614687143639" table:style-name="ce1">
            <text:p>1,61469E+12</text:p>
          </table:table-cell>
          <table:table-cell table:number-columns-repeated="16369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687295662" table:style-name="ce1">
            <text:p>1,61469E+12</text:p>
          </table:table-cell>
          <table:table-cell office:value-type="float" office:value="1614687310785" table:style-name="ce1">
            <text:p>1,61469E+12</text:p>
          </table:table-cell>
          <table:table-cell office:value-type="float" office:value="1614687312021" table:style-name="ce1">
            <text:p>1,61469E+12</text:p>
          </table:table-cell>
          <table:table-cell office:value-type="string" table:style-name="ce2">
            <text:p>tanque Ã¡gua sanitÃ¡ria nÃºmero 2</text:p>
          </table:table-cell>
          <table:table-cell office:value-type="string" table:style-name="ce2">
            <text:p>"T" saÃ­da 69mm quebrado<text:s/></text:p>
          </table:table-cell>
          <table:table-cell office:value-type="string" table:style-name="ce2">
            <text:p>troca de conexÃµes<text:s/></text:p>
          </table:table-cell>
          <table:table-cell office:value-type="string" table:style-name="ce2">
            <text:p/>
          </table:table-cell>
          <table:table-cell office:value-type="float" office:value="1614687310785" table:style-name="ce1">
            <text:p>1,61469E+12</text:p>
          </table:table-cell>
          <table:table-cell table:number-columns-repeated="16369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687417744" table:style-name="ce1">
            <text:p>1,61469E+12</text:p>
          </table:table-cell>
          <table:table-cell office:value-type="float" office:value="1614687428116" table:style-name="ce1">
            <text:p>1,61469E+12</text:p>
          </table:table-cell>
          <table:table-cell office:value-type="float" office:value="1615406022710" table:style-name="ce1">
            <text:p>1,61541E+12</text:p>
          </table:table-cell>
          <table:table-cell office:value-type="string" table:style-name="ce2">
            <text:p>siladeira<text:s/></text:p>
          </table:table-cell>
          <table:table-cell office:value-type="string" table:style-name="ce2">
            <text:p>furo na estrutura do rotor de sopro<text:s/></text:p>
          </table:table-cell>
          <table:table-cell office:value-type="string" table:style-name="ce2">
            <text:p>troca de chapa 18x36mm</text:p>
          </table:table-cell>
          <table:table-cell office:value-type="string" table:style-name="ce2">
            <text:p>BBS trocou / terceirizado<text:s/></text:p>
          </table:table-cell>
          <table:table-cell office:value-type="float" office:value="1614687428116" table:style-name="ce1">
            <text:p>1,61469E+12</text:p>
          </table:table-cell>
          <table:table-cell table:number-columns-repeated="16369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73" table:style-name="ce1">
            <text:p>7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691185779" table:style-name="ce1">
            <text:p>1,61469E+12</text:p>
          </table:table-cell>
          <table:table-cell office:value-type="float" office:value="1614691213468" table:style-name="ce1">
            <text:p>1,61469E+12</text:p>
          </table:table-cell>
          <table:table-cell office:value-type="float" office:value="1614691214837" table:style-name="ce1">
            <text:p>1,61469E+12</text:p>
          </table:table-cell>
          <table:table-cell office:value-type="string" table:style-name="ce2">
            <text:p>quadro elÃ©trico<text:s/></text:p>
          </table:table-cell>
          <table:table-cell office:value-type="string" table:style-name="ce2">
            <text:p>desarme desjuntor geral<text:s/></text:p>
          </table:table-cell>
          <table:table-cell office:value-type="string" table:style-name="ce2">
            <text:p>desjuntor 32A com problemas / trocado /eletricista lembek<text:s/></text:p>
          </table:table-cell>
          <table:table-cell office:value-type="string" table:style-name="ce2">
            <text:p/>
          </table:table-cell>
          <table:table-cell office:value-type="float" office:value="1614691213468" table:style-name="ce1">
            <text:p>1,61469E+12</text:p>
          </table:table-cell>
          <table:table-cell table:number-columns-repeated="16369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694380654" table:style-name="ce1">
            <text:p>1,61469E+12</text:p>
          </table:table-cell>
          <table:table-cell office:value-type="float" office:value="1614694394282" table:style-name="ce1">
            <text:p>1,61469E+12</text:p>
          </table:table-cell>
          <table:table-cell office:value-type="float" office:value="1614694395636" table:style-name="ce1">
            <text:p>1,61469E+12</text:p>
          </table:table-cell>
          <table:table-cell office:value-type="string" table:style-name="ce2">
            <text:p>fechadeira Ã¡gua 5 litros<text:s/></text:p>
          </table:table-cell>
          <table:table-cell office:value-type="string" table:style-name="ce2">
            <text:p>correia superior saio do guia<text:s/></text:p>
          </table:table-cell>
          <table:table-cell office:value-type="string" table:style-name="ce2">
            <text:p>trancamento na roleira<text:s/></text:p>
          </table:table-cell>
          <table:table-cell office:value-type="string" table:style-name="ce2">
            <text:p>recolocado correia<text:s/></text:p>
          </table:table-cell>
          <table:table-cell office:value-type="float" office:value="1614694394282" table:style-name="ce1">
            <text:p>1,61469E+12</text:p>
          </table:table-cell>
          <table:table-cell table:number-columns-repeated="16369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695231858" table:style-name="ce1">
            <text:p>1,6147E+12</text:p>
          </table:table-cell>
          <table:table-cell office:value-type="float" office:value="1614952734198" table:style-name="ce1">
            <text:p>1,61495E+12</text:p>
          </table:table-cell>
          <table:table-cell office:value-type="float" office:value="1614952735608" table:style-name="ce1">
            <text:p>1,61495E+12</text:p>
          </table:table-cell>
          <table:table-cell office:value-type="string" table:style-name="ce2">
            <text:p>tubulaÃ§Ã£o da rede cloro<text:s/></text:p>
          </table:table-cell>
          <table:table-cell office:value-type="string" table:style-name="ce2">
            <text:p>registro 32mm / agitador clorado vazando / tanques de cloro 3 PCs / tanques Ã¡gua sanitÃ¡ria 2 PCs<text:s/></text:p>
          </table:table-cell>
          <table:table-cell office:value-type="string" table:style-name="ce2">
            <text:p>troca de vedaÃ§Ã£o ou registro<text:s/></text:p>
          </table:table-cell>
          <table:table-cell office:value-type="string" table:style-name="ce2">
            <text:p>troca de vedaÃ§Ãµes<text:s/></text:p>
          </table:table-cell>
          <table:table-cell office:value-type="float" office:value="1614952734198" table:style-name="ce1">
            <text:p>1,61495E+12</text:p>
          </table:table-cell>
          <table:table-cell table:number-columns-repeated="16369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707968014" table:style-name="ce1">
            <text:p>1,61471E+12</text:p>
          </table:table-cell>
          <table:table-cell office:value-type="float" office:value="1614707968014" table:style-name="ce1">
            <text:p>1,61471E+12</text:p>
          </table:table-cell>
          <table:table-cell table:style-name="ce1"/>
          <table:table-cell office:value-type="string" table:style-name="ce2">
            <text:p>rede de pressÃ£o</text:p>
          </table:table-cell>
          <table:table-cell office:value-type="string" table:style-name="ce2">
            <text:p>parafuso do flange saÃ­da de pressÃ£o boca da fornalha quebrado</text:p>
          </table:table-cell>
          <table:table-cell office:value-type="string" table:style-name="ce2">
            <text:p>cortar o velho e trocar</text:p>
          </table:table-cell>
          <table:table-cell office:value-type="string" table:style-name="ce2">
            <text:p>fechado com empresa terceirizada para fazer todas as correÃ§Ãµes.</text:p>
          </table:table-cell>
          <table:table-cell office:value-type="float" office:value="1614707968014" table:style-name="ce1">
            <text:p>1,61471E+12</text:p>
          </table:table-cell>
          <table:table-cell table:number-columns-repeated="16369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708103646" table:style-name="ce1">
            <text:p>1,61471E+12</text:p>
          </table:table-cell>
          <table:table-cell office:value-type="float" office:value="1614708114799" table:style-name="ce1">
            <text:p>1,61471E+12</text:p>
          </table:table-cell>
          <table:table-cell office:value-type="float" office:value="1614868752119" table:style-name="ce1">
            <text:p>1,61487E+12</text:p>
          </table:table-cell>
          <table:table-cell office:value-type="string" table:style-name="ce2">
            <text:p>bico de envase<text:s/></text:p>
          </table:table-cell>
          <table:table-cell office:value-type="string" table:style-name="ce2">
            <text:p>entupido<text:s/></text:p>
          </table:table-cell>
          <table:table-cell office:value-type="string" table:style-name="ce2">
            <text:p>abrir e verificar / desentupido .</text:p>
          </table:table-cell>
          <table:table-cell office:value-type="string" table:style-name="ce2">
            <text:p/>
          </table:table-cell>
          <table:table-cell office:value-type="float" office:value="1614708114799" table:style-name="ce1">
            <text:p>1,61471E+12</text:p>
          </table:table-cell>
          <table:table-cell table:number-columns-repeated="16369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711072835" table:style-name="ce1">
            <text:p>1,61471E+12</text:p>
          </table:table-cell>
          <table:table-cell office:value-type="float" office:value="1614711085260" table:style-name="ce1">
            <text:p>1,61471E+12</text:p>
          </table:table-cell>
          <table:table-cell office:value-type="float" office:value="1614711086546" table:style-name="ce1">
            <text:p>1,61471E+12</text:p>
          </table:table-cell>
          <table:table-cell office:value-type="string" table:style-name="ce2">
            <text:p>rede ar comprimido<text:s/>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troca de mangueira 10 mm + duas imensas pneumÃ¡ticas<text:s/></text:p>
          </table:table-cell>
          <table:table-cell office:value-type="string" table:style-name="ce2">
            <text:p/>
          </table:table-cell>
          <table:table-cell office:value-type="float" office:value="1614711085260" table:style-name="ce1">
            <text:p>1,61471E+12</text:p>
          </table:table-cell>
          <table:table-cell table:number-columns-repeated="16369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711233060" table:style-name="ce1">
            <text:p>1,61471E+12</text:p>
          </table:table-cell>
          <table:table-cell office:value-type="float" office:value="1614711247343" table:style-name="ce1">
            <text:p>1,61471E+12</text:p>
          </table:table-cell>
          <table:table-cell office:value-type="float" office:value="1614868890751" table:style-name="ce1">
            <text:p>1,61487E+12</text:p>
          </table:table-cell>
          <table:table-cell office:value-type="string" table:style-name="ce2">
            <text:p>rede amaciante<text:s/></text:p>
          </table:table-cell>
          <table:table-cell office:value-type="string" table:style-name="ce2">
            <text:p>peneira entupida<text:s/></text:p>
          </table:table-cell>
          <table:table-cell office:value-type="string" table:style-name="ce2">
            <text:p>limpeza ou troca de peneira / troca<text:s/></text:p>
          </table:table-cell>
          <table:table-cell office:value-type="string" table:style-name="ce2">
            <text:p/>
          </table:table-cell>
          <table:table-cell office:value-type="float" office:value="1614711247343" table:style-name="ce1">
            <text:p>1,61471E+12</text:p>
          </table:table-cell>
          <table:table-cell table:number-columns-repeated="16369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712042581" table:style-name="ce1">
            <text:p>1,61471E+12</text:p>
          </table:table-cell>
          <table:table-cell office:value-type="float" office:value="1614712042581" table:style-name="ce1">
            <text:p>1,61471E+12</text:p>
          </table:table-cell>
          <table:table-cell table:style-name="ce1"/>
          <table:table-cell office:value-type="string" table:style-name="ce2">
            <text:p>tanque Ã¡gua sanitÃ¡ria nÃºmero 2</text:p>
          </table:table-cell>
          <table:table-cell office:value-type="string" table:style-name="ce2">
            <text:p>nÃ£o agita a parte de baixo / caixa sempre foi assim / tentado evitar o uso ficou como caixa reserva por este defeito</text:p>
          </table:table-cell>
          <table:table-cell office:value-type="string" table:style-name="ce2">
            <text:p>fazer entrada de ar no acoplamento antes do registro para teste</text:p>
          </table:table-cell>
          <table:table-cell office:value-type="string" table:style-name="ce2">
            <text:p>furo com rosca 1/4" / nÃ­vel / registro adaptado para mangueira pneumÃ¡tica 10 mm</text:p>
          </table:table-cell>
          <table:table-cell office:value-type="float" office:value="1614712042581" table:style-name="ce1">
            <text:p>1,61471E+12</text:p>
          </table:table-cell>
          <table:table-cell table:number-columns-repeated="16369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715262947" table:style-name="ce1">
            <text:p>1,61472E+12</text:p>
          </table:table-cell>
          <table:table-cell office:value-type="float" office:value="1614715276461" table:style-name="ce1">
            <text:p>1,61472E+12</text:p>
          </table:table-cell>
          <table:table-cell office:value-type="float" office:value="1615559669421" table:style-name="ce1">
            <text:p>1,61556E+12</text:p>
          </table:table-cell>
          <table:table-cell office:value-type="string" table:style-name="ce2">
            <text:p>tanque desinfetante.<text:s/></text:p>
          </table:table-cell>
          <table:table-cell office:value-type="string" table:style-name="ce2">
            <text:p>furado<text:s/></text:p>
          </table:table-cell>
          <table:table-cell office:value-type="string" table:style-name="ce2">
            <text:p>colado por baixo com silicone para produzir dois produtos apenas / depois soldar com MIG / BBS solda TIG em todo o fundo<text:s/></text:p>
          </table:table-cell>
          <table:table-cell office:value-type="string" table:style-name="ce2">
            <text:p>nÃ£o deu certo / sem material suficiente para solda / optado por pintura emborrachada por fora em todo o fundo tambÃ©m sem resultado / transferido produtos para fabricaÃ§Ã£o em outro tanque / feito instalaÃ§Ã£o de rede nova no tanque substituto / obs: tanque sem conserto - descartar<text:s text:c="2"/></text:p>
          </table:table-cell>
          <table:table-cell office:value-type="float" office:value="1614715276461" table:style-name="ce1">
            <text:p>1,61472E+12</text:p>
          </table:table-cell>
          <table:table-cell table:number-columns-repeated="16369"/>
        </table:table-row>
        <table:table-row table:style-name="ro1">
          <table:table-cell office:value-type="float" office:value="446" table:style-name="ce1">
            <text:p>446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768151811" table:style-name="ce1">
            <text:p>1,61477E+12</text:p>
          </table:table-cell>
          <table:table-cell office:value-type="float" office:value="1614768172898" table:style-name="ce1">
            <text:p>1,61477E+12</text:p>
          </table:table-cell>
          <table:table-cell office:value-type="float" office:value="1614768174183" table:style-name="ce1">
            <text:p>1,61477E+12</text:p>
          </table:table-cell>
          <table:table-cell office:value-type="string" table:style-name="ce2">
            <text:p>suporte cavalete sensor<text:s/></text:p>
          </table:table-cell>
          <table:table-cell office:value-type="string" table:style-name="ce2">
            <text:p>quebrado<text:s/></text:p>
          </table:table-cell>
          <table:table-cell office:value-type="string" table:style-name="ce2">
            <text:p>solda e acabamento<text:s/></text:p>
          </table:table-cell>
          <table:table-cell office:value-type="string" table:style-name="ce2">
            <text:p/>
          </table:table-cell>
          <table:table-cell office:value-type="float" office:value="1614768172898" table:style-name="ce1">
            <text:p>1,61477E+12</text:p>
          </table:table-cell>
          <table:table-cell table:number-columns-repeated="16369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769142859" table:style-name="ce1">
            <text:p>1,61477E+12</text:p>
          </table:table-cell>
          <table:table-cell office:value-type="float" office:value="1614769153779" table:style-name="ce1">
            <text:p>1,61477E+12</text:p>
          </table:table-cell>
          <table:table-cell office:value-type="float" office:value="1614769155082" table:style-name="ce1">
            <text:p>1,61477E+12</text:p>
          </table:table-cell>
          <table:table-cell office:value-type="string" table:style-name="ce2">
            <text:p>painel elÃ©trico mÃ¡quina Ã¡gua 2 litros<text:s/></text:p>
          </table:table-cell>
          <table:table-cell office:value-type="string" table:style-name="ce2">
            <text:p>nÃ£o liga o carrocel<text:s/></text:p>
          </table:table-cell>
          <table:table-cell office:value-type="string" table:style-name="ce2">
            <text:p>botoeira de emergÃªncia acionada<text:s/></text:p>
          </table:table-cell>
          <table:table-cell office:value-type="string" table:style-name="ce2">
            <text:p/>
          </table:table-cell>
          <table:table-cell office:value-type="float" office:value="1614769153779" table:style-name="ce1">
            <text:p>1,61477E+12</text:p>
          </table:table-cell>
          <table:table-cell table:number-columns-repeated="16369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771832890" table:style-name="ce1">
            <text:p>1,61477E+12</text:p>
          </table:table-cell>
          <table:table-cell office:value-type="float" office:value="1614771844969" table:style-name="ce1">
            <text:p>1,61477E+12</text:p>
          </table:table-cell>
          <table:table-cell office:value-type="float" office:value="1614771846222" table:style-name="ce1">
            <text:p>1,61477E+12</text:p>
          </table:table-cell>
          <table:table-cell office:value-type="string" table:style-name="ce2">
            <text:p>elevador de tampas<text:s/></text:p>
          </table:table-cell>
          <table:table-cell office:value-type="string" table:style-name="ce2">
            <text:p>nÃ£o liga<text:s/></text:p>
          </table:table-cell>
          <table:table-cell office:value-type="string" table:style-name="ce2">
            <text:p>sensor em curto / troca<text:s/></text:p>
          </table:table-cell>
          <table:table-cell office:value-type="string" table:style-name="ce2">
            <text:p>colocado um usado reserva ideal comprar outro reserva / E18-3A30PCT<text:s/></text:p>
          </table:table-cell>
          <table:table-cell office:value-type="float" office:value="1614771844969" table:style-name="ce1">
            <text:p>1,61477E+12</text:p>
          </table:table-cell>
          <table:table-cell table:number-columns-repeated="16369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44" table:style-name="ce1">
            <text:p>4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775814702" table:style-name="ce1">
            <text:p>1,61478E+12</text:p>
          </table:table-cell>
          <table:table-cell office:value-type="float" office:value="1614775827106" table:style-name="ce1">
            <text:p>1,61478E+12</text:p>
          </table:table-cell>
          <table:table-cell office:value-type="float" office:value="1614775828326" table:style-name="ce1">
            <text:p>1,61478E+12</text:p>
          </table:table-cell>
          <table:table-cell office:value-type="string" table:style-name="ce2">
            <text:p>trava portÃ£o fechado<text:s/></text:p>
          </table:table-cell>
          <table:table-cell office:value-type="string" table:style-name="ce2">
            <text:p>fabricar trava<text:s/></text:p>
          </table:table-cell>
          <table:table-cell office:value-type="string" table:style-name="ce2">
            <text:p>fabricado e instalado<text:s/></text:p>
          </table:table-cell>
          <table:table-cell office:value-type="string" table:style-name="ce2">
            <text:p/>
          </table:table-cell>
          <table:table-cell office:value-type="float" office:value="1614775827106" table:style-name="ce1">
            <text:p>1,61478E+12</text:p>
          </table:table-cell>
          <table:table-cell table:number-columns-repeated="16369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74" table:style-name="ce1">
            <text:p>7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867649106" table:style-name="ce1">
            <text:p>1,61487E+12</text:p>
          </table:table-cell>
          <table:table-cell office:value-type="float" office:value="1614867719201" table:style-name="ce1">
            <text:p>1,61487E+12</text:p>
          </table:table-cell>
          <table:table-cell office:value-type="float" office:value="1614867720421" table:style-name="ce1">
            <text:p>1,61487E+12</text:p>
          </table:table-cell>
          <table:table-cell office:value-type="string" table:style-name="ce2">
            <text:p>portÃ£o elevaÃ§Ã£o garagem<text:s/></text:p>
          </table:table-cell>
          <table:table-cell office:value-type="string" table:style-name="ce2">
            <text:p>coluna duto de contra pesos fora de posiÃ§Ã£o<text:s/></text:p>
          </table:table-cell>
          <table:table-cell office:value-type="string" table:style-name="ce2">
            <text:p>aprumado e prendido com cantoneiras junto ao piso<text:s/></text:p>
          </table:table-cell>
          <table:table-cell office:value-type="string" table:style-name="ce2">
            <text:p/>
          </table:table-cell>
          <table:table-cell office:value-type="float" office:value="1614867719201" table:style-name="ce1">
            <text:p>1,61487E+12</text:p>
          </table:table-cell>
          <table:table-cell table:number-columns-repeated="16369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867926282" table:style-name="ce1">
            <text:p>1,61487E+12</text:p>
          </table:table-cell>
          <table:table-cell office:value-type="float" office:value="1614867941026" table:style-name="ce1">
            <text:p>1,61487E+12</text:p>
          </table:table-cell>
          <table:table-cell office:value-type="float" office:value="1614867942246" table:style-name="ce1">
            <text:p>1,61487E+12</text:p>
          </table:table-cell>
          <table:table-cell office:value-type="string" table:style-name="ce2">
            <text:p>portÃ£o de correr da guarita<text:s/></text:p>
          </table:table-cell>
          <table:table-cell office:value-type="string" table:style-name="ce2">
            <text:p>passou do ponto e quebrou a corrente<text:s/></text:p>
          </table:table-cell>
          <table:table-cell office:value-type="string" table:style-name="ce2">
            <text:p>fim de curso com infiltraÃ§Ã£o / passando do ponto / troca de fim de curso / conserto de corrente e feito cobertura de proteÃ§Ã£o em todo o conjunto de traÃ§Ã£o<text:s/></text:p>
          </table:table-cell>
          <table:table-cell office:value-type="string" table:style-name="ce2">
            <text:p>pintura ficou a cargo dos pintores que estÃ£o na fÃ¡brica<text:s/></text:p>
          </table:table-cell>
          <table:table-cell office:value-type="float" office:value="1614867941026" table:style-name="ce1">
            <text:p>1,61487E+12</text:p>
          </table:table-cell>
          <table:table-cell table:number-columns-repeated="16369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36" table:style-name="ce1">
            <text:p>3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868192415" table:style-name="ce1">
            <text:p>1,61487E+12</text:p>
          </table:table-cell>
          <table:table-cell office:value-type="float" office:value="1614868192415" table:style-name="ce1">
            <text:p>1,61487E+12</text:p>
          </table:table-cell>
          <table:table-cell table:style-name="ce1"/>
          <table:table-cell office:value-type="string" table:style-name="ce2">
            <text:p>placa do portÃ£o / placa sinalizaÃ§Ã£o</text:p>
          </table:table-cell>
          <table:table-cell office:value-type="string" table:style-name="ce2">
            <text:p>sujando com o lubrificante das corrediÃ§as do portÃ£o</text:p>
          </table:table-cell>
          <table:table-cell office:value-type="string" table:style-name="ce2">
            <text:p>colocar soleira na parte superior da placa</text:p>
          </table:table-cell>
          <table:table-cell office:value-type="string" table:style-name="ce2">
            <text:p/>
          </table:table-cell>
          <table:table-cell office:value-type="float" office:value="1614868192415" table:style-name="ce1">
            <text:p>1,61487E+12</text:p>
          </table:table-cell>
          <table:table-cell table:number-columns-repeated="16369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23" table:style-name="ce1">
            <text:p>2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875613511" table:style-name="ce1">
            <text:p>1,61488E+12</text:p>
          </table:table-cell>
          <table:table-cell office:value-type="float" office:value="1614875657711" table:style-name="ce1">
            <text:p>1,61488E+12</text:p>
          </table:table-cell>
          <table:table-cell office:value-type="float" office:value="1614875658871" table:style-name="ce1">
            <text:p>1,61488E+12</text:p>
          </table:table-cell>
          <table:table-cell office:value-type="string" table:style-name="ce2">
            <text:p>picador de milho<text:s/></text:p>
          </table:table-cell>
          <table:table-cell office:value-type="string" table:style-name="ce2">
            <text:p>peneira furada<text:s/></text:p>
          </table:table-cell>
          <table:table-cell office:value-type="string" table:style-name="ce2">
            <text:p>solda/ remendo<text:s/></text:p>
          </table:table-cell>
          <table:table-cell office:value-type="string" table:style-name="ce2">
            <text:p/>
          </table:table-cell>
          <table:table-cell office:value-type="float" office:value="1614875657711" table:style-name="ce1">
            <text:p>1,61488E+12</text:p>
          </table:table-cell>
          <table:table-cell table:number-columns-repeated="16369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43" table:style-name="ce1">
            <text:p>4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881311561" table:style-name="ce1">
            <text:p>1,61488E+12</text:p>
          </table:table-cell>
          <table:table-cell office:value-type="float" office:value="1614881332243" table:style-name="ce1">
            <text:p>1,61488E+12</text:p>
          </table:table-cell>
          <table:table-cell office:value-type="float" office:value="1614881333397" table:style-name="ce1">
            <text:p>1,61488E+12</text:p>
          </table:table-cell>
          <table:table-cell office:value-type="string" table:style-name="ce2">
            <text:p>pedal de acionamento<text:s/></text:p>
          </table:table-cell>
          <table:table-cell office:value-type="string" table:style-name="ce2">
            <text:p>nÃ£o estÃ¡ acionando<text:s/></text:p>
          </table:table-cell>
          <table:table-cell office:value-type="string" table:style-name="ce2">
            <text:p>ajuste mola e fim de curso pedal<text:s/></text:p>
          </table:table-cell>
          <table:table-cell office:value-type="string" table:style-name="ce2">
            <text:p/>
          </table:table-cell>
          <table:table-cell office:value-type="float" office:value="1614881332243" table:style-name="ce1">
            <text:p>1,61488E+12</text:p>
          </table:table-cell>
          <table:table-cell table:number-columns-repeated="16369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952986813" table:style-name="ce1">
            <text:p>1,61495E+12</text:p>
          </table:table-cell>
          <table:table-cell office:value-type="float" office:value="1614952999371" table:style-name="ce1">
            <text:p>1,61495E+12</text:p>
          </table:table-cell>
          <table:table-cell office:value-type="float" office:value="1614953000607" table:style-name="ce1">
            <text:p>1,61495E+12</text:p>
          </table:table-cell>
          <table:table-cell office:value-type="string" table:style-name="ce2">
            <text:p>guia de entrada plÃ¡stico novo vela nÃºmero 1 teste industrial<text:s/></text:p>
          </table:table-cell>
          <table:table-cell office:value-type="string" table:style-name="ce2">
            <text:p>guia fabricado fora de medida e mal soldado ) falhas e irregularidades<text:s/></text:p>
          </table:table-cell>
          <table:table-cell office:value-type="string" table:style-name="ce2">
            <text:p>refazer soldas e fazer polimento de arestas<text:s/></text:p>
          </table:table-cell>
          <table:table-cell office:value-type="string" table:style-name="ce2">
            <text:p>teste de funcionamento<text:s/></text:p>
          </table:table-cell>
          <table:table-cell office:value-type="float" office:value="1614952999371" table:style-name="ce1">
            <text:p>1,61495E+12</text:p>
          </table:table-cell>
          <table:table-cell table:number-columns-repeated="16369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958464390" table:style-name="ce1">
            <text:p>1,61496E+12</text:p>
          </table:table-cell>
          <table:table-cell office:value-type="float" office:value="1614958476411" table:style-name="ce1">
            <text:p>1,61496E+12</text:p>
          </table:table-cell>
          <table:table-cell office:value-type="float" office:value="1615406247540" table:style-name="ce1">
            <text:p>1,61541E+12</text:p>
          </table:table-cell>
          <table:table-cell office:value-type="string" table:style-name="ce2">
            <text:p>tampador<text:s/></text:p>
          </table:table-cell>
          <table:table-cell office:value-type="string" table:style-name="ce2">
            <text:p>ajuste para 500 ml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4958476411" table:style-name="ce1">
            <text:p>1,61496E+12</text:p>
          </table:table-cell>
          <table:table-cell table:number-columns-repeated="16369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34" table:style-name="ce1">
            <text:p>34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200842529" table:style-name="ce1">
            <text:p>1,6152E+12</text:p>
          </table:table-cell>
          <table:table-cell office:value-type="float" office:value="1615200859531" table:style-name="ce1">
            <text:p>1,6152E+12</text:p>
          </table:table-cell>
          <table:table-cell office:value-type="float" office:value="1622476838317" table:style-name="ce1">
            <text:p>1,62248E+12</text:p>
          </table:table-cell>
          <table:table-cell office:value-type="string" table:style-name="ce2">
            <text:p>bomba pneumÃ¡tica saÃ­da do tanque</text:p>
          </table:table-cell>
          <table:table-cell office:value-type="string" table:style-name="ce2">
            <text:p>vazamento</text:p>
          </table:table-cell>
          <table:table-cell office:value-type="string" table:style-name="ce2">
            <text:p>fabricar manifold de PVC ou inox / material original da bomba nÃ£o resiste aÃ­ ataque quÃ­mico</text:p>
          </table:table-cell>
          <table:table-cell office:value-type="string" table:style-name="ce2">
            <text:p/>
          </table:table-cell>
          <table:table-cell office:value-type="float" office:value="1615200859531" table:style-name="ce1">
            <text:p>1,6152E+12</text:p>
          </table:table-cell>
          <table:table-cell table:number-columns-repeated="16369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32" table:style-name="ce1">
            <text:p>3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206015427" table:style-name="ce1">
            <text:p>1,61521E+12</text:p>
          </table:table-cell>
          <table:table-cell office:value-type="float" office:value="1615206028763" table:style-name="ce1">
            <text:p>1,61521E+12</text:p>
          </table:table-cell>
          <table:table-cell table:style-name="ce1"/>
          <table:table-cell office:value-type="string" table:style-name="ce2">
            <text:p>bomba do porÃ£o nÃ£o liga<text:s/></text:p>
          </table:table-cell>
          <table:table-cell office:value-type="string" table:style-name="ce2">
            <text:p>aciona cantareira no painel e bomba nÃ£o liga / possÃ­vel bomba queimada<text:s/></text:p>
          </table:table-cell>
          <table:table-cell office:value-type="string" table:style-name="ce2">
            <text:p>nÃ£o foi chamado o eletricista????<text:s/></text:p>
          </table:table-cell>
          <table:table-cell office:value-type="string" table:style-name="ce2">
            <text:p>revisado fiaÃ§Ã£o atÃ© a bomba / imenda oxidada refeito imenda /<text:s/></text:p>
          </table:table-cell>
          <table:table-cell office:value-type="float" office:value="1615206028763" table:style-name="ce1">
            <text:p>1,61521E+12</text:p>
          </table:table-cell>
          <table:table-cell table:number-columns-repeated="16369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53" table:style-name="ce1">
            <text:p>53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206110926" table:style-name="ce1">
            <text:p>1,61521E+12</text:p>
          </table:table-cell>
          <table:table-cell office:value-type="float" office:value="1615206110926" table:style-name="ce1">
            <text:p>1,61521E+12</text:p>
          </table:table-cell>
          <table:table-cell table:style-name="ce1"/>
          <table:table-cell office:value-type="string" table:style-name="ce2">
            <text:p>caminhÃ£o 1518 redondo<text:s/></text:p>
          </table:table-cell>
          <table:table-cell office:value-type="string" table:style-name="ce2">
            <text:p>trocar suporte do para choques</text:p>
          </table:table-cell>
          <table:table-cell office:value-type="string" table:style-name="ce2">
            <text:p>feito em oficina especializada<text:s/></text:p>
          </table:table-cell>
          <table:table-cell office:value-type="string" table:style-name="ce2">
            <text:p/>
          </table:table-cell>
          <table:table-cell office:value-type="float" office:value="1615206110926" table:style-name="ce1">
            <text:p>1,61521E+12</text:p>
          </table:table-cell>
          <table:table-cell table:number-columns-repeated="16369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206745417" table:style-name="ce1">
            <text:p>1,61521E+12</text:p>
          </table:table-cell>
          <table:table-cell office:value-type="float" office:value="1615206757105" table:style-name="ce1">
            <text:p>1,61521E+12</text:p>
          </table:table-cell>
          <table:table-cell office:value-type="float" office:value="1615206758393" table:style-name="ce1">
            <text:p>1,61521E+12</text:p>
          </table:table-cell>
          <table:table-cell office:value-type="string" table:style-name="ce2">
            <text:p>bomba do rio<text:s/></text:p>
          </table:table-cell>
          <table:table-cell office:value-type="string" table:style-name="ce2">
            <text:p>limpeza vÃ¡lvula ajuste altura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5206757105" table:style-name="ce1">
            <text:p>1,61521E+12</text:p>
          </table:table-cell>
          <table:table-cell table:number-columns-repeated="16369"/>
        </table:table-row>
        <table:table-row table:style-name="ro1">
          <table:table-cell office:value-type="float" office:value="461" table:style-name="ce1">
            <text:p>46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210209936" table:style-name="ce1">
            <text:p>1,61521E+12</text:p>
          </table:table-cell>
          <table:table-cell office:value-type="float" office:value="1615210222726" table:style-name="ce1">
            <text:p>1,61521E+12</text:p>
          </table:table-cell>
          <table:table-cell office:value-type="float" office:value="1615210224314" table:style-name="ce1">
            <text:p>1,61521E+12</text:p>
          </table:table-cell>
          <table:table-cell office:value-type="string" table:style-name="ce2">
            <text:p>rede ar comprimido<text:s/></text:p>
          </table:table-cell>
          <table:table-cell office:value-type="string" table:style-name="ce2">
            <text:p>purga diÃ¡ria de rede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5210222726" table:style-name="ce1">
            <text:p>1,61521E+12</text:p>
          </table:table-cell>
          <table:table-cell table:number-columns-repeated="16369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220977221" table:style-name="ce1">
            <text:p>1,61522E+12</text:p>
          </table:table-cell>
          <table:table-cell office:value-type="float" office:value="1615220987808" table:style-name="ce1">
            <text:p>1,61522E+12</text:p>
          </table:table-cell>
          <table:table-cell office:value-type="float" office:value="1615406446542" table:style-name="ce1">
            <text:p>1,61541E+12</text:p>
          </table:table-cell>
          <table:table-cell office:value-type="string" table:style-name="ce2">
            <text:p>rede Ã¡gua sanitÃ¡ria<text:s/></text:p>
          </table:table-cell>
          <table:table-cell office:value-type="string" table:style-name="ce2">
            <text:p>vÃ¡lvula da bÃ³ia trancando<text:s/></text:p>
          </table:table-cell>
          <table:table-cell office:value-type="string" table:style-name="ce2">
            <text:p>lubrificado<text:s/></text:p>
          </table:table-cell>
          <table:table-cell office:value-type="string" table:style-name="ce2">
            <text:p/>
          </table:table-cell>
          <table:table-cell office:value-type="float" office:value="1615220987808" table:style-name="ce1">
            <text:p>1,61522E+12</text:p>
          </table:table-cell>
          <table:table-cell table:number-columns-repeated="16369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229073314" table:style-name="ce1">
            <text:p>1,61523E+12</text:p>
          </table:table-cell>
          <table:table-cell office:value-type="float" office:value="1615229117590" table:style-name="ce1">
            <text:p>1,61523E+12</text:p>
          </table:table-cell>
          <table:table-cell office:value-type="float" office:value="1615229118993" table:style-name="ce1">
            <text:p>1,61523E+12</text:p>
          </table:table-cell>
          <table:table-cell office:value-type="string" table:style-name="ce2">
            <text:p>bandeja<text:s/></text:p>
          </table:table-cell>
          <table:table-cell office:value-type="string" table:style-name="ce2">
            <text:p>quebrada<text:s/></text:p>
          </table:table-cell>
          <table:table-cell office:value-type="string" table:style-name="ce2">
            <text:p>solda<text:s/></text:p>
          </table:table-cell>
          <table:table-cell office:value-type="string" table:style-name="ce2">
            <text:p/>
          </table:table-cell>
          <table:table-cell office:value-type="float" office:value="1615229117590" table:style-name="ce1">
            <text:p>1,61523E+12</text:p>
          </table:table-cell>
          <table:table-cell table:number-columns-repeated="16369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294452300" table:style-name="ce1">
            <text:p>1,61529E+12</text:p>
          </table:table-cell>
          <table:table-cell office:value-type="float" office:value="1615294516536" table:style-name="ce1">
            <text:p>1,61529E+12</text:p>
          </table:table-cell>
          <table:table-cell office:value-type="float" office:value="1615299370020" table:style-name="ce1">
            <text:p>1,6153E+12</text:p>
          </table:table-cell>
          <table:table-cell office:value-type="string" table:style-name="ce2">
            <text:p/>
          </table:table-cell>
          <table:table-cell office:value-type="string" table:style-name="ce2">
            <text:p>parte inferior podre<text:s/></text:p>
          </table:table-cell>
          <table:table-cell office:value-type="string" table:style-name="ce2">
            <text:p>trocar perfis e colocar chapas de revestimento novas<text:s/></text:p>
          </table:table-cell>
          <table:table-cell office:value-type="string" table:style-name="ce2">
            <text:p/>
          </table:table-cell>
          <table:table-cell office:value-type="float" office:value="1615294516536" table:style-name="ce1">
            <text:p>1,61529E+12</text:p>
          </table:table-cell>
          <table:table-cell table:number-columns-repeated="16369"/>
        </table:table-row>
        <table:table-row table:style-name="ro1">
          <table:table-cell office:value-type="float" office:value="465" table:style-name="ce1">
            <text:p>465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294606859" table:style-name="ce1">
            <text:p>1,61529E+12</text:p>
          </table:table-cell>
          <table:table-cell office:value-type="float" office:value="1615316134527" table:style-name="ce1">
            <text:p>1,61532E+12</text:p>
          </table:table-cell>
          <table:table-cell office:value-type="float" office:value="1615316135812" table:style-name="ce1">
            <text:p>1,61532E+12</text:p>
          </table:table-cell>
          <table:table-cell office:value-type="string" table:style-name="ce2">
            <text:p>rede cloro / bomba cloro<text:s/></text:p>
          </table:table-cell>
          <table:table-cell office:value-type="string" table:style-name="ce2">
            <text:p>conexÃ£o "T' quebrada vazando<text:s/></text:p>
          </table:table-cell>
          <table:table-cell office:value-type="string" table:style-name="ce2">
            <text:p>trocar<text:s/></text:p>
          </table:table-cell>
          <table:table-cell office:value-type="string" table:style-name="ce2">
            <text:p/>
          </table:table-cell>
          <table:table-cell office:value-type="float" office:value="1615316134527" table:style-name="ce1">
            <text:p>1,61532E+12</text:p>
          </table:table-cell>
          <table:table-cell table:number-columns-repeated="16369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299096592" table:style-name="ce1">
            <text:p>1,6153E+12</text:p>
          </table:table-cell>
          <table:table-cell office:value-type="float" office:value="1615299110385" table:style-name="ce1">
            <text:p>1,6153E+12</text:p>
          </table:table-cell>
          <table:table-cell office:value-type="float" office:value="1615299111638" table:style-name="ce1">
            <text:p>1,6153E+12</text:p>
          </table:table-cell>
          <table:table-cell office:value-type="string" table:style-name="ce2">
            <text:p>porta<text:s/></text:p>
          </table:table-cell>
          <table:table-cell office:value-type="string" table:style-name="ce2">
            <text:p>colocar suporte de cadeado<text:s/></text:p>
          </table:table-cell>
          <table:table-cell office:value-type="string" table:style-name="ce2">
            <text:p>solda no batente e arrebite na porta<text:s/></text:p>
          </table:table-cell>
          <table:table-cell office:value-type="string" table:style-name="ce2">
            <text:p/>
          </table:table-cell>
          <table:table-cell office:value-type="float" office:value="1615299110385" table:style-name="ce1">
            <text:p>1,6153E+12</text:p>
          </table:table-cell>
          <table:table-cell table:number-columns-repeated="16369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299265652" table:style-name="ce1">
            <text:p>1,6153E+12</text:p>
          </table:table-cell>
          <table:table-cell office:value-type="float" office:value="1615299283590" table:style-name="ce1">
            <text:p>1,6153E+12</text:p>
          </table:table-cell>
          <table:table-cell office:value-type="float" office:value="1615299285111" table:style-name="ce1">
            <text:p>1,6153E+12</text:p>
          </table:table-cell>
          <table:table-cell office:value-type="string" table:style-name="ce2">
            <text:p>cadeira plÃ¡stica<text:s/></text:p>
          </table:table-cell>
          <table:table-cell office:value-type="string" table:style-name="ce2">
            <text:p>quebrada<text:s/></text:p>
          </table:table-cell>
          <table:table-cell office:value-type="string" table:style-name="ce2">
            <text:p>arrebitado chapa para unir a parte quebrada<text:s/></text:p>
          </table:table-cell>
          <table:table-cell office:value-type="string" table:style-name="ce2">
            <text:p/>
          </table:table-cell>
          <table:table-cell office:value-type="float" office:value="1615299283590" table:style-name="ce1">
            <text:p>1,6153E+12</text:p>
          </table:table-cell>
          <table:table-cell table:number-columns-repeated="16369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75" table:style-name="ce1">
            <text:p>7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301154124" table:style-name="ce1">
            <text:p>1,6153E+12</text:p>
          </table:table-cell>
          <table:table-cell office:value-type="float" office:value="1615301154124" table:style-name="ce1">
            <text:p>1,6153E+12</text:p>
          </table:table-cell>
          <table:table-cell table:style-name="ce1"/>
          <table:table-cell office:value-type="string" table:style-name="ce2">
            <text:p>elevador de caneco</text:p>
          </table:table-cell>
          <table:table-cell office:value-type="string" table:style-name="ce2">
            <text:p>corrente exposta ao tempo</text:p>
          </table:table-cell>
          <table:table-cell office:value-type="string" table:style-name="ce2">
            <text:p>fabricar protetor de corrente</text:p>
          </table:table-cell>
          <table:table-cell office:value-type="string" table:style-name="ce2">
            <text:p/>
          </table:table-cell>
          <table:table-cell office:value-type="float" office:value="1615301154124" table:style-name="ce1">
            <text:p>1,6153E+12</text:p>
          </table:table-cell>
          <table:table-cell table:number-columns-repeated="16369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301550527" table:style-name="ce1">
            <text:p>1,6153E+12</text:p>
          </table:table-cell>
          <table:table-cell office:value-type="float" office:value="1615301567082" table:style-name="ce1">
            <text:p>1,6153E+12</text:p>
          </table:table-cell>
          <table:table-cell office:value-type="float" office:value="1615555222555" table:style-name="ce1">
            <text:p>1,61556E+12</text:p>
          </table:table-cell>
          <table:table-cell office:value-type="string" table:style-name="ce2">
            <text:p>bomba do amaciante<text:s/>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vazamento no selo/ trocar selo<text:s/></text:p>
          </table:table-cell>
          <table:table-cell office:value-type="string" table:style-name="ce2">
            <text:p/>
          </table:table-cell>
          <table:table-cell office:value-type="float" office:value="1615301567082" table:style-name="ce1">
            <text:p>1,6153E+12</text:p>
          </table:table-cell>
          <table:table-cell table:number-columns-repeated="16369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71" table:style-name="ce1">
            <text:p>7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301940397" table:style-name="ce1">
            <text:p>1,6153E+12</text:p>
          </table:table-cell>
          <table:table-cell office:value-type="float" office:value="1615554971907" table:style-name="ce1">
            <text:p>1,61555E+12</text:p>
          </table:table-cell>
          <table:table-cell office:value-type="float" office:value="1615554973076" table:style-name="ce1">
            <text:p>1,61555E+12</text:p>
          </table:table-cell>
          <table:table-cell office:value-type="string" table:style-name="ce2">
            <text:p>porta pequena<text:s/></text:p>
          </table:table-cell>
          <table:table-cell office:value-type="string" table:style-name="ce2">
            <text:p>chapas soltas / prender<text:s/></text:p>
          </table:table-cell>
          <table:table-cell office:value-type="string" table:style-name="ce2">
            <text:p>parafuso auto brocante<text:s/></text:p>
          </table:table-cell>
          <table:table-cell office:value-type="string" table:style-name="ce2">
            <text:p/>
          </table:table-cell>
          <table:table-cell office:value-type="float" office:value="1615554971907" table:style-name="ce1">
            <text:p>1,61555E+12</text:p>
          </table:table-cell>
          <table:table-cell table:number-columns-repeated="16369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313315922" table:style-name="ce1">
            <text:p>1,61531E+12</text:p>
          </table:table-cell>
          <table:table-cell office:value-type="float" office:value="1615313337637" table:style-name="ce1">
            <text:p>1,61531E+12</text:p>
          </table:table-cell>
          <table:table-cell office:value-type="float" office:value="1615313339024" table:style-name="ce1">
            <text:p>1,61531E+12</text:p>
          </table:table-cell>
          <table:table-cell office:value-type="string" table:style-name="ce2">
            <text:p>fechadeira mÃ¡quina detergente<text:s/></text:p>
          </table:table-cell>
          <table:table-cell office:value-type="string" table:style-name="ce2">
            <text:p>nÃ£o corta / enrosca fita superior<text:s/></text:p>
          </table:table-cell>
          <table:table-cell office:value-type="string" table:style-name="ce2">
            <text:p>ajuste / de pressÃ£o desbobinador<text:s/></text:p>
          </table:table-cell>
          <table:table-cell office:value-type="string" table:style-name="ce2">
            <text:p/>
          </table:table-cell>
          <table:table-cell office:value-type="float" office:value="1615313337637" table:style-name="ce1">
            <text:p>1,61531E+12</text:p>
          </table:table-cell>
          <table:table-cell table:number-columns-repeated="16369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316518387" table:style-name="ce1">
            <text:p>1,61532E+12</text:p>
          </table:table-cell>
          <table:table-cell office:value-type="float" office:value="1615316535734" table:style-name="ce1">
            <text:p>1,61532E+12</text:p>
          </table:table-cell>
          <table:table-cell office:value-type="float" office:value="1615316536953" table:style-name="ce1">
            <text:p>1,61532E+12</text:p>
          </table:table-cell>
          <table:table-cell office:value-type="string" table:style-name="ce2">
            <text:p>tanque de cloro nÃºmero 01</text:p>
          </table:table-cell>
          <table:table-cell office:value-type="string" table:style-name="ce2">
            <text:p>acoplamento saÃ­da rosca espanada<text:s/></text:p>
          </table:table-cell>
          <table:table-cell office:value-type="string" table:style-name="ce2">
            <text:p>fabricar acoplamento novo em PVC<text:s/></text:p>
          </table:table-cell>
          <table:table-cell office:value-type="string" table:style-name="ce2">
            <text:p>instalado<text:s/></text:p>
          </table:table-cell>
          <table:table-cell office:value-type="float" office:value="1615316535734" table:style-name="ce1">
            <text:p>1,61532E+12</text:p>
          </table:table-cell>
          <table:table-cell table:number-columns-repeated="16369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318678983" table:style-name="ce1">
            <text:p>1,61532E+12</text:p>
          </table:table-cell>
          <table:table-cell office:value-type="float" office:value="1615318696523" table:style-name="ce1">
            <text:p>1,61532E+12</text:p>
          </table:table-cell>
          <table:table-cell office:value-type="float" office:value="1615318697760" table:style-name="ce1">
            <text:p>1,61532E+12</text:p>
          </table:table-cell>
          <table:table-cell office:value-type="string" table:style-name="ce2">
            <text:p>tampador<text:s/></text:p>
          </table:table-cell>
          <table:table-cell office:value-type="string" table:style-name="ce2">
            <text:p>regulagem de torque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5318696523" table:style-name="ce1">
            <text:p>1,61532E+12</text:p>
          </table:table-cell>
          <table:table-cell table:number-columns-repeated="16369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375348214" table:style-name="ce1">
            <text:p>1,61538E+12</text:p>
          </table:table-cell>
          <table:table-cell office:value-type="float" office:value="1615375361753" table:style-name="ce1">
            <text:p>1,61538E+12</text:p>
          </table:table-cell>
          <table:table-cell office:value-type="float" office:value="1615405798726" table:style-name="ce1">
            <text:p>1,61541E+12</text:p>
          </table:table-cell>
          <table:table-cell office:value-type="string" table:style-name="ce2">
            <text:p>tampador / acoplador tampa velha<text:s/></text:p>
          </table:table-cell>
          <table:table-cell office:value-type="string" table:style-name="ce2">
            <text:p>espanando rosca / tampa solta / pegando tampa .</text:p>
          </table:table-cell>
          <table:table-cell office:value-type="string" table:style-name="ce2">
            <text:p>colocar mola espulsora / fabricaÃ§Ã£o -usinagen<text:s/></text:p>
          </table:table-cell>
          <table:table-cell office:value-type="string" table:style-name="ce2">
            <text:p/>
          </table:table-cell>
          <table:table-cell office:value-type="float" office:value="1615375361753" table:style-name="ce1">
            <text:p>1,61538E+12</text:p>
          </table:table-cell>
          <table:table-cell table:number-columns-repeated="16369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376154496" table:style-name="ce1">
            <text:p>1,61538E+12</text:p>
          </table:table-cell>
          <table:table-cell office:value-type="float" office:value="1615376173550" table:style-name="ce1">
            <text:p>1,61538E+12</text:p>
          </table:table-cell>
          <table:table-cell office:value-type="float" office:value="1615576293896" table:style-name="ce1">
            <text:p>1,61558E+12</text:p>
          </table:table-cell>
          <table:table-cell office:value-type="string" table:style-name="ce2">
            <text:p>bicos de envase<text:s/></text:p>
          </table:table-cell>
          <table:table-cell office:value-type="string" table:style-name="ce2">
            <text:p>quebrados / 2 bicos<text:s/></text:p>
          </table:table-cell>
          <table:table-cell office:value-type="string" table:style-name="ce2">
            <text:p>gargalos defeituosos / sobra de material internamente / travando o bico na expulsÃ£o .</text:p>
          </table:table-cell>
          <table:table-cell office:value-type="string" table:style-name="ce2">
            <text:p>garantir qualidade mÃ­nima de injeÃ§Ã£o de garrafas .<text:s/></text:p>
          </table:table-cell>
          <table:table-cell office:value-type="float" office:value="1615376173550" table:style-name="ce1">
            <text:p>1,61538E+12</text:p>
          </table:table-cell>
          <table:table-cell table:number-columns-repeated="16369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37" table:style-name="ce1">
            <text:p>3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376864606" table:style-name="ce1">
            <text:p>1,61538E+12</text:p>
          </table:table-cell>
          <table:table-cell office:value-type="float" office:value="1615376877133" table:style-name="ce1">
            <text:p>1,61538E+12</text:p>
          </table:table-cell>
          <table:table-cell office:value-type="float" office:value="1615405718646" table:style-name="ce1">
            <text:p>1,61541E+12</text:p>
          </table:table-cell>
          <table:table-cell office:value-type="string" table:style-name="ce2">
            <text:p>roldana de traÃ§Ã£o do fio<text:s/></text:p>
          </table:table-cell>
          <table:table-cell office:value-type="string" table:style-name="ce2">
            <text:p>variaÃ§Ã£o de ajuste limitado / substituiÃ§Ã£o frequente da borracha<text:s/></text:p>
          </table:table-cell>
          <table:table-cell office:value-type="string" table:style-name="ce2">
            <text:p>aumentar curso de regulagem /<text:s/></text:p>
          </table:table-cell>
          <table:table-cell office:value-type="string" table:style-name="ce2">
            <text:p>expandir rasgo na carcaÃ§a e fazer recorte no braÃ§o guia da roldana / idealizado por Sr. Marino<text:s/></text:p>
          </table:table-cell>
          <table:table-cell office:value-type="float" office:value="1615376877133" table:style-name="ce1">
            <text:p>1,61538E+12</text:p>
          </table:table-cell>
          <table:table-cell table:number-columns-repeated="16369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404181887" table:style-name="ce1">
            <text:p>1,6154E+12</text:p>
          </table:table-cell>
          <table:table-cell office:value-type="float" office:value="1615404198958" table:style-name="ce1">
            <text:p>1,6154E+12</text:p>
          </table:table-cell>
          <table:table-cell office:value-type="float" office:value="1615404200111" table:style-name="ce1">
            <text:p>1,6154E+12</text:p>
          </table:table-cell>
          <table:table-cell office:value-type="string" table:style-name="ce2">
            <text:p>tampador<text:s/></text:p>
          </table:table-cell>
          <table:table-cell office:value-type="string" table:style-name="ce2">
            <text:p>classificador de tampas derrubando tampas</text:p>
          </table:table-cell>
          <table:table-cell office:value-type="string" table:style-name="ce2">
            <text:p>desalinhado / batido com paleteira<text:s/></text:p>
          </table:table-cell>
          <table:table-cell office:value-type="string" table:style-name="ce2">
            <text:p/>
          </table:table-cell>
          <table:table-cell office:value-type="float" office:value="1615404198958" table:style-name="ce1">
            <text:p>1,6154E+12</text:p>
          </table:table-cell>
          <table:table-cell table:number-columns-repeated="16369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464038682" table:style-name="ce1">
            <text:p>1,61546E+12</text:p>
          </table:table-cell>
          <table:table-cell office:value-type="float" office:value="1615464322763" table:style-name="ce1">
            <text:p>1,61546E+12</text:p>
          </table:table-cell>
          <table:table-cell office:value-type="float" office:value="1615823765426" table:style-name="ce1">
            <text:p>1,61582E+12</text:p>
          </table:table-cell>
          <table:table-cell office:value-type="string" table:style-name="ce2">
            <text:p>tanque agitador ELAB 15 desinfetante</text:p>
          </table:table-cell>
          <table:table-cell office:value-type="string" table:style-name="ce2">
            <text:p>tanque alvejante furado sem conserto viÃ¡vel</text:p>
          </table:table-cell>
          <table:table-cell office:value-type="string" table:style-name="ce2">
            <text:p>transferir produtos para outro sistema de elaboraÃ§Ã£o</text:p>
          </table:table-cell>
          <table:table-cell office:value-type="string" table:style-name="ce2">
            <text:p>fazer rede independente para evitar ao mÃ¡ximo o contato de produtos diferentes / instalar bomba exclusiva / orientaÃ§Ã£o para usuÃ¡rios na necessidade expressa da perfeita lavagem entre um produto e outro .</text:p>
          </table:table-cell>
          <table:table-cell office:value-type="float" office:value="1615464322763" table:style-name="ce1">
            <text:p>1,61546E+12</text:p>
          </table:table-cell>
          <table:table-cell table:number-columns-repeated="16369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545112612" table:style-name="ce1">
            <text:p>1,61555E+12</text:p>
          </table:table-cell>
          <table:table-cell office:value-type="float" office:value="1615545155780" table:style-name="ce1">
            <text:p>1,61555E+12</text:p>
          </table:table-cell>
          <table:table-cell office:value-type="float" office:value="1615545157016" table:style-name="ce1">
            <text:p>1,61555E+12</text:p>
          </table:table-cell>
          <table:table-cell office:value-type="string" table:style-name="ce2">
            <text:p>tampador<text:s/></text:p>
          </table:table-cell>
          <table:table-cell office:value-type="string" table:style-name="ce2">
            <text:p>soltando tampa<text:s/></text:p>
          </table:table-cell>
          <table:table-cell office:value-type="string" table:style-name="ce2">
            <text:p>tampas de modelos diferentes misturadas<text:s/></text:p>
          </table:table-cell>
          <table:table-cell office:value-type="string" table:style-name="ce2">
            <text:p/>
          </table:table-cell>
          <table:table-cell office:value-type="float" office:value="1615545155780" table:style-name="ce1">
            <text:p>1,61555E+12</text:p>
          </table:table-cell>
          <table:table-cell table:number-columns-repeated="16369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545289388" table:style-name="ce1">
            <text:p>1,61555E+12</text:p>
          </table:table-cell>
          <table:table-cell office:value-type="float" office:value="1615545300344" table:style-name="ce1">
            <text:p>1,61555E+12</text:p>
          </table:table-cell>
          <table:table-cell office:value-type="float" office:value="1615545301647" table:style-name="ce1">
            <text:p>1,61555E+12</text:p>
          </table:table-cell>
          <table:table-cell office:value-type="string" table:style-name="ce2">
            <text:p>sopro limpeza bicos<text:s/></text:p>
          </table:table-cell>
          <table:table-cell office:value-type="string" table:style-name="ce2">
            <text:p>manqueira pneumÃ¡tica rompida<text:s/></text:p>
          </table:table-cell>
          <table:table-cell office:value-type="string" table:style-name="ce2">
            <text:p>troca de mangueira e conexÃ£o<text:s/></text:p>
          </table:table-cell>
          <table:table-cell office:value-type="string" table:style-name="ce2">
            <text:p/>
          </table:table-cell>
          <table:table-cell office:value-type="float" office:value="1615545300344" table:style-name="ce1">
            <text:p>1,61555E+12</text:p>
          </table:table-cell>
          <table:table-cell table:number-columns-repeated="16369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545438791" table:style-name="ce1">
            <text:p>1,61555E+12</text:p>
          </table:table-cell>
          <table:table-cell office:value-type="float" office:value="1615545456218" table:style-name="ce1">
            <text:p>1,61555E+12</text:p>
          </table:table-cell>
          <table:table-cell office:value-type="float" office:value="1615545457506" table:style-name="ce1">
            <text:p>1,61555E+12</text:p>
          </table:table-cell>
          <table:table-cell office:value-type="string" table:style-name="ce2">
            <text:p>peneira / filtro<text:s/></text:p>
          </table:table-cell>
          <table:table-cell office:value-type="string" table:style-name="ce2">
            <text:p>trocar / entupido<text:s/></text:p>
          </table:table-cell>
          <table:table-cell office:value-type="string" table:style-name="ce2">
            <text:p>trocado redinha<text:s/></text:p>
          </table:table-cell>
          <table:table-cell office:value-type="string" table:style-name="ce2">
            <text:p/>
          </table:table-cell>
          <table:table-cell office:value-type="float" office:value="1615545456218" table:style-name="ce1">
            <text:p>1,61555E+12</text:p>
          </table:table-cell>
          <table:table-cell table:number-columns-repeated="16369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545545924" table:style-name="ce1">
            <text:p>1,61555E+12</text:p>
          </table:table-cell>
          <table:table-cell office:value-type="float" office:value="1615545577407" table:style-name="ce1">
            <text:p>1,61555E+12</text:p>
          </table:table-cell>
          <table:table-cell office:value-type="float" office:value="1615545579044" table:style-name="ce1">
            <text:p>1,61555E+12</text:p>
          </table:table-cell>
          <table:table-cell office:value-type="string" table:style-name="ce2">
            <text:p>tampador<text:s/></text:p>
          </table:table-cell>
          <table:table-cell office:value-type="string" table:style-name="ce2">
            <text:p>troca de modelo de tampa / ajuste<text:s/></text:p>
          </table:table-cell>
          <table:table-cell office:value-type="string" table:style-name="ce2">
            <text:p>ajuste / regulagem<text:s/></text:p>
          </table:table-cell>
          <table:table-cell office:value-type="string" table:style-name="ce2">
            <text:p/>
          </table:table-cell>
          <table:table-cell office:value-type="float" office:value="1615545577407" table:style-name="ce1">
            <text:p>1,61555E+12</text:p>
          </table:table-cell>
          <table:table-cell table:number-columns-repeated="16369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545664785" table:style-name="ce1">
            <text:p>1,61555E+12</text:p>
          </table:table-cell>
          <table:table-cell office:value-type="float" office:value="1615545679430" table:style-name="ce1">
            <text:p>1,61555E+12</text:p>
          </table:table-cell>
          <table:table-cell office:value-type="float" office:value="1615545680617" table:style-name="ce1">
            <text:p>1,61555E+12</text:p>
          </table:table-cell>
          <table:table-cell office:value-type="string" table:style-name="ce2">
            <text:p>rede Ã¡gua sanitÃ¡ria<text:s/></text:p>
          </table:table-cell>
          <table:table-cell office:value-type="string" table:style-name="ce2">
            <text:p>transbordando caixa<text:s/></text:p>
          </table:table-cell>
          <table:table-cell office:value-type="string" table:style-name="ce2">
            <text:p>servo registro travando aberto<text:s/></text:p>
          </table:table-cell>
          <table:table-cell office:value-type="string" table:style-name="ce2">
            <text:p>lubrificado / ideal troca de registro<text:s/></text:p>
          </table:table-cell>
          <table:table-cell office:value-type="float" office:value="1615545679430" table:style-name="ce1">
            <text:p>1,61555E+12</text:p>
          </table:table-cell>
          <table:table-cell table:number-columns-repeated="16369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545782217" table:style-name="ce1">
            <text:p>1,61555E+12</text:p>
          </table:table-cell>
          <table:table-cell office:value-type="float" office:value="1615545797310" table:style-name="ce1">
            <text:p>1,61555E+12</text:p>
          </table:table-cell>
          <table:table-cell office:value-type="float" office:value="1615545798463" table:style-name="ce1">
            <text:p>1,61555E+12</text:p>
          </table:table-cell>
          <table:table-cell office:value-type="string" table:style-name="ce2">
            <text:p>rede Ã¡gua sanitÃ¡ria<text:s/></text:p>
          </table:table-cell>
          <table:table-cell office:value-type="string" table:style-name="ce2">
            <text:p>nÃ£o enche a caixa<text:s/></text:p>
          </table:table-cell>
          <table:table-cell office:value-type="string" table:style-name="ce2">
            <text:p>servo registro travando fechado<text:s/></text:p>
          </table:table-cell>
          <table:table-cell office:value-type="string" table:style-name="ce2">
            <text:p>lubrificado / ideal trocar por novo<text:s/></text:p>
          </table:table-cell>
          <table:table-cell office:value-type="float" office:value="1615545797310" table:style-name="ce1">
            <text:p>1,61555E+12</text:p>
          </table:table-cell>
          <table:table-cell table:number-columns-repeated="16369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545999656" table:style-name="ce1">
            <text:p>1,61555E+12</text:p>
          </table:table-cell>
          <table:table-cell office:value-type="float" office:value="1615546009912" table:style-name="ce1">
            <text:p>1,61555E+12</text:p>
          </table:table-cell>
          <table:table-cell office:value-type="float" office:value="1615546011182" table:style-name="ce1">
            <text:p>1,61555E+12</text:p>
          </table:table-cell>
          <table:table-cell office:value-type="string" table:style-name="ce2">
            <text:p>bomba de retorno<text:s/></text:p>
          </table:table-cell>
          <table:table-cell office:value-type="string" table:style-name="ce2">
            <text:p>nÃ£o desliga<text:s/></text:p>
          </table:table-cell>
          <table:table-cell office:value-type="string" table:style-name="ce2">
            <text:p>Bia com imenda da fiando oxidada (cloro) refeito imenda<text:s/></text:p>
          </table:table-cell>
          <table:table-cell office:value-type="string" table:style-name="ce2">
            <text:p/>
          </table:table-cell>
          <table:table-cell office:value-type="float" office:value="1615546009912" table:style-name="ce1">
            <text:p>1,61555E+12</text:p>
          </table:table-cell>
          <table:table-cell table:number-columns-repeated="16369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546143632" table:style-name="ce1">
            <text:p>1,61555E+12</text:p>
          </table:table-cell>
          <table:table-cell office:value-type="float" office:value="1615546162612" table:style-name="ce1">
            <text:p>1,61555E+12</text:p>
          </table:table-cell>
          <table:table-cell office:value-type="float" office:value="1615546164016" table:style-name="ce1">
            <text:p>1,61555E+12</text:p>
          </table:table-cell>
          <table:table-cell office:value-type="string" table:style-name="ce2">
            <text:p>rede ar comprimido<text:s/></text:p>
          </table:table-cell>
          <table:table-cell office:value-type="string" table:style-name="ce2">
            <text:p>vazamento</text:p>
          </table:table-cell>
          <table:table-cell office:value-type="string" table:style-name="ce2">
            <text:p>troca de seÃ§Ã£o de mangueira e conexÃµes<text:s/></text:p>
          </table:table-cell>
          <table:table-cell office:value-type="string" table:style-name="ce2">
            <text:p>resolvido vazamento maior<text:s/></text:p>
          </table:table-cell>
          <table:table-cell office:value-type="float" office:value="1615546162612" table:style-name="ce1">
            <text:p>1,61555E+12</text:p>
          </table:table-cell>
          <table:table-cell table:number-columns-repeated="16369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546389778" table:style-name="ce1">
            <text:p>1,61555E+12</text:p>
          </table:table-cell>
          <table:table-cell office:value-type="float" office:value="1615546402466" table:style-name="ce1">
            <text:p>1,61555E+12</text:p>
          </table:table-cell>
          <table:table-cell office:value-type="float" office:value="1615546403719" table:style-name="ce1">
            <text:p>1,61555E+12</text:p>
          </table:table-cell>
          <table:table-cell office:value-type="string" table:style-name="ce2">
            <text:p>bomba do elaborador de detergente<text:s/></text:p>
          </table:table-cell>
          <table:table-cell office:value-type="string" table:style-name="ce2">
            <text:p>voltou do conserto / reinstalar<text:s/></text:p>
          </table:table-cell>
          <table:table-cell office:value-type="string" table:style-name="ce2">
            <text:p>trocado conexÃµes e reinstalado<text:s/></text:p>
          </table:table-cell>
          <table:table-cell office:value-type="string" table:style-name="ce2">
            <text:p/>
          </table:table-cell>
          <table:table-cell office:value-type="float" office:value="1615546402466" table:style-name="ce1">
            <text:p>1,61555E+12</text:p>
          </table:table-cell>
          <table:table-cell table:number-columns-repeated="16369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546389778" table:style-name="ce1">
            <text:p>1,61555E+12</text:p>
          </table:table-cell>
          <table:table-cell office:value-type="float" office:value="1615546402466" table:style-name="ce1">
            <text:p>1,61555E+12</text:p>
          </table:table-cell>
          <table:table-cell office:value-type="float" office:value="1615546403719" table:style-name="ce1">
            <text:p>1,61555E+12</text:p>
          </table:table-cell>
          <table:table-cell office:value-type="string" table:style-name="ce2">
            <text:p>bomba do elaborador de detergente<text:s/></text:p>
          </table:table-cell>
          <table:table-cell office:value-type="string" table:style-name="ce2">
            <text:p>voltou do conserto / reinstalar<text:s/></text:p>
          </table:table-cell>
          <table:table-cell office:value-type="string" table:style-name="ce2">
            <text:p>trocado conexÃµes e reinstalado<text:s/></text:p>
          </table:table-cell>
          <table:table-cell office:value-type="string" table:style-name="ce2">
            <text:p/>
          </table:table-cell>
          <table:table-cell office:value-type="float" office:value="1615546402466" table:style-name="ce1">
            <text:p>1,61555E+12</text:p>
          </table:table-cell>
          <table:table-cell table:number-columns-repeated="16369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556461894" table:style-name="ce1">
            <text:p>1,61556E+12</text:p>
          </table:table-cell>
          <table:table-cell office:value-type="float" office:value="1615556507766" table:style-name="ce1">
            <text:p>1,61556E+12</text:p>
          </table:table-cell>
          <table:table-cell office:value-type="float" office:value="1615558599762" table:style-name="ce1">
            <text:p>1,61556E+12</text:p>
          </table:table-cell>
          <table:table-cell office:value-type="string" table:style-name="ce2">
            <text:p>compressor / purgador/filtro<text:s/></text:p>
          </table:table-cell>
          <table:table-cell office:value-type="string" table:style-name="ce2">
            <text:p>correia cantando na partida / nÃ­vel de Ã³leo /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5556507766" table:style-name="ce1">
            <text:p>1,61556E+12</text:p>
          </table:table-cell>
          <table:table-cell table:number-columns-repeated="16369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66" table:style-name="ce1">
            <text:p>6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568638150" table:style-name="ce1">
            <text:p>1,61557E+12</text:p>
          </table:table-cell>
          <table:table-cell office:value-type="float" office:value="1615568651861" table:style-name="ce1">
            <text:p>1,61557E+12</text:p>
          </table:table-cell>
          <table:table-cell office:value-type="float" office:value="1615815023331" table:style-name="ce1">
            <text:p>1,61582E+12</text:p>
          </table:table-cell>
          <table:table-cell office:value-type="string" table:style-name="ce2">
            <text:p>bicos de envase<text:s/>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vedaÃ§Ã£o / nÃ£o temos a correta<text:s/></text:p>
          </table:table-cell>
          <table:table-cell office:value-type="string" table:style-name="ce2">
            <text:p>chegou vedaÃ§Ã£o<text:s/></text:p>
          </table:table-cell>
          <table:table-cell office:value-type="float" office:value="1615568651861" table:style-name="ce1">
            <text:p>1,61557E+12</text:p>
          </table:table-cell>
          <table:table-cell table:number-columns-repeated="16369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574824935" table:style-name="ce1">
            <text:p>1,61557E+12</text:p>
          </table:table-cell>
          <table:table-cell office:value-type="float" office:value="1615574845862" table:style-name="ce1">
            <text:p>1,61557E+12</text:p>
          </table:table-cell>
          <table:table-cell office:value-type="float" office:value="1615814906052" table:style-name="ce1">
            <text:p>1,61581E+12</text:p>
          </table:table-cell>
          <table:table-cell office:value-type="string" table:style-name="ce2">
            <text:p>bomba do filtro da rua<text:s/>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consertado e reinstalado<text:s/></text:p>
          </table:table-cell>
          <table:table-cell office:value-type="string" table:style-name="ce2">
            <text:p/>
          </table:table-cell>
          <table:table-cell office:value-type="float" office:value="1615574845862" table:style-name="ce1">
            <text:p>1,61557E+12</text:p>
          </table:table-cell>
          <table:table-cell table:number-columns-repeated="16369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65" table:style-name="ce1">
            <text:p>6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816678149" table:style-name="ce1">
            <text:p>1,61582E+12</text:p>
          </table:table-cell>
          <table:table-cell office:value-type="float" office:value="1615816699002" table:style-name="ce1">
            <text:p>1,61582E+12</text:p>
          </table:table-cell>
          <table:table-cell table:style-name="ce1"/>
          <table:table-cell office:value-type="string" table:style-name="ce2">
            <text:p>tanque sobrando / sem uso</text:p>
          </table:table-cell>
          <table:table-cell office:value-type="string" table:style-name="ce2">
            <text:p>inspeÃ§Ã£o e tirar medidas</text:p>
          </table:table-cell>
          <table:table-cell office:value-type="string" table:style-name="ce2">
            <text:p>r=85cm. <text:s/>h=160cm <text:s/>V= 3.630 l<text:s/></text:p>
            <text:p>saÃ­da 50 mm lateral<text:s/></text:p>
            <text:p>boca de acesso redonda central 40cm</text:p>
            <text:p>fundo chato / sem rachaduras aparentes</text:p>
          </table:table-cell>
          <table:table-cell office:value-type="string" table:style-name="ce2">
            <text:p/>
          </table:table-cell>
          <table:table-cell office:value-type="float" office:value="1615816699002" table:style-name="ce1">
            <text:p>1,61582E+12</text:p>
          </table:table-cell>
          <table:table-cell table:number-columns-repeated="16369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24" table:style-name="ce1">
            <text:p>24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4" table:style-name="ce1">
            <text:p>24</text:p>
          </table:table-cell>
          <table:table-cell office:value-type="float" office:value="1615826804718" table:style-name="ce1">
            <text:p>1,61583E+12</text:p>
          </table:table-cell>
          <table:table-cell office:value-type="float" office:value="1615826804718" table:style-name="ce1">
            <text:p>1,61583E+12</text:p>
          </table:table-cell>
          <table:table-cell table:style-name="ce1"/>
          <table:table-cell office:value-type="string" table:style-name="ce2">
            <text:p>tanque da base do amaciante</text:p>
          </table:table-cell>
          <table:table-cell office:value-type="string" table:style-name="ce2">
            <text:p>tampas soltas / dobradiÃ§as enferrujadas / quebradas</text:p>
          </table:table-cell>
          <table:table-cell office:value-type="string" table:style-name="ce2">
            <text:p>trocar por dobradiÃ§as de inox 3 peÃ§as</text:p>
          </table:table-cell>
          <table:table-cell office:value-type="string" table:style-name="ce2">
            <text:p/>
          </table:table-cell>
          <table:table-cell office:value-type="float" office:value="1615826804718" table:style-name="ce1">
            <text:p>1,61583E+12</text:p>
          </table:table-cell>
          <table:table-cell table:number-columns-repeated="16369"/>
        </table:table-row>
        <table:table-row table:style-name="ro1">
          <table:table-cell office:value-type="float" office:value="494" table:style-name="ce1">
            <text:p>494</text:p>
          </table:table-cell>
          <table:table-cell office:value-type="float" office:value="76" table:style-name="ce1">
            <text:p>7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992510009" table:style-name="ce1">
            <text:p>1,61599E+12</text:p>
          </table:table-cell>
          <table:table-cell office:value-type="float" office:value="1615992544376" table:style-name="ce1">
            <text:p>1,61599E+12</text:p>
          </table:table-cell>
          <table:table-cell office:value-type="float" office:value="1616417825344" table:style-name="ce1">
            <text:p>1,61642E+12</text:p>
          </table:table-cell>
          <table:table-cell office:value-type="string" table:style-name="ce2">
            <text:p>telhado do silo<text:s/></text:p>
          </table:table-cell>
          <table:table-cell office:value-type="string" table:style-name="ce2">
            <text:p>furado / goteiras<text:s/></text:p>
          </table:table-cell>
          <table:table-cell office:value-type="string" table:style-name="ce2">
            <text:p>tampar furos / tirar dois respiros e tampar furos/ com chapas arrebitado<text:s/></text:p>
          </table:table-cell>
          <table:table-cell office:value-type="string" table:style-name="ce2">
            <text:p/>
          </table:table-cell>
          <table:table-cell office:value-type="float" office:value="1615992544376" table:style-name="ce1">
            <text:p>1,61599E+12</text:p>
          </table:table-cell>
          <table:table-cell table:number-columns-repeated="16369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992664698" table:style-name="ce1">
            <text:p>1,61599E+12</text:p>
          </table:table-cell>
          <table:table-cell office:value-type="float" office:value="1615992676140" table:style-name="ce1">
            <text:p>1,61599E+12</text:p>
          </table:table-cell>
          <table:table-cell office:value-type="float" office:value="1615992677294" table:style-name="ce1">
            <text:p>1,61599E+12</text:p>
          </table:table-cell>
          <table:table-cell office:value-type="string" table:style-name="ce2">
            <text:p>rede pneumÃ¡tica<text:s/></text:p>
          </table:table-cell>
          <table:table-cell office:value-type="string" table:style-name="ce2">
            <text:p>vazamentos<text:s/></text:p>
          </table:table-cell>
          <table:table-cell office:value-type="string" table:style-name="ce2">
            <text:p>troca de seÃ§Ã£o de mangueira 6mm e imenda pneumÃ¡tica<text:s/></text:p>
          </table:table-cell>
          <table:table-cell office:value-type="string" table:style-name="ce2">
            <text:p/>
          </table:table-cell>
          <table:table-cell office:value-type="float" office:value="1615992676140" table:style-name="ce1">
            <text:p>1,61599E+12</text:p>
          </table:table-cell>
          <table:table-cell table:number-columns-repeated="16369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992819739" table:style-name="ce1">
            <text:p>1,61599E+12</text:p>
          </table:table-cell>
          <table:table-cell office:value-type="float" office:value="1615992835860" table:style-name="ce1">
            <text:p>1,61599E+12</text:p>
          </table:table-cell>
          <table:table-cell office:value-type="float" office:value="1615992837229" table:style-name="ce1">
            <text:p>1,61599E+12</text:p>
          </table:table-cell>
          <table:table-cell office:value-type="string" table:style-name="ce2">
            <text:p>rede dos produtos<text:s/></text:p>
          </table:table-cell>
          <table:table-cell office:value-type="string" table:style-name="ce2">
            <text:p>vazamento registro<text:s/></text:p>
          </table:table-cell>
          <table:table-cell office:value-type="string" table:style-name="ce2">
            <text:p>troca de vedaÃ§Ã£o dos registro<text:s/></text:p>
          </table:table-cell>
          <table:table-cell office:value-type="string" table:style-name="ce2">
            <text:p/>
          </table:table-cell>
          <table:table-cell office:value-type="float" office:value="1615992835860" table:style-name="ce1">
            <text:p>1,61599E+12</text:p>
          </table:table-cell>
          <table:table-cell table:number-columns-repeated="16369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992920332" table:style-name="ce1">
            <text:p>1,61599E+12</text:p>
          </table:table-cell>
          <table:table-cell office:value-type="float" office:value="1615992933772" table:style-name="ce1">
            <text:p>1,61599E+12</text:p>
          </table:table-cell>
          <table:table-cell office:value-type="float" office:value="1615992934908" table:style-name="ce1">
            <text:p>1,61599E+12</text:p>
          </table:table-cell>
          <table:table-cell office:value-type="string" table:style-name="ce2">
            <text:p>tanque nÃºmero Ã¡gua sanitÃ¡ria n.2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troca de vedaÃ§Ã£o bocal de acoplamento e troca de registro 60 mm<text:s/></text:p>
          </table:table-cell>
          <table:table-cell office:value-type="string" table:style-name="ce2">
            <text:p/>
          </table:table-cell>
          <table:table-cell office:value-type="float" office:value="1615992933772" table:style-name="ce1">
            <text:p>1,61599E+12</text:p>
          </table:table-cell>
          <table:table-cell table:number-columns-repeated="16369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993050617" table:style-name="ce1">
            <text:p>1,61599E+12</text:p>
          </table:table-cell>
          <table:table-cell office:value-type="float" office:value="1615993068260" table:style-name="ce1">
            <text:p>1,61599E+12</text:p>
          </table:table-cell>
          <table:table-cell office:value-type="float" office:value="1615993069479" table:style-name="ce1">
            <text:p>1,61599E+12</text:p>
          </table:table-cell>
          <table:table-cell office:value-type="string" table:style-name="ce2">
            <text:p>compressor e rede<text:s/></text:p>
          </table:table-cell>
          <table:table-cell office:value-type="string" table:style-name="ce2">
            <text:p>Ã¡gua na rede<text:s/></text:p>
          </table:table-cell>
          <table:table-cell office:value-type="string" table:style-name="ce2">
            <text:p>inspeÃ§Ã£o e purga do compressor e rede<text:s/></text:p>
          </table:table-cell>
          <table:table-cell office:value-type="string" table:style-name="ce2">
            <text:p/>
          </table:table-cell>
          <table:table-cell office:value-type="float" office:value="1615993068260" table:style-name="ce1">
            <text:p>1,61599E+12</text:p>
          </table:table-cell>
          <table:table-cell table:number-columns-repeated="16369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6153422929" table:style-name="ce1">
            <text:p>1,61615E+12</text:p>
          </table:table-cell>
          <table:table-cell office:value-type="float" office:value="1616153451467" table:style-name="ce1">
            <text:p>1,61615E+12</text:p>
          </table:table-cell>
          <table:table-cell office:value-type="float" office:value="1616153452636" table:style-name="ce1">
            <text:p>1,61615E+12</text:p>
          </table:table-cell>
          <table:table-cell office:value-type="string" table:style-name="ce2">
            <text:p>tanque Ã¡gua sanitÃ¡ria n.3</text:p>
          </table:table-cell>
          <table:table-cell office:value-type="string" table:style-name="ce2">
            <text:p>vazamento registro<text:s/></text:p>
          </table:table-cell>
          <table:table-cell office:value-type="string" table:style-name="ce2">
            <text:p>encurtar tubo trocar oring do flange<text:s/></text:p>
          </table:table-cell>
          <table:table-cell office:value-type="string" table:style-name="ce2">
            <text:p>colado com silicone / colocado abraÃ§adeira / trocado carcaÃ§a do registro trincada<text:s/></text:p>
          </table:table-cell>
          <table:table-cell office:value-type="float" office:value="1616153451467" table:style-name="ce1">
            <text:p>1,61615E+12</text:p>
          </table:table-cell>
          <table:table-cell table:number-columns-repeated="1636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6153584174" table:style-name="ce1">
            <text:p>1,61615E+12</text:p>
          </table:table-cell>
          <table:table-cell office:value-type="float" office:value="1616153596415" table:style-name="ce1">
            <text:p>1,61615E+12</text:p>
          </table:table-cell>
          <table:table-cell office:value-type="float" office:value="1616418107698" table:style-name="ce1">
            <text:p>1,61642E+12</text:p>
          </table:table-cell>
          <table:table-cell office:value-type="string" table:style-name="ce2">
            <text:p>servo registro travando<text:s/></text:p>
          </table:table-cell>
          <table:table-cell office:value-type="string" table:style-name="ce2">
            <text:p>troca de registro<text:s/></text:p>
          </table:table-cell>
          <table:table-cell office:value-type="string" table:style-name="ce2">
            <text:p>lubrificado<text:s/></text:p>
          </table:table-cell>
          <table:table-cell office:value-type="string" table:style-name="ce2">
            <text:p/>
          </table:table-cell>
          <table:table-cell office:value-type="float" office:value="1616153596415" table:style-name="ce1">
            <text:p>1,61615E+12</text:p>
          </table:table-cell>
          <table:table-cell table:number-columns-repeated="16369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66" table:style-name="ce1">
            <text:p>6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6161170480" table:style-name="ce1">
            <text:p>1,61616E+12</text:p>
          </table:table-cell>
          <table:table-cell office:value-type="float" office:value="1616161190589" table:style-name="ce1">
            <text:p>1,61616E+12</text:p>
          </table:table-cell>
          <table:table-cell office:value-type="float" office:value="1616161191959" table:style-name="ce1">
            <text:p>1,61616E+12</text:p>
          </table:table-cell>
          <table:table-cell office:value-type="string" table:style-name="ce2">
            <text:p>alvejante 5 litros<text:s/></text:p>
          </table:table-cell>
          <table:table-cell office:value-type="string" table:style-name="ce2">
            <text:p>plataforma trancando<text:s/></text:p>
          </table:table-cell>
          <table:table-cell office:value-type="string" table:style-name="ce2">
            <text:p>lubrificado guias e haste de cilindro / hidratado vedaÃ§Ã£o dos bicos<text:s/></text:p>
          </table:table-cell>
          <table:table-cell office:value-type="string" table:style-name="ce2">
            <text:p/>
          </table:table-cell>
          <table:table-cell office:value-type="float" office:value="1616161190589" table:style-name="ce1">
            <text:p>1,61616E+12</text:p>
          </table:table-cell>
          <table:table-cell table:number-columns-repeated="16369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77" table:style-name="ce1">
            <text:p>77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6164696495" table:style-name="ce1">
            <text:p>1,61616E+12</text:p>
          </table:table-cell>
          <table:table-cell office:value-type="float" office:value="1616164843838" table:style-name="ce1">
            <text:p>1,61616E+12</text:p>
          </table:table-cell>
          <table:table-cell office:value-type="float" office:value="1616164857442" table:style-name="ce1">
            <text:p>1,61616E+12</text:p>
          </table:table-cell>
          <table:table-cell office:value-type="string" table:style-name="ce2">
            <text:p>rede parafina trancada / saturada<text:s/></text:p>
          </table:table-cell>
          <table:table-cell office:value-type="string" table:style-name="ce2">
            <text:p>deixado registro da parafina aberto/ rede congelada</text:p>
          </table:table-cell>
          <table:table-cell office:value-type="string" table:style-name="ce2">
            <text:p>aquecer com maÃ§arico<text:s/></text:p>
          </table:table-cell>
          <table:table-cell office:value-type="string" table:style-name="ce2">
            <text:p/>
          </table:table-cell>
          <table:table-cell office:value-type="float" office:value="1616164843838" table:style-name="ce1">
            <text:p>1,61616E+12</text:p>
          </table:table-cell>
          <table:table-cell table:number-columns-repeated="16369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78" table:style-name="ce1">
            <text:p>7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04421101396" table:style-name="ce1">
            <text:p>1,60442E+12</text:p>
          </table:table-cell>
          <table:table-cell office:value-type="float" office:value="1604421115365" table:style-name="ce1">
            <text:p>1,60442E+12</text:p>
          </table:table-cell>
          <table:table-cell table:style-name="ce1"/>
          <table:table-cell office:value-type="string" table:style-name="ce2">
            <text:p>retorno de vapor</text:p>
          </table:table-cell>
          <table:table-cell office:value-type="string" table:style-name="ce2">
            <text:p>tubo quebrado vazamentos</text:p>
          </table:table-cell>
          <table:table-cell office:value-type="string" table:style-name="ce2">
            <text:p>troca de conexÃµes e tubo</text:p>
          </table:table-cell>
          <table:table-cell office:value-type="string" table:style-name="ce2">
            <text:p>anexo lista de materiais</text:p>
          </table:table-cell>
          <table:table-cell office:value-type="float" office:value="1604421115365" table:style-name="ce1">
            <text:p>1,60442E+12</text:p>
          </table:table-cell>
          <table:table-cell table:number-columns-repeated="16369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616172746893" table:style-name="ce1">
            <text:p>1,61617E+12</text:p>
          </table:table-cell>
          <table:table-cell office:value-type="float" office:value="1616172761335" table:style-name="ce1">
            <text:p>1,61617E+12</text:p>
          </table:table-cell>
          <table:table-cell table:style-name="ce1"/>
          <table:table-cell office:value-type="string" table:style-name="ce2">
            <text:p>rede ar comprimido limpeza de gargalo</text:p>
          </table:table-cell>
          <table:table-cell office:value-type="string" table:style-name="ce2">
            <text:p>vazamento</text:p>
          </table:table-cell>
          <table:table-cell office:value-type="string" table:style-name="ce2">
            <text:p>troca de trecho de mangueira 6mm e conexÃµes</text:p>
          </table:table-cell>
          <table:table-cell office:value-type="string" table:style-name="ce2">
            <text:p/>
          </table:table-cell>
          <table:table-cell office:value-type="float" office:value="1616172761335" table:style-name="ce1">
            <text:p>1,61617E+12</text:p>
          </table:table-cell>
          <table:table-cell table:number-columns-repeated="16369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6176359727" table:style-name="ce1">
            <text:p>1,61618E+12</text:p>
          </table:table-cell>
          <table:table-cell office:value-type="float" office:value="1616176376861" table:style-name="ce1">
            <text:p>1,61618E+12</text:p>
          </table:table-cell>
          <table:table-cell office:value-type="float" office:value="1616176377996" table:style-name="ce1">
            <text:p>1,61618E+12</text:p>
          </table:table-cell>
          <table:table-cell office:value-type="string" table:style-name="ce2">
            <text:p>navalha de corte Ã¡gua 2litros<text:s/></text:p>
          </table:table-cell>
          <table:table-cell office:value-type="string" table:style-name="ce2">
            <text:p>nÃ£o corta fita<text:s/></text:p>
          </table:table-cell>
          <table:table-cell office:value-type="string" table:style-name="ce2">
            <text:p>nÃ£o tem navalha reserva afiada<text:s/></text:p>
          </table:table-cell>
          <table:table-cell office:value-type="string" table:style-name="ce2">
            <text:p>nÃ£o tem navalha reserva afiada confirme combinado a muito tempo<text:s/></text:p>
          </table:table-cell>
          <table:table-cell office:value-type="float" office:value="1616176376861" table:style-name="ce1">
            <text:p>1,61618E+12</text:p>
          </table:table-cell>
          <table:table-cell table:number-columns-repeated="16369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6418848825" table:style-name="ce1">
            <text:p>1,61642E+12</text:p>
          </table:table-cell>
          <table:table-cell office:value-type="float" office:value="1616418857528" table:style-name="ce1">
            <text:p>1,61642E+12</text:p>
          </table:table-cell>
          <table:table-cell office:value-type="float" office:value="1616418858798" table:style-name="ce1">
            <text:p>1,61642E+12</text:p>
          </table:table-cell>
          <table:table-cell office:value-type="string" table:style-name="ce2">
            <text:p>navalha de corte fita<text:s/></text:p>
          </table:table-cell>
          <table:table-cell office:value-type="string" table:style-name="ce2">
            <text:p>nÃ£o corta<text:s/></text:p>
          </table:table-cell>
          <table:table-cell office:value-type="string" table:style-name="ce2">
            <text:p>fabricado navalha com lÃ¢mina de serra fita e lima 3 quinas ( nÃ£o tem navalha afiada reserva )<text:s/></text:p>
          </table:table-cell>
          <table:table-cell office:value-type="string" table:style-name="ce2">
            <text:p>pedido antigo de estoque mÃ­nimo de navalhas afiadas ( produÃ§Ã£o parada por 1 hora )<text:s/></text:p>
          </table:table-cell>
          <table:table-cell office:value-type="float" office:value="1616418857528" table:style-name="ce1">
            <text:p>1,61642E+12</text:p>
          </table:table-cell>
          <table:table-cell table:number-columns-repeated="16369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6419027571" table:style-name="ce1">
            <text:p>1,61642E+12</text:p>
          </table:table-cell>
          <table:table-cell office:value-type="float" office:value="1616419039168" table:style-name="ce1">
            <text:p>1,61642E+12</text:p>
          </table:table-cell>
          <table:table-cell office:value-type="float" office:value="1616419040338" table:style-name="ce1">
            <text:p>1,61642E+12</text:p>
          </table:table-cell>
          <table:table-cell office:value-type="string" table:style-name="ce2">
            <text:p>boia tanque de serviÃ§o<text:s/></text:p>
          </table:table-cell>
          <table:table-cell office:value-type="string" table:style-name="ce2">
            <text:p>transbordando<text:s/></text:p>
          </table:table-cell>
          <table:table-cell office:value-type="string" table:style-name="ce2">
            <text:p>boia solta / prendido com fita de nylon<text:s/></text:p>
          </table:table-cell>
          <table:table-cell office:value-type="string" table:style-name="ce2">
            <text:p/>
          </table:table-cell>
          <table:table-cell office:value-type="float" office:value="1616419039168" table:style-name="ce1">
            <text:p>1,61642E+12</text:p>
          </table:table-cell>
          <table:table-cell table:number-columns-repeated="16369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6435784655" table:style-name="ce1">
            <text:p>1,61644E+12</text:p>
          </table:table-cell>
          <table:table-cell office:value-type="float" office:value="1616435796427" table:style-name="ce1">
            <text:p>1,61644E+12</text:p>
          </table:table-cell>
          <table:table-cell office:value-type="float" office:value="1616435797683" table:style-name="ce1">
            <text:p>1,61644E+12</text:p>
          </table:table-cell>
          <table:table-cell office:value-type="string" table:style-name="ce2">
            <text:p>esteira de transporte<text:s/></text:p>
          </table:table-cell>
          <table:table-cell office:value-type="string" table:style-name="ce2">
            <text:p>tropessando<text:s/></text:p>
          </table:table-cell>
          <table:table-cell office:value-type="string" table:style-name="ce2">
            <text:p>esticar<text:s/></text:p>
          </table:table-cell>
          <table:table-cell office:value-type="string" table:style-name="ce2">
            <text:p/>
          </table:table-cell>
          <table:table-cell office:value-type="float" office:value="1616435796427" table:style-name="ce1">
            <text:p>1,61644E+12</text:p>
          </table:table-cell>
          <table:table-cell table:number-columns-repeated="16369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27" table:style-name="ce1">
            <text:p>27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7" table:style-name="ce1">
            <text:p>17</text:p>
          </table:table-cell>
          <table:table-cell office:value-type="float" office:value="1616439870519" table:style-name="ce1">
            <text:p>1,61644E+12</text:p>
          </table:table-cell>
          <table:table-cell office:value-type="float" office:value="1616439870519" table:style-name="ce1">
            <text:p>1,61644E+12</text:p>
          </table:table-cell>
          <table:table-cell table:style-name="ce1"/>
          <table:table-cell office:value-type="string" table:style-name="ce2">
            <text:p>captaÃ§Ã£o Ã¡gua do rio para tanque de serviÃ§o</text:p>
          </table:table-cell>
          <table:table-cell office:value-type="string" table:style-name="ce2">
            <text:p>entrada de ar / cano rÃ­gido / rompe com o golpe da vÃ¡lvula de ponta</text:p>
          </table:table-cell>
          <table:table-cell office:value-type="string" table:style-name="ce2">
            <text:p>trocar tubos rÃ­gidos para mangueira</text:p>
          </table:table-cell>
          <table:table-cell office:value-type="string" table:style-name="ce2">
            <text:p/>
          </table:table-cell>
          <table:table-cell office:value-type="float" office:value="1616439870519" table:style-name="ce1">
            <text:p>1,61644E+12</text:p>
          </table:table-cell>
          <table:table-cell table:number-columns-repeated="16369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6592592592" table:style-name="ce1">
            <text:p>1,61659E+12</text:p>
          </table:table-cell>
          <table:table-cell office:value-type="float" office:value="1616592635549" table:style-name="ce1">
            <text:p>1,61659E+12</text:p>
          </table:table-cell>
          <table:table-cell office:value-type="float" office:value="1616592636919" table:style-name="ce1">
            <text:p>1,61659E+12</text:p>
          </table:table-cell>
          <table:table-cell office:value-type="string" table:style-name="ce2">
            <text:p>tampador<text:s/></text:p>
          </table:table-cell>
          <table:table-cell office:value-type="string" table:style-name="ce2">
            <text:p>lubrificar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6592635549" table:style-name="ce1">
            <text:p>1,61659E+12</text:p>
          </table:table-cell>
          <table:table-cell table:number-columns-repeated="16369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6592836213" table:style-name="ce1">
            <text:p>1,61659E+12</text:p>
          </table:table-cell>
          <table:table-cell office:value-type="float" office:value="1616592848617" table:style-name="ce1">
            <text:p>1,61659E+12</text:p>
          </table:table-cell>
          <table:table-cell office:value-type="float" office:value="1616592849853" table:style-name="ce1">
            <text:p>1,61659E+12</text:p>
          </table:table-cell>
          <table:table-cell office:value-type="string" table:style-name="ce2">
            <text:p>rede ar comprimido</text:p>
          </table:table-cell>
          <table:table-cell office:value-type="string" table:style-name="ce2">
            <text:p>purga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6592848617" table:style-name="ce1">
            <text:p>1,61659E+12</text:p>
          </table:table-cell>
          <table:table-cell table:number-columns-repeated="16369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6" table:style-name="ce1">
            <text:p>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6592946860" table:style-name="ce1">
            <text:p>1,61659E+12</text:p>
          </table:table-cell>
          <table:table-cell office:value-type="float" office:value="1616592957299" table:style-name="ce1">
            <text:p>1,61659E+12</text:p>
          </table:table-cell>
          <table:table-cell office:value-type="float" office:value="1616592958670" table:style-name="ce1">
            <text:p>1,61659E+12</text:p>
          </table:table-cell>
          <table:table-cell office:value-type="string" table:style-name="ce2">
            <text:p>envasadora e linha<text:s/></text:p>
          </table:table-cell>
          <table:table-cell office:value-type="string" table:style-name="ce2">
            <text:p>lubrificar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6592957299" table:style-name="ce1">
            <text:p>1,61659E+12</text:p>
          </table:table-cell>
          <table:table-cell table:number-columns-repeated="16369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6599891244" table:style-name="ce1">
            <text:p>1,6166E+12</text:p>
          </table:table-cell>
          <table:table-cell office:value-type="float" office:value="1616599915327" table:style-name="ce1">
            <text:p>1,6166E+12</text:p>
          </table:table-cell>
          <table:table-cell office:value-type="float" office:value="1616599916580" table:style-name="ce1">
            <text:p>1,6166E+12</text:p>
          </table:table-cell>
          <table:table-cell office:value-type="string" table:style-name="ce2">
            <text:p>rede glicerinado<text:s/></text:p>
          </table:table-cell>
          <table:table-cell office:value-type="string" table:style-name="ce2">
            <text:p>vazamento registro<text:s/></text:p>
          </table:table-cell>
          <table:table-cell office:value-type="string" table:style-name="ce2">
            <text:p>troca<text:s/></text:p>
          </table:table-cell>
          <table:table-cell office:value-type="string" table:style-name="ce2">
            <text:p/>
          </table:table-cell>
          <table:table-cell office:value-type="float" office:value="1616599915327" table:style-name="ce1">
            <text:p>1,6166E+12</text:p>
          </table:table-cell>
          <table:table-cell table:number-columns-repeated="16369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6599972408" table:style-name="ce1">
            <text:p>1,6166E+12</text:p>
          </table:table-cell>
          <table:table-cell office:value-type="float" office:value="1616599986289" table:style-name="ce1">
            <text:p>1,6166E+12</text:p>
          </table:table-cell>
          <table:table-cell office:value-type="float" office:value="1616599987409" table:style-name="ce1">
            <text:p>1,6166E+12</text:p>
          </table:table-cell>
          <table:table-cell office:value-type="string" table:style-name="ce2">
            <text:p>tampador<text:s/></text:p>
          </table:table-cell>
          <table:table-cell office:value-type="string" table:style-name="ce2">
            <text:p>ajuste sincronia e guia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6599986289" table:style-name="ce1">
            <text:p>1,6166E+12</text:p>
          </table:table-cell>
          <table:table-cell table:number-columns-repeated="16369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6600115983" table:style-name="ce1">
            <text:p>1,6166E+12</text:p>
          </table:table-cell>
          <table:table-cell office:value-type="float" office:value="1616600155164" table:style-name="ce1">
            <text:p>1,6166E+12</text:p>
          </table:table-cell>
          <table:table-cell office:value-type="float" office:value="1616600156575" table:style-name="ce1">
            <text:p>1,6166E+12</text:p>
          </table:table-cell>
          <table:table-cell office:value-type="string" table:style-name="ce2">
            <text:p>cÃ´moda de madeira<text:s/></text:p>
          </table:table-cell>
          <table:table-cell office:value-type="string" table:style-name="ce2">
            <text:p>portes soltas<text:s/></text:p>
          </table:table-cell>
          <table:table-cell office:value-type="string" table:style-name="ce2">
            <text:p>colar<text:s/></text:p>
          </table:table-cell>
          <table:table-cell office:value-type="string" table:style-name="ce2">
            <text:p/>
          </table:table-cell>
          <table:table-cell office:value-type="float" office:value="1616600155164" table:style-name="ce1">
            <text:p>1,6166E+12</text:p>
          </table:table-cell>
          <table:table-cell table:number-columns-repeated="16369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01" table:style-name="ce1">
            <text:p>101</text:p>
          </table:table-cell>
          <table:table-cell office:value-type="float" office:value="1616600355933" table:style-name="ce1">
            <text:p>1,6166E+12</text:p>
          </table:table-cell>
          <table:table-cell office:value-type="float" office:value="1616600355933" table:style-name="ce1">
            <text:p>1,6166E+12</text:p>
          </table:table-cell>
          <table:table-cell office:value-type="float" office:value="1616686533030" table:style-name="ce1">
            <text:p>1,61669E+12</text:p>
          </table:table-cell>
          <table:table-cell office:value-type="string" table:style-name="ce2">
            <text:p>rede "todos"</text:p>
          </table:table-cell>
          <table:table-cell office:value-type="string" table:style-name="ce2">
            <text:p>vazamento registro</text:p>
          </table:table-cell>
          <table:table-cell office:value-type="string" table:style-name="ce2">
            <text:p>troca de registro 32mm</text:p>
          </table:table-cell>
          <table:table-cell office:value-type="string" table:style-name="ce2">
            <text:p/>
          </table:table-cell>
          <table:table-cell office:value-type="float" office:value="1616600355933" table:style-name="ce1">
            <text:p>1,6166E+12</text:p>
          </table:table-cell>
          <table:table-cell table:number-columns-repeated="16369"/>
        </table:table-row>
        <table:table-row table:style-name="ro1">
          <table:table-cell office:value-type="float" office:value="517" table:style-name="ce1">
            <text:p>517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6600514992" table:style-name="ce1">
            <text:p>1,6166E+12</text:p>
          </table:table-cell>
          <table:table-cell office:value-type="float" office:value="1616600536890" table:style-name="ce1">
            <text:p>1,6166E+12</text:p>
          </table:table-cell>
          <table:table-cell office:value-type="float" office:value="1616778546641" table:style-name="ce1">
            <text:p>1,61678E+12</text:p>
          </table:table-cell>
          <table:table-cell office:value-type="string" table:style-name="ce2">
            <text:p>armarinho de ferramentas<text:s/></text:p>
          </table:table-cell>
          <table:table-cell office:value-type="string" table:style-name="ce2">
            <text:p>pintura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6600536890" table:style-name="ce1">
            <text:p>1,6166E+12</text:p>
          </table:table-cell>
          <table:table-cell table:number-columns-repeated="16369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6610310708" table:style-name="ce1">
            <text:p>1,61661E+12</text:p>
          </table:table-cell>
          <table:table-cell office:value-type="float" office:value="1616610323485" table:style-name="ce1">
            <text:p>1,61661E+12</text:p>
          </table:table-cell>
          <table:table-cell office:value-type="float" office:value="1616610324772" table:style-name="ce1">
            <text:p>1,61661E+12</text:p>
          </table:table-cell>
          <table:table-cell office:value-type="string" table:style-name="ce2">
            <text:p>vÃ¡lvula pneumÃ¡tica abastecimento<text:s/></text:p>
          </table:table-cell>
          <table:table-cell office:value-type="string" table:style-name="ce2">
            <text:p>travando / transbordando<text:s/></text:p>
          </table:table-cell>
          <table:table-cell office:value-type="string" table:style-name="ce2">
            <text:p>defeito nÃ£o encontrado / acompanhado por 00:30 horas 16 aberturas e fechamento sem problemas<text:s/></text:p>
          </table:table-cell>
          <table:table-cell office:value-type="string" table:style-name="ce2">
            <text:p/>
          </table:table-cell>
          <table:table-cell office:value-type="float" office:value="1616610323485" table:style-name="ce1">
            <text:p>1,61661E+12</text:p>
          </table:table-cell>
          <table:table-cell table:number-columns-repeated="16369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79" table:style-name="ce1">
            <text:p>7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6764482907" table:style-name="ce1">
            <text:p>1,61676E+12</text:p>
          </table:table-cell>
          <table:table-cell office:value-type="float" office:value="1616764556035" table:style-name="ce1">
            <text:p>1,61676E+12</text:p>
          </table:table-cell>
          <table:table-cell office:value-type="float" office:value="1616764557305" table:style-name="ce1">
            <text:p>1,61676E+12</text:p>
          </table:table-cell>
          <table:table-cell office:value-type="string" table:style-name="ce2">
            <text:p>porta de ferro saÃ­da para bomba do rio<text:s/></text:p>
          </table:table-cell>
          <table:table-cell office:value-type="string" table:style-name="ce2">
            <text:p>dobradiÃ§a quebrada / porta podre<text:s/></text:p>
          </table:table-cell>
          <table:table-cell office:value-type="string" table:style-name="ce2">
            <text:p>troca de dobradiÃ§a<text:s/></text:p>
          </table:table-cell>
          <table:table-cell office:value-type="string" table:style-name="ce2">
            <text:p/>
          </table:table-cell>
          <table:table-cell office:value-type="float" office:value="1616764556035" table:style-name="ce1">
            <text:p>1,61676E+12</text:p>
          </table:table-cell>
          <table:table-cell table:number-columns-repeated="16369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691096323" table:style-name="ce1">
            <text:p>1,61469E+12</text:p>
          </table:table-cell>
          <table:table-cell office:value-type="float" office:value="1616678290674" table:style-name="ce1">
            <text:p>1,61668E+12</text:p>
          </table:table-cell>
          <table:table-cell office:value-type="float" office:value="1616764700935" table:style-name="ce1">
            <text:p>1,61676E+12</text:p>
          </table:table-cell>
          <table:table-cell office:value-type="string" table:style-name="ce2">
            <text:p>sistema elÃ©trico fechamento vÃ¡lvula pneumÃ¡tica<text:s/></text:p>
          </table:table-cell>
          <table:table-cell office:value-type="string" table:style-name="ce2">
            <text:p>fiaÃ§Ã£o oxidada / mal contato / transbordamento<text:s/></text:p>
          </table:table-cell>
          <table:table-cell office:value-type="string" table:style-name="ce2">
            <text:p>trocado cabo de comando da bÃ³ia / lubrificado vÃ¡lvula solenÃ³ide / colocado chave " jamp" de bÃ³ia. ( fechamento manual a vÃ¡lvula )<text:s/></text:p>
          </table:table-cell>
          <table:table-cell office:value-type="string" table:style-name="ce2">
            <text:p/>
          </table:table-cell>
          <table:table-cell office:value-type="float" office:value="1616678290674" table:style-name="ce1">
            <text:p>1,61668E+12</text:p>
          </table:table-cell>
          <table:table-cell table:number-columns-repeated="16369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80" table:style-name="ce1">
            <text:p>8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4787522487" table:style-name="ce1">
            <text:p>1,61479E+12</text:p>
          </table:table-cell>
          <table:table-cell office:value-type="float" office:value="1614787522487" table:style-name="ce1">
            <text:p>1,61479E+12</text:p>
          </table:table-cell>
          <table:table-cell table:style-name="ce1"/>
          <table:table-cell office:value-type="string" table:style-name="ce2">
            <text:p>ralos sem tampa setor Ã¡gua sanitÃ¡ria</text:p>
          </table:table-cell>
          <table:table-cell office:value-type="string" table:style-name="ce2">
            <text:p>feito 8 tampas falta 8</text:p>
          </table:table-cell>
          <table:table-cell office:value-type="string" table:style-name="ce2">
            <text:p>comprar chapa corrugada 2,5mm ( 12x12 cm) tubo galvanizado 90 mm 2 metros para fabricaÃ§Ã£o de novas tampas</text:p>
          </table:table-cell>
          <table:table-cell office:value-type="string" table:style-name="ce2">
            <text:p/>
          </table:table-cell>
          <table:table-cell office:value-type="float" office:value="1614787522487" table:style-name="ce1">
            <text:p>1,61479E+12</text:p>
          </table:table-cell>
          <table:table-cell table:number-columns-repeated="16369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81" table:style-name="ce1">
            <text:p>8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7042814011" table:style-name="ce1">
            <text:p>1,61704E+12</text:p>
          </table:table-cell>
          <table:table-cell office:value-type="float" office:value="1617042907035" table:style-name="ce1">
            <text:p>1,61704E+12</text:p>
          </table:table-cell>
          <table:table-cell office:value-type="float" office:value="1617042908388" table:style-name="ce1">
            <text:p>1,61704E+12</text:p>
          </table:table-cell>
          <table:table-cell office:value-type="string" table:style-name="ce2">
            <text:p>acoplamento caminhÃ£o / rede<text:s/></text:p>
          </table:table-cell>
          <table:table-cell office:value-type="string" table:style-name="ce2">
            <text:p>vazamento / facilitar ligaÃ§Ã£o</text:p>
          </table:table-cell>
          <table:table-cell office:value-type="string" table:style-name="ce2">
            <text:p>fabricado acoplador de inox / engate removÃ­vel e cambeavel</text:p>
          </table:table-cell>
          <table:table-cell office:value-type="string" table:style-name="ce2">
            <text:p/>
          </table:table-cell>
          <table:table-cell office:value-type="float" office:value="1617042907035" table:style-name="ce1">
            <text:p>1,61704E+12</text:p>
          </table:table-cell>
          <table:table-cell table:number-columns-repeated="16369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75" table:style-name="ce1">
            <text:p>75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617219712522" table:style-name="ce1">
            <text:p>1,61722E+12</text:p>
          </table:table-cell>
          <table:table-cell office:value-type="float" office:value="1617219712522" table:style-name="ce1">
            <text:p>1,61722E+12</text:p>
          </table:table-cell>
          <table:table-cell office:value-type="float" office:value="1617377153047" table:style-name="ce1">
            <text:p>1,61738E+12</text:p>
          </table:table-cell>
          <table:table-cell office:value-type="string" table:style-name="ce2">
            <text:p>elevador de caneco</text:p>
          </table:table-cell>
          <table:table-cell office:value-type="string" table:style-name="ce2">
            <text:p>chapa furada vazamento</text:p>
          </table:table-cell>
          <table:table-cell office:value-type="string" table:style-name="ce2">
            <text:p>janela aberta por terceiro para manutenÃ§Ã£o do eixo do elevador</text:p>
          </table:table-cell>
          <table:table-cell office:value-type="string" table:style-name="ce2">
            <text:p>soldado novamente a abertura correto seria fazer janela mÃ³vel / prÃ³xima manutenÃ§Ã£o tem que cortar estrutura novamente</text:p>
          </table:table-cell>
          <table:table-cell office:value-type="float" office:value="1617219712522" table:style-name="ce1">
            <text:p>1,61722E+12</text:p>
          </table:table-cell>
          <table:table-cell table:number-columns-repeated="16369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29" table:style-name="ce1">
            <text:p>2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7219817228" table:style-name="ce1">
            <text:p>1,61722E+12</text:p>
          </table:table-cell>
          <table:table-cell office:value-type="float" office:value="1617219831330" table:style-name="ce1">
            <text:p>1,61722E+12</text:p>
          </table:table-cell>
          <table:table-cell office:value-type="float" office:value="1617219832532" table:style-name="ce1">
            <text:p>1,61722E+12</text:p>
          </table:table-cell>
          <table:table-cell office:value-type="string" table:style-name="ce2">
            <text:p>armadilha tipo tÃºnel<text:s/></text:p>
          </table:table-cell>
          <table:table-cell office:value-type="string" table:style-name="ce2">
            <text:p>terminar com grade superior e terminar sistema de trava e disparo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7219831330" table:style-name="ce1">
            <text:p>1,61722E+12</text:p>
          </table:table-cell>
          <table:table-cell table:number-columns-repeated="16369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7219958778" table:style-name="ce1">
            <text:p>1,61722E+12</text:p>
          </table:table-cell>
          <table:table-cell office:value-type="float" office:value="1617219969939" table:style-name="ce1">
            <text:p>1,61722E+12</text:p>
          </table:table-cell>
          <table:table-cell office:value-type="float" office:value="1617219971042" table:style-name="ce1">
            <text:p>1,61722E+12</text:p>
          </table:table-cell>
          <table:table-cell office:value-type="string" table:style-name="ce2">
            <text:p>rede ar comprimido<text:s/></text:p>
          </table:table-cell>
          <table:table-cell office:value-type="string" table:style-name="ce2">
            <text:p>vazamentos<text:s/></text:p>
          </table:table-cell>
          <table:table-cell office:value-type="string" table:style-name="ce2">
            <text:p>trocado mangueiras e conexÃµes acionamento rÃ©gua divisora<text:s/></text:p>
          </table:table-cell>
          <table:table-cell office:value-type="string" table:style-name="ce2">
            <text:p/>
          </table:table-cell>
          <table:table-cell office:value-type="float" office:value="1617219969939" table:style-name="ce1">
            <text:p>1,61722E+12</text:p>
          </table:table-cell>
          <table:table-cell table:number-columns-repeated="16369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78" table:style-name="ce1">
            <text:p>7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7220087858" table:style-name="ce1">
            <text:p>1,61722E+12</text:p>
          </table:table-cell>
          <table:table-cell office:value-type="float" office:value="1617220111545" table:style-name="ce1">
            <text:p>1,61722E+12</text:p>
          </table:table-cell>
          <table:table-cell office:value-type="float" office:value="1617220112764" table:style-name="ce1">
            <text:p>1,61722E+12</text:p>
          </table:table-cell>
          <table:table-cell office:value-type="string" table:style-name="ce2">
            <text:p>tacho vela colorida<text:s/></text:p>
          </table:table-cell>
          <table:table-cell office:value-type="string" table:style-name="ce2">
            <text:p>troca de dois registros 1.1/2" saÃ­da e um registro de pressÃ£o 1.1".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7220111545" table:style-name="ce1">
            <text:p>1,61722E+12</text:p>
          </table:table-cell>
          <table:table-cell table:number-columns-repeated="16369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617220228515" table:style-name="ce1">
            <text:p>1,61722E+12</text:p>
          </table:table-cell>
          <table:table-cell office:value-type="float" office:value="1617220242224" table:style-name="ce1">
            <text:p>1,61722E+12</text:p>
          </table:table-cell>
          <table:table-cell table:style-name="ce1"/>
          <table:table-cell office:value-type="string" table:style-name="ce2">
            <text:p>sensores contador de garrafas</text:p>
          </table:table-cell>
          <table:table-cell office:value-type="string" table:style-name="ce2">
            <text:p>fabricar suportes de sensor e espelhos ( dois pares )</text:p>
          </table:table-cell>
          <table:table-cell office:value-type="string" table:style-name="ce2">
            <text:p>suporte de sensores instalados falta adquirir os espelhos</text:p>
          </table:table-cell>
          <table:table-cell office:value-type="string" table:style-name="ce2">
            <text:p>falta comprar os espelhos</text:p>
          </table:table-cell>
          <table:table-cell office:value-type="float" office:value="1617220242224" table:style-name="ce1">
            <text:p>1,61722E+12</text:p>
          </table:table-cell>
          <table:table-cell table:number-columns-repeated="16369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82" table:style-name="ce1">
            <text:p>8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7220347472" table:style-name="ce1">
            <text:p>1,61722E+12</text:p>
          </table:table-cell>
          <table:table-cell office:value-type="float" office:value="1617220365316" table:style-name="ce1">
            <text:p>1,61722E+12</text:p>
          </table:table-cell>
          <table:table-cell office:value-type="float" office:value="1617220366586" table:style-name="ce1">
            <text:p>1,61722E+12</text:p>
          </table:table-cell>
          <table:table-cell office:value-type="string" table:style-name="ce2">
            <text:p>mangueira de saÃ­da<text:s/></text:p>
          </table:table-cell>
          <table:table-cell office:value-type="string" table:style-name="ce2">
            <text:p>ponta PVC quebrada corta<text:s/></text:p>
          </table:table-cell>
          <table:table-cell office:value-type="string" table:style-name="ce2">
            <text:p>troca<text:s/></text:p>
          </table:table-cell>
          <table:table-cell office:value-type="string" table:style-name="ce2">
            <text:p/>
          </table:table-cell>
          <table:table-cell office:value-type="float" office:value="1617220365316" table:style-name="ce1">
            <text:p>1,61722E+12</text:p>
          </table:table-cell>
          <table:table-cell table:number-columns-repeated="16369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7220513774" table:style-name="ce1">
            <text:p>1,61722E+12</text:p>
          </table:table-cell>
          <table:table-cell office:value-type="float" office:value="1617220527474" table:style-name="ce1">
            <text:p>1,61722E+12</text:p>
          </table:table-cell>
          <table:table-cell office:value-type="float" office:value="1617220528777" table:style-name="ce1">
            <text:p>1,61722E+12</text:p>
          </table:table-cell>
          <table:table-cell office:value-type="string" table:style-name="ce2">
            <text:p>rede ar comprimido<text:s/></text:p>
          </table:table-cell>
          <table:table-cell office:value-type="string" table:style-name="ce2">
            <text:p>purga de rede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7220527474" table:style-name="ce1">
            <text:p>1,61722E+12</text:p>
          </table:table-cell>
          <table:table-cell table:number-columns-repeated="16369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7279804585" table:style-name="ce1">
            <text:p>1,61728E+12</text:p>
          </table:table-cell>
          <table:table-cell office:value-type="float" office:value="1617279825885" table:style-name="ce1">
            <text:p>1,61728E+12</text:p>
          </table:table-cell>
          <table:table-cell office:value-type="float" office:value="1617279827468" table:style-name="ce1">
            <text:p>1,61728E+12</text:p>
          </table:table-cell>
          <table:table-cell office:value-type="string" table:style-name="ce2">
            <text:p>fechadeira de caixa Ã¡gua 5 litros<text:s/></text:p>
          </table:table-cell>
          <table:table-cell office:value-type="string" table:style-name="ce2">
            <text:p>nÃ£o corta fita inferior<text:s/></text:p>
          </table:table-cell>
          <table:table-cell office:value-type="string" table:style-name="ce2">
            <text:p>navalha<text:s/></text:p>
          </table:table-cell>
          <table:table-cell office:value-type="string" table:style-name="ce2">
            <text:p/>
          </table:table-cell>
          <table:table-cell office:value-type="float" office:value="1617279825885" table:style-name="ce1">
            <text:p>1,61728E+12</text:p>
          </table:table-cell>
          <table:table-cell table:number-columns-repeated="16369"/>
        </table:table-row>
        <table:table-row table:style-name="ro1">
          <table:table-cell office:value-type="float" office:value="531" table:style-name="ce1">
            <text:p>531</text:p>
          </table:table-cell>
          <table:table-cell office:value-type="float" office:value="42" table:style-name="ce1">
            <text:p>4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7985590982" table:style-name="ce1">
            <text:p>1,61799E+12</text:p>
          </table:table-cell>
          <table:table-cell office:value-type="float" office:value="1617985610132" table:style-name="ce1">
            <text:p>1,61799E+12</text:p>
          </table:table-cell>
          <table:table-cell office:value-type="float" office:value="1617985611736" table:style-name="ce1">
            <text:p>1,61799E+12</text:p>
          </table:table-cell>
          <table:table-cell office:value-type="string" table:style-name="ce2">
            <text:p>tanque parafina cemitÃ©rio</text:p>
          </table:table-cell>
          <table:table-cell office:value-type="string" table:style-name="ce2">
            <text:p>registro guilhotina 3" eixo alavanca quebrado<text:s/></text:p>
          </table:table-cell>
          <table:table-cell office:value-type="string" table:style-name="ce2">
            <text:p>trocar eixo ( reaproveitar de outro registro de mesmo modelo<text:s/></text:p>
          </table:table-cell>
          <table:table-cell office:value-type="string" table:style-name="ce2">
            <text:p/>
          </table:table-cell>
          <table:table-cell office:value-type="float" office:value="1617985610132" table:style-name="ce1">
            <text:p>1,61799E+12</text:p>
          </table:table-cell>
          <table:table-cell table:number-columns-repeated="16369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31" table:style-name="ce1">
            <text:p>31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8222016119" table:style-name="ce1">
            <text:p>1,61822E+12</text:p>
          </table:table-cell>
          <table:table-cell office:value-type="float" office:value="1618222066875" table:style-name="ce1">
            <text:p>1,61822E+12</text:p>
          </table:table-cell>
          <table:table-cell office:value-type="float" office:value="1618222068063" table:style-name="ce1">
            <text:p>1,61822E+12</text:p>
          </table:table-cell>
          <table:table-cell office:value-type="string" table:style-name="ce2">
            <text:p>bomba do rio<text:s/></text:p>
          </table:table-cell>
          <table:table-cell office:value-type="string" table:style-name="ce2">
            <text:p>limpeza de vÃ¡lvula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8222066875" table:style-name="ce1">
            <text:p>1,61822E+12</text:p>
          </table:table-cell>
          <table:table-cell table:number-columns-repeated="16369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8322827584" table:style-name="ce1">
            <text:p>1,61832E+12</text:p>
          </table:table-cell>
          <table:table-cell office:value-type="float" office:value="1618322843391" table:style-name="ce1">
            <text:p>1,61832E+12</text:p>
          </table:table-cell>
          <table:table-cell office:value-type="float" office:value="1618322844560" table:style-name="ce1">
            <text:p>1,61832E+12</text:p>
          </table:table-cell>
          <table:table-cell office:value-type="string" table:style-name="ce2">
            <text:p>bico<text:s/></text:p>
          </table:table-cell>
          <table:table-cell office:value-type="string" table:style-name="ce2">
            <text:p>ponta quebrada<text:s/></text:p>
          </table:table-cell>
          <table:table-cell office:value-type="string" table:style-name="ce2">
            <text:p>substituÃ­do<text:s/></text:p>
          </table:table-cell>
          <table:table-cell office:value-type="string" table:style-name="ce2">
            <text:p/>
          </table:table-cell>
          <table:table-cell office:value-type="float" office:value="1618322843391" table:style-name="ce1">
            <text:p>1,61832E+12</text:p>
          </table:table-cell>
          <table:table-cell table:number-columns-repeated="16369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8322943280" table:style-name="ce1">
            <text:p>1,61832E+12</text:p>
          </table:table-cell>
          <table:table-cell office:value-type="float" office:value="1618322958982" table:style-name="ce1">
            <text:p>1,61832E+12</text:p>
          </table:table-cell>
          <table:table-cell office:value-type="float" office:value="1618322960184" table:style-name="ce1">
            <text:p>1,61832E+12</text:p>
          </table:table-cell>
          <table:table-cell office:value-type="string" table:style-name="ce2">
            <text:p>fechadeira Ã¡gua 5 litros<text:s/></text:p>
          </table:table-cell>
          <table:table-cell office:value-type="string" table:style-name="ce2">
            <text:p>ajustar guias laterais / fita fora de posiÃ§Ã£o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8322958982" table:style-name="ce1">
            <text:p>1,61832E+12</text:p>
          </table:table-cell>
          <table:table-cell table:number-columns-repeated="16369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8323049037" table:style-name="ce1">
            <text:p>1,61832E+12</text:p>
          </table:table-cell>
          <table:table-cell office:value-type="float" office:value="1618323063945" table:style-name="ce1">
            <text:p>1,61832E+12</text:p>
          </table:table-cell>
          <table:table-cell office:value-type="float" office:value="1618323065065" table:style-name="ce1">
            <text:p>1,61832E+12</text:p>
          </table:table-cell>
          <table:table-cell office:value-type="string" table:style-name="ce2">
            <text:p>bicos<text:s/></text:p>
          </table:table-cell>
          <table:table-cell office:value-type="string" table:style-name="ce2">
            <text:p>um bico ponta quebrada / um com base quebrada / um troca de vedaÃ§Ã£o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8323063945" table:style-name="ce1">
            <text:p>1,61832E+12</text:p>
          </table:table-cell>
          <table:table-cell table:number-columns-repeated="16369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8481462832" table:style-name="ce1">
            <text:p>1,61848E+12</text:p>
          </table:table-cell>
          <table:table-cell office:value-type="float" office:value="1618481480692" table:style-name="ce1">
            <text:p>1,61848E+12</text:p>
          </table:table-cell>
          <table:table-cell office:value-type="float" office:value="1618481482046" table:style-name="ce1">
            <text:p>1,61848E+12</text:p>
          </table:table-cell>
          <table:table-cell office:value-type="string" table:style-name="ce2">
            <text:p>compressor e rede</text:p>
          </table:table-cell>
          <table:table-cell office:value-type="string" table:style-name="ce2">
            <text:p>purga e revisÃ£o<text:s/>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18481480692" table:style-name="ce1">
            <text:p>1,61848E+12</text:p>
          </table:table-cell>
          <table:table-cell table:number-columns-repeated="16369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8840760607" table:style-name="ce1">
            <text:p>1,61884E+12</text:p>
          </table:table-cell>
          <table:table-cell office:value-type="float" office:value="1618840770776" table:style-name="ce1">
            <text:p>1,61884E+12</text:p>
          </table:table-cell>
          <table:table-cell office:value-type="float" office:value="1618840772079" table:style-name="ce1">
            <text:p>1,61884E+12</text:p>
          </table:table-cell>
          <table:table-cell office:value-type="string" table:style-name="ce2">
            <text:p>bico envase<text:s/></text:p>
          </table:table-cell>
          <table:table-cell office:value-type="string" table:style-name="ce2">
            <text:p>vazamento<text:s/></text:p>
          </table:table-cell>
          <table:table-cell office:value-type="string" table:style-name="ce2">
            <text:p>troca de vedaÃ§Ã£o<text:s/></text:p>
          </table:table-cell>
          <table:table-cell office:value-type="string" table:style-name="ce2">
            <text:p/>
          </table:table-cell>
          <table:table-cell office:value-type="float" office:value="1618840770776" table:style-name="ce1">
            <text:p>1,61884E+12</text:p>
          </table:table-cell>
          <table:table-cell table:number-columns-repeated="16369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8840836484" table:style-name="ce1">
            <text:p>1,61884E+12</text:p>
          </table:table-cell>
          <table:table-cell office:value-type="float" office:value="1618840851896" table:style-name="ce1">
            <text:p>1,61884E+12</text:p>
          </table:table-cell>
          <table:table-cell office:value-type="float" office:value="1618840853166" table:style-name="ce1">
            <text:p>1,61884E+12</text:p>
          </table:table-cell>
          <table:table-cell office:value-type="string" table:style-name="ce2">
            <text:p>redutor extrusora<text:s/></text:p>
          </table:table-cell>
          <table:table-cell office:value-type="string" table:style-name="ce2">
            <text:p>rangindo<text:s/></text:p>
          </table:table-cell>
          <table:table-cell office:value-type="string" table:style-name="ce2">
            <text:p>troca de redutor<text:s/></text:p>
          </table:table-cell>
          <table:table-cell office:value-type="string" table:style-name="ce2">
            <text:p/>
          </table:table-cell>
          <table:table-cell office:value-type="float" office:value="1618840851896" table:style-name="ce1">
            <text:p>1,61884E+12</text:p>
          </table:table-cell>
          <table:table-cell table:number-columns-repeated="16369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8840935591" table:style-name="ce1">
            <text:p>1,61884E+12</text:p>
          </table:table-cell>
          <table:table-cell office:value-type="float" office:value="1618840959151" table:style-name="ce1">
            <text:p>1,61884E+12</text:p>
          </table:table-cell>
          <table:table-cell office:value-type="float" office:value="1618840960436" table:style-name="ce1">
            <text:p>1,61884E+12</text:p>
          </table:table-cell>
          <table:table-cell office:value-type="string" table:style-name="ce2">
            <text:p>tanque de serviÃ§o<text:s/></text:p>
          </table:table-cell>
          <table:table-cell office:value-type="string" table:style-name="ce2">
            <text:p>transbordando<text:s/></text:p>
          </table:table-cell>
          <table:table-cell office:value-type="string" table:style-name="ce2">
            <text:p>limpar contatos ( novamente )<text:s/></text:p>
          </table:table-cell>
          <table:table-cell office:value-type="string" table:style-name="ce2">
            <text:p/>
          </table:table-cell>
          <table:table-cell office:value-type="float" office:value="1618840959151" table:style-name="ce1">
            <text:p>1,61884E+12</text:p>
          </table:table-cell>
          <table:table-cell table:number-columns-repeated="16369"/>
        </table:table-row>
        <table:table-row table:style-name="ro1">
          <table:table-cell office:value-type="float" office:value="540" table:style-name="ce1">
            <text:p>540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8841034936" table:style-name="ce1">
            <text:p>1,61884E+12</text:p>
          </table:table-cell>
          <table:table-cell office:value-type="float" office:value="1618841045316" table:style-name="ce1">
            <text:p>1,61884E+12</text:p>
          </table:table-cell>
          <table:table-cell office:value-type="float" office:value="1618841046453" table:style-name="ce1">
            <text:p>1,61884E+12</text:p>
          </table:table-cell>
          <table:table-cell office:value-type="string" table:style-name="ce2">
            <text:p>bicos<text:s/></text:p>
          </table:table-cell>
          <table:table-cell office:value-type="string" table:style-name="ce2">
            <text:p>quebrado<text:s/></text:p>
          </table:table-cell>
          <table:table-cell office:value-type="string" table:style-name="ce2">
            <text:p>remanejado de outra mÃ¡quina ( falta peÃ§as )<text:s/></text:p>
          </table:table-cell>
          <table:table-cell office:value-type="string" table:style-name="ce2">
            <text:p/>
          </table:table-cell>
          <table:table-cell office:value-type="float" office:value="1618841045316" table:style-name="ce1">
            <text:p>1,61884E+12</text:p>
          </table:table-cell>
          <table:table-cell table:number-columns-repeated="16369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8841159500" table:style-name="ce1">
            <text:p>1,61884E+12</text:p>
          </table:table-cell>
          <table:table-cell office:value-type="float" office:value="1618841169621" table:style-name="ce1">
            <text:p>1,61884E+12</text:p>
          </table:table-cell>
          <table:table-cell office:value-type="float" office:value="1618841170923" table:style-name="ce1">
            <text:p>1,61884E+12</text:p>
          </table:table-cell>
          <table:table-cell office:value-type="string" table:style-name="ce2">
            <text:p>correia transportadora tropessando<text:s/></text:p>
          </table:table-cell>
          <table:table-cell office:value-type="string" table:style-name="ce2">
            <text:p>esticar ( esticador rosca espanada )<text:s/></text:p>
          </table:table-cell>
          <table:table-cell office:value-type="string" table:style-name="ce2">
            <text:p>batidas com a caixa de depÃ³sito de garrafas pelo operador ao transferir de mÃ¡quina<text:s/></text:p>
          </table:table-cell>
          <table:table-cell office:value-type="string" table:style-name="ce2">
            <text:p/>
          </table:table-cell>
          <table:table-cell office:value-type="float" office:value="1618841169621" table:style-name="ce1">
            <text:p>1,61884E+12</text:p>
          </table:table-cell>
          <table:table-cell table:number-columns-repeated="16369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30" table:style-name="ce1">
            <text:p>3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8843027890" table:style-name="ce1">
            <text:p>1,61884E+12</text:p>
          </table:table-cell>
          <table:table-cell office:value-type="float" office:value="1618843041869" table:style-name="ce1">
            <text:p>1,61884E+12</text:p>
          </table:table-cell>
          <table:table-cell office:value-type="float" office:value="1618843043558" table:style-name="ce1">
            <text:p>1,61884E+12</text:p>
          </table:table-cell>
          <table:table-cell office:value-type="string" table:style-name="ce2">
            <text:p>boia<text:s/></text:p>
          </table:table-cell>
          <table:table-cell office:value-type="string" table:style-name="ce2">
            <text:p>transbordando<text:s/></text:p>
          </table:table-cell>
          <table:table-cell office:value-type="string" table:style-name="ce2">
            <text:p>ajustado flutuador para nÃ­vel mais baixo<text:s/></text:p>
          </table:table-cell>
          <table:table-cell office:value-type="string" table:style-name="ce2">
            <text:p/>
          </table:table-cell>
          <table:table-cell office:value-type="float" office:value="1618843041869" table:style-name="ce1">
            <text:p>1,61884E+12</text:p>
          </table:table-cell>
          <table:table-cell table:number-columns-repeated="16369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83" table:style-name="ce1">
            <text:p>83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618915360620" table:style-name="ce1">
            <text:p>1,61892E+12</text:p>
          </table:table-cell>
          <table:table-cell office:value-type="float" office:value="1618915389465" table:style-name="ce1">
            <text:p>1,61892E+12</text:p>
          </table:table-cell>
          <table:table-cell office:value-type="float" office:value="1618915390685" table:style-name="ce1">
            <text:p>1,61892E+12</text:p>
          </table:table-cell>
          <table:table-cell office:value-type="string" table:style-name="ce2">
            <text:p>tanque nÃºmero 4</text:p>
          </table:table-cell>
          <table:table-cell office:value-type="string" table:style-name="ce2">
            <text:p>vazamento registro</text:p>
          </table:table-cell>
          <table:table-cell office:value-type="string" table:style-name="ce2">
            <text:p>acoplador de tecnil com rosca ruim / compensado com veda rosca e abraÃ§adeira / fabricar novo em PVC</text:p>
          </table:table-cell>
          <table:table-cell office:value-type="string" table:style-name="ce2">
            <text:p>fabricado novo e instalado</text:p>
          </table:table-cell>
          <table:table-cell office:value-type="float" office:value="1618915389465" table:style-name="ce1">
            <text:p>1,61892E+12</text:p>
          </table:table-cell>
          <table:table-cell table:number-columns-repeated="16369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620750543502" table:style-name="ce1">
            <text:p>1,62075E+12</text:p>
          </table:table-cell>
          <table:table-cell office:value-type="float" office:value="1620750413547" table:style-name="ce1">
            <text:p>1,62075E+12</text:p>
          </table:table-cell>
          <table:table-cell office:value-type="float" office:value="1620916568292" table:style-name="ce1">
            <text:p>1,62092E+12</text:p>
          </table:table-cell>
          <table:table-cell office:value-type="string" table:style-name="ce2">
            <text:p>mesa acumuladora</text:p>
          </table:table-cell>
          <table:table-cell office:value-type="string" table:style-name="ce2">
            <text:p>pintura de estrutura</text:p>
          </table:table-cell>
          <table:table-cell office:value-type="string" table:style-name="ce2">
            <text:p>aplicar convertedor/ tinta/ resina</text:p>
          </table:table-cell>
          <table:table-cell office:value-type="string" table:style-name="ce2">
            <text:p>resina reagiu com a tinta / refazer com resina Durakene</text:p>
          </table:table-cell>
          <table:table-cell office:value-type="float" office:value="1620750624960" table:style-name="ce1">
            <text:p>1,62075E+12</text:p>
          </table:table-cell>
          <table:table-cell table:number-columns-repeated="16369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620913504636" table:style-name="ce1">
            <text:p>1,62091E+12</text:p>
          </table:table-cell>
          <table:table-cell office:value-type="float" office:value="1620913475010" table:style-name="ce1">
            <text:p>1,62091E+12</text:p>
          </table:table-cell>
          <table:table-cell office:value-type="float" office:value="1620913508186" table:style-name="ce1">
            <text:p>1,62091E+12</text:p>
          </table:table-cell>
          <table:table-cell office:value-type="string" table:style-name="ce2">
            <text:p>comoressor</text:p>
          </table:table-cell>
          <table:table-cell office:value-type="string" table:style-name="ce2">
            <text:p>purga / revisÃ£o /completar Ã³leo / limpeza / esticar correias / verificar vazamentos.</text:p>
          </table:table-cell>
          <table:table-cell office:value-type="string" table:style-name="ce2">
            <text:p>compressor revisado <text:s/>/ funcionamento satisfatÃ³rio</text:p>
          </table:table-cell>
          <table:table-cell office:value-type="string" table:style-name="ce2">
            <text:p>obs: automatizar sistema de purga e secagem do ar.</text:p>
          </table:table-cell>
          <table:table-cell office:value-type="float" office:value="1620913866254" table:style-name="ce1">
            <text:p>1,62091E+12</text:p>
          </table:table-cell>
          <table:table-cell table:number-columns-repeated="16369"/>
        </table:table-row>
        <table:table-row table:style-name="ro1">
          <table:table-cell office:value-type="float" office:value="546" table:style-name="ce1">
            <text:p>54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620915886625" table:style-name="ce1">
            <text:p>1,62092E+12</text:p>
          </table:table-cell>
          <table:table-cell office:value-type="float" office:value="1620915860311" table:style-name="ce1">
            <text:p>1,62092E+12</text:p>
          </table:table-cell>
          <table:table-cell office:value-type="float" office:value="1620915892702" table:style-name="ce1">
            <text:p>1,62092E+12</text:p>
          </table:table-cell>
          <table:table-cell office:value-type="string" table:style-name="ce2">
            <text:p>tampador</text:p>
          </table:table-cell>
          <table:table-cell office:value-type="string" table:style-name="ce2">
            <text:p>cabeÃ§a nÃºmero 3 soltando tampa</text:p>
          </table:table-cell>
          <table:table-cell office:value-type="string" table:style-name="ce2">
            <text:p>regulagem</text:p>
          </table:table-cell>
          <table:table-cell office:value-type="string" table:style-name="ce2">
            <text:p>os ajustes de torque variam conforme vasilhame e tampas</text:p>
          </table:table-cell>
          <table:table-cell office:value-type="float" office:value="1620915997891" table:style-name="ce1">
            <text:p>1,62092E+12</text:p>
          </table:table-cell>
          <table:table-cell table:number-columns-repeated="16369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19" table:style-name="ce1">
            <text:p>19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620929522067" table:style-name="ce1">
            <text:p>1,62093E+12</text:p>
          </table:table-cell>
          <table:table-cell office:value-type="float" office:value="1620929485476" table:style-name="ce1">
            <text:p>1,62093E+12</text:p>
          </table:table-cell>
          <table:table-cell office:value-type="float" office:value="1620929525568" table:style-name="ce1">
            <text:p>1,62093E+12</text:p>
          </table:table-cell>
          <table:table-cell office:value-type="string" table:style-name="ce2">
            <text:p>micro da guia divisora de garrafas</text:p>
          </table:table-cell>
          <table:table-cell office:value-type="string" table:style-name="ce2">
            <text:p>fora de posiÃ§Ã£o</text:p>
          </table:table-cell>
          <table:table-cell office:value-type="string" table:style-name="ce2">
            <text:p>ajustado</text:p>
          </table:table-cell>
          <table:table-cell office:value-type="string" table:style-name="ce2">
            <text:p/>
          </table:table-cell>
          <table:table-cell office:value-type="float" office:value="1620929593480" table:style-name="ce1">
            <text:p>1,62093E+12</text:p>
          </table:table-cell>
          <table:table-cell table:number-columns-repeated="16369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36" table:style-name="ce1">
            <text:p>36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21262084961" table:style-name="ce1">
            <text:p>1,62126E+12</text:p>
          </table:table-cell>
          <table:table-cell office:value-type="float" office:value="1621262052409" table:style-name="ce1">
            <text:p>1,62126E+12</text:p>
          </table:table-cell>
          <table:table-cell office:value-type="float" office:value="1621262088390" table:style-name="ce1">
            <text:p>1,62126E+12</text:p>
          </table:table-cell>
          <table:table-cell office:value-type="string" table:style-name="ce2">
            <text:p>moto- redutor</text:p>
          </table:table-cell>
          <table:table-cell office:value-type="string" table:style-name="ce2">
            <text:p>desarmando disjuntor</text:p>
          </table:table-cell>
          <table:table-cell office:value-type="string" table:style-name="ce2">
            <text:p>trabalhando em fase fio rompido</text:p>
          </table:table-cell>
          <table:table-cell office:value-type="string" table:style-name="ce2">
            <text:p>refeito ligaÃ§Ã£o</text:p>
          </table:table-cell>
          <table:table-cell office:value-type="float" office:value="1621262169557" table:style-name="ce1">
            <text:p>1,62126E+12</text:p>
          </table:table-cell>
          <table:table-cell table:number-columns-repeated="16369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84" table:style-name="ce1">
            <text:p>8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20916687816" table:style-name="ce1">
            <text:p>1,62092E+12</text:p>
          </table:table-cell>
          <table:table-cell office:value-type="float" office:value="1621262208729" table:style-name="ce1">
            <text:p>1,62126E+12</text:p>
          </table:table-cell>
          <table:table-cell office:value-type="float" office:value="1621262291308" table:style-name="ce1">
            <text:p>1,62126E+12</text:p>
          </table:table-cell>
          <table:table-cell office:value-type="string" table:style-name="ce2">
            <text:p>materiais elÃ©tricos</text:p>
          </table:table-cell>
          <table:table-cell office:value-type="string" table:style-name="ce2">
            <text:p>classificaÃ§Ã£o / <text:s/>organizaÃ§Ã£o / descarte</text:p>
          </table:table-cell>
          <table:table-cell office:value-type="string" table:style-name="ce2">
            <text:p>classificado materiais elÃ©tricos</text:p>
          </table:table-cell>
          <table:table-cell office:value-type="string" table:style-name="ce2">
            <text:p>classificados e separados<text:s/></text:p>
            <text:p>agrupados em uma Ãºnica prateleira</text:p>
          </table:table-cell>
          <table:table-cell office:value-type="float" office:value="1621262402742" table:style-name="ce1">
            <text:p>1,62126E+12</text:p>
          </table:table-cell>
          <table:table-cell table:number-columns-repeated="16369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6" table:style-name="ce1">
            <text:p>6</text:p>
          </table:table-cell>
          <table:table-cell office:value-type="float" office:value="1621262487350" table:style-name="ce1">
            <text:p>1,62126E+12</text:p>
          </table:table-cell>
          <table:table-cell office:value-type="float" office:value="1621262427165" table:style-name="ce1">
            <text:p>1,62126E+12</text:p>
          </table:table-cell>
          <table:table-cell office:value-type="float" office:value="1621262490783" table:style-name="ce1">
            <text:p>1,62126E+12</text:p>
          </table:table-cell>
          <table:table-cell office:value-type="string" table:style-name="ce2">
            <text:p>mesa inox empacotamento</text:p>
          </table:table-cell>
          <table:table-cell office:value-type="string" table:style-name="ce2">
            <text:p>quebrada chapa da mesa solta</text:p>
          </table:table-cell>
          <table:table-cell office:value-type="string" table:style-name="ce2">
            <text:p>solda e polimento de borda</text:p>
          </table:table-cell>
          <table:table-cell office:value-type="string" table:style-name="ce2">
            <text:p/>
          </table:table-cell>
          <table:table-cell office:value-type="float" office:value="1621262537348" table:style-name="ce1">
            <text:p>1,62126E+12</text:p>
          </table:table-cell>
          <table:table-cell table:number-columns-repeated="16369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11" table:style-name="ce1">
            <text:p>11</text:p>
          </table:table-cell>
          <table:table-cell office:value-type="float" office:value="1621251224780" table:style-name="ce1">
            <text:p>1,62125E+12</text:p>
          </table:table-cell>
          <table:table-cell office:value-type="float" office:value="1621337589694" table:style-name="ce1">
            <text:p>1,62134E+12</text:p>
          </table:table-cell>
          <table:table-cell office:value-type="float" office:value="1623167403799" table:style-name="ce1">
            <text:p>1,62317E+12</text:p>
          </table:table-cell>
          <table:table-cell office:value-type="string" table:style-name="ce2">
            <text:p>bicos de envase</text:p>
          </table:table-cell>
          <table:table-cell office:value-type="string" table:style-name="ce2">
            <text:p>lento no detergente clorado, peso baixo</text:p>
          </table:table-cell>
          <table:table-cell office:value-type="string" table:style-name="ce2">
            <text:p>bicos nÃ£o desenvolvido para lÃ­quidos de baixa fluidez / agrava com a baixa temperatura</text:p>
          </table:table-cell>
          <table:table-cell office:value-type="string" table:style-name="ce2">
            <text:p>testar ar forÃ§ado ( Venturi ) vÃ¡cuo na garrafa sem contato com o produto.</text:p>
            <text:p>resultados :</text:p>
            <text:p>- peso adequado<text:s/></text:p>
            <text:p>- velocidade de envase baixado para 26s.( velocidade anterior 140s quando temperatura ambiente menor que 20Â°C )</text:p>
            <text:p>refeito instalaÃ§Ã£o da bomba pneumÃ¡tica<text:s/></text:p>
            <text:p>colocado boia pneumÃ¡tica com acionamento da bomba</text:p>
          </table:table-cell>
          <table:table-cell office:value-type="float" office:value="1621337757132" table:style-name="ce1">
            <text:p>1,62134E+12</text:p>
          </table:table-cell>
          <table:table-cell table:number-columns-repeated="16369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621366111255" table:style-name="ce1">
            <text:p>1,62137E+12</text:p>
          </table:table-cell>
          <table:table-cell office:value-type="float" office:value="1621365854607" table:style-name="ce1">
            <text:p>1,62137E+12</text:p>
          </table:table-cell>
          <table:table-cell office:value-type="float" office:value="1624558091755" table:style-name="ce1">
            <text:p>1,62456E+12</text:p>
          </table:table-cell>
          <table:table-cell office:value-type="string" table:style-name="ce2">
            <text:p>saÃ­da vapor condensado tacho sabÃ£o</text:p>
          </table:table-cell>
          <table:table-cell office:value-type="string" table:style-name="ce2">
            <text:p>podre trocar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21366171135" table:style-name="ce1">
            <text:p>1,62137E+12</text:p>
          </table:table-cell>
          <table:table-cell table:number-columns-repeated="16369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621280033448" table:style-name="ce1">
            <text:p>1,62128E+12</text:p>
          </table:table-cell>
          <table:table-cell office:value-type="float" office:value="1621366261938" table:style-name="ce1">
            <text:p>1,62137E+12</text:p>
          </table:table-cell>
          <table:table-cell table:style-name="ce1"/>
          <table:table-cell office:value-type="string" table:style-name="ce2">
            <text:p>armÃ¡rio de produtos em teste</text:p>
          </table:table-cell>
          <table:table-cell office:value-type="string" table:style-name="ce2">
            <text:p>reforma / prateleiras caindo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21366486529" table:style-name="ce1">
            <text:p>1,62137E+12</text:p>
          </table:table-cell>
          <table:table-cell table:number-columns-repeated="16369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9" table:style-name="ce1">
            <text:p>19</text:p>
          </table:table-cell>
          <table:table-cell office:value-type="float" office:value="1621367995324" table:style-name="ce1">
            <text:p>1,62137E+12</text:p>
          </table:table-cell>
          <table:table-cell office:value-type="float" office:value="1621367649306" table:style-name="ce1">
            <text:p>1,62137E+12</text:p>
          </table:table-cell>
          <table:table-cell table:style-name="ce1"/>
          <table:table-cell office:value-type="string" table:style-name="ce2">
            <text:p>armÃ¡rio usado para colocar no almoxarife</text:p>
          </table:table-cell>
          <table:table-cell office:value-type="string" table:style-name="ce2">
            <text:p>reforma / tirar partes poderes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21367749345" table:style-name="ce1">
            <text:p>1,62137E+12</text:p>
          </table:table-cell>
          <table:table-cell table:number-columns-repeated="16369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85" table:style-name="ce1">
            <text:p>85</text:p>
          </table:table-cell>
          <table:table-cell office:value-type="float" office:value="3" table:style-name="ce1">
            <text:p>3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5" table:style-name="ce1">
            <text:p>5</text:p>
          </table:table-cell>
          <table:table-cell office:value-type="float" office:value="1621368237689" table:style-name="ce1">
            <text:p>1,62137E+12</text:p>
          </table:table-cell>
          <table:table-cell office:value-type="float" office:value="1621368164918" table:style-name="ce1">
            <text:p>1,62137E+12</text:p>
          </table:table-cell>
          <table:table-cell table:style-name="ce1"/>
          <table:table-cell office:value-type="string" table:style-name="ce2">
            <text:p>armÃ¡rio para futuro almoxarife</text:p>
          </table:table-cell>
          <table:table-cell office:value-type="string" table:style-name="ce2">
            <text:p>reforma / pintur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21368268384" table:style-name="ce1">
            <text:p>1,62137E+12</text:p>
          </table:table-cell>
          <table:table-cell table:number-columns-repeated="16369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86" table:style-name="ce1">
            <text:p>86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30" table:style-name="ce1">
            <text:p>30</text:p>
          </table:table-cell>
          <table:table-cell office:value-type="float" office:value="1621251342837" table:style-name="ce1">
            <text:p>1,62125E+12</text:p>
          </table:table-cell>
          <table:table-cell office:value-type="float" office:value="1621596874868" table:style-name="ce1">
            <text:p>1,6216E+12</text:p>
          </table:table-cell>
          <table:table-cell office:value-type="float" office:value="1623167304490" table:style-name="ce1">
            <text:p>1,62317E+12</text:p>
          </table:table-cell>
          <table:table-cell office:value-type="string" table:style-name="ce2">
            <text:p>tampador pneumÃ¡tico detergente linha de detergente 1L</text:p>
          </table:table-cell>
          <table:table-cell office:value-type="string" table:style-name="ce2">
            <text:p>mÃ¡quina nova / instalaÃ§Ã£o</text:p>
          </table:table-cell>
          <table:table-cell office:value-type="string" table:style-name="ce2">
            <text:p>instalar rede elÃ©trica trifÃ¡sica com aterramento / instalar rede pneumÃ¡tica .</text:p>
          </table:table-cell>
          <table:table-cell office:value-type="string" table:style-name="ce2">
            <text:p>rede elÃ©trica terceirizada (Lembek)<text:s/></text:p>
            <text:p>rede pneumÃ¡tica falta registro geral .</text:p>
          </table:table-cell>
          <table:table-cell office:value-type="float" office:value="1621597057595" table:style-name="ce1">
            <text:p>1,6216E+12</text:p>
          </table:table-cell>
          <table:table-cell table:number-columns-repeated="16369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15221048552" table:style-name="ce1">
            <text:p>1,61522E+12</text:p>
          </table:table-cell>
          <table:table-cell office:value-type="float" office:value="1620059424253" table:style-name="ce1">
            <text:p>1,62006E+12</text:p>
          </table:table-cell>
          <table:table-cell office:value-type="float" office:value="1622651474032" table:style-name="ce1">
            <text:p>1,62265E+12</text:p>
          </table:table-cell>
          <table:table-cell office:value-type="string" table:style-name="ce2">
            <text:p>envasadora lenta / baixa produÃ§Ã£o/ detergente clorado 2.000 litros 6:30 h.</text:p>
          </table:table-cell>
          <table:table-cell office:value-type="string" table:style-name="ce2">
            <text:p>baixa vasÃ£o / escoamento lento / produto nÃ£o desce por gravidade / forÃ§ar produto .</text:p>
          </table:table-cell>
          <table:table-cell office:value-type="string" table:style-name="ce2">
            <text:p>mudar princÃ­pio de funcionamento da mÃ¡quina de envase por gravidade por envase forÃ§ado Venturi provocando vÃ¡cuo.</text:p>
          </table:table-cell>
          <table:table-cell office:value-type="string" table:style-name="ce2">
            <text:p>sistema envase forÃ§ado funcionando / envase detergente clorado baixado para 2 horas</text:p>
          </table:table-cell>
          <table:table-cell office:value-type="float" office:value="1622565472515" table:style-name="ce1">
            <text:p>1,62257E+12</text:p>
          </table:table-cell>
          <table:table-cell table:number-columns-repeated="16369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23167876702" table:style-name="ce1">
            <text:p>1,62317E+12</text:p>
          </table:table-cell>
          <table:table-cell office:value-type="float" office:value="1623167810729" table:style-name="ce1">
            <text:p>1,62317E+12</text:p>
          </table:table-cell>
          <table:table-cell office:value-type="float" office:value="1623253172415" table:style-name="ce1">
            <text:p>1,62325E+12</text:p>
          </table:table-cell>
          <table:table-cell office:value-type="string" table:style-name="ce2">
            <text:p>rede de entrada e saÃ­da novo produto</text:p>
          </table:table-cell>
          <table:table-cell office:value-type="string" table:style-name="ce2">
            <text:p>produto novo em garrafa nova</text:p>
          </table:table-cell>
          <table:table-cell office:value-type="string" table:style-name="ce2">
            <text:p>fazer nova rede do tanque misturador pra tanque armazenagem</text:p>
            <text:p>fazer nova rede do tanque de armazenagem para mÃ¡quina 1 litro detergente</text:p>
          </table:table-cell>
          <table:table-cell office:value-type="string" table:style-name="ce2">
            <text:p>falta adaptar mÃ¡quina de 1 litro detergente para 3 litros lava roupas</text:p>
          </table:table-cell>
          <table:table-cell office:value-type="float" office:value="1623168057366" table:style-name="ce1">
            <text:p>1,62317E+12</text:p>
          </table:table-cell>
          <table:table-cell table:number-columns-repeated="16369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3" table:style-name="ce1">
            <text:p>23</text:p>
          </table:table-cell>
          <table:table-cell office:value-type="float" office:value="1624897006940" table:style-name="ce1">
            <text:p>1,6249E+12</text:p>
          </table:table-cell>
          <table:table-cell office:value-type="float" office:value="1624896955607" table:style-name="ce1">
            <text:p>1,6249E+12</text:p>
          </table:table-cell>
          <table:table-cell office:value-type="float" office:value="1625076429872" table:style-name="ce1">
            <text:p>1,62508E+12</text:p>
          </table:table-cell>
          <table:table-cell office:value-type="string" table:style-name="ce2">
            <text:p>rede de subida do detergente</text:p>
          </table:table-cell>
          <table:table-cell office:value-type="string" table:style-name="ce2">
            <text:p>3 registros quebrados</text:p>
          </table:table-cell>
          <table:table-cell office:value-type="string" table:style-name="ce2">
            <text:p>troca de registros e conexÃµes</text:p>
          </table:table-cell>
          <table:table-cell office:value-type="string" table:style-name="ce2">
            <text:p>obs: alguns itens tem no estoque .</text:p>
          </table:table-cell>
          <table:table-cell office:value-type="float" office:value="1624897092737" table:style-name="ce1">
            <text:p>1,6249E+12</text:p>
          </table:table-cell>
          <table:table-cell table:number-columns-repeated="16369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87" table:style-name="ce1">
            <text:p>87</text:p>
          </table:table-cell>
          <table:table-cell office:value-type="float" office:value="5" table:style-name="ce1">
            <text:p>5</text:p>
          </table:table-cell>
          <table:table-cell office:value-type="float" office:value="1010" table:style-name="ce1">
            <text:p>1010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1013" table:style-name="ce1">
            <text:p>1013</text:p>
          </table:table-cell>
          <table:table-cell office:value-type="float" office:value="1625491044251" table:style-name="ce1">
            <text:p>1,62549E+12</text:p>
          </table:table-cell>
          <table:table-cell office:value-type="float" office:value="1625490991748" table:style-name="ce1">
            <text:p>1,62549E+12</text:p>
          </table:table-cell>
          <table:table-cell office:value-type="float" office:value="1627063561865" table:style-name="ce1">
            <text:p>1,62706E+12</text:p>
          </table:table-cell>
          <table:table-cell office:value-type="string" table:style-name="ce2">
            <text:p>tubulaÃ§Ã£o nova para tanque do sal</text:p>
          </table:table-cell>
          <table:table-cell office:value-type="string" table:style-name="ce2">
            <text:p>fazer rede nova do tanque do sal para tanque pequeno do lava roupas ( Ã¡gua quente )</text:p>
          </table:table-cell>
          <table:table-cell office:value-type="string" table:style-name="ce2">
            <text:p>rede nova</text:p>
          </table:table-cell>
          <table:table-cell office:value-type="string" table:style-name="ce2">
            <text:p/>
          </table:table-cell>
          <table:table-cell office:value-type="float" office:value="1625491110781" table:style-name="ce1">
            <text:p>1,62549E+12</text:p>
          </table:table-cell>
          <table:table-cell table:number-columns-repeated="16369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22" table:style-name="ce1">
            <text:p>2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625856659735" table:style-name="ce1">
            <text:p>1,62586E+12</text:p>
          </table:table-cell>
          <table:table-cell office:value-type="float" office:value="1626115668453" table:style-name="ce1">
            <text:p>1,62612E+12</text:p>
          </table:table-cell>
          <table:table-cell office:value-type="float" office:value="1626115864279" table:style-name="ce1">
            <text:p>1,62612E+12</text:p>
          </table:table-cell>
          <table:table-cell office:value-type="string" table:style-name="ce2">
            <text:p>extrusora embalagens</text:p>
          </table:table-cell>
          <table:table-cell office:value-type="string" table:style-name="ce2">
            <text:p>troca de conjunto de rosca</text:p>
          </table:table-cell>
          <table:table-cell office:value-type="string" table:style-name="ce2">
            <text:p>desmontar e montar rosca recuperada</text:p>
          </table:table-cell>
          <table:table-cell office:value-type="string" table:style-name="ce2">
            <text:p/>
          </table:table-cell>
          <table:table-cell office:value-type="float" office:value="1626202236275" table:style-name="ce1">
            <text:p>1,6262E+12</text:p>
          </table:table-cell>
          <table:table-cell table:number-columns-repeated="16369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7" table:style-name="ce1">
            <text:p>7</text:p>
          </table:table-cell>
          <table:table-cell office:value-type="float" office:value="1623959834504" table:style-name="ce1">
            <text:p>1,62396E+12</text:p>
          </table:table-cell>
          <table:table-cell office:value-type="float" office:value="1625773474023" table:style-name="ce1">
            <text:p>1,62577E+12</text:p>
          </table:table-cell>
          <table:table-cell office:value-type="float" office:value="1625860640511" table:style-name="ce1">
            <text:p>1,62586E+12</text:p>
          </table:table-cell>
          <table:table-cell office:value-type="string" table:style-name="ce2">
            <text:p>rede descarga do hipoclorito <text:s/>/ soda</text:p>
          </table:table-cell>
          <table:table-cell office:value-type="string" table:style-name="ce2">
            <text:p>vazamento espigÃ£o e vazamento registro selecionador de tanques</text:p>
          </table:table-cell>
          <table:table-cell office:value-type="string" table:style-name="ce2">
            <text:p>troca</text:p>
          </table:table-cell>
          <table:table-cell office:value-type="string" table:style-name="ce2">
            <text:p/>
          </table:table-cell>
          <table:table-cell office:value-type="float" office:value="1626205652173" table:style-name="ce1">
            <text:p>1,62621E+12</text:p>
          </table:table-cell>
          <table:table-cell table:number-columns-repeated="16369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626266852614" table:style-name="ce1">
            <text:p>1,62627E+12</text:p>
          </table:table-cell>
          <table:table-cell office:value-type="float" office:value="1626266728224" table:style-name="ce1">
            <text:p>1,62627E+12</text:p>
          </table:table-cell>
          <table:table-cell office:value-type="float" office:value="1626266855708" table:style-name="ce1">
            <text:p>1,62627E+12</text:p>
          </table:table-cell>
          <table:table-cell office:value-type="string" table:style-name="ce2">
            <text:p>bicos de envase</text:p>
          </table:table-cell>
          <table:table-cell office:value-type="string" table:style-name="ce2">
            <text:p>mangueira e espigÃ£o quebrados 3 bicos</text:p>
          </table:table-cell>
          <table:table-cell office:value-type="string" table:style-name="ce2">
            <text:p>troca</text:p>
          </table:table-cell>
          <table:table-cell office:value-type="string" table:style-name="ce2">
            <text:p>atÃ© ressecar novamente / mÃ©dia 2 meses</text:p>
          </table:table-cell>
          <table:table-cell office:value-type="float" office:value="1626266837731" table:style-name="ce1">
            <text:p>1,62627E+12</text:p>
          </table:table-cell>
          <table:table-cell table:number-columns-repeated="16369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58" table:style-name="ce1">
            <text:p>58</text:p>
          </table:table-cell>
          <table:table-cell office:value-type="float" office:value="5" table:style-name="ce1">
            <text:p>5</text:p>
          </table:table-cell>
          <table:table-cell office:value-type="float" office:value="4" table:style-name="ce1">
            <text:p>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626274310759" table:style-name="ce1">
            <text:p>1,62627E+12</text:p>
          </table:table-cell>
          <table:table-cell table:style-name="ce1"/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26274485110" table:style-name="ce1">
            <text:p>1,62627E+12</text:p>
          </table:table-cell>
          <table:table-cell table:number-columns-repeated="16369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304" table:style-name="ce1">
            <text:p>304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05" table:style-name="ce1">
            <text:p>305</text:p>
          </table:table-cell>
          <table:table-cell office:value-type="float" office:value="1626360585696" table:style-name="ce1">
            <text:p>1,62636E+12</text:p>
          </table:table-cell>
          <table:table-cell office:value-type="float" office:value="1626360305532" table:style-name="ce1">
            <text:p>1,62636E+12</text:p>
          </table:table-cell>
          <table:table-cell office:value-type="float" office:value="1626360589434" table:style-name="ce1">
            <text:p>1,62636E+12</text:p>
          </table:table-cell>
          <table:table-cell office:value-type="string" table:style-name="ce2">
            <text:p>rede limpeza envasadora amaciante</text:p>
          </table:table-cell>
          <table:table-cell office:value-type="string" table:style-name="ce2">
            <text:p>troca de registro e troca de acoplamento da mangueira de limpez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26360370799" table:style-name="ce1">
            <text:p>1,62636E+12</text:p>
          </table:table-cell>
          <table:table-cell table:number-columns-repeated="16369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45" table:style-name="ce1">
            <text:p>45</text:p>
          </table:table-cell>
          <table:table-cell office:value-type="float" office:value="1626361298427" table:style-name="ce1">
            <text:p>1,62636E+12</text:p>
          </table:table-cell>
          <table:table-cell office:value-type="float" office:value="1626360799484" table:style-name="ce1">
            <text:p>1,62636E+12</text:p>
          </table:table-cell>
          <table:table-cell office:value-type="float" office:value="1626804289879" table:style-name="ce1">
            <text:p>1,6268E+12</text:p>
          </table:table-cell>
          <table:table-cell office:value-type="string" table:style-name="ce2">
            <text:p>roleira saÃ­da da embaladora mÃ¡quina Ã¡gua 5 L</text:p>
          </table:table-cell>
          <table:table-cell office:value-type="string" table:style-name="ce2">
            <text:p>fabricaÃ§Ã£o de nova estrutura</text:p>
          </table:table-cell>
          <table:table-cell office:value-type="string" table:style-name="ce2">
            <text:p/>
          </table:table-cell>
          <table:table-cell office:value-type="string" table:style-name="ce2">
            <text:p/>
          </table:table-cell>
          <table:table-cell office:value-type="float" office:value="1626360890046" table:style-name="ce1">
            <text:p>1,62636E+12</text:p>
          </table:table-cell>
          <table:table-cell table:number-columns-repeated="16369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13" table:style-name="ce1">
            <text:p>13</text:p>
          </table:table-cell>
          <table:table-cell office:value-type="float" office:value="3" table:style-name="ce1">
            <text:p>3</text:p>
          </table:table-cell>
          <table:table-cell office:value-type="float" office:value="532" table:style-name="ce1">
            <text:p>53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537" table:style-name="ce1">
            <text:p>537</text:p>
          </table:table-cell>
          <table:table-cell office:value-type="float" office:value="1626348834540" table:style-name="ce1">
            <text:p>1,62635E+12</text:p>
          </table:table-cell>
          <table:table-cell office:value-type="float" office:value="1626430984907" table:style-name="ce1">
            <text:p>1,62643E+12</text:p>
          </table:table-cell>
          <table:table-cell office:value-type="float" office:value="1627054517642" table:style-name="ce1">
            <text:p>1,62705E+12</text:p>
          </table:table-cell>
          <table:table-cell office:value-type="string" table:style-name="ce2">
            <text:p>mÃ¡quina envase "detergente 1 L "</text:p>
          </table:table-cell>
          <table:table-cell office:value-type="string" table:style-name="ce2">
            <text:p>instalar rede de alimentaÃ§Ã£o de produto novo ( para esta mÃ¡quina ) independente</text:p>
          </table:table-cell>
          <table:table-cell office:value-type="string" table:style-name="ce2">
            <text:p>montar rede nova 40 mm desde o tanque de estoque atÃ© a mÃ¡quina com entrada de Ã¡gua para lavaÃ§Ã£o / bÃ³ia nova e furacÃ£o para boia nova / consertar tampa da caixa da mÃ¡quina para facilitar acesso/ furacÃ£o lage e isolamento com espuma expansiva</text:p>
          </table:table-cell>
          <table:table-cell office:value-type="string" table:style-name="ce2">
            <text:p/>
          </table:table-cell>
          <table:table-cell office:value-type="float" office:value="1626431072789" table:style-name="ce1">
            <text:p>1,62643E+12</text:p>
          </table:table-cell>
          <table:table-cell table:number-columns-repeated="16369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88" table:style-name="ce1">
            <text:p>88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4" table:style-name="ce1">
            <text:p>4</text:p>
          </table:table-cell>
          <table:table-cell office:value-type="float" office:value="1626717558659" table:style-name="ce1">
            <text:p>1,62672E+12</text:p>
          </table:table-cell>
          <table:table-cell office:value-type="float" office:value="1626717486671" table:style-name="ce1">
            <text:p>1,62672E+12</text:p>
          </table:table-cell>
          <table:table-cell office:value-type="float" office:value="1626717562252" table:style-name="ce1">
            <text:p>1,62672E+12</text:p>
          </table:table-cell>
          <table:table-cell office:value-type="string" table:style-name="ce2">
            <text:p>tanque cebo 01 ( porta)</text:p>
          </table:table-cell>
          <table:table-cell office:value-type="string" table:style-name="ce2">
            <text:p>vazamento na uniÃ£o da serpentina</text:p>
          </table:table-cell>
          <table:table-cell office:value-type="string" table:style-name="ce2">
            <text:p>troca de uniÃ£o</text:p>
          </table:table-cell>
          <table:table-cell office:value-type="string" table:style-name="ce2">
            <text:p/>
          </table:table-cell>
          <table:table-cell office:value-type="float" office:value="1626717669696" table:style-name="ce1">
            <text:p>1,62672E+12</text:p>
          </table:table-cell>
          <table:table-cell table:number-columns-repeated="16369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89" table:style-name="ce1">
            <text:p>89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626715283751" table:style-name="ce1">
            <text:p>1,62672E+12</text:p>
          </table:table-cell>
          <table:table-cell office:value-type="float" office:value="1626801399539" table:style-name="ce1">
            <text:p>1,6268E+12</text:p>
          </table:table-cell>
          <table:table-cell office:value-type="float" office:value="1626801687727" table:style-name="ce1">
            <text:p>1,6268E+12</text:p>
          </table:table-cell>
          <table:table-cell office:value-type="string" table:style-name="ce2">
            <text:p>bomba reserva hipoclorito</text:p>
          </table:table-cell>
          <table:table-cell office:value-type="string" table:style-name="ce2">
            <text:p>vazamentos / perda de rendimento</text:p>
          </table:table-cell>
          <table:table-cell office:value-type="string" table:style-name="ce2">
            <text:p>refazer acento traseiro do selo / refazer eixo no acento do selo / usinar tampa traseira da carcaÃ§a.</text:p>
          </table:table-cell>
          <table:table-cell office:value-type="string" table:style-name="ce2">
            <text:p/>
          </table:table-cell>
          <table:table-cell office:value-type="float" office:value="1626801670893" table:style-name="ce1">
            <text:p>1,6268E+12</text:p>
          </table:table-cell>
          <table:table-cell table:number-columns-repeated="16369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452" table:style-name="ce1">
            <text:p>452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452" table:style-name="ce1">
            <text:p>452</text:p>
          </table:table-cell>
          <table:table-cell office:value-type="float" office:value="1626979297412" table:style-name="ce1">
            <text:p>1,62698E+12</text:p>
          </table:table-cell>
          <table:table-cell office:value-type="float" office:value="1626979055748" table:style-name="ce1">
            <text:p>1,62698E+12</text:p>
          </table:table-cell>
          <table:table-cell office:value-type="float" office:value="1626979300418" table:style-name="ce1">
            <text:p>1,62698E+12</text:p>
          </table:table-cell>
          <table:table-cell office:value-type="string" table:style-name="ce2">
            <text:p>bicos de envase</text:p>
          </table:table-cell>
          <table:table-cell office:value-type="string" table:style-name="ce2">
            <text:p>mangueira rachada 2 unidades</text:p>
          </table:table-cell>
          <table:table-cell office:value-type="string" table:style-name="ce2">
            <text:p>troca / mangueira de PVC reage com o cloro</text:p>
          </table:table-cell>
          <table:table-cell office:value-type="string" table:style-name="ce2">
            <text:p/>
          </table:table-cell>
          <table:table-cell office:value-type="float" office:value="1626979093618" table:style-name="ce1">
            <text:p>1,62698E+12</text:p>
          </table:table-cell>
          <table:table-cell table:number-columns-repeated="16369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626980506208" table:style-name="ce1">
            <text:p>1,62698E+12</text:p>
          </table:table-cell>
          <table:table-cell office:value-type="float" office:value="1626980430179" table:style-name="ce1">
            <text:p>1,62698E+12</text:p>
          </table:table-cell>
          <table:table-cell office:value-type="float" office:value="1626980510039" table:style-name="ce1">
            <text:p>1,62698E+12</text:p>
          </table:table-cell>
          <table:table-cell office:value-type="string" table:style-name="ce2">
            <text:p>bomba retorno</text:p>
          </table:table-cell>
          <table:table-cell office:value-type="string" table:style-name="ce2">
            <text:p>nÃ£o puxa ( relatado )</text:p>
          </table:table-cell>
          <table:table-cell office:value-type="string" table:style-name="ce2">
            <text:p>nÃ£o encontrado defeito bomba funcionando normal ( acompanhado 8 ciclos )</text:p>
          </table:table-cell>
          <table:table-cell office:value-type="string" table:style-name="ce2">
            <text:p/>
          </table:table-cell>
          <table:table-cell office:value-type="float" office:value="1626980532340" table:style-name="ce1">
            <text:p>1,62698E+12</text:p>
          </table:table-cell>
          <table:table-cell table:number-columns-repeated="16369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627041313225" table:style-name="ce1">
            <text:p>1,62704E+12</text:p>
          </table:table-cell>
          <table:table-cell office:value-type="float" office:value="1627041241942" table:style-name="ce1">
            <text:p>1,62704E+12</text:p>
          </table:table-cell>
          <table:table-cell office:value-type="float" office:value="1627041316723" table:style-name="ce1">
            <text:p>1,62704E+12</text:p>
          </table:table-cell>
          <table:table-cell office:value-type="string" table:style-name="ce2">
            <text:p>tampador</text:p>
          </table:table-cell>
          <table:table-cell office:value-type="string" table:style-name="ce2">
            <text:p>trancando garrafas</text:p>
          </table:table-cell>
          <table:table-cell office:value-type="string" table:style-name="ce2">
            <text:p>ajuste de guia e estrela</text:p>
          </table:table-cell>
          <table:table-cell office:value-type="string" table:style-name="ce2">
            <text:p/>
          </table:table-cell>
          <table:table-cell office:value-type="float" office:value="1627041363766" table:style-name="ce1">
            <text:p>1,62704E+12</text:p>
          </table:table-cell>
          <table:table-cell table:number-columns-repeated="16369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55" table:style-name="ce1">
            <text:p>55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627041761237" table:style-name="ce1">
            <text:p>1,62704E+12</text:p>
          </table:table-cell>
          <table:table-cell office:value-type="float" office:value="1627041520351" table:style-name="ce1">
            <text:p>1,62704E+12</text:p>
          </table:table-cell>
          <table:table-cell office:value-type="float" office:value="1627041764580" table:style-name="ce1">
            <text:p>1,62704E+12</text:p>
          </table:table-cell>
          <table:table-cell office:value-type="string" table:style-name="ce2">
            <text:p>calha para sabÃ£o de coco</text:p>
          </table:table-cell>
          <table:table-cell office:value-type="string" table:style-name="ce2">
            <text:p>fabricar duas calhas para escoar sabÃ£o para formas</text:p>
          </table:table-cell>
          <table:table-cell office:value-type="string" table:style-name="ce2">
            <text:p>fabricaÃ§Ã£o sob medida</text:p>
          </table:table-cell>
          <table:table-cell office:value-type="string" table:style-name="ce2">
            <text:p/>
          </table:table-cell>
          <table:table-cell office:value-type="float" office:value="1627041694321" table:style-name="ce1">
            <text:p>1,62704E+12</text:p>
          </table:table-cell>
          <table:table-cell table:number-columns-repeated="16369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3" table:style-name="ce1">
            <text:p>3</text:p>
          </table:table-cell>
          <table:table-cell office:value-type="float" office:value="1627042237872" table:style-name="ce1">
            <text:p>1,62704E+12</text:p>
          </table:table-cell>
          <table:table-cell office:value-type="float" office:value="1627042208783" table:style-name="ce1">
            <text:p>1,62704E+12</text:p>
          </table:table-cell>
          <table:table-cell office:value-type="float" office:value="1627042240871" table:style-name="ce1">
            <text:p>1,62704E+12</text:p>
          </table:table-cell>
          <table:table-cell office:value-type="string" table:style-name="ce2">
            <text:p>tampador</text:p>
          </table:table-cell>
          <table:table-cell office:value-type="string" table:style-name="ce2">
            <text:p>quebra da mola expulsarora da tampa / cabeÃ§a de torque</text:p>
          </table:table-cell>
          <table:table-cell office:value-type="string" table:style-name="ce2">
            <text:p>troca da mola e trava de parafuso do conjunto</text:p>
          </table:table-cell>
          <table:table-cell office:value-type="string" table:style-name="ce2">
            <text:p/>
          </table:table-cell>
          <table:table-cell office:value-type="float" office:value="1627042446212" table:style-name="ce1">
            <text:p>1,62704E+12</text:p>
          </table:table-cell>
          <table:table-cell table:number-columns-repeated="16369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float" office:value="1627047165536" table:style-name="ce1">
            <text:p>1,62705E+12</text:p>
          </table:table-cell>
          <table:table-cell office:value-type="float" office:value="1627047012827" table:style-name="ce1">
            <text:p>1,62705E+12</text:p>
          </table:table-cell>
          <table:table-cell office:value-type="float" office:value="1627047168473" table:style-name="ce1">
            <text:p>1,62705E+12</text:p>
          </table:table-cell>
          <table:table-cell office:value-type="string" table:style-name="ce2">
            <text:p>abastecimento mÃ¡quina amaciante</text:p>
          </table:table-cell>
          <table:table-cell office:value-type="string" table:style-name="ce2">
            <text:p>troca de peneira entrada do produto</text:p>
          </table:table-cell>
          <table:table-cell office:value-type="string" table:style-name="ce2">
            <text:p>troca / peneira saturada</text:p>
          </table:table-cell>
          <table:table-cell office:value-type="string" table:style-name="ce2">
            <text:p/>
          </table:table-cell>
          <table:table-cell office:value-type="float" office:value="1627047225218" table:style-name="ce1">
            <text:p>1,62705E+12</text:p>
          </table:table-cell>
          <table:table-cell table:number-columns-repeated="16369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office:value-type="float" office:value="2257" table:style-name="ce1">
            <text:p>2257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2258" table:style-name="ce1">
            <text:p>2258</text:p>
          </table:table-cell>
          <table:table-cell office:value-type="float" office:value="1626967649036" table:style-name="ce1">
            <text:p>1,62697E+12</text:p>
          </table:table-cell>
          <table:table-cell office:value-type="float" office:value="1627054006566" table:style-name="ce1">
            <text:p>1,62705E+12</text:p>
          </table:table-cell>
          <table:table-cell table:style-name="ce1"/>
          <table:table-cell office:value-type="string" table:style-name="ce2">
            <text:p>bicos de envase</text:p>
          </table:table-cell>
          <table:table-cell office:value-type="string" table:style-name="ce2">
            <text:p>mangueiras quebradas / vazamento</text:p>
          </table:table-cell>
          <table:table-cell office:value-type="string" table:style-name="ce2">
            <text:p>troca de mangueiras ( 5 ).</text:p>
          </table:table-cell>
          <table:table-cell office:value-type="string" table:style-name="ce2">
            <text:p>mangueira corrugada de PVC / correto corrugado de silicone</text:p>
          </table:table-cell>
          <table:table-cell office:value-type="float" office:value="1627054162307" table:style-name="ce1">
            <text:p>1,62705E+12</text:p>
          </table:table-cell>
          <table:table-cell table:number-columns-repeated="16369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90" table:style-name="ce1">
            <text:p>90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6" table:style-name="ce1">
            <text:p>16</text:p>
          </table:table-cell>
          <table:table-cell office:value-type="float" office:value="1626968434967" table:style-name="ce1">
            <text:p>1,62697E+12</text:p>
          </table:table-cell>
          <table:table-cell office:value-type="float" office:value="1627054564706" table:style-name="ce1">
            <text:p>1,62705E+12</text:p>
          </table:table-cell>
          <table:table-cell office:value-type="float" office:value="1626968438753" table:style-name="ce1">
            <text:p>1,62697E+12</text:p>
          </table:table-cell>
          <table:table-cell office:value-type="string" table:style-name="ce2">
            <text:p>identificaÃ§Ã£o geral de manutenÃ§Ã£o mecÃ¢nica e elÃ©trica</text:p>
          </table:table-cell>
          <table:table-cell office:value-type="string" table:style-name="ce2">
            <text:p>corte e furacÃ£o de compensado para fabricar placas de identificaÃ§Ã£o</text:p>
          </table:table-cell>
          <table:table-cell office:value-type="string" table:style-name="ce2">
            <text:p>pedido da seguranÃ§a do trabalho</text:p>
          </table:table-cell>
          <table:table-cell office:value-type="string" table:style-name="ce2">
            <text:p/>
          </table:table-cell>
          <table:table-cell office:value-type="float" office:value="1627054823453" table:style-name="ce1">
            <text:p>1,62705E+12</text:p>
          </table:table-cell>
          <table:table-cell table:number-columns-repeated="16369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91" table:style-name="ce1">
            <text:p>91</text:p>
          </table:table-cell>
          <table:table-cell office:value-type="float" office:value="3" table:style-name="ce1">
            <text:p>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float" office:value="1626968669210" table:style-name="ce1">
            <text:p>1,62697E+12</text:p>
          </table:table-cell>
          <table:table-cell office:value-type="float" office:value="1627054992665" table:style-name="ce1">
            <text:p>1,62705E+12</text:p>
          </table:table-cell>
          <table:table-cell table:style-name="ce1"/>
          <table:table-cell office:value-type="string" table:style-name="ce2">
            <text:p>paleteira setor garrafinha</text:p>
          </table:table-cell>
          <table:table-cell office:value-type="string" table:style-name="ce2">
            <text:p>estrutura quebrada / garfo aberto /</text:p>
          </table:table-cell>
          <table:table-cell office:value-type="string" table:style-name="ce2">
            <text:p>macaquear garfos para posiÃ§Ã£o / soldar junÃ§Ãµes quebradas</text:p>
          </table:table-cell>
          <table:table-cell office:value-type="string" table:style-name="ce2">
            <text:p/>
          </table:table-cell>
          <table:table-cell office:value-type="float" office:value="1627055240494" table:style-name="ce1">
            <text:p>1,62706E+12</text:p>
          </table:table-cell>
          <table:table-cell table:number-columns-repeated="16369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92" table:style-name="ce1">
            <text:p>92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1627060973009" table:style-name="ce1">
            <text:p>1,62706E+12</text:p>
          </table:table-cell>
          <table:table-cell office:value-type="float" office:value="1627059098524" table:style-name="ce1">
            <text:p>1,62706E+12</text:p>
          </table:table-cell>
          <table:table-cell office:value-type="float" office:value="1627060976314" table:style-name="ce1">
            <text:p>1,62706E+12</text:p>
          </table:table-cell>
          <table:table-cell office:value-type="string" table:style-name="ce2">
            <text:p>agitador</text:p>
          </table:table-cell>
          <table:table-cell office:value-type="string" table:style-name="ce2">
            <text:p>desarme inversor</text:p>
          </table:table-cell>
          <table:table-cell office:value-type="string" table:style-name="ce2">
            <text:p>falta de perÃ­cia do operador na ligada</text:p>
            <text:p>ligado o versor em rotaÃ§Ã£o mÃ¡xima na partida causando alta corrente e consequentemente desarme sÃ³ mesmo</text:p>
          </table:table-cell>
          <table:table-cell office:value-type="string" table:style-name="ce2">
            <text:p/>
          </table:table-cell>
          <table:table-cell office:value-type="float" office:value="1627059154434" table:style-name="ce1">
            <text:p>1,62706E+12</text:p>
          </table:table-cell>
          <table:table-cell table:number-columns-repeated="16369"/>
        </table:table-row>
        <table:table-row table:number-rows-repeated="1048005" table:style-name="ro1">
          <table:table-cell table:number-columns-repeated="16384"/>
        </table:table-row>
      </table:table>
      <table:table table:name="Busca_produto" table:style-name="ta1">
        <table:table-column table:style-name="co1" table:default-cell-style-name="ce1"/>
        <table:table-column table:style-name="co37" table:default-cell-style-name="ce1"/>
        <table:table-column table:style-name="co38" table:default-cell-style-name="ce1"/>
        <table:table-column table:style-name="co1" table:default-cell-style-name="ce1"/>
        <table:table-column table:style-name="co31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Produto</text:p>
          </table:table-cell>
          <table:table-cell office:value-type="string" table:style-name="ce1">
            <text:p>Datas</text:p>
          </table:table-cell>
          <table:table-cell office:value-type="string" table:style-name="ce1">
            <text:p>Quantidades</text:p>
          </table:table-cell>
          <table:table-cell table:style-name="ce1"/>
          <table:table-cell office:value-type="string" table:style-name="ce1">
            <text:p>Soma custo</text:p>
          </table:table-cell>
          <table:table-cell table:number-columns-repeated="16379" table:style-name="ce1"/>
        </table:table-row>
        <table:table-row table:style-name="ro1">
          <table:table-cell table:style-name="ce1"/>
          <table:table-cell office:value-type="string" table:style-name="ce1">
            <text:p>{=SE(LINS(service_order!$1:1)&gt;CONT.SE(product!C:C;$A$2);"";ÍNDICE(Limpo!B:B;MENOR(SE((product!C:C=$A$2;LIN(product!C:C)-LIN(product!$C$2)+1;FALSO);LINS($1:1))))}</text:p>
          </table:table-cell>
          <table:table-cell table:number-columns-repeated="16382" table:style-name="ce1"/>
        </table:table-row>
        <table:table-row table:number-rows-repeated="5" table:style-name="ro1">
          <table:table-cell table:number-columns-repeated="16384"/>
        </table:table-row>
        <table:table-row table:style-name="ro1">
          <table:table-cell table:number-columns-repeated="11" table:style-name="ce1"/>
          <table:table-cell office:value-type="float" office:value="5" table:formula="of:=COUNTIF([service_order_item.C:.C];39)" table:style-name="ce1">
            <text:p>5</text:p>
          </table:table-cell>
          <table:table-cell table:number-columns-repeated="16372"/>
        </table:table-row>
        <table:table-row table:number-rows-repeated="1048568" table:style-name="ro1">
          <table:table-cell table:number-columns-repeated="16384"/>
        </table:table-row>
      </table:table>
      <table:table table:name="service" table:style-name="ta1">
        <table:table-column table:style-name="co13" table:default-cell-style-name="ce1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9" table:default-cell-style-name="ce1"/>
        <table:table-column table:style-name="co1" table:number-columns-repeated="16379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created_at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Mao De Obra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/>
          </table:table-cell>
          <table:table-cell office:value-type="float" office:value="1616173203404" table:style-name="ce1">
            <text:p>1,61617E+12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Parafuso Phillips Inox Rosca Postica 4x20 Mm</text:p>
          </table:table-cell>
          <table:table-cell office:value-type="float" office:value="80" table:style-name="ce1">
            <text:p>80</text:p>
          </table:table-cell>
          <table:table-cell office:value-type="string" table:style-name="ce2">
            <text:p/>
          </table:table-cell>
          <table:table-cell office:value-type="float" office:value="1566387925660" table:style-name="ce1">
            <text:p>1,56639E+12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Usinagem Terceiros</text:p>
          </table:table-cell>
          <table:table-cell office:value-type="float" office:value="4000" table:style-name="ce1">
            <text:p>4000</text:p>
          </table:table-cell>
          <table:table-cell office:value-type="string" table:style-name="ce2">
            <text:p/>
          </table:table-cell>
          <table:table-cell office:value-type="float" office:value="1566388041935" table:style-name="ce1">
            <text:p>1,56639E+1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Chapa Tecnil Sobre Medida</text:p>
          </table:table-cell>
          <table:table-cell office:value-type="float" office:value="5000" table:style-name="ce1">
            <text:p>5000</text:p>
          </table:table-cell>
          <table:table-cell office:value-type="string" table:style-name="ce2">
            <text:p/>
          </table:table-cell>
          <table:table-cell office:value-type="float" office:value="1566388094284" table:style-name="ce1">
            <text:p>1,56639E+12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Metalon 20x1.5 mm AÃ§o 1020.</text:p>
          </table:table-cell>
          <table:table-cell office:value-type="float" office:value="680" table:style-name="ce1">
            <text:p>680</text:p>
          </table:table-cell>
          <table:table-cell office:value-type="string" table:style-name="ce2">
            <text:p/>
          </table:table-cell>
          <table:table-cell office:value-type="float" office:value="1566396573790" table:style-name="ce1">
            <text:p>1,5664E+12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Parafuso Estojo 6x10mm</text:p>
          </table:table-cell>
          <table:table-cell office:value-type="float" office:value="50" table:style-name="ce1">
            <text:p>50</text:p>
          </table:table-cell>
          <table:table-cell office:value-type="string" table:style-name="ce2">
            <text:p/>
          </table:table-cell>
          <table:table-cell office:value-type="float" office:value="1566424901739" table:style-name="ce1">
            <text:p>1,56642E+12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Limpa Fossa</text:p>
          </table:table-cell>
          <table:table-cell office:value-type="float" office:value="45000" table:style-name="ce1">
            <text:p>45000</text:p>
          </table:table-cell>
          <table:table-cell office:value-type="string" table:style-name="ce2">
            <text:p/>
          </table:table-cell>
          <table:table-cell office:value-type="float" office:value="1566427804639" table:style-name="ce1">
            <text:p>1,56643E+12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Revestimento Em Fibra Tanque De Retorno</text:p>
          </table:table-cell>
          <table:table-cell office:value-type="float" office:value="45000" table:style-name="ce1">
            <text:p>45000</text:p>
          </table:table-cell>
          <table:table-cell office:value-type="string" table:style-name="ce2">
            <text:p/>
          </table:table-cell>
          <table:table-cell office:value-type="float" office:value="1566553823756" table:style-name="ce1">
            <text:p>1,56655E+12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Afiar Navalhas De Corte De Fita.</text:p>
          </table:table-cell>
          <table:table-cell office:value-type="float" office:value="500" table:style-name="ce1">
            <text:p>500</text:p>
          </table:table-cell>
          <table:table-cell office:value-type="string" table:style-name="ce2">
            <text:p/>
          </table:table-cell>
          <table:table-cell office:value-type="float" office:value="1567095171005" table:style-name="ce1">
            <text:p>1,5671E+12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MÃ£o De Obra Terceiros</text:p>
          </table:table-cell>
          <table:table-cell office:value-type="float" office:value="35000" table:style-name="ce1">
            <text:p>35000</text:p>
          </table:table-cell>
          <table:table-cell office:value-type="string" table:style-name="ce2">
            <text:p>valor estimado junto ao fornecedor</text:p>
          </table:table-cell>
          <table:table-cell office:value-type="float" office:value="1596036954912" table:style-name="ce1">
            <text:p>1,59604E+12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ServiÃ§o EletrÃ´nica</text:p>
          </table:table-cell>
          <table:table-cell office:value-type="float" office:value="18000" table:style-name="ce1">
            <text:p>18000</text:p>
          </table:table-cell>
          <table:table-cell office:value-type="string" table:style-name="ce2">
            <text:p/>
          </table:table-cell>
          <table:table-cell office:value-type="float" office:value="1599069657051" table:style-name="ce1">
            <text:p>1,59907E+12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serviÃ§o usinagem em PVC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>serviÃ§o simples feito na oficina</text:p>
          </table:table-cell>
          <table:table-cell office:value-type="float" office:value="1621438242209" table:style-name="ce1">
            <text:p>1,62144E+12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usinagem em inox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/>
          </table:table-cell>
          <table:table-cell office:value-type="float" office:value="1626801653337" table:style-name="ce1">
            <text:p>1,6268E+12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serviÃ§o / corte / dobra</text:p>
          </table:table-cell>
          <table:table-cell office:value-type="float" office:value="1" table:style-name="ce1">
            <text:p>1</text:p>
          </table:table-cell>
          <table:table-cell office:value-type="string" table:style-name="ce2">
            <text:p/>
          </table:table-cell>
          <table:table-cell office:value-type="float" office:value="1627041605542" table:style-name="ce1">
            <text:p>1,62704E+12</text:p>
          </table:table-cell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product" table:style-name="ta1">
        <table:table-column table:style-name="co13" table:default-cell-style-name="ce1"/>
        <table:table-column table:style-name="co42" table:default-cell-style-name="ce1"/>
        <table:table-column table:style-name="co43" table:default-cell-style-name="ce1"/>
        <table:table-column table:style-name="co44" table:default-cell-style-name="ce1"/>
        <table:table-column table:style-name="co3" table:default-cell-style-name="ce1"/>
        <table:table-column table:style-name="co45" table:default-cell-style-name="ce1"/>
        <table:table-column table:style-name="co46" table:default-cell-style-name="ce1"/>
        <table:table-column table:style-name="co19" table:default-cell-style-name="ce1"/>
        <table:table-column table:style-name="co1" table:number-columns-repeated="16376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description</text:p>
          </table:table-cell>
          <table:table-cell office:value-type="string" table:style-name="ce1">
            <text:p>sale_unit_id</text:p>
          </table:table-cell>
          <table:table-cell office:value-type="string" table:style-name="ce1">
            <text:p>sale_price</text:p>
          </table:table-cell>
          <table:table-cell office:value-type="string" table:style-name="ce1">
            <text:p>cost_price</text:p>
          </table:table-cell>
          <table:table-cell office:value-type="string" table:style-name="ce1">
            <text:p>category_id</text:p>
          </table:table-cell>
          <table:table-cell office:value-type="string" table:style-name="ce1">
            <text:p>notes</text:p>
          </table:table-cell>
          <table:table-cell office:value-type="string" table:style-name="ce1">
            <text:p>created_at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2">
            <text:p>Silicone P.U.40 Tubo</text:p>
          </table:table-cell>
          <table:table-cell office:value-type="float" office:value="23" table:style-name="ce1">
            <text:p>23</text:p>
          </table:table-cell>
          <table:table-cell office:value-type="float" office:value="2900" table:style-name="ce1">
            <text:p>2900</text:p>
          </table:table-cell>
          <table:table-cell office:value-type="float" office:value="2800" table:style-name="ce1">
            <text:p>28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49552492636" table:style-name="ce1">
            <text:p>1,54955E+12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Lixa Ferro 80 G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49552540690" table:style-name="ce1">
            <text:p>1,54955E+12</text:p>
          </table:table-cell>
          <table:table-cell table:number-columns-repeated="16376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2">
            <text:p>Cinturao De Inox</text:p>
          </table:table-cell>
          <table:table-cell office:value-type="float" office:value="23" table:style-name="ce1">
            <text:p>23</text:p>
          </table:table-cell>
          <table:table-cell office:value-type="float" office:value="15100" table:style-name="ce1">
            <text:p>15100</text:p>
          </table:table-cell>
          <table:table-cell office:value-type="float" office:value="15000" table:style-name="ce1">
            <text:p>150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49566724856" table:style-name="ce1">
            <text:p>1,54957E+12</text:p>
          </table:table-cell>
          <table:table-cell table:number-columns-repeated="16376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2">
            <text:p>Fita De Poliester Enforca Gato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49566820190" table:style-name="ce1">
            <text:p>1,54957E+12</text:p>
          </table:table-cell>
          <table:table-cell table:number-columns-repeated="16376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Reforma Compressor</text:p>
          </table:table-cell>
          <table:table-cell office:value-type="float" office:value="23" table:style-name="ce1">
            <text:p>23</text:p>
          </table:table-cell>
          <table:table-cell office:value-type="float" office:value="130100" table:style-name="ce1">
            <text:p>130100</text:p>
          </table:table-cell>
          <table:table-cell office:value-type="float" office:value="130000" table:style-name="ce1">
            <text:p>130000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>terceirizado reforma</text:p>
          </table:table-cell>
          <table:table-cell office:value-type="float" office:value="1551284326772" table:style-name="ce1">
            <text:p>1,55128E+12</text:p>
          </table:table-cell>
          <table:table-cell table:number-columns-repeated="16376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2">
            <text:p>Joelho De Ferro 2.1/2 Pol</text:p>
          </table:table-cell>
          <table:table-cell office:value-type="float" office:value="23" table:style-name="ce1">
            <text:p>23</text:p>
          </table:table-cell>
          <table:table-cell office:value-type="float" office:value="12000" table:style-name="ce1">
            <text:p>12000</text:p>
          </table:table-cell>
          <table:table-cell office:value-type="float" office:value="12000" table:style-name="ce1">
            <text:p>120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51284591472" table:style-name="ce1">
            <text:p>1,55128E+12</text:p>
          </table:table-cell>
          <table:table-cell table:number-columns-repeated="16376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Torneira De Jardim 1/2"<text:s/></text:p>
          </table:table-cell>
          <table:table-cell office:value-type="float" office:value="23" table:style-name="ce1">
            <text:p>23</text:p>
          </table:table-cell>
          <table:table-cell office:value-type="float" office:value="100" table:style-name="ce1">
            <text:p>100</text:p>
          </table:table-cell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96814165614" table:style-name="ce1">
            <text:p>1,59681E+12</text:p>
          </table:table-cell>
          <table:table-cell table:number-columns-repeated="16376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Eletrodo Revestido 3,25mm</text:p>
          </table:table-cell>
          <table:table-cell office:value-type="float" office:value="23" table:style-name="ce1">
            <text:p>23</text:p>
          </table:table-cell>
          <table:table-cell office:value-type="float" office:value="230" table:style-name="ce1">
            <text:p>230</text:p>
          </table:table-cell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78520948432" table:style-name="ce1">
            <text:p>1,57852E+12</text:p>
          </table:table-cell>
          <table:table-cell table:number-columns-repeated="16376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Valvula Solenoide 5x2 Vias</text:p>
          </table:table-cell>
          <table:table-cell office:value-type="float" office:value="23" table:style-name="ce1">
            <text:p>23</text:p>
          </table:table-cell>
          <table:table-cell office:value-type="float" office:value="16100" table:style-name="ce1">
            <text:p>16100</text:p>
          </table:table-cell>
          <table:table-cell office:value-type="float" office:value="16000" table:style-name="ce1">
            <text:p>160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51900097625" table:style-name="ce1">
            <text:p>1,5519E+12</text:p>
          </table:table-cell>
          <table:table-cell table:number-columns-repeated="16376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2">
            <text:p>Eletrodo Revestido 2,5mm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78520924144" table:style-name="ce1">
            <text:p>1,57852E+12</text:p>
          </table:table-cell>
          <table:table-cell table:number-columns-repeated="16376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2">
            <text:p>Mangueira PneumÃ¡tica 6mm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66426669312" table:style-name="ce1">
            <text:p>1,56643E+12</text:p>
          </table:table-cell>
          <table:table-cell table:number-columns-repeated="16376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2">
            <text:p>Correia Cinta Duas Lonas<text:s/></text:p>
          </table:table-cell>
          <table:table-cell office:value-type="float" office:value="16" table:style-name="ce1">
            <text:p>16</text:p>
          </table:table-cell>
          <table:table-cell office:value-type="float" office:value="4500" table:style-name="ce1">
            <text:p>4500</text:p>
          </table:table-cell>
          <table:table-cell office:value-type="float" office:value="4500" table:style-name="ce1">
            <text:p>45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66427177790" table:style-name="ce1">
            <text:p>1,56643E+12</text:p>
          </table:table-cell>
          <table:table-cell table:number-columns-repeated="16376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2">
            <text:p>Tubos E ConexÃµes 100 mm ( Pacote)</text:p>
          </table:table-cell>
          <table:table-cell office:value-type="float" office:value="23" table:style-name="ce1">
            <text:p>23</text:p>
          </table:table-cell>
          <table:table-cell office:value-type="float" office:value="245000" table:style-name="ce1">
            <text:p>245000</text:p>
          </table:table-cell>
          <table:table-cell office:value-type="float" office:value="245000" table:style-name="ce1">
            <text:p>2450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66427365546" table:style-name="ce1">
            <text:p>1,56643E+12</text:p>
          </table:table-cell>
          <table:table-cell table:number-columns-repeated="16376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2">
            <text:p>Cavaletes Suporte P/ Tubo 100 mm</text:p>
          </table:table-cell>
          <table:table-cell office:value-type="float" office:value="23" table:style-name="ce1">
            <text:p>23</text:p>
          </table:table-cell>
          <table:table-cell office:value-type="float" office:value="3500" table:style-name="ce1">
            <text:p>3500</text:p>
          </table:table-cell>
          <table:table-cell office:value-type="float" office:value="3500" table:style-name="ce1">
            <text:p>35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66427452882" table:style-name="ce1">
            <text:p>1,56643E+12</text:p>
          </table:table-cell>
          <table:table-cell table:number-columns-repeated="16376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2">
            <text:p>Mangueira Garganta 1"<text:s/></text:p>
          </table:table-cell>
          <table:table-cell office:value-type="float" office:value="16" table:style-name="ce1">
            <text:p>16</text:p>
          </table:table-cell>
          <table:table-cell office:value-type="float" office:value="450" table:style-name="ce1">
            <text:p>450</text:p>
          </table:table-cell>
          <table:table-cell office:value-type="float" office:value="450" table:style-name="ce1">
            <text:p>45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66428370057" table:style-name="ce1">
            <text:p>1,56643E+12</text:p>
          </table:table-cell>
          <table:table-cell table:number-columns-repeated="16376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2">
            <text:p>ConexÃµes 60mm</text:p>
          </table:table-cell>
          <table:table-cell office:value-type="float" office:value="23" table:style-name="ce1">
            <text:p>23</text:p>
          </table:table-cell>
          <table:table-cell office:value-type="float" office:value="800" table:style-name="ce1">
            <text:p>800</text:p>
          </table:table-cell>
          <table:table-cell office:value-type="float" office:value="800" table:style-name="ce1">
            <text:p>8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66428440649" table:style-name="ce1">
            <text:p>1,56643E+12</text:p>
          </table:table-cell>
          <table:table-cell table:number-columns-repeated="16376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2">
            <text:p>Ã“leo PneumÃ¡tico<text:s/></text:p>
          </table:table-cell>
          <table:table-cell office:value-type="float" office:value="15" table:style-name="ce1">
            <text:p>15</text:p>
          </table:table-cell>
          <table:table-cell office:value-type="float" office:value="3500" table:style-name="ce1">
            <text:p>3500</text:p>
          </table:table-cell>
          <table:table-cell office:value-type="float" office:value="3500" table:style-name="ce1">
            <text:p>35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66475531413" table:style-name="ce1">
            <text:p>1,56648E+12</text:p>
          </table:table-cell>
          <table:table-cell table:number-columns-repeated="16376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2">
            <text:p>Adesivo InstantÃ¢neo ( Super Bond)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16171939417" table:style-name="ce1">
            <text:p>1,61617E+12</text:p>
          </table:table-cell>
          <table:table-cell table:number-columns-repeated="16376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2">
            <text:p>Chapa De AlumÃ­nio<text:s/></text:p>
          </table:table-cell>
          <table:table-cell office:value-type="float" office:value="20" table:style-name="ce1">
            <text:p>20</text:p>
          </table:table-cell>
          <table:table-cell office:value-type="float" office:value="1500" table:style-name="ce1">
            <text:p>1500</text:p>
          </table:table-cell>
          <table:table-cell office:value-type="float" office:value="1500" table:style-name="ce1">
            <text:p>15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66478600849" table:style-name="ce1">
            <text:p>1,56648E+12</text:p>
          </table:table-cell>
          <table:table-cell table:number-columns-repeated="16376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2">
            <text:p>Ferragens ConstruÃ§Ã£o Coluna E Base.</text:p>
          </table:table-cell>
          <table:table-cell office:value-type="float" office:value="23" table:style-name="ce1">
            <text:p>23</text:p>
          </table:table-cell>
          <table:table-cell office:value-type="float" office:value="15000" table:style-name="ce1">
            <text:p>15000</text:p>
          </table:table-cell>
          <table:table-cell office:value-type="float" office:value="15000" table:style-name="ce1">
            <text:p>150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feito de sucata e sobras da oficina.</text:p>
          </table:table-cell>
          <table:table-cell office:value-type="float" office:value="1578520967951" table:style-name="ce1">
            <text:p>1,57852E+12</text:p>
          </table:table-cell>
          <table:table-cell table:number-columns-repeated="16376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2">
            <text:p>Fita De Nilon Preta</text:p>
          </table:table-cell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78521043942" table:style-name="ce1">
            <text:p>1,57852E+12</text:p>
          </table:table-cell>
          <table:table-cell table:number-columns-repeated="16376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2">
            <text:p>Lixa Ferro 400g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78521060534" table:style-name="ce1">
            <text:p>1,57852E+12</text:p>
          </table:table-cell>
          <table:table-cell table:number-columns-repeated="16376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2">
            <text:p>Oring 30x2 mm</text:p>
          </table:table-cell>
          <table:table-cell office:value-type="float" office:value="23" table:style-name="ce1">
            <text:p>23</text:p>
          </table:table-cell>
          <table:table-cell office:value-type="float" office:value="200" table:style-name="ce1">
            <text:p>200</text:p>
          </table:table-cell>
          <table:table-cell office:value-type="float" office:value="200" table:style-name="ce1">
            <text:p>2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66485390216" table:style-name="ce1">
            <text:p>1,56649E+12</text:p>
          </table:table-cell>
          <table:table-cell table:number-columns-repeated="16376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2">
            <text:p>Raspador Tipo Gaxeta 30x4 mm</text:p>
          </table:table-cell>
          <table:table-cell office:value-type="float" office:value="23" table:style-name="ce1">
            <text:p>23</text:p>
          </table:table-cell>
          <table:table-cell office:value-type="float" office:value="600" table:style-name="ce1">
            <text:p>600</text:p>
          </table:table-cell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78520702716" table:style-name="ce1">
            <text:p>1,57852E+12</text:p>
          </table:table-cell>
          <table:table-cell table:number-columns-repeated="16376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2">
            <text:p>Chapa Nylon Usinada</text:p>
          </table:table-cell>
          <table:table-cell office:value-type="float" office:value="23" table:style-name="ce1">
            <text:p>23</text:p>
          </table:table-cell>
          <table:table-cell office:value-type="float" office:value="8000" table:style-name="ce1">
            <text:p>8000</text:p>
          </table:table-cell>
          <table:table-cell office:value-type="float" office:value="8000" table:style-name="ce1">
            <text:p>80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66485581819" table:style-name="ce1">
            <text:p>1,56649E+12</text:p>
          </table:table-cell>
          <table:table-cell table:number-columns-repeated="16376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2">
            <text:p>Eletrodo Revestido Inox 3,25mm</text:p>
          </table:table-cell>
          <table:table-cell office:value-type="float" office:value="23" table:style-name="ce1">
            <text:p>23</text:p>
          </table:table-cell>
          <table:table-cell office:value-type="float" office:value="400" table:style-name="ce1">
            <text:p>400</text:p>
          </table:table-cell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78520886463" table:style-name="ce1">
            <text:p>1,57852E+12</text:p>
          </table:table-cell>
          <table:table-cell table:number-columns-repeated="16376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2">
            <text:p>BÃ³ia MecÃ¢nica De Flutuador</text:p>
          </table:table-cell>
          <table:table-cell office:value-type="float" office:value="23" table:style-name="ce1">
            <text:p>23</text:p>
          </table:table-cell>
          <table:table-cell office:value-type="float" office:value="3500" table:style-name="ce1">
            <text:p>3500</text:p>
          </table:table-cell>
          <table:table-cell office:value-type="float" office:value="3500" table:style-name="ce1">
            <text:p>35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66485710658" table:style-name="ce1">
            <text:p>1,56649E+12</text:p>
          </table:table-cell>
          <table:table-cell table:number-columns-repeated="16376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2">
            <text:p>ConexÃ£o PVC Tipo T 50 mm SoldÃ¡vel<text:s/></text:p>
          </table:table-cell>
          <table:table-cell office:value-type="float" office:value="23" table:style-name="ce1">
            <text:p>2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96814054918" table:style-name="ce1">
            <text:p>1,59681E+12</text:p>
          </table:table-cell>
          <table:table-cell table:number-columns-repeated="16376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2">
            <text:p>ConexÃ£o PVC Tipo Adaptador 50 mm SoldÃ¡vel / 1/2" Rosca<text:s/></text:p>
          </table:table-cell>
          <table:table-cell office:value-type="float" office:value="23" table:style-name="ce1">
            <text:p>2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96812556203" table:style-name="ce1">
            <text:p>1,59681E+12</text:p>
          </table:table-cell>
          <table:table-cell table:number-columns-repeated="16376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2">
            <text:p>Mangueira De Jardim Completa Com ConexÃµes Clik E Esguicho<text:s/></text:p>
          </table:table-cell>
          <table:table-cell office:value-type="float" office:value="16" table:style-name="ce1">
            <text:p>16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96814420754" table:style-name="ce1">
            <text:p>1,59681E+12</text:p>
          </table:table-cell>
          <table:table-cell table:number-columns-repeated="16376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2">
            <text:p>Suporte PlÃ¡stico Para Mangueira De Jardim<text:s/></text:p>
          </table:table-cell>
          <table:table-cell office:value-type="float" office:value="23" table:style-name="ce1">
            <text:p>2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96814700842" table:style-name="ce1">
            <text:p>1,59681E+12</text:p>
          </table:table-cell>
          <table:table-cell table:number-columns-repeated="16376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2">
            <text:p>Parafuso Fhilips 4x40mm<text:s/></text:p>
          </table:table-cell>
          <table:table-cell office:value-type="float" office:value="23" table:style-name="ce1">
            <text:p>2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96814803433" table:style-name="ce1">
            <text:p>1,59681E+12</text:p>
          </table:table-cell>
          <table:table-cell table:number-columns-repeated="16376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2">
            <text:p>Bucha PlÃ¡stica 8mm<text:s/></text:p>
          </table:table-cell>
          <table:table-cell office:value-type="float" office:value="23" table:style-name="ce1">
            <text:p>2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96814835879" table:style-name="ce1">
            <text:p>1,59681E+12</text:p>
          </table:table-cell>
          <table:table-cell table:number-columns-repeated="16376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2">
            <text:p>DobradiÃ§a Gonzo 5/8"</text:p>
          </table:table-cell>
          <table:table-cell office:value-type="float" office:value="23" table:style-name="ce1">
            <text:p>2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96892173265" table:style-name="ce1">
            <text:p>1,59689E+12</text:p>
          </table:table-cell>
          <table:table-cell table:number-columns-repeated="16376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2">
            <text:p>VedaÃ§Ã£o Tipo Gaxeta Quadrada 30mm P.U.</text:p>
          </table:table-cell>
          <table:table-cell office:value-type="float" office:value="23" table:style-name="ce1">
            <text:p>2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97065950659" table:style-name="ce1">
            <text:p>1,59707E+12</text:p>
          </table:table-cell>
          <table:table-cell table:number-columns-repeated="16376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2">
            <text:p>Chapa PVC Usinado Conf Desenho<text:s/></text:p>
          </table:table-cell>
          <table:table-cell office:value-type="float" office:value="23" table:style-name="ce1">
            <text:p>2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97066418553" table:style-name="ce1">
            <text:p>1,59707E+12</text:p>
          </table:table-cell>
          <table:table-cell table:number-columns-repeated="16376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2">
            <text:p>ConexÃ£o PVC Tipo T 32mm SoldÃ¡vel<text:s/></text:p>
          </table:table-cell>
          <table:table-cell office:value-type="float" office:value="23" table:style-name="ce1">
            <text:p>2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97066911934" table:style-name="ce1">
            <text:p>1,59707E+12</text:p>
          </table:table-cell>
          <table:table-cell table:number-columns-repeated="16376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2">
            <text:p>Tubo PVC 32mm</text:p>
          </table:table-cell>
          <table:table-cell office:value-type="float" office:value="16" table:style-name="ce1">
            <text:p>16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97067015177" table:style-name="ce1">
            <text:p>1,59707E+12</text:p>
          </table:table-cell>
          <table:table-cell table:number-columns-repeated="16376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2">
            <text:p>Registro PVC 32mm Com Rosca<text:s/></text:p>
          </table:table-cell>
          <table:table-cell office:value-type="float" office:value="23" table:style-name="ce1">
            <text:p>2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97067106290" table:style-name="ce1">
            <text:p>1,59707E+12</text:p>
          </table:table-cell>
          <table:table-cell table:number-columns-repeated="16376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2">
            <text:p>ConexÃ£o PVC Tipo Adaptador 32mm</text:p>
          </table:table-cell>
          <table:table-cell office:value-type="float" office:value="23" table:style-name="ce1">
            <text:p>2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97067203284" table:style-name="ce1">
            <text:p>1,59707E+12</text:p>
          </table:table-cell>
          <table:table-cell table:number-columns-repeated="16376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2">
            <text:p>Registro PVC 50mm C Rosca<text:s/></text:p>
          </table:table-cell>
          <table:table-cell office:value-type="float" office:value="23" table:style-name="ce1">
            <text:p>23</text:p>
          </table:table-cell>
          <table:table-cell office:value-type="float" office:value="100" table:style-name="ce1">
            <text:p>1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97067366647" table:style-name="ce1">
            <text:p>1,59707E+12</text:p>
          </table:table-cell>
          <table:table-cell table:number-columns-repeated="16376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2">
            <text:p>Correia B 68<text:s/></text:p>
          </table:table-cell>
          <table:table-cell office:value-type="float" office:value="23" table:style-name="ce1">
            <text:p>23</text:p>
          </table:table-cell>
          <table:table-cell office:value-type="float" office:value="2800" table:style-name="ce1">
            <text:p>28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99084288614" table:style-name="ce1">
            <text:p>1,59908E+12</text:p>
          </table:table-cell>
          <table:table-cell table:number-columns-repeated="16376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2">
            <text:p>VÃ¡lvula Horizontal 3/4"</text:p>
          </table:table-cell>
          <table:table-cell office:value-type="float" office:value="23" table:style-name="ce1">
            <text:p>23</text:p>
          </table:table-cell>
          <table:table-cell office:value-type="float" office:value="12000" table:style-name="ce1">
            <text:p>120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99084763993" table:style-name="ce1">
            <text:p>1,59908E+12</text:p>
          </table:table-cell>
          <table:table-cell table:number-columns-repeated="16376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2">
            <text:p>Chapa Ferro Conf Desenho<text:s/></text:p>
          </table:table-cell>
          <table:table-cell office:value-type="float" office:value="20" table:style-name="ce1">
            <text:p>20</text:p>
          </table:table-cell>
          <table:table-cell office:value-type="float" office:value="3000" table:style-name="ce1">
            <text:p>30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99085054471" table:style-name="ce1">
            <text:p>1,59909E+12</text:p>
          </table:table-cell>
          <table:table-cell table:number-columns-repeated="16376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2">
            <text:p>Painel ElÃ©trico Comando 3 Bombas</text:p>
          </table:table-cell>
          <table:table-cell office:value-type="float" office:value="23" table:style-name="ce1">
            <text:p>23</text:p>
          </table:table-cell>
          <table:table-cell office:value-type="float" office:value="85000" table:style-name="ce1">
            <text:p>850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99141398819" table:style-name="ce1">
            <text:p>1,59914E+12</text:p>
          </table:table-cell>
          <table:table-cell table:number-columns-repeated="16376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2">
            <text:p>Tomada E Plug Para Cabo De ExtensÃ£o</text:p>
          </table:table-cell>
          <table:table-cell office:value-type="float" office:value="23" table:style-name="ce1">
            <text:p>23</text:p>
          </table:table-cell>
          <table:table-cell office:value-type="float" office:value="1200" table:style-name="ce1">
            <text:p>1200</text:p>
          </table:table-cell>
          <table:table-cell office:value-type="float" office:value="0" table:style-name="ce1">
            <text:p>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599230930755" table:style-name="ce1">
            <text:p>1,59923E+12</text:p>
          </table:table-cell>
          <table:table-cell table:number-columns-repeated="16376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2">
            <text:p>Contator 50 Ah</text:p>
          </table:table-cell>
          <table:table-cell office:value-type="float" office:value="23" table:style-name="ce1">
            <text:p>23</text:p>
          </table:table-cell>
          <table:table-cell office:value-type="float" office:value="32000" table:style-name="ce1">
            <text:p>32000</text:p>
          </table:table-cell>
          <table:table-cell office:value-type="float" office:value="32000" table:style-name="ce1">
            <text:p>320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07530389754" table:style-name="ce1">
            <text:p>1,60753E+12</text:p>
          </table:table-cell>
          <table:table-cell table:number-columns-repeated="16376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2">
            <text:p>Caixa PlÃ¡stica De LigaÃ§Ã£o</text:p>
          </table:table-cell>
          <table:table-cell office:value-type="float" office:value="23" table:style-name="ce1">
            <text:p>23</text:p>
          </table:table-cell>
          <table:table-cell office:value-type="float" office:value="6000" table:style-name="ce1">
            <text:p>6000</text:p>
          </table:table-cell>
          <table:table-cell office:value-type="float" office:value="6000" table:style-name="ce1">
            <text:p>6000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07530453951" table:style-name="ce1">
            <text:p>1,60753E+12</text:p>
          </table:table-cell>
          <table:table-cell table:number-columns-repeated="16376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2">
            <text:p>Mangueira Ar Comprimido 6mm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16173012812" table:style-name="ce1">
            <text:p>1,61617E+12</text:p>
          </table:table-cell>
          <table:table-cell table:number-columns-repeated="16376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2">
            <text:p>ConexÃ£o Reta PneumÃ¡tica 6mm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16173111635" table:style-name="ce1">
            <text:p>1,61617E+12</text:p>
          </table:table-cell>
          <table:table-cell table:number-columns-repeated="16376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2">
            <text:p>esticador fabricaÃ§Ã£o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fabricaÃ§Ã£o de esticador sob medida</text:p>
          </table:table-cell>
          <table:table-cell office:value-type="float" office:value="1620913854801" table:style-name="ce1">
            <text:p>1,62091E+12</text:p>
          </table:table-cell>
          <table:table-cell table:number-columns-repeated="16376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2">
            <text:p>convertedor de ferrugem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unidade em litros</text:p>
          </table:table-cell>
          <table:table-cell office:value-type="float" office:value="1620916366249" table:style-name="ce1">
            <text:p>1,62092E+12</text:p>
          </table:table-cell>
          <table:table-cell table:number-columns-repeated="16376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2">
            <text:p>tinta acrÃ­lica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tinta para metais</text:p>
          </table:table-cell>
          <table:table-cell office:value-type="float" office:value="1620916726404" table:style-name="ce1">
            <text:p>1,62092E+12</text:p>
          </table:table-cell>
          <table:table-cell table:number-columns-repeated="16376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2">
            <text:p>tinta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0916959095" table:style-name="ce1">
            <text:p>1,62092E+12</text:p>
          </table:table-cell>
          <table:table-cell table:number-columns-repeated="16376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2">
            <text:p>pincel 2"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0917032055" table:style-name="ce1">
            <text:p>1,62092E+12</text:p>
          </table:table-cell>
          <table:table-cell table:number-columns-repeated="16376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2">
            <text:p>resina parda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resina de laminaÃ§Ã£o</text:p>
          </table:table-cell>
          <table:table-cell office:value-type="float" office:value="1620917151875" table:style-name="ce1">
            <text:p>1,62092E+12</text:p>
          </table:table-cell>
          <table:table-cell table:number-columns-repeated="16376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2">
            <text:p>acoplador de ponta de tanque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acoplador usinado em PVC sob medida</text:p>
          </table:table-cell>
          <table:table-cell office:value-type="float" office:value="1620917763227" table:style-name="ce1">
            <text:p>1,62092E+12</text:p>
          </table:table-cell>
          <table:table-cell table:number-columns-repeated="16376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2">
            <text:p>veda rosca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0917864449" table:style-name="ce1">
            <text:p>1,62092E+12</text:p>
          </table:table-cell>
          <table:table-cell table:number-columns-repeated="16376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2">
            <text:p>suporte sensor sob medida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suporte fabricado sob medida</text:p>
          </table:table-cell>
          <table:table-cell office:value-type="float" office:value="1620918202282" table:style-name="ce1">
            <text:p>1,62092E+12</text:p>
          </table:table-cell>
          <table:table-cell table:number-columns-repeated="16376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2">
            <text:p>mangueira garganta 2"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0920505014" table:style-name="ce1">
            <text:p>1,62092E+12</text:p>
          </table:table-cell>
          <table:table-cell table:number-columns-repeated="16376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2">
            <text:p>abraÃ§adeira 2"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0920577830" table:style-name="ce1">
            <text:p>1,62092E+12</text:p>
          </table:table-cell>
          <table:table-cell table:number-columns-repeated="16376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2">
            <text:p>dobradiÃ§a inox 3"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0921011003" table:style-name="ce1">
            <text:p>1,62092E+12</text:p>
          </table:table-cell>
          <table:table-cell table:number-columns-repeated="16376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2">
            <text:p>arrebite 6 mm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0921071273" table:style-name="ce1">
            <text:p>1,62092E+12</text:p>
          </table:table-cell>
          <table:table-cell table:number-columns-repeated="16376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2">
            <text:p>joelho certo 1"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1365957030" table:style-name="ce1">
            <text:p>1,62137E+12</text:p>
          </table:table-cell>
          <table:table-cell table:number-columns-repeated="16376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2">
            <text:p>tubo ferro 1"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1366017598" table:style-name="ce1">
            <text:p>1,62137E+12</text:p>
          </table:table-cell>
          <table:table-cell table:number-columns-repeated="16376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2">
            <text:p>lixa flap 80G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1366378781" table:style-name="ce1">
            <text:p>1,62137E+12</text:p>
          </table:table-cell>
          <table:table-cell table:number-columns-repeated="16376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2">
            <text:p>parafuso sextavado M8X10 com porca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1367926958" table:style-name="ce1">
            <text:p>1,62137E+12</text:p>
          </table:table-cell>
          <table:table-cell table:number-columns-repeated="16376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2">
            <text:p>mangueira pneumÃ¡tica 10 mm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1597131619" table:style-name="ce1">
            <text:p>1,6216E+12</text:p>
          </table:table-cell>
          <table:table-cell table:number-columns-repeated="16376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2">
            <text:p>regulador de pressÃ£o 3/8" com filtro e purgador automÃ¡tico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1613292738" table:style-name="ce1">
            <text:p>1,62161E+12</text:p>
          </table:table-cell>
          <table:table-cell table:number-columns-repeated="16376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2">
            <text:p>adaptador pneumÃ¡tico 3/8" rosca 10mm pressÃ£o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1613439641" table:style-name="ce1">
            <text:p>1,62161E+12</text:p>
          </table:table-cell>
          <table:table-cell table:number-columns-repeated="16376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2">
            <text:p>joelho pneumÃ¡tico 3/8"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1613501966" table:style-name="ce1">
            <text:p>1,62161E+12</text:p>
          </table:table-cell>
          <table:table-cell table:number-columns-repeated="16376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2">
            <text:p>registro pneumÃ¡tico 3/8"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1613574697" table:style-name="ce1">
            <text:p>1,62161E+12</text:p>
          </table:table-cell>
          <table:table-cell table:number-columns-repeated="16376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2">
            <text:p>nipel de reduÃ§Ã£o pneumÃ¡tico 1/2" X 3/8"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1613649836" table:style-name="ce1">
            <text:p>1,62161E+12</text:p>
          </table:table-cell>
          <table:table-cell table:number-columns-repeated="16376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2">
            <text:p>conexÃ£o T pneumÃ¡tico 10mm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1613855537" table:style-name="ce1">
            <text:p>1,62161E+12</text:p>
          </table:table-cell>
          <table:table-cell table:number-columns-repeated="16376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2">
            <text:p>joelho pneumÃ¡tico 10mm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1613905729" table:style-name="ce1">
            <text:p>1,62161E+12</text:p>
          </table:table-cell>
          <table:table-cell table:number-columns-repeated="16376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2">
            <text:p>nipel pneumÃ¡tico 3/8"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1614130680" table:style-name="ce1">
            <text:p>1,62161E+12</text:p>
          </table:table-cell>
          <table:table-cell table:number-columns-repeated="16376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2">
            <text:p>regulador de pressÃ£o 3/8 com purga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1870643763" table:style-name="ce1">
            <text:p>1,62187E+12</text:p>
          </table:table-cell>
          <table:table-cell table:number-columns-repeated="16376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2">
            <text:p>joelho 50mm soldÃ¡vel tigre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4896613836" table:style-name="ce1">
            <text:p>1,6249E+12</text:p>
          </table:table-cell>
          <table:table-cell table:number-columns-repeated="16376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2">
            <text:p>T 50 mm soldÃ¡vel tigre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4896657002" table:style-name="ce1">
            <text:p>1,6249E+12</text:p>
          </table:table-cell>
          <table:table-cell table:number-columns-repeated="16376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2">
            <text:p>registro 50 mm rosca tigre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4896714365" table:style-name="ce1">
            <text:p>1,6249E+12</text:p>
          </table:table-cell>
          <table:table-cell table:number-columns-repeated="16376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2">
            <text:p>adaptador 50 mm rosca / soldÃ¡vel tigre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4896759359" table:style-name="ce1">
            <text:p>1,6249E+12</text:p>
          </table:table-cell>
          <table:table-cell table:number-columns-repeated="16376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2">
            <text:p>joelho 50 mm soldÃ¡vel tigre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4896797591" table:style-name="ce1">
            <text:p>1,6249E+12</text:p>
          </table:table-cell>
          <table:table-cell table:number-columns-repeated="16376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2">
            <text:p>luva 50 mm soldÃ¡vel tigre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4896846498" table:style-name="ce1">
            <text:p>1,6249E+12</text:p>
          </table:table-cell>
          <table:table-cell table:number-columns-repeated="16376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2">
            <text:p>cano 50 mm soldÃ¡vel tigre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barra de 6 m</text:p>
          </table:table-cell>
          <table:table-cell office:value-type="float" office:value="1624896939569" table:style-name="ce1">
            <text:p>1,6249E+12</text:p>
          </table:table-cell>
          <table:table-cell table:number-columns-repeated="16376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2">
            <text:p>joelho PVC 32 mm soldÃ¡vel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5491796424" table:style-name="ce1">
            <text:p>1,62549E+12</text:p>
          </table:table-cell>
          <table:table-cell table:number-columns-repeated="16376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2">
            <text:p>reduÃ§Ã£o PVC soldÃ¡vel 50--32 mm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5492245035" table:style-name="ce1">
            <text:p>1,62549E+12</text:p>
          </table:table-cell>
          <table:table-cell table:number-columns-repeated="16376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2">
            <text:p>protetor de correias 850 mm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string" table:style-name="ce2">
            <text:p/>
          </table:table-cell>
          <table:table-cell office:value-type="float" office:value="1626199906647" table:style-name="ce1">
            <text:p>1,6262E+12</text:p>
          </table:table-cell>
          <table:table-cell table:number-columns-repeated="16376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2">
            <text:p>conjunto de rosca extrusora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conjunto de rosca retificada por terceiro apenas montagem</text:p>
          </table:table-cell>
          <table:table-cell office:value-type="float" office:value="1626202221555" table:style-name="ce1">
            <text:p>1,6262E+12</text:p>
          </table:table-cell>
          <table:table-cell table:number-columns-repeated="16376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2">
            <text:p>espigÃ£o inox 40 mm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>fabricado usinagem</text:p>
          </table:table-cell>
          <table:table-cell office:value-type="float" office:value="1626205574335" table:style-name="ce1">
            <text:p>1,62621E+12</text:p>
          </table:table-cell>
          <table:table-cell table:number-columns-repeated="16376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2">
            <text:p>registro PVC 40 mm com rosca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205639909" table:style-name="ce1">
            <text:p>1,62621E+12</text:p>
          </table:table-cell>
          <table:table-cell table:number-columns-repeated="16376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2">
            <text:p>curva PVC 40 mm longa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205733930" table:style-name="ce1">
            <text:p>1,62621E+12</text:p>
          </table:table-cell>
          <table:table-cell table:number-columns-repeated="16376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2">
            <text:p>luva PVC 40 mm rosca / soldÃ¡vel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205928886" table:style-name="ce1">
            <text:p>1,62621E+12</text:p>
          </table:table-cell>
          <table:table-cell table:number-columns-repeated="16376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2">
            <text:p>luva PVC 40 mm soldÃ¡vel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206009973" table:style-name="ce1">
            <text:p>1,62621E+12</text:p>
          </table:table-cell>
          <table:table-cell table:number-columns-repeated="16376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2">
            <text:p>joelho ferro 3/4 Tupi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274385868" table:style-name="ce1">
            <text:p>1,62627E+12</text:p>
          </table:table-cell>
          <table:table-cell table:number-columns-repeated="16376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2">
            <text:p>nipel ferro 3/4 Tupi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274445611" table:style-name="ce1">
            <text:p>1,62627E+12</text:p>
          </table:table-cell>
          <table:table-cell table:number-columns-repeated="16376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2">
            <text:p>solda mig (aplicada )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string" table:style-name="ce2">
            <text:p/>
          </table:table-cell>
          <table:table-cell office:value-type="float" office:value="1626274652898" table:style-name="ce1">
            <text:p>1,62627E+12</text:p>
          </table:table-cell>
          <table:table-cell table:number-columns-repeated="16376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2">
            <text:p>espelho para sensor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352587447" table:style-name="ce1">
            <text:p>1,62635E+12</text:p>
          </table:table-cell>
          <table:table-cell table:number-columns-repeated="16376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2">
            <text:p>nipel PVC 32 mm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360418478" table:style-name="ce1">
            <text:p>1,62636E+12</text:p>
          </table:table-cell>
          <table:table-cell table:number-columns-repeated="16376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2">
            <text:p>cano PVC 25 mm soldÃ¡vel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360508838" table:style-name="ce1">
            <text:p>1,62636E+12</text:p>
          </table:table-cell>
          <table:table-cell table:number-columns-repeated="16376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2">
            <text:p>abraÃ§adeira 1.1/2" inox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360756861" table:style-name="ce1">
            <text:p>1,62636E+12</text:p>
          </table:table-cell>
          <table:table-cell table:number-columns-repeated="16376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2">
            <text:p>tubo inox 1"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360871150" table:style-name="ce1">
            <text:p>1,62636E+12</text:p>
          </table:table-cell>
          <table:table-cell table:number-columns-repeated="16376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2">
            <text:p>chapa inox 2 mm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360965553" table:style-name="ce1">
            <text:p>1,62636E+12</text:p>
          </table:table-cell>
          <table:table-cell table:number-columns-repeated="16376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2">
            <text:p>tarugo tecnil 50 mm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361147010" table:style-name="ce1">
            <text:p>1,62636E+12</text:p>
          </table:table-cell>
          <table:table-cell table:number-columns-repeated="16376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2">
            <text:p>tubo PVC 40 mm soldÃ¡vel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431062439" table:style-name="ce1">
            <text:p>1,62643E+12</text:p>
          </table:table-cell>
          <table:table-cell table:number-columns-repeated="16376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2">
            <text:p>joelho PVC 40 mm soldÃ¡vel tigre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432830697" table:style-name="ce1">
            <text:p>1,62643E+12</text:p>
          </table:table-cell>
          <table:table-cell table:number-columns-repeated="16376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2">
            <text:p>Flange PVC 40 mm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432965411" table:style-name="ce1">
            <text:p>1,62643E+12</text:p>
          </table:table-cell>
          <table:table-cell table:number-columns-repeated="16376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2">
            <text:p>serra copo com base 40 mm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string" table:style-name="ce2">
            <text:p/>
          </table:table-cell>
          <table:table-cell office:value-type="float" office:value="1626433250000" table:style-name="ce1">
            <text:p>1,62643E+12</text:p>
          </table:table-cell>
          <table:table-cell table:number-columns-repeated="16376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2">
            <text:p>boia de vareta 1".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433345930" table:style-name="ce1">
            <text:p>1,62643E+12</text:p>
          </table:table-cell>
          <table:table-cell table:number-columns-repeated="16376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2">
            <text:p>conexÃ£o PVC tipo adaptador 40 mm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433500097" table:style-name="ce1">
            <text:p>1,62643E+12</text:p>
          </table:table-cell>
          <table:table-cell table:number-columns-repeated="16376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2">
            <text:p>conexÃ£o PVC tipo T 40 mm soldÃ¡vel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434159810" table:style-name="ce1">
            <text:p>1,62643E+12</text:p>
          </table:table-cell>
          <table:table-cell table:number-columns-repeated="16376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2">
            <text:p>espuma expansiva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434499639" table:style-name="ce1">
            <text:p>1,62643E+12</text:p>
          </table:table-cell>
          <table:table-cell table:number-columns-repeated="16376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2">
            <text:p>cola PVC alta fusÃ£o</text:p>
          </table:table-cell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436253603" table:style-name="ce1">
            <text:p>1,62644E+12</text:p>
          </table:table-cell>
          <table:table-cell table:number-columns-repeated="16376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2">
            <text:p>serra para arco de serra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436358651" table:style-name="ce1">
            <text:p>1,62644E+12</text:p>
          </table:table-cell>
          <table:table-cell table:number-columns-repeated="16376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2">
            <text:p>nipel de reduÃ§Ã£o 40 / 32 mm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436575547" table:style-name="ce1">
            <text:p>1,62644E+12</text:p>
          </table:table-cell>
          <table:table-cell table:number-columns-repeated="16376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2">
            <text:p>cano PVC 40 mm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437106698" table:style-name="ce1">
            <text:p>1,62644E+12</text:p>
          </table:table-cell>
          <table:table-cell table:number-columns-repeated="16376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2">
            <text:p>reduÃ§Ã£o PVC 40--32mm soldÃ¡vel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438112723" table:style-name="ce1">
            <text:p>1,62644E+12</text:p>
          </table:table-cell>
          <table:table-cell table:number-columns-repeated="16376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2">
            <text:p>flange PVC 32 mm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443228924" table:style-name="ce1">
            <text:p>1,62644E+12</text:p>
          </table:table-cell>
          <table:table-cell table:number-columns-repeated="16376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2">
            <text:p>uniÃ£o metÃ¡lica 1.1/4" com junÃ§Ã£o de cobre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6717754970" table:style-name="ce1">
            <text:p>1,62672E+12</text:p>
          </table:table-cell>
          <table:table-cell table:number-columns-repeated="16376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2">
            <text:p>madeira / reciclagem / paletes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7041680084" table:style-name="ce1">
            <text:p>1,62704E+12</text:p>
          </table:table-cell>
          <table:table-cell table:number-columns-repeated="16376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2">
            <text:p>Mola 15X15 arame 2.5mm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7042421768" table:style-name="ce1">
            <text:p>1,62704E+12</text:p>
          </table:table-cell>
          <table:table-cell table:number-columns-repeated="16376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2">
            <text:p>peneira tipo redinha malha 0.25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7047136682" table:style-name="ce1">
            <text:p>1,62705E+12</text:p>
          </table:table-cell>
          <table:table-cell table:number-columns-repeated="16376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2">
            <text:p>compensado <text:s/>200x200x5 mm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7054707570" table:style-name="ce1">
            <text:p>1,62705E+12</text:p>
          </table:table-cell>
          <table:table-cell table:number-columns-repeated="16376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2">
            <text:p>barbante pavio</text:p>
          </table:table-cell>
          <table:table-cell office:value-type="float" office:value="16" table:style-name="ce1">
            <text:p>1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7054803726" table:style-name="ce1">
            <text:p>1,62705E+12</text:p>
          </table:table-cell>
          <table:table-cell table:number-columns-repeated="16376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2">
            <text:p>disco corte 4" Esmerilhadeira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7055352377" table:style-name="ce1">
            <text:p>1,62706E+12</text:p>
          </table:table-cell>
          <table:table-cell table:number-columns-repeated="16376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2">
            <text:p>disco Flap 60g Esmerilhadeira</text:p>
          </table:table-cell>
          <table:table-cell office:value-type="float" office:value="23" table:style-name="ce1">
            <text:p>2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7055397473" table:style-name="ce1">
            <text:p>1,62706E+12</text:p>
          </table:table-cell>
          <table:table-cell table:number-columns-repeated="16376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2">
            <text:p>tinta amarelo seguranÃ§a</text:p>
          </table:table-cell>
          <table:table-cell office:value-type="float" office:value="15" table:style-name="ce1">
            <text:p>1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string" table:style-name="ce2">
            <text:p/>
          </table:table-cell>
          <table:table-cell office:value-type="float" office:value="1627055701588" table:style-name="ce1">
            <text:p>1,62706E+12</text:p>
          </table:table-cell>
          <table:table-cell table:number-columns-repeated="16376"/>
        </table:table-row>
        <table:table-row table:number-rows-repeated="1048449" table:style-name="ro1">
          <table:table-cell table:number-columns-repeated="16384"/>
        </table:table-row>
      </table:table>
      <table:table table:name="service_order_item" table:style-name="ta1">
        <table:table-column table:style-name="co13" table:default-cell-style-name="ce1"/>
        <table:table-column table:style-name="co47" table:default-cell-style-name="ce1"/>
        <table:table-column table:style-name="co48" table:default-cell-style-name="ce1"/>
        <table:table-column table:style-name="co44" table:default-cell-style-name="ce1"/>
        <table:table-column table:style-name="co40" table:default-cell-style-name="ce1"/>
        <table:table-column table:style-name="co49" table:default-cell-style-name="ce1"/>
        <table:table-column table:style-name="co11" table:default-cell-style-name="ce1"/>
        <table:table-column table:style-name="co1" table:number-columns-repeated="16377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service_order_id</text:p>
          </table:table-cell>
          <table:table-cell office:value-type="string" table:style-name="ce1">
            <text:p>product_id</text:p>
          </table:table-cell>
          <table:table-cell office:value-type="string" table:style-name="ce1">
            <text:p>service_id</text:p>
          </table:table-cell>
          <table:table-cell office:value-type="string" table:style-name="ce1">
            <text:p>price</text:p>
          </table:table-cell>
          <table:table-cell office:value-type="string" table:style-name="ce1">
            <text:p>quantity</text:p>
          </table:table-cell>
          <table:table-cell office:value-type="string" table:style-name="ce1">
            <text:p>amount</text:p>
          </table:table-cell>
          <table:table-cell table:number-columns-repeated="16377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8" table:style-name="ce1">
            <text:p>8</text:p>
          </table:table-cell>
          <table:table-cell office:value-type="float" office:value="10400" table:style-name="ce1">
            <text:p>10400</text:p>
          </table:table-cell>
          <table:table-cell table:number-columns-repeated="16377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4" table:style-name="ce1">
            <text:p>4</text:p>
          </table:table-cell>
          <table:table-cell office:value-type="float" office:value="5200" table:style-name="ce1">
            <text:p>5200</text:p>
          </table:table-cell>
          <table:table-cell table:number-columns-repeated="16377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900" table:style-name="ce1">
            <text:p>2900</text:p>
          </table:table-cell>
          <table:table-cell office:value-type="float" office:value="3" table:style-name="ce1">
            <text:p>3</text:p>
          </table:table-cell>
          <table:table-cell office:value-type="float" office:value="8700" table:style-name="ce1">
            <text:p>8700</text:p>
          </table:table-cell>
          <table:table-cell table:number-columns-repeated="16377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5100" table:style-name="ce1">
            <text:p>15100</text:p>
          </table:table-cell>
          <table:table-cell office:value-type="float" office:value="1" table:style-name="ce1">
            <text:p>1</text:p>
          </table:table-cell>
          <table:table-cell office:value-type="float" office:value="15100" table:style-name="ce1">
            <text:p>15100</text:p>
          </table:table-cell>
          <table:table-cell table:number-columns-repeated="16377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15" table:style-name="ce1">
            <text:p>15</text:p>
          </table:table-cell>
          <table:table-cell office:value-type="float" office:value="150" table:style-name="ce1">
            <text:p>150</text:p>
          </table:table-cell>
          <table:table-cell table:number-columns-repeated="16377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30100" table:style-name="ce1">
            <text:p>130100</text:p>
          </table:table-cell>
          <table:table-cell office:value-type="float" office:value="1" table:style-name="ce1">
            <text:p>1</text:p>
          </table:table-cell>
          <table:table-cell office:value-type="float" office:value="130100" table:style-name="ce1">
            <text:p>130100</text:p>
          </table:table-cell>
          <table:table-cell table:number-columns-repeated="16377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16" table:style-name="ce1">
            <text:p>16</text:p>
          </table:table-cell>
          <table:table-cell office:value-type="float" office:value="20800" table:style-name="ce1">
            <text:p>20800</text:p>
          </table:table-cell>
          <table:table-cell table:number-columns-repeated="16377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2000" table:style-name="ce1">
            <text:p>12000</text:p>
          </table:table-cell>
          <table:table-cell office:value-type="float" office:value="3" table:style-name="ce1">
            <text:p>3</text:p>
          </table:table-cell>
          <table:table-cell office:value-type="float" office:value="36000" table:style-name="ce1">
            <text:p>36000</text:p>
          </table:table-cell>
          <table:table-cell table:number-columns-repeated="16377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4" table:style-name="ce1">
            <text:p>4</text:p>
          </table:table-cell>
          <table:table-cell office:value-type="float" office:value="5200" table:style-name="ce1">
            <text:p>5200</text:p>
          </table:table-cell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551" table:style-name="ce1">
            <text:p>551</text:p>
          </table:table-cell>
          <table:table-cell office:value-type="float" office:value="1" table:style-name="ce1">
            <text:p>1</text:p>
          </table:table-cell>
          <table:table-cell office:value-type="float" office:value="551" table:style-name="ce1">
            <text:p>551</text:p>
          </table:table-cell>
          <table:table-cell table:number-columns-repeated="16377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table:number-columns-repeated="16377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6" table:style-name="ce1">
            <text:p>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2" table:style-name="ce1">
            <text:p>2</text:p>
          </table:table-cell>
          <table:table-cell office:value-type="float" office:value="2600" table:style-name="ce1">
            <text:p>2600</text:p>
          </table:table-cell>
          <table:table-cell table:number-columns-repeated="16377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3" table:style-name="ce1">
            <text:p>3</text:p>
          </table:table-cell>
          <table:table-cell office:value-type="float" office:value="453" table:style-name="ce1">
            <text:p>453</text:p>
          </table:table-cell>
          <table:table-cell table:number-columns-repeated="16377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6100" table:style-name="ce1">
            <text:p>16100</text:p>
          </table:table-cell>
          <table:table-cell office:value-type="float" office:value="1" table:style-name="ce1">
            <text:p>1</text:p>
          </table:table-cell>
          <table:table-cell office:value-type="float" office:value="16100" table:style-name="ce1">
            <text:p>16100</text:p>
          </table:table-cell>
          <table:table-cell table:number-columns-repeated="16377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2" table:style-name="ce1">
            <text:p>2</text:p>
          </table:table-cell>
          <table:table-cell office:value-type="float" office:value="2600" table:style-name="ce1">
            <text:p>2600</text:p>
          </table:table-cell>
          <table:table-cell table:number-columns-repeated="16377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2" table:style-name="ce1">
            <text:p>2</text:p>
          </table:table-cell>
          <table:table-cell office:value-type="float" office:value="2600" table:style-name="ce1">
            <text:p>2600</text:p>
          </table:table-cell>
          <table:table-cell table:number-columns-repeated="16377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80" table:style-name="ce1">
            <text:p>80</text:p>
          </table:table-cell>
          <table:table-cell office:value-type="float" office:value="4" table:style-name="ce1">
            <text:p>4</text:p>
          </table:table-cell>
          <table:table-cell office:value-type="float" office:value="320" table:style-name="ce1">
            <text:p>320</text:p>
          </table:table-cell>
          <table:table-cell table:number-columns-repeated="16377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5000" table:style-name="ce1">
            <text:p>5000</text:p>
          </table:table-cell>
          <table:table-cell office:value-type="float" office:value="1" table:style-name="ce1">
            <text:p>1</text:p>
          </table:table-cell>
          <table:table-cell office:value-type="float" office:value="5000" table:style-name="ce1">
            <text:p>5000</text:p>
          </table:table-cell>
          <table:table-cell table:number-columns-repeated="16377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000" table:style-name="ce1">
            <text:p>4000</text:p>
          </table:table-cell>
          <table:table-cell office:value-type="float" office:value="2" table:style-name="ce1">
            <text:p>2</text:p>
          </table:table-cell>
          <table:table-cell office:value-type="float" office:value="8000" table:style-name="ce1">
            <text:p>8000</text:p>
          </table:table-cell>
          <table:table-cell table:number-columns-repeated="16377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151" table:style-name="ce1">
            <text:p>151</text:p>
          </table:table-cell>
          <table:table-cell office:value-type="float" office:value="4" table:style-name="ce1">
            <text:p>4</text:p>
          </table:table-cell>
          <table:table-cell office:value-type="float" office:value="604" table:style-name="ce1">
            <text:p>604</text:p>
          </table:table-cell>
          <table:table-cell table:number-columns-repeated="16377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table:number-columns-repeated="16377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680" table:style-name="ce1">
            <text:p>680</text:p>
          </table:table-cell>
          <table:table-cell office:value-type="float" office:value="1" table:style-name="ce1">
            <text:p>1</text:p>
          </table:table-cell>
          <table:table-cell office:value-type="float" office:value="680" table:style-name="ce1">
            <text:p>680</text:p>
          </table:table-cell>
          <table:table-cell table:number-columns-repeated="16377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table:number-columns-repeated="16377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50" table:style-name="ce1">
            <text:p>50</text:p>
          </table:table-cell>
          <table:table-cell office:value-type="float" office:value="1" table:style-name="ce1">
            <text:p>1</text:p>
          </table:table-cell>
          <table:table-cell office:value-type="float" office:value="50" table:style-name="ce1">
            <text:p>50</text:p>
          </table:table-cell>
          <table:table-cell table:number-columns-repeated="16377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3" table:style-name="ce1">
            <text:p>3</text:p>
          </table:table-cell>
          <table:table-cell office:value-type="float" office:value="3900" table:style-name="ce1">
            <text:p>3900</text:p>
          </table:table-cell>
          <table:table-cell table:number-columns-repeated="16377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table:number-columns-repeated="16377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14" table:style-name="ce1">
            <text:p>14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2" table:style-name="ce1">
            <text:p>2</text:p>
          </table:table-cell>
          <table:table-cell office:value-type="float" office:value="900" table:style-name="ce1">
            <text:p>900</text:p>
          </table:table-cell>
          <table:table-cell table:number-columns-repeated="16377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13" table:style-name="ce1">
            <text:p>13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4500" table:style-name="ce1">
            <text:p>4500</text:p>
          </table:table-cell>
          <table:table-cell office:value-type="float" office:value="1" table:style-name="ce1">
            <text:p>1</text:p>
          </table:table-cell>
          <table:table-cell office:value-type="float" office:value="4500" table:style-name="ce1">
            <text:p>4500</text:p>
          </table:table-cell>
          <table:table-cell table:number-columns-repeated="16377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11" table:style-name="ce1">
            <text:p>1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8" table:style-name="ce1">
            <text:p>8</text:p>
          </table:table-cell>
          <table:table-cell office:value-type="float" office:value="10400" table:style-name="ce1">
            <text:p>10400</text:p>
          </table:table-cell>
          <table:table-cell table:number-columns-repeated="16377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1" table:style-name="ce1">
            <text:p>11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3500" table:style-name="ce1">
            <text:p>3500</text:p>
          </table:table-cell>
          <table:table-cell office:value-type="float" office:value="9" table:style-name="ce1">
            <text:p>9</text:p>
          </table:table-cell>
          <table:table-cell office:value-type="float" office:value="31500" table:style-name="ce1">
            <text:p>31500</text:p>
          </table:table-cell>
          <table:table-cell table:number-columns-repeated="16377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1" table:style-name="ce1">
            <text:p>11</text:p>
          </table:table-cell>
          <table:table-cell office:value-type="float" office:value="13" table:style-name="ce1">
            <text:p>13</text:p>
          </table:table-cell>
          <table:table-cell table:style-name="ce1"/>
          <table:table-cell office:value-type="float" office:value="245000" table:style-name="ce1">
            <text:p>245000</text:p>
          </table:table-cell>
          <table:table-cell office:value-type="float" office:value="1" table:style-name="ce1">
            <text:p>1</text:p>
          </table:table-cell>
          <table:table-cell office:value-type="float" office:value="245000" table:style-name="ce1">
            <text:p>245000</text:p>
          </table:table-cell>
          <table:table-cell table:number-columns-repeated="16377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7" table:style-name="ce1">
            <text:p>7</text:p>
          </table:table-cell>
          <table:table-cell office:value-type="float" office:value="45000" table:style-name="ce1">
            <text:p>45000</text:p>
          </table:table-cell>
          <table:table-cell office:value-type="float" office:value="1" table:style-name="ce1">
            <text:p>1</text:p>
          </table:table-cell>
          <table:table-cell office:value-type="float" office:value="45000" table:style-name="ce1">
            <text:p>45000</text:p>
          </table:table-cell>
          <table:table-cell table:number-columns-repeated="16377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16" table:style-name="ce1">
            <text:p>16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5" table:style-name="ce1">
            <text:p>5</text:p>
          </table:table-cell>
          <table:table-cell office:value-type="float" office:value="2250" table:style-name="ce1">
            <text:p>2250</text:p>
          </table:table-cell>
          <table:table-cell table:number-columns-repeated="16377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16" table:style-name="ce1">
            <text:p>16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800" table:style-name="ce1">
            <text:p>800</text:p>
          </table:table-cell>
          <table:table-cell office:value-type="float" office:value="2" table:style-name="ce1">
            <text:p>2</text:p>
          </table:table-cell>
          <table:table-cell office:value-type="float" office:value="1600" table:style-name="ce1">
            <text:p>1600</text:p>
          </table:table-cell>
          <table:table-cell table:number-columns-repeated="16377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16" table:style-name="ce1">
            <text:p>1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2" table:style-name="ce1">
            <text:p>2</text:p>
          </table:table-cell>
          <table:table-cell office:value-type="float" office:value="2600" table:style-name="ce1">
            <text:p>2600</text:p>
          </table:table-cell>
          <table:table-cell table:number-columns-repeated="16377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table:style-name="ce1"/>
          <table:table-cell office:value-type="float" office:value="3500" table:style-name="ce1">
            <text:p>3500</text:p>
          </table:table-cell>
          <table:table-cell office:value-type="float" office:value="1" table:style-name="ce1">
            <text:p>1</text:p>
          </table:table-cell>
          <table:table-cell office:value-type="float" office:value="3500" table:style-name="ce1">
            <text:p>3500</text:p>
          </table:table-cell>
          <table:table-cell table:number-columns-repeated="16377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table:number-columns-repeated="16377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float" office:value="30" table:style-name="ce1">
            <text:p>30</text:p>
          </table:table-cell>
          <table:table-cell office:value-type="float" office:value="18" table:style-name="ce1">
            <text:p>18</text:p>
          </table:table-cell>
          <table:table-cell table:style-name="ce1"/>
          <table:table-cell office:value-type="float" office:value="650" table:style-name="ce1">
            <text:p>650</text:p>
          </table:table-cell>
          <table:table-cell office:value-type="float" office:value="1" table:style-name="ce1">
            <text:p>1</text:p>
          </table:table-cell>
          <table:table-cell office:value-type="float" office:value="650" table:style-name="ce1">
            <text:p>650</text:p>
          </table:table-cell>
          <table:table-cell table:number-columns-repeated="16377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table:number-columns-repeated="16377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31" table:style-name="ce1">
            <text:p>31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1500" table:style-name="ce1">
            <text:p>1500</text:p>
          </table:table-cell>
          <table:table-cell office:value-type="float" office:value="1" table:style-name="ce1">
            <text:p>1</text:p>
          </table:table-cell>
          <table:table-cell office:value-type="float" office:value="1500" table:style-name="ce1">
            <text:p>1500</text:p>
          </table:table-cell>
          <table:table-cell table:number-columns-repeated="16377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2" table:style-name="ce1">
            <text:p>2</text:p>
          </table:table-cell>
          <table:table-cell office:value-type="float" office:value="2600" table:style-name="ce1">
            <text:p>2600</text:p>
          </table:table-cell>
          <table:table-cell table:number-columns-repeated="16377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16" table:style-name="ce1">
            <text:p>16</text:p>
          </table:table-cell>
          <table:table-cell office:value-type="float" office:value="20800" table:style-name="ce1">
            <text:p>20800</text:p>
          </table:table-cell>
          <table:table-cell table:number-columns-repeated="16377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float" office:value="28" table:style-name="ce1">
            <text:p>28</text:p>
          </table:table-cell>
          <table:table-cell office:value-type="float" office:value="20" table:style-name="ce1">
            <text:p>20</text:p>
          </table:table-cell>
          <table:table-cell table:style-name="ce1"/>
          <table:table-cell office:value-type="float" office:value="15000" table:style-name="ce1">
            <text:p>15000</text:p>
          </table:table-cell>
          <table:table-cell office:value-type="float" office:value="1" table:style-name="ce1">
            <text:p>1</text:p>
          </table:table-cell>
          <table:table-cell office:value-type="float" office:value="15000" table:style-name="ce1">
            <text:p>15000</text:p>
          </table:table-cell>
          <table:table-cell table:number-columns-repeated="16377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table:number-columns-repeated="16377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2" table:style-name="ce1">
            <text:p>32</text:p>
          </table:table-cell>
          <table:table-cell office:value-type="float" office:value="21" table:style-name="ce1">
            <text:p>21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2" table:style-name="ce1">
            <text:p>2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4" table:style-name="ce1">
            <text:p>4</text:p>
          </table:table-cell>
          <table:table-cell office:value-type="float" office:value="5200" table:style-name="ce1">
            <text:p>5200</text:p>
          </table:table-cell>
          <table:table-cell table:number-columns-repeated="16377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33" table:style-name="ce1">
            <text:p>33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300" table:style-name="ce1">
            <text:p>300</text:p>
          </table:table-cell>
          <table:table-cell office:value-type="float" office:value="3" table:style-name="ce1">
            <text:p>3</text:p>
          </table:table-cell>
          <table:table-cell office:value-type="float" office:value="900" table:style-name="ce1">
            <text:p>900</text:p>
          </table:table-cell>
          <table:table-cell table:number-columns-repeated="16377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33" table:style-name="ce1">
            <text:p>33</text:p>
          </table:table-cell>
          <table:table-cell office:value-type="float" office:value="23" table:style-name="ce1">
            <text:p>23</text:p>
          </table:table-cell>
          <table:table-cell table:style-name="ce1"/>
          <table:table-cell office:value-type="float" office:value="200" table:style-name="ce1">
            <text:p>200</text:p>
          </table:table-cell>
          <table:table-cell office:value-type="float" office:value="2" table:style-name="ce1">
            <text:p>2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33" table:style-name="ce1">
            <text:p>33</text:p>
          </table:table-cell>
          <table:table-cell office:value-type="float" office:value="24" table:style-name="ce1">
            <text:p>24</text:p>
          </table:table-cell>
          <table:table-cell table:style-name="ce1"/>
          <table:table-cell office:value-type="float" office:value="600" table:style-name="ce1">
            <text:p>600</text:p>
          </table:table-cell>
          <table:table-cell office:value-type="float" office:value="2" table:style-name="ce1">
            <text:p>2</text:p>
          </table:table-cell>
          <table:table-cell office:value-type="float" office:value="1200" table:style-name="ce1">
            <text:p>1200</text:p>
          </table:table-cell>
          <table:table-cell table:number-columns-repeated="16377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33" table:style-name="ce1">
            <text:p>33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900" table:style-name="ce1">
            <text:p>2900</text:p>
          </table:table-cell>
          <table:table-cell office:value-type="float" office:value="1" table:style-name="ce1">
            <text:p>1</text:p>
          </table:table-cell>
          <table:table-cell office:value-type="float" office:value="2900" table:style-name="ce1">
            <text:p>2900</text:p>
          </table:table-cell>
          <table:table-cell table:number-columns-repeated="16377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800" table:style-name="ce1">
            <text:p>800</text:p>
          </table:table-cell>
          <table:table-cell table:number-columns-repeated="16377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33" table:style-name="ce1">
            <text:p>33</text:p>
          </table:table-cell>
          <table:table-cell office:value-type="float" office:value="27" table:style-name="ce1">
            <text:p>27</text:p>
          </table:table-cell>
          <table:table-cell table:style-name="ce1"/>
          <table:table-cell office:value-type="float" office:value="3500" table:style-name="ce1">
            <text:p>3500</text:p>
          </table:table-cell>
          <table:table-cell office:value-type="float" office:value="1" table:style-name="ce1">
            <text:p>1</text:p>
          </table:table-cell>
          <table:table-cell office:value-type="float" office:value="3500" table:style-name="ce1">
            <text:p>3500</text:p>
          </table:table-cell>
          <table:table-cell table:number-columns-repeated="16377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45000" table:style-name="ce1">
            <text:p>45000</text:p>
          </table:table-cell>
          <table:table-cell office:value-type="float" office:value="1" table:style-name="ce1">
            <text:p>1</text:p>
          </table:table-cell>
          <table:table-cell office:value-type="float" office:value="45000" table:style-name="ce1">
            <text:p>45000</text:p>
          </table:table-cell>
          <table:table-cell table:number-columns-repeated="16377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2" table:style-name="ce1">
            <text:p>2</text:p>
          </table:table-cell>
          <table:table-cell office:value-type="float" office:value="2600" table:style-name="ce1">
            <text:p>2600</text:p>
          </table:table-cell>
          <table:table-cell table:number-columns-repeated="16377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500" table:style-name="ce1">
            <text:p>500</text:p>
          </table:table-cell>
          <table:table-cell office:value-type="float" office:value="8" table:style-name="ce1">
            <text:p>8</text:p>
          </table:table-cell>
          <table:table-cell office:value-type="float" office:value="4000" table:style-name="ce1">
            <text:p>4000</text:p>
          </table:table-cell>
          <table:table-cell table:number-columns-repeated="16377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table:number-columns-repeated="16377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3" table:style-name="ce1">
            <text:p>3</text:p>
          </table:table-cell>
          <table:table-cell office:value-type="float" office:value="3900" table:style-name="ce1">
            <text:p>3900</text:p>
          </table:table-cell>
          <table:table-cell table:number-columns-repeated="16377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5000" table:style-name="ce1">
            <text:p>35000</text:p>
          </table:table-cell>
          <table:table-cell office:value-type="float" office:value="1" table:style-name="ce1">
            <text:p>1</text:p>
          </table:table-cell>
          <table:table-cell office:value-type="float" office:value="35000" table:style-name="ce1">
            <text:p>35000</text:p>
          </table:table-cell>
          <table:table-cell table:number-columns-repeated="16377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118" table:style-name="ce1">
            <text:p>118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118" table:style-name="ce1">
            <text:p>118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300" table:style-name="ce1">
            <text:p>1300</text:p>
          </table:table-cell>
          <table:table-cell office:value-type="float" office:value="3" table:style-name="ce1">
            <text:p>3</text:p>
          </table:table-cell>
          <table:table-cell office:value-type="float" office:value="3900" table:style-name="ce1">
            <text:p>3900</text:p>
          </table:table-cell>
          <table:table-cell table:number-columns-repeated="16377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118" table:style-name="ce1">
            <text:p>118</text:p>
          </table:table-cell>
          <table:table-cell office:value-type="float" office:value="7" table:style-name="ce1">
            <text:p>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118" table:style-name="ce1">
            <text:p>118</text:p>
          </table:table-cell>
          <table:table-cell office:value-type="float" office:value="30" table:style-name="ce1">
            <text:p>3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5" table:style-name="ce1">
            <text:p>15</text:p>
          </table:table-cell>
          <table:table-cell office:value-type="float" office:value="1500" table:style-name="ce1">
            <text:p>1500</text:p>
          </table:table-cell>
          <table:table-cell table:number-columns-repeated="16377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118" table:style-name="ce1">
            <text:p>118</text:p>
          </table:table-cell>
          <table:table-cell office:value-type="float" office:value="31" table:style-name="ce1">
            <text:p>3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18" table:style-name="ce1">
            <text:p>118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118" table:style-name="ce1">
            <text:p>118</text:p>
          </table:table-cell>
          <table:table-cell office:value-type="float" office:value="33" table:style-name="ce1">
            <text:p>33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18" table:style-name="ce1">
            <text:p>118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office:value-type="float" office:value="2" table:style-name="ce1">
            <text:p>2</text:p>
          </table:table-cell>
          <table:table-cell office:value-type="float" office:value="5000" table:style-name="ce1">
            <text:p>5000</text:p>
          </table:table-cell>
          <table:table-cell table:number-columns-repeated="16377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119" table:style-name="ce1">
            <text:p>119</text:p>
          </table:table-cell>
          <table:table-cell office:value-type="float" office:value="34" table:style-name="ce1">
            <text:p>34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office:value-type="float" office:value="2" table:style-name="ce1">
            <text:p>2</text:p>
          </table:table-cell>
          <table:table-cell office:value-type="float" office:value="5000" table:style-name="ce1">
            <text:p>5000</text:p>
          </table:table-cell>
          <table:table-cell table:number-columns-repeated="16377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124" table:style-name="ce1">
            <text:p>124</text:p>
          </table:table-cell>
          <table:table-cell office:value-type="float" office:value="35" table:style-name="ce1">
            <text:p>35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office:value-type="float" office:value="2" table:style-name="ce1">
            <text:p>2</text:p>
          </table:table-cell>
          <table:table-cell office:value-type="float" office:value="5000" table:style-name="ce1">
            <text:p>5000</text:p>
          </table:table-cell>
          <table:table-cell table:number-columns-repeated="16377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123" table:style-name="ce1">
            <text:p>123</text:p>
          </table:table-cell>
          <table:table-cell office:value-type="float" office:value="36" table:style-name="ce1">
            <text:p>36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office:value-type="float" office:value="3" table:style-name="ce1">
            <text:p>3</text:p>
          </table:table-cell>
          <table:table-cell office:value-type="float" office:value="7500" table:style-name="ce1">
            <text:p>7500</text:p>
          </table:table-cell>
          <table:table-cell table:number-columns-repeated="16377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122" table:style-name="ce1">
            <text:p>122</text:p>
          </table:table-cell>
          <table:table-cell office:value-type="float" office:value="28" table:style-name="ce1">
            <text:p>2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22" table:style-name="ce1">
            <text:p>122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22" table:style-name="ce1">
            <text:p>122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office:value-type="float" office:value="600" table:style-name="ce1">
            <text:p>600</text:p>
          </table:table-cell>
          <table:table-cell table:number-columns-repeated="16377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122" table:style-name="ce1">
            <text:p>122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122" table:style-name="ce1">
            <text:p>122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office:value-type="float" office:value="600" table:style-name="ce1">
            <text:p>600</text:p>
          </table:table-cell>
          <table:table-cell table:number-columns-repeated="16377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122" table:style-name="ce1">
            <text:p>122</text:p>
          </table:table-cell>
          <table:table-cell office:value-type="float" office:value="41" table:style-name="ce1">
            <text:p>41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122" table:style-name="ce1">
            <text:p>122</text:p>
          </table:table-cell>
          <table:table-cell office:value-type="float" office:value="29" table:style-name="ce1">
            <text:p>2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8000" table:style-name="ce1">
            <text:p>18000</text:p>
          </table:table-cell>
          <table:table-cell office:value-type="float" office:value="1" table:style-name="ce1">
            <text:p>1</text:p>
          </table:table-cell>
          <table:table-cell office:value-type="float" office:value="18000" table:style-name="ce1">
            <text:p>18000</text:p>
          </table:table-cell>
          <table:table-cell table:number-columns-repeated="16377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134" table:style-name="ce1">
            <text:p>13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office:value-type="float" office:value="2" table:style-name="ce1">
            <text:p>2</text:p>
          </table:table-cell>
          <table:table-cell office:value-type="float" office:value="5000" table:style-name="ce1">
            <text:p>5000</text:p>
          </table:table-cell>
          <table:table-cell table:number-columns-repeated="16377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140" table:style-name="ce1">
            <text:p>140</text:p>
          </table:table-cell>
          <table:table-cell office:value-type="float" office:value="42" table:style-name="ce1">
            <text:p>42</text:p>
          </table:table-cell>
          <table:table-cell table:style-name="ce1"/>
          <table:table-cell office:value-type="float" office:value="2800" table:style-name="ce1">
            <text:p>2800</text:p>
          </table:table-cell>
          <table:table-cell office:value-type="float" office:value="5" table:style-name="ce1">
            <text:p>5</text:p>
          </table:table-cell>
          <table:table-cell office:value-type="float" office:value="14000" table:style-name="ce1">
            <text:p>14000</text:p>
          </table:table-cell>
          <table:table-cell table:number-columns-repeated="16377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140" table:style-name="ce1">
            <text:p>14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table:number-columns-repeated="16377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139" table:style-name="ce1">
            <text:p>13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table:number-columns-repeated="16377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138" table:style-name="ce1">
            <text:p>13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table:number-columns-repeated="16377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138" table:style-name="ce1">
            <text:p>138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2" table:style-name="ce1">
            <text:p>2</text:p>
          </table:table-cell>
          <table:table-cell office:value-type="float" office:value="800" table:style-name="ce1">
            <text:p>800</text:p>
          </table:table-cell>
          <table:table-cell table:number-columns-repeated="16377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129" table:style-name="ce1">
            <text:p>12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table:number-columns-repeated="16377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137" table:style-name="ce1">
            <text:p>13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table:number-columns-repeated="16377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37" table:style-name="ce1">
            <text:p>137</text:p>
          </table:table-cell>
          <table:table-cell office:value-type="float" office:value="43" table:style-name="ce1">
            <text:p>43</text:p>
          </table:table-cell>
          <table:table-cell table:style-name="ce1"/>
          <table:table-cell office:value-type="float" office:value="12000" table:style-name="ce1">
            <text:p>12000</text:p>
          </table:table-cell>
          <table:table-cell office:value-type="float" office:value="1" table:style-name="ce1">
            <text:p>1</text:p>
          </table:table-cell>
          <table:table-cell office:value-type="float" office:value="12000" table:style-name="ce1">
            <text:p>12000</text:p>
          </table:table-cell>
          <table:table-cell table:number-columns-repeated="16377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136" table:style-name="ce1">
            <text:p>13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table:number-columns-repeated="16377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135" table:style-name="ce1">
            <text:p>13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table:number-columns-repeated="16377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float" office:value="133" table:style-name="ce1">
            <text:p>13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office:value-type="float" office:value="3" table:style-name="ce1">
            <text:p>3</text:p>
          </table:table-cell>
          <table:table-cell office:value-type="float" office:value="7500" table:style-name="ce1">
            <text:p>7500</text:p>
          </table:table-cell>
          <table:table-cell table:number-columns-repeated="16377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133" table:style-name="ce1">
            <text:p>133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3" table:style-name="ce1">
            <text:p>3</text:p>
          </table:table-cell>
          <table:table-cell office:value-type="float" office:value="9000" table:style-name="ce1">
            <text:p>9000</text:p>
          </table:table-cell>
          <table:table-cell table:number-columns-repeated="16377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131" table:style-name="ce1">
            <text:p>131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4000" table:style-name="ce1">
            <text:p>4000</text:p>
          </table:table-cell>
          <table:table-cell office:value-type="float" office:value="1" table:style-name="ce1">
            <text:p>1</text:p>
          </table:table-cell>
          <table:table-cell office:value-type="float" office:value="4000" table:style-name="ce1">
            <text:p>4000</text:p>
          </table:table-cell>
          <table:table-cell table:number-columns-repeated="16377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30" table:style-name="ce1">
            <text:p>13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office:value-type="float" office:value="2" table:style-name="ce1">
            <text:p>2</text:p>
          </table:table-cell>
          <table:table-cell office:value-type="float" office:value="5000" table:style-name="ce1">
            <text:p>5000</text:p>
          </table:table-cell>
          <table:table-cell table:number-columns-repeated="16377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132" table:style-name="ce1">
            <text:p>13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office:value-type="float" office:value="2" table:style-name="ce1">
            <text:p>2</text:p>
          </table:table-cell>
          <table:table-cell office:value-type="float" office:value="5000" table:style-name="ce1">
            <text:p>5000</text:p>
          </table:table-cell>
          <table:table-cell table:number-columns-repeated="16377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132" table:style-name="ce1">
            <text:p>132</text:p>
          </table:table-cell>
          <table:table-cell office:value-type="float" office:value="26" table:style-name="ce1">
            <text:p>26</text:p>
          </table:table-cell>
          <table:table-cell table:style-name="ce1"/>
          <table:table-cell office:value-type="float" office:value="400" table:style-name="ce1">
            <text:p>400</text:p>
          </table:table-cell>
          <table:table-cell office:value-type="float" office:value="1" table:style-name="ce1">
            <text:p>1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132" table:style-name="ce1">
            <text:p>132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132" table:style-name="ce1">
            <text:p>132</text:p>
          </table:table-cell>
          <table:table-cell office:value-type="float" office:value="44" table:style-name="ce1">
            <text:p>44</text:p>
          </table:table-cell>
          <table:table-cell table:style-name="ce1"/>
          <table:table-cell office:value-type="float" office:value="3000" table:style-name="ce1">
            <text:p>3000</text:p>
          </table:table-cell>
          <table:table-cell office:value-type="float" office:value="1" table:style-name="ce1">
            <text:p>1</text:p>
          </table:table-cell>
          <table:table-cell office:value-type="float" office:value="3000" table:style-name="ce1">
            <text:p>3000</text:p>
          </table:table-cell>
          <table:table-cell table:number-columns-repeated="16377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102" table:style-name="ce1">
            <text:p>102</text:p>
          </table:table-cell>
          <table:table-cell office:value-type="float" office:value="45" table:style-name="ce1">
            <text:p>45</text:p>
          </table:table-cell>
          <table:table-cell table:style-name="ce1"/>
          <table:table-cell office:value-type="float" office:value="85000" table:style-name="ce1">
            <text:p>85000</text:p>
          </table:table-cell>
          <table:table-cell office:value-type="float" office:value="1" table:style-name="ce1">
            <text:p>1</text:p>
          </table:table-cell>
          <table:table-cell office:value-type="float" office:value="85000" table:style-name="ce1">
            <text:p>85000</text:p>
          </table:table-cell>
          <table:table-cell table:number-columns-repeated="16377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149" table:style-name="ce1">
            <text:p>14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office:value-type="float" office:value="4" table:style-name="ce1">
            <text:p>4</text:p>
          </table:table-cell>
          <table:table-cell office:value-type="float" office:value="10000" table:style-name="ce1">
            <text:p>10000</text:p>
          </table:table-cell>
          <table:table-cell table:number-columns-repeated="16377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149" table:style-name="ce1">
            <text:p>149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2900" table:style-name="ce1">
            <text:p>2900</text:p>
          </table:table-cell>
          <table:table-cell office:value-type="float" office:value="1" table:style-name="ce1">
            <text:p>1</text:p>
          </table:table-cell>
          <table:table-cell office:value-type="float" office:value="2900" table:style-name="ce1">
            <text:p>2900</text:p>
          </table:table-cell>
          <table:table-cell table:number-columns-repeated="16377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149" table:style-name="ce1">
            <text:p>149</text:p>
          </table:table-cell>
          <table:table-cell office:value-type="float" office:value="32" table:style-name="ce1">
            <text:p>32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6" table:style-name="ce1">
            <text:p>6</text:p>
          </table:table-cell>
          <table:table-cell office:value-type="float" office:value="600" table:style-name="ce1">
            <text:p>600</text:p>
          </table:table-cell>
          <table:table-cell table:number-columns-repeated="16377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149" table:style-name="ce1">
            <text:p>149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3" table:style-name="ce1">
            <text:p>3</text:p>
          </table:table-cell>
          <table:table-cell office:value-type="float" office:value="300" table:style-name="ce1">
            <text:p>300</text:p>
          </table:table-cell>
          <table:table-cell table:number-columns-repeated="16377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150" table:style-name="ce1">
            <text:p>150</text:p>
          </table:table-cell>
          <table:table-cell office:value-type="float" office:value="46" table:style-name="ce1">
            <text:p>46</text:p>
          </table:table-cell>
          <table:table-cell table:style-name="ce1"/>
          <table:table-cell office:value-type="float" office:value="1200" table:style-name="ce1">
            <text:p>1200</text:p>
          </table:table-cell>
          <table:table-cell office:value-type="float" office:value="1" table:style-name="ce1">
            <text:p>1</text:p>
          </table:table-cell>
          <table:table-cell office:value-type="float" office:value="1200" table:style-name="ce1">
            <text:p>1200</text:p>
          </table:table-cell>
          <table:table-cell table:number-columns-repeated="16377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150" table:style-name="ce1">
            <text:p>1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table:number-columns-repeated="16377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332" table:style-name="ce1">
            <text:p>33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office:value-type="float" office:value="2" table:style-name="ce1">
            <text:p>2</text:p>
          </table:table-cell>
          <table:table-cell office:value-type="float" office:value="5000" table:style-name="ce1">
            <text:p>5000</text:p>
          </table:table-cell>
          <table:table-cell table:number-columns-repeated="16377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358" table:style-name="ce1">
            <text:p>35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500" table:style-name="ce1">
            <text:p>2500</text:p>
          </table:table-cell>
          <table:table-cell office:value-type="float" office:value="3" table:style-name="ce1">
            <text:p>3</text:p>
          </table:table-cell>
          <table:table-cell office:value-type="float" office:value="7500" table:style-name="ce1">
            <text:p>7500</text:p>
          </table:table-cell>
          <table:table-cell table:number-columns-repeated="16377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358" table:style-name="ce1">
            <text:p>358</text:p>
          </table:table-cell>
          <table:table-cell table:style-name="ce1"/>
          <table:table-cell office:value-type="float" office:value="10" table:style-name="ce1">
            <text:p>10</text:p>
          </table:table-cell>
          <table:table-cell office:value-type="float" office:value="35000" table:style-name="ce1">
            <text:p>35000</text:p>
          </table:table-cell>
          <table:table-cell office:value-type="float" office:value="1" table:style-name="ce1">
            <text:p>1</text:p>
          </table:table-cell>
          <table:table-cell office:value-type="float" office:value="35000" table:style-name="ce1">
            <text:p>35000</text:p>
          </table:table-cell>
          <table:table-cell table:number-columns-repeated="16377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358" table:style-name="ce1">
            <text:p>358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32000" table:style-name="ce1">
            <text:p>32000</text:p>
          </table:table-cell>
          <table:table-cell office:value-type="float" office:value="1" table:style-name="ce1">
            <text:p>1</text:p>
          </table:table-cell>
          <table:table-cell office:value-type="float" office:value="32000" table:style-name="ce1">
            <text:p>32000</text:p>
          </table:table-cell>
          <table:table-cell table:number-columns-repeated="16377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358" table:style-name="ce1">
            <text:p>358</text:p>
          </table:table-cell>
          <table:table-cell office:value-type="float" office:value="48" table:style-name="ce1">
            <text:p>48</text:p>
          </table:table-cell>
          <table:table-cell table:style-name="ce1"/>
          <table:table-cell office:value-type="float" office:value="6000" table:style-name="ce1">
            <text:p>6000</text:p>
          </table:table-cell>
          <table:table-cell office:value-type="float" office:value="1" table:style-name="ce1">
            <text:p>1</text:p>
          </table:table-cell>
          <table:table-cell office:value-type="float" office:value="6000" table:style-name="ce1">
            <text:p>6000</text:p>
          </table:table-cell>
          <table:table-cell table:number-columns-repeated="16377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545" table:style-name="ce1">
            <text:p>54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545" table:style-name="ce1">
            <text:p>545</text:p>
          </table:table-cell>
          <table:table-cell office:value-type="float" office:value="51" table:style-name="ce1">
            <text:p>5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546" table:style-name="ce1">
            <text:p>54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544" table:style-name="ce1">
            <text:p>544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544" table:style-name="ce1">
            <text:p>544</text:p>
          </table:table-cell>
          <table:table-cell office:value-type="float" office:value="52" table:style-name="ce1">
            <text:p>5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544" table:style-name="ce1">
            <text:p>544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544" table:style-name="ce1">
            <text:p>544</text:p>
          </table:table-cell>
          <table:table-cell office:value-type="float" office:value="56" table:style-name="ce1">
            <text:p>5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544" table:style-name="ce1">
            <text:p>54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543" table:style-name="ce1">
            <text:p>543</text:p>
          </table:table-cell>
          <table:table-cell office:value-type="float" office:value="57" table:style-name="ce1">
            <text:p>5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43" table:style-name="ce1">
            <text:p>54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543" table:style-name="ce1">
            <text:p>543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527" table:style-name="ce1">
            <text:p>527</text:p>
          </table:table-cell>
          <table:table-cell office:value-type="float" office:value="59" table:style-name="ce1">
            <text:p>5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527" table:style-name="ce1">
            <text:p>52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523" table:style-name="ce1">
            <text:p>52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523" table:style-name="ce1">
            <text:p>523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516" table:style-name="ce1">
            <text:p>516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516" table:style-name="ce1">
            <text:p>51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509" table:style-name="ce1">
            <text:p>509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509" table:style-name="ce1">
            <text:p>509</text:p>
          </table:table-cell>
          <table:table-cell office:value-type="float" office:value="60" table:style-name="ce1">
            <text:p>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5" table:style-name="ce1">
            <text:p>15</text:p>
          </table:table-cell>
          <table:table-cell office:value-type="float" office:value="15" table:style-name="ce1">
            <text:p>15</text:p>
          </table:table-cell>
          <table:table-cell table:number-columns-repeated="16377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504" table:style-name="ce1">
            <text:p>504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504" table:style-name="ce1">
            <text:p>504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504" table:style-name="ce1">
            <text:p>50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493" table:style-name="ce1">
            <text:p>493</text:p>
          </table:table-cell>
          <table:table-cell office:value-type="float" office:value="63" table:style-name="ce1">
            <text:p>6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493" table:style-name="ce1">
            <text:p>493</text:p>
          </table:table-cell>
          <table:table-cell office:value-type="float" office:value="62" table:style-name="ce1">
            <text:p>6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493" table:style-name="ce1">
            <text:p>49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547" table:style-name="ce1">
            <text:p>54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550" table:style-name="ce1">
            <text:p>5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550" table:style-name="ce1">
            <text:p>550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552" table:style-name="ce1">
            <text:p>552</text:p>
          </table:table-cell>
          <table:table-cell office:value-type="float" office:value="65" table:style-name="ce1">
            <text:p>6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552" table:style-name="ce1">
            <text:p>55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552" table:style-name="ce1">
            <text:p>552</text:p>
          </table:table-cell>
          <table:table-cell office:value-type="float" office:value="64" table:style-name="ce1">
            <text:p>6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553" table:style-name="ce1">
            <text:p>553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53" table:style-name="ce1">
            <text:p>553</text:p>
          </table:table-cell>
          <table:table-cell office:value-type="float" office:value="66" table:style-name="ce1">
            <text:p>6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553" table:style-name="ce1">
            <text:p>553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553" table:style-name="ce1">
            <text:p>55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16377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554" table:style-name="ce1">
            <text:p>55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554" table:style-name="ce1">
            <text:p>554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554" table:style-name="ce1">
            <text:p>554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554" table:style-name="ce1">
            <text:p>554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54" table:style-name="ce1">
            <text:p>554</text:p>
          </table:table-cell>
          <table:table-cell office:value-type="float" office:value="22" table:style-name="ce1">
            <text:p>2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555" table:style-name="ce1">
            <text:p>55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55" table:style-name="ce1">
            <text:p>555</text:p>
          </table:table-cell>
          <table:table-cell office:value-type="float" office:value="53" table:style-name="ce1">
            <text:p>5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555" table:style-name="ce1">
            <text:p>555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551" table:style-name="ce1">
            <text:p>55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551" table:style-name="ce1">
            <text:p>551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551" table:style-name="ce1">
            <text:p>551</text:p>
          </table:table-cell>
          <table:table-cell office:value-type="float" office:value="50" table:style-name="ce1">
            <text:p>5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551" table:style-name="ce1">
            <text:p>551</text:p>
          </table:table-cell>
          <table:table-cell office:value-type="float" office:value="49" table:style-name="ce1">
            <text:p>4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556" table:style-name="ce1">
            <text:p>556</text:p>
          </table:table-cell>
          <table:table-cell office:value-type="float" office:value="73" table:style-name="ce1">
            <text:p>7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556" table:style-name="ce1">
            <text:p>556</text:p>
          </table:table-cell>
          <table:table-cell office:value-type="float" office:value="76" table:style-name="ce1">
            <text:p>7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556" table:style-name="ce1">
            <text:p>556</text:p>
          </table:table-cell>
          <table:table-cell office:value-type="float" office:value="72" table:style-name="ce1">
            <text:p>7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556" table:style-name="ce1">
            <text:p>556</text:p>
          </table:table-cell>
          <table:table-cell office:value-type="float" office:value="71" table:style-name="ce1">
            <text:p>7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56" table:style-name="ce1">
            <text:p>556</text:p>
          </table:table-cell>
          <table:table-cell office:value-type="float" office:value="69" table:style-name="ce1">
            <text:p>6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556" table:style-name="ce1">
            <text:p>556</text:p>
          </table:table-cell>
          <table:table-cell office:value-type="float" office:value="70" table:style-name="ce1">
            <text:p>7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556" table:style-name="ce1">
            <text:p>556</text:p>
          </table:table-cell>
          <table:table-cell office:value-type="float" office:value="74" table:style-name="ce1">
            <text:p>7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556" table:style-name="ce1">
            <text:p>556</text:p>
          </table:table-cell>
          <table:table-cell office:value-type="float" office:value="75" table:style-name="ce1">
            <text:p>7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556" table:style-name="ce1">
            <text:p>556</text:p>
          </table:table-cell>
          <table:table-cell office:value-type="float" office:value="68" table:style-name="ce1">
            <text:p>6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559" table:style-name="ce1">
            <text:p>559</text:p>
          </table:table-cell>
          <table:table-cell office:value-type="float" office:value="79" table:style-name="ce1">
            <text:p>7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559" table:style-name="ce1">
            <text:p>559</text:p>
          </table:table-cell>
          <table:table-cell office:value-type="float" office:value="80" table:style-name="ce1">
            <text:p>8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float" office:value="559" table:style-name="ce1">
            <text:p>559</text:p>
          </table:table-cell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559" table:style-name="ce1">
            <text:p>559</text:p>
          </table:table-cell>
          <table:table-cell office:value-type="float" office:value="83" table:style-name="ce1">
            <text:p>8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559" table:style-name="ce1">
            <text:p>559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559" table:style-name="ce1">
            <text:p>559</text:p>
          </table:table-cell>
          <table:table-cell office:value-type="float" office:value="82" table:style-name="ce1">
            <text:p>8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559" table:style-name="ce1">
            <text:p>559</text:p>
          </table:table-cell>
          <table:table-cell office:value-type="float" office:value="84" table:style-name="ce1">
            <text:p>8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560" table:style-name="ce1">
            <text:p>560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560" table:style-name="ce1">
            <text:p>560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560" table:style-name="ce1">
            <text:p>560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number-columns-repeated="16377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560" table:style-name="ce1">
            <text:p>560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560" table:style-name="ce1">
            <text:p>560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4" table:style-name="ce1">
            <text:p>4</text:p>
          </table:table-cell>
          <table:table-cell office:value-type="float" office:value="400" table:style-name="ce1">
            <text:p>400</text:p>
          </table:table-cell>
          <table:table-cell table:number-columns-repeated="16377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560" table:style-name="ce1">
            <text:p>56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560" table:style-name="ce1">
            <text:p>560</text:p>
          </table:table-cell>
          <table:table-cell office:value-type="float" office:value="86" table:style-name="ce1">
            <text:p>8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255" table:style-name="ce1">
            <text:p>255</text:p>
          </table:table-cell>
          <table:table-cell office:value-type="float" office:value="87" table:style-name="ce1">
            <text:p>8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561" table:style-name="ce1">
            <text:p>56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561" table:style-name="ce1">
            <text:p>561</text:p>
          </table:table-cell>
          <table:table-cell office:value-type="float" office:value="88" table:style-name="ce1">
            <text:p>8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562" table:style-name="ce1">
            <text:p>56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562" table:style-name="ce1">
            <text:p>562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562" table:style-name="ce1">
            <text:p>562</text:p>
          </table:table-cell>
          <table:table-cell office:value-type="float" office:value="91" table:style-name="ce1">
            <text:p>9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562" table:style-name="ce1">
            <text:p>562</text:p>
          </table:table-cell>
          <table:table-cell office:value-type="float" office:value="89" table:style-name="ce1">
            <text:p>8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562" table:style-name="ce1">
            <text:p>562</text:p>
          </table:table-cell>
          <table:table-cell office:value-type="float" office:value="92" table:style-name="ce1">
            <text:p>9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562" table:style-name="ce1">
            <text:p>562</text:p>
          </table:table-cell>
          <table:table-cell office:value-type="float" office:value="93" table:style-name="ce1">
            <text:p>9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563" table:style-name="ce1">
            <text:p>563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563" table:style-name="ce1">
            <text:p>563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7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563" table:style-name="ce1">
            <text:p>56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564" table:style-name="ce1">
            <text:p>564</text:p>
          </table:table-cell>
          <table:table-cell office:value-type="float" office:value="94" table:style-name="ce1">
            <text:p>9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564" table:style-name="ce1">
            <text:p>564</text:p>
          </table:table-cell>
          <table:table-cell office:value-type="float" office:value="95" table:style-name="ce1">
            <text:p>9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564" table:style-name="ce1">
            <text:p>564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527" table:style-name="ce1">
            <text:p>527</text:p>
          </table:table-cell>
          <table:table-cell office:value-type="float" office:value="97" table:style-name="ce1">
            <text:p>9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413" table:style-name="ce1">
            <text:p>41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412" table:style-name="ce1">
            <text:p>41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565" table:style-name="ce1">
            <text:p>565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565" table:style-name="ce1">
            <text:p>565</text:p>
          </table:table-cell>
          <table:table-cell office:value-type="float" office:value="40" table:style-name="ce1">
            <text:p>40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565" table:style-name="ce1">
            <text:p>565</text:p>
          </table:table-cell>
          <table:table-cell office:value-type="float" office:value="99" table:style-name="ce1">
            <text:p>9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565" table:style-name="ce1">
            <text:p>565</text:p>
          </table:table-cell>
          <table:table-cell office:value-type="float" office:value="98" table:style-name="ce1">
            <text:p>9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565" table:style-name="ce1">
            <text:p>565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565" table:style-name="ce1">
            <text:p>56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565" table:style-name="ce1">
            <text:p>565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566" table:style-name="ce1">
            <text:p>566</text:p>
          </table:table-cell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number-columns-repeated="16377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566" table:style-name="ce1">
            <text:p>566</text:p>
          </table:table-cell>
          <table:table-cell office:value-type="float" office:value="102" table:style-name="ce1">
            <text:p>10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566" table:style-name="ce1">
            <text:p>566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table:number-columns-repeated="16377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566" table:style-name="ce1">
            <text:p>566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566" table:style-name="ce1">
            <text:p>56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566" table:style-name="ce1">
            <text:p>566</text:p>
          </table:table-cell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567" table:style-name="ce1">
            <text:p>567</text:p>
          </table:table-cell>
          <table:table-cell office:value-type="float" office:value="110" table:style-name="ce1">
            <text:p>11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567" table:style-name="ce1">
            <text:p>567</text:p>
          </table:table-cell>
          <table:table-cell office:value-type="float" office:value="90" table:style-name="ce1">
            <text:p>9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567" table:style-name="ce1">
            <text:p>567</text:p>
          </table:table-cell>
          <table:table-cell office:value-type="float" office:value="105" table:style-name="ce1">
            <text:p>10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224" table:style-name="ce1">
            <text:p>224</text:p>
          </table:table-cell>
          <table:table-cell office:value-type="float" office:value="567" table:style-name="ce1">
            <text:p>567</text:p>
          </table:table-cell>
          <table:table-cell office:value-type="float" office:value="111" table:style-name="ce1">
            <text:p>11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567" table:style-name="ce1">
            <text:p>567</text:p>
          </table:table-cell>
          <table:table-cell office:value-type="float" office:value="107" table:style-name="ce1">
            <text:p>10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567" table:style-name="ce1">
            <text:p>567</text:p>
          </table:table-cell>
          <table:table-cell office:value-type="float" office:value="112" table:style-name="ce1">
            <text:p>11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567" table:style-name="ce1">
            <text:p>567</text:p>
          </table:table-cell>
          <table:table-cell office:value-type="float" office:value="113" table:style-name="ce1">
            <text:p>11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567" table:style-name="ce1">
            <text:p>567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567" table:style-name="ce1">
            <text:p>567</text:p>
          </table:table-cell>
          <table:table-cell office:value-type="float" office:value="114" table:style-name="ce1">
            <text:p>11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567" table:style-name="ce1">
            <text:p>56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567" table:style-name="ce1">
            <text:p>567</text:p>
          </table:table-cell>
          <table:table-cell office:value-type="float" office:value="115" table:style-name="ce1">
            <text:p>11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567" table:style-name="ce1">
            <text:p>567</text:p>
          </table:table-cell>
          <table:table-cell office:value-type="float" office:value="116" table:style-name="ce1">
            <text:p>11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34" table:style-name="ce1">
            <text:p>234</text:p>
          </table:table-cell>
          <table:table-cell office:value-type="float" office:value="567" table:style-name="ce1">
            <text:p>567</text:p>
          </table:table-cell>
          <table:table-cell office:value-type="float" office:value="85" table:style-name="ce1">
            <text:p>8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567" table:style-name="ce1">
            <text:p>567</text:p>
          </table:table-cell>
          <table:table-cell office:value-type="float" office:value="37" table:style-name="ce1">
            <text:p>37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567" table:style-name="ce1">
            <text:p>567</text:p>
          </table:table-cell>
          <table:table-cell office:value-type="float" office:value="38" table:style-name="ce1">
            <text:p>38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00" table:style-name="ce1">
            <text:p>100</text:p>
          </table:table-cell>
          <table:table-cell table:number-columns-repeated="16377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567" table:style-name="ce1">
            <text:p>567</text:p>
          </table:table-cell>
          <table:table-cell office:value-type="float" office:value="39" table:style-name="ce1">
            <text:p>39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table:number-columns-repeated="16377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567" table:style-name="ce1">
            <text:p>567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567" table:style-name="ce1">
            <text:p>567</text:p>
          </table:table-cell>
          <table:table-cell office:value-type="float" office:value="117" table:style-name="ce1">
            <text:p>11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567" table:style-name="ce1">
            <text:p>567</text:p>
          </table:table-cell>
          <table:table-cell office:value-type="float" office:value="108" table:style-name="ce1">
            <text:p>10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568" table:style-name="ce1">
            <text:p>568</text:p>
          </table:table-cell>
          <table:table-cell office:value-type="float" office:value="118" table:style-name="ce1">
            <text:p>11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568" table:style-name="ce1">
            <text:p>56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568" table:style-name="ce1">
            <text:p>568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569" table:style-name="ce1">
            <text:p>569</text:p>
          </table:table-cell>
          <table:table-cell office:value-type="float" office:value="103" table:style-name="ce1">
            <text:p>10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569" table:style-name="ce1">
            <text:p>569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table:number-columns-repeated="16377"/>
        </table:table-row>
        <table:table-row table:style-name="ro1">
          <table:table-cell office:value-type="float" office:value="246" table:style-name="ce1">
            <text:p>246</text:p>
          </table:table-cell>
          <table:table-cell office:value-type="float" office:value="569" table:style-name="ce1">
            <text:p>569</text:p>
          </table:table-cell>
          <table:table-cell office:value-type="float" office:value="101" table:style-name="ce1">
            <text:p>10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569" table:style-name="ce1">
            <text:p>569</text:p>
          </table:table-cell>
          <table:table-cell table:style-name="ce1"/>
          <table:table-cell office:value-type="float" office:value="13" table:style-name="ce1">
            <text:p>13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570" table:style-name="ce1">
            <text:p>570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1" table:style-name="ce1">
            <text:p>1</text:p>
          </table:table-cell>
          <table:table-cell office:value-type="float" office:value="450" table:style-name="ce1">
            <text:p>450</text:p>
          </table:table-cell>
          <table:table-cell table:number-columns-repeated="16377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570" table:style-name="ce1">
            <text:p>570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377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571" table:style-name="ce1">
            <text:p>57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572" table:style-name="ce1">
            <text:p>57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573" table:style-name="ce1">
            <text:p>573</text:p>
          </table:table-cell>
          <table:table-cell table:style-name="ce1"/>
          <table:table-cell office:value-type="float" office:value="14" table:style-name="ce1">
            <text:p>1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573" table:style-name="ce1">
            <text:p>57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573" table:style-name="ce1">
            <text:p>573</text:p>
          </table:table-cell>
          <table:table-cell office:value-type="float" office:value="119" table:style-name="ce1">
            <text:p>11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574" table:style-name="ce1">
            <text:p>574</text:p>
          </table:table-cell>
          <table:table-cell office:value-type="float" office:value="120" table:style-name="ce1">
            <text:p>12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574" table:style-name="ce1">
            <text:p>574</text:p>
          </table:table-cell>
          <table:table-cell office:value-type="float" office:value="67" table:style-name="ce1">
            <text:p>67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574" table:style-name="ce1">
            <text:p>57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575" table:style-name="ce1">
            <text:p>575</text:p>
          </table:table-cell>
          <table:table-cell office:value-type="float" office:value="121" table:style-name="ce1">
            <text:p>12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575" table:style-name="ce1">
            <text:p>57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576" table:style-name="ce1">
            <text:p>576</text:p>
          </table:table-cell>
          <table:table-cell office:value-type="float" office:value="100" table:style-name="ce1">
            <text:p>100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16377"/>
        </table:table-row>
        <table:table-row table:style-name="ro1">
          <table:table-cell office:value-type="float" office:value="261" table:style-name="ce1">
            <text:p>261</text:p>
          </table:table-cell>
          <table:table-cell office:value-type="float" office:value="576" table:style-name="ce1">
            <text:p>57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576" table:style-name="ce1">
            <text:p>576</text:p>
          </table:table-cell>
          <table:table-cell office:value-type="float" office:value="58" table:style-name="ce1">
            <text:p>5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577" table:style-name="ce1">
            <text:p>577</text:p>
          </table:table-cell>
          <table:table-cell office:value-type="float" office:value="122" table:style-name="ce1">
            <text:p>12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577" table:style-name="ce1">
            <text:p>577</text:p>
          </table:table-cell>
          <table:table-cell office:value-type="float" office:value="123" table:style-name="ce1">
            <text:p>123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number-columns-repeated="16377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578" table:style-name="ce1">
            <text:p>578</text:p>
          </table:table-cell>
          <table:table-cell office:value-type="float" office:value="125" table:style-name="ce1">
            <text:p>125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578" table:style-name="ce1">
            <text:p>578</text:p>
          </table:table-cell>
          <table:table-cell office:value-type="float" office:value="124" table:style-name="ce1">
            <text:p>124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578" table:style-name="ce1">
            <text:p>578</text:p>
          </table:table-cell>
          <table:table-cell office:value-type="float" office:value="96" table:style-name="ce1">
            <text:p>9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578" table:style-name="ce1">
            <text:p>578</text:p>
          </table:table-cell>
          <table:table-cell office:value-type="float" office:value="126" table:style-name="ce1">
            <text:p>126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578" table:style-name="ce1">
            <text:p>578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16377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579" table:style-name="ce1">
            <text:p>579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7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576" table:style-name="ce1">
            <text:p>576</text:p>
          </table:table-cell>
          <table:table-cell office:value-type="float" office:value="15" table:style-name="ce1">
            <text:p>15</text:p>
          </table:table-cell>
          <table:table-cell table:style-name="ce1"/>
          <table:table-cell office:value-type="float" office:value="450" table:style-name="ce1">
            <text:p>450</text:p>
          </table:table-cell>
          <table:table-cell office:value-type="float" office:value="5" table:style-name="ce1">
            <text:p>5</text:p>
          </table:table-cell>
          <table:table-cell office:value-type="float" office:value="2250" table:style-name="ce1">
            <text:p>2250</text:p>
          </table:table-cell>
          <table:table-cell table:number-columns-repeated="16377"/>
        </table:table-row>
        <table:table-row table:number-rows-repeated="1048311" table:style-name="ro1">
          <table:table-cell table:number-columns-repeated="16384"/>
        </table:table-row>
      </table:table>
      <table:table table:name="AUX" table:style-name="ta1">
        <table:table-column table:style-name="co1" table:number-columns-repeated="2" table:default-cell-style-name="ce1"/>
        <table:table-column table:style-name="co50" table:default-cell-style-name="ce1"/>
        <table:table-column table:style-name="co1" table:number-columns-repeated="2" table:default-cell-style-name="ce1"/>
        <table:table-column table:style-name="co51" table:default-cell-style-name="ce1"/>
        <table:table-column table:style-name="co50" table:default-cell-style-name="ce1"/>
        <table:table-column table:style-name="co1" table:number-columns-repeated="4" table:default-cell-style-name="ce1"/>
        <table:table-column table:style-name="co12" table:default-cell-style-name="ce1"/>
        <table:table-column table:style-name="co1" table:number-columns-repeated="2" table:default-cell-style-name="ce1"/>
        <table:table-column table:style-name="co50" table:default-cell-style-name="ce1"/>
        <table:table-column table:style-name="co1" table:number-columns-repeated="16369" table:default-cell-style-name="ce1"/>
        <table:table-row table:style-name="ro1">
          <table:table-cell/>
          <table:table-cell table:style-name="ce1"/>
          <table:table-cell office:value-type="string" table:style-name="ce1">
            <text:p>data</text:p>
          </table:table-cell>
          <table:table-cell office:value-type="string" table:style-name="ce1">
            <text:p>cod</text:p>
          </table:table-cell>
          <table:table-cell table:number-columns-repeated="16380" table:style-name="ce1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office:value-type="float" office:value="43500" table:style-name="ce2">
            <text:p>43500</text:p>
          </table:table-cell>
          <table:table-cell office:value-type="float" office:value="1549293585069" table:style-name="ce5">
            <text:p>1,54929E+12</text:p>
          </table:table-cell>
          <table:table-cell table:style-name="ce1"/>
          <table:table-cell office:value-type="string" table:style-name="ce1">
            <text:p>Covenrsor data</text:p>
          </table:table-cell>
          <table:table-cell table:number-columns-repeated="4" table:style-name="ce1"/>
          <table:table-cell office:value-type="string" table:style-name="ce1">
            <text:p>f()</text:p>
          </table:table-cell>
          <table:table-cell table:number-columns-repeated="16373" table:style-name="ce1"/>
        </table:table-row>
        <table:table-row table:style-name="ro1">
          <table:table-cell/>
          <table:table-cell office:value-type="float" office:value="200" table:style-name="ce1">
            <text:p>200</text:p>
          </table:table-cell>
          <table:table-cell office:value-type="float" office:value="44147" table:style-name="ce2">
            <text:p>44147</text:p>
          </table:table-cell>
          <table:table-cell office:value-type="float" office:value="1605187760473" table:style-name="ce6">
            <text:p>1,60519E+12</text:p>
          </table:table-cell>
          <table:table-cell table:style-name="ce1"/>
          <table:table-cell office:value-type="string" table:style-name="ce1">
            <text:p>m_alpha</text:p>
          </table:table-cell>
          <table:table-cell office:value-type="float" office:value="1.1577031191550347E-8" table:formula="of:=(SUM([.C13:.C17])/5)" table:style-name="ce1">
            <text:p>1,1577E-08</text:p>
          </table:table-cell>
          <table:table-cell table:number-columns-repeated="3" table:style-name="ce1"/>
          <table:table-cell office:value-type="float" office:value="0" table:style-name="ce1">
            <text:p>0</text:p>
          </table:table-cell>
          <table:table-cell office:value-type="float" office:value="25569" table:style-name="ce1">
            <text:p>25569</text:p>
          </table:table-cell>
          <table:table-cell table:style-name="ce1"/>
          <table:table-cell office:value-type="string" table:style-name="ce1">
            <text:p>n=</text:p>
          </table:table-cell>
          <table:table-cell office:value-type="float" office:value="25569" table:formula="of:=[.L3]" table:style-name="ce1">
            <text:p>25569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300" table:style-name="ce1">
            <text:p>300</text:p>
          </table:table-cell>
          <table:table-cell office:value-type="float" office:value="44161" table:style-name="ce2">
            <text:p>44161</text:p>
          </table:table-cell>
          <table:table-cell office:value-type="float" office:value="1606391369737" table:style-name="ce5">
            <text:p>1,60639E+12</text:p>
          </table:table-cell>
          <table:table-cell table:style-name="ce1"/>
          <table:table-cell office:value-type="string" table:style-name="ce1">
            <text:p>n</text:p>
          </table:table-cell>
          <table:table-cell office:value-type="float" office:value="1549293567132.7798" table:formula="of:=1549293585069-[.G3]*[.D2]" table:style-name="ce8">
            <text:p>1,54929E+12</text:p>
          </table:table-cell>
          <table:table-cell table:number-columns-repeated="3" table:style-name="ce1"/>
          <table:table-cell office:value-type="float" office:value="86400000" table:formula="of:=60*60*24*1000" table:style-name="ce1">
            <text:p>86400000</text:p>
          </table:table-cell>
          <table:table-cell office:value-type="float" office:value="25570" table:style-name="ce2">
            <text:p>25570</text:p>
          </table:table-cell>
          <table:table-cell table:style-name="ce1"/>
          <table:table-cell office:value-type="string" table:style-name="ce1">
            <text:p>m=</text:p>
          </table:table-cell>
          <table:table-cell office:value-type="float" office:value="1.1574074074074074E-8" table:formula="of:=([.L4]-[.L3])/([.K4]-[.K3])" table:style-name="ce1">
            <text:p>1,15741E-08</text:p>
          </table:table-cell>
          <table:table-cell table:number-columns-repeated="16369"/>
        </table:table-row>
        <table:table-row table:style-name="ro1">
          <table:table-cell/>
          <table:table-cell office:value-type="float" office:value="500" table:style-name="ce1">
            <text:p>500</text:p>
          </table:table-cell>
          <table:table-cell office:value-type="float" office:value="44274" table:style-name="ce2">
            <text:p>44274</text:p>
          </table:table-cell>
          <table:table-cell office:value-type="float" office:value="1616153596415" table:style-name="ce5">
            <text:p>1,61615E+12</text:p>
          </table:table-cell>
          <table:table-cell table:number-columns-repeated="16380" table:style-name="ce1"/>
        </table:table-row>
        <table:table-row table:style-name="ro1">
          <table:table-cell/>
          <table:table-cell table:number-columns-repeated="5" table:style-name="ce1"/>
          <table:table-cell table:style-name="ce4"/>
          <table:table-cell table:number-columns-repeated="16377" table:style-name="ce1"/>
        </table:table-row>
        <table:table-row table:number-rows-repeated="2" table:style-name="ro1">
          <table:table-cell/>
          <table:table-cell table:number-columns-repeated="4" table:style-name="ce1"/>
          <table:table-cell table:style-name="ce3"/>
          <table:table-cell table:number-columns-repeated="16378" table:style-name="ce1"/>
        </table:table-row>
        <table:table-row table:number-rows-repeated="4" table:style-name="ro1">
          <table:table-cell table:number-columns-repeated="16384"/>
        </table:table-row>
        <table:table-row table:style-name="ro1">
          <table:table-cell/>
          <table:table-cell office:value-type="string" table:style-name="ce1">
            <text:p>alpha1</text:p>
          </table:table-cell>
          <table:table-cell office:value-type="float" office:value="1.1575445837129181E-8" table:formula="of:=([.C3]-[.C2])/([.D3]-[.D2])" table:style-name="ce1">
            <text:p>1,15754E-0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lpha2</text:p>
          </table:table-cell>
          <table:table-cell office:value-type="float" office:value="1.1581424405008667E-8" table:formula="of:=([.C5]-[.C3])/([.D5]-[.D3])" table:style-name="ce1">
            <text:p>1,15814E-0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lpha3</text:p>
          </table:table-cell>
          <table:table-cell office:value-type="float" office:value="1.1576426393267517E-8" table:formula="of:=([.C5]-[.C2])/([.D5]-[.D2])" table:style-name="ce1">
            <text:p>1,15764E-0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lpha5</text:p>
          </table:table-cell>
          <table:table-cell office:value-type="float" office:value="1.1575228042456237E-8" table:formula="of:=([.C5]-[.C4])/([.D5]-[.D4])" table:style-name="ce1">
            <text:p>1,15752E-08</text:p>
          </table:table-cell>
          <table:table-cell table:number-columns-repeated="16381" table:style-name="ce1"/>
        </table:table-row>
        <table:table-row table:style-name="ro1">
          <table:table-cell/>
          <table:table-cell office:value-type="string" table:style-name="ce1">
            <text:p>alpha6</text:p>
          </table:table-cell>
          <table:table-cell office:value-type="float" office:value="1.1576631279890133E-8" table:formula="of:=([.C4]-[.C2])/([.D4]-[.D2])" table:style-name="ce1">
            <text:p>1,15766E-08</text:p>
          </table:table-cell>
          <table:table-cell table:number-columns-repeated="16381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/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number-rows-repeated="1048555" table:style-name="ro1">
          <table:table-cell table:number-columns-repeated="16384"/>
        </table:table-row>
      </table:table>
      <table:database-ranges>
        <table:database-range table:target-range-address="customer.A1:customer.Q90" table:name="customer" table:display-filter-buttons="true" table:on-update-keep-size="false" table:on-update-keep-styles="true" table:refresh-delay="false">
          <table:database-source-sql table:database-name="Provider=Microsoft.Mashup.OleDb.1;Data Source=$Workbook$;Location=customer;Extended Properties=&quot;&quot;" table:sql-statement="SELECT * FROM [customer]"/>
        </table:database-range>
        <table:database-range table:target-range-address="service_order.A1:service_order.O571" table:name="service_order__4" table:display-filter-buttons="true" table:on-update-keep-size="false" table:on-update-keep-styles="true" table:refresh-delay="false">
          <table:database-source-sql table:database-name="Provider=Microsoft.Mashup.OleDb.1;Data Source=$Workbook$;Location=&quot;service_order (4)&quot;;Extended Properties=&quot;&quot;" table:sql-statement="SELECT * FROM [service_order (4)]"/>
          <table:sort>
            <table:sort-by table:field-number="0"/>
          </table:sort>
        </table:database-range>
        <table:database-range table:target-range-address="service.A1:service.E15" table:name="service" table:display-filter-buttons="true" table:on-update-keep-size="false" table:on-update-keep-styles="true" table:refresh-delay="false">
          <table:database-source-sql table:database-name="Provider=Microsoft.Mashup.OleDb.1;Data Source=$Workbook$;Location=service;Extended Properties=&quot;&quot;" table:sql-statement="SELECT * FROM [service]"/>
        </table:database-range>
        <table:database-range table:target-range-address="product.A1:product.H127" table:name="product" table:display-filter-buttons="true" table:on-update-keep-size="false" table:on-update-keep-styles="true" table:refresh-delay="false">
          <table:database-source-sql table:database-name="Provider=Microsoft.Mashup.OleDb.1;Data Source=$Workbook$;Location=product;Extended Properties=&quot;&quot;" table:sql-statement="SELECT * FROM [product]"/>
        </table:database-range>
        <table:database-range table:target-range-address="service_order_item.A1:service_order_item.G265" table:name="service_order_item" table:display-filter-buttons="true" table:on-update-keep-size="false" table:on-update-keep-styles="true" table:refresh-delay="false">
          <table:database-source-sql table:database-name="Provider=Microsoft.Mashup.OleDb.1;Data Source=$Workbook$;Location=service_order_item;Extended Properties=&quot;&quot;" table:sql-statement="SELECT * FROM [service_order_item]"/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20">
      <number:day number:style="long"/>
      <number:text>/</number:text>
      <number:month number:textual="true"/>
      <number:text>/</number:text>
      <number:year/>
    </number:date-style>
    <number:currency-style style:name="N34P0">
      <number:text> </number:text>
      <number:currency-symbol>R$</number:currency-symbol>
      <number:number number:decimal-places="2" number:min-integer-digits="1" number:grouping="true"/>
      <number:text> </number:text>
    </number:currency-style>
    <number:currency-style style:name="N34P1">
      <number:text>-</number:text>
      <number:currency-symbol>R$</number:currency-symbol>
      <number:number number:decimal-places="2" number:min-integer-digits="1" number:grouping="true"/>
      <number:text> </number:text>
    </number:currency-style>
    <number:currency-style style:name="N34P2">
      <number:text> </number:text>
      <number:currency-symbol>R$</number:currency-symbol>
      <number:text>-</number:text>
      <number:number number:decimal-places="0" number:min-integer-digits="2"/>
      <number:text> </number:text>
    </number:currency-style>
    <number:text-style style:name="N34">
      <number:text> </number:text>
      <number:text-content/>
      <number:text> </number:text>
      <style:map style:condition="value()&gt;0" style:apply-style-name="N34P0"/>
      <style:map style:condition="value()&lt;0" style:apply-style-name="N34P1"/>
      <style:map style:condition="value()=0" style:apply-style-name="N34P2"/>
    </number:text-style>
    <style:style style:name="Moeda" style:family="table-cell" style:data-style-name="N34"/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131</meta:generator>
    <meta:initial-creator>Lucas Westfal</meta:initial-creator>
    <dc:creator>Lucas Westfal</dc:creator>
    <meta:creation-date>2021-07-24T20:49:05Z</meta:creation-date>
    <dc:date>2021-07-26T21:50:28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family="chart" style:name="Plt0">
      <style:chart-properties chart:three-dimensional="false" chart:deep="false" chart:auto-position="fals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42in" svg:stroke-color="#d9d9d9" svg:stroke-opacity="100%" draw:stroke-linejoin="round" svg:stroke-linecap="butt"/>
    </style: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pt" fo:country="BR" fo:font-style="normal" style:font-style-asian="normal" style:font-style-complex="normal" style:text-underline-type="single" style:text-underline-style="solid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single" style:text-underline-style="solid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19">
      <style:chart-properties chart:gap-width="150" chart:overlap="100" chart:link-data-style-to-source="tru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bfbfbf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single" style:text-underline-style="solid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font-style="normal" style:font-style-asian="normal" style:font-style-complex="normal" style:text-underline-type="single" style:text-underline-style="solid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scatter" svg:height="216.0pt" svg:width="360.0pt" chart:style-name="Crt0">
        <chart:title chart:style-name="CT00">
          <text:p text:style-name="a0" text:class-names="" text:cond-style-name="">Título do Gráfico</text:p>
        </chart:title>
        <chart:plot-area svg:x="6.00007874015748pt" svg:y="36.59748031496063pt" svg:width="349.9999212598425pt" svg:height="179.4025196850394pt" chart:style-name="Plt0">
          <chart:axis chart:dimension="x" chart:name="primary-x" chart:style-name="Axs0">
            <chart:grid chart:class="major" chart:style-name="GMa0"/>
          </chart:axis>
          <chart:axis chart:dimension="y" chart:name="primary-y" chart:style-name="Axs1">
            <chart:grid chart:class="major" chart:style-name="GMa1"/>
          </chart:axis>
          <chart:series chart:values-cell-range-address="Limpo.$B$2:.$B$571" chart:class="chart:scatter" chart:attached-axis="primary-y" chart:style-name="G0S0">
            <chart:domain table:cell-range-address="Limpo.$A$2:.$A$571"/>
            <chart:data-point chart:repeated="570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